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20D3900018C00000230801CC80CE7C1B8BA22.pdf" manifest:media-type="application/pdf"/>
  <manifest:file-entry manifest:full-path="Pictures/100000010000003B0000003B775F03FCE21FF5ED.png" manifest:media-type="image/png"/>
  <manifest:file-entry manifest:full-path="Pictures/100000010000003B0000003B0FC77CA39A34A47E.png" manifest:media-type="image/png"/>
  <manifest:file-entry manifest:full-path="Pictures/1000000100000015000000151536ADAEE7FE3E79.png" manifest:media-type="image/png"/>
  <manifest:file-entry manifest:full-path="Pictures/100000010000001500000015AF7127CBC8D06831.png" manifest:media-type="image/png"/>
  <manifest:file-entry manifest:full-path="Pictures/10000001000003180000046155D6567E95240369.png" manifest:media-type="image/png"/>
  <manifest:file-entry manifest:full-path="Pictures/100000010000003B0000003BB054928F83E29374.png" manifest:media-type="image/png"/>
  <manifest:file-entry manifest:full-path="Pictures/100000010000003B0000003B3A378A2AAE3461F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2980ba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5f5f5"/>
    </style:style>
    <style:style style:name="gr7" style:family="graphic" style:parent-style-name="standard">
      <style:graphic-properties draw:stroke="none" draw:fill="solid" draw:fill-color="#d4d4d4"/>
    </style:style>
    <style:style style:name="gr8" style:family="graphic" style:parent-style-name="standard">
      <style:graphic-properties draw:stroke="none" draw:fill="solid" draw:fill-color="#33ccff"/>
    </style:style>
    <style:style style:name="gr9" style:family="graphic" style:parent-style-name="standard">
      <style:graphic-properties draw:stroke="none" draw:fill="solid" draw:fill-color="#e84c3d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2980ba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d4d4d4"/>
    </style:style>
    <style:style style:name="P9" style:family="paragraph">
      <loext:graphic-properties draw:fill="solid" draw:fill-color="#33ccff"/>
    </style:style>
    <style:style style:name="P10" style:family="paragraph">
      <loext:graphic-properties draw:fill="solid" draw:fill-color="#e84c3d"/>
    </style:style>
    <style:style style:name="P11" style:family="paragraph">
      <style:paragraph-properties fo:text-align="center"/>
    </style:style>
    <style:style style:name="T1" style:family="text">
      <style:text-properties fo:color="#000000" loext:opacity="100%" style:font-name="Helvetica" fo:font-size="16pt" style:font-size-asian="16pt" style:font-name-complex="Helvetica" style:font-size-complex="16pt"/>
    </style:style>
    <style:style style:name="T2" style:family="text">
      <style:text-properties fo:color="#ffffff" loext:opacity="100%" style:font-name="Helvetica" fo:font-size="10pt" fo:font-weight="bold" style:font-size-asian="10pt" style:font-name-complex="Helvetica" style:font-size-complex="10pt" style:font-weight-complex="bold"/>
    </style:style>
    <style:style style:name="T3" style:family="text">
      <style:text-properties fo:color="#505050" loext:opacity="100%" style:font-name="Helvetica" fo:font-size="10pt" style:font-size-asian="10pt" style:font-name-complex="Helvetic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2" draw:layer="layout" svg:width="1.998cm" svg:height="1.998cm" svg:x="6cm" svg:y="-0.001cm">
          <draw:image xlink:href="Pictures/100000010000003B0000003B3A378A2AAE3461F2.png" xlink:type="simple" xlink:show="embed" xlink:actuate="onLoad" draw:mime-type="image/png">
            <text:p/>
          </draw:image>
        </draw:frame>
        <draw:frame draw:style-name="gr2" draw:text-style-name="P2" draw:layer="layout" svg:width="0.698cm" svg:height="0.698cm" svg:x="8.5cm" svg:y="0.999cm">
          <draw:image xlink:href="Pictures/1000000100000015000000151536ADAEE7FE3E79.png" xlink:type="simple" xlink:show="embed" xlink:actuate="onLoad" draw:mime-type="image/png">
            <text:p/>
          </draw:image>
        </draw:frame>
        <draw:frame draw:style-name="gr2" draw:text-style-name="P2" draw:layer="layout" svg:width="0.698cm" svg:height="0.698cm" svg:x="10cm" svg:y="0.999cm">
          <draw:image xlink:href="Pictures/100000010000001500000015AF7127CBC8D06831.png" xlink:type="simple" xlink:show="embed" xlink:actuate="onLoad" draw:mime-type="image/png">
            <text:p/>
          </draw:image>
        </draw:frame>
        <draw:polygon draw:style-name="gr3" draw:text-style-name="P3" draw:layer="layout" svg:width="1.236cm" svg:height="0.759cm" svg:x="0.499cm" svg:y="2.5cm" svg:viewBox="0 0 1237 760" draw:points="0,0 1237,0 1237,760 0,760">
          <text:p/>
        </draw:polygon>
        <draw:polygon draw:style-name="gr3" draw:text-style-name="P3" draw:layer="layout" svg:width="1.036cm" svg:height="0.759cm" svg:x="1.734cm" svg:y="2.5cm" svg:viewBox="0 0 1037 760" draw:points="0,0 1037,0 1037,760 0,760">
          <text:p/>
        </draw:polygon>
        <draw:frame draw:style-name="gr4" draw:text-style-name="P5" draw:layer="layout" svg:width="3.541cm" svg:height="0.564cm" svg:x="0.998cm" svg:y="1.062cm">
          <draw:text-box>
            <text:p text:style-name="P4"><text:span text:style-name="T1">The Big Dawg</text:span></text:p>
          </draw:text-box>
        </draw:frame>
        <draw:polygon draw:style-name="gr3" draw:text-style-name="P3" draw:layer="layout" svg:width="1.036cm" svg:height="0.759cm" svg:x="2.77cm" svg:y="2.5cm" svg:viewBox="0 0 1037 760" draw:points="0,0 1037,0 1037,760 0,760">
          <text:p/>
        </draw:polygon>
        <draw:frame draw:style-name="gr5" draw:text-style-name="P6" draw:layer="layout" svg:width="0.861cm" svg:height="0.352cm" svg:x="0.688cm" svg:y="2.705cm">
          <draw:text-box>
            <text:p text:style-name="P4"><text:span text:style-name="T2">Wind</text:span></text:p>
          </draw:text-box>
        </draw:frame>
        <draw:polygon draw:style-name="gr3" draw:text-style-name="P3" draw:layer="layout" svg:width="1.038cm" svg:height="0.759cm" svg:x="3.804cm" svg:y="2.5cm" svg:viewBox="0 0 1039 760" draw:points="0,0 1039,0 1039,760 0,760">
          <text:p/>
        </draw:polygon>
        <draw:frame draw:style-name="gr5" draw:text-style-name="P6" draw:layer="layout" svg:width="0.607cm" svg:height="0.352cm" svg:x="1.951cm" svg:y="2.705cm">
          <draw:text-box>
            <text:p text:style-name="P4"><text:span text:style-name="T2">Min</text:span></text:p>
          </draw:text-box>
        </draw:frame>
        <draw:polygon draw:style-name="gr6" draw:text-style-name="P7" draw:layer="layout" svg:width="1.236cm" svg:height="0.759cm" svg:x="0.499cm" svg:y="3.258cm" svg:viewBox="0 0 1237 760" draw:points="0,0 1237,0 1237,760 0,760">
          <text:p/>
        </draw:polygon>
        <draw:frame draw:style-name="gr5" draw:text-style-name="P6" draw:layer="layout" svg:width="0.607cm" svg:height="0.352cm" svg:x="2.985cm" svg:y="2.705cm">
          <draw:text-box>
            <text:p text:style-name="P4"><text:span text:style-name="T2">Mid</text:span></text:p>
          </draw:text-box>
        </draw:frame>
        <draw:polygon draw:style-name="gr7" draw:text-style-name="P8" draw:layer="layout" svg:width="1.036cm" svg:height="0.759cm" svg:x="1.734cm" svg:y="3.258cm" svg:viewBox="0 0 1037 760" draw:points="0,0 1037,0 1037,760 0,760">
          <text:p/>
        </draw:polygon>
        <draw:frame draw:style-name="gr5" draw:text-style-name="P6" draw:layer="layout" svg:width="0.684cm" svg:height="0.352cm" svg:x="3.983cm" svg:y="2.705cm">
          <draw:text-box>
            <text:p text:style-name="P4"><text:span text:style-name="T2">Max</text:span></text:p>
          </draw:text-box>
        </draw:frame>
        <draw:polygon draw:style-name="gr8" draw:text-style-name="P9" draw:layer="layout" svg:width="1.036cm" svg:height="0.759cm" svg:x="2.77cm" svg:y="3.258cm" svg:viewBox="0 0 1037 760" draw:points="0,0 1037,0 1037,760 0,760">
          <text:p/>
        </draw:polygon>
        <draw:frame draw:style-name="gr5" draw:text-style-name="P6" draw:layer="layout" svg:width="0.489cm" svg:height="0.352cm" svg:x="0.875cm" svg:y="3.46cm">
          <draw:text-box>
            <text:p text:style-name="P4"><text:span text:style-name="T3">4.5</text:span></text:p>
          </draw:text-box>
        </draw:frame>
        <draw:polygon draw:style-name="gr9" draw:text-style-name="P10" draw:layer="layout" svg:width="1.038cm" svg:height="0.759cm" svg:x="3.804cm" svg:y="3.258cm" svg:viewBox="0 0 1039 760" draw:points="0,0 1039,0 1039,760 0,760">
          <text:p/>
        </draw:polygon>
        <draw:frame draw:style-name="gr5" draw:text-style-name="P6" draw:layer="layout" svg:width="0.489cm" svg:height="0.352cm" svg:x="2.011cm" svg:y="3.46cm">
          <draw:text-box>
            <text:p text:style-name="P4"><text:span text:style-name="T2">1.8</text:span></text:p>
          </draw:text-box>
        </draw:frame>
        <draw:polygon draw:style-name="gr1" draw:text-style-name="P1" draw:layer="layout" svg:width="1.236cm" svg:height="0.76cm" svg:x="0.499cm" svg:y="4.016cm" svg:viewBox="0 0 1237 761" draw:points="0,0 1237,0 1237,761 0,761">
          <text:p/>
        </draw:polygon>
        <draw:frame draw:style-name="gr5" draw:text-style-name="P6" draw:layer="layout" svg:width="0.489cm" svg:height="0.352cm" svg:x="3.044cm" svg:y="3.46cm">
          <draw:text-box>
            <text:p text:style-name="P4"><text:span text:style-name="T2">2.1</text:span></text:p>
          </draw:text-box>
        </draw:frame>
        <draw:polygon draw:style-name="gr7" draw:text-style-name="P8" draw:layer="layout" svg:width="1.036cm" svg:height="0.76cm" svg:x="1.734cm" svg:y="4.016cm" svg:viewBox="0 0 1037 761" draw:points="0,0 1037,0 1037,761 0,761">
          <text:p/>
        </draw:polygon>
        <draw:frame draw:style-name="gr5" draw:text-style-name="P6" draw:layer="layout" svg:width="0.489cm" svg:height="0.352cm" svg:x="4.082cm" svg:y="3.46cm">
          <draw:text-box>
            <text:p text:style-name="P4"><text:span text:style-name="T2">2.4</text:span></text:p>
          </draw:text-box>
        </draw:frame>
        <draw:polygon draw:style-name="gr8" draw:text-style-name="P9" draw:layer="layout" svg:width="1.036cm" svg:height="0.76cm" svg:x="2.77cm" svg:y="4.016cm" svg:viewBox="0 0 1037 761" draw:points="0,0 1037,0 1037,761 0,761">
          <text:p/>
        </draw:polygon>
        <draw:frame draw:style-name="gr5" draw:text-style-name="P6" draw:layer="layout" svg:width="0.489cm" svg:height="0.352cm" svg:x="0.875cm" svg:y="4.222cm">
          <draw:text-box>
            <text:p text:style-name="P4"><text:span text:style-name="T3">4.6</text:span></text:p>
          </draw:text-box>
        </draw:frame>
        <draw:polygon draw:style-name="gr9" draw:text-style-name="P10" draw:layer="layout" svg:width="1.038cm" svg:height="0.76cm" svg:x="3.804cm" svg:y="4.016cm" svg:viewBox="0 0 1039 761" draw:points="0,0 1039,0 1039,761 0,761">
          <text:p/>
        </draw:polygon>
        <draw:frame draw:style-name="gr5" draw:text-style-name="P6" draw:layer="layout" svg:width="0.489cm" svg:height="0.352cm" svg:x="2.011cm" svg:y="4.222cm">
          <draw:text-box>
            <text:p text:style-name="P4"><text:span text:style-name="T2">1.8</text:span></text:p>
          </draw:text-box>
        </draw:frame>
        <draw:polygon draw:style-name="gr6" draw:text-style-name="P7" draw:layer="layout" svg:width="1.236cm" svg:height="0.759cm" svg:x="0.499cm" svg:y="4.775cm" svg:viewBox="0 0 1237 760" draw:points="0,0 1237,0 1237,760 0,760">
          <text:p/>
        </draw:polygon>
        <draw:frame draw:style-name="gr5" draw:text-style-name="P6" draw:layer="layout" svg:width="0.489cm" svg:height="0.352cm" svg:x="3.044cm" svg:y="4.222cm">
          <draw:text-box>
            <text:p text:style-name="P4"><text:span text:style-name="T2">2.1</text:span></text:p>
          </draw:text-box>
        </draw:frame>
        <draw:polygon draw:style-name="gr7" draw:text-style-name="P8" draw:layer="layout" svg:width="1.036cm" svg:height="0.759cm" svg:x="1.734cm" svg:y="4.775cm" svg:viewBox="0 0 1037 760" draw:points="0,0 1037,0 1037,760 0,760">
          <text:p/>
        </draw:polygon>
        <draw:frame draw:style-name="gr5" draw:text-style-name="P6" draw:layer="layout" svg:width="0.489cm" svg:height="0.352cm" svg:x="4.082cm" svg:y="4.222cm">
          <draw:text-box>
            <text:p text:style-name="P4"><text:span text:style-name="T2">2.4</text:span></text:p>
          </draw:text-box>
        </draw:frame>
        <draw:polygon draw:style-name="gr8" draw:text-style-name="P9" draw:layer="layout" svg:width="1.036cm" svg:height="0.759cm" svg:x="2.77cm" svg:y="4.775cm" svg:viewBox="0 0 1037 760" draw:points="0,0 1037,0 1037,760 0,760">
          <text:p/>
        </draw:polygon>
        <draw:frame draw:style-name="gr5" draw:text-style-name="P6" draw:layer="layout" svg:width="0.489cm" svg:height="0.352cm" svg:x="0.875cm" svg:y="4.977cm">
          <draw:text-box>
            <text:p text:style-name="P4"><text:span text:style-name="T3">4.7</text:span></text:p>
          </draw:text-box>
        </draw:frame>
        <draw:polygon draw:style-name="gr9" draw:text-style-name="P10" draw:layer="layout" svg:width="1.038cm" svg:height="0.759cm" svg:x="3.804cm" svg:y="4.775cm" svg:viewBox="0 0 1039 760" draw:points="0,0 1039,0 1039,760 0,760">
          <text:p/>
        </draw:polygon>
        <draw:frame draw:style-name="gr5" draw:text-style-name="P6" draw:layer="layout" svg:width="0.489cm" svg:height="0.352cm" svg:x="2.011cm" svg:y="4.977cm">
          <draw:text-box>
            <text:p text:style-name="P4"><text:span text:style-name="T2">1.9</text:span></text:p>
          </draw:text-box>
        </draw:frame>
        <draw:polygon draw:style-name="gr1" draw:text-style-name="P1" draw:layer="layout" svg:width="1.236cm" svg:height="0.76cm" svg:x="0.499cm" svg:y="5.533cm" svg:viewBox="0 0 1237 761" draw:points="0,0 1237,0 1237,761 0,761">
          <text:p/>
        </draw:polygon>
        <draw:frame draw:style-name="gr5" draw:text-style-name="P6" draw:layer="layout" svg:width="0.489cm" svg:height="0.352cm" svg:x="3.044cm" svg:y="4.977cm">
          <draw:text-box>
            <text:p text:style-name="P4"><text:span text:style-name="T2">2.2</text:span></text:p>
          </draw:text-box>
        </draw:frame>
        <draw:polygon draw:style-name="gr7" draw:text-style-name="P8" draw:layer="layout" svg:width="1.036cm" svg:height="0.76cm" svg:x="1.734cm" svg:y="5.533cm" svg:viewBox="0 0 1037 761" draw:points="0,0 1037,0 1037,761 0,761">
          <text:p/>
        </draw:polygon>
        <draw:frame draw:style-name="gr5" draw:text-style-name="P6" draw:layer="layout" svg:width="0.489cm" svg:height="0.352cm" svg:x="4.082cm" svg:y="4.977cm">
          <draw:text-box>
            <text:p text:style-name="P4"><text:span text:style-name="T2">2.5</text:span></text:p>
          </draw:text-box>
        </draw:frame>
        <draw:polygon draw:style-name="gr8" draw:text-style-name="P9" draw:layer="layout" svg:width="1.036cm" svg:height="0.76cm" svg:x="2.77cm" svg:y="5.533cm" svg:viewBox="0 0 1037 761" draw:points="0,0 1037,0 1037,761 0,761">
          <text:p/>
        </draw:polygon>
        <draw:frame draw:style-name="gr5" draw:text-style-name="P6" draw:layer="layout" svg:width="0.489cm" svg:height="0.352cm" svg:x="0.875cm" svg:y="5.739cm">
          <draw:text-box>
            <text:p text:style-name="P4"><text:span text:style-name="T3">4.8</text:span></text:p>
          </draw:text-box>
        </draw:frame>
        <draw:polygon draw:style-name="gr9" draw:text-style-name="P10" draw:layer="layout" svg:width="1.038cm" svg:height="0.76cm" svg:x="3.804cm" svg:y="5.533cm" svg:viewBox="0 0 1039 761" draw:points="0,0 1039,0 1039,761 0,761">
          <text:p/>
        </draw:polygon>
        <draw:frame draw:style-name="gr5" draw:text-style-name="P6" draw:layer="layout" svg:width="0.489cm" svg:height="0.352cm" svg:x="2.011cm" svg:y="5.739cm">
          <draw:text-box>
            <text:p text:style-name="P4"><text:span text:style-name="T2">1.9</text:span></text:p>
          </draw:text-box>
        </draw:frame>
        <draw:polygon draw:style-name="gr6" draw:text-style-name="P7" draw:layer="layout" svg:width="1.236cm" svg:height="0.759cm" svg:x="0.499cm" svg:y="6.292cm" svg:viewBox="0 0 1237 760" draw:points="0,0 1237,0 1237,760 0,760">
          <text:p/>
        </draw:polygon>
        <draw:frame draw:style-name="gr5" draw:text-style-name="P6" draw:layer="layout" svg:width="0.489cm" svg:height="0.352cm" svg:x="3.044cm" svg:y="5.739cm">
          <draw:text-box>
            <text:p text:style-name="P4"><text:span text:style-name="T2">2.2</text:span></text:p>
          </draw:text-box>
        </draw:frame>
        <draw:polygon draw:style-name="gr7" draw:text-style-name="P8" draw:layer="layout" svg:width="1.036cm" svg:height="0.759cm" svg:x="1.734cm" svg:y="6.292cm" svg:viewBox="0 0 1037 760" draw:points="0,0 1037,0 1037,760 0,760">
          <text:p/>
        </draw:polygon>
        <draw:frame draw:style-name="gr5" draw:text-style-name="P6" draw:layer="layout" svg:width="0.489cm" svg:height="0.352cm" svg:x="4.082cm" svg:y="5.739cm">
          <draw:text-box>
            <text:p text:style-name="P4"><text:span text:style-name="T2">2.5</text:span></text:p>
          </draw:text-box>
        </draw:frame>
        <draw:polygon draw:style-name="gr8" draw:text-style-name="P9" draw:layer="layout" svg:width="1.036cm" svg:height="0.759cm" svg:x="2.77cm" svg:y="6.292cm" svg:viewBox="0 0 1037 760" draw:points="0,0 1037,0 1037,760 0,760">
          <text:p/>
        </draw:polygon>
        <draw:frame draw:style-name="gr5" draw:text-style-name="P6" draw:layer="layout" svg:width="0.489cm" svg:height="0.352cm" svg:x="0.875cm" svg:y="6.494cm">
          <draw:text-box>
            <text:p text:style-name="P4"><text:span text:style-name="T3">4.9</text:span></text:p>
          </draw:text-box>
        </draw:frame>
        <draw:polygon draw:style-name="gr9" draw:text-style-name="P10" draw:layer="layout" svg:width="1.038cm" svg:height="0.759cm" svg:x="3.804cm" svg:y="6.292cm" svg:viewBox="0 0 1039 760" draw:points="0,0 1039,0 1039,760 0,760">
          <text:p/>
        </draw:polygon>
        <draw:frame draw:style-name="gr5" draw:text-style-name="P6" draw:layer="layout" svg:width="0.489cm" svg:height="0.352cm" svg:x="2.011cm" svg:y="6.494cm">
          <draw:text-box>
            <text:p text:style-name="P4"><text:span text:style-name="T2">1.9</text:span></text:p>
          </draw:text-box>
        </draw:frame>
        <draw:polygon draw:style-name="gr1" draw:text-style-name="P1" draw:layer="layout" svg:width="1.236cm" svg:height="0.76cm" svg:x="0.499cm" svg:y="7.05cm" svg:viewBox="0 0 1237 761" draw:points="0,0 1237,0 1237,761 0,761">
          <text:p/>
        </draw:polygon>
        <draw:frame draw:style-name="gr5" draw:text-style-name="P6" draw:layer="layout" svg:width="0.489cm" svg:height="0.352cm" svg:x="3.044cm" svg:y="6.494cm">
          <draw:text-box>
            <text:p text:style-name="P4"><text:span text:style-name="T2">2.3</text:span></text:p>
          </draw:text-box>
        </draw:frame>
        <draw:polygon draw:style-name="gr7" draw:text-style-name="P8" draw:layer="layout" svg:width="1.036cm" svg:height="0.76cm" svg:x="1.734cm" svg:y="7.05cm" svg:viewBox="0 0 1037 761" draw:points="0,0 1037,0 1037,761 0,761">
          <text:p/>
        </draw:polygon>
        <draw:frame draw:style-name="gr5" draw:text-style-name="P6" draw:layer="layout" svg:width="0.489cm" svg:height="0.352cm" svg:x="4.082cm" svg:y="6.494cm">
          <draw:text-box>
            <text:p text:style-name="P4"><text:span text:style-name="T2">2.6</text:span></text:p>
          </draw:text-box>
        </draw:frame>
        <draw:polygon draw:style-name="gr8" draw:text-style-name="P9" draw:layer="layout" svg:width="1.036cm" svg:height="0.76cm" svg:x="2.77cm" svg:y="7.05cm" svg:viewBox="0 0 1037 761" draw:points="0,0 1037,0 1037,761 0,761">
          <text:p/>
        </draw:polygon>
        <draw:frame draw:style-name="gr5" draw:text-style-name="P6" draw:layer="layout" svg:width="0.489cm" svg:height="0.352cm" svg:x="0.875cm" svg:y="7.253cm">
          <draw:text-box>
            <text:p text:style-name="P4"><text:span text:style-name="T3">5.0</text:span></text:p>
          </draw:text-box>
        </draw:frame>
        <draw:polygon draw:style-name="gr9" draw:text-style-name="P10" draw:layer="layout" svg:width="1.038cm" svg:height="0.76cm" svg:x="3.804cm" svg:y="7.05cm" svg:viewBox="0 0 1039 761" draw:points="0,0 1039,0 1039,761 0,761">
          <text:p/>
        </draw:polygon>
        <draw:frame draw:style-name="gr5" draw:text-style-name="P6" draw:layer="layout" svg:width="0.489cm" svg:height="0.352cm" svg:x="2.011cm" svg:y="7.253cm">
          <draw:text-box>
            <text:p text:style-name="P4"><text:span text:style-name="T2">2.0</text:span></text:p>
          </draw:text-box>
        </draw:frame>
        <draw:polygon draw:style-name="gr6" draw:text-style-name="P7" draw:layer="layout" svg:width="1.236cm" svg:height="0.759cm" svg:x="0.499cm" svg:y="7.809cm" svg:viewBox="0 0 1237 760" draw:points="0,0 1237,0 1237,760 0,760">
          <text:p/>
        </draw:polygon>
        <draw:frame draw:style-name="gr5" draw:text-style-name="P6" draw:layer="layout" svg:width="0.489cm" svg:height="0.352cm" svg:x="3.044cm" svg:y="7.253cm">
          <draw:text-box>
            <text:p text:style-name="P4"><text:span text:style-name="T2">2.3</text:span></text:p>
          </draw:text-box>
        </draw:frame>
        <draw:polygon draw:style-name="gr7" draw:text-style-name="P8" draw:layer="layout" svg:width="1.036cm" svg:height="0.759cm" svg:x="1.734cm" svg:y="7.809cm" svg:viewBox="0 0 1037 760" draw:points="0,0 1037,0 1037,760 0,760">
          <text:p/>
        </draw:polygon>
        <draw:frame draw:style-name="gr5" draw:text-style-name="P6" draw:layer="layout" svg:width="0.489cm" svg:height="0.352cm" svg:x="4.082cm" svg:y="7.253cm">
          <draw:text-box>
            <text:p text:style-name="P4"><text:span text:style-name="T2">2.6</text:span></text:p>
          </draw:text-box>
        </draw:frame>
        <draw:polygon draw:style-name="gr8" draw:text-style-name="P9" draw:layer="layout" svg:width="1.036cm" svg:height="0.759cm" svg:x="2.77cm" svg:y="7.809cm" svg:viewBox="0 0 1037 760" draw:points="0,0 1037,0 1037,760 0,760">
          <text:p/>
        </draw:polygon>
        <draw:frame draw:style-name="gr5" draw:text-style-name="P6" draw:layer="layout" svg:width="0.489cm" svg:height="0.352cm" svg:x="0.875cm" svg:y="8.015cm">
          <draw:text-box>
            <text:p text:style-name="P4"><text:span text:style-name="T3">5.1</text:span></text:p>
          </draw:text-box>
        </draw:frame>
        <draw:polygon draw:style-name="gr9" draw:text-style-name="P10" draw:layer="layout" svg:width="1.038cm" svg:height="0.759cm" svg:x="3.804cm" svg:y="7.809cm" svg:viewBox="0 0 1039 760" draw:points="0,0 1039,0 1039,760 0,760">
          <text:p/>
        </draw:polygon>
        <draw:frame draw:style-name="gr5" draw:text-style-name="P6" draw:layer="layout" svg:width="0.489cm" svg:height="0.352cm" svg:x="2.011cm" svg:y="8.015cm">
          <draw:text-box>
            <text:p text:style-name="P4"><text:span text:style-name="T2">2.0</text:span></text:p>
          </draw:text-box>
        </draw:frame>
        <draw:polygon draw:style-name="gr1" draw:text-style-name="P1" draw:layer="layout" svg:width="1.236cm" svg:height="0.76cm" svg:x="0.499cm" svg:y="8.567cm" svg:viewBox="0 0 1237 761" draw:points="0,0 1237,0 1237,761 0,761">
          <text:p/>
        </draw:polygon>
        <draw:frame draw:style-name="gr5" draw:text-style-name="P6" draw:layer="layout" svg:width="0.489cm" svg:height="0.352cm" svg:x="3.044cm" svg:y="8.015cm">
          <draw:text-box>
            <text:p text:style-name="P4"><text:span text:style-name="T2">2.3</text:span></text:p>
          </draw:text-box>
        </draw:frame>
        <draw:polygon draw:style-name="gr7" draw:text-style-name="P8" draw:layer="layout" svg:width="1.036cm" svg:height="0.76cm" svg:x="1.734cm" svg:y="8.567cm" svg:viewBox="0 0 1037 761" draw:points="0,0 1037,0 1037,761 0,761">
          <text:p/>
        </draw:polygon>
        <draw:frame draw:style-name="gr5" draw:text-style-name="P6" draw:layer="layout" svg:width="0.489cm" svg:height="0.352cm" svg:x="4.082cm" svg:y="8.015cm">
          <draw:text-box>
            <text:p text:style-name="P4"><text:span text:style-name="T2">2.7</text:span></text:p>
          </draw:text-box>
        </draw:frame>
        <draw:polygon draw:style-name="gr8" draw:text-style-name="P9" draw:layer="layout" svg:width="1.036cm" svg:height="0.76cm" svg:x="2.77cm" svg:y="8.567cm" svg:viewBox="0 0 1037 761" draw:points="0,0 1037,0 1037,761 0,761">
          <text:p/>
        </draw:polygon>
        <draw:frame draw:style-name="gr5" draw:text-style-name="P6" draw:layer="layout" svg:width="0.489cm" svg:height="0.352cm" svg:x="0.875cm" svg:y="8.77cm">
          <draw:text-box>
            <text:p text:style-name="P4"><text:span text:style-name="T3">5.2</text:span></text:p>
          </draw:text-box>
        </draw:frame>
        <draw:polygon draw:style-name="gr9" draw:text-style-name="P10" draw:layer="layout" svg:width="1.038cm" svg:height="0.76cm" svg:x="3.804cm" svg:y="8.567cm" svg:viewBox="0 0 1039 761" draw:points="0,0 1039,0 1039,761 0,761">
          <text:p/>
        </draw:polygon>
        <draw:frame draw:style-name="gr5" draw:text-style-name="P6" draw:layer="layout" svg:width="0.489cm" svg:height="0.352cm" svg:x="2.011cm" svg:y="8.77cm">
          <draw:text-box>
            <text:p text:style-name="P4"><text:span text:style-name="T2">2.0</text:span></text:p>
          </draw:text-box>
        </draw:frame>
        <draw:polygon draw:style-name="gr6" draw:text-style-name="P7" draw:layer="layout" svg:width="1.236cm" svg:height="0.759cm" svg:x="0.499cm" svg:y="9.326cm" svg:viewBox="0 0 1237 760" draw:points="0,0 1237,0 1237,760 0,760">
          <text:p/>
        </draw:polygon>
        <draw:frame draw:style-name="gr5" draw:text-style-name="P6" draw:layer="layout" svg:width="0.489cm" svg:height="0.352cm" svg:x="3.044cm" svg:y="8.77cm">
          <draw:text-box>
            <text:p text:style-name="P4"><text:span text:style-name="T2">2.4</text:span></text:p>
          </draw:text-box>
        </draw:frame>
        <draw:polygon draw:style-name="gr7" draw:text-style-name="P8" draw:layer="layout" svg:width="1.036cm" svg:height="0.759cm" svg:x="1.734cm" svg:y="9.326cm" svg:viewBox="0 0 1037 760" draw:points="0,0 1037,0 1037,760 0,760">
          <text:p/>
        </draw:polygon>
        <draw:frame draw:style-name="gr5" draw:text-style-name="P6" draw:layer="layout" svg:width="0.489cm" svg:height="0.352cm" svg:x="4.082cm" svg:y="8.77cm">
          <draw:text-box>
            <text:p text:style-name="P4"><text:span text:style-name="T2">2.7</text:span></text:p>
          </draw:text-box>
        </draw:frame>
        <draw:polygon draw:style-name="gr8" draw:text-style-name="P9" draw:layer="layout" svg:width="1.036cm" svg:height="0.759cm" svg:x="2.77cm" svg:y="9.326cm" svg:viewBox="0 0 1037 760" draw:points="0,0 1037,0 1037,760 0,760">
          <text:p/>
        </draw:polygon>
        <draw:frame draw:style-name="gr5" draw:text-style-name="P6" draw:layer="layout" svg:width="0.489cm" svg:height="0.352cm" svg:x="0.875cm" svg:y="9.532cm">
          <draw:text-box>
            <text:p text:style-name="P4"><text:span text:style-name="T3">5.3</text:span></text:p>
          </draw:text-box>
        </draw:frame>
        <draw:polygon draw:style-name="gr9" draw:text-style-name="P10" draw:layer="layout" svg:width="1.038cm" svg:height="0.759cm" svg:x="3.804cm" svg:y="9.326cm" svg:viewBox="0 0 1039 760" draw:points="0,0 1039,0 1039,760 0,760">
          <text:p/>
        </draw:polygon>
        <draw:frame draw:style-name="gr5" draw:text-style-name="P6" draw:layer="layout" svg:width="0.489cm" svg:height="0.352cm" svg:x="2.011cm" svg:y="9.532cm">
          <draw:text-box>
            <text:p text:style-name="P4"><text:span text:style-name="T2">2.1</text:span></text:p>
          </draw:text-box>
        </draw:frame>
        <draw:polygon draw:style-name="gr1" draw:text-style-name="P1" draw:layer="layout" svg:width="1.236cm" svg:height="0.76cm" svg:x="0.499cm" svg:y="10.084cm" svg:viewBox="0 0 1237 761" draw:points="0,0 1237,0 1237,761 0,761">
          <text:p/>
        </draw:polygon>
        <draw:frame draw:style-name="gr5" draw:text-style-name="P6" draw:layer="layout" svg:width="0.489cm" svg:height="0.352cm" svg:x="3.044cm" svg:y="9.532cm">
          <draw:text-box>
            <text:p text:style-name="P4"><text:span text:style-name="T2">2.4</text:span></text:p>
          </draw:text-box>
        </draw:frame>
        <draw:polygon draw:style-name="gr7" draw:text-style-name="P8" draw:layer="layout" svg:width="1.036cm" svg:height="0.76cm" svg:x="1.734cm" svg:y="10.084cm" svg:viewBox="0 0 1037 761" draw:points="0,0 1037,0 1037,761 0,761">
          <text:p/>
        </draw:polygon>
        <draw:frame draw:style-name="gr5" draw:text-style-name="P6" draw:layer="layout" svg:width="0.489cm" svg:height="0.352cm" svg:x="4.082cm" svg:y="9.532cm">
          <draw:text-box>
            <text:p text:style-name="P4"><text:span text:style-name="T2">2.8</text:span></text:p>
          </draw:text-box>
        </draw:frame>
        <draw:polygon draw:style-name="gr8" draw:text-style-name="P9" draw:layer="layout" svg:width="1.036cm" svg:height="0.76cm" svg:x="2.77cm" svg:y="10.084cm" svg:viewBox="0 0 1037 761" draw:points="0,0 1037,0 1037,761 0,761">
          <text:p/>
        </draw:polygon>
        <draw:frame draw:style-name="gr5" draw:text-style-name="P6" draw:layer="layout" svg:width="0.489cm" svg:height="0.352cm" svg:x="0.875cm" svg:y="10.287cm">
          <draw:text-box>
            <text:p text:style-name="P4"><text:span text:style-name="T3">5.4</text:span></text:p>
          </draw:text-box>
        </draw:frame>
        <draw:polygon draw:style-name="gr9" draw:text-style-name="P10" draw:layer="layout" svg:width="1.038cm" svg:height="0.76cm" svg:x="3.804cm" svg:y="10.084cm" svg:viewBox="0 0 1039 761" draw:points="0,0 1039,0 1039,761 0,761">
          <text:p/>
        </draw:polygon>
        <draw:frame draw:style-name="gr5" draw:text-style-name="P6" draw:layer="layout" svg:width="0.489cm" svg:height="0.352cm" svg:x="2.011cm" svg:y="10.287cm">
          <draw:text-box>
            <text:p text:style-name="P4"><text:span text:style-name="T2">2.1</text:span></text:p>
          </draw:text-box>
        </draw:frame>
        <draw:polygon draw:style-name="gr6" draw:text-style-name="P7" draw:layer="layout" svg:width="1.236cm" svg:height="0.759cm" svg:x="0.499cm" svg:y="10.843cm" svg:viewBox="0 0 1237 760" draw:points="0,0 1237,0 1237,760 0,760">
          <text:p/>
        </draw:polygon>
        <draw:frame draw:style-name="gr5" draw:text-style-name="P6" draw:layer="layout" svg:width="0.489cm" svg:height="0.352cm" svg:x="3.044cm" svg:y="10.287cm">
          <draw:text-box>
            <text:p text:style-name="P4"><text:span text:style-name="T2">2.5</text:span></text:p>
          </draw:text-box>
        </draw:frame>
        <draw:polygon draw:style-name="gr7" draw:text-style-name="P8" draw:layer="layout" svg:width="1.036cm" svg:height="0.759cm" svg:x="1.734cm" svg:y="10.843cm" svg:viewBox="0 0 1037 760" draw:points="0,0 1037,0 1037,760 0,760">
          <text:p/>
        </draw:polygon>
        <draw:frame draw:style-name="gr5" draw:text-style-name="P6" draw:layer="layout" svg:width="0.489cm" svg:height="0.352cm" svg:x="4.082cm" svg:y="10.287cm">
          <draw:text-box>
            <text:p text:style-name="P4"><text:span text:style-name="T2">2.8</text:span></text:p>
          </draw:text-box>
        </draw:frame>
        <draw:polygon draw:style-name="gr8" draw:text-style-name="P9" draw:layer="layout" svg:width="1.036cm" svg:height="0.759cm" svg:x="2.77cm" svg:y="10.843cm" svg:viewBox="0 0 1037 760" draw:points="0,0 1037,0 1037,760 0,760">
          <text:p/>
        </draw:polygon>
        <draw:frame draw:style-name="gr5" draw:text-style-name="P6" draw:layer="layout" svg:width="0.489cm" svg:height="0.352cm" svg:x="0.875cm" svg:y="11.049cm">
          <draw:text-box>
            <text:p text:style-name="P4"><text:span text:style-name="T3">5.5</text:span></text:p>
          </draw:text-box>
        </draw:frame>
        <draw:polygon draw:style-name="gr9" draw:text-style-name="P10" draw:layer="layout" svg:width="1.038cm" svg:height="0.759cm" svg:x="3.804cm" svg:y="10.843cm" svg:viewBox="0 0 1039 760" draw:points="0,0 1039,0 1039,760 0,760">
          <text:p/>
        </draw:polygon>
        <draw:frame draw:style-name="gr5" draw:text-style-name="P6" draw:layer="layout" svg:width="0.489cm" svg:height="0.352cm" svg:x="2.011cm" svg:y="11.049cm">
          <draw:text-box>
            <text:p text:style-name="P4"><text:span text:style-name="T2">2.2</text:span></text:p>
          </draw:text-box>
        </draw:frame>
        <draw:polygon draw:style-name="gr1" draw:text-style-name="P1" draw:layer="layout" svg:width="1.236cm" svg:height="0.76cm" svg:x="0.499cm" svg:y="11.601cm" svg:viewBox="0 0 1237 761" draw:points="0,0 1237,0 1237,761 0,761">
          <text:p/>
        </draw:polygon>
        <draw:frame draw:style-name="gr5" draw:text-style-name="P6" draw:layer="layout" svg:width="0.489cm" svg:height="0.352cm" svg:x="3.044cm" svg:y="11.049cm">
          <draw:text-box>
            <text:p text:style-name="P4"><text:span text:style-name="T2">2.5</text:span></text:p>
          </draw:text-box>
        </draw:frame>
        <draw:polygon draw:style-name="gr7" draw:text-style-name="P8" draw:layer="layout" svg:width="1.036cm" svg:height="0.76cm" svg:x="1.734cm" svg:y="11.601cm" svg:viewBox="0 0 1037 761" draw:points="0,0 1037,0 1037,761 0,761">
          <text:p/>
        </draw:polygon>
        <draw:frame draw:style-name="gr5" draw:text-style-name="P6" draw:layer="layout" svg:width="0.489cm" svg:height="0.352cm" svg:x="4.082cm" svg:y="11.049cm">
          <draw:text-box>
            <text:p text:style-name="P4"><text:span text:style-name="T2">2.9</text:span></text:p>
          </draw:text-box>
        </draw:frame>
        <draw:polygon draw:style-name="gr8" draw:text-style-name="P9" draw:layer="layout" svg:width="1.036cm" svg:height="0.76cm" svg:x="2.77cm" svg:y="11.601cm" svg:viewBox="0 0 1037 761" draw:points="0,0 1037,0 1037,761 0,761">
          <text:p/>
        </draw:polygon>
        <draw:frame draw:style-name="gr5" draw:text-style-name="P6" draw:layer="layout" svg:width="0.489cm" svg:height="0.352cm" svg:x="0.875cm" svg:y="11.804cm">
          <draw:text-box>
            <text:p text:style-name="P4"><text:span text:style-name="T3">5.6</text:span></text:p>
          </draw:text-box>
        </draw:frame>
        <draw:polygon draw:style-name="gr9" draw:text-style-name="P10" draw:layer="layout" svg:width="1.038cm" svg:height="0.76cm" svg:x="3.804cm" svg:y="11.601cm" svg:viewBox="0 0 1039 761" draw:points="0,0 1039,0 1039,761 0,761">
          <text:p/>
        </draw:polygon>
        <draw:frame draw:style-name="gr5" draw:text-style-name="P6" draw:layer="layout" svg:width="0.489cm" svg:height="0.352cm" svg:x="2.011cm" svg:y="11.804cm">
          <draw:text-box>
            <text:p text:style-name="P4"><text:span text:style-name="T2">2.2</text:span></text:p>
          </draw:text-box>
        </draw:frame>
        <draw:polygon draw:style-name="gr6" draw:text-style-name="P7" draw:layer="layout" svg:width="1.236cm" svg:height="0.759cm" svg:x="0.499cm" svg:y="12.36cm" svg:viewBox="0 0 1237 760" draw:points="0,0 1237,0 1237,760 0,760">
          <text:p/>
        </draw:polygon>
        <draw:frame draw:style-name="gr5" draw:text-style-name="P6" draw:layer="layout" svg:width="0.489cm" svg:height="0.352cm" svg:x="3.044cm" svg:y="11.804cm">
          <draw:text-box>
            <text:p text:style-name="P4"><text:span text:style-name="T2">2.6</text:span></text:p>
          </draw:text-box>
        </draw:frame>
        <draw:polygon draw:style-name="gr7" draw:text-style-name="P8" draw:layer="layout" svg:width="1.036cm" svg:height="0.759cm" svg:x="1.734cm" svg:y="12.36cm" svg:viewBox="0 0 1037 760" draw:points="0,0 1037,0 1037,760 0,760">
          <text:p/>
        </draw:polygon>
        <draw:frame draw:style-name="gr5" draw:text-style-name="P6" draw:layer="layout" svg:width="0.489cm" svg:height="0.352cm" svg:x="4.082cm" svg:y="11.804cm">
          <draw:text-box>
            <text:p text:style-name="P4"><text:span text:style-name="T2">2.9</text:span></text:p>
          </draw:text-box>
        </draw:frame>
        <draw:polygon draw:style-name="gr8" draw:text-style-name="P9" draw:layer="layout" svg:width="1.036cm" svg:height="0.759cm" svg:x="2.77cm" svg:y="12.36cm" svg:viewBox="0 0 1037 760" draw:points="0,0 1037,0 1037,760 0,760">
          <text:p/>
        </draw:polygon>
        <draw:frame draw:style-name="gr5" draw:text-style-name="P6" draw:layer="layout" svg:width="0.489cm" svg:height="0.352cm" svg:x="0.875cm" svg:y="12.566cm">
          <draw:text-box>
            <text:p text:style-name="P4"><text:span text:style-name="T3">5.7</text:span></text:p>
          </draw:text-box>
        </draw:frame>
        <draw:polygon draw:style-name="gr9" draw:text-style-name="P10" draw:layer="layout" svg:width="1.038cm" svg:height="0.759cm" svg:x="3.804cm" svg:y="12.36cm" svg:viewBox="0 0 1039 760" draw:points="0,0 1039,0 1039,760 0,760">
          <text:p/>
        </draw:polygon>
        <draw:frame draw:style-name="gr5" draw:text-style-name="P6" draw:layer="layout" svg:width="0.489cm" svg:height="0.352cm" svg:x="2.011cm" svg:y="12.566cm">
          <draw:text-box>
            <text:p text:style-name="P4"><text:span text:style-name="T2">2.2</text:span></text:p>
          </draw:text-box>
        </draw:frame>
        <draw:polygon draw:style-name="gr1" draw:text-style-name="P1" draw:layer="layout" svg:width="1.236cm" svg:height="0.76cm" svg:x="0.499cm" svg:y="13.118cm" svg:viewBox="0 0 1237 761" draw:points="0,0 1237,0 1237,761 0,761">
          <text:p/>
        </draw:polygon>
        <draw:frame draw:style-name="gr5" draw:text-style-name="P6" draw:layer="layout" svg:width="0.489cm" svg:height="0.352cm" svg:x="3.044cm" svg:y="12.566cm">
          <draw:text-box>
            <text:p text:style-name="P4"><text:span text:style-name="T2">2.6</text:span></text:p>
          </draw:text-box>
        </draw:frame>
        <draw:polygon draw:style-name="gr7" draw:text-style-name="P8" draw:layer="layout" svg:width="1.036cm" svg:height="0.76cm" svg:x="1.734cm" svg:y="13.118cm" svg:viewBox="0 0 1037 761" draw:points="0,0 1037,0 1037,761 0,761">
          <text:p/>
        </draw:polygon>
        <draw:frame draw:style-name="gr5" draw:text-style-name="P6" draw:layer="layout" svg:width="0.489cm" svg:height="0.352cm" svg:x="4.082cm" svg:y="12.566cm">
          <draw:text-box>
            <text:p text:style-name="P4"><text:span text:style-name="T2">3.0</text:span></text:p>
          </draw:text-box>
        </draw:frame>
        <draw:polygon draw:style-name="gr8" draw:text-style-name="P9" draw:layer="layout" svg:width="1.036cm" svg:height="0.76cm" svg:x="2.77cm" svg:y="13.118cm" svg:viewBox="0 0 1037 761" draw:points="0,0 1037,0 1037,761 0,761">
          <text:p/>
        </draw:polygon>
        <draw:frame draw:style-name="gr5" draw:text-style-name="P6" draw:layer="layout" svg:width="0.489cm" svg:height="0.352cm" svg:x="0.875cm" svg:y="13.321cm">
          <draw:text-box>
            <text:p text:style-name="P4"><text:span text:style-name="T3">5.8</text:span></text:p>
          </draw:text-box>
        </draw:frame>
        <draw:polygon draw:style-name="gr9" draw:text-style-name="P10" draw:layer="layout" svg:width="1.038cm" svg:height="0.76cm" svg:x="3.804cm" svg:y="13.118cm" svg:viewBox="0 0 1039 761" draw:points="0,0 1039,0 1039,761 0,761">
          <text:p/>
        </draw:polygon>
        <draw:frame draw:style-name="gr5" draw:text-style-name="P6" draw:layer="layout" svg:width="0.489cm" svg:height="0.352cm" svg:x="2.011cm" svg:y="13.321cm">
          <draw:text-box>
            <text:p text:style-name="P4"><text:span text:style-name="T2">2.3</text:span></text:p>
          </draw:text-box>
        </draw:frame>
        <draw:polygon draw:style-name="gr6" draw:text-style-name="P7" draw:layer="layout" svg:width="1.236cm" svg:height="0.759cm" svg:x="0.499cm" svg:y="13.877cm" svg:viewBox="0 0 1237 760" draw:points="0,0 1237,0 1237,760 0,760">
          <text:p/>
        </draw:polygon>
        <draw:frame draw:style-name="gr5" draw:text-style-name="P6" draw:layer="layout" svg:width="0.489cm" svg:height="0.352cm" svg:x="3.044cm" svg:y="13.321cm">
          <draw:text-box>
            <text:p text:style-name="P4"><text:span text:style-name="T2">2.7</text:span></text:p>
          </draw:text-box>
        </draw:frame>
        <draw:polygon draw:style-name="gr7" draw:text-style-name="P8" draw:layer="layout" svg:width="1.036cm" svg:height="0.759cm" svg:x="1.734cm" svg:y="13.877cm" svg:viewBox="0 0 1037 760" draw:points="0,0 1037,0 1037,760 0,760">
          <text:p/>
        </draw:polygon>
        <draw:frame draw:style-name="gr5" draw:text-style-name="P6" draw:layer="layout" svg:width="0.489cm" svg:height="0.352cm" svg:x="4.082cm" svg:y="13.321cm">
          <draw:text-box>
            <text:p text:style-name="P4"><text:span text:style-name="T2">3.0</text:span></text:p>
          </draw:text-box>
        </draw:frame>
        <draw:polygon draw:style-name="gr8" draw:text-style-name="P9" draw:layer="layout" svg:width="1.036cm" svg:height="0.759cm" svg:x="2.77cm" svg:y="13.877cm" svg:viewBox="0 0 1037 760" draw:points="0,0 1037,0 1037,760 0,760">
          <text:p/>
        </draw:polygon>
        <draw:frame draw:style-name="gr5" draw:text-style-name="P6" draw:layer="layout" svg:width="0.489cm" svg:height="0.352cm" svg:x="0.875cm" svg:y="14.083cm">
          <draw:text-box>
            <text:p text:style-name="P4"><text:span text:style-name="T3">5.9</text:span></text:p>
          </draw:text-box>
        </draw:frame>
        <draw:polygon draw:style-name="gr9" draw:text-style-name="P10" draw:layer="layout" svg:width="1.038cm" svg:height="0.759cm" svg:x="3.804cm" svg:y="13.877cm" svg:viewBox="0 0 1039 760" draw:points="0,0 1039,0 1039,760 0,760">
          <text:p/>
        </draw:polygon>
        <draw:frame draw:style-name="gr5" draw:text-style-name="P6" draw:layer="layout" svg:width="0.489cm" svg:height="0.352cm" svg:x="2.011cm" svg:y="14.083cm">
          <draw:text-box>
            <text:p text:style-name="P4"><text:span text:style-name="T2">2.3</text:span></text:p>
          </draw:text-box>
        </draw:frame>
        <draw:polygon draw:style-name="gr1" draw:text-style-name="P1" draw:layer="layout" svg:width="1.236cm" svg:height="0.76cm" svg:x="0.499cm" svg:y="14.635cm" svg:viewBox="0 0 1237 761" draw:points="0,0 1237,0 1237,761 0,761">
          <text:p/>
        </draw:polygon>
        <draw:frame draw:style-name="gr5" draw:text-style-name="P6" draw:layer="layout" svg:width="0.489cm" svg:height="0.352cm" svg:x="3.044cm" svg:y="14.083cm">
          <draw:text-box>
            <text:p text:style-name="P4"><text:span text:style-name="T2">2.7</text:span></text:p>
          </draw:text-box>
        </draw:frame>
        <draw:polygon draw:style-name="gr7" draw:text-style-name="P8" draw:layer="layout" svg:width="1.036cm" svg:height="0.76cm" svg:x="1.734cm" svg:y="14.635cm" svg:viewBox="0 0 1037 761" draw:points="0,0 1037,0 1037,761 0,761">
          <text:p/>
        </draw:polygon>
        <draw:frame draw:style-name="gr5" draw:text-style-name="P6" draw:layer="layout" svg:width="0.489cm" svg:height="0.352cm" svg:x="4.082cm" svg:y="14.083cm">
          <draw:text-box>
            <text:p text:style-name="P4"><text:span text:style-name="T2">3.1</text:span></text:p>
          </draw:text-box>
        </draw:frame>
        <draw:polygon draw:style-name="gr8" draw:text-style-name="P9" draw:layer="layout" svg:width="1.036cm" svg:height="0.76cm" svg:x="2.77cm" svg:y="14.635cm" svg:viewBox="0 0 1037 761" draw:points="0,0 1037,0 1037,761 0,761">
          <text:p/>
        </draw:polygon>
        <draw:frame draw:style-name="gr5" draw:text-style-name="P6" draw:layer="layout" svg:width="0.489cm" svg:height="0.352cm" svg:x="0.875cm" svg:y="14.837cm">
          <draw:text-box>
            <text:p text:style-name="P4"><text:span text:style-name="T3">6.0</text:span></text:p>
          </draw:text-box>
        </draw:frame>
        <draw:polygon draw:style-name="gr9" draw:text-style-name="P10" draw:layer="layout" svg:width="1.038cm" svg:height="0.76cm" svg:x="3.804cm" svg:y="14.635cm" svg:viewBox="0 0 1039 761" draw:points="0,0 1039,0 1039,761 0,761">
          <text:p/>
        </draw:polygon>
        <draw:frame draw:style-name="gr5" draw:text-style-name="P6" draw:layer="layout" svg:width="0.489cm" svg:height="0.352cm" svg:x="2.011cm" svg:y="14.837cm">
          <draw:text-box>
            <text:p text:style-name="P4"><text:span text:style-name="T2">2.4</text:span></text:p>
          </draw:text-box>
        </draw:frame>
        <draw:polygon draw:style-name="gr6" draw:text-style-name="P7" draw:layer="layout" svg:width="1.236cm" svg:height="0.759cm" svg:x="0.499cm" svg:y="15.394cm" svg:viewBox="0 0 1237 760" draw:points="0,0 1237,0 1237,760 0,760">
          <text:p/>
        </draw:polygon>
        <draw:frame draw:style-name="gr5" draw:text-style-name="P6" draw:layer="layout" svg:width="0.489cm" svg:height="0.352cm" svg:x="3.044cm" svg:y="14.837cm">
          <draw:text-box>
            <text:p text:style-name="P4"><text:span text:style-name="T2">2.8</text:span></text:p>
          </draw:text-box>
        </draw:frame>
        <draw:polygon draw:style-name="gr7" draw:text-style-name="P8" draw:layer="layout" svg:width="1.036cm" svg:height="0.759cm" svg:x="1.734cm" svg:y="15.394cm" svg:viewBox="0 0 1037 760" draw:points="0,0 1037,0 1037,760 0,760">
          <text:p/>
        </draw:polygon>
        <draw:frame draw:style-name="gr5" draw:text-style-name="P6" draw:layer="layout" svg:width="0.489cm" svg:height="0.352cm" svg:x="4.082cm" svg:y="14.837cm">
          <draw:text-box>
            <text:p text:style-name="P4"><text:span text:style-name="T2">3.2</text:span></text:p>
          </draw:text-box>
        </draw:frame>
        <draw:polygon draw:style-name="gr8" draw:text-style-name="P9" draw:layer="layout" svg:width="1.036cm" svg:height="0.759cm" svg:x="2.77cm" svg:y="15.394cm" svg:viewBox="0 0 1037 760" draw:points="0,0 1037,0 1037,760 0,760">
          <text:p/>
        </draw:polygon>
        <draw:frame draw:style-name="gr5" draw:text-style-name="P6" draw:layer="layout" svg:width="0.489cm" svg:height="0.352cm" svg:x="0.875cm" svg:y="15.599cm">
          <draw:text-box>
            <text:p text:style-name="P4"><text:span text:style-name="T3">6.1</text:span></text:p>
          </draw:text-box>
        </draw:frame>
        <draw:polygon draw:style-name="gr9" draw:text-style-name="P10" draw:layer="layout" svg:width="1.038cm" svg:height="0.759cm" svg:x="3.804cm" svg:y="15.394cm" svg:viewBox="0 0 1039 760" draw:points="0,0 1039,0 1039,760 0,760">
          <text:p/>
        </draw:polygon>
        <draw:frame draw:style-name="gr5" draw:text-style-name="P6" draw:layer="layout" svg:width="0.489cm" svg:height="0.352cm" svg:x="2.011cm" svg:y="15.599cm">
          <draw:text-box>
            <text:p text:style-name="P4"><text:span text:style-name="T2">2.4</text:span></text:p>
          </draw:text-box>
        </draw:frame>
        <draw:polygon draw:style-name="gr1" draw:text-style-name="P1" draw:layer="layout" svg:width="1.236cm" svg:height="0.759cm" svg:x="0.499cm" svg:y="16.152cm" svg:viewBox="0 0 1237 760" draw:points="0,0 1237,0 1237,760 0,760">
          <text:p/>
        </draw:polygon>
        <draw:frame draw:style-name="gr5" draw:text-style-name="P6" draw:layer="layout" svg:width="0.489cm" svg:height="0.352cm" svg:x="3.044cm" svg:y="15.599cm">
          <draw:text-box>
            <text:p text:style-name="P4"><text:span text:style-name="T2">2.8</text:span></text:p>
          </draw:text-box>
        </draw:frame>
        <draw:polygon draw:style-name="gr7" draw:text-style-name="P8" draw:layer="layout" svg:width="1.036cm" svg:height="0.759cm" svg:x="1.734cm" svg:y="16.152cm" svg:viewBox="0 0 1037 760" draw:points="0,0 1037,0 1037,760 0,760">
          <text:p/>
        </draw:polygon>
        <draw:frame draw:style-name="gr5" draw:text-style-name="P6" draw:layer="layout" svg:width="0.489cm" svg:height="0.352cm" svg:x="4.082cm" svg:y="15.599cm">
          <draw:text-box>
            <text:p text:style-name="P4"><text:span text:style-name="T2">3.2</text:span></text:p>
          </draw:text-box>
        </draw:frame>
        <draw:polygon draw:style-name="gr8" draw:text-style-name="P9" draw:layer="layout" svg:width="1.036cm" svg:height="0.759cm" svg:x="2.77cm" svg:y="16.152cm" svg:viewBox="0 0 1037 760" draw:points="0,0 1037,0 1037,760 0,760">
          <text:p/>
        </draw:polygon>
        <draw:frame draw:style-name="gr5" draw:text-style-name="P6" draw:layer="layout" svg:width="0.489cm" svg:height="0.352cm" svg:x="0.875cm" svg:y="16.354cm">
          <draw:text-box>
            <text:p text:style-name="P4"><text:span text:style-name="T3">6.2</text:span></text:p>
          </draw:text-box>
        </draw:frame>
        <draw:polygon draw:style-name="gr9" draw:text-style-name="P10" draw:layer="layout" svg:width="1.038cm" svg:height="0.759cm" svg:x="3.804cm" svg:y="16.152cm" svg:viewBox="0 0 1039 760" draw:points="0,0 1039,0 1039,760 0,760">
          <text:p/>
        </draw:polygon>
        <draw:frame draw:style-name="gr5" draw:text-style-name="P6" draw:layer="layout" svg:width="0.489cm" svg:height="0.352cm" svg:x="2.011cm" svg:y="16.354cm">
          <draw:text-box>
            <text:p text:style-name="P4"><text:span text:style-name="T2">2.4</text:span></text:p>
          </draw:text-box>
        </draw:frame>
        <draw:polygon draw:style-name="gr6" draw:text-style-name="P7" draw:layer="layout" svg:width="1.236cm" svg:height="0.76cm" svg:x="0.499cm" svg:y="16.91cm" svg:viewBox="0 0 1237 761" draw:points="0,0 1237,0 1237,761 0,761">
          <text:p/>
        </draw:polygon>
        <draw:frame draw:style-name="gr5" draw:text-style-name="P6" draw:layer="layout" svg:width="0.489cm" svg:height="0.352cm" svg:x="3.044cm" svg:y="16.354cm">
          <draw:text-box>
            <text:p text:style-name="P4"><text:span text:style-name="T2">2.8</text:span></text:p>
          </draw:text-box>
        </draw:frame>
        <draw:polygon draw:style-name="gr7" draw:text-style-name="P8" draw:layer="layout" svg:width="1.036cm" svg:height="0.76cm" svg:x="1.734cm" svg:y="16.91cm" svg:viewBox="0 0 1037 761" draw:points="0,0 1037,0 1037,761 0,761">
          <text:p/>
        </draw:polygon>
        <draw:frame draw:style-name="gr5" draw:text-style-name="P6" draw:layer="layout" svg:width="0.489cm" svg:height="0.352cm" svg:x="4.082cm" svg:y="16.354cm">
          <draw:text-box>
            <text:p text:style-name="P4"><text:span text:style-name="T2">3.3</text:span></text:p>
          </draw:text-box>
        </draw:frame>
        <draw:polygon draw:style-name="gr8" draw:text-style-name="P9" draw:layer="layout" svg:width="1.036cm" svg:height="0.76cm" svg:x="2.77cm" svg:y="16.91cm" svg:viewBox="0 0 1037 761" draw:points="0,0 1037,0 1037,761 0,761">
          <text:p/>
        </draw:polygon>
        <draw:frame draw:style-name="gr5" draw:text-style-name="P6" draw:layer="layout" svg:width="0.489cm" svg:height="0.352cm" svg:x="0.875cm" svg:y="17.116cm">
          <draw:text-box>
            <text:p text:style-name="P4"><text:span text:style-name="T3">6.3</text:span></text:p>
          </draw:text-box>
        </draw:frame>
        <draw:polygon draw:style-name="gr9" draw:text-style-name="P10" draw:layer="layout" svg:width="1.038cm" svg:height="0.76cm" svg:x="3.804cm" svg:y="16.91cm" svg:viewBox="0 0 1039 761" draw:points="0,0 1039,0 1039,761 0,761">
          <text:p/>
        </draw:polygon>
        <draw:frame draw:style-name="gr5" draw:text-style-name="P6" draw:layer="layout" svg:width="0.489cm" svg:height="0.352cm" svg:x="2.011cm" svg:y="17.116cm">
          <draw:text-box>
            <text:p text:style-name="P4"><text:span text:style-name="T2">2.5</text:span></text:p>
          </draw:text-box>
        </draw:frame>
        <draw:polygon draw:style-name="gr1" draw:text-style-name="P1" draw:layer="layout" svg:width="1.236cm" svg:height="0.759cm" svg:x="0.499cm" svg:y="17.669cm" svg:viewBox="0 0 1237 760" draw:points="0,0 1237,0 1237,760 0,760">
          <text:p/>
        </draw:polygon>
        <draw:frame draw:style-name="gr5" draw:text-style-name="P6" draw:layer="layout" svg:width="0.489cm" svg:height="0.352cm" svg:x="3.044cm" svg:y="17.116cm">
          <draw:text-box>
            <text:p text:style-name="P4"><text:span text:style-name="T2">2.9</text:span></text:p>
          </draw:text-box>
        </draw:frame>
        <draw:polygon draw:style-name="gr7" draw:text-style-name="P8" draw:layer="layout" svg:width="1.036cm" svg:height="0.759cm" svg:x="1.734cm" svg:y="17.669cm" svg:viewBox="0 0 1037 760" draw:points="0,0 1037,0 1037,760 0,760">
          <text:p/>
        </draw:polygon>
        <draw:frame draw:style-name="gr5" draw:text-style-name="P6" draw:layer="layout" svg:width="0.489cm" svg:height="0.352cm" svg:x="4.082cm" svg:y="17.116cm">
          <draw:text-box>
            <text:p text:style-name="P4"><text:span text:style-name="T2">3.3</text:span></text:p>
          </draw:text-box>
        </draw:frame>
        <draw:polygon draw:style-name="gr8" draw:text-style-name="P9" draw:layer="layout" svg:width="1.036cm" svg:height="0.759cm" svg:x="2.77cm" svg:y="17.669cm" svg:viewBox="0 0 1037 760" draw:points="0,0 1037,0 1037,760 0,760">
          <text:p/>
        </draw:polygon>
        <draw:frame draw:style-name="gr5" draw:text-style-name="P6" draw:layer="layout" svg:width="0.489cm" svg:height="0.352cm" svg:x="0.875cm" svg:y="17.871cm">
          <draw:text-box>
            <text:p text:style-name="P4"><text:span text:style-name="T3">6.4</text:span></text:p>
          </draw:text-box>
        </draw:frame>
        <draw:polygon draw:style-name="gr9" draw:text-style-name="P10" draw:layer="layout" svg:width="1.038cm" svg:height="0.759cm" svg:x="3.804cm" svg:y="17.669cm" svg:viewBox="0 0 1039 760" draw:points="0,0 1039,0 1039,760 0,760">
          <text:p/>
        </draw:polygon>
        <draw:frame draw:style-name="gr5" draw:text-style-name="P6" draw:layer="layout" svg:width="0.489cm" svg:height="0.352cm" svg:x="2.011cm" svg:y="17.871cm">
          <draw:text-box>
            <text:p text:style-name="P4"><text:span text:style-name="T2">2.5</text:span></text:p>
          </draw:text-box>
        </draw:frame>
        <draw:polygon draw:style-name="gr6" draw:text-style-name="P7" draw:layer="layout" svg:width="1.236cm" svg:height="0.76cm" svg:x="0.499cm" svg:y="18.427cm" svg:viewBox="0 0 1237 761" draw:points="0,0 1237,0 1237,761 0,761">
          <text:p/>
        </draw:polygon>
        <draw:frame draw:style-name="gr5" draw:text-style-name="P6" draw:layer="layout" svg:width="0.489cm" svg:height="0.352cm" svg:x="3.044cm" svg:y="17.871cm">
          <draw:text-box>
            <text:p text:style-name="P4"><text:span text:style-name="T2">2.9</text:span></text:p>
          </draw:text-box>
        </draw:frame>
        <draw:polygon draw:style-name="gr7" draw:text-style-name="P8" draw:layer="layout" svg:width="1.036cm" svg:height="0.76cm" svg:x="1.734cm" svg:y="18.427cm" svg:viewBox="0 0 1037 761" draw:points="0,0 1037,0 1037,761 0,761">
          <text:p/>
        </draw:polygon>
        <draw:frame draw:style-name="gr5" draw:text-style-name="P6" draw:layer="layout" svg:width="0.489cm" svg:height="0.352cm" svg:x="4.082cm" svg:y="17.871cm">
          <draw:text-box>
            <text:p text:style-name="P4"><text:span text:style-name="T2">3.4</text:span></text:p>
          </draw:text-box>
        </draw:frame>
        <draw:polygon draw:style-name="gr8" draw:text-style-name="P9" draw:layer="layout" svg:width="1.036cm" svg:height="0.76cm" svg:x="2.77cm" svg:y="18.427cm" svg:viewBox="0 0 1037 761" draw:points="0,0 1037,0 1037,761 0,761">
          <text:p/>
        </draw:polygon>
        <draw:frame draw:style-name="gr5" draw:text-style-name="P6" draw:layer="layout" svg:width="0.489cm" svg:height="0.352cm" svg:x="0.875cm" svg:y="18.633cm">
          <draw:text-box>
            <text:p text:style-name="P4"><text:span text:style-name="T3">6.5</text:span></text:p>
          </draw:text-box>
        </draw:frame>
        <draw:polygon draw:style-name="gr9" draw:text-style-name="P10" draw:layer="layout" svg:width="1.038cm" svg:height="0.76cm" svg:x="3.804cm" svg:y="18.427cm" svg:viewBox="0 0 1039 761" draw:points="0,0 1039,0 1039,761 0,761">
          <text:p/>
        </draw:polygon>
        <draw:frame draw:style-name="gr5" draw:text-style-name="P6" draw:layer="layout" svg:width="0.489cm" svg:height="0.352cm" svg:x="2.011cm" svg:y="18.633cm">
          <draw:text-box>
            <text:p text:style-name="P4"><text:span text:style-name="T2">2.6</text:span></text:p>
          </draw:text-box>
        </draw:frame>
        <draw:polygon draw:style-name="gr1" draw:text-style-name="P1" draw:layer="layout" svg:width="1.236cm" svg:height="0.759cm" svg:x="0.499cm" svg:y="19.186cm" svg:viewBox="0 0 1237 760" draw:points="0,0 1237,0 1237,760 0,760">
          <text:p/>
        </draw:polygon>
        <draw:frame draw:style-name="gr5" draw:text-style-name="P6" draw:layer="layout" svg:width="0.489cm" svg:height="0.352cm" svg:x="3.044cm" svg:y="18.633cm">
          <draw:text-box>
            <text:p text:style-name="P4"><text:span text:style-name="T2">3.0</text:span></text:p>
          </draw:text-box>
        </draw:frame>
        <draw:polygon draw:style-name="gr7" draw:text-style-name="P8" draw:layer="layout" svg:width="1.036cm" svg:height="0.759cm" svg:x="1.734cm" svg:y="19.186cm" svg:viewBox="0 0 1037 760" draw:points="0,0 1037,0 1037,760 0,760">
          <text:p/>
        </draw:polygon>
        <draw:frame draw:style-name="gr5" draw:text-style-name="P6" draw:layer="layout" svg:width="0.489cm" svg:height="0.352cm" svg:x="4.082cm" svg:y="18.633cm">
          <draw:text-box>
            <text:p text:style-name="P4"><text:span text:style-name="T2">3.4</text:span></text:p>
          </draw:text-box>
        </draw:frame>
        <draw:polygon draw:style-name="gr8" draw:text-style-name="P9" draw:layer="layout" svg:width="1.036cm" svg:height="0.759cm" svg:x="2.77cm" svg:y="19.186cm" svg:viewBox="0 0 1037 760" draw:points="0,0 1037,0 1037,760 0,760">
          <text:p/>
        </draw:polygon>
        <draw:frame draw:style-name="gr5" draw:text-style-name="P6" draw:layer="layout" svg:width="0.489cm" svg:height="0.352cm" svg:x="0.875cm" svg:y="19.388cm">
          <draw:text-box>
            <text:p text:style-name="P4"><text:span text:style-name="T3">6.6</text:span></text:p>
          </draw:text-box>
        </draw:frame>
        <draw:polygon draw:style-name="gr9" draw:text-style-name="P10" draw:layer="layout" svg:width="1.038cm" svg:height="0.759cm" svg:x="3.804cm" svg:y="19.186cm" svg:viewBox="0 0 1039 760" draw:points="0,0 1039,0 1039,760 0,760">
          <text:p/>
        </draw:polygon>
        <draw:frame draw:style-name="gr5" draw:text-style-name="P6" draw:layer="layout" svg:width="0.489cm" svg:height="0.352cm" svg:x="2.011cm" svg:y="19.388cm">
          <draw:text-box>
            <text:p text:style-name="P4"><text:span text:style-name="T2">2.6</text:span></text:p>
          </draw:text-box>
        </draw:frame>
        <draw:polygon draw:style-name="gr6" draw:text-style-name="P7" draw:layer="layout" svg:width="1.236cm" svg:height="0.76cm" svg:x="0.499cm" svg:y="19.944cm" svg:viewBox="0 0 1237 761" draw:points="0,0 1237,0 1237,761 0,761">
          <text:p/>
        </draw:polygon>
        <draw:frame draw:style-name="gr5" draw:text-style-name="P6" draw:layer="layout" svg:width="0.489cm" svg:height="0.352cm" svg:x="3.044cm" svg:y="19.388cm">
          <draw:text-box>
            <text:p text:style-name="P4"><text:span text:style-name="T2">3.0</text:span></text:p>
          </draw:text-box>
        </draw:frame>
        <draw:polygon draw:style-name="gr7" draw:text-style-name="P8" draw:layer="layout" svg:width="1.036cm" svg:height="0.76cm" svg:x="1.734cm" svg:y="19.944cm" svg:viewBox="0 0 1037 761" draw:points="0,0 1037,0 1037,761 0,761">
          <text:p/>
        </draw:polygon>
        <draw:frame draw:style-name="gr5" draw:text-style-name="P6" draw:layer="layout" svg:width="0.489cm" svg:height="0.352cm" svg:x="4.082cm" svg:y="19.388cm">
          <draw:text-box>
            <text:p text:style-name="P4"><text:span text:style-name="T2">3.5</text:span></text:p>
          </draw:text-box>
        </draw:frame>
        <draw:polygon draw:style-name="gr8" draw:text-style-name="P9" draw:layer="layout" svg:width="1.036cm" svg:height="0.76cm" svg:x="2.77cm" svg:y="19.944cm" svg:viewBox="0 0 1037 761" draw:points="0,0 1037,0 1037,761 0,761">
          <text:p/>
        </draw:polygon>
        <draw:frame draw:style-name="gr5" draw:text-style-name="P6" draw:layer="layout" svg:width="0.489cm" svg:height="0.352cm" svg:x="0.875cm" svg:y="20.147cm">
          <draw:text-box>
            <text:p text:style-name="P4"><text:span text:style-name="T3">6.7</text:span></text:p>
          </draw:text-box>
        </draw:frame>
        <draw:polygon draw:style-name="gr9" draw:text-style-name="P10" draw:layer="layout" svg:width="1.038cm" svg:height="0.76cm" svg:x="3.804cm" svg:y="19.944cm" svg:viewBox="0 0 1039 761" draw:points="0,0 1039,0 1039,761 0,761">
          <text:p/>
        </draw:polygon>
        <draw:frame draw:style-name="gr5" draw:text-style-name="P6" draw:layer="layout" svg:width="0.489cm" svg:height="0.352cm" svg:x="2.011cm" svg:y="20.147cm">
          <draw:text-box>
            <text:p text:style-name="P4"><text:span text:style-name="T2">2.6</text:span></text:p>
          </draw:text-box>
        </draw:frame>
        <draw:polygon draw:style-name="gr1" draw:text-style-name="P1" draw:layer="layout" svg:width="1.236cm" svg:height="0.759cm" svg:x="0.499cm" svg:y="20.703cm" svg:viewBox="0 0 1237 760" draw:points="0,0 1237,0 1237,760 0,760">
          <text:p/>
        </draw:polygon>
        <draw:frame draw:style-name="gr5" draw:text-style-name="P6" draw:layer="layout" svg:width="0.489cm" svg:height="0.352cm" svg:x="3.044cm" svg:y="20.147cm">
          <draw:text-box>
            <text:p text:style-name="P4"><text:span text:style-name="T2">3.1</text:span></text:p>
          </draw:text-box>
        </draw:frame>
        <draw:polygon draw:style-name="gr7" draw:text-style-name="P8" draw:layer="layout" svg:width="1.036cm" svg:height="0.759cm" svg:x="1.734cm" svg:y="20.703cm" svg:viewBox="0 0 1037 760" draw:points="0,0 1037,0 1037,760 0,760">
          <text:p/>
        </draw:polygon>
        <draw:frame draw:style-name="gr5" draw:text-style-name="P6" draw:layer="layout" svg:width="0.489cm" svg:height="0.352cm" svg:x="4.082cm" svg:y="20.147cm">
          <draw:text-box>
            <text:p text:style-name="P4"><text:span text:style-name="T2">3.5</text:span></text:p>
          </draw:text-box>
        </draw:frame>
        <draw:polygon draw:style-name="gr8" draw:text-style-name="P9" draw:layer="layout" svg:width="1.036cm" svg:height="0.759cm" svg:x="2.77cm" svg:y="20.703cm" svg:viewBox="0 0 1037 760" draw:points="0,0 1037,0 1037,760 0,760">
          <text:p/>
        </draw:polygon>
        <draw:frame draw:style-name="gr5" draw:text-style-name="P6" draw:layer="layout" svg:width="0.489cm" svg:height="0.352cm" svg:x="0.875cm" svg:y="20.905cm">
          <draw:text-box>
            <text:p text:style-name="P4"><text:span text:style-name="T3">6.8</text:span></text:p>
          </draw:text-box>
        </draw:frame>
        <draw:polygon draw:style-name="gr9" draw:text-style-name="P10" draw:layer="layout" svg:width="1.038cm" svg:height="0.759cm" svg:x="3.804cm" svg:y="20.703cm" svg:viewBox="0 0 1039 760" draw:points="0,0 1039,0 1039,760 0,760">
          <text:p/>
        </draw:polygon>
        <draw:frame draw:style-name="gr5" draw:text-style-name="P6" draw:layer="layout" svg:width="0.489cm" svg:height="0.352cm" svg:x="2.011cm" svg:y="20.905cm">
          <draw:text-box>
            <text:p text:style-name="P4"><text:span text:style-name="T2">2.7</text:span></text:p>
          </draw:text-box>
        </draw:frame>
        <draw:polygon draw:style-name="gr6" draw:text-style-name="P7" draw:layer="layout" svg:width="1.236cm" svg:height="0.76cm" svg:x="0.499cm" svg:y="21.461cm" svg:viewBox="0 0 1237 761" draw:points="0,0 1237,0 1237,761 0,761">
          <text:p/>
        </draw:polygon>
        <draw:frame draw:style-name="gr5" draw:text-style-name="P6" draw:layer="layout" svg:width="0.489cm" svg:height="0.352cm" svg:x="3.044cm" svg:y="20.905cm">
          <draw:text-box>
            <text:p text:style-name="P4"><text:span text:style-name="T2">3.1</text:span></text:p>
          </draw:text-box>
        </draw:frame>
        <draw:polygon draw:style-name="gr7" draw:text-style-name="P8" draw:layer="layout" svg:width="1.036cm" svg:height="0.76cm" svg:x="1.734cm" svg:y="21.461cm" svg:viewBox="0 0 1037 761" draw:points="0,0 1037,0 1037,761 0,761">
          <text:p/>
        </draw:polygon>
        <draw:frame draw:style-name="gr5" draw:text-style-name="P6" draw:layer="layout" svg:width="0.489cm" svg:height="0.352cm" svg:x="4.082cm" svg:y="20.905cm">
          <draw:text-box>
            <text:p text:style-name="P4"><text:span text:style-name="T2">3.6</text:span></text:p>
          </draw:text-box>
        </draw:frame>
        <draw:polygon draw:style-name="gr8" draw:text-style-name="P9" draw:layer="layout" svg:width="1.036cm" svg:height="0.76cm" svg:x="2.77cm" svg:y="21.461cm" svg:viewBox="0 0 1037 761" draw:points="0,0 1037,0 1037,761 0,761">
          <text:p/>
        </draw:polygon>
        <draw:frame draw:style-name="gr5" draw:text-style-name="P6" draw:layer="layout" svg:width="0.489cm" svg:height="0.352cm" svg:x="0.875cm" svg:y="21.664cm">
          <draw:text-box>
            <text:p text:style-name="P4"><text:span text:style-name="T3">6.9</text:span></text:p>
          </draw:text-box>
        </draw:frame>
        <draw:polygon draw:style-name="gr9" draw:text-style-name="P10" draw:layer="layout" svg:width="1.038cm" svg:height="0.76cm" svg:x="3.804cm" svg:y="21.461cm" svg:viewBox="0 0 1039 761" draw:points="0,0 1039,0 1039,761 0,761">
          <text:p/>
        </draw:polygon>
        <draw:frame draw:style-name="gr5" draw:text-style-name="P6" draw:layer="layout" svg:width="0.489cm" svg:height="0.352cm" svg:x="2.011cm" svg:y="21.664cm">
          <draw:text-box>
            <text:p text:style-name="P4"><text:span text:style-name="T2">2.7</text:span></text:p>
          </draw:text-box>
        </draw:frame>
        <draw:polygon draw:style-name="gr1" draw:text-style-name="P1" draw:layer="layout" svg:width="1.236cm" svg:height="0.759cm" svg:x="0.499cm" svg:y="22.22cm" svg:viewBox="0 0 1237 760" draw:points="0,0 1237,0 1237,760 0,760">
          <text:p/>
        </draw:polygon>
        <draw:frame draw:style-name="gr5" draw:text-style-name="P6" draw:layer="layout" svg:width="0.489cm" svg:height="0.352cm" svg:x="3.044cm" svg:y="21.664cm">
          <draw:text-box>
            <text:p text:style-name="P4"><text:span text:style-name="T2">3.2</text:span></text:p>
          </draw:text-box>
        </draw:frame>
        <draw:polygon draw:style-name="gr7" draw:text-style-name="P8" draw:layer="layout" svg:width="1.036cm" svg:height="0.759cm" svg:x="1.734cm" svg:y="22.22cm" svg:viewBox="0 0 1037 760" draw:points="0,0 1037,0 1037,760 0,760">
          <text:p/>
        </draw:polygon>
        <draw:frame draw:style-name="gr5" draw:text-style-name="P6" draw:layer="layout" svg:width="0.489cm" svg:height="0.352cm" svg:x="4.082cm" svg:y="21.664cm">
          <draw:text-box>
            <text:p text:style-name="P4"><text:span text:style-name="T2">3.6</text:span></text:p>
          </draw:text-box>
        </draw:frame>
        <draw:polygon draw:style-name="gr8" draw:text-style-name="P9" draw:layer="layout" svg:width="1.036cm" svg:height="0.759cm" svg:x="2.77cm" svg:y="22.22cm" svg:viewBox="0 0 1037 760" draw:points="0,0 1037,0 1037,760 0,760">
          <text:p/>
        </draw:polygon>
        <draw:frame draw:style-name="gr5" draw:text-style-name="P6" draw:layer="layout" svg:width="0.489cm" svg:height="0.352cm" svg:x="0.875cm" svg:y="22.426cm">
          <draw:text-box>
            <text:p text:style-name="P4"><text:span text:style-name="T3">7.0</text:span></text:p>
          </draw:text-box>
        </draw:frame>
        <draw:polygon draw:style-name="gr9" draw:text-style-name="P10" draw:layer="layout" svg:width="1.038cm" svg:height="0.759cm" svg:x="3.804cm" svg:y="22.22cm" svg:viewBox="0 0 1039 760" draw:points="0,0 1039,0 1039,760 0,760">
          <text:p/>
        </draw:polygon>
        <draw:frame draw:style-name="gr5" draw:text-style-name="P6" draw:layer="layout" svg:width="0.489cm" svg:height="0.352cm" svg:x="2.011cm" svg:y="22.426cm">
          <draw:text-box>
            <text:p text:style-name="P4"><text:span text:style-name="T2">2.8</text:span></text:p>
          </draw:text-box>
        </draw:frame>
        <draw:polygon draw:style-name="gr6" draw:text-style-name="P7" draw:layer="layout" svg:width="1.236cm" svg:height="0.76cm" svg:x="0.499cm" svg:y="22.978cm" svg:viewBox="0 0 1237 761" draw:points="0,0 1237,0 1237,761 0,761">
          <text:p/>
        </draw:polygon>
        <draw:frame draw:style-name="gr5" draw:text-style-name="P6" draw:layer="layout" svg:width="0.489cm" svg:height="0.352cm" svg:x="3.044cm" svg:y="22.426cm">
          <draw:text-box>
            <text:p text:style-name="P4"><text:span text:style-name="T2">3.2</text:span></text:p>
          </draw:text-box>
        </draw:frame>
        <draw:polygon draw:style-name="gr7" draw:text-style-name="P8" draw:layer="layout" svg:width="1.036cm" svg:height="0.76cm" svg:x="1.734cm" svg:y="22.978cm" svg:viewBox="0 0 1037 761" draw:points="0,0 1037,0 1037,761 0,761">
          <text:p/>
        </draw:polygon>
        <draw:frame draw:style-name="gr5" draw:text-style-name="P6" draw:layer="layout" svg:width="0.489cm" svg:height="0.352cm" svg:x="4.082cm" svg:y="22.426cm">
          <draw:text-box>
            <text:p text:style-name="P4"><text:span text:style-name="T2">3.7</text:span></text:p>
          </draw:text-box>
        </draw:frame>
        <draw:polygon draw:style-name="gr8" draw:text-style-name="P9" draw:layer="layout" svg:width="1.036cm" svg:height="0.76cm" svg:x="2.77cm" svg:y="22.978cm" svg:viewBox="0 0 1037 761" draw:points="0,0 1037,0 1037,761 0,761">
          <text:p/>
        </draw:polygon>
        <draw:frame draw:style-name="gr5" draw:text-style-name="P6" draw:layer="layout" svg:width="0.489cm" svg:height="0.352cm" svg:x="0.875cm" svg:y="23.181cm">
          <draw:text-box>
            <text:p text:style-name="P4"><text:span text:style-name="T3">7.1</text:span></text:p>
          </draw:text-box>
        </draw:frame>
        <draw:polygon draw:style-name="gr9" draw:text-style-name="P10" draw:layer="layout" svg:width="1.038cm" svg:height="0.76cm" svg:x="3.804cm" svg:y="22.978cm" svg:viewBox="0 0 1039 761" draw:points="0,0 1039,0 1039,761 0,761">
          <text:p/>
        </draw:polygon>
        <draw:frame draw:style-name="gr5" draw:text-style-name="P6" draw:layer="layout" svg:width="0.489cm" svg:height="0.352cm" svg:x="2.011cm" svg:y="23.181cm">
          <draw:text-box>
            <text:p text:style-name="P4"><text:span text:style-name="T2">2.8</text:span></text:p>
          </draw:text-box>
        </draw:frame>
        <draw:polygon draw:style-name="gr1" draw:text-style-name="P1" draw:layer="layout" svg:width="1.236cm" svg:height="0.759cm" svg:x="0.499cm" svg:y="23.737cm" svg:viewBox="0 0 1237 760" draw:points="0,0 1237,0 1237,760 0,760">
          <text:p/>
        </draw:polygon>
        <draw:frame draw:style-name="gr5" draw:text-style-name="P6" draw:layer="layout" svg:width="0.489cm" svg:height="0.352cm" svg:x="3.044cm" svg:y="23.181cm">
          <draw:text-box>
            <text:p text:style-name="P4"><text:span text:style-name="T2">3.3</text:span></text:p>
          </draw:text-box>
        </draw:frame>
        <draw:polygon draw:style-name="gr7" draw:text-style-name="P8" draw:layer="layout" svg:width="1.036cm" svg:height="0.759cm" svg:x="1.734cm" svg:y="23.737cm" svg:viewBox="0 0 1037 760" draw:points="0,0 1037,0 1037,760 0,760">
          <text:p/>
        </draw:polygon>
        <draw:frame draw:style-name="gr5" draw:text-style-name="P6" draw:layer="layout" svg:width="0.489cm" svg:height="0.352cm" svg:x="4.082cm" svg:y="23.181cm">
          <draw:text-box>
            <text:p text:style-name="P4"><text:span text:style-name="T2">3.7</text:span></text:p>
          </draw:text-box>
        </draw:frame>
        <draw:polygon draw:style-name="gr8" draw:text-style-name="P9" draw:layer="layout" svg:width="1.036cm" svg:height="0.759cm" svg:x="2.77cm" svg:y="23.737cm" svg:viewBox="0 0 1037 760" draw:points="0,0 1037,0 1037,760 0,760">
          <text:p/>
        </draw:polygon>
        <draw:frame draw:style-name="gr5" draw:text-style-name="P6" draw:layer="layout" svg:width="0.489cm" svg:height="0.352cm" svg:x="0.875cm" svg:y="23.943cm">
          <draw:text-box>
            <text:p text:style-name="P4"><text:span text:style-name="T3">7.2</text:span></text:p>
          </draw:text-box>
        </draw:frame>
        <draw:polygon draw:style-name="gr9" draw:text-style-name="P10" draw:layer="layout" svg:width="1.038cm" svg:height="0.759cm" svg:x="3.804cm" svg:y="23.737cm" svg:viewBox="0 0 1039 760" draw:points="0,0 1039,0 1039,760 0,760">
          <text:p/>
        </draw:polygon>
        <draw:frame draw:style-name="gr5" draw:text-style-name="P6" draw:layer="layout" svg:width="0.489cm" svg:height="0.352cm" svg:x="2.011cm" svg:y="23.943cm">
          <draw:text-box>
            <text:p text:style-name="P4"><text:span text:style-name="T2">2.8</text:span></text:p>
          </draw:text-box>
        </draw:frame>
        <draw:polygon draw:style-name="gr6" draw:text-style-name="P7" draw:layer="layout" svg:width="1.236cm" svg:height="0.76cm" svg:x="0.499cm" svg:y="24.495cm" svg:viewBox="0 0 1237 761" draw:points="0,0 1237,0 1237,761 0,761">
          <text:p/>
        </draw:polygon>
        <draw:frame draw:style-name="gr5" draw:text-style-name="P6" draw:layer="layout" svg:width="0.489cm" svg:height="0.352cm" svg:x="3.044cm" svg:y="23.943cm">
          <draw:text-box>
            <text:p text:style-name="P4"><text:span text:style-name="T2">3.3</text:span></text:p>
          </draw:text-box>
        </draw:frame>
        <draw:polygon draw:style-name="gr7" draw:text-style-name="P8" draw:layer="layout" svg:width="1.036cm" svg:height="0.76cm" svg:x="1.734cm" svg:y="24.495cm" svg:viewBox="0 0 1037 761" draw:points="0,0 1037,0 1037,761 0,761">
          <text:p/>
        </draw:polygon>
        <draw:frame draw:style-name="gr5" draw:text-style-name="P6" draw:layer="layout" svg:width="0.489cm" svg:height="0.352cm" svg:x="4.082cm" svg:y="23.943cm">
          <draw:text-box>
            <text:p text:style-name="P4"><text:span text:style-name="T2">3.8</text:span></text:p>
          </draw:text-box>
        </draw:frame>
        <draw:polygon draw:style-name="gr8" draw:text-style-name="P9" draw:layer="layout" svg:width="1.036cm" svg:height="0.76cm" svg:x="2.77cm" svg:y="24.495cm" svg:viewBox="0 0 1037 761" draw:points="0,0 1037,0 1037,761 0,761">
          <text:p/>
        </draw:polygon>
        <draw:frame draw:style-name="gr5" draw:text-style-name="P6" draw:layer="layout" svg:width="0.489cm" svg:height="0.352cm" svg:x="0.875cm" svg:y="24.698cm">
          <draw:text-box>
            <text:p text:style-name="P4"><text:span text:style-name="T3">7.3</text:span></text:p>
          </draw:text-box>
        </draw:frame>
        <draw:polygon draw:style-name="gr9" draw:text-style-name="P10" draw:layer="layout" svg:width="1.038cm" svg:height="0.76cm" svg:x="3.804cm" svg:y="24.495cm" svg:viewBox="0 0 1039 761" draw:points="0,0 1039,0 1039,761 0,761">
          <text:p/>
        </draw:polygon>
        <draw:frame draw:style-name="gr5" draw:text-style-name="P6" draw:layer="layout" svg:width="0.489cm" svg:height="0.352cm" svg:x="2.011cm" svg:y="24.698cm">
          <draw:text-box>
            <text:p text:style-name="P4"><text:span text:style-name="T2">2.9</text:span></text:p>
          </draw:text-box>
        </draw:frame>
        <draw:polygon draw:style-name="gr1" draw:text-style-name="P1" draw:layer="layout" svg:width="1.236cm" svg:height="0.759cm" svg:x="0.499cm" svg:y="25.254cm" svg:viewBox="0 0 1237 760" draw:points="0,0 1237,0 1237,760 0,760">
          <text:p/>
        </draw:polygon>
        <draw:frame draw:style-name="gr5" draw:text-style-name="P6" draw:layer="layout" svg:width="0.489cm" svg:height="0.352cm" svg:x="3.044cm" svg:y="24.698cm">
          <draw:text-box>
            <text:p text:style-name="P4"><text:span text:style-name="T2">3.4</text:span></text:p>
          </draw:text-box>
        </draw:frame>
        <draw:polygon draw:style-name="gr7" draw:text-style-name="P8" draw:layer="layout" svg:width="1.036cm" svg:height="0.759cm" svg:x="1.734cm" svg:y="25.254cm" svg:viewBox="0 0 1037 760" draw:points="0,0 1037,0 1037,760 0,760">
          <text:p/>
        </draw:polygon>
        <draw:frame draw:style-name="gr5" draw:text-style-name="P6" draw:layer="layout" svg:width="0.489cm" svg:height="0.352cm" svg:x="4.082cm" svg:y="24.698cm">
          <draw:text-box>
            <text:p text:style-name="P4"><text:span text:style-name="T2">3.8</text:span></text:p>
          </draw:text-box>
        </draw:frame>
        <draw:polygon draw:style-name="gr8" draw:text-style-name="P9" draw:layer="layout" svg:width="1.036cm" svg:height="0.759cm" svg:x="2.77cm" svg:y="25.254cm" svg:viewBox="0 0 1037 760" draw:points="0,0 1037,0 1037,760 0,760">
          <text:p/>
        </draw:polygon>
        <draw:frame draw:style-name="gr5" draw:text-style-name="P6" draw:layer="layout" svg:width="0.489cm" svg:height="0.352cm" svg:x="0.875cm" svg:y="25.46cm">
          <draw:text-box>
            <text:p text:style-name="P4"><text:span text:style-name="T3">7.4</text:span></text:p>
          </draw:text-box>
        </draw:frame>
        <draw:polygon draw:style-name="gr9" draw:text-style-name="P10" draw:layer="layout" svg:width="1.038cm" svg:height="0.759cm" svg:x="3.804cm" svg:y="25.254cm" svg:viewBox="0 0 1039 760" draw:points="0,0 1039,0 1039,760 0,760">
          <text:p/>
        </draw:polygon>
        <draw:frame draw:style-name="gr5" draw:text-style-name="P6" draw:layer="layout" svg:width="0.489cm" svg:height="0.352cm" svg:x="2.011cm" svg:y="25.46cm">
          <draw:text-box>
            <text:p text:style-name="P4"><text:span text:style-name="T2">2.9</text:span></text:p>
          </draw:text-box>
        </draw:frame>
        <draw:frame draw:style-name="gr5" draw:text-style-name="P6" draw:layer="layout" svg:width="0.489cm" svg:height="0.352cm" svg:x="3.044cm" svg:y="25.46cm">
          <draw:text-box>
            <text:p text:style-name="P4"><text:span text:style-name="T2">3.4</text:span></text:p>
          </draw:text-box>
        </draw:frame>
        <draw:polygon draw:style-name="gr3" draw:text-style-name="P3" draw:layer="layout" svg:width="1.236cm" svg:height="0.759cm" svg:x="5.5cm" svg:y="2.5cm" svg:viewBox="0 0 1237 760" draw:points="0,0 1237,0 1237,760 0,760">
          <text:p/>
        </draw:polygon>
        <draw:frame draw:style-name="gr5" draw:text-style-name="P6" draw:layer="layout" svg:width="0.489cm" svg:height="0.352cm" svg:x="4.082cm" svg:y="25.46cm">
          <draw:text-box>
            <text:p text:style-name="P4"><text:span text:style-name="T2">3.9</text:span></text:p>
          </draw:text-box>
        </draw:frame>
        <draw:polygon draw:style-name="gr3" draw:text-style-name="P3" draw:layer="layout" svg:width="1.036cm" svg:height="0.759cm" svg:x="6.734cm" svg:y="2.5cm" svg:viewBox="0 0 1037 760" draw:points="0,0 1037,0 1037,760 0,760">
          <text:p/>
        </draw:polygon>
        <draw:frame draw:style-name="gr4" draw:text-style-name="P5" draw:layer="layout" svg:width="3.795cm" svg:height="0.564cm" svg:x="0.998cm" svg:y="28.575cm">
          <draw:text-box>
            <text:p text:style-name="P4"><text:span text:style-name="T1">Elevation -10%</text:span></text:p>
          </draw:text-box>
        </draw:frame>
        <draw:polygon draw:style-name="gr3" draw:text-style-name="P3" draw:layer="layout" svg:width="1.036cm" svg:height="0.759cm" svg:x="7.77cm" svg:y="2.5cm" svg:viewBox="0 0 1037 760" draw:points="0,0 1037,0 1037,760 0,760">
          <text:p/>
        </draw:polygon>
        <draw:frame draw:style-name="gr5" draw:text-style-name="P6" draw:layer="layout" svg:width="0.861cm" svg:height="0.352cm" svg:x="5.687cm" svg:y="2.705cm">
          <draw:text-box>
            <text:p text:style-name="P4"><text:span text:style-name="T2">Wind</text:span></text:p>
          </draw:text-box>
        </draw:frame>
        <draw:polygon draw:style-name="gr3" draw:text-style-name="P3" draw:layer="layout" svg:width="1.038cm" svg:height="0.759cm" svg:x="8.805cm" svg:y="2.5cm" svg:viewBox="0 0 1039 760" draw:points="0,0 1039,0 1039,760 0,760">
          <text:p/>
        </draw:polygon>
        <draw:frame draw:style-name="gr5" draw:text-style-name="P6" draw:layer="layout" svg:width="0.607cm" svg:height="0.352cm" svg:x="6.95cm" svg:y="2.705cm">
          <draw:text-box>
            <text:p text:style-name="P4"><text:span text:style-name="T2">Min</text:span></text:p>
          </draw:text-box>
        </draw:frame>
        <draw:polygon draw:style-name="gr6" draw:text-style-name="P7" draw:layer="layout" svg:width="1.236cm" svg:height="0.759cm" svg:x="5.5cm" svg:y="3.258cm" svg:viewBox="0 0 1237 760" draw:points="0,0 1237,0 1237,760 0,760">
          <text:p/>
        </draw:polygon>
        <draw:frame draw:style-name="gr5" draw:text-style-name="P6" draw:layer="layout" svg:width="0.607cm" svg:height="0.352cm" svg:x="7.983cm" svg:y="2.705cm">
          <draw:text-box>
            <text:p text:style-name="P4"><text:span text:style-name="T2">Mid</text:span></text:p>
          </draw:text-box>
        </draw:frame>
        <draw:polygon draw:style-name="gr7" draw:text-style-name="P8" draw:layer="layout" svg:width="1.036cm" svg:height="0.759cm" svg:x="6.734cm" svg:y="3.258cm" svg:viewBox="0 0 1037 760" draw:points="0,0 1037,0 1037,760 0,760">
          <text:p/>
        </draw:polygon>
        <draw:frame draw:style-name="gr5" draw:text-style-name="P6" draw:layer="layout" svg:width="0.684cm" svg:height="0.352cm" svg:x="8.982cm" svg:y="2.705cm">
          <draw:text-box>
            <text:p text:style-name="P4"><text:span text:style-name="T2">Max</text:span></text:p>
          </draw:text-box>
        </draw:frame>
        <draw:polygon draw:style-name="gr8" draw:text-style-name="P9" draw:layer="layout" svg:width="1.036cm" svg:height="0.759cm" svg:x="7.77cm" svg:y="3.258cm" svg:viewBox="0 0 1037 760" draw:points="0,0 1037,0 1037,760 0,760">
          <text:p/>
        </draw:polygon>
        <draw:frame draw:style-name="gr5" draw:text-style-name="P6" draw:layer="layout" svg:width="0.489cm" svg:height="0.352cm" svg:x="5.874cm" svg:y="3.46cm">
          <draw:text-box>
            <text:p text:style-name="P4"><text:span text:style-name="T3">7.5</text:span></text:p>
          </draw:text-box>
        </draw:frame>
        <draw:polygon draw:style-name="gr9" draw:text-style-name="P10" draw:layer="layout" svg:width="1.038cm" svg:height="0.759cm" svg:x="8.805cm" svg:y="3.258cm" svg:viewBox="0 0 1039 760" draw:points="0,0 1039,0 1039,760 0,760">
          <text:p/>
        </draw:polygon>
        <draw:frame draw:style-name="gr5" draw:text-style-name="P6" draw:layer="layout" svg:width="0.489cm" svg:height="0.352cm" svg:x="7.01cm" svg:y="3.46cm">
          <draw:text-box>
            <text:p text:style-name="P4"><text:span text:style-name="T2">3.0</text:span></text:p>
          </draw:text-box>
        </draw:frame>
        <draw:polygon draw:style-name="gr1" draw:text-style-name="P1" draw:layer="layout" svg:width="1.236cm" svg:height="0.76cm" svg:x="5.5cm" svg:y="4.016cm" svg:viewBox="0 0 1237 761" draw:points="0,0 1237,0 1237,761 0,761">
          <text:p/>
        </draw:polygon>
        <draw:frame draw:style-name="gr5" draw:text-style-name="P6" draw:layer="layout" svg:width="0.489cm" svg:height="0.352cm" svg:x="8.043cm" svg:y="3.46cm">
          <draw:text-box>
            <text:p text:style-name="P4"><text:span text:style-name="T2">3.4</text:span></text:p>
          </draw:text-box>
        </draw:frame>
        <draw:polygon draw:style-name="gr7" draw:text-style-name="P8" draw:layer="layout" svg:width="1.036cm" svg:height="0.76cm" svg:x="6.734cm" svg:y="4.016cm" svg:viewBox="0 0 1037 761" draw:points="0,0 1037,0 1037,761 0,761">
          <text:p/>
        </draw:polygon>
        <draw:frame draw:style-name="gr5" draw:text-style-name="P6" draw:layer="layout" svg:width="0.489cm" svg:height="0.352cm" svg:x="9.081cm" svg:y="3.46cm">
          <draw:text-box>
            <text:p text:style-name="P4"><text:span text:style-name="T2">3.9</text:span></text:p>
          </draw:text-box>
        </draw:frame>
        <draw:polygon draw:style-name="gr8" draw:text-style-name="P9" draw:layer="layout" svg:width="1.036cm" svg:height="0.76cm" svg:x="7.77cm" svg:y="4.016cm" svg:viewBox="0 0 1037 761" draw:points="0,0 1037,0 1037,761 0,761">
          <text:p/>
        </draw:polygon>
        <draw:frame draw:style-name="gr5" draw:text-style-name="P6" draw:layer="layout" svg:width="0.489cm" svg:height="0.352cm" svg:x="5.874cm" svg:y="4.222cm">
          <draw:text-box>
            <text:p text:style-name="P4"><text:span text:style-name="T3">7.6</text:span></text:p>
          </draw:text-box>
        </draw:frame>
        <draw:polygon draw:style-name="gr9" draw:text-style-name="P10" draw:layer="layout" svg:width="1.038cm" svg:height="0.76cm" svg:x="8.805cm" svg:y="4.016cm" svg:viewBox="0 0 1039 761" draw:points="0,0 1039,0 1039,761 0,761">
          <text:p/>
        </draw:polygon>
        <draw:frame draw:style-name="gr5" draw:text-style-name="P6" draw:layer="layout" svg:width="0.489cm" svg:height="0.352cm" svg:x="7.01cm" svg:y="4.222cm">
          <draw:text-box>
            <text:p text:style-name="P4"><text:span text:style-name="T2">3.0</text:span></text:p>
          </draw:text-box>
        </draw:frame>
        <draw:polygon draw:style-name="gr6" draw:text-style-name="P7" draw:layer="layout" svg:width="1.236cm" svg:height="0.759cm" svg:x="5.5cm" svg:y="4.775cm" svg:viewBox="0 0 1237 760" draw:points="0,0 1237,0 1237,760 0,760">
          <text:p/>
        </draw:polygon>
        <draw:frame draw:style-name="gr5" draw:text-style-name="P6" draw:layer="layout" svg:width="0.489cm" svg:height="0.352cm" svg:x="8.043cm" svg:y="4.222cm">
          <draw:text-box>
            <text:p text:style-name="P4"><text:span text:style-name="T2">3.5</text:span></text:p>
          </draw:text-box>
        </draw:frame>
        <draw:polygon draw:style-name="gr7" draw:text-style-name="P8" draw:layer="layout" svg:width="1.036cm" svg:height="0.759cm" svg:x="6.734cm" svg:y="4.775cm" svg:viewBox="0 0 1037 760" draw:points="0,0 1037,0 1037,760 0,760">
          <text:p/>
        </draw:polygon>
        <draw:frame draw:style-name="gr5" draw:text-style-name="P6" draw:layer="layout" svg:width="0.489cm" svg:height="0.352cm" svg:x="9.081cm" svg:y="4.222cm">
          <draw:text-box>
            <text:p text:style-name="P4"><text:span text:style-name="T2">4.0</text:span></text:p>
          </draw:text-box>
        </draw:frame>
        <draw:polygon draw:style-name="gr8" draw:text-style-name="P9" draw:layer="layout" svg:width="1.036cm" svg:height="0.759cm" svg:x="7.77cm" svg:y="4.775cm" svg:viewBox="0 0 1037 760" draw:points="0,0 1037,0 1037,760 0,760">
          <text:p/>
        </draw:polygon>
        <draw:frame draw:style-name="gr5" draw:text-style-name="P6" draw:layer="layout" svg:width="0.489cm" svg:height="0.352cm" svg:x="5.874cm" svg:y="4.977cm">
          <draw:text-box>
            <text:p text:style-name="P4"><text:span text:style-name="T3">7.7</text:span></text:p>
          </draw:text-box>
        </draw:frame>
        <draw:polygon draw:style-name="gr9" draw:text-style-name="P10" draw:layer="layout" svg:width="1.038cm" svg:height="0.759cm" svg:x="8.805cm" svg:y="4.775cm" svg:viewBox="0 0 1039 760" draw:points="0,0 1039,0 1039,760 0,760">
          <text:p/>
        </draw:polygon>
        <draw:frame draw:style-name="gr5" draw:text-style-name="P6" draw:layer="layout" svg:width="0.489cm" svg:height="0.352cm" svg:x="7.01cm" svg:y="4.977cm">
          <draw:text-box>
            <text:p text:style-name="P4"><text:span text:style-name="T2">3.0</text:span></text:p>
          </draw:text-box>
        </draw:frame>
        <draw:polygon draw:style-name="gr1" draw:text-style-name="P1" draw:layer="layout" svg:width="1.236cm" svg:height="0.76cm" svg:x="5.5cm" svg:y="5.533cm" svg:viewBox="0 0 1237 761" draw:points="0,0 1237,0 1237,761 0,761">
          <text:p/>
        </draw:polygon>
        <draw:frame draw:style-name="gr5" draw:text-style-name="P6" draw:layer="layout" svg:width="0.489cm" svg:height="0.352cm" svg:x="8.043cm" svg:y="4.977cm">
          <draw:text-box>
            <text:p text:style-name="P4"><text:span text:style-name="T2">3.5</text:span></text:p>
          </draw:text-box>
        </draw:frame>
        <draw:polygon draw:style-name="gr7" draw:text-style-name="P8" draw:layer="layout" svg:width="1.036cm" svg:height="0.76cm" svg:x="6.734cm" svg:y="5.533cm" svg:viewBox="0 0 1037 761" draw:points="0,0 1037,0 1037,761 0,761">
          <text:p/>
        </draw:polygon>
        <draw:frame draw:style-name="gr5" draw:text-style-name="P6" draw:layer="layout" svg:width="0.489cm" svg:height="0.352cm" svg:x="9.081cm" svg:y="4.977cm">
          <draw:text-box>
            <text:p text:style-name="P4"><text:span text:style-name="T2">4.0</text:span></text:p>
          </draw:text-box>
        </draw:frame>
        <draw:polygon draw:style-name="gr8" draw:text-style-name="P9" draw:layer="layout" svg:width="1.036cm" svg:height="0.76cm" svg:x="7.77cm" svg:y="5.533cm" svg:viewBox="0 0 1037 761" draw:points="0,0 1037,0 1037,761 0,761">
          <text:p/>
        </draw:polygon>
        <draw:frame draw:style-name="gr5" draw:text-style-name="P6" draw:layer="layout" svg:width="0.489cm" svg:height="0.352cm" svg:x="5.874cm" svg:y="5.739cm">
          <draw:text-box>
            <text:p text:style-name="P4"><text:span text:style-name="T3">7.8</text:span></text:p>
          </draw:text-box>
        </draw:frame>
        <draw:polygon draw:style-name="gr9" draw:text-style-name="P10" draw:layer="layout" svg:width="1.038cm" svg:height="0.76cm" svg:x="8.805cm" svg:y="5.533cm" svg:viewBox="0 0 1039 761" draw:points="0,0 1039,0 1039,761 0,761">
          <text:p/>
        </draw:polygon>
        <draw:frame draw:style-name="gr5" draw:text-style-name="P6" draw:layer="layout" svg:width="0.489cm" svg:height="0.352cm" svg:x="7.01cm" svg:y="5.739cm">
          <draw:text-box>
            <text:p text:style-name="P4"><text:span text:style-name="T2">3.1</text:span></text:p>
          </draw:text-box>
        </draw:frame>
        <draw:polygon draw:style-name="gr6" draw:text-style-name="P7" draw:layer="layout" svg:width="1.236cm" svg:height="0.759cm" svg:x="5.5cm" svg:y="6.292cm" svg:viewBox="0 0 1237 760" draw:points="0,0 1237,0 1237,760 0,760">
          <text:p/>
        </draw:polygon>
        <draw:frame draw:style-name="gr5" draw:text-style-name="P6" draw:layer="layout" svg:width="0.489cm" svg:height="0.352cm" svg:x="8.043cm" svg:y="5.739cm">
          <draw:text-box>
            <text:p text:style-name="P4"><text:span text:style-name="T2">3.6</text:span></text:p>
          </draw:text-box>
        </draw:frame>
        <draw:polygon draw:style-name="gr7" draw:text-style-name="P8" draw:layer="layout" svg:width="1.036cm" svg:height="0.759cm" svg:x="6.734cm" svg:y="6.292cm" svg:viewBox="0 0 1037 760" draw:points="0,0 1037,0 1037,760 0,760">
          <text:p/>
        </draw:polygon>
        <draw:frame draw:style-name="gr5" draw:text-style-name="P6" draw:layer="layout" svg:width="0.489cm" svg:height="0.352cm" svg:x="9.081cm" svg:y="5.739cm">
          <draw:text-box>
            <text:p text:style-name="P4"><text:span text:style-name="T2">4.1</text:span></text:p>
          </draw:text-box>
        </draw:frame>
        <draw:polygon draw:style-name="gr8" draw:text-style-name="P9" draw:layer="layout" svg:width="1.036cm" svg:height="0.759cm" svg:x="7.77cm" svg:y="6.292cm" svg:viewBox="0 0 1037 760" draw:points="0,0 1037,0 1037,760 0,760">
          <text:p/>
        </draw:polygon>
        <draw:frame draw:style-name="gr5" draw:text-style-name="P6" draw:layer="layout" svg:width="0.489cm" svg:height="0.352cm" svg:x="5.874cm" svg:y="6.494cm">
          <draw:text-box>
            <text:p text:style-name="P4"><text:span text:style-name="T3">7.9</text:span></text:p>
          </draw:text-box>
        </draw:frame>
        <draw:polygon draw:style-name="gr9" draw:text-style-name="P10" draw:layer="layout" svg:width="1.038cm" svg:height="0.759cm" svg:x="8.805cm" svg:y="6.292cm" svg:viewBox="0 0 1039 760" draw:points="0,0 1039,0 1039,760 0,760">
          <text:p/>
        </draw:polygon>
        <draw:frame draw:style-name="gr5" draw:text-style-name="P6" draw:layer="layout" svg:width="0.489cm" svg:height="0.352cm" svg:x="7.01cm" svg:y="6.494cm">
          <draw:text-box>
            <text:p text:style-name="P4"><text:span text:style-name="T2">3.1</text:span></text:p>
          </draw:text-box>
        </draw:frame>
        <draw:polygon draw:style-name="gr1" draw:text-style-name="P1" draw:layer="layout" svg:width="1.236cm" svg:height="0.76cm" svg:x="5.5cm" svg:y="7.05cm" svg:viewBox="0 0 1237 761" draw:points="0,0 1237,0 1237,761 0,761">
          <text:p/>
        </draw:polygon>
        <draw:frame draw:style-name="gr5" draw:text-style-name="P6" draw:layer="layout" svg:width="0.489cm" svg:height="0.352cm" svg:x="8.043cm" svg:y="6.494cm">
          <draw:text-box>
            <text:p text:style-name="P4"><text:span text:style-name="T2">3.6</text:span></text:p>
          </draw:text-box>
        </draw:frame>
        <draw:polygon draw:style-name="gr7" draw:text-style-name="P8" draw:layer="layout" svg:width="1.036cm" svg:height="0.76cm" svg:x="6.734cm" svg:y="7.05cm" svg:viewBox="0 0 1037 761" draw:points="0,0 1037,0 1037,761 0,761">
          <text:p/>
        </draw:polygon>
        <draw:frame draw:style-name="gr5" draw:text-style-name="P6" draw:layer="layout" svg:width="0.489cm" svg:height="0.352cm" svg:x="9.081cm" svg:y="6.494cm">
          <draw:text-box>
            <text:p text:style-name="P4"><text:span text:style-name="T2">4.1</text:span></text:p>
          </draw:text-box>
        </draw:frame>
        <draw:polygon draw:style-name="gr8" draw:text-style-name="P9" draw:layer="layout" svg:width="1.036cm" svg:height="0.76cm" svg:x="7.77cm" svg:y="7.05cm" svg:viewBox="0 0 1037 761" draw:points="0,0 1037,0 1037,761 0,761">
          <text:p/>
        </draw:polygon>
        <draw:frame draw:style-name="gr5" draw:text-style-name="P6" draw:layer="layout" svg:width="0.489cm" svg:height="0.352cm" svg:x="5.874cm" svg:y="7.253cm">
          <draw:text-box>
            <text:p text:style-name="P4"><text:span text:style-name="T3">8.0</text:span></text:p>
          </draw:text-box>
        </draw:frame>
        <draw:polygon draw:style-name="gr9" draw:text-style-name="P10" draw:layer="layout" svg:width="1.038cm" svg:height="0.76cm" svg:x="8.805cm" svg:y="7.05cm" svg:viewBox="0 0 1039 761" draw:points="0,0 1039,0 1039,761 0,761">
          <text:p/>
        </draw:polygon>
        <draw:frame draw:style-name="gr5" draw:text-style-name="P6" draw:layer="layout" svg:width="0.489cm" svg:height="0.352cm" svg:x="7.01cm" svg:y="7.253cm">
          <draw:text-box>
            <text:p text:style-name="P4"><text:span text:style-name="T2">3.2</text:span></text:p>
          </draw:text-box>
        </draw:frame>
        <draw:polygon draw:style-name="gr6" draw:text-style-name="P7" draw:layer="layout" svg:width="1.236cm" svg:height="0.759cm" svg:x="5.5cm" svg:y="7.809cm" svg:viewBox="0 0 1237 760" draw:points="0,0 1237,0 1237,760 0,760">
          <text:p/>
        </draw:polygon>
        <draw:frame draw:style-name="gr5" draw:text-style-name="P6" draw:layer="layout" svg:width="0.489cm" svg:height="0.352cm" svg:x="8.043cm" svg:y="7.253cm">
          <draw:text-box>
            <text:p text:style-name="P4"><text:span text:style-name="T2">3.7</text:span></text:p>
          </draw:text-box>
        </draw:frame>
        <draw:polygon draw:style-name="gr7" draw:text-style-name="P8" draw:layer="layout" svg:width="1.036cm" svg:height="0.759cm" svg:x="6.734cm" svg:y="7.809cm" svg:viewBox="0 0 1037 760" draw:points="0,0 1037,0 1037,760 0,760">
          <text:p/>
        </draw:polygon>
        <draw:frame draw:style-name="gr5" draw:text-style-name="P6" draw:layer="layout" svg:width="0.489cm" svg:height="0.352cm" svg:x="9.081cm" svg:y="7.253cm">
          <draw:text-box>
            <text:p text:style-name="P4"><text:span text:style-name="T2">4.2</text:span></text:p>
          </draw:text-box>
        </draw:frame>
        <draw:polygon draw:style-name="gr8" draw:text-style-name="P9" draw:layer="layout" svg:width="1.036cm" svg:height="0.759cm" svg:x="7.77cm" svg:y="7.809cm" svg:viewBox="0 0 1037 760" draw:points="0,0 1037,0 1037,760 0,760">
          <text:p/>
        </draw:polygon>
        <draw:frame draw:style-name="gr5" draw:text-style-name="P6" draw:layer="layout" svg:width="0.489cm" svg:height="0.352cm" svg:x="5.874cm" svg:y="8.015cm">
          <draw:text-box>
            <text:p text:style-name="P4"><text:span text:style-name="T3">8.1</text:span></text:p>
          </draw:text-box>
        </draw:frame>
        <draw:polygon draw:style-name="gr9" draw:text-style-name="P10" draw:layer="layout" svg:width="1.038cm" svg:height="0.759cm" svg:x="8.805cm" svg:y="7.809cm" svg:viewBox="0 0 1039 760" draw:points="0,0 1039,0 1039,760 0,760">
          <text:p/>
        </draw:polygon>
        <draw:frame draw:style-name="gr5" draw:text-style-name="P6" draw:layer="layout" svg:width="0.489cm" svg:height="0.352cm" svg:x="7.01cm" svg:y="8.015cm">
          <draw:text-box>
            <text:p text:style-name="P4"><text:span text:style-name="T2">3.2</text:span></text:p>
          </draw:text-box>
        </draw:frame>
        <draw:polygon draw:style-name="gr1" draw:text-style-name="P1" draw:layer="layout" svg:width="1.236cm" svg:height="0.76cm" svg:x="5.5cm" svg:y="8.567cm" svg:viewBox="0 0 1237 761" draw:points="0,0 1237,0 1237,761 0,761">
          <text:p/>
        </draw:polygon>
        <draw:frame draw:style-name="gr5" draw:text-style-name="P6" draw:layer="layout" svg:width="0.489cm" svg:height="0.352cm" svg:x="8.043cm" svg:y="8.015cm">
          <draw:text-box>
            <text:p text:style-name="P4"><text:span text:style-name="T2">3.7</text:span></text:p>
          </draw:text-box>
        </draw:frame>
        <draw:polygon draw:style-name="gr7" draw:text-style-name="P8" draw:layer="layout" svg:width="1.036cm" svg:height="0.76cm" svg:x="6.734cm" svg:y="8.567cm" svg:viewBox="0 0 1037 761" draw:points="0,0 1037,0 1037,761 0,761">
          <text:p/>
        </draw:polygon>
        <draw:frame draw:style-name="gr5" draw:text-style-name="P6" draw:layer="layout" svg:width="0.489cm" svg:height="0.352cm" svg:x="9.081cm" svg:y="8.015cm">
          <draw:text-box>
            <text:p text:style-name="P4"><text:span text:style-name="T2">4.3</text:span></text:p>
          </draw:text-box>
        </draw:frame>
        <draw:polygon draw:style-name="gr8" draw:text-style-name="P9" draw:layer="layout" svg:width="1.036cm" svg:height="0.76cm" svg:x="7.77cm" svg:y="8.567cm" svg:viewBox="0 0 1037 761" draw:points="0,0 1037,0 1037,761 0,761">
          <text:p/>
        </draw:polygon>
        <draw:frame draw:style-name="gr5" draw:text-style-name="P6" draw:layer="layout" svg:width="0.489cm" svg:height="0.352cm" svg:x="5.874cm" svg:y="8.77cm">
          <draw:text-box>
            <text:p text:style-name="P4"><text:span text:style-name="T3">8.2</text:span></text:p>
          </draw:text-box>
        </draw:frame>
        <draw:polygon draw:style-name="gr9" draw:text-style-name="P10" draw:layer="layout" svg:width="1.038cm" svg:height="0.76cm" svg:x="8.805cm" svg:y="8.567cm" svg:viewBox="0 0 1039 761" draw:points="0,0 1039,0 1039,761 0,761">
          <text:p/>
        </draw:polygon>
        <draw:frame draw:style-name="gr5" draw:text-style-name="P6" draw:layer="layout" svg:width="0.489cm" svg:height="0.352cm" svg:x="7.01cm" svg:y="8.77cm">
          <draw:text-box>
            <text:p text:style-name="P4"><text:span text:style-name="T2">3.2</text:span></text:p>
          </draw:text-box>
        </draw:frame>
        <draw:polygon draw:style-name="gr6" draw:text-style-name="P7" draw:layer="layout" svg:width="1.236cm" svg:height="0.759cm" svg:x="5.5cm" svg:y="9.326cm" svg:viewBox="0 0 1237 760" draw:points="0,0 1237,0 1237,760 0,760">
          <text:p/>
        </draw:polygon>
        <draw:frame draw:style-name="gr5" draw:text-style-name="P6" draw:layer="layout" svg:width="0.489cm" svg:height="0.352cm" svg:x="8.043cm" svg:y="8.77cm">
          <draw:text-box>
            <text:p text:style-name="P4"><text:span text:style-name="T2">3.8</text:span></text:p>
          </draw:text-box>
        </draw:frame>
        <draw:polygon draw:style-name="gr7" draw:text-style-name="P8" draw:layer="layout" svg:width="1.036cm" svg:height="0.759cm" svg:x="6.734cm" svg:y="9.326cm" svg:viewBox="0 0 1037 760" draw:points="0,0 1037,0 1037,760 0,760">
          <text:p/>
        </draw:polygon>
        <draw:frame draw:style-name="gr5" draw:text-style-name="P6" draw:layer="layout" svg:width="0.489cm" svg:height="0.352cm" svg:x="9.081cm" svg:y="8.77cm">
          <draw:text-box>
            <text:p text:style-name="P4"><text:span text:style-name="T2">4.3</text:span></text:p>
          </draw:text-box>
        </draw:frame>
        <draw:polygon draw:style-name="gr8" draw:text-style-name="P9" draw:layer="layout" svg:width="1.036cm" svg:height="0.759cm" svg:x="7.77cm" svg:y="9.326cm" svg:viewBox="0 0 1037 760" draw:points="0,0 1037,0 1037,760 0,760">
          <text:p/>
        </draw:polygon>
        <draw:frame draw:style-name="gr5" draw:text-style-name="P6" draw:layer="layout" svg:width="0.489cm" svg:height="0.352cm" svg:x="5.874cm" svg:y="9.532cm">
          <draw:text-box>
            <text:p text:style-name="P4"><text:span text:style-name="T3">8.3</text:span></text:p>
          </draw:text-box>
        </draw:frame>
        <draw:polygon draw:style-name="gr9" draw:text-style-name="P10" draw:layer="layout" svg:width="1.038cm" svg:height="0.759cm" svg:x="8.805cm" svg:y="9.326cm" svg:viewBox="0 0 1039 760" draw:points="0,0 1039,0 1039,760 0,760">
          <text:p/>
        </draw:polygon>
        <draw:frame draw:style-name="gr5" draw:text-style-name="P6" draw:layer="layout" svg:width="0.489cm" svg:height="0.352cm" svg:x="7.01cm" svg:y="9.532cm">
          <draw:text-box>
            <text:p text:style-name="P4"><text:span text:style-name="T2">3.3</text:span></text:p>
          </draw:text-box>
        </draw:frame>
        <draw:polygon draw:style-name="gr1" draw:text-style-name="P1" draw:layer="layout" svg:width="1.236cm" svg:height="0.76cm" svg:x="5.5cm" svg:y="10.084cm" svg:viewBox="0 0 1237 761" draw:points="0,0 1237,0 1237,761 0,761">
          <text:p/>
        </draw:polygon>
        <draw:frame draw:style-name="gr5" draw:text-style-name="P6" draw:layer="layout" svg:width="0.489cm" svg:height="0.352cm" svg:x="8.043cm" svg:y="9.532cm">
          <draw:text-box>
            <text:p text:style-name="P4"><text:span text:style-name="T2">3.8</text:span></text:p>
          </draw:text-box>
        </draw:frame>
        <draw:polygon draw:style-name="gr7" draw:text-style-name="P8" draw:layer="layout" svg:width="1.036cm" svg:height="0.76cm" svg:x="6.734cm" svg:y="10.084cm" svg:viewBox="0 0 1037 761" draw:points="0,0 1037,0 1037,761 0,761">
          <text:p/>
        </draw:polygon>
        <draw:frame draw:style-name="gr5" draw:text-style-name="P6" draw:layer="layout" svg:width="0.489cm" svg:height="0.352cm" svg:x="9.081cm" svg:y="9.532cm">
          <draw:text-box>
            <text:p text:style-name="P4"><text:span text:style-name="T2">4.4</text:span></text:p>
          </draw:text-box>
        </draw:frame>
        <draw:polygon draw:style-name="gr8" draw:text-style-name="P9" draw:layer="layout" svg:width="1.036cm" svg:height="0.76cm" svg:x="7.77cm" svg:y="10.084cm" svg:viewBox="0 0 1037 761" draw:points="0,0 1037,0 1037,761 0,761">
          <text:p/>
        </draw:polygon>
        <draw:frame draw:style-name="gr5" draw:text-style-name="P6" draw:layer="layout" svg:width="0.489cm" svg:height="0.352cm" svg:x="5.874cm" svg:y="10.287cm">
          <draw:text-box>
            <text:p text:style-name="P4"><text:span text:style-name="T3">8.4</text:span></text:p>
          </draw:text-box>
        </draw:frame>
        <draw:polygon draw:style-name="gr9" draw:text-style-name="P10" draw:layer="layout" svg:width="1.038cm" svg:height="0.76cm" svg:x="8.805cm" svg:y="10.084cm" svg:viewBox="0 0 1039 761" draw:points="0,0 1039,0 1039,761 0,761">
          <text:p/>
        </draw:polygon>
        <draw:frame draw:style-name="gr5" draw:text-style-name="P6" draw:layer="layout" svg:width="0.489cm" svg:height="0.352cm" svg:x="7.01cm" svg:y="10.287cm">
          <draw:text-box>
            <text:p text:style-name="P4"><text:span text:style-name="T2">3.3</text:span></text:p>
          </draw:text-box>
        </draw:frame>
        <draw:polygon draw:style-name="gr6" draw:text-style-name="P7" draw:layer="layout" svg:width="1.236cm" svg:height="0.759cm" svg:x="5.5cm" svg:y="10.843cm" svg:viewBox="0 0 1237 760" draw:points="0,0 1237,0 1237,760 0,760">
          <text:p/>
        </draw:polygon>
        <draw:frame draw:style-name="gr5" draw:text-style-name="P6" draw:layer="layout" svg:width="0.489cm" svg:height="0.352cm" svg:x="8.043cm" svg:y="10.287cm">
          <draw:text-box>
            <text:p text:style-name="P4"><text:span text:style-name="T2">3.9</text:span></text:p>
          </draw:text-box>
        </draw:frame>
        <draw:polygon draw:style-name="gr7" draw:text-style-name="P8" draw:layer="layout" svg:width="1.036cm" svg:height="0.759cm" svg:x="6.734cm" svg:y="10.843cm" svg:viewBox="0 0 1037 760" draw:points="0,0 1037,0 1037,760 0,760">
          <text:p/>
        </draw:polygon>
        <draw:frame draw:style-name="gr5" draw:text-style-name="P6" draw:layer="layout" svg:width="0.489cm" svg:height="0.352cm" svg:x="9.081cm" svg:y="10.287cm">
          <draw:text-box>
            <text:p text:style-name="P4"><text:span text:style-name="T2">4.4</text:span></text:p>
          </draw:text-box>
        </draw:frame>
        <draw:polygon draw:style-name="gr8" draw:text-style-name="P9" draw:layer="layout" svg:width="1.036cm" svg:height="0.759cm" svg:x="7.77cm" svg:y="10.843cm" svg:viewBox="0 0 1037 760" draw:points="0,0 1037,0 1037,760 0,760">
          <text:p/>
        </draw:polygon>
        <draw:frame draw:style-name="gr5" draw:text-style-name="P6" draw:layer="layout" svg:width="0.489cm" svg:height="0.352cm" svg:x="5.874cm" svg:y="11.049cm">
          <draw:text-box>
            <text:p text:style-name="P4"><text:span text:style-name="T3">8.5</text:span></text:p>
          </draw:text-box>
        </draw:frame>
        <draw:polygon draw:style-name="gr9" draw:text-style-name="P10" draw:layer="layout" svg:width="1.038cm" svg:height="0.759cm" svg:x="8.805cm" svg:y="10.843cm" svg:viewBox="0 0 1039 760" draw:points="0,0 1039,0 1039,760 0,760">
          <text:p/>
        </draw:polygon>
        <draw:frame draw:style-name="gr5" draw:text-style-name="P6" draw:layer="layout" svg:width="0.489cm" svg:height="0.352cm" svg:x="7.01cm" svg:y="11.049cm">
          <draw:text-box>
            <text:p text:style-name="P4"><text:span text:style-name="T2">3.3</text:span></text:p>
          </draw:text-box>
        </draw:frame>
        <draw:polygon draw:style-name="gr1" draw:text-style-name="P1" draw:layer="layout" svg:width="1.236cm" svg:height="0.76cm" svg:x="5.5cm" svg:y="11.601cm" svg:viewBox="0 0 1237 761" draw:points="0,0 1237,0 1237,761 0,761">
          <text:p/>
        </draw:polygon>
        <draw:frame draw:style-name="gr5" draw:text-style-name="P6" draw:layer="layout" svg:width="0.489cm" svg:height="0.352cm" svg:x="8.043cm" svg:y="11.049cm">
          <draw:text-box>
            <text:p text:style-name="P4"><text:span text:style-name="T2">3.9</text:span></text:p>
          </draw:text-box>
        </draw:frame>
        <draw:polygon draw:style-name="gr7" draw:text-style-name="P8" draw:layer="layout" svg:width="1.036cm" svg:height="0.76cm" svg:x="6.734cm" svg:y="11.601cm" svg:viewBox="0 0 1037 761" draw:points="0,0 1037,0 1037,761 0,761">
          <text:p/>
        </draw:polygon>
        <draw:frame draw:style-name="gr5" draw:text-style-name="P6" draw:layer="layout" svg:width="0.489cm" svg:height="0.352cm" svg:x="9.081cm" svg:y="11.049cm">
          <draw:text-box>
            <text:p text:style-name="P4"><text:span text:style-name="T2">4.5</text:span></text:p>
          </draw:text-box>
        </draw:frame>
        <draw:polygon draw:style-name="gr8" draw:text-style-name="P9" draw:layer="layout" svg:width="1.036cm" svg:height="0.76cm" svg:x="7.77cm" svg:y="11.601cm" svg:viewBox="0 0 1037 761" draw:points="0,0 1037,0 1037,761 0,761">
          <text:p/>
        </draw:polygon>
        <draw:frame draw:style-name="gr5" draw:text-style-name="P6" draw:layer="layout" svg:width="0.489cm" svg:height="0.352cm" svg:x="5.874cm" svg:y="11.804cm">
          <draw:text-box>
            <text:p text:style-name="P4"><text:span text:style-name="T3">8.6</text:span></text:p>
          </draw:text-box>
        </draw:frame>
        <draw:polygon draw:style-name="gr9" draw:text-style-name="P10" draw:layer="layout" svg:width="1.038cm" svg:height="0.76cm" svg:x="8.805cm" svg:y="11.601cm" svg:viewBox="0 0 1039 761" draw:points="0,0 1039,0 1039,761 0,761">
          <text:p/>
        </draw:polygon>
        <draw:frame draw:style-name="gr5" draw:text-style-name="P6" draw:layer="layout" svg:width="0.489cm" svg:height="0.352cm" svg:x="7.01cm" svg:y="11.804cm">
          <draw:text-box>
            <text:p text:style-name="P4"><text:span text:style-name="T2">3.4</text:span></text:p>
          </draw:text-box>
        </draw:frame>
        <draw:polygon draw:style-name="gr6" draw:text-style-name="P7" draw:layer="layout" svg:width="1.236cm" svg:height="0.759cm" svg:x="5.5cm" svg:y="12.36cm" svg:viewBox="0 0 1237 760" draw:points="0,0 1237,0 1237,760 0,760">
          <text:p/>
        </draw:polygon>
        <draw:frame draw:style-name="gr5" draw:text-style-name="P6" draw:layer="layout" svg:width="0.489cm" svg:height="0.352cm" svg:x="8.043cm" svg:y="11.804cm">
          <draw:text-box>
            <text:p text:style-name="P4"><text:span text:style-name="T2">4.0</text:span></text:p>
          </draw:text-box>
        </draw:frame>
        <draw:polygon draw:style-name="gr7" draw:text-style-name="P8" draw:layer="layout" svg:width="1.036cm" svg:height="0.759cm" svg:x="6.734cm" svg:y="12.36cm" svg:viewBox="0 0 1037 760" draw:points="0,0 1037,0 1037,760 0,760">
          <text:p/>
        </draw:polygon>
        <draw:frame draw:style-name="gr5" draw:text-style-name="P6" draw:layer="layout" svg:width="0.489cm" svg:height="0.352cm" svg:x="9.081cm" svg:y="11.804cm">
          <draw:text-box>
            <text:p text:style-name="P4"><text:span text:style-name="T2">4.5</text:span></text:p>
          </draw:text-box>
        </draw:frame>
        <draw:polygon draw:style-name="gr8" draw:text-style-name="P9" draw:layer="layout" svg:width="1.036cm" svg:height="0.759cm" svg:x="7.77cm" svg:y="12.36cm" svg:viewBox="0 0 1037 760" draw:points="0,0 1037,0 1037,760 0,760">
          <text:p/>
        </draw:polygon>
        <draw:frame draw:style-name="gr5" draw:text-style-name="P6" draw:layer="layout" svg:width="0.489cm" svg:height="0.352cm" svg:x="5.874cm" svg:y="12.566cm">
          <draw:text-box>
            <text:p text:style-name="P4"><text:span text:style-name="T3">8.7</text:span></text:p>
          </draw:text-box>
        </draw:frame>
        <draw:polygon draw:style-name="gr9" draw:text-style-name="P10" draw:layer="layout" svg:width="1.038cm" svg:height="0.759cm" svg:x="8.805cm" svg:y="12.36cm" svg:viewBox="0 0 1039 760" draw:points="0,0 1039,0 1039,760 0,760">
          <text:p/>
        </draw:polygon>
        <draw:frame draw:style-name="gr5" draw:text-style-name="P6" draw:layer="layout" svg:width="0.489cm" svg:height="0.352cm" svg:x="7.01cm" svg:y="12.566cm">
          <draw:text-box>
            <text:p text:style-name="P4"><text:span text:style-name="T2">3.4</text:span></text:p>
          </draw:text-box>
        </draw:frame>
        <draw:polygon draw:style-name="gr1" draw:text-style-name="P1" draw:layer="layout" svg:width="1.236cm" svg:height="0.76cm" svg:x="5.5cm" svg:y="13.118cm" svg:viewBox="0 0 1237 761" draw:points="0,0 1237,0 1237,761 0,761">
          <text:p/>
        </draw:polygon>
        <draw:frame draw:style-name="gr5" draw:text-style-name="P6" draw:layer="layout" svg:width="0.489cm" svg:height="0.352cm" svg:x="8.043cm" svg:y="12.566cm">
          <draw:text-box>
            <text:p text:style-name="P4"><text:span text:style-name="T2">4.0</text:span></text:p>
          </draw:text-box>
        </draw:frame>
        <draw:polygon draw:style-name="gr7" draw:text-style-name="P8" draw:layer="layout" svg:width="1.036cm" svg:height="0.76cm" svg:x="6.734cm" svg:y="13.118cm" svg:viewBox="0 0 1037 761" draw:points="0,0 1037,0 1037,761 0,761">
          <text:p/>
        </draw:polygon>
        <draw:frame draw:style-name="gr5" draw:text-style-name="P6" draw:layer="layout" svg:width="0.489cm" svg:height="0.352cm" svg:x="9.081cm" svg:y="12.566cm">
          <draw:text-box>
            <text:p text:style-name="P4"><text:span text:style-name="T2">4.6</text:span></text:p>
          </draw:text-box>
        </draw:frame>
        <draw:polygon draw:style-name="gr8" draw:text-style-name="P9" draw:layer="layout" svg:width="1.036cm" svg:height="0.76cm" svg:x="7.77cm" svg:y="13.118cm" svg:viewBox="0 0 1037 761" draw:points="0,0 1037,0 1037,761 0,761">
          <text:p/>
        </draw:polygon>
        <draw:frame draw:style-name="gr5" draw:text-style-name="P6" draw:layer="layout" svg:width="0.489cm" svg:height="0.352cm" svg:x="5.874cm" svg:y="13.321cm">
          <draw:text-box>
            <text:p text:style-name="P4"><text:span text:style-name="T3">8.8</text:span></text:p>
          </draw:text-box>
        </draw:frame>
        <draw:polygon draw:style-name="gr9" draw:text-style-name="P10" draw:layer="layout" svg:width="1.038cm" svg:height="0.76cm" svg:x="8.805cm" svg:y="13.118cm" svg:viewBox="0 0 1039 761" draw:points="0,0 1039,0 1039,761 0,761">
          <text:p/>
        </draw:polygon>
        <draw:frame draw:style-name="gr5" draw:text-style-name="P6" draw:layer="layout" svg:width="0.489cm" svg:height="0.352cm" svg:x="7.01cm" svg:y="13.321cm">
          <draw:text-box>
            <text:p text:style-name="P4"><text:span text:style-name="T2">3.5</text:span></text:p>
          </draw:text-box>
        </draw:frame>
        <draw:polygon draw:style-name="gr6" draw:text-style-name="P7" draw:layer="layout" svg:width="1.236cm" svg:height="0.759cm" svg:x="5.5cm" svg:y="13.877cm" svg:viewBox="0 0 1237 760" draw:points="0,0 1237,0 1237,760 0,760">
          <text:p/>
        </draw:polygon>
        <draw:frame draw:style-name="gr5" draw:text-style-name="P6" draw:layer="layout" svg:width="0.489cm" svg:height="0.352cm" svg:x="8.043cm" svg:y="13.321cm">
          <draw:text-box>
            <text:p text:style-name="P4"><text:span text:style-name="T2">4.0</text:span></text:p>
          </draw:text-box>
        </draw:frame>
        <draw:polygon draw:style-name="gr7" draw:text-style-name="P8" draw:layer="layout" svg:width="1.036cm" svg:height="0.759cm" svg:x="6.734cm" svg:y="13.877cm" svg:viewBox="0 0 1037 760" draw:points="0,0 1037,0 1037,760 0,760">
          <text:p/>
        </draw:polygon>
        <draw:frame draw:style-name="gr5" draw:text-style-name="P6" draw:layer="layout" svg:width="0.489cm" svg:height="0.352cm" svg:x="9.081cm" svg:y="13.321cm">
          <draw:text-box>
            <text:p text:style-name="P4"><text:span text:style-name="T2">4.6</text:span></text:p>
          </draw:text-box>
        </draw:frame>
        <draw:polygon draw:style-name="gr8" draw:text-style-name="P9" draw:layer="layout" svg:width="1.036cm" svg:height="0.759cm" svg:x="7.77cm" svg:y="13.877cm" svg:viewBox="0 0 1037 760" draw:points="0,0 1037,0 1037,760 0,760">
          <text:p/>
        </draw:polygon>
        <draw:frame draw:style-name="gr5" draw:text-style-name="P6" draw:layer="layout" svg:width="0.489cm" svg:height="0.352cm" svg:x="5.874cm" svg:y="14.083cm">
          <draw:text-box>
            <text:p text:style-name="P4"><text:span text:style-name="T3">8.9</text:span></text:p>
          </draw:text-box>
        </draw:frame>
        <draw:polygon draw:style-name="gr9" draw:text-style-name="P10" draw:layer="layout" svg:width="1.038cm" svg:height="0.759cm" svg:x="8.805cm" svg:y="13.877cm" svg:viewBox="0 0 1039 760" draw:points="0,0 1039,0 1039,760 0,760">
          <text:p/>
        </draw:polygon>
        <draw:frame draw:style-name="gr5" draw:text-style-name="P6" draw:layer="layout" svg:width="0.489cm" svg:height="0.352cm" svg:x="7.01cm" svg:y="14.083cm">
          <draw:text-box>
            <text:p text:style-name="P4"><text:span text:style-name="T2">3.5</text:span></text:p>
          </draw:text-box>
        </draw:frame>
        <draw:polygon draw:style-name="gr1" draw:text-style-name="P1" draw:layer="layout" svg:width="1.236cm" svg:height="0.76cm" svg:x="5.5cm" svg:y="14.635cm" svg:viewBox="0 0 1237 761" draw:points="0,0 1237,0 1237,761 0,761">
          <text:p/>
        </draw:polygon>
        <draw:frame draw:style-name="gr5" draw:text-style-name="P6" draw:layer="layout" svg:width="0.489cm" svg:height="0.352cm" svg:x="8.043cm" svg:y="14.083cm">
          <draw:text-box>
            <text:p text:style-name="P4"><text:span text:style-name="T2">4.1</text:span></text:p>
          </draw:text-box>
        </draw:frame>
        <draw:polygon draw:style-name="gr7" draw:text-style-name="P8" draw:layer="layout" svg:width="1.036cm" svg:height="0.76cm" svg:x="6.734cm" svg:y="14.635cm" svg:viewBox="0 0 1037 761" draw:points="0,0 1037,0 1037,761 0,761">
          <text:p/>
        </draw:polygon>
        <draw:frame draw:style-name="gr5" draw:text-style-name="P6" draw:layer="layout" svg:width="0.489cm" svg:height="0.352cm" svg:x="9.081cm" svg:y="14.083cm">
          <draw:text-box>
            <text:p text:style-name="P4"><text:span text:style-name="T2">4.7</text:span></text:p>
          </draw:text-box>
        </draw:frame>
        <draw:polygon draw:style-name="gr8" draw:text-style-name="P9" draw:layer="layout" svg:width="1.036cm" svg:height="0.76cm" svg:x="7.77cm" svg:y="14.635cm" svg:viewBox="0 0 1037 761" draw:points="0,0 1037,0 1037,761 0,761">
          <text:p/>
        </draw:polygon>
        <draw:frame draw:style-name="gr5" draw:text-style-name="P6" draw:layer="layout" svg:width="0.489cm" svg:height="0.352cm" svg:x="5.874cm" svg:y="14.837cm">
          <draw:text-box>
            <text:p text:style-name="P4"><text:span text:style-name="T3">9.0</text:span></text:p>
          </draw:text-box>
        </draw:frame>
        <draw:polygon draw:style-name="gr9" draw:text-style-name="P10" draw:layer="layout" svg:width="1.038cm" svg:height="0.76cm" svg:x="8.805cm" svg:y="14.635cm" svg:viewBox="0 0 1039 761" draw:points="0,0 1039,0 1039,761 0,761">
          <text:p/>
        </draw:polygon>
        <draw:frame draw:style-name="gr5" draw:text-style-name="P6" draw:layer="layout" svg:width="0.489cm" svg:height="0.352cm" svg:x="7.01cm" svg:y="14.837cm">
          <draw:text-box>
            <text:p text:style-name="P4"><text:span text:style-name="T2">3.5</text:span></text:p>
          </draw:text-box>
        </draw:frame>
        <draw:polygon draw:style-name="gr6" draw:text-style-name="P7" draw:layer="layout" svg:width="1.236cm" svg:height="0.759cm" svg:x="5.5cm" svg:y="15.394cm" svg:viewBox="0 0 1237 760" draw:points="0,0 1237,0 1237,760 0,760">
          <text:p/>
        </draw:polygon>
        <draw:frame draw:style-name="gr5" draw:text-style-name="P6" draw:layer="layout" svg:width="0.489cm" svg:height="0.352cm" svg:x="8.043cm" svg:y="14.837cm">
          <draw:text-box>
            <text:p text:style-name="P4"><text:span text:style-name="T2">4.1</text:span></text:p>
          </draw:text-box>
        </draw:frame>
        <draw:polygon draw:style-name="gr7" draw:text-style-name="P8" draw:layer="layout" svg:width="1.036cm" svg:height="0.759cm" svg:x="6.734cm" svg:y="15.394cm" svg:viewBox="0 0 1037 760" draw:points="0,0 1037,0 1037,760 0,760">
          <text:p/>
        </draw:polygon>
        <draw:frame draw:style-name="gr5" draw:text-style-name="P6" draw:layer="layout" svg:width="0.489cm" svg:height="0.352cm" svg:x="9.081cm" svg:y="14.837cm">
          <draw:text-box>
            <text:p text:style-name="P4"><text:span text:style-name="T2">4.7</text:span></text:p>
          </draw:text-box>
        </draw:frame>
        <draw:polygon draw:style-name="gr8" draw:text-style-name="P9" draw:layer="layout" svg:width="1.036cm" svg:height="0.759cm" svg:x="7.77cm" svg:y="15.394cm" svg:viewBox="0 0 1037 760" draw:points="0,0 1037,0 1037,760 0,760">
          <text:p/>
        </draw:polygon>
        <draw:frame draw:style-name="gr5" draw:text-style-name="P6" draw:layer="layout" svg:width="0.489cm" svg:height="0.352cm" svg:x="5.874cm" svg:y="15.599cm">
          <draw:text-box>
            <text:p text:style-name="P4"><text:span text:style-name="T3">9.1</text:span></text:p>
          </draw:text-box>
        </draw:frame>
        <draw:polygon draw:style-name="gr9" draw:text-style-name="P10" draw:layer="layout" svg:width="1.038cm" svg:height="0.759cm" svg:x="8.805cm" svg:y="15.394cm" svg:viewBox="0 0 1039 760" draw:points="0,0 1039,0 1039,760 0,760">
          <text:p/>
        </draw:polygon>
        <draw:frame draw:style-name="gr5" draw:text-style-name="P6" draw:layer="layout" svg:width="0.489cm" svg:height="0.352cm" svg:x="7.01cm" svg:y="15.599cm">
          <draw:text-box>
            <text:p text:style-name="P4"><text:span text:style-name="T2">3.6</text:span></text:p>
          </draw:text-box>
        </draw:frame>
        <draw:polygon draw:style-name="gr1" draw:text-style-name="P1" draw:layer="layout" svg:width="1.236cm" svg:height="0.759cm" svg:x="5.5cm" svg:y="16.152cm" svg:viewBox="0 0 1237 760" draw:points="0,0 1237,0 1237,760 0,760">
          <text:p/>
        </draw:polygon>
        <draw:frame draw:style-name="gr5" draw:text-style-name="P6" draw:layer="layout" svg:width="0.489cm" svg:height="0.352cm" svg:x="8.043cm" svg:y="15.599cm">
          <draw:text-box>
            <text:p text:style-name="P4"><text:span text:style-name="T2">4.2</text:span></text:p>
          </draw:text-box>
        </draw:frame>
        <draw:polygon draw:style-name="gr7" draw:text-style-name="P8" draw:layer="layout" svg:width="1.036cm" svg:height="0.759cm" svg:x="6.734cm" svg:y="16.152cm" svg:viewBox="0 0 1037 760" draw:points="0,0 1037,0 1037,760 0,760">
          <text:p/>
        </draw:polygon>
        <draw:frame draw:style-name="gr5" draw:text-style-name="P6" draw:layer="layout" svg:width="0.489cm" svg:height="0.352cm" svg:x="9.081cm" svg:y="15.599cm">
          <draw:text-box>
            <text:p text:style-name="P4"><text:span text:style-name="T2">4.8</text:span></text:p>
          </draw:text-box>
        </draw:frame>
        <draw:polygon draw:style-name="gr8" draw:text-style-name="P9" draw:layer="layout" svg:width="1.036cm" svg:height="0.759cm" svg:x="7.77cm" svg:y="16.152cm" svg:viewBox="0 0 1037 760" draw:points="0,0 1037,0 1037,760 0,760">
          <text:p/>
        </draw:polygon>
        <draw:frame draw:style-name="gr5" draw:text-style-name="P6" draw:layer="layout" svg:width="0.489cm" svg:height="0.352cm" svg:x="5.874cm" svg:y="16.354cm">
          <draw:text-box>
            <text:p text:style-name="P4"><text:span text:style-name="T3">9.2</text:span></text:p>
          </draw:text-box>
        </draw:frame>
        <draw:polygon draw:style-name="gr9" draw:text-style-name="P10" draw:layer="layout" svg:width="1.038cm" svg:height="0.759cm" svg:x="8.805cm" svg:y="16.152cm" svg:viewBox="0 0 1039 760" draw:points="0,0 1039,0 1039,760 0,760">
          <text:p/>
        </draw:polygon>
        <draw:frame draw:style-name="gr5" draw:text-style-name="P6" draw:layer="layout" svg:width="0.489cm" svg:height="0.352cm" svg:x="7.01cm" svg:y="16.354cm">
          <draw:text-box>
            <text:p text:style-name="P4"><text:span text:style-name="T2">3.6</text:span></text:p>
          </draw:text-box>
        </draw:frame>
        <draw:polygon draw:style-name="gr6" draw:text-style-name="P7" draw:layer="layout" svg:width="1.236cm" svg:height="0.76cm" svg:x="5.5cm" svg:y="16.91cm" svg:viewBox="0 0 1237 761" draw:points="0,0 1237,0 1237,761 0,761">
          <text:p/>
        </draw:polygon>
        <draw:frame draw:style-name="gr5" draw:text-style-name="P6" draw:layer="layout" svg:width="0.489cm" svg:height="0.352cm" svg:x="8.043cm" svg:y="16.354cm">
          <draw:text-box>
            <text:p text:style-name="P4"><text:span text:style-name="T2">4.2</text:span></text:p>
          </draw:text-box>
        </draw:frame>
        <draw:polygon draw:style-name="gr7" draw:text-style-name="P8" draw:layer="layout" svg:width="1.036cm" svg:height="0.76cm" svg:x="6.734cm" svg:y="16.91cm" svg:viewBox="0 0 1037 761" draw:points="0,0 1037,0 1037,761 0,761">
          <text:p/>
        </draw:polygon>
        <draw:frame draw:style-name="gr5" draw:text-style-name="P6" draw:layer="layout" svg:width="0.489cm" svg:height="0.352cm" svg:x="9.081cm" svg:y="16.354cm">
          <draw:text-box>
            <text:p text:style-name="P4"><text:span text:style-name="T2">4.8</text:span></text:p>
          </draw:text-box>
        </draw:frame>
        <draw:polygon draw:style-name="gr8" draw:text-style-name="P9" draw:layer="layout" svg:width="1.036cm" svg:height="0.76cm" svg:x="7.77cm" svg:y="16.91cm" svg:viewBox="0 0 1037 761" draw:points="0,0 1037,0 1037,761 0,761">
          <text:p/>
        </draw:polygon>
        <draw:frame draw:style-name="gr5" draw:text-style-name="P6" draw:layer="layout" svg:width="0.489cm" svg:height="0.352cm" svg:x="5.874cm" svg:y="17.116cm">
          <draw:text-box>
            <text:p text:style-name="P4"><text:span text:style-name="T3">9.3</text:span></text:p>
          </draw:text-box>
        </draw:frame>
        <draw:polygon draw:style-name="gr9" draw:text-style-name="P10" draw:layer="layout" svg:width="1.038cm" svg:height="0.76cm" svg:x="8.805cm" svg:y="16.91cm" svg:viewBox="0 0 1039 761" draw:points="0,0 1039,0 1039,761 0,761">
          <text:p/>
        </draw:polygon>
        <draw:frame draw:style-name="gr5" draw:text-style-name="P6" draw:layer="layout" svg:width="0.489cm" svg:height="0.352cm" svg:x="7.01cm" svg:y="17.116cm">
          <draw:text-box>
            <text:p text:style-name="P4"><text:span text:style-name="T2">3.7</text:span></text:p>
          </draw:text-box>
        </draw:frame>
        <draw:polygon draw:style-name="gr1" draw:text-style-name="P1" draw:layer="layout" svg:width="1.236cm" svg:height="0.759cm" svg:x="5.5cm" svg:y="17.669cm" svg:viewBox="0 0 1237 760" draw:points="0,0 1237,0 1237,760 0,760">
          <text:p/>
        </draw:polygon>
        <draw:frame draw:style-name="gr5" draw:text-style-name="P6" draw:layer="layout" svg:width="0.489cm" svg:height="0.352cm" svg:x="8.043cm" svg:y="17.116cm">
          <draw:text-box>
            <text:p text:style-name="P4"><text:span text:style-name="T2">4.3</text:span></text:p>
          </draw:text-box>
        </draw:frame>
        <draw:polygon draw:style-name="gr7" draw:text-style-name="P8" draw:layer="layout" svg:width="1.036cm" svg:height="0.759cm" svg:x="6.734cm" svg:y="17.669cm" svg:viewBox="0 0 1037 760" draw:points="0,0 1037,0 1037,760 0,760">
          <text:p/>
        </draw:polygon>
        <draw:frame draw:style-name="gr5" draw:text-style-name="P6" draw:layer="layout" svg:width="0.489cm" svg:height="0.352cm" svg:x="9.081cm" svg:y="17.116cm">
          <draw:text-box>
            <text:p text:style-name="P4"><text:span text:style-name="T2">4.9</text:span></text:p>
          </draw:text-box>
        </draw:frame>
        <draw:polygon draw:style-name="gr8" draw:text-style-name="P9" draw:layer="layout" svg:width="1.036cm" svg:height="0.759cm" svg:x="7.77cm" svg:y="17.669cm" svg:viewBox="0 0 1037 760" draw:points="0,0 1037,0 1037,760 0,760">
          <text:p/>
        </draw:polygon>
        <draw:frame draw:style-name="gr5" draw:text-style-name="P6" draw:layer="layout" svg:width="0.489cm" svg:height="0.352cm" svg:x="5.874cm" svg:y="17.871cm">
          <draw:text-box>
            <text:p text:style-name="P4"><text:span text:style-name="T3">9.4</text:span></text:p>
          </draw:text-box>
        </draw:frame>
        <draw:polygon draw:style-name="gr9" draw:text-style-name="P10" draw:layer="layout" svg:width="1.038cm" svg:height="0.759cm" svg:x="8.805cm" svg:y="17.669cm" svg:viewBox="0 0 1039 760" draw:points="0,0 1039,0 1039,760 0,760">
          <text:p/>
        </draw:polygon>
        <draw:frame draw:style-name="gr5" draw:text-style-name="P6" draw:layer="layout" svg:width="0.489cm" svg:height="0.352cm" svg:x="7.01cm" svg:y="17.871cm">
          <draw:text-box>
            <text:p text:style-name="P4"><text:span text:style-name="T2">3.7</text:span></text:p>
          </draw:text-box>
        </draw:frame>
        <draw:polygon draw:style-name="gr6" draw:text-style-name="P7" draw:layer="layout" svg:width="1.236cm" svg:height="0.76cm" svg:x="5.5cm" svg:y="18.427cm" svg:viewBox="0 0 1237 761" draw:points="0,0 1237,0 1237,761 0,761">
          <text:p/>
        </draw:polygon>
        <draw:frame draw:style-name="gr5" draw:text-style-name="P6" draw:layer="layout" svg:width="0.489cm" svg:height="0.352cm" svg:x="8.043cm" svg:y="17.871cm">
          <draw:text-box>
            <text:p text:style-name="P4"><text:span text:style-name="T2">4.3</text:span></text:p>
          </draw:text-box>
        </draw:frame>
        <draw:polygon draw:style-name="gr7" draw:text-style-name="P8" draw:layer="layout" svg:width="1.036cm" svg:height="0.76cm" svg:x="6.734cm" svg:y="18.427cm" svg:viewBox="0 0 1037 761" draw:points="0,0 1037,0 1037,761 0,761">
          <text:p/>
        </draw:polygon>
        <draw:frame draw:style-name="gr5" draw:text-style-name="P6" draw:layer="layout" svg:width="0.489cm" svg:height="0.352cm" svg:x="9.081cm" svg:y="17.871cm">
          <draw:text-box>
            <text:p text:style-name="P4"><text:span text:style-name="T2">4.9</text:span></text:p>
          </draw:text-box>
        </draw:frame>
        <draw:polygon draw:style-name="gr8" draw:text-style-name="P9" draw:layer="layout" svg:width="1.036cm" svg:height="0.76cm" svg:x="7.77cm" svg:y="18.427cm" svg:viewBox="0 0 1037 761" draw:points="0,0 1037,0 1037,761 0,761">
          <text:p/>
        </draw:polygon>
        <draw:frame draw:style-name="gr5" draw:text-style-name="P6" draw:layer="layout" svg:width="0.489cm" svg:height="0.352cm" svg:x="5.874cm" svg:y="18.633cm">
          <draw:text-box>
            <text:p text:style-name="P4"><text:span text:style-name="T3">9.5</text:span></text:p>
          </draw:text-box>
        </draw:frame>
        <draw:polygon draw:style-name="gr9" draw:text-style-name="P10" draw:layer="layout" svg:width="1.038cm" svg:height="0.76cm" svg:x="8.805cm" svg:y="18.427cm" svg:viewBox="0 0 1039 761" draw:points="0,0 1039,0 1039,761 0,761">
          <text:p/>
        </draw:polygon>
        <draw:frame draw:style-name="gr5" draw:text-style-name="P6" draw:layer="layout" svg:width="0.489cm" svg:height="0.352cm" svg:x="7.01cm" svg:y="18.633cm">
          <draw:text-box>
            <text:p text:style-name="P4"><text:span text:style-name="T2">3.7</text:span></text:p>
          </draw:text-box>
        </draw:frame>
        <draw:polygon draw:style-name="gr1" draw:text-style-name="P1" draw:layer="layout" svg:width="1.236cm" svg:height="0.759cm" svg:x="5.5cm" svg:y="19.186cm" svg:viewBox="0 0 1237 760" draw:points="0,0 1237,0 1237,760 0,760">
          <text:p/>
        </draw:polygon>
        <draw:frame draw:style-name="gr5" draw:text-style-name="P6" draw:layer="layout" svg:width="0.489cm" svg:height="0.352cm" svg:x="8.043cm" svg:y="18.633cm">
          <draw:text-box>
            <text:p text:style-name="P4"><text:span text:style-name="T2">4.4</text:span></text:p>
          </draw:text-box>
        </draw:frame>
        <draw:polygon draw:style-name="gr7" draw:text-style-name="P8" draw:layer="layout" svg:width="1.036cm" svg:height="0.759cm" svg:x="6.734cm" svg:y="19.186cm" svg:viewBox="0 0 1037 760" draw:points="0,0 1037,0 1037,760 0,760">
          <text:p/>
        </draw:polygon>
        <draw:frame draw:style-name="gr5" draw:text-style-name="P6" draw:layer="layout" svg:width="0.489cm" svg:height="0.352cm" svg:x="9.081cm" svg:y="18.633cm">
          <draw:text-box>
            <text:p text:style-name="P4"><text:span text:style-name="T2">5.0</text:span></text:p>
          </draw:text-box>
        </draw:frame>
        <draw:polygon draw:style-name="gr8" draw:text-style-name="P9" draw:layer="layout" svg:width="1.036cm" svg:height="0.759cm" svg:x="7.77cm" svg:y="19.186cm" svg:viewBox="0 0 1037 760" draw:points="0,0 1037,0 1037,760 0,760">
          <text:p/>
        </draw:polygon>
        <draw:frame draw:style-name="gr5" draw:text-style-name="P6" draw:layer="layout" svg:width="0.489cm" svg:height="0.352cm" svg:x="5.874cm" svg:y="19.388cm">
          <draw:text-box>
            <text:p text:style-name="P4"><text:span text:style-name="T3">9.6</text:span></text:p>
          </draw:text-box>
        </draw:frame>
        <draw:polygon draw:style-name="gr9" draw:text-style-name="P10" draw:layer="layout" svg:width="1.038cm" svg:height="0.759cm" svg:x="8.805cm" svg:y="19.186cm" svg:viewBox="0 0 1039 760" draw:points="0,0 1039,0 1039,760 0,760">
          <text:p/>
        </draw:polygon>
        <draw:frame draw:style-name="gr5" draw:text-style-name="P6" draw:layer="layout" svg:width="0.489cm" svg:height="0.352cm" svg:x="7.01cm" svg:y="19.388cm">
          <draw:text-box>
            <text:p text:style-name="P4"><text:span text:style-name="T2">3.8</text:span></text:p>
          </draw:text-box>
        </draw:frame>
        <draw:polygon draw:style-name="gr6" draw:text-style-name="P7" draw:layer="layout" svg:width="1.236cm" svg:height="0.76cm" svg:x="5.5cm" svg:y="19.944cm" svg:viewBox="0 0 1237 761" draw:points="0,0 1237,0 1237,761 0,761">
          <text:p/>
        </draw:polygon>
        <draw:frame draw:style-name="gr5" draw:text-style-name="P6" draw:layer="layout" svg:width="0.489cm" svg:height="0.352cm" svg:x="8.043cm" svg:y="19.388cm">
          <draw:text-box>
            <text:p text:style-name="P4"><text:span text:style-name="T2">4.4</text:span></text:p>
          </draw:text-box>
        </draw:frame>
        <draw:polygon draw:style-name="gr7" draw:text-style-name="P8" draw:layer="layout" svg:width="1.036cm" svg:height="0.76cm" svg:x="6.734cm" svg:y="19.944cm" svg:viewBox="0 0 1037 761" draw:points="0,0 1037,0 1037,761 0,761">
          <text:p/>
        </draw:polygon>
        <draw:frame draw:style-name="gr5" draw:text-style-name="P6" draw:layer="layout" svg:width="0.489cm" svg:height="0.352cm" svg:x="9.081cm" svg:y="19.388cm">
          <draw:text-box>
            <text:p text:style-name="P4"><text:span text:style-name="T2">5.0</text:span></text:p>
          </draw:text-box>
        </draw:frame>
        <draw:polygon draw:style-name="gr8" draw:text-style-name="P9" draw:layer="layout" svg:width="1.036cm" svg:height="0.76cm" svg:x="7.77cm" svg:y="19.944cm" svg:viewBox="0 0 1037 761" draw:points="0,0 1037,0 1037,761 0,761">
          <text:p/>
        </draw:polygon>
        <draw:frame draw:style-name="gr5" draw:text-style-name="P6" draw:layer="layout" svg:width="0.489cm" svg:height="0.352cm" svg:x="5.874cm" svg:y="20.147cm">
          <draw:text-box>
            <text:p text:style-name="P4"><text:span text:style-name="T3">9.7</text:span></text:p>
          </draw:text-box>
        </draw:frame>
        <draw:polygon draw:style-name="gr9" draw:text-style-name="P10" draw:layer="layout" svg:width="1.038cm" svg:height="0.76cm" svg:x="8.805cm" svg:y="19.944cm" svg:viewBox="0 0 1039 761" draw:points="0,0 1039,0 1039,761 0,761">
          <text:p/>
        </draw:polygon>
        <draw:frame draw:style-name="gr5" draw:text-style-name="P6" draw:layer="layout" svg:width="0.489cm" svg:height="0.352cm" svg:x="7.01cm" svg:y="20.147cm">
          <draw:text-box>
            <text:p text:style-name="P4"><text:span text:style-name="T2">3.8</text:span></text:p>
          </draw:text-box>
        </draw:frame>
        <draw:polygon draw:style-name="gr1" draw:text-style-name="P1" draw:layer="layout" svg:width="1.236cm" svg:height="0.759cm" svg:x="5.5cm" svg:y="20.703cm" svg:viewBox="0 0 1237 760" draw:points="0,0 1237,0 1237,760 0,760">
          <text:p/>
        </draw:polygon>
        <draw:frame draw:style-name="gr5" draw:text-style-name="P6" draw:layer="layout" svg:width="0.489cm" svg:height="0.352cm" svg:x="8.043cm" svg:y="20.147cm">
          <draw:text-box>
            <text:p text:style-name="P4"><text:span text:style-name="T2">4.5</text:span></text:p>
          </draw:text-box>
        </draw:frame>
        <draw:polygon draw:style-name="gr7" draw:text-style-name="P8" draw:layer="layout" svg:width="1.036cm" svg:height="0.759cm" svg:x="6.734cm" svg:y="20.703cm" svg:viewBox="0 0 1037 760" draw:points="0,0 1037,0 1037,760 0,760">
          <text:p/>
        </draw:polygon>
        <draw:frame draw:style-name="gr5" draw:text-style-name="P6" draw:layer="layout" svg:width="0.489cm" svg:height="0.352cm" svg:x="9.081cm" svg:y="20.147cm">
          <draw:text-box>
            <text:p text:style-name="P4"><text:span text:style-name="T2">5.1</text:span></text:p>
          </draw:text-box>
        </draw:frame>
        <draw:polygon draw:style-name="gr8" draw:text-style-name="P9" draw:layer="layout" svg:width="1.036cm" svg:height="0.759cm" svg:x="7.77cm" svg:y="20.703cm" svg:viewBox="0 0 1037 760" draw:points="0,0 1037,0 1037,760 0,760">
          <text:p/>
        </draw:polygon>
        <draw:frame draw:style-name="gr5" draw:text-style-name="P6" draw:layer="layout" svg:width="0.489cm" svg:height="0.352cm" svg:x="5.874cm" svg:y="20.905cm">
          <draw:text-box>
            <text:p text:style-name="P4"><text:span text:style-name="T3">9.8</text:span></text:p>
          </draw:text-box>
        </draw:frame>
        <draw:polygon draw:style-name="gr9" draw:text-style-name="P10" draw:layer="layout" svg:width="1.038cm" svg:height="0.759cm" svg:x="8.805cm" svg:y="20.703cm" svg:viewBox="0 0 1039 760" draw:points="0,0 1039,0 1039,760 0,760">
          <text:p/>
        </draw:polygon>
        <draw:frame draw:style-name="gr5" draw:text-style-name="P6" draw:layer="layout" svg:width="0.489cm" svg:height="0.352cm" svg:x="7.01cm" svg:y="20.905cm">
          <draw:text-box>
            <text:p text:style-name="P4"><text:span text:style-name="T2">3.9</text:span></text:p>
          </draw:text-box>
        </draw:frame>
        <draw:polygon draw:style-name="gr6" draw:text-style-name="P7" draw:layer="layout" svg:width="1.236cm" svg:height="0.76cm" svg:x="5.5cm" svg:y="21.461cm" svg:viewBox="0 0 1237 761" draw:points="0,0 1237,0 1237,761 0,761">
          <text:p/>
        </draw:polygon>
        <draw:frame draw:style-name="gr5" draw:text-style-name="P6" draw:layer="layout" svg:width="0.489cm" svg:height="0.352cm" svg:x="8.043cm" svg:y="20.905cm">
          <draw:text-box>
            <text:p text:style-name="P4"><text:span text:style-name="T2">4.5</text:span></text:p>
          </draw:text-box>
        </draw:frame>
        <draw:polygon draw:style-name="gr7" draw:text-style-name="P8" draw:layer="layout" svg:width="1.036cm" svg:height="0.76cm" svg:x="6.734cm" svg:y="21.461cm" svg:viewBox="0 0 1037 761" draw:points="0,0 1037,0 1037,761 0,761">
          <text:p/>
        </draw:polygon>
        <draw:frame draw:style-name="gr5" draw:text-style-name="P6" draw:layer="layout" svg:width="0.489cm" svg:height="0.352cm" svg:x="9.081cm" svg:y="20.905cm">
          <draw:text-box>
            <text:p text:style-name="P4"><text:span text:style-name="T2">5.1</text:span></text:p>
          </draw:text-box>
        </draw:frame>
        <draw:polygon draw:style-name="gr8" draw:text-style-name="P9" draw:layer="layout" svg:width="1.036cm" svg:height="0.76cm" svg:x="7.77cm" svg:y="21.461cm" svg:viewBox="0 0 1037 761" draw:points="0,0 1037,0 1037,761 0,761">
          <text:p/>
        </draw:polygon>
        <draw:frame draw:style-name="gr5" draw:text-style-name="P6" draw:layer="layout" svg:width="0.489cm" svg:height="0.352cm" svg:x="5.874cm" svg:y="21.664cm">
          <draw:text-box>
            <text:p text:style-name="P4"><text:span text:style-name="T3">9.9</text:span></text:p>
          </draw:text-box>
        </draw:frame>
        <draw:polygon draw:style-name="gr9" draw:text-style-name="P10" draw:layer="layout" svg:width="1.038cm" svg:height="0.76cm" svg:x="8.805cm" svg:y="21.461cm" svg:viewBox="0 0 1039 761" draw:points="0,0 1039,0 1039,761 0,761">
          <text:p/>
        </draw:polygon>
        <draw:frame draw:style-name="gr5" draw:text-style-name="P6" draw:layer="layout" svg:width="0.489cm" svg:height="0.352cm" svg:x="7.01cm" svg:y="21.664cm">
          <draw:text-box>
            <text:p text:style-name="P4"><text:span text:style-name="T2">3.9</text:span></text:p>
          </draw:text-box>
        </draw:frame>
        <draw:polygon draw:style-name="gr1" draw:text-style-name="P1" draw:layer="layout" svg:width="1.236cm" svg:height="0.759cm" svg:x="5.5cm" svg:y="22.22cm" svg:viewBox="0 0 1237 760" draw:points="0,0 1237,0 1237,760 0,760">
          <text:p/>
        </draw:polygon>
        <draw:frame draw:style-name="gr5" draw:text-style-name="P6" draw:layer="layout" svg:width="0.489cm" svg:height="0.352cm" svg:x="8.043cm" svg:y="21.664cm">
          <draw:text-box>
            <text:p text:style-name="P4"><text:span text:style-name="T2">4.5</text:span></text:p>
          </draw:text-box>
        </draw:frame>
        <draw:polygon draw:style-name="gr7" draw:text-style-name="P8" draw:layer="layout" svg:width="1.036cm" svg:height="0.759cm" svg:x="6.734cm" svg:y="22.22cm" svg:viewBox="0 0 1037 760" draw:points="0,0 1037,0 1037,760 0,760">
          <text:p/>
        </draw:polygon>
        <draw:frame draw:style-name="gr5" draw:text-style-name="P6" draw:layer="layout" svg:width="0.489cm" svg:height="0.352cm" svg:x="9.081cm" svg:y="21.664cm">
          <draw:text-box>
            <text:p text:style-name="P4"><text:span text:style-name="T2">5.2</text:span></text:p>
          </draw:text-box>
        </draw:frame>
        <draw:polygon draw:style-name="gr8" draw:text-style-name="P9" draw:layer="layout" svg:width="1.036cm" svg:height="0.759cm" svg:x="7.77cm" svg:y="22.22cm" svg:viewBox="0 0 1037 760" draw:points="0,0 1037,0 1037,760 0,760">
          <text:p/>
        </draw:polygon>
        <draw:frame draw:style-name="gr5" draw:text-style-name="P6" draw:layer="layout" svg:width="0.684cm" svg:height="0.352cm" svg:x="5.779cm" svg:y="22.426cm">
          <draw:text-box>
            <text:p text:style-name="P4"><text:span text:style-name="T3">10.0</text:span></text:p>
          </draw:text-box>
        </draw:frame>
        <draw:polygon draw:style-name="gr9" draw:text-style-name="P10" draw:layer="layout" svg:width="1.038cm" svg:height="0.759cm" svg:x="8.805cm" svg:y="22.22cm" svg:viewBox="0 0 1039 760" draw:points="0,0 1039,0 1039,760 0,760">
          <text:p/>
        </draw:polygon>
        <draw:frame draw:style-name="gr5" draw:text-style-name="P6" draw:layer="layout" svg:width="0.489cm" svg:height="0.352cm" svg:x="7.01cm" svg:y="22.426cm">
          <draw:text-box>
            <text:p text:style-name="P4"><text:span text:style-name="T2">3.9</text:span></text:p>
          </draw:text-box>
        </draw:frame>
        <draw:polygon draw:style-name="gr6" draw:text-style-name="P7" draw:layer="layout" svg:width="1.236cm" svg:height="0.76cm" svg:x="5.5cm" svg:y="22.978cm" svg:viewBox="0 0 1237 761" draw:points="0,0 1237,0 1237,761 0,761">
          <text:p/>
        </draw:polygon>
        <draw:frame draw:style-name="gr5" draw:text-style-name="P6" draw:layer="layout" svg:width="0.489cm" svg:height="0.352cm" svg:x="8.043cm" svg:y="22.426cm">
          <draw:text-box>
            <text:p text:style-name="P4"><text:span text:style-name="T2">4.6</text:span></text:p>
          </draw:text-box>
        </draw:frame>
        <draw:polygon draw:style-name="gr7" draw:text-style-name="P8" draw:layer="layout" svg:width="1.036cm" svg:height="0.76cm" svg:x="6.734cm" svg:y="22.978cm" svg:viewBox="0 0 1037 761" draw:points="0,0 1037,0 1037,761 0,761">
          <text:p/>
        </draw:polygon>
        <draw:frame draw:style-name="gr5" draw:text-style-name="P6" draw:layer="layout" svg:width="0.489cm" svg:height="0.352cm" svg:x="9.081cm" svg:y="22.426cm">
          <draw:text-box>
            <text:p text:style-name="P4"><text:span text:style-name="T2">5.3</text:span></text:p>
          </draw:text-box>
        </draw:frame>
        <draw:polygon draw:style-name="gr8" draw:text-style-name="P9" draw:layer="layout" svg:width="1.036cm" svg:height="0.76cm" svg:x="7.77cm" svg:y="22.978cm" svg:viewBox="0 0 1037 761" draw:points="0,0 1037,0 1037,761 0,761">
          <text:p/>
        </draw:polygon>
        <draw:frame draw:style-name="gr5" draw:text-style-name="P6" draw:layer="layout" svg:width="0.684cm" svg:height="0.352cm" svg:x="5.779cm" svg:y="23.181cm">
          <draw:text-box>
            <text:p text:style-name="P4"><text:span text:style-name="T3">10.1</text:span></text:p>
          </draw:text-box>
        </draw:frame>
        <draw:polygon draw:style-name="gr9" draw:text-style-name="P10" draw:layer="layout" svg:width="1.038cm" svg:height="0.76cm" svg:x="8.805cm" svg:y="22.978cm" svg:viewBox="0 0 1039 761" draw:points="0,0 1039,0 1039,761 0,761">
          <text:p/>
        </draw:polygon>
        <draw:frame draw:style-name="gr5" draw:text-style-name="P6" draw:layer="layout" svg:width="0.489cm" svg:height="0.352cm" svg:x="7.01cm" svg:y="23.181cm">
          <draw:text-box>
            <text:p text:style-name="P4"><text:span text:style-name="T2">4.0</text:span></text:p>
          </draw:text-box>
        </draw:frame>
        <draw:polygon draw:style-name="gr1" draw:text-style-name="P1" draw:layer="layout" svg:width="1.236cm" svg:height="0.759cm" svg:x="5.5cm" svg:y="23.737cm" svg:viewBox="0 0 1237 760" draw:points="0,0 1237,0 1237,760 0,760">
          <text:p/>
        </draw:polygon>
        <draw:frame draw:style-name="gr5" draw:text-style-name="P6" draw:layer="layout" svg:width="0.489cm" svg:height="0.352cm" svg:x="8.043cm" svg:y="23.181cm">
          <draw:text-box>
            <text:p text:style-name="P4"><text:span text:style-name="T2">4.6</text:span></text:p>
          </draw:text-box>
        </draw:frame>
        <draw:polygon draw:style-name="gr7" draw:text-style-name="P8" draw:layer="layout" svg:width="1.036cm" svg:height="0.759cm" svg:x="6.734cm" svg:y="23.737cm" svg:viewBox="0 0 1037 760" draw:points="0,0 1037,0 1037,760 0,760">
          <text:p/>
        </draw:polygon>
        <draw:frame draw:style-name="gr5" draw:text-style-name="P6" draw:layer="layout" svg:width="0.489cm" svg:height="0.352cm" svg:x="9.081cm" svg:y="23.181cm">
          <draw:text-box>
            <text:p text:style-name="P4"><text:span text:style-name="T2">5.3</text:span></text:p>
          </draw:text-box>
        </draw:frame>
        <draw:polygon draw:style-name="gr8" draw:text-style-name="P9" draw:layer="layout" svg:width="1.036cm" svg:height="0.759cm" svg:x="7.77cm" svg:y="23.737cm" svg:viewBox="0 0 1037 760" draw:points="0,0 1037,0 1037,760 0,760">
          <text:p/>
        </draw:polygon>
        <draw:frame draw:style-name="gr5" draw:text-style-name="P6" draw:layer="layout" svg:width="0.684cm" svg:height="0.352cm" svg:x="5.779cm" svg:y="23.943cm">
          <draw:text-box>
            <text:p text:style-name="P4"><text:span text:style-name="T3">10.2</text:span></text:p>
          </draw:text-box>
        </draw:frame>
        <draw:polygon draw:style-name="gr9" draw:text-style-name="P10" draw:layer="layout" svg:width="1.038cm" svg:height="0.759cm" svg:x="8.805cm" svg:y="23.737cm" svg:viewBox="0 0 1039 760" draw:points="0,0 1039,0 1039,760 0,760">
          <text:p/>
        </draw:polygon>
        <draw:frame draw:style-name="gr5" draw:text-style-name="P6" draw:layer="layout" svg:width="0.489cm" svg:height="0.352cm" svg:x="7.01cm" svg:y="23.943cm">
          <draw:text-box>
            <text:p text:style-name="P4"><text:span text:style-name="T2">4.0</text:span></text:p>
          </draw:text-box>
        </draw:frame>
        <draw:polygon draw:style-name="gr6" draw:text-style-name="P7" draw:layer="layout" svg:width="1.236cm" svg:height="0.76cm" svg:x="5.5cm" svg:y="24.495cm" svg:viewBox="0 0 1237 761" draw:points="0,0 1237,0 1237,761 0,761">
          <text:p/>
        </draw:polygon>
        <draw:frame draw:style-name="gr5" draw:text-style-name="P6" draw:layer="layout" svg:width="0.489cm" svg:height="0.352cm" svg:x="8.043cm" svg:y="23.943cm">
          <draw:text-box>
            <text:p text:style-name="P4"><text:span text:style-name="T2">4.7</text:span></text:p>
          </draw:text-box>
        </draw:frame>
        <draw:polygon draw:style-name="gr7" draw:text-style-name="P8" draw:layer="layout" svg:width="1.036cm" svg:height="0.76cm" svg:x="6.734cm" svg:y="24.495cm" svg:viewBox="0 0 1037 761" draw:points="0,0 1037,0 1037,761 0,761">
          <text:p/>
        </draw:polygon>
        <draw:frame draw:style-name="gr5" draw:text-style-name="P6" draw:layer="layout" svg:width="0.489cm" svg:height="0.352cm" svg:x="9.081cm" svg:y="23.943cm">
          <draw:text-box>
            <text:p text:style-name="P4"><text:span text:style-name="T2">5.4</text:span></text:p>
          </draw:text-box>
        </draw:frame>
        <draw:polygon draw:style-name="gr8" draw:text-style-name="P9" draw:layer="layout" svg:width="1.036cm" svg:height="0.76cm" svg:x="7.77cm" svg:y="24.495cm" svg:viewBox="0 0 1037 761" draw:points="0,0 1037,0 1037,761 0,761">
          <text:p/>
        </draw:polygon>
        <draw:frame draw:style-name="gr5" draw:text-style-name="P6" draw:layer="layout" svg:width="0.684cm" svg:height="0.352cm" svg:x="5.779cm" svg:y="24.698cm">
          <draw:text-box>
            <text:p text:style-name="P4"><text:span text:style-name="T3">10.3</text:span></text:p>
          </draw:text-box>
        </draw:frame>
        <draw:polygon draw:style-name="gr9" draw:text-style-name="P10" draw:layer="layout" svg:width="1.038cm" svg:height="0.76cm" svg:x="8.805cm" svg:y="24.495cm" svg:viewBox="0 0 1039 761" draw:points="0,0 1039,0 1039,761 0,761">
          <text:p/>
        </draw:polygon>
        <draw:frame draw:style-name="gr5" draw:text-style-name="P6" draw:layer="layout" svg:width="0.489cm" svg:height="0.352cm" svg:x="7.01cm" svg:y="24.698cm">
          <draw:text-box>
            <text:p text:style-name="P4"><text:span text:style-name="T2">4.1</text:span></text:p>
          </draw:text-box>
        </draw:frame>
        <draw:polygon draw:style-name="gr1" draw:text-style-name="P1" draw:layer="layout" svg:width="1.236cm" svg:height="0.759cm" svg:x="5.5cm" svg:y="25.254cm" svg:viewBox="0 0 1237 760" draw:points="0,0 1237,0 1237,760 0,760">
          <text:p/>
        </draw:polygon>
        <draw:frame draw:style-name="gr5" draw:text-style-name="P6" draw:layer="layout" svg:width="0.489cm" svg:height="0.352cm" svg:x="8.043cm" svg:y="24.698cm">
          <draw:text-box>
            <text:p text:style-name="P4"><text:span text:style-name="T2">4.7</text:span></text:p>
          </draw:text-box>
        </draw:frame>
        <draw:polygon draw:style-name="gr7" draw:text-style-name="P8" draw:layer="layout" svg:width="1.036cm" svg:height="0.759cm" svg:x="6.734cm" svg:y="25.254cm" svg:viewBox="0 0 1037 760" draw:points="0,0 1037,0 1037,760 0,760">
          <text:p/>
        </draw:polygon>
        <draw:frame draw:style-name="gr5" draw:text-style-name="P6" draw:layer="layout" svg:width="0.489cm" svg:height="0.352cm" svg:x="9.081cm" svg:y="24.698cm">
          <draw:text-box>
            <text:p text:style-name="P4"><text:span text:style-name="T2">5.4</text:span></text:p>
          </draw:text-box>
        </draw:frame>
        <draw:polygon draw:style-name="gr8" draw:text-style-name="P9" draw:layer="layout" svg:width="1.036cm" svg:height="0.759cm" svg:x="7.77cm" svg:y="25.254cm" svg:viewBox="0 0 1037 760" draw:points="0,0 1037,0 1037,760 0,760">
          <text:p/>
        </draw:polygon>
        <draw:frame draw:style-name="gr5" draw:text-style-name="P6" draw:layer="layout" svg:width="0.684cm" svg:height="0.352cm" svg:x="5.779cm" svg:y="25.46cm">
          <draw:text-box>
            <text:p text:style-name="P4"><text:span text:style-name="T3">10.4</text:span></text:p>
          </draw:text-box>
        </draw:frame>
        <draw:polygon draw:style-name="gr9" draw:text-style-name="P10" draw:layer="layout" svg:width="1.038cm" svg:height="0.759cm" svg:x="8.805cm" svg:y="25.254cm" svg:viewBox="0 0 1039 760" draw:points="0,0 1039,0 1039,760 0,760">
          <text:p/>
        </draw:polygon>
        <draw:frame draw:style-name="gr5" draw:text-style-name="P6" draw:layer="layout" svg:width="0.489cm" svg:height="0.352cm" svg:x="7.01cm" svg:y="25.46cm">
          <draw:text-box>
            <text:p text:style-name="P4"><text:span text:style-name="T2">4.1</text:span></text:p>
          </draw:text-box>
        </draw:frame>
        <draw:polygon draw:style-name="gr3" draw:text-style-name="P3" draw:layer="layout" svg:width="1.237cm" svg:height="0.759cm" svg:x="10.498cm" svg:y="2.5cm" svg:viewBox="0 0 1238 760" draw:points="0,0 1238,0 1238,760 0,760">
          <text:p/>
        </draw:polygon>
        <draw:frame draw:style-name="gr5" draw:text-style-name="P6" draw:layer="layout" svg:width="0.489cm" svg:height="0.352cm" svg:x="8.043cm" svg:y="25.46cm">
          <draw:text-box>
            <text:p text:style-name="P4"><text:span text:style-name="T2">4.8</text:span></text:p>
          </draw:text-box>
        </draw:frame>
        <draw:polygon draw:style-name="gr3" draw:text-style-name="P3" draw:layer="layout" svg:width="1.036cm" svg:height="0.759cm" svg:x="11.735cm" svg:y="2.5cm" svg:viewBox="0 0 1037 760" draw:points="0,0 1037,0 1037,760 0,760">
          <text:p/>
        </draw:polygon>
        <draw:frame draw:style-name="gr5" draw:text-style-name="P6" draw:layer="layout" svg:width="0.489cm" svg:height="0.352cm" svg:x="9.081cm" svg:y="25.46cm">
          <draw:text-box>
            <text:p text:style-name="P4"><text:span text:style-name="T2">5.5</text:span></text:p>
          </draw:text-box>
        </draw:frame>
        <draw:polygon draw:style-name="gr3" draw:text-style-name="P3" draw:layer="layout" svg:width="1.036cm" svg:height="0.759cm" svg:x="12.769cm" svg:y="2.5cm" svg:viewBox="0 0 1037 760" draw:points="0,0 1037,0 1037,760 0,760">
          <text:p/>
        </draw:polygon>
        <draw:frame draw:style-name="gr5" draw:text-style-name="P6" draw:layer="layout" svg:width="0.861cm" svg:height="0.352cm" svg:x="10.686cm" svg:y="2.705cm">
          <draw:text-box>
            <text:p text:style-name="P4"><text:span text:style-name="T2">Wind</text:span></text:p>
          </draw:text-box>
        </draw:frame>
        <draw:polygon draw:style-name="gr3" draw:text-style-name="P3" draw:layer="layout" svg:width="1.036cm" svg:height="0.759cm" svg:x="13.805cm" svg:y="2.5cm" svg:viewBox="0 0 1037 760" draw:points="0,0 1037,0 1037,760 0,760">
          <text:p/>
        </draw:polygon>
        <draw:frame draw:style-name="gr5" draw:text-style-name="P6" draw:layer="layout" svg:width="0.607cm" svg:height="0.352cm" svg:x="11.949cm" svg:y="2.705cm">
          <draw:text-box>
            <text:p text:style-name="P4"><text:span text:style-name="T2">Min</text:span></text:p>
          </draw:text-box>
        </draw:frame>
        <draw:polygon draw:style-name="gr6" draw:text-style-name="P7" draw:layer="layout" svg:width="1.237cm" svg:height="0.759cm" svg:x="10.498cm" svg:y="3.258cm" svg:viewBox="0 0 1238 760" draw:points="0,0 1238,0 1238,760 0,760">
          <text:p/>
        </draw:polygon>
        <draw:frame draw:style-name="gr5" draw:text-style-name="P6" draw:layer="layout" svg:width="0.607cm" svg:height="0.352cm" svg:x="12.986cm" svg:y="2.705cm">
          <draw:text-box>
            <text:p text:style-name="P4"><text:span text:style-name="T2">Mid</text:span></text:p>
          </draw:text-box>
        </draw:frame>
        <draw:polygon draw:style-name="gr7" draw:text-style-name="P8" draw:layer="layout" svg:width="1.036cm" svg:height="0.759cm" svg:x="11.735cm" svg:y="3.258cm" svg:viewBox="0 0 1037 760" draw:points="0,0 1037,0 1037,760 0,760">
          <text:p/>
        </draw:polygon>
        <draw:frame draw:style-name="gr5" draw:text-style-name="P6" draw:layer="layout" svg:width="0.684cm" svg:height="0.352cm" svg:x="13.984cm" svg:y="2.705cm">
          <draw:text-box>
            <text:p text:style-name="P4"><text:span text:style-name="T2">Max</text:span></text:p>
          </draw:text-box>
        </draw:frame>
        <draw:polygon draw:style-name="gr8" draw:text-style-name="P9" draw:layer="layout" svg:width="1.036cm" svg:height="0.759cm" svg:x="12.769cm" svg:y="3.258cm" svg:viewBox="0 0 1037 760" draw:points="0,0 1037,0 1037,760 0,760">
          <text:p/>
        </draw:polygon>
        <draw:frame draw:style-name="gr5" draw:text-style-name="P6" draw:layer="layout" svg:width="0.684cm" svg:height="0.352cm" svg:x="10.777cm" svg:y="3.46cm">
          <draw:text-box>
            <text:p text:style-name="P4"><text:span text:style-name="T3">10.5</text:span></text:p>
          </draw:text-box>
        </draw:frame>
        <draw:polygon draw:style-name="gr9" draw:text-style-name="P10" draw:layer="layout" svg:width="1.036cm" svg:height="0.759cm" svg:x="13.805cm" svg:y="3.258cm" svg:viewBox="0 0 1037 760" draw:points="0,0 1037,0 1037,760 0,760">
          <text:p/>
        </draw:polygon>
        <draw:frame draw:style-name="gr5" draw:text-style-name="P6" draw:layer="layout" svg:width="0.489cm" svg:height="0.352cm" svg:x="12.009cm" svg:y="3.46cm">
          <draw:text-box>
            <text:p text:style-name="P4"><text:span text:style-name="T2">4.1</text:span></text:p>
          </draw:text-box>
        </draw:frame>
        <draw:polygon draw:style-name="gr1" draw:text-style-name="P1" draw:layer="layout" svg:width="1.237cm" svg:height="0.76cm" svg:x="10.498cm" svg:y="4.016cm" svg:viewBox="0 0 1238 761" draw:points="0,0 1238,0 1238,761 0,761">
          <text:p/>
        </draw:polygon>
        <draw:frame draw:style-name="gr5" draw:text-style-name="P6" draw:layer="layout" svg:width="0.489cm" svg:height="0.352cm" svg:x="13.046cm" svg:y="3.46cm">
          <draw:text-box>
            <text:p text:style-name="P4"><text:span text:style-name="T2">4.8</text:span></text:p>
          </draw:text-box>
        </draw:frame>
        <draw:polygon draw:style-name="gr7" draw:text-style-name="P8" draw:layer="layout" svg:width="1.036cm" svg:height="0.76cm" svg:x="11.735cm" svg:y="4.016cm" svg:viewBox="0 0 1037 761" draw:points="0,0 1037,0 1037,761 0,761">
          <text:p/>
        </draw:polygon>
        <draw:frame draw:style-name="gr5" draw:text-style-name="P6" draw:layer="layout" svg:width="0.489cm" svg:height="0.352cm" svg:x="14.079cm" svg:y="3.46cm">
          <draw:text-box>
            <text:p text:style-name="P4"><text:span text:style-name="T2">5.5</text:span></text:p>
          </draw:text-box>
        </draw:frame>
        <draw:polygon draw:style-name="gr8" draw:text-style-name="P9" draw:layer="layout" svg:width="1.036cm" svg:height="0.76cm" svg:x="12.769cm" svg:y="4.016cm" svg:viewBox="0 0 1037 761" draw:points="0,0 1037,0 1037,761 0,761">
          <text:p/>
        </draw:polygon>
        <draw:frame draw:style-name="gr5" draw:text-style-name="P6" draw:layer="layout" svg:width="0.684cm" svg:height="0.352cm" svg:x="10.777cm" svg:y="4.222cm">
          <draw:text-box>
            <text:p text:style-name="P4"><text:span text:style-name="T3">10.6</text:span></text:p>
          </draw:text-box>
        </draw:frame>
        <draw:polygon draw:style-name="gr9" draw:text-style-name="P10" draw:layer="layout" svg:width="1.036cm" svg:height="0.76cm" svg:x="13.805cm" svg:y="4.016cm" svg:viewBox="0 0 1037 761" draw:points="0,0 1037,0 1037,761 0,761">
          <text:p/>
        </draw:polygon>
        <draw:frame draw:style-name="gr5" draw:text-style-name="P6" draw:layer="layout" svg:width="0.489cm" svg:height="0.352cm" svg:x="12.009cm" svg:y="4.222cm">
          <draw:text-box>
            <text:p text:style-name="P4"><text:span text:style-name="T2">4.2</text:span></text:p>
          </draw:text-box>
        </draw:frame>
        <draw:polygon draw:style-name="gr6" draw:text-style-name="P7" draw:layer="layout" svg:width="1.237cm" svg:height="0.759cm" svg:x="10.498cm" svg:y="4.775cm" svg:viewBox="0 0 1238 760" draw:points="0,0 1238,0 1238,760 0,760">
          <text:p/>
        </draw:polygon>
        <draw:frame draw:style-name="gr5" draw:text-style-name="P6" draw:layer="layout" svg:width="0.489cm" svg:height="0.352cm" svg:x="13.046cm" svg:y="4.222cm">
          <draw:text-box>
            <text:p text:style-name="P4"><text:span text:style-name="T2">4.9</text:span></text:p>
          </draw:text-box>
        </draw:frame>
        <draw:polygon draw:style-name="gr7" draw:text-style-name="P8" draw:layer="layout" svg:width="1.036cm" svg:height="0.759cm" svg:x="11.735cm" svg:y="4.775cm" svg:viewBox="0 0 1037 760" draw:points="0,0 1037,0 1037,760 0,760">
          <text:p/>
        </draw:polygon>
        <draw:frame draw:style-name="gr5" draw:text-style-name="P6" draw:layer="layout" svg:width="0.489cm" svg:height="0.352cm" svg:x="14.079cm" svg:y="4.222cm">
          <draw:text-box>
            <text:p text:style-name="P4"><text:span text:style-name="T2">5.6</text:span></text:p>
          </draw:text-box>
        </draw:frame>
        <draw:polygon draw:style-name="gr8" draw:text-style-name="P9" draw:layer="layout" svg:width="1.036cm" svg:height="0.759cm" svg:x="12.769cm" svg:y="4.775cm" svg:viewBox="0 0 1037 760" draw:points="0,0 1037,0 1037,760 0,760">
          <text:p/>
        </draw:polygon>
        <draw:frame draw:style-name="gr5" draw:text-style-name="P6" draw:layer="layout" svg:width="0.684cm" svg:height="0.352cm" svg:x="10.777cm" svg:y="4.977cm">
          <draw:text-box>
            <text:p text:style-name="P4"><text:span text:style-name="T3">10.7</text:span></text:p>
          </draw:text-box>
        </draw:frame>
        <draw:polygon draw:style-name="gr9" draw:text-style-name="P10" draw:layer="layout" svg:width="1.036cm" svg:height="0.759cm" svg:x="13.805cm" svg:y="4.775cm" svg:viewBox="0 0 1037 760" draw:points="0,0 1037,0 1037,760 0,760">
          <text:p/>
        </draw:polygon>
        <draw:frame draw:style-name="gr5" draw:text-style-name="P6" draw:layer="layout" svg:width="0.489cm" svg:height="0.352cm" svg:x="12.009cm" svg:y="4.977cm">
          <draw:text-box>
            <text:p text:style-name="P4"><text:span text:style-name="T2">4.2</text:span></text:p>
          </draw:text-box>
        </draw:frame>
        <draw:polygon draw:style-name="gr1" draw:text-style-name="P1" draw:layer="layout" svg:width="1.237cm" svg:height="0.76cm" svg:x="10.498cm" svg:y="5.533cm" svg:viewBox="0 0 1238 761" draw:points="0,0 1238,0 1238,761 0,761">
          <text:p/>
        </draw:polygon>
        <draw:frame draw:style-name="gr5" draw:text-style-name="P6" draw:layer="layout" svg:width="0.489cm" svg:height="0.352cm" svg:x="13.046cm" svg:y="4.977cm">
          <draw:text-box>
            <text:p text:style-name="P4"><text:span text:style-name="T2">4.9</text:span></text:p>
          </draw:text-box>
        </draw:frame>
        <draw:polygon draw:style-name="gr7" draw:text-style-name="P8" draw:layer="layout" svg:width="1.036cm" svg:height="0.76cm" svg:x="11.735cm" svg:y="5.533cm" svg:viewBox="0 0 1037 761" draw:points="0,0 1037,0 1037,761 0,761">
          <text:p/>
        </draw:polygon>
        <draw:frame draw:style-name="gr5" draw:text-style-name="P6" draw:layer="layout" svg:width="0.489cm" svg:height="0.352cm" svg:x="14.079cm" svg:y="4.977cm">
          <draw:text-box>
            <text:p text:style-name="P4"><text:span text:style-name="T2">5.6</text:span></text:p>
          </draw:text-box>
        </draw:frame>
        <draw:polygon draw:style-name="gr8" draw:text-style-name="P9" draw:layer="layout" svg:width="1.036cm" svg:height="0.76cm" svg:x="12.769cm" svg:y="5.533cm" svg:viewBox="0 0 1037 761" draw:points="0,0 1037,0 1037,761 0,761">
          <text:p/>
        </draw:polygon>
        <draw:frame draw:style-name="gr5" draw:text-style-name="P6" draw:layer="layout" svg:width="0.684cm" svg:height="0.352cm" svg:x="10.777cm" svg:y="5.739cm">
          <draw:text-box>
            <text:p text:style-name="P4"><text:span text:style-name="T3">10.8</text:span></text:p>
          </draw:text-box>
        </draw:frame>
        <draw:polygon draw:style-name="gr9" draw:text-style-name="P10" draw:layer="layout" svg:width="1.036cm" svg:height="0.76cm" svg:x="13.805cm" svg:y="5.533cm" svg:viewBox="0 0 1037 761" draw:points="0,0 1037,0 1037,761 0,761">
          <text:p/>
        </draw:polygon>
        <draw:frame draw:style-name="gr5" draw:text-style-name="P6" draw:layer="layout" svg:width="0.489cm" svg:height="0.352cm" svg:x="12.009cm" svg:y="5.739cm">
          <draw:text-box>
            <text:p text:style-name="P4"><text:span text:style-name="T2">4.3</text:span></text:p>
          </draw:text-box>
        </draw:frame>
        <draw:polygon draw:style-name="gr6" draw:text-style-name="P7" draw:layer="layout" svg:width="1.237cm" svg:height="0.759cm" svg:x="10.498cm" svg:y="6.292cm" svg:viewBox="0 0 1238 760" draw:points="0,0 1238,0 1238,760 0,760">
          <text:p/>
        </draw:polygon>
        <draw:frame draw:style-name="gr5" draw:text-style-name="P6" draw:layer="layout" svg:width="0.489cm" svg:height="0.352cm" svg:x="13.046cm" svg:y="5.739cm">
          <draw:text-box>
            <text:p text:style-name="P4"><text:span text:style-name="T2">5.0</text:span></text:p>
          </draw:text-box>
        </draw:frame>
        <draw:polygon draw:style-name="gr7" draw:text-style-name="P8" draw:layer="layout" svg:width="1.036cm" svg:height="0.759cm" svg:x="11.735cm" svg:y="6.292cm" svg:viewBox="0 0 1037 760" draw:points="0,0 1037,0 1037,760 0,760">
          <text:p/>
        </draw:polygon>
        <draw:frame draw:style-name="gr5" draw:text-style-name="P6" draw:layer="layout" svg:width="0.489cm" svg:height="0.352cm" svg:x="14.079cm" svg:y="5.739cm">
          <draw:text-box>
            <text:p text:style-name="P4"><text:span text:style-name="T2">5.7</text:span></text:p>
          </draw:text-box>
        </draw:frame>
        <draw:polygon draw:style-name="gr8" draw:text-style-name="P9" draw:layer="layout" svg:width="1.036cm" svg:height="0.759cm" svg:x="12.769cm" svg:y="6.292cm" svg:viewBox="0 0 1037 760" draw:points="0,0 1037,0 1037,760 0,760">
          <text:p/>
        </draw:polygon>
        <draw:frame draw:style-name="gr5" draw:text-style-name="P6" draw:layer="layout" svg:width="0.684cm" svg:height="0.352cm" svg:x="10.777cm" svg:y="6.494cm">
          <draw:text-box>
            <text:p text:style-name="P4"><text:span text:style-name="T3">10.9</text:span></text:p>
          </draw:text-box>
        </draw:frame>
        <draw:polygon draw:style-name="gr9" draw:text-style-name="P10" draw:layer="layout" svg:width="1.036cm" svg:height="0.759cm" svg:x="13.805cm" svg:y="6.292cm" svg:viewBox="0 0 1037 760" draw:points="0,0 1037,0 1037,760 0,760">
          <text:p/>
        </draw:polygon>
        <draw:frame draw:style-name="gr5" draw:text-style-name="P6" draw:layer="layout" svg:width="0.489cm" svg:height="0.352cm" svg:x="12.009cm" svg:y="6.494cm">
          <draw:text-box>
            <text:p text:style-name="P4"><text:span text:style-name="T2">4.3</text:span></text:p>
          </draw:text-box>
        </draw:frame>
        <draw:polygon draw:style-name="gr1" draw:text-style-name="P1" draw:layer="layout" svg:width="1.237cm" svg:height="0.76cm" svg:x="10.498cm" svg:y="7.05cm" svg:viewBox="0 0 1238 761" draw:points="0,0 1238,0 1238,761 0,761">
          <text:p/>
        </draw:polygon>
        <draw:frame draw:style-name="gr5" draw:text-style-name="P6" draw:layer="layout" svg:width="0.489cm" svg:height="0.352cm" svg:x="13.046cm" svg:y="6.494cm">
          <draw:text-box>
            <text:p text:style-name="P4"><text:span text:style-name="T2">5.0</text:span></text:p>
          </draw:text-box>
        </draw:frame>
        <draw:polygon draw:style-name="gr7" draw:text-style-name="P8" draw:layer="layout" svg:width="1.036cm" svg:height="0.76cm" svg:x="11.735cm" svg:y="7.05cm" svg:viewBox="0 0 1037 761" draw:points="0,0 1037,0 1037,761 0,761">
          <text:p/>
        </draw:polygon>
        <draw:frame draw:style-name="gr5" draw:text-style-name="P6" draw:layer="layout" svg:width="0.489cm" svg:height="0.352cm" svg:x="14.079cm" svg:y="6.494cm">
          <draw:text-box>
            <text:p text:style-name="P4"><text:span text:style-name="T2">5.7</text:span></text:p>
          </draw:text-box>
        </draw:frame>
        <draw:polygon draw:style-name="gr8" draw:text-style-name="P9" draw:layer="layout" svg:width="1.036cm" svg:height="0.76cm" svg:x="12.769cm" svg:y="7.05cm" svg:viewBox="0 0 1037 761" draw:points="0,0 1037,0 1037,761 0,761">
          <text:p/>
        </draw:polygon>
        <draw:frame draw:style-name="gr5" draw:text-style-name="P6" draw:layer="layout" svg:width="0.684cm" svg:height="0.352cm" svg:x="10.777cm" svg:y="7.253cm">
          <draw:text-box>
            <text:p text:style-name="P4"><text:span text:style-name="T3">11.0</text:span></text:p>
          </draw:text-box>
        </draw:frame>
        <draw:polygon draw:style-name="gr9" draw:text-style-name="P10" draw:layer="layout" svg:width="1.036cm" svg:height="0.76cm" svg:x="13.805cm" svg:y="7.05cm" svg:viewBox="0 0 1037 761" draw:points="0,0 1037,0 1037,761 0,761">
          <text:p/>
        </draw:polygon>
        <draw:frame draw:style-name="gr5" draw:text-style-name="P6" draw:layer="layout" svg:width="0.489cm" svg:height="0.352cm" svg:x="12.009cm" svg:y="7.253cm">
          <draw:text-box>
            <text:p text:style-name="P4"><text:span text:style-name="T2">4.3</text:span></text:p>
          </draw:text-box>
        </draw:frame>
        <draw:polygon draw:style-name="gr6" draw:text-style-name="P7" draw:layer="layout" svg:width="1.237cm" svg:height="0.759cm" svg:x="10.498cm" svg:y="7.809cm" svg:viewBox="0 0 1238 760" draw:points="0,0 1238,0 1238,760 0,760">
          <text:p/>
        </draw:polygon>
        <draw:frame draw:style-name="gr5" draw:text-style-name="P6" draw:layer="layout" svg:width="0.489cm" svg:height="0.352cm" svg:x="13.046cm" svg:y="7.253cm">
          <draw:text-box>
            <text:p text:style-name="P4"><text:span text:style-name="T2">5.1</text:span></text:p>
          </draw:text-box>
        </draw:frame>
        <draw:polygon draw:style-name="gr7" draw:text-style-name="P8" draw:layer="layout" svg:width="1.036cm" svg:height="0.759cm" svg:x="11.735cm" svg:y="7.809cm" svg:viewBox="0 0 1037 760" draw:points="0,0 1037,0 1037,760 0,760">
          <text:p/>
        </draw:polygon>
        <draw:frame draw:style-name="gr5" draw:text-style-name="P6" draw:layer="layout" svg:width="0.489cm" svg:height="0.352cm" svg:x="14.079cm" svg:y="7.253cm">
          <draw:text-box>
            <text:p text:style-name="P4"><text:span text:style-name="T2">5.8</text:span></text:p>
          </draw:text-box>
        </draw:frame>
        <draw:polygon draw:style-name="gr8" draw:text-style-name="P9" draw:layer="layout" svg:width="1.036cm" svg:height="0.759cm" svg:x="12.769cm" svg:y="7.809cm" svg:viewBox="0 0 1037 760" draw:points="0,0 1037,0 1037,760 0,760">
          <text:p/>
        </draw:polygon>
        <draw:frame draw:style-name="gr5" draw:text-style-name="P6" draw:layer="layout" svg:width="0.684cm" svg:height="0.352cm" svg:x="10.777cm" svg:y="8.015cm">
          <draw:text-box>
            <text:p text:style-name="P4"><text:span text:style-name="T3">11.1</text:span></text:p>
          </draw:text-box>
        </draw:frame>
        <draw:polygon draw:style-name="gr9" draw:text-style-name="P10" draw:layer="layout" svg:width="1.036cm" svg:height="0.759cm" svg:x="13.805cm" svg:y="7.809cm" svg:viewBox="0 0 1037 760" draw:points="0,0 1037,0 1037,760 0,760">
          <text:p/>
        </draw:polygon>
        <draw:frame draw:style-name="gr5" draw:text-style-name="P6" draw:layer="layout" svg:width="0.489cm" svg:height="0.352cm" svg:x="12.009cm" svg:y="8.015cm">
          <draw:text-box>
            <text:p text:style-name="P4"><text:span text:style-name="T2">4.4</text:span></text:p>
          </draw:text-box>
        </draw:frame>
        <draw:polygon draw:style-name="gr1" draw:text-style-name="P1" draw:layer="layout" svg:width="1.237cm" svg:height="0.76cm" svg:x="10.498cm" svg:y="8.567cm" svg:viewBox="0 0 1238 761" draw:points="0,0 1238,0 1238,761 0,761">
          <text:p/>
        </draw:polygon>
        <draw:frame draw:style-name="gr5" draw:text-style-name="P6" draw:layer="layout" svg:width="0.489cm" svg:height="0.352cm" svg:x="13.046cm" svg:y="8.015cm">
          <draw:text-box>
            <text:p text:style-name="P4"><text:span text:style-name="T2">5.1</text:span></text:p>
          </draw:text-box>
        </draw:frame>
        <draw:polygon draw:style-name="gr7" draw:text-style-name="P8" draw:layer="layout" svg:width="1.036cm" svg:height="0.76cm" svg:x="11.735cm" svg:y="8.567cm" svg:viewBox="0 0 1037 761" draw:points="0,0 1037,0 1037,761 0,761">
          <text:p/>
        </draw:polygon>
        <draw:frame draw:style-name="gr5" draw:text-style-name="P6" draw:layer="layout" svg:width="0.489cm" svg:height="0.352cm" svg:x="14.079cm" svg:y="8.015cm">
          <draw:text-box>
            <text:p text:style-name="P4"><text:span text:style-name="T2">5.8</text:span></text:p>
          </draw:text-box>
        </draw:frame>
        <draw:polygon draw:style-name="gr8" draw:text-style-name="P9" draw:layer="layout" svg:width="1.036cm" svg:height="0.76cm" svg:x="12.769cm" svg:y="8.567cm" svg:viewBox="0 0 1037 761" draw:points="0,0 1037,0 1037,761 0,761">
          <text:p/>
        </draw:polygon>
        <draw:frame draw:style-name="gr5" draw:text-style-name="P6" draw:layer="layout" svg:width="0.684cm" svg:height="0.352cm" svg:x="10.777cm" svg:y="8.77cm">
          <draw:text-box>
            <text:p text:style-name="P4"><text:span text:style-name="T3">11.2</text:span></text:p>
          </draw:text-box>
        </draw:frame>
        <draw:polygon draw:style-name="gr9" draw:text-style-name="P10" draw:layer="layout" svg:width="1.036cm" svg:height="0.76cm" svg:x="13.805cm" svg:y="8.567cm" svg:viewBox="0 0 1037 761" draw:points="0,0 1037,0 1037,761 0,761">
          <text:p/>
        </draw:polygon>
        <draw:frame draw:style-name="gr5" draw:text-style-name="P6" draw:layer="layout" svg:width="0.489cm" svg:height="0.352cm" svg:x="12.009cm" svg:y="8.77cm">
          <draw:text-box>
            <text:p text:style-name="P4"><text:span text:style-name="T2">4.4</text:span></text:p>
          </draw:text-box>
        </draw:frame>
        <draw:polygon draw:style-name="gr6" draw:text-style-name="P7" draw:layer="layout" svg:width="1.237cm" svg:height="0.759cm" svg:x="10.498cm" svg:y="9.326cm" svg:viewBox="0 0 1238 760" draw:points="0,0 1238,0 1238,760 0,760">
          <text:p/>
        </draw:polygon>
        <draw:frame draw:style-name="gr5" draw:text-style-name="P6" draw:layer="layout" svg:width="0.489cm" svg:height="0.352cm" svg:x="13.046cm" svg:y="8.77cm">
          <draw:text-box>
            <text:p text:style-name="P4"><text:span text:style-name="T2">5.1</text:span></text:p>
          </draw:text-box>
        </draw:frame>
        <draw:polygon draw:style-name="gr7" draw:text-style-name="P8" draw:layer="layout" svg:width="1.036cm" svg:height="0.759cm" svg:x="11.735cm" svg:y="9.326cm" svg:viewBox="0 0 1037 760" draw:points="0,0 1037,0 1037,760 0,760">
          <text:p/>
        </draw:polygon>
        <draw:frame draw:style-name="gr5" draw:text-style-name="P6" draw:layer="layout" svg:width="0.489cm" svg:height="0.352cm" svg:x="14.079cm" svg:y="8.77cm">
          <draw:text-box>
            <text:p text:style-name="P4"><text:span text:style-name="T2">5.9</text:span></text:p>
          </draw:text-box>
        </draw:frame>
        <draw:polygon draw:style-name="gr8" draw:text-style-name="P9" draw:layer="layout" svg:width="1.036cm" svg:height="0.759cm" svg:x="12.769cm" svg:y="9.326cm" svg:viewBox="0 0 1037 760" draw:points="0,0 1037,0 1037,760 0,760">
          <text:p/>
        </draw:polygon>
        <draw:frame draw:style-name="gr5" draw:text-style-name="P6" draw:layer="layout" svg:width="0.684cm" svg:height="0.352cm" svg:x="10.777cm" svg:y="9.532cm">
          <draw:text-box>
            <text:p text:style-name="P4"><text:span text:style-name="T3">11.3</text:span></text:p>
          </draw:text-box>
        </draw:frame>
        <draw:polygon draw:style-name="gr9" draw:text-style-name="P10" draw:layer="layout" svg:width="1.036cm" svg:height="0.759cm" svg:x="13.805cm" svg:y="9.326cm" svg:viewBox="0 0 1037 760" draw:points="0,0 1037,0 1037,760 0,760">
          <text:p/>
        </draw:polygon>
        <draw:frame draw:style-name="gr5" draw:text-style-name="P6" draw:layer="layout" svg:width="0.489cm" svg:height="0.352cm" svg:x="12.009cm" svg:y="9.532cm">
          <draw:text-box>
            <text:p text:style-name="P4"><text:span text:style-name="T2">4.4</text:span></text:p>
          </draw:text-box>
        </draw:frame>
        <draw:polygon draw:style-name="gr1" draw:text-style-name="P1" draw:layer="layout" svg:width="1.237cm" svg:height="0.76cm" svg:x="10.498cm" svg:y="10.084cm" svg:viewBox="0 0 1238 761" draw:points="0,0 1238,0 1238,761 0,761">
          <text:p/>
        </draw:polygon>
        <draw:frame draw:style-name="gr5" draw:text-style-name="P6" draw:layer="layout" svg:width="0.489cm" svg:height="0.352cm" svg:x="13.046cm" svg:y="9.532cm">
          <draw:text-box>
            <text:p text:style-name="P4"><text:span text:style-name="T2">5.2</text:span></text:p>
          </draw:text-box>
        </draw:frame>
        <draw:polygon draw:style-name="gr7" draw:text-style-name="P8" draw:layer="layout" svg:width="1.036cm" svg:height="0.76cm" svg:x="11.735cm" svg:y="10.084cm" svg:viewBox="0 0 1037 761" draw:points="0,0 1037,0 1037,761 0,761">
          <text:p/>
        </draw:polygon>
        <draw:frame draw:style-name="gr5" draw:text-style-name="P6" draw:layer="layout" svg:width="0.489cm" svg:height="0.352cm" svg:x="14.079cm" svg:y="9.532cm">
          <draw:text-box>
            <text:p text:style-name="P4"><text:span text:style-name="T2">5.9</text:span></text:p>
          </draw:text-box>
        </draw:frame>
        <draw:polygon draw:style-name="gr8" draw:text-style-name="P9" draw:layer="layout" svg:width="1.036cm" svg:height="0.76cm" svg:x="12.769cm" svg:y="10.084cm" svg:viewBox="0 0 1037 761" draw:points="0,0 1037,0 1037,761 0,761">
          <text:p/>
        </draw:polygon>
        <draw:frame draw:style-name="gr5" draw:text-style-name="P6" draw:layer="layout" svg:width="0.684cm" svg:height="0.352cm" svg:x="10.777cm" svg:y="10.287cm">
          <draw:text-box>
            <text:p text:style-name="P4"><text:span text:style-name="T3">11.4</text:span></text:p>
          </draw:text-box>
        </draw:frame>
        <draw:polygon draw:style-name="gr9" draw:text-style-name="P10" draw:layer="layout" svg:width="1.036cm" svg:height="0.76cm" svg:x="13.805cm" svg:y="10.084cm" svg:viewBox="0 0 1037 761" draw:points="0,0 1037,0 1037,761 0,761">
          <text:p/>
        </draw:polygon>
        <draw:frame draw:style-name="gr5" draw:text-style-name="P6" draw:layer="layout" svg:width="0.489cm" svg:height="0.352cm" svg:x="12.009cm" svg:y="10.287cm">
          <draw:text-box>
            <text:p text:style-name="P4"><text:span text:style-name="T2">4.5</text:span></text:p>
          </draw:text-box>
        </draw:frame>
        <draw:polygon draw:style-name="gr6" draw:text-style-name="P7" draw:layer="layout" svg:width="1.237cm" svg:height="0.759cm" svg:x="10.498cm" svg:y="10.843cm" svg:viewBox="0 0 1238 760" draw:points="0,0 1238,0 1238,760 0,760">
          <text:p/>
        </draw:polygon>
        <draw:frame draw:style-name="gr5" draw:text-style-name="P6" draw:layer="layout" svg:width="0.489cm" svg:height="0.352cm" svg:x="13.046cm" svg:y="10.287cm">
          <draw:text-box>
            <text:p text:style-name="P4"><text:span text:style-name="T2">5.2</text:span></text:p>
          </draw:text-box>
        </draw:frame>
        <draw:polygon draw:style-name="gr7" draw:text-style-name="P8" draw:layer="layout" svg:width="1.036cm" svg:height="0.759cm" svg:x="11.735cm" svg:y="10.843cm" svg:viewBox="0 0 1037 760" draw:points="0,0 1037,0 1037,760 0,760">
          <text:p/>
        </draw:polygon>
        <draw:frame draw:style-name="gr5" draw:text-style-name="P6" draw:layer="layout" svg:width="0.489cm" svg:height="0.352cm" svg:x="14.079cm" svg:y="10.287cm">
          <draw:text-box>
            <text:p text:style-name="P4"><text:span text:style-name="T2">6.0</text:span></text:p>
          </draw:text-box>
        </draw:frame>
        <draw:polygon draw:style-name="gr8" draw:text-style-name="P9" draw:layer="layout" svg:width="1.036cm" svg:height="0.759cm" svg:x="12.769cm" svg:y="10.843cm" svg:viewBox="0 0 1037 760" draw:points="0,0 1037,0 1037,760 0,760">
          <text:p/>
        </draw:polygon>
        <draw:frame draw:style-name="gr5" draw:text-style-name="P6" draw:layer="layout" svg:width="0.684cm" svg:height="0.352cm" svg:x="10.777cm" svg:y="11.049cm">
          <draw:text-box>
            <text:p text:style-name="P4"><text:span text:style-name="T3">11.5</text:span></text:p>
          </draw:text-box>
        </draw:frame>
        <draw:polygon draw:style-name="gr9" draw:text-style-name="P10" draw:layer="layout" svg:width="1.036cm" svg:height="0.759cm" svg:x="13.805cm" svg:y="10.843cm" svg:viewBox="0 0 1037 760" draw:points="0,0 1037,0 1037,760 0,760">
          <text:p/>
        </draw:polygon>
        <draw:frame draw:style-name="gr5" draw:text-style-name="P6" draw:layer="layout" svg:width="0.489cm" svg:height="0.352cm" svg:x="12.009cm" svg:y="11.049cm">
          <draw:text-box>
            <text:p text:style-name="P4"><text:span text:style-name="T2">4.5</text:span></text:p>
          </draw:text-box>
        </draw:frame>
        <draw:polygon draw:style-name="gr1" draw:text-style-name="P1" draw:layer="layout" svg:width="1.237cm" svg:height="0.76cm" svg:x="10.498cm" svg:y="11.601cm" svg:viewBox="0 0 1238 761" draw:points="0,0 1238,0 1238,761 0,761">
          <text:p/>
        </draw:polygon>
        <draw:frame draw:style-name="gr5" draw:text-style-name="P6" draw:layer="layout" svg:width="0.489cm" svg:height="0.352cm" svg:x="13.046cm" svg:y="11.049cm">
          <draw:text-box>
            <text:p text:style-name="P4"><text:span text:style-name="T2">5.3</text:span></text:p>
          </draw:text-box>
        </draw:frame>
        <draw:polygon draw:style-name="gr7" draw:text-style-name="P8" draw:layer="layout" svg:width="1.036cm" svg:height="0.76cm" svg:x="11.735cm" svg:y="11.601cm" svg:viewBox="0 0 1037 761" draw:points="0,0 1037,0 1037,761 0,761">
          <text:p/>
        </draw:polygon>
        <draw:frame draw:style-name="gr5" draw:text-style-name="P6" draw:layer="layout" svg:width="0.489cm" svg:height="0.352cm" svg:x="14.079cm" svg:y="11.049cm">
          <draw:text-box>
            <text:p text:style-name="P4"><text:span text:style-name="T2">6.0</text:span></text:p>
          </draw:text-box>
        </draw:frame>
        <draw:polygon draw:style-name="gr8" draw:text-style-name="P9" draw:layer="layout" svg:width="1.036cm" svg:height="0.76cm" svg:x="12.769cm" svg:y="11.601cm" svg:viewBox="0 0 1037 761" draw:points="0,0 1037,0 1037,761 0,761">
          <text:p/>
        </draw:polygon>
        <draw:frame draw:style-name="gr5" draw:text-style-name="P6" draw:layer="layout" svg:width="0.684cm" svg:height="0.352cm" svg:x="10.777cm" svg:y="11.804cm">
          <draw:text-box>
            <text:p text:style-name="P4"><text:span text:style-name="T3">11.6</text:span></text:p>
          </draw:text-box>
        </draw:frame>
        <draw:polygon draw:style-name="gr9" draw:text-style-name="P10" draw:layer="layout" svg:width="1.036cm" svg:height="0.76cm" svg:x="13.805cm" svg:y="11.601cm" svg:viewBox="0 0 1037 761" draw:points="0,0 1037,0 1037,761 0,761">
          <text:p/>
        </draw:polygon>
        <draw:frame draw:style-name="gr5" draw:text-style-name="P6" draw:layer="layout" svg:width="0.489cm" svg:height="0.352cm" svg:x="12.009cm" svg:y="11.804cm">
          <draw:text-box>
            <text:p text:style-name="P4"><text:span text:style-name="T2">4.6</text:span></text:p>
          </draw:text-box>
        </draw:frame>
        <draw:polygon draw:style-name="gr6" draw:text-style-name="P7" draw:layer="layout" svg:width="1.237cm" svg:height="0.759cm" svg:x="10.498cm" svg:y="12.36cm" svg:viewBox="0 0 1238 760" draw:points="0,0 1238,0 1238,760 0,760">
          <text:p/>
        </draw:polygon>
        <draw:frame draw:style-name="gr5" draw:text-style-name="P6" draw:layer="layout" svg:width="0.489cm" svg:height="0.352cm" svg:x="13.046cm" svg:y="11.804cm">
          <draw:text-box>
            <text:p text:style-name="P4"><text:span text:style-name="T2">5.3</text:span></text:p>
          </draw:text-box>
        </draw:frame>
        <draw:polygon draw:style-name="gr7" draw:text-style-name="P8" draw:layer="layout" svg:width="1.036cm" svg:height="0.759cm" svg:x="11.735cm" svg:y="12.36cm" svg:viewBox="0 0 1037 760" draw:points="0,0 1037,0 1037,760 0,760">
          <text:p/>
        </draw:polygon>
        <draw:frame draw:style-name="gr5" draw:text-style-name="P6" draw:layer="layout" svg:width="0.489cm" svg:height="0.352cm" svg:x="14.079cm" svg:y="11.804cm">
          <draw:text-box>
            <text:p text:style-name="P4"><text:span text:style-name="T2">6.1</text:span></text:p>
          </draw:text-box>
        </draw:frame>
        <draw:polygon draw:style-name="gr8" draw:text-style-name="P9" draw:layer="layout" svg:width="1.036cm" svg:height="0.759cm" svg:x="12.769cm" svg:y="12.36cm" svg:viewBox="0 0 1037 760" draw:points="0,0 1037,0 1037,760 0,760">
          <text:p/>
        </draw:polygon>
        <draw:frame draw:style-name="gr5" draw:text-style-name="P6" draw:layer="layout" svg:width="0.684cm" svg:height="0.352cm" svg:x="10.777cm" svg:y="12.566cm">
          <draw:text-box>
            <text:p text:style-name="P4"><text:span text:style-name="T3">11.7</text:span></text:p>
          </draw:text-box>
        </draw:frame>
        <draw:polygon draw:style-name="gr9" draw:text-style-name="P10" draw:layer="layout" svg:width="1.036cm" svg:height="0.759cm" svg:x="13.805cm" svg:y="12.36cm" svg:viewBox="0 0 1037 760" draw:points="0,0 1037,0 1037,760 0,760">
          <text:p/>
        </draw:polygon>
        <draw:frame draw:style-name="gr5" draw:text-style-name="P6" draw:layer="layout" svg:width="0.489cm" svg:height="0.352cm" svg:x="12.009cm" svg:y="12.566cm">
          <draw:text-box>
            <text:p text:style-name="P4"><text:span text:style-name="T2">4.6</text:span></text:p>
          </draw:text-box>
        </draw:frame>
        <draw:polygon draw:style-name="gr1" draw:text-style-name="P1" draw:layer="layout" svg:width="1.237cm" svg:height="0.76cm" svg:x="10.498cm" svg:y="13.118cm" svg:viewBox="0 0 1238 761" draw:points="0,0 1238,0 1238,761 0,761">
          <text:p/>
        </draw:polygon>
        <draw:frame draw:style-name="gr5" draw:text-style-name="P6" draw:layer="layout" svg:width="0.489cm" svg:height="0.352cm" svg:x="13.046cm" svg:y="12.566cm">
          <draw:text-box>
            <text:p text:style-name="P4"><text:span text:style-name="T2">5.4</text:span></text:p>
          </draw:text-box>
        </draw:frame>
        <draw:polygon draw:style-name="gr7" draw:text-style-name="P8" draw:layer="layout" svg:width="1.036cm" svg:height="0.76cm" svg:x="11.735cm" svg:y="13.118cm" svg:viewBox="0 0 1037 761" draw:points="0,0 1037,0 1037,761 0,761">
          <text:p/>
        </draw:polygon>
        <draw:frame draw:style-name="gr5" draw:text-style-name="P6" draw:layer="layout" svg:width="0.489cm" svg:height="0.352cm" svg:x="14.079cm" svg:y="12.566cm">
          <draw:text-box>
            <text:p text:style-name="P4"><text:span text:style-name="T2">6.1</text:span></text:p>
          </draw:text-box>
        </draw:frame>
        <draw:polygon draw:style-name="gr8" draw:text-style-name="P9" draw:layer="layout" svg:width="1.036cm" svg:height="0.76cm" svg:x="12.769cm" svg:y="13.118cm" svg:viewBox="0 0 1037 761" draw:points="0,0 1037,0 1037,761 0,761">
          <text:p/>
        </draw:polygon>
        <draw:frame draw:style-name="gr5" draw:text-style-name="P6" draw:layer="layout" svg:width="0.684cm" svg:height="0.352cm" svg:x="10.777cm" svg:y="13.321cm">
          <draw:text-box>
            <text:p text:style-name="P4"><text:span text:style-name="T3">11.8</text:span></text:p>
          </draw:text-box>
        </draw:frame>
        <draw:polygon draw:style-name="gr9" draw:text-style-name="P10" draw:layer="layout" svg:width="1.036cm" svg:height="0.76cm" svg:x="13.805cm" svg:y="13.118cm" svg:viewBox="0 0 1037 761" draw:points="0,0 1037,0 1037,761 0,761">
          <text:p/>
        </draw:polygon>
        <draw:frame draw:style-name="gr5" draw:text-style-name="P6" draw:layer="layout" svg:width="0.489cm" svg:height="0.352cm" svg:x="12.009cm" svg:y="13.321cm">
          <draw:text-box>
            <text:p text:style-name="P4"><text:span text:style-name="T2">4.6</text:span></text:p>
          </draw:text-box>
        </draw:frame>
        <draw:polygon draw:style-name="gr6" draw:text-style-name="P7" draw:layer="layout" svg:width="1.237cm" svg:height="0.759cm" svg:x="10.498cm" svg:y="13.877cm" svg:viewBox="0 0 1238 760" draw:points="0,0 1238,0 1238,760 0,760">
          <text:p/>
        </draw:polygon>
        <draw:frame draw:style-name="gr5" draw:text-style-name="P6" draw:layer="layout" svg:width="0.489cm" svg:height="0.352cm" svg:x="13.046cm" svg:y="13.321cm">
          <draw:text-box>
            <text:p text:style-name="P4"><text:span text:style-name="T2">5.4</text:span></text:p>
          </draw:text-box>
        </draw:frame>
        <draw:polygon draw:style-name="gr7" draw:text-style-name="P8" draw:layer="layout" svg:width="1.036cm" svg:height="0.759cm" svg:x="11.735cm" svg:y="13.877cm" svg:viewBox="0 0 1037 760" draw:points="0,0 1037,0 1037,760 0,760">
          <text:p/>
        </draw:polygon>
        <draw:frame draw:style-name="gr5" draw:text-style-name="P6" draw:layer="layout" svg:width="0.489cm" svg:height="0.352cm" svg:x="14.079cm" svg:y="13.321cm">
          <draw:text-box>
            <text:p text:style-name="P4"><text:span text:style-name="T2">6.2</text:span></text:p>
          </draw:text-box>
        </draw:frame>
        <draw:polygon draw:style-name="gr8" draw:text-style-name="P9" draw:layer="layout" svg:width="1.036cm" svg:height="0.759cm" svg:x="12.769cm" svg:y="13.877cm" svg:viewBox="0 0 1037 760" draw:points="0,0 1037,0 1037,760 0,760">
          <text:p/>
        </draw:polygon>
        <draw:frame draw:style-name="gr5" draw:text-style-name="P6" draw:layer="layout" svg:width="0.684cm" svg:height="0.352cm" svg:x="10.777cm" svg:y="14.083cm">
          <draw:text-box>
            <text:p text:style-name="P4"><text:span text:style-name="T3">11.9</text:span></text:p>
          </draw:text-box>
        </draw:frame>
        <draw:polygon draw:style-name="gr9" draw:text-style-name="P10" draw:layer="layout" svg:width="1.036cm" svg:height="0.759cm" svg:x="13.805cm" svg:y="13.877cm" svg:viewBox="0 0 1037 760" draw:points="0,0 1037,0 1037,760 0,760">
          <text:p/>
        </draw:polygon>
        <draw:frame draw:style-name="gr5" draw:text-style-name="P6" draw:layer="layout" svg:width="0.489cm" svg:height="0.352cm" svg:x="12.009cm" svg:y="14.083cm">
          <draw:text-box>
            <text:p text:style-name="P4"><text:span text:style-name="T2">4.7</text:span></text:p>
          </draw:text-box>
        </draw:frame>
        <draw:polygon draw:style-name="gr1" draw:text-style-name="P1" draw:layer="layout" svg:width="1.237cm" svg:height="0.76cm" svg:x="10.498cm" svg:y="14.635cm" svg:viewBox="0 0 1238 761" draw:points="0,0 1238,0 1238,761 0,761">
          <text:p/>
        </draw:polygon>
        <draw:frame draw:style-name="gr5" draw:text-style-name="P6" draw:layer="layout" svg:width="0.489cm" svg:height="0.352cm" svg:x="13.046cm" svg:y="14.083cm">
          <draw:text-box>
            <text:p text:style-name="P4"><text:span text:style-name="T2">5.5</text:span></text:p>
          </draw:text-box>
        </draw:frame>
        <draw:polygon draw:style-name="gr7" draw:text-style-name="P8" draw:layer="layout" svg:width="1.036cm" svg:height="0.76cm" svg:x="11.735cm" svg:y="14.635cm" svg:viewBox="0 0 1037 761" draw:points="0,0 1037,0 1037,761 0,761">
          <text:p/>
        </draw:polygon>
        <draw:frame draw:style-name="gr5" draw:text-style-name="P6" draw:layer="layout" svg:width="0.489cm" svg:height="0.352cm" svg:x="14.079cm" svg:y="14.083cm">
          <draw:text-box>
            <text:p text:style-name="P4"><text:span text:style-name="T2">6.2</text:span></text:p>
          </draw:text-box>
        </draw:frame>
        <draw:polygon draw:style-name="gr8" draw:text-style-name="P9" draw:layer="layout" svg:width="1.036cm" svg:height="0.76cm" svg:x="12.769cm" svg:y="14.635cm" svg:viewBox="0 0 1037 761" draw:points="0,0 1037,0 1037,761 0,761">
          <text:p/>
        </draw:polygon>
        <draw:frame draw:style-name="gr5" draw:text-style-name="P6" draw:layer="layout" svg:width="0.684cm" svg:height="0.352cm" svg:x="10.777cm" svg:y="14.837cm">
          <draw:text-box>
            <text:p text:style-name="P4"><text:span text:style-name="T3">12.0</text:span></text:p>
          </draw:text-box>
        </draw:frame>
        <draw:polygon draw:style-name="gr9" draw:text-style-name="P10" draw:layer="layout" svg:width="1.036cm" svg:height="0.76cm" svg:x="13.805cm" svg:y="14.635cm" svg:viewBox="0 0 1037 761" draw:points="0,0 1037,0 1037,761 0,761">
          <text:p/>
        </draw:polygon>
        <draw:frame draw:style-name="gr5" draw:text-style-name="P6" draw:layer="layout" svg:width="0.489cm" svg:height="0.352cm" svg:x="12.009cm" svg:y="14.837cm">
          <draw:text-box>
            <text:p text:style-name="P4"><text:span text:style-name="T2">4.7</text:span></text:p>
          </draw:text-box>
        </draw:frame>
        <draw:polygon draw:style-name="gr6" draw:text-style-name="P7" draw:layer="layout" svg:width="1.237cm" svg:height="0.759cm" svg:x="10.498cm" svg:y="15.394cm" svg:viewBox="0 0 1238 760" draw:points="0,0 1238,0 1238,760 0,760">
          <text:p/>
        </draw:polygon>
        <draw:frame draw:style-name="gr5" draw:text-style-name="P6" draw:layer="layout" svg:width="0.489cm" svg:height="0.352cm" svg:x="13.046cm" svg:y="14.837cm">
          <draw:text-box>
            <text:p text:style-name="P4"><text:span text:style-name="T2">5.5</text:span></text:p>
          </draw:text-box>
        </draw:frame>
        <draw:polygon draw:style-name="gr7" draw:text-style-name="P8" draw:layer="layout" svg:width="1.036cm" svg:height="0.759cm" svg:x="11.735cm" svg:y="15.394cm" svg:viewBox="0 0 1037 760" draw:points="0,0 1037,0 1037,760 0,760">
          <text:p/>
        </draw:polygon>
        <draw:frame draw:style-name="gr5" draw:text-style-name="P6" draw:layer="layout" svg:width="0.489cm" svg:height="0.352cm" svg:x="14.079cm" svg:y="14.837cm">
          <draw:text-box>
            <text:p text:style-name="P4"><text:span text:style-name="T2">6.3</text:span></text:p>
          </draw:text-box>
        </draw:frame>
        <draw:polygon draw:style-name="gr8" draw:text-style-name="P9" draw:layer="layout" svg:width="1.036cm" svg:height="0.759cm" svg:x="12.769cm" svg:y="15.394cm" svg:viewBox="0 0 1037 760" draw:points="0,0 1037,0 1037,760 0,760">
          <text:p/>
        </draw:polygon>
        <draw:frame draw:style-name="gr5" draw:text-style-name="P6" draw:layer="layout" svg:width="0.684cm" svg:height="0.352cm" svg:x="10.777cm" svg:y="15.599cm">
          <draw:text-box>
            <text:p text:style-name="P4"><text:span text:style-name="T3">12.1</text:span></text:p>
          </draw:text-box>
        </draw:frame>
        <draw:polygon draw:style-name="gr9" draw:text-style-name="P10" draw:layer="layout" svg:width="1.036cm" svg:height="0.759cm" svg:x="13.805cm" svg:y="15.394cm" svg:viewBox="0 0 1037 760" draw:points="0,0 1037,0 1037,760 0,760">
          <text:p/>
        </draw:polygon>
        <draw:frame draw:style-name="gr5" draw:text-style-name="P6" draw:layer="layout" svg:width="0.489cm" svg:height="0.352cm" svg:x="12.009cm" svg:y="15.599cm">
          <draw:text-box>
            <text:p text:style-name="P4"><text:span text:style-name="T2">4.8</text:span></text:p>
          </draw:text-box>
        </draw:frame>
        <draw:frame draw:style-name="gr5" draw:text-style-name="P6" draw:layer="layout" svg:width="0.489cm" svg:height="0.352cm" svg:x="13.046cm" svg:y="15.599cm">
          <draw:text-box>
            <text:p text:style-name="P4"><text:span text:style-name="T2">5.6</text:span></text:p>
          </draw:text-box>
        </draw:frame>
        <draw:frame draw:style-name="gr5" draw:text-style-name="P6" draw:layer="layout" svg:width="0.489cm" svg:height="0.352cm" svg:x="14.079cm" svg:y="15.599cm">
          <draw:text-box>
            <text:p text:style-name="P4"><text:span text:style-name="T2">6.4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2" draw:layer="layout" svg:width="1.998cm" svg:height="1.998cm" svg:x="6cm" svg:y="-0.001cm">
          <draw:image xlink:href="Pictures/100000010000003B0000003BB054928F83E29374.png" xlink:type="simple" xlink:show="embed" xlink:actuate="onLoad" draw:mime-type="image/png">
            <text:p/>
          </draw:image>
        </draw:frame>
        <draw:frame draw:style-name="gr2" draw:text-style-name="P2" draw:layer="layout" svg:width="0.698cm" svg:height="0.698cm" svg:x="8.5cm" svg:y="0.999cm">
          <draw:image xlink:href="Pictures/1000000100000015000000151536ADAEE7FE3E79.png" xlink:type="simple" xlink:show="embed" xlink:actuate="onLoad" draw:mime-type="image/png">
            <text:p/>
          </draw:image>
        </draw:frame>
        <draw:frame draw:style-name="gr2" draw:text-style-name="P2" draw:layer="layout" svg:width="0.698cm" svg:height="0.698cm" svg:x="10cm" svg:y="0.999cm">
          <draw:image xlink:href="Pictures/100000010000001500000015AF7127CBC8D06831.png" xlink:type="simple" xlink:show="embed" xlink:actuate="onLoad" draw:mime-type="image/png">
            <text:p/>
          </draw:image>
        </draw:frame>
        <draw:polygon draw:style-name="gr3" draw:text-style-name="P3" draw:layer="layout" svg:width="1.236cm" svg:height="0.759cm" svg:x="0.499cm" svg:y="2.5cm" svg:viewBox="0 0 1237 760" draw:points="0,0 1237,0 1237,760 0,760">
          <text:p/>
        </draw:polygon>
        <draw:polygon draw:style-name="gr3" draw:text-style-name="P3" draw:layer="layout" svg:width="1.036cm" svg:height="0.759cm" svg:x="1.734cm" svg:y="2.5cm" svg:viewBox="0 0 1037 760" draw:points="0,0 1037,0 1037,760 0,760">
          <text:p/>
        </draw:polygon>
        <draw:frame draw:style-name="gr4" draw:text-style-name="P5" draw:layer="layout" svg:width="3.444cm" svg:height="0.564cm" svg:x="0.998cm" svg:y="1.062cm">
          <draw:text-box>
            <text:p text:style-name="P4"><text:span text:style-name="T1">The Guardian</text:span></text:p>
          </draw:text-box>
        </draw:frame>
        <draw:polygon draw:style-name="gr3" draw:text-style-name="P3" draw:layer="layout" svg:width="1.036cm" svg:height="0.759cm" svg:x="2.77cm" svg:y="2.5cm" svg:viewBox="0 0 1037 760" draw:points="0,0 1037,0 1037,760 0,760">
          <text:p/>
        </draw:polygon>
        <draw:frame draw:style-name="gr5" draw:text-style-name="P6" draw:layer="layout" svg:width="0.861cm" svg:height="0.352cm" svg:x="0.688cm" svg:y="2.705cm">
          <draw:text-box>
            <text:p text:style-name="P4"><text:span text:style-name="T2">Wind</text:span></text:p>
          </draw:text-box>
        </draw:frame>
        <draw:polygon draw:style-name="gr3" draw:text-style-name="P3" draw:layer="layout" svg:width="1.038cm" svg:height="0.759cm" svg:x="3.804cm" svg:y="2.5cm" svg:viewBox="0 0 1039 760" draw:points="0,0 1039,0 1039,760 0,760">
          <text:p/>
        </draw:polygon>
        <draw:frame draw:style-name="gr5" draw:text-style-name="P6" draw:layer="layout" svg:width="0.607cm" svg:height="0.352cm" svg:x="1.951cm" svg:y="2.705cm">
          <draw:text-box>
            <text:p text:style-name="P4"><text:span text:style-name="T2">Min</text:span></text:p>
          </draw:text-box>
        </draw:frame>
        <draw:polygon draw:style-name="gr6" draw:text-style-name="P7" draw:layer="layout" svg:width="1.236cm" svg:height="0.759cm" svg:x="0.499cm" svg:y="3.258cm" svg:viewBox="0 0 1237 760" draw:points="0,0 1237,0 1237,760 0,760">
          <text:p/>
        </draw:polygon>
        <draw:frame draw:style-name="gr5" draw:text-style-name="P6" draw:layer="layout" svg:width="0.607cm" svg:height="0.352cm" svg:x="2.985cm" svg:y="2.705cm">
          <draw:text-box>
            <text:p text:style-name="P4"><text:span text:style-name="T2">Mid</text:span></text:p>
          </draw:text-box>
        </draw:frame>
        <draw:polygon draw:style-name="gr7" draw:text-style-name="P8" draw:layer="layout" svg:width="1.036cm" svg:height="0.759cm" svg:x="1.734cm" svg:y="3.258cm" svg:viewBox="0 0 1037 760" draw:points="0,0 1037,0 1037,760 0,760">
          <text:p/>
        </draw:polygon>
        <draw:frame draw:style-name="gr5" draw:text-style-name="P6" draw:layer="layout" svg:width="0.684cm" svg:height="0.352cm" svg:x="3.983cm" svg:y="2.705cm">
          <draw:text-box>
            <text:p text:style-name="P4"><text:span text:style-name="T2">Max</text:span></text:p>
          </draw:text-box>
        </draw:frame>
        <draw:polygon draw:style-name="gr8" draw:text-style-name="P9" draw:layer="layout" svg:width="1.036cm" svg:height="0.759cm" svg:x="2.77cm" svg:y="3.258cm" svg:viewBox="0 0 1037 760" draw:points="0,0 1037,0 1037,760 0,760">
          <text:p/>
        </draw:polygon>
        <draw:frame draw:style-name="gr5" draw:text-style-name="P6" draw:layer="layout" svg:width="0.489cm" svg:height="0.352cm" svg:x="0.875cm" svg:y="3.46cm">
          <draw:text-box>
            <text:p text:style-name="P4"><text:span text:style-name="T3">4.5</text:span></text:p>
          </draw:text-box>
        </draw:frame>
        <draw:polygon draw:style-name="gr9" draw:text-style-name="P10" draw:layer="layout" svg:width="1.038cm" svg:height="0.759cm" svg:x="3.804cm" svg:y="3.258cm" svg:viewBox="0 0 1039 760" draw:points="0,0 1039,0 1039,760 0,760">
          <text:p/>
        </draw:polygon>
        <draw:frame draw:style-name="gr5" draw:text-style-name="P6" draw:layer="layout" svg:width="0.489cm" svg:height="0.352cm" svg:x="2.011cm" svg:y="3.46cm">
          <draw:text-box>
            <text:p text:style-name="P4"><text:span text:style-name="T2">2.9</text:span></text:p>
          </draw:text-box>
        </draw:frame>
        <draw:polygon draw:style-name="gr1" draw:text-style-name="P1" draw:layer="layout" svg:width="1.236cm" svg:height="0.76cm" svg:x="0.499cm" svg:y="4.016cm" svg:viewBox="0 0 1237 761" draw:points="0,0 1237,0 1237,761 0,761">
          <text:p/>
        </draw:polygon>
        <draw:frame draw:style-name="gr5" draw:text-style-name="P6" draw:layer="layout" svg:width="0.489cm" svg:height="0.352cm" svg:x="3.044cm" svg:y="3.46cm">
          <draw:text-box>
            <text:p text:style-name="P4"><text:span text:style-name="T2">3.4</text:span></text:p>
          </draw:text-box>
        </draw:frame>
        <draw:polygon draw:style-name="gr7" draw:text-style-name="P8" draw:layer="layout" svg:width="1.036cm" svg:height="0.76cm" svg:x="1.734cm" svg:y="4.016cm" svg:viewBox="0 0 1037 761" draw:points="0,0 1037,0 1037,761 0,761">
          <text:p/>
        </draw:polygon>
        <draw:frame draw:style-name="gr5" draw:text-style-name="P6" draw:layer="layout" svg:width="0.489cm" svg:height="0.352cm" svg:x="4.082cm" svg:y="3.46cm">
          <draw:text-box>
            <text:p text:style-name="P4"><text:span text:style-name="T2">3.8</text:span></text:p>
          </draw:text-box>
        </draw:frame>
        <draw:polygon draw:style-name="gr8" draw:text-style-name="P9" draw:layer="layout" svg:width="1.036cm" svg:height="0.76cm" svg:x="2.77cm" svg:y="4.016cm" svg:viewBox="0 0 1037 761" draw:points="0,0 1037,0 1037,761 0,761">
          <text:p/>
        </draw:polygon>
        <draw:frame draw:style-name="gr5" draw:text-style-name="P6" draw:layer="layout" svg:width="0.489cm" svg:height="0.352cm" svg:x="0.875cm" svg:y="4.222cm">
          <draw:text-box>
            <text:p text:style-name="P4"><text:span text:style-name="T3">4.6</text:span></text:p>
          </draw:text-box>
        </draw:frame>
        <draw:polygon draw:style-name="gr9" draw:text-style-name="P10" draw:layer="layout" svg:width="1.038cm" svg:height="0.76cm" svg:x="3.804cm" svg:y="4.016cm" svg:viewBox="0 0 1039 761" draw:points="0,0 1039,0 1039,761 0,761">
          <text:p/>
        </draw:polygon>
        <draw:frame draw:style-name="gr5" draw:text-style-name="P6" draw:layer="layout" svg:width="0.489cm" svg:height="0.352cm" svg:x="2.011cm" svg:y="4.222cm">
          <draw:text-box>
            <text:p text:style-name="P4"><text:span text:style-name="T2">3.0</text:span></text:p>
          </draw:text-box>
        </draw:frame>
        <draw:polygon draw:style-name="gr6" draw:text-style-name="P7" draw:layer="layout" svg:width="1.236cm" svg:height="0.759cm" svg:x="0.499cm" svg:y="4.775cm" svg:viewBox="0 0 1237 760" draw:points="0,0 1237,0 1237,760 0,760">
          <text:p/>
        </draw:polygon>
        <draw:frame draw:style-name="gr5" draw:text-style-name="P6" draw:layer="layout" svg:width="0.489cm" svg:height="0.352cm" svg:x="3.044cm" svg:y="4.222cm">
          <draw:text-box>
            <text:p text:style-name="P4"><text:span text:style-name="T2">3.4</text:span></text:p>
          </draw:text-box>
        </draw:frame>
        <draw:polygon draw:style-name="gr7" draw:text-style-name="P8" draw:layer="layout" svg:width="1.036cm" svg:height="0.759cm" svg:x="1.734cm" svg:y="4.775cm" svg:viewBox="0 0 1037 760" draw:points="0,0 1037,0 1037,760 0,760">
          <text:p/>
        </draw:polygon>
        <draw:frame draw:style-name="gr5" draw:text-style-name="P6" draw:layer="layout" svg:width="0.489cm" svg:height="0.352cm" svg:x="4.082cm" svg:y="4.222cm">
          <draw:text-box>
            <text:p text:style-name="P4"><text:span text:style-name="T2">3.9</text:span></text:p>
          </draw:text-box>
        </draw:frame>
        <draw:polygon draw:style-name="gr8" draw:text-style-name="P9" draw:layer="layout" svg:width="1.036cm" svg:height="0.759cm" svg:x="2.77cm" svg:y="4.775cm" svg:viewBox="0 0 1037 760" draw:points="0,0 1037,0 1037,760 0,760">
          <text:p/>
        </draw:polygon>
        <draw:frame draw:style-name="gr5" draw:text-style-name="P6" draw:layer="layout" svg:width="0.489cm" svg:height="0.352cm" svg:x="0.875cm" svg:y="4.977cm">
          <draw:text-box>
            <text:p text:style-name="P4"><text:span text:style-name="T3">4.7</text:span></text:p>
          </draw:text-box>
        </draw:frame>
        <draw:polygon draw:style-name="gr9" draw:text-style-name="P10" draw:layer="layout" svg:width="1.038cm" svg:height="0.759cm" svg:x="3.804cm" svg:y="4.775cm" svg:viewBox="0 0 1039 760" draw:points="0,0 1039,0 1039,760 0,760">
          <text:p/>
        </draw:polygon>
        <draw:frame draw:style-name="gr5" draw:text-style-name="P6" draw:layer="layout" svg:width="0.489cm" svg:height="0.352cm" svg:x="2.011cm" svg:y="4.977cm">
          <draw:text-box>
            <text:p text:style-name="P4"><text:span text:style-name="T2">3.0</text:span></text:p>
          </draw:text-box>
        </draw:frame>
        <draw:polygon draw:style-name="gr1" draw:text-style-name="P1" draw:layer="layout" svg:width="1.236cm" svg:height="0.76cm" svg:x="0.499cm" svg:y="5.533cm" svg:viewBox="0 0 1237 761" draw:points="0,0 1237,0 1237,761 0,761">
          <text:p/>
        </draw:polygon>
        <draw:frame draw:style-name="gr5" draw:text-style-name="P6" draw:layer="layout" svg:width="0.489cm" svg:height="0.352cm" svg:x="3.044cm" svg:y="4.977cm">
          <draw:text-box>
            <text:p text:style-name="P4"><text:span text:style-name="T2">3.5</text:span></text:p>
          </draw:text-box>
        </draw:frame>
        <draw:polygon draw:style-name="gr7" draw:text-style-name="P8" draw:layer="layout" svg:width="1.036cm" svg:height="0.76cm" svg:x="1.734cm" svg:y="5.533cm" svg:viewBox="0 0 1037 761" draw:points="0,0 1037,0 1037,761 0,761">
          <text:p/>
        </draw:polygon>
        <draw:frame draw:style-name="gr5" draw:text-style-name="P6" draw:layer="layout" svg:width="0.489cm" svg:height="0.352cm" svg:x="4.082cm" svg:y="4.977cm">
          <draw:text-box>
            <text:p text:style-name="P4"><text:span text:style-name="T2">4.0</text:span></text:p>
          </draw:text-box>
        </draw:frame>
        <draw:polygon draw:style-name="gr8" draw:text-style-name="P9" draw:layer="layout" svg:width="1.036cm" svg:height="0.76cm" svg:x="2.77cm" svg:y="5.533cm" svg:viewBox="0 0 1037 761" draw:points="0,0 1037,0 1037,761 0,761">
          <text:p/>
        </draw:polygon>
        <draw:frame draw:style-name="gr5" draw:text-style-name="P6" draw:layer="layout" svg:width="0.489cm" svg:height="0.352cm" svg:x="0.875cm" svg:y="5.739cm">
          <draw:text-box>
            <text:p text:style-name="P4"><text:span text:style-name="T3">4.8</text:span></text:p>
          </draw:text-box>
        </draw:frame>
        <draw:polygon draw:style-name="gr9" draw:text-style-name="P10" draw:layer="layout" svg:width="1.038cm" svg:height="0.76cm" svg:x="3.804cm" svg:y="5.533cm" svg:viewBox="0 0 1039 761" draw:points="0,0 1039,0 1039,761 0,761">
          <text:p/>
        </draw:polygon>
        <draw:frame draw:style-name="gr5" draw:text-style-name="P6" draw:layer="layout" svg:width="0.489cm" svg:height="0.352cm" svg:x="2.011cm" svg:y="5.739cm">
          <draw:text-box>
            <text:p text:style-name="P4"><text:span text:style-name="T2">3.1</text:span></text:p>
          </draw:text-box>
        </draw:frame>
        <draw:polygon draw:style-name="gr6" draw:text-style-name="P7" draw:layer="layout" svg:width="1.236cm" svg:height="0.759cm" svg:x="0.499cm" svg:y="6.292cm" svg:viewBox="0 0 1237 760" draw:points="0,0 1237,0 1237,760 0,760">
          <text:p/>
        </draw:polygon>
        <draw:frame draw:style-name="gr5" draw:text-style-name="P6" draw:layer="layout" svg:width="0.489cm" svg:height="0.352cm" svg:x="3.044cm" svg:y="5.739cm">
          <draw:text-box>
            <text:p text:style-name="P4"><text:span text:style-name="T2">3.6</text:span></text:p>
          </draw:text-box>
        </draw:frame>
        <draw:polygon draw:style-name="gr7" draw:text-style-name="P8" draw:layer="layout" svg:width="1.036cm" svg:height="0.759cm" svg:x="1.734cm" svg:y="6.292cm" svg:viewBox="0 0 1037 760" draw:points="0,0 1037,0 1037,760 0,760">
          <text:p/>
        </draw:polygon>
        <draw:frame draw:style-name="gr5" draw:text-style-name="P6" draw:layer="layout" svg:width="0.489cm" svg:height="0.352cm" svg:x="4.082cm" svg:y="5.739cm">
          <draw:text-box>
            <text:p text:style-name="P4"><text:span text:style-name="T2">4.1</text:span></text:p>
          </draw:text-box>
        </draw:frame>
        <draw:polygon draw:style-name="gr8" draw:text-style-name="P9" draw:layer="layout" svg:width="1.036cm" svg:height="0.759cm" svg:x="2.77cm" svg:y="6.292cm" svg:viewBox="0 0 1037 760" draw:points="0,0 1037,0 1037,760 0,760">
          <text:p/>
        </draw:polygon>
        <draw:frame draw:style-name="gr5" draw:text-style-name="P6" draw:layer="layout" svg:width="0.489cm" svg:height="0.352cm" svg:x="0.875cm" svg:y="6.494cm">
          <draw:text-box>
            <text:p text:style-name="P4"><text:span text:style-name="T3">4.9</text:span></text:p>
          </draw:text-box>
        </draw:frame>
        <draw:polygon draw:style-name="gr9" draw:text-style-name="P10" draw:layer="layout" svg:width="1.038cm" svg:height="0.759cm" svg:x="3.804cm" svg:y="6.292cm" svg:viewBox="0 0 1039 760" draw:points="0,0 1039,0 1039,760 0,760">
          <text:p/>
        </draw:polygon>
        <draw:frame draw:style-name="gr5" draw:text-style-name="P6" draw:layer="layout" svg:width="0.489cm" svg:height="0.352cm" svg:x="2.011cm" svg:y="6.494cm">
          <draw:text-box>
            <text:p text:style-name="P4"><text:span text:style-name="T2">3.2</text:span></text:p>
          </draw:text-box>
        </draw:frame>
        <draw:polygon draw:style-name="gr1" draw:text-style-name="P1" draw:layer="layout" svg:width="1.236cm" svg:height="0.76cm" svg:x="0.499cm" svg:y="7.05cm" svg:viewBox="0 0 1237 761" draw:points="0,0 1237,0 1237,761 0,761">
          <text:p/>
        </draw:polygon>
        <draw:frame draw:style-name="gr5" draw:text-style-name="P6" draw:layer="layout" svg:width="0.489cm" svg:height="0.352cm" svg:x="3.044cm" svg:y="6.494cm">
          <draw:text-box>
            <text:p text:style-name="P4"><text:span text:style-name="T2">3.7</text:span></text:p>
          </draw:text-box>
        </draw:frame>
        <draw:polygon draw:style-name="gr7" draw:text-style-name="P8" draw:layer="layout" svg:width="1.036cm" svg:height="0.76cm" svg:x="1.734cm" svg:y="7.05cm" svg:viewBox="0 0 1037 761" draw:points="0,0 1037,0 1037,761 0,761">
          <text:p/>
        </draw:polygon>
        <draw:frame draw:style-name="gr5" draw:text-style-name="P6" draw:layer="layout" svg:width="0.489cm" svg:height="0.352cm" svg:x="4.082cm" svg:y="6.494cm">
          <draw:text-box>
            <text:p text:style-name="P4"><text:span text:style-name="T2">4.2</text:span></text:p>
          </draw:text-box>
        </draw:frame>
        <draw:polygon draw:style-name="gr8" draw:text-style-name="P9" draw:layer="layout" svg:width="1.036cm" svg:height="0.76cm" svg:x="2.77cm" svg:y="7.05cm" svg:viewBox="0 0 1037 761" draw:points="0,0 1037,0 1037,761 0,761">
          <text:p/>
        </draw:polygon>
        <draw:frame draw:style-name="gr5" draw:text-style-name="P6" draw:layer="layout" svg:width="0.489cm" svg:height="0.352cm" svg:x="0.875cm" svg:y="7.253cm">
          <draw:text-box>
            <text:p text:style-name="P4"><text:span text:style-name="T3">5.0</text:span></text:p>
          </draw:text-box>
        </draw:frame>
        <draw:polygon draw:style-name="gr9" draw:text-style-name="P10" draw:layer="layout" svg:width="1.038cm" svg:height="0.76cm" svg:x="3.804cm" svg:y="7.05cm" svg:viewBox="0 0 1039 761" draw:points="0,0 1039,0 1039,761 0,761">
          <text:p/>
        </draw:polygon>
        <draw:frame draw:style-name="gr5" draw:text-style-name="P6" draw:layer="layout" svg:width="0.489cm" svg:height="0.352cm" svg:x="2.011cm" svg:y="7.253cm">
          <draw:text-box>
            <text:p text:style-name="P4"><text:span text:style-name="T2">3.2</text:span></text:p>
          </draw:text-box>
        </draw:frame>
        <draw:polygon draw:style-name="gr6" draw:text-style-name="P7" draw:layer="layout" svg:width="1.236cm" svg:height="0.759cm" svg:x="0.499cm" svg:y="7.809cm" svg:viewBox="0 0 1237 760" draw:points="0,0 1237,0 1237,760 0,760">
          <text:p/>
        </draw:polygon>
        <draw:frame draw:style-name="gr5" draw:text-style-name="P6" draw:layer="layout" svg:width="0.489cm" svg:height="0.352cm" svg:x="3.044cm" svg:y="7.253cm">
          <draw:text-box>
            <text:p text:style-name="P4"><text:span text:style-name="T2">3.7</text:span></text:p>
          </draw:text-box>
        </draw:frame>
        <draw:polygon draw:style-name="gr7" draw:text-style-name="P8" draw:layer="layout" svg:width="1.036cm" svg:height="0.759cm" svg:x="1.734cm" svg:y="7.809cm" svg:viewBox="0 0 1037 760" draw:points="0,0 1037,0 1037,760 0,760">
          <text:p/>
        </draw:polygon>
        <draw:frame draw:style-name="gr5" draw:text-style-name="P6" draw:layer="layout" svg:width="0.489cm" svg:height="0.352cm" svg:x="4.082cm" svg:y="7.253cm">
          <draw:text-box>
            <text:p text:style-name="P4"><text:span text:style-name="T2">4.3</text:span></text:p>
          </draw:text-box>
        </draw:frame>
        <draw:polygon draw:style-name="gr8" draw:text-style-name="P9" draw:layer="layout" svg:width="1.036cm" svg:height="0.759cm" svg:x="2.77cm" svg:y="7.809cm" svg:viewBox="0 0 1037 760" draw:points="0,0 1037,0 1037,760 0,760">
          <text:p/>
        </draw:polygon>
        <draw:frame draw:style-name="gr5" draw:text-style-name="P6" draw:layer="layout" svg:width="0.489cm" svg:height="0.352cm" svg:x="0.875cm" svg:y="8.015cm">
          <draw:text-box>
            <text:p text:style-name="P4"><text:span text:style-name="T3">5.1</text:span></text:p>
          </draw:text-box>
        </draw:frame>
        <draw:polygon draw:style-name="gr9" draw:text-style-name="P10" draw:layer="layout" svg:width="1.038cm" svg:height="0.759cm" svg:x="3.804cm" svg:y="7.809cm" svg:viewBox="0 0 1039 760" draw:points="0,0 1039,0 1039,760 0,760">
          <text:p/>
        </draw:polygon>
        <draw:frame draw:style-name="gr5" draw:text-style-name="P6" draw:layer="layout" svg:width="0.489cm" svg:height="0.352cm" svg:x="2.011cm" svg:y="8.015cm">
          <draw:text-box>
            <text:p text:style-name="P4"><text:span text:style-name="T2">3.3</text:span></text:p>
          </draw:text-box>
        </draw:frame>
        <draw:polygon draw:style-name="gr1" draw:text-style-name="P1" draw:layer="layout" svg:width="1.236cm" svg:height="0.76cm" svg:x="0.499cm" svg:y="8.567cm" svg:viewBox="0 0 1237 761" draw:points="0,0 1237,0 1237,761 0,761">
          <text:p/>
        </draw:polygon>
        <draw:frame draw:style-name="gr5" draw:text-style-name="P6" draw:layer="layout" svg:width="0.489cm" svg:height="0.352cm" svg:x="3.044cm" svg:y="8.015cm">
          <draw:text-box>
            <text:p text:style-name="P4"><text:span text:style-name="T2">3.8</text:span></text:p>
          </draw:text-box>
        </draw:frame>
        <draw:polygon draw:style-name="gr7" draw:text-style-name="P8" draw:layer="layout" svg:width="1.036cm" svg:height="0.76cm" svg:x="1.734cm" svg:y="8.567cm" svg:viewBox="0 0 1037 761" draw:points="0,0 1037,0 1037,761 0,761">
          <text:p/>
        </draw:polygon>
        <draw:frame draw:style-name="gr5" draw:text-style-name="P6" draw:layer="layout" svg:width="0.489cm" svg:height="0.352cm" svg:x="4.082cm" svg:y="8.015cm">
          <draw:text-box>
            <text:p text:style-name="P4"><text:span text:style-name="T2">4.4</text:span></text:p>
          </draw:text-box>
        </draw:frame>
        <draw:polygon draw:style-name="gr8" draw:text-style-name="P9" draw:layer="layout" svg:width="1.036cm" svg:height="0.76cm" svg:x="2.77cm" svg:y="8.567cm" svg:viewBox="0 0 1037 761" draw:points="0,0 1037,0 1037,761 0,761">
          <text:p/>
        </draw:polygon>
        <draw:frame draw:style-name="gr5" draw:text-style-name="P6" draw:layer="layout" svg:width="0.489cm" svg:height="0.352cm" svg:x="0.875cm" svg:y="8.77cm">
          <draw:text-box>
            <text:p text:style-name="P4"><text:span text:style-name="T3">5.2</text:span></text:p>
          </draw:text-box>
        </draw:frame>
        <draw:polygon draw:style-name="gr9" draw:text-style-name="P10" draw:layer="layout" svg:width="1.038cm" svg:height="0.76cm" svg:x="3.804cm" svg:y="8.567cm" svg:viewBox="0 0 1039 761" draw:points="0,0 1039,0 1039,761 0,761">
          <text:p/>
        </draw:polygon>
        <draw:frame draw:style-name="gr5" draw:text-style-name="P6" draw:layer="layout" svg:width="0.489cm" svg:height="0.352cm" svg:x="2.011cm" svg:y="8.77cm">
          <draw:text-box>
            <text:p text:style-name="P4"><text:span text:style-name="T2">3.4</text:span></text:p>
          </draw:text-box>
        </draw:frame>
        <draw:polygon draw:style-name="gr6" draw:text-style-name="P7" draw:layer="layout" svg:width="1.236cm" svg:height="0.759cm" svg:x="0.499cm" svg:y="9.326cm" svg:viewBox="0 0 1237 760" draw:points="0,0 1237,0 1237,760 0,760">
          <text:p/>
        </draw:polygon>
        <draw:frame draw:style-name="gr5" draw:text-style-name="P6" draw:layer="layout" svg:width="0.489cm" svg:height="0.352cm" svg:x="3.044cm" svg:y="8.77cm">
          <draw:text-box>
            <text:p text:style-name="P4"><text:span text:style-name="T2">3.9</text:span></text:p>
          </draw:text-box>
        </draw:frame>
        <draw:polygon draw:style-name="gr7" draw:text-style-name="P8" draw:layer="layout" svg:width="1.036cm" svg:height="0.759cm" svg:x="1.734cm" svg:y="9.326cm" svg:viewBox="0 0 1037 760" draw:points="0,0 1037,0 1037,760 0,760">
          <text:p/>
        </draw:polygon>
        <draw:frame draw:style-name="gr5" draw:text-style-name="P6" draw:layer="layout" svg:width="0.489cm" svg:height="0.352cm" svg:x="4.082cm" svg:y="8.77cm">
          <draw:text-box>
            <text:p text:style-name="P4"><text:span text:style-name="T2">4.4</text:span></text:p>
          </draw:text-box>
        </draw:frame>
        <draw:polygon draw:style-name="gr8" draw:text-style-name="P9" draw:layer="layout" svg:width="1.036cm" svg:height="0.759cm" svg:x="2.77cm" svg:y="9.326cm" svg:viewBox="0 0 1037 760" draw:points="0,0 1037,0 1037,760 0,760">
          <text:p/>
        </draw:polygon>
        <draw:frame draw:style-name="gr5" draw:text-style-name="P6" draw:layer="layout" svg:width="0.489cm" svg:height="0.352cm" svg:x="0.875cm" svg:y="9.532cm">
          <draw:text-box>
            <text:p text:style-name="P4"><text:span text:style-name="T3">5.3</text:span></text:p>
          </draw:text-box>
        </draw:frame>
        <draw:polygon draw:style-name="gr9" draw:text-style-name="P10" draw:layer="layout" svg:width="1.038cm" svg:height="0.759cm" svg:x="3.804cm" svg:y="9.326cm" svg:viewBox="0 0 1039 760" draw:points="0,0 1039,0 1039,760 0,760">
          <text:p/>
        </draw:polygon>
        <draw:frame draw:style-name="gr5" draw:text-style-name="P6" draw:layer="layout" svg:width="0.489cm" svg:height="0.352cm" svg:x="2.011cm" svg:y="9.532cm">
          <draw:text-box>
            <text:p text:style-name="P4"><text:span text:style-name="T2">3.4</text:span></text:p>
          </draw:text-box>
        </draw:frame>
        <draw:polygon draw:style-name="gr1" draw:text-style-name="P1" draw:layer="layout" svg:width="1.236cm" svg:height="0.76cm" svg:x="0.499cm" svg:y="10.084cm" svg:viewBox="0 0 1237 761" draw:points="0,0 1237,0 1237,761 0,761">
          <text:p/>
        </draw:polygon>
        <draw:frame draw:style-name="gr5" draw:text-style-name="P6" draw:layer="layout" svg:width="0.489cm" svg:height="0.352cm" svg:x="3.044cm" svg:y="9.532cm">
          <draw:text-box>
            <text:p text:style-name="P4"><text:span text:style-name="T2">4.0</text:span></text:p>
          </draw:text-box>
        </draw:frame>
        <draw:polygon draw:style-name="gr7" draw:text-style-name="P8" draw:layer="layout" svg:width="1.036cm" svg:height="0.76cm" svg:x="1.734cm" svg:y="10.084cm" svg:viewBox="0 0 1037 761" draw:points="0,0 1037,0 1037,761 0,761">
          <text:p/>
        </draw:polygon>
        <draw:frame draw:style-name="gr5" draw:text-style-name="P6" draw:layer="layout" svg:width="0.489cm" svg:height="0.352cm" svg:x="4.082cm" svg:y="9.532cm">
          <draw:text-box>
            <text:p text:style-name="P4"><text:span text:style-name="T2">4.5</text:span></text:p>
          </draw:text-box>
        </draw:frame>
        <draw:polygon draw:style-name="gr8" draw:text-style-name="P9" draw:layer="layout" svg:width="1.036cm" svg:height="0.76cm" svg:x="2.77cm" svg:y="10.084cm" svg:viewBox="0 0 1037 761" draw:points="0,0 1037,0 1037,761 0,761">
          <text:p/>
        </draw:polygon>
        <draw:frame draw:style-name="gr5" draw:text-style-name="P6" draw:layer="layout" svg:width="0.489cm" svg:height="0.352cm" svg:x="0.875cm" svg:y="10.287cm">
          <draw:text-box>
            <text:p text:style-name="P4"><text:span text:style-name="T3">5.4</text:span></text:p>
          </draw:text-box>
        </draw:frame>
        <draw:polygon draw:style-name="gr9" draw:text-style-name="P10" draw:layer="layout" svg:width="1.038cm" svg:height="0.76cm" svg:x="3.804cm" svg:y="10.084cm" svg:viewBox="0 0 1039 761" draw:points="0,0 1039,0 1039,761 0,761">
          <text:p/>
        </draw:polygon>
        <draw:frame draw:style-name="gr5" draw:text-style-name="P6" draw:layer="layout" svg:width="0.489cm" svg:height="0.352cm" svg:x="2.011cm" svg:y="10.287cm">
          <draw:text-box>
            <text:p text:style-name="P4"><text:span text:style-name="T2">3.5</text:span></text:p>
          </draw:text-box>
        </draw:frame>
        <draw:polygon draw:style-name="gr6" draw:text-style-name="P7" draw:layer="layout" svg:width="1.236cm" svg:height="0.759cm" svg:x="0.499cm" svg:y="10.843cm" svg:viewBox="0 0 1237 760" draw:points="0,0 1237,0 1237,760 0,760">
          <text:p/>
        </draw:polygon>
        <draw:frame draw:style-name="gr5" draw:text-style-name="P6" draw:layer="layout" svg:width="0.489cm" svg:height="0.352cm" svg:x="3.044cm" svg:y="10.287cm">
          <draw:text-box>
            <text:p text:style-name="P4"><text:span text:style-name="T2">4.0</text:span></text:p>
          </draw:text-box>
        </draw:frame>
        <draw:polygon draw:style-name="gr7" draw:text-style-name="P8" draw:layer="layout" svg:width="1.036cm" svg:height="0.759cm" svg:x="1.734cm" svg:y="10.843cm" svg:viewBox="0 0 1037 760" draw:points="0,0 1037,0 1037,760 0,760">
          <text:p/>
        </draw:polygon>
        <draw:frame draw:style-name="gr5" draw:text-style-name="P6" draw:layer="layout" svg:width="0.489cm" svg:height="0.352cm" svg:x="4.082cm" svg:y="10.287cm">
          <draw:text-box>
            <text:p text:style-name="P4"><text:span text:style-name="T2">4.6</text:span></text:p>
          </draw:text-box>
        </draw:frame>
        <draw:polygon draw:style-name="gr8" draw:text-style-name="P9" draw:layer="layout" svg:width="1.036cm" svg:height="0.759cm" svg:x="2.77cm" svg:y="10.843cm" svg:viewBox="0 0 1037 760" draw:points="0,0 1037,0 1037,760 0,760">
          <text:p/>
        </draw:polygon>
        <draw:frame draw:style-name="gr5" draw:text-style-name="P6" draw:layer="layout" svg:width="0.489cm" svg:height="0.352cm" svg:x="0.875cm" svg:y="11.049cm">
          <draw:text-box>
            <text:p text:style-name="P4"><text:span text:style-name="T3">5.5</text:span></text:p>
          </draw:text-box>
        </draw:frame>
        <draw:polygon draw:style-name="gr9" draw:text-style-name="P10" draw:layer="layout" svg:width="1.038cm" svg:height="0.759cm" svg:x="3.804cm" svg:y="10.843cm" svg:viewBox="0 0 1039 760" draw:points="0,0 1039,0 1039,760 0,760">
          <text:p/>
        </draw:polygon>
        <draw:frame draw:style-name="gr5" draw:text-style-name="P6" draw:layer="layout" svg:width="0.489cm" svg:height="0.352cm" svg:x="2.011cm" svg:y="11.049cm">
          <draw:text-box>
            <text:p text:style-name="P4"><text:span text:style-name="T2">3.5</text:span></text:p>
          </draw:text-box>
        </draw:frame>
        <draw:polygon draw:style-name="gr1" draw:text-style-name="P1" draw:layer="layout" svg:width="1.236cm" svg:height="0.76cm" svg:x="0.499cm" svg:y="11.601cm" svg:viewBox="0 0 1237 761" draw:points="0,0 1237,0 1237,761 0,761">
          <text:p/>
        </draw:polygon>
        <draw:frame draw:style-name="gr5" draw:text-style-name="P6" draw:layer="layout" svg:width="0.489cm" svg:height="0.352cm" svg:x="3.044cm" svg:y="11.049cm">
          <draw:text-box>
            <text:p text:style-name="P4"><text:span text:style-name="T2">4.1</text:span></text:p>
          </draw:text-box>
        </draw:frame>
        <draw:polygon draw:style-name="gr7" draw:text-style-name="P8" draw:layer="layout" svg:width="1.036cm" svg:height="0.76cm" svg:x="1.734cm" svg:y="11.601cm" svg:viewBox="0 0 1037 761" draw:points="0,0 1037,0 1037,761 0,761">
          <text:p/>
        </draw:polygon>
        <draw:frame draw:style-name="gr5" draw:text-style-name="P6" draw:layer="layout" svg:width="0.489cm" svg:height="0.352cm" svg:x="4.082cm" svg:y="11.049cm">
          <draw:text-box>
            <text:p text:style-name="P4"><text:span text:style-name="T2">4.7</text:span></text:p>
          </draw:text-box>
        </draw:frame>
        <draw:polygon draw:style-name="gr8" draw:text-style-name="P9" draw:layer="layout" svg:width="1.036cm" svg:height="0.76cm" svg:x="2.77cm" svg:y="11.601cm" svg:viewBox="0 0 1037 761" draw:points="0,0 1037,0 1037,761 0,761">
          <text:p/>
        </draw:polygon>
        <draw:frame draw:style-name="gr5" draw:text-style-name="P6" draw:layer="layout" svg:width="0.489cm" svg:height="0.352cm" svg:x="0.875cm" svg:y="11.804cm">
          <draw:text-box>
            <text:p text:style-name="P4"><text:span text:style-name="T3">5.6</text:span></text:p>
          </draw:text-box>
        </draw:frame>
        <draw:polygon draw:style-name="gr9" draw:text-style-name="P10" draw:layer="layout" svg:width="1.038cm" svg:height="0.76cm" svg:x="3.804cm" svg:y="11.601cm" svg:viewBox="0 0 1039 761" draw:points="0,0 1039,0 1039,761 0,761">
          <text:p/>
        </draw:polygon>
        <draw:frame draw:style-name="gr5" draw:text-style-name="P6" draw:layer="layout" svg:width="0.489cm" svg:height="0.352cm" svg:x="2.011cm" svg:y="11.804cm">
          <draw:text-box>
            <text:p text:style-name="P4"><text:span text:style-name="T2">3.6</text:span></text:p>
          </draw:text-box>
        </draw:frame>
        <draw:polygon draw:style-name="gr6" draw:text-style-name="P7" draw:layer="layout" svg:width="1.236cm" svg:height="0.759cm" svg:x="0.499cm" svg:y="12.36cm" svg:viewBox="0 0 1237 760" draw:points="0,0 1237,0 1237,760 0,760">
          <text:p/>
        </draw:polygon>
        <draw:frame draw:style-name="gr5" draw:text-style-name="P6" draw:layer="layout" svg:width="0.489cm" svg:height="0.352cm" svg:x="3.044cm" svg:y="11.804cm">
          <draw:text-box>
            <text:p text:style-name="P4"><text:span text:style-name="T2">4.2</text:span></text:p>
          </draw:text-box>
        </draw:frame>
        <draw:polygon draw:style-name="gr7" draw:text-style-name="P8" draw:layer="layout" svg:width="1.036cm" svg:height="0.759cm" svg:x="1.734cm" svg:y="12.36cm" svg:viewBox="0 0 1037 760" draw:points="0,0 1037,0 1037,760 0,760">
          <text:p/>
        </draw:polygon>
        <draw:frame draw:style-name="gr5" draw:text-style-name="P6" draw:layer="layout" svg:width="0.489cm" svg:height="0.352cm" svg:x="4.082cm" svg:y="11.804cm">
          <draw:text-box>
            <text:p text:style-name="P4"><text:span text:style-name="T2">4.8</text:span></text:p>
          </draw:text-box>
        </draw:frame>
        <draw:polygon draw:style-name="gr8" draw:text-style-name="P9" draw:layer="layout" svg:width="1.036cm" svg:height="0.759cm" svg:x="2.77cm" svg:y="12.36cm" svg:viewBox="0 0 1037 760" draw:points="0,0 1037,0 1037,760 0,760">
          <text:p/>
        </draw:polygon>
        <draw:frame draw:style-name="gr5" draw:text-style-name="P6" draw:layer="layout" svg:width="0.489cm" svg:height="0.352cm" svg:x="0.875cm" svg:y="12.566cm">
          <draw:text-box>
            <text:p text:style-name="P4"><text:span text:style-name="T3">5.7</text:span></text:p>
          </draw:text-box>
        </draw:frame>
        <draw:polygon draw:style-name="gr9" draw:text-style-name="P10" draw:layer="layout" svg:width="1.038cm" svg:height="0.759cm" svg:x="3.804cm" svg:y="12.36cm" svg:viewBox="0 0 1039 760" draw:points="0,0 1039,0 1039,760 0,760">
          <text:p/>
        </draw:polygon>
        <draw:frame draw:style-name="gr5" draw:text-style-name="P6" draw:layer="layout" svg:width="0.489cm" svg:height="0.352cm" svg:x="2.011cm" svg:y="12.566cm">
          <draw:text-box>
            <text:p text:style-name="P4"><text:span text:style-name="T2">3.7</text:span></text:p>
          </draw:text-box>
        </draw:frame>
        <draw:polygon draw:style-name="gr1" draw:text-style-name="P1" draw:layer="layout" svg:width="1.236cm" svg:height="0.76cm" svg:x="0.499cm" svg:y="13.118cm" svg:viewBox="0 0 1237 761" draw:points="0,0 1237,0 1237,761 0,761">
          <text:p/>
        </draw:polygon>
        <draw:frame draw:style-name="gr5" draw:text-style-name="P6" draw:layer="layout" svg:width="0.489cm" svg:height="0.352cm" svg:x="3.044cm" svg:y="12.566cm">
          <draw:text-box>
            <text:p text:style-name="P4"><text:span text:style-name="T2">4.3</text:span></text:p>
          </draw:text-box>
        </draw:frame>
        <draw:polygon draw:style-name="gr7" draw:text-style-name="P8" draw:layer="layout" svg:width="1.036cm" svg:height="0.76cm" svg:x="1.734cm" svg:y="13.118cm" svg:viewBox="0 0 1037 761" draw:points="0,0 1037,0 1037,761 0,761">
          <text:p/>
        </draw:polygon>
        <draw:frame draw:style-name="gr5" draw:text-style-name="P6" draw:layer="layout" svg:width="0.489cm" svg:height="0.352cm" svg:x="4.082cm" svg:y="12.566cm">
          <draw:text-box>
            <text:p text:style-name="P4"><text:span text:style-name="T2">4.9</text:span></text:p>
          </draw:text-box>
        </draw:frame>
        <draw:polygon draw:style-name="gr8" draw:text-style-name="P9" draw:layer="layout" svg:width="1.036cm" svg:height="0.76cm" svg:x="2.77cm" svg:y="13.118cm" svg:viewBox="0 0 1037 761" draw:points="0,0 1037,0 1037,761 0,761">
          <text:p/>
        </draw:polygon>
        <draw:frame draw:style-name="gr5" draw:text-style-name="P6" draw:layer="layout" svg:width="0.489cm" svg:height="0.352cm" svg:x="0.875cm" svg:y="13.321cm">
          <draw:text-box>
            <text:p text:style-name="P4"><text:span text:style-name="T3">5.8</text:span></text:p>
          </draw:text-box>
        </draw:frame>
        <draw:polygon draw:style-name="gr9" draw:text-style-name="P10" draw:layer="layout" svg:width="1.038cm" svg:height="0.76cm" svg:x="3.804cm" svg:y="13.118cm" svg:viewBox="0 0 1039 761" draw:points="0,0 1039,0 1039,761 0,761">
          <text:p/>
        </draw:polygon>
        <draw:frame draw:style-name="gr5" draw:text-style-name="P6" draw:layer="layout" svg:width="0.489cm" svg:height="0.352cm" svg:x="2.011cm" svg:y="13.321cm">
          <draw:text-box>
            <text:p text:style-name="P4"><text:span text:style-name="T2">3.7</text:span></text:p>
          </draw:text-box>
        </draw:frame>
        <draw:polygon draw:style-name="gr6" draw:text-style-name="P7" draw:layer="layout" svg:width="1.236cm" svg:height="0.759cm" svg:x="0.499cm" svg:y="13.877cm" svg:viewBox="0 0 1237 760" draw:points="0,0 1237,0 1237,760 0,760">
          <text:p/>
        </draw:polygon>
        <draw:frame draw:style-name="gr5" draw:text-style-name="P6" draw:layer="layout" svg:width="0.489cm" svg:height="0.352cm" svg:x="3.044cm" svg:y="13.321cm">
          <draw:text-box>
            <text:p text:style-name="P4"><text:span text:style-name="T2">4.3</text:span></text:p>
          </draw:text-box>
        </draw:frame>
        <draw:polygon draw:style-name="gr7" draw:text-style-name="P8" draw:layer="layout" svg:width="1.036cm" svg:height="0.759cm" svg:x="1.734cm" svg:y="13.877cm" svg:viewBox="0 0 1037 760" draw:points="0,0 1037,0 1037,760 0,760">
          <text:p/>
        </draw:polygon>
        <draw:frame draw:style-name="gr5" draw:text-style-name="P6" draw:layer="layout" svg:width="0.489cm" svg:height="0.352cm" svg:x="4.082cm" svg:y="13.321cm">
          <draw:text-box>
            <text:p text:style-name="P4"><text:span text:style-name="T2">5.0</text:span></text:p>
          </draw:text-box>
        </draw:frame>
        <draw:polygon draw:style-name="gr8" draw:text-style-name="P9" draw:layer="layout" svg:width="1.036cm" svg:height="0.759cm" svg:x="2.77cm" svg:y="13.877cm" svg:viewBox="0 0 1037 760" draw:points="0,0 1037,0 1037,760 0,760">
          <text:p/>
        </draw:polygon>
        <draw:frame draw:style-name="gr5" draw:text-style-name="P6" draw:layer="layout" svg:width="0.489cm" svg:height="0.352cm" svg:x="0.875cm" svg:y="14.083cm">
          <draw:text-box>
            <text:p text:style-name="P4"><text:span text:style-name="T3">5.9</text:span></text:p>
          </draw:text-box>
        </draw:frame>
        <draw:polygon draw:style-name="gr9" draw:text-style-name="P10" draw:layer="layout" svg:width="1.038cm" svg:height="0.759cm" svg:x="3.804cm" svg:y="13.877cm" svg:viewBox="0 0 1039 760" draw:points="0,0 1039,0 1039,760 0,760">
          <text:p/>
        </draw:polygon>
        <draw:frame draw:style-name="gr5" draw:text-style-name="P6" draw:layer="layout" svg:width="0.489cm" svg:height="0.352cm" svg:x="2.011cm" svg:y="14.083cm">
          <draw:text-box>
            <text:p text:style-name="P4"><text:span text:style-name="T2">3.8</text:span></text:p>
          </draw:text-box>
        </draw:frame>
        <draw:polygon draw:style-name="gr1" draw:text-style-name="P1" draw:layer="layout" svg:width="1.236cm" svg:height="0.76cm" svg:x="0.499cm" svg:y="14.635cm" svg:viewBox="0 0 1237 761" draw:points="0,0 1237,0 1237,761 0,761">
          <text:p/>
        </draw:polygon>
        <draw:frame draw:style-name="gr5" draw:text-style-name="P6" draw:layer="layout" svg:width="0.489cm" svg:height="0.352cm" svg:x="3.044cm" svg:y="14.083cm">
          <draw:text-box>
            <text:p text:style-name="P4"><text:span text:style-name="T2">4.4</text:span></text:p>
          </draw:text-box>
        </draw:frame>
        <draw:polygon draw:style-name="gr7" draw:text-style-name="P8" draw:layer="layout" svg:width="1.036cm" svg:height="0.76cm" svg:x="1.734cm" svg:y="14.635cm" svg:viewBox="0 0 1037 761" draw:points="0,0 1037,0 1037,761 0,761">
          <text:p/>
        </draw:polygon>
        <draw:frame draw:style-name="gr5" draw:text-style-name="P6" draw:layer="layout" svg:width="0.489cm" svg:height="0.352cm" svg:x="4.082cm" svg:y="14.083cm">
          <draw:text-box>
            <text:p text:style-name="P4"><text:span text:style-name="T2">5.0</text:span></text:p>
          </draw:text-box>
        </draw:frame>
        <draw:polygon draw:style-name="gr8" draw:text-style-name="P9" draw:layer="layout" svg:width="1.036cm" svg:height="0.76cm" svg:x="2.77cm" svg:y="14.635cm" svg:viewBox="0 0 1037 761" draw:points="0,0 1037,0 1037,761 0,761">
          <text:p/>
        </draw:polygon>
        <draw:frame draw:style-name="gr5" draw:text-style-name="P6" draw:layer="layout" svg:width="0.489cm" svg:height="0.352cm" svg:x="0.875cm" svg:y="14.837cm">
          <draw:text-box>
            <text:p text:style-name="P4"><text:span text:style-name="T3">6.0</text:span></text:p>
          </draw:text-box>
        </draw:frame>
        <draw:polygon draw:style-name="gr9" draw:text-style-name="P10" draw:layer="layout" svg:width="1.038cm" svg:height="0.76cm" svg:x="3.804cm" svg:y="14.635cm" svg:viewBox="0 0 1039 761" draw:points="0,0 1039,0 1039,761 0,761">
          <text:p/>
        </draw:polygon>
        <draw:frame draw:style-name="gr5" draw:text-style-name="P6" draw:layer="layout" svg:width="0.489cm" svg:height="0.352cm" svg:x="2.011cm" svg:y="14.837cm">
          <draw:text-box>
            <text:p text:style-name="P4"><text:span text:style-name="T2">3.9</text:span></text:p>
          </draw:text-box>
        </draw:frame>
        <draw:polygon draw:style-name="gr6" draw:text-style-name="P7" draw:layer="layout" svg:width="1.236cm" svg:height="0.759cm" svg:x="0.499cm" svg:y="15.394cm" svg:viewBox="0 0 1237 760" draw:points="0,0 1237,0 1237,760 0,760">
          <text:p/>
        </draw:polygon>
        <draw:frame draw:style-name="gr5" draw:text-style-name="P6" draw:layer="layout" svg:width="0.489cm" svg:height="0.352cm" svg:x="3.044cm" svg:y="14.837cm">
          <draw:text-box>
            <text:p text:style-name="P4"><text:span text:style-name="T2">4.5</text:span></text:p>
          </draw:text-box>
        </draw:frame>
        <draw:polygon draw:style-name="gr7" draw:text-style-name="P8" draw:layer="layout" svg:width="1.036cm" svg:height="0.759cm" svg:x="1.734cm" svg:y="15.394cm" svg:viewBox="0 0 1037 760" draw:points="0,0 1037,0 1037,760 0,760">
          <text:p/>
        </draw:polygon>
        <draw:frame draw:style-name="gr5" draw:text-style-name="P6" draw:layer="layout" svg:width="0.489cm" svg:height="0.352cm" svg:x="4.082cm" svg:y="14.837cm">
          <draw:text-box>
            <text:p text:style-name="P4"><text:span text:style-name="T2">5.1</text:span></text:p>
          </draw:text-box>
        </draw:frame>
        <draw:polygon draw:style-name="gr8" draw:text-style-name="P9" draw:layer="layout" svg:width="1.036cm" svg:height="0.759cm" svg:x="2.77cm" svg:y="15.394cm" svg:viewBox="0 0 1037 760" draw:points="0,0 1037,0 1037,760 0,760">
          <text:p/>
        </draw:polygon>
        <draw:frame draw:style-name="gr5" draw:text-style-name="P6" draw:layer="layout" svg:width="0.489cm" svg:height="0.352cm" svg:x="0.875cm" svg:y="15.599cm">
          <draw:text-box>
            <text:p text:style-name="P4"><text:span text:style-name="T3">6.1</text:span></text:p>
          </draw:text-box>
        </draw:frame>
        <draw:polygon draw:style-name="gr9" draw:text-style-name="P10" draw:layer="layout" svg:width="1.038cm" svg:height="0.759cm" svg:x="3.804cm" svg:y="15.394cm" svg:viewBox="0 0 1039 760" draw:points="0,0 1039,0 1039,760 0,760">
          <text:p/>
        </draw:polygon>
        <draw:frame draw:style-name="gr5" draw:text-style-name="P6" draw:layer="layout" svg:width="0.489cm" svg:height="0.352cm" svg:x="2.011cm" svg:y="15.599cm">
          <draw:text-box>
            <text:p text:style-name="P4"><text:span text:style-name="T2">3.9</text:span></text:p>
          </draw:text-box>
        </draw:frame>
        <draw:polygon draw:style-name="gr1" draw:text-style-name="P1" draw:layer="layout" svg:width="1.236cm" svg:height="0.759cm" svg:x="0.499cm" svg:y="16.152cm" svg:viewBox="0 0 1237 760" draw:points="0,0 1237,0 1237,760 0,760">
          <text:p/>
        </draw:polygon>
        <draw:frame draw:style-name="gr5" draw:text-style-name="P6" draw:layer="layout" svg:width="0.489cm" svg:height="0.352cm" svg:x="3.044cm" svg:y="15.599cm">
          <draw:text-box>
            <text:p text:style-name="P4"><text:span text:style-name="T2">4.6</text:span></text:p>
          </draw:text-box>
        </draw:frame>
        <draw:polygon draw:style-name="gr7" draw:text-style-name="P8" draw:layer="layout" svg:width="1.036cm" svg:height="0.759cm" svg:x="1.734cm" svg:y="16.152cm" svg:viewBox="0 0 1037 760" draw:points="0,0 1037,0 1037,760 0,760">
          <text:p/>
        </draw:polygon>
        <draw:frame draw:style-name="gr5" draw:text-style-name="P6" draw:layer="layout" svg:width="0.489cm" svg:height="0.352cm" svg:x="4.082cm" svg:y="15.599cm">
          <draw:text-box>
            <text:p text:style-name="P4"><text:span text:style-name="T2">5.2</text:span></text:p>
          </draw:text-box>
        </draw:frame>
        <draw:polygon draw:style-name="gr8" draw:text-style-name="P9" draw:layer="layout" svg:width="1.036cm" svg:height="0.759cm" svg:x="2.77cm" svg:y="16.152cm" svg:viewBox="0 0 1037 760" draw:points="0,0 1037,0 1037,760 0,760">
          <text:p/>
        </draw:polygon>
        <draw:frame draw:style-name="gr5" draw:text-style-name="P6" draw:layer="layout" svg:width="0.489cm" svg:height="0.352cm" svg:x="0.875cm" svg:y="16.354cm">
          <draw:text-box>
            <text:p text:style-name="P4"><text:span text:style-name="T3">6.2</text:span></text:p>
          </draw:text-box>
        </draw:frame>
        <draw:polygon draw:style-name="gr9" draw:text-style-name="P10" draw:layer="layout" svg:width="1.038cm" svg:height="0.759cm" svg:x="3.804cm" svg:y="16.152cm" svg:viewBox="0 0 1039 760" draw:points="0,0 1039,0 1039,760 0,760">
          <text:p/>
        </draw:polygon>
        <draw:frame draw:style-name="gr5" draw:text-style-name="P6" draw:layer="layout" svg:width="0.489cm" svg:height="0.352cm" svg:x="2.011cm" svg:y="16.354cm">
          <draw:text-box>
            <text:p text:style-name="P4"><text:span text:style-name="T2">4.0</text:span></text:p>
          </draw:text-box>
        </draw:frame>
        <draw:polygon draw:style-name="gr6" draw:text-style-name="P7" draw:layer="layout" svg:width="1.236cm" svg:height="0.76cm" svg:x="0.499cm" svg:y="16.91cm" svg:viewBox="0 0 1237 761" draw:points="0,0 1237,0 1237,761 0,761">
          <text:p/>
        </draw:polygon>
        <draw:frame draw:style-name="gr5" draw:text-style-name="P6" draw:layer="layout" svg:width="0.489cm" svg:height="0.352cm" svg:x="3.044cm" svg:y="16.354cm">
          <draw:text-box>
            <text:p text:style-name="P4"><text:span text:style-name="T2">4.6</text:span></text:p>
          </draw:text-box>
        </draw:frame>
        <draw:polygon draw:style-name="gr7" draw:text-style-name="P8" draw:layer="layout" svg:width="1.036cm" svg:height="0.76cm" svg:x="1.734cm" svg:y="16.91cm" svg:viewBox="0 0 1037 761" draw:points="0,0 1037,0 1037,761 0,761">
          <text:p/>
        </draw:polygon>
        <draw:frame draw:style-name="gr5" draw:text-style-name="P6" draw:layer="layout" svg:width="0.489cm" svg:height="0.352cm" svg:x="4.082cm" svg:y="16.354cm">
          <draw:text-box>
            <text:p text:style-name="P4"><text:span text:style-name="T2">5.3</text:span></text:p>
          </draw:text-box>
        </draw:frame>
        <draw:polygon draw:style-name="gr8" draw:text-style-name="P9" draw:layer="layout" svg:width="1.036cm" svg:height="0.76cm" svg:x="2.77cm" svg:y="16.91cm" svg:viewBox="0 0 1037 761" draw:points="0,0 1037,0 1037,761 0,761">
          <text:p/>
        </draw:polygon>
        <draw:frame draw:style-name="gr5" draw:text-style-name="P6" draw:layer="layout" svg:width="0.489cm" svg:height="0.352cm" svg:x="0.875cm" svg:y="17.116cm">
          <draw:text-box>
            <text:p text:style-name="P4"><text:span text:style-name="T3">6.3</text:span></text:p>
          </draw:text-box>
        </draw:frame>
        <draw:polygon draw:style-name="gr9" draw:text-style-name="P10" draw:layer="layout" svg:width="1.038cm" svg:height="0.76cm" svg:x="3.804cm" svg:y="16.91cm" svg:viewBox="0 0 1039 761" draw:points="0,0 1039,0 1039,761 0,761">
          <text:p/>
        </draw:polygon>
        <draw:frame draw:style-name="gr5" draw:text-style-name="P6" draw:layer="layout" svg:width="0.489cm" svg:height="0.352cm" svg:x="2.011cm" svg:y="17.116cm">
          <draw:text-box>
            <text:p text:style-name="P4"><text:span text:style-name="T2">4.1</text:span></text:p>
          </draw:text-box>
        </draw:frame>
        <draw:polygon draw:style-name="gr1" draw:text-style-name="P1" draw:layer="layout" svg:width="1.236cm" svg:height="0.759cm" svg:x="0.499cm" svg:y="17.669cm" svg:viewBox="0 0 1237 760" draw:points="0,0 1237,0 1237,760 0,760">
          <text:p/>
        </draw:polygon>
        <draw:frame draw:style-name="gr5" draw:text-style-name="P6" draw:layer="layout" svg:width="0.489cm" svg:height="0.352cm" svg:x="3.044cm" svg:y="17.116cm">
          <draw:text-box>
            <text:p text:style-name="P4"><text:span text:style-name="T2">4.7</text:span></text:p>
          </draw:text-box>
        </draw:frame>
        <draw:polygon draw:style-name="gr7" draw:text-style-name="P8" draw:layer="layout" svg:width="1.036cm" svg:height="0.759cm" svg:x="1.734cm" svg:y="17.669cm" svg:viewBox="0 0 1037 760" draw:points="0,0 1037,0 1037,760 0,760">
          <text:p/>
        </draw:polygon>
        <draw:frame draw:style-name="gr5" draw:text-style-name="P6" draw:layer="layout" svg:width="0.489cm" svg:height="0.352cm" svg:x="4.082cm" svg:y="17.116cm">
          <draw:text-box>
            <text:p text:style-name="P4"><text:span text:style-name="T2">5.4</text:span></text:p>
          </draw:text-box>
        </draw:frame>
        <draw:polygon draw:style-name="gr8" draw:text-style-name="P9" draw:layer="layout" svg:width="1.036cm" svg:height="0.759cm" svg:x="2.77cm" svg:y="17.669cm" svg:viewBox="0 0 1037 760" draw:points="0,0 1037,0 1037,760 0,760">
          <text:p/>
        </draw:polygon>
        <draw:frame draw:style-name="gr5" draw:text-style-name="P6" draw:layer="layout" svg:width="0.489cm" svg:height="0.352cm" svg:x="0.875cm" svg:y="17.871cm">
          <draw:text-box>
            <text:p text:style-name="P4"><text:span text:style-name="T3">6.4</text:span></text:p>
          </draw:text-box>
        </draw:frame>
        <draw:polygon draw:style-name="gr9" draw:text-style-name="P10" draw:layer="layout" svg:width="1.038cm" svg:height="0.759cm" svg:x="3.804cm" svg:y="17.669cm" svg:viewBox="0 0 1039 760" draw:points="0,0 1039,0 1039,760 0,760">
          <text:p/>
        </draw:polygon>
        <draw:frame draw:style-name="gr5" draw:text-style-name="P6" draw:layer="layout" svg:width="0.489cm" svg:height="0.352cm" svg:x="2.011cm" svg:y="17.871cm">
          <draw:text-box>
            <text:p text:style-name="P4"><text:span text:style-name="T2">4.1</text:span></text:p>
          </draw:text-box>
        </draw:frame>
        <draw:polygon draw:style-name="gr6" draw:text-style-name="P7" draw:layer="layout" svg:width="1.236cm" svg:height="0.76cm" svg:x="0.499cm" svg:y="18.427cm" svg:viewBox="0 0 1237 761" draw:points="0,0 1237,0 1237,761 0,761">
          <text:p/>
        </draw:polygon>
        <draw:frame draw:style-name="gr5" draw:text-style-name="P6" draw:layer="layout" svg:width="0.489cm" svg:height="0.352cm" svg:x="3.044cm" svg:y="17.871cm">
          <draw:text-box>
            <text:p text:style-name="P4"><text:span text:style-name="T2">4.8</text:span></text:p>
          </draw:text-box>
        </draw:frame>
        <draw:polygon draw:style-name="gr7" draw:text-style-name="P8" draw:layer="layout" svg:width="1.036cm" svg:height="0.76cm" svg:x="1.734cm" svg:y="18.427cm" svg:viewBox="0 0 1037 761" draw:points="0,0 1037,0 1037,761 0,761">
          <text:p/>
        </draw:polygon>
        <draw:frame draw:style-name="gr5" draw:text-style-name="P6" draw:layer="layout" svg:width="0.489cm" svg:height="0.352cm" svg:x="4.082cm" svg:y="17.871cm">
          <draw:text-box>
            <text:p text:style-name="P4"><text:span text:style-name="T2">5.5</text:span></text:p>
          </draw:text-box>
        </draw:frame>
        <draw:polygon draw:style-name="gr8" draw:text-style-name="P9" draw:layer="layout" svg:width="1.036cm" svg:height="0.76cm" svg:x="2.77cm" svg:y="18.427cm" svg:viewBox="0 0 1037 761" draw:points="0,0 1037,0 1037,761 0,761">
          <text:p/>
        </draw:polygon>
        <draw:frame draw:style-name="gr5" draw:text-style-name="P6" draw:layer="layout" svg:width="0.489cm" svg:height="0.352cm" svg:x="0.875cm" svg:y="18.633cm">
          <draw:text-box>
            <text:p text:style-name="P4"><text:span text:style-name="T3">6.5</text:span></text:p>
          </draw:text-box>
        </draw:frame>
        <draw:polygon draw:style-name="gr9" draw:text-style-name="P10" draw:layer="layout" svg:width="1.038cm" svg:height="0.76cm" svg:x="3.804cm" svg:y="18.427cm" svg:viewBox="0 0 1039 761" draw:points="0,0 1039,0 1039,761 0,761">
          <text:p/>
        </draw:polygon>
        <draw:frame draw:style-name="gr5" draw:text-style-name="P6" draw:layer="layout" svg:width="0.489cm" svg:height="0.352cm" svg:x="2.011cm" svg:y="18.633cm">
          <draw:text-box>
            <text:p text:style-name="P4"><text:span text:style-name="T2">4.2</text:span></text:p>
          </draw:text-box>
        </draw:frame>
        <draw:polygon draw:style-name="gr1" draw:text-style-name="P1" draw:layer="layout" svg:width="1.236cm" svg:height="0.759cm" svg:x="0.499cm" svg:y="19.186cm" svg:viewBox="0 0 1237 760" draw:points="0,0 1237,0 1237,760 0,760">
          <text:p/>
        </draw:polygon>
        <draw:frame draw:style-name="gr5" draw:text-style-name="P6" draw:layer="layout" svg:width="0.489cm" svg:height="0.352cm" svg:x="3.044cm" svg:y="18.633cm">
          <draw:text-box>
            <text:p text:style-name="P4"><text:span text:style-name="T2">4.9</text:span></text:p>
          </draw:text-box>
        </draw:frame>
        <draw:polygon draw:style-name="gr7" draw:text-style-name="P8" draw:layer="layout" svg:width="1.036cm" svg:height="0.759cm" svg:x="1.734cm" svg:y="19.186cm" svg:viewBox="0 0 1037 760" draw:points="0,0 1037,0 1037,760 0,760">
          <text:p/>
        </draw:polygon>
        <draw:frame draw:style-name="gr5" draw:text-style-name="P6" draw:layer="layout" svg:width="0.489cm" svg:height="0.352cm" svg:x="4.082cm" svg:y="18.633cm">
          <draw:text-box>
            <text:p text:style-name="P4"><text:span text:style-name="T2">5.6</text:span></text:p>
          </draw:text-box>
        </draw:frame>
        <draw:polygon draw:style-name="gr8" draw:text-style-name="P9" draw:layer="layout" svg:width="1.036cm" svg:height="0.759cm" svg:x="2.77cm" svg:y="19.186cm" svg:viewBox="0 0 1037 760" draw:points="0,0 1037,0 1037,760 0,760">
          <text:p/>
        </draw:polygon>
        <draw:frame draw:style-name="gr5" draw:text-style-name="P6" draw:layer="layout" svg:width="0.489cm" svg:height="0.352cm" svg:x="0.875cm" svg:y="19.388cm">
          <draw:text-box>
            <text:p text:style-name="P4"><text:span text:style-name="T3">6.6</text:span></text:p>
          </draw:text-box>
        </draw:frame>
        <draw:polygon draw:style-name="gr9" draw:text-style-name="P10" draw:layer="layout" svg:width="1.038cm" svg:height="0.759cm" svg:x="3.804cm" svg:y="19.186cm" svg:viewBox="0 0 1039 760" draw:points="0,0 1039,0 1039,760 0,760">
          <text:p/>
        </draw:polygon>
        <draw:frame draw:style-name="gr5" draw:text-style-name="P6" draw:layer="layout" svg:width="0.489cm" svg:height="0.352cm" svg:x="2.011cm" svg:y="19.388cm">
          <draw:text-box>
            <text:p text:style-name="P4"><text:span text:style-name="T2">4.3</text:span></text:p>
          </draw:text-box>
        </draw:frame>
        <draw:polygon draw:style-name="gr6" draw:text-style-name="P7" draw:layer="layout" svg:width="1.236cm" svg:height="0.76cm" svg:x="0.499cm" svg:y="19.944cm" svg:viewBox="0 0 1237 761" draw:points="0,0 1237,0 1237,761 0,761">
          <text:p/>
        </draw:polygon>
        <draw:frame draw:style-name="gr5" draw:text-style-name="P6" draw:layer="layout" svg:width="0.489cm" svg:height="0.352cm" svg:x="3.044cm" svg:y="19.388cm">
          <draw:text-box>
            <text:p text:style-name="P4"><text:span text:style-name="T2">4.9</text:span></text:p>
          </draw:text-box>
        </draw:frame>
        <draw:polygon draw:style-name="gr7" draw:text-style-name="P8" draw:layer="layout" svg:width="1.036cm" svg:height="0.76cm" svg:x="1.734cm" svg:y="19.944cm" svg:viewBox="0 0 1037 761" draw:points="0,0 1037,0 1037,761 0,761">
          <text:p/>
        </draw:polygon>
        <draw:frame draw:style-name="gr5" draw:text-style-name="P6" draw:layer="layout" svg:width="0.489cm" svg:height="0.352cm" svg:x="4.082cm" svg:y="19.388cm">
          <draw:text-box>
            <text:p text:style-name="P4"><text:span text:style-name="T2">5.6</text:span></text:p>
          </draw:text-box>
        </draw:frame>
        <draw:polygon draw:style-name="gr8" draw:text-style-name="P9" draw:layer="layout" svg:width="1.036cm" svg:height="0.76cm" svg:x="2.77cm" svg:y="19.944cm" svg:viewBox="0 0 1037 761" draw:points="0,0 1037,0 1037,761 0,761">
          <text:p/>
        </draw:polygon>
        <draw:frame draw:style-name="gr5" draw:text-style-name="P6" draw:layer="layout" svg:width="0.489cm" svg:height="0.352cm" svg:x="0.875cm" svg:y="20.147cm">
          <draw:text-box>
            <text:p text:style-name="P4"><text:span text:style-name="T3">6.7</text:span></text:p>
          </draw:text-box>
        </draw:frame>
        <draw:polygon draw:style-name="gr9" draw:text-style-name="P10" draw:layer="layout" svg:width="1.038cm" svg:height="0.76cm" svg:x="3.804cm" svg:y="19.944cm" svg:viewBox="0 0 1039 761" draw:points="0,0 1039,0 1039,761 0,761">
          <text:p/>
        </draw:polygon>
        <draw:frame draw:style-name="gr5" draw:text-style-name="P6" draw:layer="layout" svg:width="0.489cm" svg:height="0.352cm" svg:x="2.011cm" svg:y="20.147cm">
          <draw:text-box>
            <text:p text:style-name="P4"><text:span text:style-name="T2">4.3</text:span></text:p>
          </draw:text-box>
        </draw:frame>
        <draw:polygon draw:style-name="gr1" draw:text-style-name="P1" draw:layer="layout" svg:width="1.236cm" svg:height="0.759cm" svg:x="0.499cm" svg:y="20.703cm" svg:viewBox="0 0 1237 760" draw:points="0,0 1237,0 1237,760 0,760">
          <text:p/>
        </draw:polygon>
        <draw:frame draw:style-name="gr5" draw:text-style-name="P6" draw:layer="layout" svg:width="0.489cm" svg:height="0.352cm" svg:x="3.044cm" svg:y="20.147cm">
          <draw:text-box>
            <text:p text:style-name="P4"><text:span text:style-name="T2">5.0</text:span></text:p>
          </draw:text-box>
        </draw:frame>
        <draw:polygon draw:style-name="gr7" draw:text-style-name="P8" draw:layer="layout" svg:width="1.036cm" svg:height="0.759cm" svg:x="1.734cm" svg:y="20.703cm" svg:viewBox="0 0 1037 760" draw:points="0,0 1037,0 1037,760 0,760">
          <text:p/>
        </draw:polygon>
        <draw:frame draw:style-name="gr5" draw:text-style-name="P6" draw:layer="layout" svg:width="0.489cm" svg:height="0.352cm" svg:x="4.082cm" svg:y="20.147cm">
          <draw:text-box>
            <text:p text:style-name="P4"><text:span text:style-name="T2">5.7</text:span></text:p>
          </draw:text-box>
        </draw:frame>
        <draw:polygon draw:style-name="gr8" draw:text-style-name="P9" draw:layer="layout" svg:width="1.036cm" svg:height="0.759cm" svg:x="2.77cm" svg:y="20.703cm" svg:viewBox="0 0 1037 760" draw:points="0,0 1037,0 1037,760 0,760">
          <text:p/>
        </draw:polygon>
        <draw:frame draw:style-name="gr5" draw:text-style-name="P6" draw:layer="layout" svg:width="0.489cm" svg:height="0.352cm" svg:x="0.875cm" svg:y="20.905cm">
          <draw:text-box>
            <text:p text:style-name="P4"><text:span text:style-name="T3">6.8</text:span></text:p>
          </draw:text-box>
        </draw:frame>
        <draw:polygon draw:style-name="gr9" draw:text-style-name="P10" draw:layer="layout" svg:width="1.038cm" svg:height="0.759cm" svg:x="3.804cm" svg:y="20.703cm" svg:viewBox="0 0 1039 760" draw:points="0,0 1039,0 1039,760 0,760">
          <text:p/>
        </draw:polygon>
        <draw:frame draw:style-name="gr5" draw:text-style-name="P6" draw:layer="layout" svg:width="0.489cm" svg:height="0.352cm" svg:x="2.011cm" svg:y="20.905cm">
          <draw:text-box>
            <text:p text:style-name="P4"><text:span text:style-name="T2">4.4</text:span></text:p>
          </draw:text-box>
        </draw:frame>
        <draw:polygon draw:style-name="gr6" draw:text-style-name="P7" draw:layer="layout" svg:width="1.236cm" svg:height="0.76cm" svg:x="0.499cm" svg:y="21.461cm" svg:viewBox="0 0 1237 761" draw:points="0,0 1237,0 1237,761 0,761">
          <text:p/>
        </draw:polygon>
        <draw:frame draw:style-name="gr5" draw:text-style-name="P6" draw:layer="layout" svg:width="0.489cm" svg:height="0.352cm" svg:x="3.044cm" svg:y="20.905cm">
          <draw:text-box>
            <text:p text:style-name="P4"><text:span text:style-name="T2">5.1</text:span></text:p>
          </draw:text-box>
        </draw:frame>
        <draw:polygon draw:style-name="gr7" draw:text-style-name="P8" draw:layer="layout" svg:width="1.036cm" svg:height="0.76cm" svg:x="1.734cm" svg:y="21.461cm" svg:viewBox="0 0 1037 761" draw:points="0,0 1037,0 1037,761 0,761">
          <text:p/>
        </draw:polygon>
        <draw:frame draw:style-name="gr5" draw:text-style-name="P6" draw:layer="layout" svg:width="0.489cm" svg:height="0.352cm" svg:x="4.082cm" svg:y="20.905cm">
          <draw:text-box>
            <text:p text:style-name="P4"><text:span text:style-name="T2">5.8</text:span></text:p>
          </draw:text-box>
        </draw:frame>
        <draw:polygon draw:style-name="gr8" draw:text-style-name="P9" draw:layer="layout" svg:width="1.036cm" svg:height="0.76cm" svg:x="2.77cm" svg:y="21.461cm" svg:viewBox="0 0 1037 761" draw:points="0,0 1037,0 1037,761 0,761">
          <text:p/>
        </draw:polygon>
        <draw:frame draw:style-name="gr5" draw:text-style-name="P6" draw:layer="layout" svg:width="0.489cm" svg:height="0.352cm" svg:x="0.875cm" svg:y="21.664cm">
          <draw:text-box>
            <text:p text:style-name="P4"><text:span text:style-name="T3">6.9</text:span></text:p>
          </draw:text-box>
        </draw:frame>
        <draw:polygon draw:style-name="gr9" draw:text-style-name="P10" draw:layer="layout" svg:width="1.038cm" svg:height="0.76cm" svg:x="3.804cm" svg:y="21.461cm" svg:viewBox="0 0 1039 761" draw:points="0,0 1039,0 1039,761 0,761">
          <text:p/>
        </draw:polygon>
        <draw:frame draw:style-name="gr5" draw:text-style-name="P6" draw:layer="layout" svg:width="0.489cm" svg:height="0.352cm" svg:x="2.011cm" svg:y="21.664cm">
          <draw:text-box>
            <text:p text:style-name="P4"><text:span text:style-name="T2">4.4</text:span></text:p>
          </draw:text-box>
        </draw:frame>
        <draw:polygon draw:style-name="gr1" draw:text-style-name="P1" draw:layer="layout" svg:width="1.236cm" svg:height="0.759cm" svg:x="0.499cm" svg:y="22.22cm" svg:viewBox="0 0 1237 760" draw:points="0,0 1237,0 1237,760 0,760">
          <text:p/>
        </draw:polygon>
        <draw:frame draw:style-name="gr5" draw:text-style-name="P6" draw:layer="layout" svg:width="0.489cm" svg:height="0.352cm" svg:x="3.044cm" svg:y="21.664cm">
          <draw:text-box>
            <text:p text:style-name="P4"><text:span text:style-name="T2">5.2</text:span></text:p>
          </draw:text-box>
        </draw:frame>
        <draw:polygon draw:style-name="gr7" draw:text-style-name="P8" draw:layer="layout" svg:width="1.036cm" svg:height="0.759cm" svg:x="1.734cm" svg:y="22.22cm" svg:viewBox="0 0 1037 760" draw:points="0,0 1037,0 1037,760 0,760">
          <text:p/>
        </draw:polygon>
        <draw:frame draw:style-name="gr5" draw:text-style-name="P6" draw:layer="layout" svg:width="0.489cm" svg:height="0.352cm" svg:x="4.082cm" svg:y="21.664cm">
          <draw:text-box>
            <text:p text:style-name="P4"><text:span text:style-name="T2">5.9</text:span></text:p>
          </draw:text-box>
        </draw:frame>
        <draw:polygon draw:style-name="gr8" draw:text-style-name="P9" draw:layer="layout" svg:width="1.036cm" svg:height="0.759cm" svg:x="2.77cm" svg:y="22.22cm" svg:viewBox="0 0 1037 760" draw:points="0,0 1037,0 1037,760 0,760">
          <text:p/>
        </draw:polygon>
        <draw:frame draw:style-name="gr5" draw:text-style-name="P6" draw:layer="layout" svg:width="0.489cm" svg:height="0.352cm" svg:x="0.875cm" svg:y="22.426cm">
          <draw:text-box>
            <text:p text:style-name="P4"><text:span text:style-name="T3">7.0</text:span></text:p>
          </draw:text-box>
        </draw:frame>
        <draw:polygon draw:style-name="gr9" draw:text-style-name="P10" draw:layer="layout" svg:width="1.038cm" svg:height="0.759cm" svg:x="3.804cm" svg:y="22.22cm" svg:viewBox="0 0 1039 760" draw:points="0,0 1039,0 1039,760 0,760">
          <text:p/>
        </draw:polygon>
        <draw:frame draw:style-name="gr5" draw:text-style-name="P6" draw:layer="layout" svg:width="0.489cm" svg:height="0.352cm" svg:x="2.011cm" svg:y="22.426cm">
          <draw:text-box>
            <text:p text:style-name="P4"><text:span text:style-name="T2">4.5</text:span></text:p>
          </draw:text-box>
        </draw:frame>
        <draw:polygon draw:style-name="gr6" draw:text-style-name="P7" draw:layer="layout" svg:width="1.236cm" svg:height="0.76cm" svg:x="0.499cm" svg:y="22.978cm" svg:viewBox="0 0 1237 761" draw:points="0,0 1237,0 1237,761 0,761">
          <text:p/>
        </draw:polygon>
        <draw:frame draw:style-name="gr5" draw:text-style-name="P6" draw:layer="layout" svg:width="0.489cm" svg:height="0.352cm" svg:x="3.044cm" svg:y="22.426cm">
          <draw:text-box>
            <text:p text:style-name="P4"><text:span text:style-name="T2">5.2</text:span></text:p>
          </draw:text-box>
        </draw:frame>
        <draw:polygon draw:style-name="gr7" draw:text-style-name="P8" draw:layer="layout" svg:width="1.036cm" svg:height="0.76cm" svg:x="1.734cm" svg:y="22.978cm" svg:viewBox="0 0 1037 761" draw:points="0,0 1037,0 1037,761 0,761">
          <text:p/>
        </draw:polygon>
        <draw:frame draw:style-name="gr5" draw:text-style-name="P6" draw:layer="layout" svg:width="0.489cm" svg:height="0.352cm" svg:x="4.082cm" svg:y="22.426cm">
          <draw:text-box>
            <text:p text:style-name="P4"><text:span text:style-name="T2">6.0</text:span></text:p>
          </draw:text-box>
        </draw:frame>
        <draw:polygon draw:style-name="gr8" draw:text-style-name="P9" draw:layer="layout" svg:width="1.036cm" svg:height="0.76cm" svg:x="2.77cm" svg:y="22.978cm" svg:viewBox="0 0 1037 761" draw:points="0,0 1037,0 1037,761 0,761">
          <text:p/>
        </draw:polygon>
        <draw:frame draw:style-name="gr5" draw:text-style-name="P6" draw:layer="layout" svg:width="0.489cm" svg:height="0.352cm" svg:x="0.875cm" svg:y="23.181cm">
          <draw:text-box>
            <text:p text:style-name="P4"><text:span text:style-name="T3">7.1</text:span></text:p>
          </draw:text-box>
        </draw:frame>
        <draw:polygon draw:style-name="gr9" draw:text-style-name="P10" draw:layer="layout" svg:width="1.038cm" svg:height="0.76cm" svg:x="3.804cm" svg:y="22.978cm" svg:viewBox="0 0 1039 761" draw:points="0,0 1039,0 1039,761 0,761">
          <text:p/>
        </draw:polygon>
        <draw:frame draw:style-name="gr5" draw:text-style-name="P6" draw:layer="layout" svg:width="0.489cm" svg:height="0.352cm" svg:x="2.011cm" svg:y="23.181cm">
          <draw:text-box>
            <text:p text:style-name="P4"><text:span text:style-name="T2">4.6</text:span></text:p>
          </draw:text-box>
        </draw:frame>
        <draw:polygon draw:style-name="gr1" draw:text-style-name="P1" draw:layer="layout" svg:width="1.236cm" svg:height="0.759cm" svg:x="0.499cm" svg:y="23.737cm" svg:viewBox="0 0 1237 760" draw:points="0,0 1237,0 1237,760 0,760">
          <text:p/>
        </draw:polygon>
        <draw:frame draw:style-name="gr5" draw:text-style-name="P6" draw:layer="layout" svg:width="0.489cm" svg:height="0.352cm" svg:x="3.044cm" svg:y="23.181cm">
          <draw:text-box>
            <text:p text:style-name="P4"><text:span text:style-name="T2">5.3</text:span></text:p>
          </draw:text-box>
        </draw:frame>
        <draw:polygon draw:style-name="gr7" draw:text-style-name="P8" draw:layer="layout" svg:width="1.036cm" svg:height="0.759cm" svg:x="1.734cm" svg:y="23.737cm" svg:viewBox="0 0 1037 760" draw:points="0,0 1037,0 1037,760 0,760">
          <text:p/>
        </draw:polygon>
        <draw:frame draw:style-name="gr5" draw:text-style-name="P6" draw:layer="layout" svg:width="0.489cm" svg:height="0.352cm" svg:x="4.082cm" svg:y="23.181cm">
          <draw:text-box>
            <text:p text:style-name="P4"><text:span text:style-name="T2">6.1</text:span></text:p>
          </draw:text-box>
        </draw:frame>
        <draw:polygon draw:style-name="gr8" draw:text-style-name="P9" draw:layer="layout" svg:width="1.036cm" svg:height="0.759cm" svg:x="2.77cm" svg:y="23.737cm" svg:viewBox="0 0 1037 760" draw:points="0,0 1037,0 1037,760 0,760">
          <text:p/>
        </draw:polygon>
        <draw:frame draw:style-name="gr5" draw:text-style-name="P6" draw:layer="layout" svg:width="0.489cm" svg:height="0.352cm" svg:x="0.875cm" svg:y="23.943cm">
          <draw:text-box>
            <text:p text:style-name="P4"><text:span text:style-name="T3">7.2</text:span></text:p>
          </draw:text-box>
        </draw:frame>
        <draw:polygon draw:style-name="gr9" draw:text-style-name="P10" draw:layer="layout" svg:width="1.038cm" svg:height="0.759cm" svg:x="3.804cm" svg:y="23.737cm" svg:viewBox="0 0 1039 760" draw:points="0,0 1039,0 1039,760 0,760">
          <text:p/>
        </draw:polygon>
        <draw:frame draw:style-name="gr5" draw:text-style-name="P6" draw:layer="layout" svg:width="0.489cm" svg:height="0.352cm" svg:x="2.011cm" svg:y="23.943cm">
          <draw:text-box>
            <text:p text:style-name="P4"><text:span text:style-name="T2">4.6</text:span></text:p>
          </draw:text-box>
        </draw:frame>
        <draw:polygon draw:style-name="gr6" draw:text-style-name="P7" draw:layer="layout" svg:width="1.236cm" svg:height="0.76cm" svg:x="0.499cm" svg:y="24.495cm" svg:viewBox="0 0 1237 761" draw:points="0,0 1237,0 1237,761 0,761">
          <text:p/>
        </draw:polygon>
        <draw:frame draw:style-name="gr5" draw:text-style-name="P6" draw:layer="layout" svg:width="0.489cm" svg:height="0.352cm" svg:x="3.044cm" svg:y="23.943cm">
          <draw:text-box>
            <text:p text:style-name="P4"><text:span text:style-name="T2">5.4</text:span></text:p>
          </draw:text-box>
        </draw:frame>
        <draw:polygon draw:style-name="gr7" draw:text-style-name="P8" draw:layer="layout" svg:width="1.036cm" svg:height="0.76cm" svg:x="1.734cm" svg:y="24.495cm" svg:viewBox="0 0 1037 761" draw:points="0,0 1037,0 1037,761 0,761">
          <text:p/>
        </draw:polygon>
        <draw:frame draw:style-name="gr5" draw:text-style-name="P6" draw:layer="layout" svg:width="0.489cm" svg:height="0.352cm" svg:x="4.082cm" svg:y="23.943cm">
          <draw:text-box>
            <text:p text:style-name="P4"><text:span text:style-name="T2">6.2</text:span></text:p>
          </draw:text-box>
        </draw:frame>
        <draw:polygon draw:style-name="gr8" draw:text-style-name="P9" draw:layer="layout" svg:width="1.036cm" svg:height="0.76cm" svg:x="2.77cm" svg:y="24.495cm" svg:viewBox="0 0 1037 761" draw:points="0,0 1037,0 1037,761 0,761">
          <text:p/>
        </draw:polygon>
        <draw:frame draw:style-name="gr5" draw:text-style-name="P6" draw:layer="layout" svg:width="0.489cm" svg:height="0.352cm" svg:x="0.875cm" svg:y="24.698cm">
          <draw:text-box>
            <text:p text:style-name="P4"><text:span text:style-name="T3">7.3</text:span></text:p>
          </draw:text-box>
        </draw:frame>
        <draw:polygon draw:style-name="gr9" draw:text-style-name="P10" draw:layer="layout" svg:width="1.038cm" svg:height="0.76cm" svg:x="3.804cm" svg:y="24.495cm" svg:viewBox="0 0 1039 761" draw:points="0,0 1039,0 1039,761 0,761">
          <text:p/>
        </draw:polygon>
        <draw:frame draw:style-name="gr5" draw:text-style-name="P6" draw:layer="layout" svg:width="0.489cm" svg:height="0.352cm" svg:x="2.011cm" svg:y="24.698cm">
          <draw:text-box>
            <text:p text:style-name="P4"><text:span text:style-name="T2">4.7</text:span></text:p>
          </draw:text-box>
        </draw:frame>
        <draw:polygon draw:style-name="gr1" draw:text-style-name="P1" draw:layer="layout" svg:width="1.236cm" svg:height="0.759cm" svg:x="0.499cm" svg:y="25.254cm" svg:viewBox="0 0 1237 760" draw:points="0,0 1237,0 1237,760 0,760">
          <text:p/>
        </draw:polygon>
        <draw:frame draw:style-name="gr5" draw:text-style-name="P6" draw:layer="layout" svg:width="0.489cm" svg:height="0.352cm" svg:x="3.044cm" svg:y="24.698cm">
          <draw:text-box>
            <text:p text:style-name="P4"><text:span text:style-name="T2">5.5</text:span></text:p>
          </draw:text-box>
        </draw:frame>
        <draw:polygon draw:style-name="gr7" draw:text-style-name="P8" draw:layer="layout" svg:width="1.036cm" svg:height="0.759cm" svg:x="1.734cm" svg:y="25.254cm" svg:viewBox="0 0 1037 760" draw:points="0,0 1037,0 1037,760 0,760">
          <text:p/>
        </draw:polygon>
        <draw:frame draw:style-name="gr5" draw:text-style-name="P6" draw:layer="layout" svg:width="0.489cm" svg:height="0.352cm" svg:x="4.082cm" svg:y="24.698cm">
          <draw:text-box>
            <text:p text:style-name="P4"><text:span text:style-name="T2">6.2</text:span></text:p>
          </draw:text-box>
        </draw:frame>
        <draw:polygon draw:style-name="gr8" draw:text-style-name="P9" draw:layer="layout" svg:width="1.036cm" svg:height="0.759cm" svg:x="2.77cm" svg:y="25.254cm" svg:viewBox="0 0 1037 760" draw:points="0,0 1037,0 1037,760 0,760">
          <text:p/>
        </draw:polygon>
        <draw:frame draw:style-name="gr5" draw:text-style-name="P6" draw:layer="layout" svg:width="0.489cm" svg:height="0.352cm" svg:x="0.875cm" svg:y="25.46cm">
          <draw:text-box>
            <text:p text:style-name="P4"><text:span text:style-name="T3">7.4</text:span></text:p>
          </draw:text-box>
        </draw:frame>
        <draw:polygon draw:style-name="gr9" draw:text-style-name="P10" draw:layer="layout" svg:width="1.038cm" svg:height="0.759cm" svg:x="3.804cm" svg:y="25.254cm" svg:viewBox="0 0 1039 760" draw:points="0,0 1039,0 1039,760 0,760">
          <text:p/>
        </draw:polygon>
        <draw:frame draw:style-name="gr5" draw:text-style-name="P6" draw:layer="layout" svg:width="0.489cm" svg:height="0.352cm" svg:x="2.011cm" svg:y="25.46cm">
          <draw:text-box>
            <text:p text:style-name="P4"><text:span text:style-name="T2">4.8</text:span></text:p>
          </draw:text-box>
        </draw:frame>
        <draw:frame draw:style-name="gr5" draw:text-style-name="P6" draw:layer="layout" svg:width="0.489cm" svg:height="0.352cm" svg:x="3.044cm" svg:y="25.46cm">
          <draw:text-box>
            <text:p text:style-name="P4"><text:span text:style-name="T2">5.5</text:span></text:p>
          </draw:text-box>
        </draw:frame>
        <draw:polygon draw:style-name="gr3" draw:text-style-name="P3" draw:layer="layout" svg:width="1.236cm" svg:height="0.759cm" svg:x="5.5cm" svg:y="2.5cm" svg:viewBox="0 0 1237 760" draw:points="0,0 1237,0 1237,760 0,760">
          <text:p/>
        </draw:polygon>
        <draw:frame draw:style-name="gr5" draw:text-style-name="P6" draw:layer="layout" svg:width="0.489cm" svg:height="0.352cm" svg:x="4.082cm" svg:y="25.46cm">
          <draw:text-box>
            <text:p text:style-name="P4"><text:span text:style-name="T2">6.3</text:span></text:p>
          </draw:text-box>
        </draw:frame>
        <draw:polygon draw:style-name="gr3" draw:text-style-name="P3" draw:layer="layout" svg:width="1.036cm" svg:height="0.759cm" svg:x="6.734cm" svg:y="2.5cm" svg:viewBox="0 0 1037 760" draw:points="0,0 1037,0 1037,760 0,760">
          <text:p/>
        </draw:polygon>
        <draw:frame draw:style-name="gr4" draw:text-style-name="P5" draw:layer="layout" svg:width="3.795cm" svg:height="0.564cm" svg:x="0.998cm" svg:y="28.575cm">
          <draw:text-box>
            <text:p text:style-name="P4"><text:span text:style-name="T1">Elevation -10%</text:span></text:p>
          </draw:text-box>
        </draw:frame>
        <draw:polygon draw:style-name="gr3" draw:text-style-name="P3" draw:layer="layout" svg:width="1.036cm" svg:height="0.759cm" svg:x="7.77cm" svg:y="2.5cm" svg:viewBox="0 0 1037 760" draw:points="0,0 1037,0 1037,760 0,760">
          <text:p/>
        </draw:polygon>
        <draw:frame draw:style-name="gr5" draw:text-style-name="P6" draw:layer="layout" svg:width="0.861cm" svg:height="0.352cm" svg:x="5.687cm" svg:y="2.705cm">
          <draw:text-box>
            <text:p text:style-name="P4"><text:span text:style-name="T2">Wind</text:span></text:p>
          </draw:text-box>
        </draw:frame>
        <draw:polygon draw:style-name="gr3" draw:text-style-name="P3" draw:layer="layout" svg:width="1.038cm" svg:height="0.759cm" svg:x="8.805cm" svg:y="2.5cm" svg:viewBox="0 0 1039 760" draw:points="0,0 1039,0 1039,760 0,760">
          <text:p/>
        </draw:polygon>
        <draw:frame draw:style-name="gr5" draw:text-style-name="P6" draw:layer="layout" svg:width="0.607cm" svg:height="0.352cm" svg:x="6.95cm" svg:y="2.705cm">
          <draw:text-box>
            <text:p text:style-name="P4"><text:span text:style-name="T2">Min</text:span></text:p>
          </draw:text-box>
        </draw:frame>
        <draw:polygon draw:style-name="gr6" draw:text-style-name="P7" draw:layer="layout" svg:width="1.236cm" svg:height="0.759cm" svg:x="5.5cm" svg:y="3.258cm" svg:viewBox="0 0 1237 760" draw:points="0,0 1237,0 1237,760 0,760">
          <text:p/>
        </draw:polygon>
        <draw:frame draw:style-name="gr5" draw:text-style-name="P6" draw:layer="layout" svg:width="0.607cm" svg:height="0.352cm" svg:x="7.983cm" svg:y="2.705cm">
          <draw:text-box>
            <text:p text:style-name="P4"><text:span text:style-name="T2">Mid</text:span></text:p>
          </draw:text-box>
        </draw:frame>
        <draw:polygon draw:style-name="gr7" draw:text-style-name="P8" draw:layer="layout" svg:width="1.036cm" svg:height="0.759cm" svg:x="6.734cm" svg:y="3.258cm" svg:viewBox="0 0 1037 760" draw:points="0,0 1037,0 1037,760 0,760">
          <text:p/>
        </draw:polygon>
        <draw:frame draw:style-name="gr5" draw:text-style-name="P6" draw:layer="layout" svg:width="0.684cm" svg:height="0.352cm" svg:x="8.982cm" svg:y="2.705cm">
          <draw:text-box>
            <text:p text:style-name="P4"><text:span text:style-name="T2">Max</text:span></text:p>
          </draw:text-box>
        </draw:frame>
        <draw:polygon draw:style-name="gr8" draw:text-style-name="P9" draw:layer="layout" svg:width="1.036cm" svg:height="0.759cm" svg:x="7.77cm" svg:y="3.258cm" svg:viewBox="0 0 1037 760" draw:points="0,0 1037,0 1037,760 0,760">
          <text:p/>
        </draw:polygon>
        <draw:frame draw:style-name="gr5" draw:text-style-name="P6" draw:layer="layout" svg:width="0.489cm" svg:height="0.352cm" svg:x="5.874cm" svg:y="3.46cm">
          <draw:text-box>
            <text:p text:style-name="P4"><text:span text:style-name="T3">7.5</text:span></text:p>
          </draw:text-box>
        </draw:frame>
        <draw:polygon draw:style-name="gr9" draw:text-style-name="P10" draw:layer="layout" svg:width="1.038cm" svg:height="0.759cm" svg:x="8.805cm" svg:y="3.258cm" svg:viewBox="0 0 1039 760" draw:points="0,0 1039,0 1039,760 0,760">
          <text:p/>
        </draw:polygon>
        <draw:frame draw:style-name="gr5" draw:text-style-name="P6" draw:layer="layout" svg:width="0.489cm" svg:height="0.352cm" svg:x="7.01cm" svg:y="3.46cm">
          <draw:text-box>
            <text:p text:style-name="P4"><text:span text:style-name="T2">4.8</text:span></text:p>
          </draw:text-box>
        </draw:frame>
        <draw:polygon draw:style-name="gr1" draw:text-style-name="P1" draw:layer="layout" svg:width="1.236cm" svg:height="0.76cm" svg:x="5.5cm" svg:y="4.016cm" svg:viewBox="0 0 1237 761" draw:points="0,0 1237,0 1237,761 0,761">
          <text:p/>
        </draw:polygon>
        <draw:frame draw:style-name="gr5" draw:text-style-name="P6" draw:layer="layout" svg:width="0.489cm" svg:height="0.352cm" svg:x="8.043cm" svg:y="3.46cm">
          <draw:text-box>
            <text:p text:style-name="P4"><text:span text:style-name="T2">5.6</text:span></text:p>
          </draw:text-box>
        </draw:frame>
        <draw:polygon draw:style-name="gr7" draw:text-style-name="P8" draw:layer="layout" svg:width="1.036cm" svg:height="0.76cm" svg:x="6.734cm" svg:y="4.016cm" svg:viewBox="0 0 1037 761" draw:points="0,0 1037,0 1037,761 0,761">
          <text:p/>
        </draw:polygon>
        <draw:frame draw:style-name="gr5" draw:text-style-name="P6" draw:layer="layout" svg:width="0.489cm" svg:height="0.352cm" svg:x="9.081cm" svg:y="3.46cm">
          <draw:text-box>
            <text:p text:style-name="P4"><text:span text:style-name="T2">6.4</text:span></text:p>
          </draw:text-box>
        </draw:frame>
        <draw:polygon draw:style-name="gr8" draw:text-style-name="P9" draw:layer="layout" svg:width="1.036cm" svg:height="0.76cm" svg:x="7.77cm" svg:y="4.016cm" svg:viewBox="0 0 1037 761" draw:points="0,0 1037,0 1037,761 0,761">
          <text:p/>
        </draw:polygon>
        <draw:frame draw:style-name="gr5" draw:text-style-name="P6" draw:layer="layout" svg:width="0.489cm" svg:height="0.352cm" svg:x="5.874cm" svg:y="4.222cm">
          <draw:text-box>
            <text:p text:style-name="P4"><text:span text:style-name="T3">7.6</text:span></text:p>
          </draw:text-box>
        </draw:frame>
        <draw:polygon draw:style-name="gr9" draw:text-style-name="P10" draw:layer="layout" svg:width="1.038cm" svg:height="0.76cm" svg:x="8.805cm" svg:y="4.016cm" svg:viewBox="0 0 1039 761" draw:points="0,0 1039,0 1039,761 0,761">
          <text:p/>
        </draw:polygon>
        <draw:frame draw:style-name="gr5" draw:text-style-name="P6" draw:layer="layout" svg:width="0.489cm" svg:height="0.352cm" svg:x="7.01cm" svg:y="4.222cm">
          <draw:text-box>
            <text:p text:style-name="P4"><text:span text:style-name="T2">4.9</text:span></text:p>
          </draw:text-box>
        </draw:frame>
        <draw:polygon draw:style-name="gr6" draw:text-style-name="P7" draw:layer="layout" svg:width="1.236cm" svg:height="0.759cm" svg:x="5.5cm" svg:y="4.775cm" svg:viewBox="0 0 1237 760" draw:points="0,0 1237,0 1237,760 0,760">
          <text:p/>
        </draw:polygon>
        <draw:frame draw:style-name="gr5" draw:text-style-name="P6" draw:layer="layout" svg:width="0.489cm" svg:height="0.352cm" svg:x="8.043cm" svg:y="4.222cm">
          <draw:text-box>
            <text:p text:style-name="P4"><text:span text:style-name="T2">5.7</text:span></text:p>
          </draw:text-box>
        </draw:frame>
        <draw:polygon draw:style-name="gr7" draw:text-style-name="P8" draw:layer="layout" svg:width="1.036cm" svg:height="0.759cm" svg:x="6.734cm" svg:y="4.775cm" svg:viewBox="0 0 1037 760" draw:points="0,0 1037,0 1037,760 0,760">
          <text:p/>
        </draw:polygon>
        <draw:frame draw:style-name="gr5" draw:text-style-name="P6" draw:layer="layout" svg:width="0.489cm" svg:height="0.352cm" svg:x="9.081cm" svg:y="4.222cm">
          <draw:text-box>
            <text:p text:style-name="P4"><text:span text:style-name="T2">6.5</text:span></text:p>
          </draw:text-box>
        </draw:frame>
        <draw:polygon draw:style-name="gr8" draw:text-style-name="P9" draw:layer="layout" svg:width="1.036cm" svg:height="0.759cm" svg:x="7.77cm" svg:y="4.775cm" svg:viewBox="0 0 1037 760" draw:points="0,0 1037,0 1037,760 0,760">
          <text:p/>
        </draw:polygon>
        <draw:frame draw:style-name="gr5" draw:text-style-name="P6" draw:layer="layout" svg:width="0.489cm" svg:height="0.352cm" svg:x="5.874cm" svg:y="4.977cm">
          <draw:text-box>
            <text:p text:style-name="P4"><text:span text:style-name="T3">7.7</text:span></text:p>
          </draw:text-box>
        </draw:frame>
        <draw:polygon draw:style-name="gr9" draw:text-style-name="P10" draw:layer="layout" svg:width="1.038cm" svg:height="0.759cm" svg:x="8.805cm" svg:y="4.775cm" svg:viewBox="0 0 1039 760" draw:points="0,0 1039,0 1039,760 0,760">
          <text:p/>
        </draw:polygon>
        <draw:frame draw:style-name="gr5" draw:text-style-name="P6" draw:layer="layout" svg:width="0.489cm" svg:height="0.352cm" svg:x="7.01cm" svg:y="4.977cm">
          <draw:text-box>
            <text:p text:style-name="P4"><text:span text:style-name="T2">5.0</text:span></text:p>
          </draw:text-box>
        </draw:frame>
        <draw:polygon draw:style-name="gr1" draw:text-style-name="P1" draw:layer="layout" svg:width="1.236cm" svg:height="0.76cm" svg:x="5.5cm" svg:y="5.533cm" svg:viewBox="0 0 1237 761" draw:points="0,0 1237,0 1237,761 0,761">
          <text:p/>
        </draw:polygon>
        <draw:frame draw:style-name="gr5" draw:text-style-name="P6" draw:layer="layout" svg:width="0.489cm" svg:height="0.352cm" svg:x="8.043cm" svg:y="4.977cm">
          <draw:text-box>
            <text:p text:style-name="P4"><text:span text:style-name="T2">5.8</text:span></text:p>
          </draw:text-box>
        </draw:frame>
        <draw:polygon draw:style-name="gr7" draw:text-style-name="P8" draw:layer="layout" svg:width="1.036cm" svg:height="0.76cm" svg:x="6.734cm" svg:y="5.533cm" svg:viewBox="0 0 1037 761" draw:points="0,0 1037,0 1037,761 0,761">
          <text:p/>
        </draw:polygon>
        <draw:frame draw:style-name="gr5" draw:text-style-name="P6" draw:layer="layout" svg:width="0.489cm" svg:height="0.352cm" svg:x="9.081cm" svg:y="4.977cm">
          <draw:text-box>
            <text:p text:style-name="P4"><text:span text:style-name="T2">6.6</text:span></text:p>
          </draw:text-box>
        </draw:frame>
        <draw:polygon draw:style-name="gr8" draw:text-style-name="P9" draw:layer="layout" svg:width="1.036cm" svg:height="0.76cm" svg:x="7.77cm" svg:y="5.533cm" svg:viewBox="0 0 1037 761" draw:points="0,0 1037,0 1037,761 0,761">
          <text:p/>
        </draw:polygon>
        <draw:frame draw:style-name="gr5" draw:text-style-name="P6" draw:layer="layout" svg:width="0.489cm" svg:height="0.352cm" svg:x="5.874cm" svg:y="5.739cm">
          <draw:text-box>
            <text:p text:style-name="P4"><text:span text:style-name="T3">7.8</text:span></text:p>
          </draw:text-box>
        </draw:frame>
        <draw:polygon draw:style-name="gr9" draw:text-style-name="P10" draw:layer="layout" svg:width="1.038cm" svg:height="0.76cm" svg:x="8.805cm" svg:y="5.533cm" svg:viewBox="0 0 1039 761" draw:points="0,0 1039,0 1039,761 0,761">
          <text:p/>
        </draw:polygon>
        <draw:frame draw:style-name="gr5" draw:text-style-name="P6" draw:layer="layout" svg:width="0.489cm" svg:height="0.352cm" svg:x="7.01cm" svg:y="5.739cm">
          <draw:text-box>
            <text:p text:style-name="P4"><text:span text:style-name="T2">5.0</text:span></text:p>
          </draw:text-box>
        </draw:frame>
        <draw:polygon draw:style-name="gr6" draw:text-style-name="P7" draw:layer="layout" svg:width="1.236cm" svg:height="0.759cm" svg:x="5.5cm" svg:y="6.292cm" svg:viewBox="0 0 1237 760" draw:points="0,0 1237,0 1237,760 0,760">
          <text:p/>
        </draw:polygon>
        <draw:frame draw:style-name="gr5" draw:text-style-name="P6" draw:layer="layout" svg:width="0.489cm" svg:height="0.352cm" svg:x="8.043cm" svg:y="5.739cm">
          <draw:text-box>
            <text:p text:style-name="P4"><text:span text:style-name="T2">5.8</text:span></text:p>
          </draw:text-box>
        </draw:frame>
        <draw:polygon draw:style-name="gr7" draw:text-style-name="P8" draw:layer="layout" svg:width="1.036cm" svg:height="0.759cm" svg:x="6.734cm" svg:y="6.292cm" svg:viewBox="0 0 1037 760" draw:points="0,0 1037,0 1037,760 0,760">
          <text:p/>
        </draw:polygon>
        <draw:frame draw:style-name="gr5" draw:text-style-name="P6" draw:layer="layout" svg:width="0.489cm" svg:height="0.352cm" svg:x="9.081cm" svg:y="5.739cm">
          <draw:text-box>
            <text:p text:style-name="P4"><text:span text:style-name="T2">6.7</text:span></text:p>
          </draw:text-box>
        </draw:frame>
        <draw:polygon draw:style-name="gr8" draw:text-style-name="P9" draw:layer="layout" svg:width="1.036cm" svg:height="0.759cm" svg:x="7.77cm" svg:y="6.292cm" svg:viewBox="0 0 1037 760" draw:points="0,0 1037,0 1037,760 0,760">
          <text:p/>
        </draw:polygon>
        <draw:frame draw:style-name="gr5" draw:text-style-name="P6" draw:layer="layout" svg:width="0.489cm" svg:height="0.352cm" svg:x="5.874cm" svg:y="6.494cm">
          <draw:text-box>
            <text:p text:style-name="P4"><text:span text:style-name="T3">7.9</text:span></text:p>
          </draw:text-box>
        </draw:frame>
        <draw:polygon draw:style-name="gr9" draw:text-style-name="P10" draw:layer="layout" svg:width="1.038cm" svg:height="0.759cm" svg:x="8.805cm" svg:y="6.292cm" svg:viewBox="0 0 1039 760" draw:points="0,0 1039,0 1039,760 0,760">
          <text:p/>
        </draw:polygon>
        <draw:frame draw:style-name="gr5" draw:text-style-name="P6" draw:layer="layout" svg:width="0.489cm" svg:height="0.352cm" svg:x="7.01cm" svg:y="6.494cm">
          <draw:text-box>
            <text:p text:style-name="P4"><text:span text:style-name="T2">5.1</text:span></text:p>
          </draw:text-box>
        </draw:frame>
        <draw:polygon draw:style-name="gr1" draw:text-style-name="P1" draw:layer="layout" svg:width="1.236cm" svg:height="0.76cm" svg:x="5.5cm" svg:y="7.05cm" svg:viewBox="0 0 1237 761" draw:points="0,0 1237,0 1237,761 0,761">
          <text:p/>
        </draw:polygon>
        <draw:frame draw:style-name="gr5" draw:text-style-name="P6" draw:layer="layout" svg:width="0.489cm" svg:height="0.352cm" svg:x="8.043cm" svg:y="6.494cm">
          <draw:text-box>
            <text:p text:style-name="P4"><text:span text:style-name="T2">5.9</text:span></text:p>
          </draw:text-box>
        </draw:frame>
        <draw:polygon draw:style-name="gr7" draw:text-style-name="P8" draw:layer="layout" svg:width="1.036cm" svg:height="0.76cm" svg:x="6.734cm" svg:y="7.05cm" svg:viewBox="0 0 1037 761" draw:points="0,0 1037,0 1037,761 0,761">
          <text:p/>
        </draw:polygon>
        <draw:frame draw:style-name="gr5" draw:text-style-name="P6" draw:layer="layout" svg:width="0.489cm" svg:height="0.352cm" svg:x="9.081cm" svg:y="6.494cm">
          <draw:text-box>
            <text:p text:style-name="P4"><text:span text:style-name="T2">6.7</text:span></text:p>
          </draw:text-box>
        </draw:frame>
        <draw:polygon draw:style-name="gr8" draw:text-style-name="P9" draw:layer="layout" svg:width="1.036cm" svg:height="0.76cm" svg:x="7.77cm" svg:y="7.05cm" svg:viewBox="0 0 1037 761" draw:points="0,0 1037,0 1037,761 0,761">
          <text:p/>
        </draw:polygon>
        <draw:frame draw:style-name="gr5" draw:text-style-name="P6" draw:layer="layout" svg:width="0.489cm" svg:height="0.352cm" svg:x="5.874cm" svg:y="7.253cm">
          <draw:text-box>
            <text:p text:style-name="P4"><text:span text:style-name="T3">8.0</text:span></text:p>
          </draw:text-box>
        </draw:frame>
        <draw:polygon draw:style-name="gr9" draw:text-style-name="P10" draw:layer="layout" svg:width="1.038cm" svg:height="0.76cm" svg:x="8.805cm" svg:y="7.05cm" svg:viewBox="0 0 1039 761" draw:points="0,0 1039,0 1039,761 0,761">
          <text:p/>
        </draw:polygon>
        <draw:frame draw:style-name="gr5" draw:text-style-name="P6" draw:layer="layout" svg:width="0.489cm" svg:height="0.352cm" svg:x="7.01cm" svg:y="7.253cm">
          <draw:text-box>
            <text:p text:style-name="P4"><text:span text:style-name="T2">5.2</text:span></text:p>
          </draw:text-box>
        </draw:frame>
        <draw:polygon draw:style-name="gr6" draw:text-style-name="P7" draw:layer="layout" svg:width="1.236cm" svg:height="0.759cm" svg:x="5.5cm" svg:y="7.809cm" svg:viewBox="0 0 1237 760" draw:points="0,0 1237,0 1237,760 0,760">
          <text:p/>
        </draw:polygon>
        <draw:frame draw:style-name="gr5" draw:text-style-name="P6" draw:layer="layout" svg:width="0.489cm" svg:height="0.352cm" svg:x="8.043cm" svg:y="7.253cm">
          <draw:text-box>
            <text:p text:style-name="P4"><text:span text:style-name="T2">6.0</text:span></text:p>
          </draw:text-box>
        </draw:frame>
        <draw:polygon draw:style-name="gr7" draw:text-style-name="P8" draw:layer="layout" svg:width="1.036cm" svg:height="0.759cm" svg:x="6.734cm" svg:y="7.809cm" svg:viewBox="0 0 1037 760" draw:points="0,0 1037,0 1037,760 0,760">
          <text:p/>
        </draw:polygon>
        <draw:frame draw:style-name="gr5" draw:text-style-name="P6" draw:layer="layout" svg:width="0.489cm" svg:height="0.352cm" svg:x="9.081cm" svg:y="7.253cm">
          <draw:text-box>
            <text:p text:style-name="P4"><text:span text:style-name="T2">6.8</text:span></text:p>
          </draw:text-box>
        </draw:frame>
        <draw:polygon draw:style-name="gr8" draw:text-style-name="P9" draw:layer="layout" svg:width="1.036cm" svg:height="0.759cm" svg:x="7.77cm" svg:y="7.809cm" svg:viewBox="0 0 1037 760" draw:points="0,0 1037,0 1037,760 0,760">
          <text:p/>
        </draw:polygon>
        <draw:frame draw:style-name="gr5" draw:text-style-name="P6" draw:layer="layout" svg:width="0.489cm" svg:height="0.352cm" svg:x="5.874cm" svg:y="8.015cm">
          <draw:text-box>
            <text:p text:style-name="P4"><text:span text:style-name="T3">8.1</text:span></text:p>
          </draw:text-box>
        </draw:frame>
        <draw:polygon draw:style-name="gr9" draw:text-style-name="P10" draw:layer="layout" svg:width="1.038cm" svg:height="0.759cm" svg:x="8.805cm" svg:y="7.809cm" svg:viewBox="0 0 1039 760" draw:points="0,0 1039,0 1039,760 0,760">
          <text:p/>
        </draw:polygon>
        <draw:frame draw:style-name="gr5" draw:text-style-name="P6" draw:layer="layout" svg:width="0.489cm" svg:height="0.352cm" svg:x="7.01cm" svg:y="8.015cm">
          <draw:text-box>
            <text:p text:style-name="P4"><text:span text:style-name="T2">5.2</text:span></text:p>
          </draw:text-box>
        </draw:frame>
        <draw:polygon draw:style-name="gr1" draw:text-style-name="P1" draw:layer="layout" svg:width="1.236cm" svg:height="0.76cm" svg:x="5.5cm" svg:y="8.567cm" svg:viewBox="0 0 1237 761" draw:points="0,0 1237,0 1237,761 0,761">
          <text:p/>
        </draw:polygon>
        <draw:frame draw:style-name="gr5" draw:text-style-name="P6" draw:layer="layout" svg:width="0.489cm" svg:height="0.352cm" svg:x="8.043cm" svg:y="8.015cm">
          <draw:text-box>
            <text:p text:style-name="P4"><text:span text:style-name="T2">6.1</text:span></text:p>
          </draw:text-box>
        </draw:frame>
        <draw:polygon draw:style-name="gr7" draw:text-style-name="P8" draw:layer="layout" svg:width="1.036cm" svg:height="0.76cm" svg:x="6.734cm" svg:y="8.567cm" svg:viewBox="0 0 1037 761" draw:points="0,0 1037,0 1037,761 0,761">
          <text:p/>
        </draw:polygon>
        <draw:frame draw:style-name="gr5" draw:text-style-name="P6" draw:layer="layout" svg:width="0.489cm" svg:height="0.352cm" svg:x="9.081cm" svg:y="8.015cm">
          <draw:text-box>
            <text:p text:style-name="P4"><text:span text:style-name="T2">6.9</text:span></text:p>
          </draw:text-box>
        </draw:frame>
        <draw:polygon draw:style-name="gr8" draw:text-style-name="P9" draw:layer="layout" svg:width="1.036cm" svg:height="0.76cm" svg:x="7.77cm" svg:y="8.567cm" svg:viewBox="0 0 1037 761" draw:points="0,0 1037,0 1037,761 0,761">
          <text:p/>
        </draw:polygon>
        <draw:frame draw:style-name="gr5" draw:text-style-name="P6" draw:layer="layout" svg:width="0.489cm" svg:height="0.352cm" svg:x="5.874cm" svg:y="8.77cm">
          <draw:text-box>
            <text:p text:style-name="P4"><text:span text:style-name="T3">8.2</text:span></text:p>
          </draw:text-box>
        </draw:frame>
        <draw:polygon draw:style-name="gr9" draw:text-style-name="P10" draw:layer="layout" svg:width="1.038cm" svg:height="0.76cm" svg:x="8.805cm" svg:y="8.567cm" svg:viewBox="0 0 1039 761" draw:points="0,0 1039,0 1039,761 0,761">
          <text:p/>
        </draw:polygon>
        <draw:frame draw:style-name="gr5" draw:text-style-name="P6" draw:layer="layout" svg:width="0.489cm" svg:height="0.352cm" svg:x="7.01cm" svg:y="8.77cm">
          <draw:text-box>
            <text:p text:style-name="P4"><text:span text:style-name="T2">5.3</text:span></text:p>
          </draw:text-box>
        </draw:frame>
        <draw:polygon draw:style-name="gr6" draw:text-style-name="P7" draw:layer="layout" svg:width="1.236cm" svg:height="0.759cm" svg:x="5.5cm" svg:y="9.326cm" svg:viewBox="0 0 1237 760" draw:points="0,0 1237,0 1237,760 0,760">
          <text:p/>
        </draw:polygon>
        <draw:frame draw:style-name="gr5" draw:text-style-name="P6" draw:layer="layout" svg:width="0.489cm" svg:height="0.352cm" svg:x="8.043cm" svg:y="8.77cm">
          <draw:text-box>
            <text:p text:style-name="P4"><text:span text:style-name="T2">6.1</text:span></text:p>
          </draw:text-box>
        </draw:frame>
        <draw:polygon draw:style-name="gr7" draw:text-style-name="P8" draw:layer="layout" svg:width="1.036cm" svg:height="0.759cm" svg:x="6.734cm" svg:y="9.326cm" svg:viewBox="0 0 1037 760" draw:points="0,0 1037,0 1037,760 0,760">
          <text:p/>
        </draw:polygon>
        <draw:frame draw:style-name="gr5" draw:text-style-name="P6" draw:layer="layout" svg:width="0.489cm" svg:height="0.352cm" svg:x="9.081cm" svg:y="8.77cm">
          <draw:text-box>
            <text:p text:style-name="P4"><text:span text:style-name="T2">7.0</text:span></text:p>
          </draw:text-box>
        </draw:frame>
        <draw:polygon draw:style-name="gr8" draw:text-style-name="P9" draw:layer="layout" svg:width="1.036cm" svg:height="0.759cm" svg:x="7.77cm" svg:y="9.326cm" svg:viewBox="0 0 1037 760" draw:points="0,0 1037,0 1037,760 0,760">
          <text:p/>
        </draw:polygon>
        <draw:frame draw:style-name="gr5" draw:text-style-name="P6" draw:layer="layout" svg:width="0.489cm" svg:height="0.352cm" svg:x="5.874cm" svg:y="9.532cm">
          <draw:text-box>
            <text:p text:style-name="P4"><text:span text:style-name="T3">8.3</text:span></text:p>
          </draw:text-box>
        </draw:frame>
        <draw:polygon draw:style-name="gr9" draw:text-style-name="P10" draw:layer="layout" svg:width="1.038cm" svg:height="0.759cm" svg:x="8.805cm" svg:y="9.326cm" svg:viewBox="0 0 1039 760" draw:points="0,0 1039,0 1039,760 0,760">
          <text:p/>
        </draw:polygon>
        <draw:frame draw:style-name="gr5" draw:text-style-name="P6" draw:layer="layout" svg:width="0.489cm" svg:height="0.352cm" svg:x="7.01cm" svg:y="9.532cm">
          <draw:text-box>
            <text:p text:style-name="P4"><text:span text:style-name="T2">5.3</text:span></text:p>
          </draw:text-box>
        </draw:frame>
        <draw:polygon draw:style-name="gr1" draw:text-style-name="P1" draw:layer="layout" svg:width="1.236cm" svg:height="0.76cm" svg:x="5.5cm" svg:y="10.084cm" svg:viewBox="0 0 1237 761" draw:points="0,0 1237,0 1237,761 0,761">
          <text:p/>
        </draw:polygon>
        <draw:frame draw:style-name="gr5" draw:text-style-name="P6" draw:layer="layout" svg:width="0.489cm" svg:height="0.352cm" svg:x="8.043cm" svg:y="9.532cm">
          <draw:text-box>
            <text:p text:style-name="P4"><text:span text:style-name="T2">6.2</text:span></text:p>
          </draw:text-box>
        </draw:frame>
        <draw:polygon draw:style-name="gr7" draw:text-style-name="P8" draw:layer="layout" svg:width="1.036cm" svg:height="0.76cm" svg:x="6.734cm" svg:y="10.084cm" svg:viewBox="0 0 1037 761" draw:points="0,0 1037,0 1037,761 0,761">
          <text:p/>
        </draw:polygon>
        <draw:frame draw:style-name="gr5" draw:text-style-name="P6" draw:layer="layout" svg:width="0.489cm" svg:height="0.352cm" svg:x="9.081cm" svg:y="9.532cm">
          <draw:text-box>
            <text:p text:style-name="P4"><text:span text:style-name="T2">7.1</text:span></text:p>
          </draw:text-box>
        </draw:frame>
        <draw:polygon draw:style-name="gr8" draw:text-style-name="P9" draw:layer="layout" svg:width="1.036cm" svg:height="0.76cm" svg:x="7.77cm" svg:y="10.084cm" svg:viewBox="0 0 1037 761" draw:points="0,0 1037,0 1037,761 0,761">
          <text:p/>
        </draw:polygon>
        <draw:frame draw:style-name="gr5" draw:text-style-name="P6" draw:layer="layout" svg:width="0.489cm" svg:height="0.352cm" svg:x="5.874cm" svg:y="10.287cm">
          <draw:text-box>
            <text:p text:style-name="P4"><text:span text:style-name="T3">8.4</text:span></text:p>
          </draw:text-box>
        </draw:frame>
        <draw:polygon draw:style-name="gr9" draw:text-style-name="P10" draw:layer="layout" svg:width="1.038cm" svg:height="0.76cm" svg:x="8.805cm" svg:y="10.084cm" svg:viewBox="0 0 1039 761" draw:points="0,0 1039,0 1039,761 0,761">
          <text:p/>
        </draw:polygon>
        <draw:frame draw:style-name="gr5" draw:text-style-name="P6" draw:layer="layout" svg:width="0.489cm" svg:height="0.352cm" svg:x="7.01cm" svg:y="10.287cm">
          <draw:text-box>
            <text:p text:style-name="P4"><text:span text:style-name="T2">5.4</text:span></text:p>
          </draw:text-box>
        </draw:frame>
        <draw:polygon draw:style-name="gr6" draw:text-style-name="P7" draw:layer="layout" svg:width="1.236cm" svg:height="0.759cm" svg:x="5.5cm" svg:y="10.843cm" svg:viewBox="0 0 1237 760" draw:points="0,0 1237,0 1237,760 0,760">
          <text:p/>
        </draw:polygon>
        <draw:frame draw:style-name="gr5" draw:text-style-name="P6" draw:layer="layout" svg:width="0.489cm" svg:height="0.352cm" svg:x="8.043cm" svg:y="10.287cm">
          <draw:text-box>
            <text:p text:style-name="P4"><text:span text:style-name="T2">6.3</text:span></text:p>
          </draw:text-box>
        </draw:frame>
        <draw:polygon draw:style-name="gr7" draw:text-style-name="P8" draw:layer="layout" svg:width="1.036cm" svg:height="0.759cm" svg:x="6.734cm" svg:y="10.843cm" svg:viewBox="0 0 1037 760" draw:points="0,0 1037,0 1037,760 0,760">
          <text:p/>
        </draw:polygon>
        <draw:frame draw:style-name="gr5" draw:text-style-name="P6" draw:layer="layout" svg:width="0.489cm" svg:height="0.352cm" svg:x="9.081cm" svg:y="10.287cm">
          <draw:text-box>
            <text:p text:style-name="P4"><text:span text:style-name="T2">7.2</text:span></text:p>
          </draw:text-box>
        </draw:frame>
        <draw:polygon draw:style-name="gr8" draw:text-style-name="P9" draw:layer="layout" svg:width="1.036cm" svg:height="0.759cm" svg:x="7.77cm" svg:y="10.843cm" svg:viewBox="0 0 1037 760" draw:points="0,0 1037,0 1037,760 0,760">
          <text:p/>
        </draw:polygon>
        <draw:frame draw:style-name="gr5" draw:text-style-name="P6" draw:layer="layout" svg:width="0.489cm" svg:height="0.352cm" svg:x="5.874cm" svg:y="11.049cm">
          <draw:text-box>
            <text:p text:style-name="P4"><text:span text:style-name="T3">8.5</text:span></text:p>
          </draw:text-box>
        </draw:frame>
        <draw:polygon draw:style-name="gr9" draw:text-style-name="P10" draw:layer="layout" svg:width="1.038cm" svg:height="0.759cm" svg:x="8.805cm" svg:y="10.843cm" svg:viewBox="0 0 1039 760" draw:points="0,0 1039,0 1039,760 0,760">
          <text:p/>
        </draw:polygon>
        <draw:frame draw:style-name="gr5" draw:text-style-name="P6" draw:layer="layout" svg:width="0.489cm" svg:height="0.352cm" svg:x="7.01cm" svg:y="11.049cm">
          <draw:text-box>
            <text:p text:style-name="P4"><text:span text:style-name="T2">5.5</text:span></text:p>
          </draw:text-box>
        </draw:frame>
        <draw:polygon draw:style-name="gr1" draw:text-style-name="P1" draw:layer="layout" svg:width="1.236cm" svg:height="0.76cm" svg:x="5.5cm" svg:y="11.601cm" svg:viewBox="0 0 1237 761" draw:points="0,0 1237,0 1237,761 0,761">
          <text:p/>
        </draw:polygon>
        <draw:frame draw:style-name="gr5" draw:text-style-name="P6" draw:layer="layout" svg:width="0.489cm" svg:height="0.352cm" svg:x="8.043cm" svg:y="11.049cm">
          <draw:text-box>
            <text:p text:style-name="P4"><text:span text:style-name="T2">6.4</text:span></text:p>
          </draw:text-box>
        </draw:frame>
        <draw:polygon draw:style-name="gr7" draw:text-style-name="P8" draw:layer="layout" svg:width="1.036cm" svg:height="0.76cm" svg:x="6.734cm" svg:y="11.601cm" svg:viewBox="0 0 1037 761" draw:points="0,0 1037,0 1037,761 0,761">
          <text:p/>
        </draw:polygon>
        <draw:frame draw:style-name="gr5" draw:text-style-name="P6" draw:layer="layout" svg:width="0.489cm" svg:height="0.352cm" svg:x="9.081cm" svg:y="11.049cm">
          <draw:text-box>
            <text:p text:style-name="P4"><text:span text:style-name="T2">7.3</text:span></text:p>
          </draw:text-box>
        </draw:frame>
        <draw:polygon draw:style-name="gr8" draw:text-style-name="P9" draw:layer="layout" svg:width="1.036cm" svg:height="0.76cm" svg:x="7.77cm" svg:y="11.601cm" svg:viewBox="0 0 1037 761" draw:points="0,0 1037,0 1037,761 0,761">
          <text:p/>
        </draw:polygon>
        <draw:frame draw:style-name="gr5" draw:text-style-name="P6" draw:layer="layout" svg:width="0.489cm" svg:height="0.352cm" svg:x="5.874cm" svg:y="11.804cm">
          <draw:text-box>
            <text:p text:style-name="P4"><text:span text:style-name="T3">8.6</text:span></text:p>
          </draw:text-box>
        </draw:frame>
        <draw:polygon draw:style-name="gr9" draw:text-style-name="P10" draw:layer="layout" svg:width="1.038cm" svg:height="0.76cm" svg:x="8.805cm" svg:y="11.601cm" svg:viewBox="0 0 1039 761" draw:points="0,0 1039,0 1039,761 0,761">
          <text:p/>
        </draw:polygon>
        <draw:frame draw:style-name="gr5" draw:text-style-name="P6" draw:layer="layout" svg:width="0.489cm" svg:height="0.352cm" svg:x="7.01cm" svg:y="11.804cm">
          <draw:text-box>
            <text:p text:style-name="P4"><text:span text:style-name="T2">5.5</text:span></text:p>
          </draw:text-box>
        </draw:frame>
        <draw:polygon draw:style-name="gr6" draw:text-style-name="P7" draw:layer="layout" svg:width="1.236cm" svg:height="0.759cm" svg:x="5.5cm" svg:y="12.36cm" svg:viewBox="0 0 1237 760" draw:points="0,0 1237,0 1237,760 0,760">
          <text:p/>
        </draw:polygon>
        <draw:frame draw:style-name="gr5" draw:text-style-name="P6" draw:layer="layout" svg:width="0.489cm" svg:height="0.352cm" svg:x="8.043cm" svg:y="11.804cm">
          <draw:text-box>
            <text:p text:style-name="P4"><text:span text:style-name="T2">6.4</text:span></text:p>
          </draw:text-box>
        </draw:frame>
        <draw:polygon draw:style-name="gr7" draw:text-style-name="P8" draw:layer="layout" svg:width="1.036cm" svg:height="0.759cm" svg:x="6.734cm" svg:y="12.36cm" svg:viewBox="0 0 1037 760" draw:points="0,0 1037,0 1037,760 0,760">
          <text:p/>
        </draw:polygon>
        <draw:frame draw:style-name="gr5" draw:text-style-name="P6" draw:layer="layout" svg:width="0.489cm" svg:height="0.352cm" svg:x="9.081cm" svg:y="11.804cm">
          <draw:text-box>
            <text:p text:style-name="P4"><text:span text:style-name="T2">7.3</text:span></text:p>
          </draw:text-box>
        </draw:frame>
        <draw:polygon draw:style-name="gr8" draw:text-style-name="P9" draw:layer="layout" svg:width="1.036cm" svg:height="0.759cm" svg:x="7.77cm" svg:y="12.36cm" svg:viewBox="0 0 1037 760" draw:points="0,0 1037,0 1037,760 0,760">
          <text:p/>
        </draw:polygon>
        <draw:frame draw:style-name="gr5" draw:text-style-name="P6" draw:layer="layout" svg:width="0.489cm" svg:height="0.352cm" svg:x="5.874cm" svg:y="12.566cm">
          <draw:text-box>
            <text:p text:style-name="P4"><text:span text:style-name="T3">8.7</text:span></text:p>
          </draw:text-box>
        </draw:frame>
        <draw:polygon draw:style-name="gr9" draw:text-style-name="P10" draw:layer="layout" svg:width="1.038cm" svg:height="0.759cm" svg:x="8.805cm" svg:y="12.36cm" svg:viewBox="0 0 1039 760" draw:points="0,0 1039,0 1039,760 0,760">
          <text:p/>
        </draw:polygon>
        <draw:frame draw:style-name="gr5" draw:text-style-name="P6" draw:layer="layout" svg:width="0.489cm" svg:height="0.352cm" svg:x="7.01cm" svg:y="12.566cm">
          <draw:text-box>
            <text:p text:style-name="P4"><text:span text:style-name="T2">5.6</text:span></text:p>
          </draw:text-box>
        </draw:frame>
        <draw:polygon draw:style-name="gr1" draw:text-style-name="P1" draw:layer="layout" svg:width="1.236cm" svg:height="0.76cm" svg:x="5.5cm" svg:y="13.118cm" svg:viewBox="0 0 1237 761" draw:points="0,0 1237,0 1237,761 0,761">
          <text:p/>
        </draw:polygon>
        <draw:frame draw:style-name="gr5" draw:text-style-name="P6" draw:layer="layout" svg:width="0.489cm" svg:height="0.352cm" svg:x="8.043cm" svg:y="12.566cm">
          <draw:text-box>
            <text:p text:style-name="P4"><text:span text:style-name="T2">6.5</text:span></text:p>
          </draw:text-box>
        </draw:frame>
        <draw:polygon draw:style-name="gr7" draw:text-style-name="P8" draw:layer="layout" svg:width="1.036cm" svg:height="0.76cm" svg:x="6.734cm" svg:y="13.118cm" svg:viewBox="0 0 1037 761" draw:points="0,0 1037,0 1037,761 0,761">
          <text:p/>
        </draw:polygon>
        <draw:frame draw:style-name="gr5" draw:text-style-name="P6" draw:layer="layout" svg:width="0.489cm" svg:height="0.352cm" svg:x="9.081cm" svg:y="12.566cm">
          <draw:text-box>
            <text:p text:style-name="P4"><text:span text:style-name="T2">7.4</text:span></text:p>
          </draw:text-box>
        </draw:frame>
        <draw:polygon draw:style-name="gr8" draw:text-style-name="P9" draw:layer="layout" svg:width="1.036cm" svg:height="0.76cm" svg:x="7.77cm" svg:y="13.118cm" svg:viewBox="0 0 1037 761" draw:points="0,0 1037,0 1037,761 0,761">
          <text:p/>
        </draw:polygon>
        <draw:frame draw:style-name="gr5" draw:text-style-name="P6" draw:layer="layout" svg:width="0.489cm" svg:height="0.352cm" svg:x="5.874cm" svg:y="13.321cm">
          <draw:text-box>
            <text:p text:style-name="P4"><text:span text:style-name="T3">8.8</text:span></text:p>
          </draw:text-box>
        </draw:frame>
        <draw:polygon draw:style-name="gr9" draw:text-style-name="P10" draw:layer="layout" svg:width="1.038cm" svg:height="0.76cm" svg:x="8.805cm" svg:y="13.118cm" svg:viewBox="0 0 1039 761" draw:points="0,0 1039,0 1039,761 0,761">
          <text:p/>
        </draw:polygon>
        <draw:frame draw:style-name="gr5" draw:text-style-name="P6" draw:layer="layout" svg:width="0.489cm" svg:height="0.352cm" svg:x="7.01cm" svg:y="13.321cm">
          <draw:text-box>
            <text:p text:style-name="P4"><text:span text:style-name="T2">5.7</text:span></text:p>
          </draw:text-box>
        </draw:frame>
        <draw:polygon draw:style-name="gr6" draw:text-style-name="P7" draw:layer="layout" svg:width="1.236cm" svg:height="0.759cm" svg:x="5.5cm" svg:y="13.877cm" svg:viewBox="0 0 1237 760" draw:points="0,0 1237,0 1237,760 0,760">
          <text:p/>
        </draw:polygon>
        <draw:frame draw:style-name="gr5" draw:text-style-name="P6" draw:layer="layout" svg:width="0.489cm" svg:height="0.352cm" svg:x="8.043cm" svg:y="13.321cm">
          <draw:text-box>
            <text:p text:style-name="P4"><text:span text:style-name="T2">6.6</text:span></text:p>
          </draw:text-box>
        </draw:frame>
        <draw:polygon draw:style-name="gr7" draw:text-style-name="P8" draw:layer="layout" svg:width="1.036cm" svg:height="0.759cm" svg:x="6.734cm" svg:y="13.877cm" svg:viewBox="0 0 1037 760" draw:points="0,0 1037,0 1037,760 0,760">
          <text:p/>
        </draw:polygon>
        <draw:frame draw:style-name="gr5" draw:text-style-name="P6" draw:layer="layout" svg:width="0.489cm" svg:height="0.352cm" svg:x="9.081cm" svg:y="13.321cm">
          <draw:text-box>
            <text:p text:style-name="P4"><text:span text:style-name="T2">7.5</text:span></text:p>
          </draw:text-box>
        </draw:frame>
        <draw:polygon draw:style-name="gr8" draw:text-style-name="P9" draw:layer="layout" svg:width="1.036cm" svg:height="0.759cm" svg:x="7.77cm" svg:y="13.877cm" svg:viewBox="0 0 1037 760" draw:points="0,0 1037,0 1037,760 0,760">
          <text:p/>
        </draw:polygon>
        <draw:frame draw:style-name="gr5" draw:text-style-name="P6" draw:layer="layout" svg:width="0.489cm" svg:height="0.352cm" svg:x="5.874cm" svg:y="14.083cm">
          <draw:text-box>
            <text:p text:style-name="P4"><text:span text:style-name="T3">8.9</text:span></text:p>
          </draw:text-box>
        </draw:frame>
        <draw:polygon draw:style-name="gr9" draw:text-style-name="P10" draw:layer="layout" svg:width="1.038cm" svg:height="0.759cm" svg:x="8.805cm" svg:y="13.877cm" svg:viewBox="0 0 1039 760" draw:points="0,0 1039,0 1039,760 0,760">
          <text:p/>
        </draw:polygon>
        <draw:frame draw:style-name="gr5" draw:text-style-name="P6" draw:layer="layout" svg:width="0.489cm" svg:height="0.352cm" svg:x="7.01cm" svg:y="14.083cm">
          <draw:text-box>
            <text:p text:style-name="P4"><text:span text:style-name="T2">5.7</text:span></text:p>
          </draw:text-box>
        </draw:frame>
        <draw:polygon draw:style-name="gr1" draw:text-style-name="P1" draw:layer="layout" svg:width="1.236cm" svg:height="0.76cm" svg:x="5.5cm" svg:y="14.635cm" svg:viewBox="0 0 1237 761" draw:points="0,0 1237,0 1237,761 0,761">
          <text:p/>
        </draw:polygon>
        <draw:frame draw:style-name="gr5" draw:text-style-name="P6" draw:layer="layout" svg:width="0.489cm" svg:height="0.352cm" svg:x="8.043cm" svg:y="14.083cm">
          <draw:text-box>
            <text:p text:style-name="P4"><text:span text:style-name="T2">6.7</text:span></text:p>
          </draw:text-box>
        </draw:frame>
        <draw:polygon draw:style-name="gr7" draw:text-style-name="P8" draw:layer="layout" svg:width="1.036cm" svg:height="0.76cm" svg:x="6.734cm" svg:y="14.635cm" svg:viewBox="0 0 1037 761" draw:points="0,0 1037,0 1037,761 0,761">
          <text:p/>
        </draw:polygon>
        <draw:frame draw:style-name="gr5" draw:text-style-name="P6" draw:layer="layout" svg:width="0.489cm" svg:height="0.352cm" svg:x="9.081cm" svg:y="14.083cm">
          <draw:text-box>
            <text:p text:style-name="P4"><text:span text:style-name="T2">7.6</text:span></text:p>
          </draw:text-box>
        </draw:frame>
        <draw:polygon draw:style-name="gr8" draw:text-style-name="P9" draw:layer="layout" svg:width="1.036cm" svg:height="0.76cm" svg:x="7.77cm" svg:y="14.635cm" svg:viewBox="0 0 1037 761" draw:points="0,0 1037,0 1037,761 0,761">
          <text:p/>
        </draw:polygon>
        <draw:frame draw:style-name="gr5" draw:text-style-name="P6" draw:layer="layout" svg:width="0.489cm" svg:height="0.352cm" svg:x="5.874cm" svg:y="14.837cm">
          <draw:text-box>
            <text:p text:style-name="P4"><text:span text:style-name="T3">9.0</text:span></text:p>
          </draw:text-box>
        </draw:frame>
        <draw:polygon draw:style-name="gr9" draw:text-style-name="P10" draw:layer="layout" svg:width="1.038cm" svg:height="0.76cm" svg:x="8.805cm" svg:y="14.635cm" svg:viewBox="0 0 1039 761" draw:points="0,0 1039,0 1039,761 0,761">
          <text:p/>
        </draw:polygon>
        <draw:frame draw:style-name="gr5" draw:text-style-name="P6" draw:layer="layout" svg:width="0.489cm" svg:height="0.352cm" svg:x="7.01cm" svg:y="14.837cm">
          <draw:text-box>
            <text:p text:style-name="P4"><text:span text:style-name="T2">5.8</text:span></text:p>
          </draw:text-box>
        </draw:frame>
        <draw:polygon draw:style-name="gr6" draw:text-style-name="P7" draw:layer="layout" svg:width="1.236cm" svg:height="0.759cm" svg:x="5.5cm" svg:y="15.394cm" svg:viewBox="0 0 1237 760" draw:points="0,0 1237,0 1237,760 0,760">
          <text:p/>
        </draw:polygon>
        <draw:frame draw:style-name="gr5" draw:text-style-name="P6" draw:layer="layout" svg:width="0.489cm" svg:height="0.352cm" svg:x="8.043cm" svg:y="14.837cm">
          <draw:text-box>
            <text:p text:style-name="P4"><text:span text:style-name="T2">6.7</text:span></text:p>
          </draw:text-box>
        </draw:frame>
        <draw:polygon draw:style-name="gr7" draw:text-style-name="P8" draw:layer="layout" svg:width="1.036cm" svg:height="0.759cm" svg:x="6.734cm" svg:y="15.394cm" svg:viewBox="0 0 1037 760" draw:points="0,0 1037,0 1037,760 0,760">
          <text:p/>
        </draw:polygon>
        <draw:frame draw:style-name="gr5" draw:text-style-name="P6" draw:layer="layout" svg:width="0.489cm" svg:height="0.352cm" svg:x="9.081cm" svg:y="14.837cm">
          <draw:text-box>
            <text:p text:style-name="P4"><text:span text:style-name="T2">7.7</text:span></text:p>
          </draw:text-box>
        </draw:frame>
        <draw:polygon draw:style-name="gr8" draw:text-style-name="P9" draw:layer="layout" svg:width="1.036cm" svg:height="0.759cm" svg:x="7.77cm" svg:y="15.394cm" svg:viewBox="0 0 1037 760" draw:points="0,0 1037,0 1037,760 0,760">
          <text:p/>
        </draw:polygon>
        <draw:frame draw:style-name="gr5" draw:text-style-name="P6" draw:layer="layout" svg:width="0.489cm" svg:height="0.352cm" svg:x="5.874cm" svg:y="15.599cm">
          <draw:text-box>
            <text:p text:style-name="P4"><text:span text:style-name="T3">9.1</text:span></text:p>
          </draw:text-box>
        </draw:frame>
        <draw:polygon draw:style-name="gr9" draw:text-style-name="P10" draw:layer="layout" svg:width="1.038cm" svg:height="0.759cm" svg:x="8.805cm" svg:y="15.394cm" svg:viewBox="0 0 1039 760" draw:points="0,0 1039,0 1039,760 0,760">
          <text:p/>
        </draw:polygon>
        <draw:frame draw:style-name="gr5" draw:text-style-name="P6" draw:layer="layout" svg:width="0.489cm" svg:height="0.352cm" svg:x="7.01cm" svg:y="15.599cm">
          <draw:text-box>
            <text:p text:style-name="P4"><text:span text:style-name="T2">5.9</text:span></text:p>
          </draw:text-box>
        </draw:frame>
        <draw:polygon draw:style-name="gr1" draw:text-style-name="P1" draw:layer="layout" svg:width="1.236cm" svg:height="0.759cm" svg:x="5.5cm" svg:y="16.152cm" svg:viewBox="0 0 1237 760" draw:points="0,0 1237,0 1237,760 0,760">
          <text:p/>
        </draw:polygon>
        <draw:frame draw:style-name="gr5" draw:text-style-name="P6" draw:layer="layout" svg:width="0.489cm" svg:height="0.352cm" svg:x="8.043cm" svg:y="15.599cm">
          <draw:text-box>
            <text:p text:style-name="P4"><text:span text:style-name="T2">6.8</text:span></text:p>
          </draw:text-box>
        </draw:frame>
        <draw:polygon draw:style-name="gr7" draw:text-style-name="P8" draw:layer="layout" svg:width="1.036cm" svg:height="0.759cm" svg:x="6.734cm" svg:y="16.152cm" svg:viewBox="0 0 1037 760" draw:points="0,0 1037,0 1037,760 0,760">
          <text:p/>
        </draw:polygon>
        <draw:frame draw:style-name="gr5" draw:text-style-name="P6" draw:layer="layout" svg:width="0.489cm" svg:height="0.352cm" svg:x="9.081cm" svg:y="15.599cm">
          <draw:text-box>
            <text:p text:style-name="P4"><text:span text:style-name="T2">7.8</text:span></text:p>
          </draw:text-box>
        </draw:frame>
        <draw:polygon draw:style-name="gr8" draw:text-style-name="P9" draw:layer="layout" svg:width="1.036cm" svg:height="0.759cm" svg:x="7.77cm" svg:y="16.152cm" svg:viewBox="0 0 1037 760" draw:points="0,0 1037,0 1037,760 0,760">
          <text:p/>
        </draw:polygon>
        <draw:frame draw:style-name="gr5" draw:text-style-name="P6" draw:layer="layout" svg:width="0.489cm" svg:height="0.352cm" svg:x="5.874cm" svg:y="16.354cm">
          <draw:text-box>
            <text:p text:style-name="P4"><text:span text:style-name="T3">9.2</text:span></text:p>
          </draw:text-box>
        </draw:frame>
        <draw:polygon draw:style-name="gr9" draw:text-style-name="P10" draw:layer="layout" svg:width="1.038cm" svg:height="0.759cm" svg:x="8.805cm" svg:y="16.152cm" svg:viewBox="0 0 1039 760" draw:points="0,0 1039,0 1039,760 0,760">
          <text:p/>
        </draw:polygon>
        <draw:frame draw:style-name="gr5" draw:text-style-name="P6" draw:layer="layout" svg:width="0.489cm" svg:height="0.352cm" svg:x="7.01cm" svg:y="16.354cm">
          <draw:text-box>
            <text:p text:style-name="P4"><text:span text:style-name="T2">5.9</text:span></text:p>
          </draw:text-box>
        </draw:frame>
        <draw:polygon draw:style-name="gr6" draw:text-style-name="P7" draw:layer="layout" svg:width="1.236cm" svg:height="0.76cm" svg:x="5.5cm" svg:y="16.91cm" svg:viewBox="0 0 1237 761" draw:points="0,0 1237,0 1237,761 0,761">
          <text:p/>
        </draw:polygon>
        <draw:frame draw:style-name="gr5" draw:text-style-name="P6" draw:layer="layout" svg:width="0.489cm" svg:height="0.352cm" svg:x="8.043cm" svg:y="16.354cm">
          <draw:text-box>
            <text:p text:style-name="P4"><text:span text:style-name="T2">6.9</text:span></text:p>
          </draw:text-box>
        </draw:frame>
        <draw:polygon draw:style-name="gr7" draw:text-style-name="P8" draw:layer="layout" svg:width="1.036cm" svg:height="0.76cm" svg:x="6.734cm" svg:y="16.91cm" svg:viewBox="0 0 1037 761" draw:points="0,0 1037,0 1037,761 0,761">
          <text:p/>
        </draw:polygon>
        <draw:frame draw:style-name="gr5" draw:text-style-name="P6" draw:layer="layout" svg:width="0.489cm" svg:height="0.352cm" svg:x="9.081cm" svg:y="16.354cm">
          <draw:text-box>
            <text:p text:style-name="P4"><text:span text:style-name="T2">7.9</text:span></text:p>
          </draw:text-box>
        </draw:frame>
        <draw:polygon draw:style-name="gr8" draw:text-style-name="P9" draw:layer="layout" svg:width="1.036cm" svg:height="0.76cm" svg:x="7.77cm" svg:y="16.91cm" svg:viewBox="0 0 1037 761" draw:points="0,0 1037,0 1037,761 0,761">
          <text:p/>
        </draw:polygon>
        <draw:frame draw:style-name="gr5" draw:text-style-name="P6" draw:layer="layout" svg:width="0.489cm" svg:height="0.352cm" svg:x="5.874cm" svg:y="17.116cm">
          <draw:text-box>
            <text:p text:style-name="P4"><text:span text:style-name="T3">9.3</text:span></text:p>
          </draw:text-box>
        </draw:frame>
        <draw:polygon draw:style-name="gr9" draw:text-style-name="P10" draw:layer="layout" svg:width="1.038cm" svg:height="0.76cm" svg:x="8.805cm" svg:y="16.91cm" svg:viewBox="0 0 1039 761" draw:points="0,0 1039,0 1039,761 0,761">
          <text:p/>
        </draw:polygon>
        <draw:frame draw:style-name="gr5" draw:text-style-name="P6" draw:layer="layout" svg:width="0.489cm" svg:height="0.352cm" svg:x="7.01cm" svg:y="17.116cm">
          <draw:text-box>
            <text:p text:style-name="P4"><text:span text:style-name="T2">6.0</text:span></text:p>
          </draw:text-box>
        </draw:frame>
        <draw:polygon draw:style-name="gr1" draw:text-style-name="P1" draw:layer="layout" svg:width="1.236cm" svg:height="0.759cm" svg:x="5.5cm" svg:y="17.669cm" svg:viewBox="0 0 1237 760" draw:points="0,0 1237,0 1237,760 0,760">
          <text:p/>
        </draw:polygon>
        <draw:frame draw:style-name="gr5" draw:text-style-name="P6" draw:layer="layout" svg:width="0.489cm" svg:height="0.352cm" svg:x="8.043cm" svg:y="17.116cm">
          <draw:text-box>
            <text:p text:style-name="P4"><text:span text:style-name="T2">7.0</text:span></text:p>
          </draw:text-box>
        </draw:frame>
        <draw:polygon draw:style-name="gr7" draw:text-style-name="P8" draw:layer="layout" svg:width="1.036cm" svg:height="0.759cm" svg:x="6.734cm" svg:y="17.669cm" svg:viewBox="0 0 1037 760" draw:points="0,0 1037,0 1037,760 0,760">
          <text:p/>
        </draw:polygon>
        <draw:frame draw:style-name="gr5" draw:text-style-name="P6" draw:layer="layout" svg:width="0.489cm" svg:height="0.352cm" svg:x="9.081cm" svg:y="17.116cm">
          <draw:text-box>
            <text:p text:style-name="P4"><text:span text:style-name="T2">7.9</text:span></text:p>
          </draw:text-box>
        </draw:frame>
        <draw:polygon draw:style-name="gr8" draw:text-style-name="P9" draw:layer="layout" svg:width="1.036cm" svg:height="0.759cm" svg:x="7.77cm" svg:y="17.669cm" svg:viewBox="0 0 1037 760" draw:points="0,0 1037,0 1037,760 0,760">
          <text:p/>
        </draw:polygon>
        <draw:frame draw:style-name="gr5" draw:text-style-name="P6" draw:layer="layout" svg:width="0.489cm" svg:height="0.352cm" svg:x="5.874cm" svg:y="17.871cm">
          <draw:text-box>
            <text:p text:style-name="P4"><text:span text:style-name="T3">9.4</text:span></text:p>
          </draw:text-box>
        </draw:frame>
        <draw:polygon draw:style-name="gr9" draw:text-style-name="P10" draw:layer="layout" svg:width="1.038cm" svg:height="0.759cm" svg:x="8.805cm" svg:y="17.669cm" svg:viewBox="0 0 1039 760" draw:points="0,0 1039,0 1039,760 0,760">
          <text:p/>
        </draw:polygon>
        <draw:frame draw:style-name="gr5" draw:text-style-name="P6" draw:layer="layout" svg:width="0.489cm" svg:height="0.352cm" svg:x="7.01cm" svg:y="17.871cm">
          <draw:text-box>
            <text:p text:style-name="P4"><text:span text:style-name="T2">6.1</text:span></text:p>
          </draw:text-box>
        </draw:frame>
        <draw:polygon draw:style-name="gr6" draw:text-style-name="P7" draw:layer="layout" svg:width="1.236cm" svg:height="0.76cm" svg:x="5.5cm" svg:y="18.427cm" svg:viewBox="0 0 1237 761" draw:points="0,0 1237,0 1237,761 0,761">
          <text:p/>
        </draw:polygon>
        <draw:frame draw:style-name="gr5" draw:text-style-name="P6" draw:layer="layout" svg:width="0.489cm" svg:height="0.352cm" svg:x="8.043cm" svg:y="17.871cm">
          <draw:text-box>
            <text:p text:style-name="P4"><text:span text:style-name="T2">7.0</text:span></text:p>
          </draw:text-box>
        </draw:frame>
        <draw:polygon draw:style-name="gr7" draw:text-style-name="P8" draw:layer="layout" svg:width="1.036cm" svg:height="0.76cm" svg:x="6.734cm" svg:y="18.427cm" svg:viewBox="0 0 1037 761" draw:points="0,0 1037,0 1037,761 0,761">
          <text:p/>
        </draw:polygon>
        <draw:frame draw:style-name="gr5" draw:text-style-name="P6" draw:layer="layout" svg:width="0.489cm" svg:height="0.352cm" svg:x="9.081cm" svg:y="17.871cm">
          <draw:text-box>
            <text:p text:style-name="P4"><text:span text:style-name="T2">8.0</text:span></text:p>
          </draw:text-box>
        </draw:frame>
        <draw:polygon draw:style-name="gr8" draw:text-style-name="P9" draw:layer="layout" svg:width="1.036cm" svg:height="0.76cm" svg:x="7.77cm" svg:y="18.427cm" svg:viewBox="0 0 1037 761" draw:points="0,0 1037,0 1037,761 0,761">
          <text:p/>
        </draw:polygon>
        <draw:frame draw:style-name="gr5" draw:text-style-name="P6" draw:layer="layout" svg:width="0.489cm" svg:height="0.352cm" svg:x="5.874cm" svg:y="18.633cm">
          <draw:text-box>
            <text:p text:style-name="P4"><text:span text:style-name="T3">9.5</text:span></text:p>
          </draw:text-box>
        </draw:frame>
        <draw:polygon draw:style-name="gr9" draw:text-style-name="P10" draw:layer="layout" svg:width="1.038cm" svg:height="0.76cm" svg:x="8.805cm" svg:y="18.427cm" svg:viewBox="0 0 1039 761" draw:points="0,0 1039,0 1039,761 0,761">
          <text:p/>
        </draw:polygon>
        <draw:frame draw:style-name="gr5" draw:text-style-name="P6" draw:layer="layout" svg:width="0.489cm" svg:height="0.352cm" svg:x="7.01cm" svg:y="18.633cm">
          <draw:text-box>
            <text:p text:style-name="P4"><text:span text:style-name="T2">6.1</text:span></text:p>
          </draw:text-box>
        </draw:frame>
        <draw:polygon draw:style-name="gr1" draw:text-style-name="P1" draw:layer="layout" svg:width="1.236cm" svg:height="0.759cm" svg:x="5.5cm" svg:y="19.186cm" svg:viewBox="0 0 1237 760" draw:points="0,0 1237,0 1237,760 0,760">
          <text:p/>
        </draw:polygon>
        <draw:frame draw:style-name="gr5" draw:text-style-name="P6" draw:layer="layout" svg:width="0.489cm" svg:height="0.352cm" svg:x="8.043cm" svg:y="18.633cm">
          <draw:text-box>
            <text:p text:style-name="P4"><text:span text:style-name="T2">7.1</text:span></text:p>
          </draw:text-box>
        </draw:frame>
        <draw:polygon draw:style-name="gr7" draw:text-style-name="P8" draw:layer="layout" svg:width="1.036cm" svg:height="0.759cm" svg:x="6.734cm" svg:y="19.186cm" svg:viewBox="0 0 1037 760" draw:points="0,0 1037,0 1037,760 0,760">
          <text:p/>
        </draw:polygon>
        <draw:frame draw:style-name="gr5" draw:text-style-name="P6" draw:layer="layout" svg:width="0.489cm" svg:height="0.352cm" svg:x="9.081cm" svg:y="18.633cm">
          <draw:text-box>
            <text:p text:style-name="P4"><text:span text:style-name="T2">8.1</text:span></text:p>
          </draw:text-box>
        </draw:frame>
        <draw:polygon draw:style-name="gr8" draw:text-style-name="P9" draw:layer="layout" svg:width="1.036cm" svg:height="0.759cm" svg:x="7.77cm" svg:y="19.186cm" svg:viewBox="0 0 1037 760" draw:points="0,0 1037,0 1037,760 0,760">
          <text:p/>
        </draw:polygon>
        <draw:frame draw:style-name="gr5" draw:text-style-name="P6" draw:layer="layout" svg:width="0.489cm" svg:height="0.352cm" svg:x="5.874cm" svg:y="19.388cm">
          <draw:text-box>
            <text:p text:style-name="P4"><text:span text:style-name="T3">9.6</text:span></text:p>
          </draw:text-box>
        </draw:frame>
        <draw:polygon draw:style-name="gr9" draw:text-style-name="P10" draw:layer="layout" svg:width="1.038cm" svg:height="0.759cm" svg:x="8.805cm" svg:y="19.186cm" svg:viewBox="0 0 1039 760" draw:points="0,0 1039,0 1039,760 0,760">
          <text:p/>
        </draw:polygon>
        <draw:frame draw:style-name="gr5" draw:text-style-name="P6" draw:layer="layout" svg:width="0.489cm" svg:height="0.352cm" svg:x="7.01cm" svg:y="19.388cm">
          <draw:text-box>
            <text:p text:style-name="P4"><text:span text:style-name="T2">6.2</text:span></text:p>
          </draw:text-box>
        </draw:frame>
        <draw:polygon draw:style-name="gr6" draw:text-style-name="P7" draw:layer="layout" svg:width="1.236cm" svg:height="0.76cm" svg:x="5.5cm" svg:y="19.944cm" svg:viewBox="0 0 1237 761" draw:points="0,0 1237,0 1237,761 0,761">
          <text:p/>
        </draw:polygon>
        <draw:frame draw:style-name="gr5" draw:text-style-name="P6" draw:layer="layout" svg:width="0.489cm" svg:height="0.352cm" svg:x="8.043cm" svg:y="19.388cm">
          <draw:text-box>
            <text:p text:style-name="P4"><text:span text:style-name="T2">7.2</text:span></text:p>
          </draw:text-box>
        </draw:frame>
        <draw:polygon draw:style-name="gr7" draw:text-style-name="P8" draw:layer="layout" svg:width="1.036cm" svg:height="0.76cm" svg:x="6.734cm" svg:y="19.944cm" svg:viewBox="0 0 1037 761" draw:points="0,0 1037,0 1037,761 0,761">
          <text:p/>
        </draw:polygon>
        <draw:frame draw:style-name="gr5" draw:text-style-name="P6" draw:layer="layout" svg:width="0.489cm" svg:height="0.352cm" svg:x="9.081cm" svg:y="19.388cm">
          <draw:text-box>
            <text:p text:style-name="P4"><text:span text:style-name="T2">8.2</text:span></text:p>
          </draw:text-box>
        </draw:frame>
        <draw:polygon draw:style-name="gr8" draw:text-style-name="P9" draw:layer="layout" svg:width="1.036cm" svg:height="0.76cm" svg:x="7.77cm" svg:y="19.944cm" svg:viewBox="0 0 1037 761" draw:points="0,0 1037,0 1037,761 0,761">
          <text:p/>
        </draw:polygon>
        <draw:frame draw:style-name="gr5" draw:text-style-name="P6" draw:layer="layout" svg:width="0.489cm" svg:height="0.352cm" svg:x="5.874cm" svg:y="20.147cm">
          <draw:text-box>
            <text:p text:style-name="P4"><text:span text:style-name="T3">9.7</text:span></text:p>
          </draw:text-box>
        </draw:frame>
        <draw:polygon draw:style-name="gr9" draw:text-style-name="P10" draw:layer="layout" svg:width="1.038cm" svg:height="0.76cm" svg:x="8.805cm" svg:y="19.944cm" svg:viewBox="0 0 1039 761" draw:points="0,0 1039,0 1039,761 0,761">
          <text:p/>
        </draw:polygon>
        <draw:frame draw:style-name="gr5" draw:text-style-name="P6" draw:layer="layout" svg:width="0.489cm" svg:height="0.352cm" svg:x="7.01cm" svg:y="20.147cm">
          <draw:text-box>
            <text:p text:style-name="P4"><text:span text:style-name="T2">6.2</text:span></text:p>
          </draw:text-box>
        </draw:frame>
        <draw:polygon draw:style-name="gr1" draw:text-style-name="P1" draw:layer="layout" svg:width="1.236cm" svg:height="0.759cm" svg:x="5.5cm" svg:y="20.703cm" svg:viewBox="0 0 1237 760" draw:points="0,0 1237,0 1237,760 0,760">
          <text:p/>
        </draw:polygon>
        <draw:frame draw:style-name="gr5" draw:text-style-name="P6" draw:layer="layout" svg:width="0.489cm" svg:height="0.352cm" svg:x="8.043cm" svg:y="20.147cm">
          <draw:text-box>
            <text:p text:style-name="P4"><text:span text:style-name="T2">7.3</text:span></text:p>
          </draw:text-box>
        </draw:frame>
        <draw:polygon draw:style-name="gr7" draw:text-style-name="P8" draw:layer="layout" svg:width="1.036cm" svg:height="0.759cm" svg:x="6.734cm" svg:y="20.703cm" svg:viewBox="0 0 1037 760" draw:points="0,0 1037,0 1037,760 0,760">
          <text:p/>
        </draw:polygon>
        <draw:frame draw:style-name="gr5" draw:text-style-name="P6" draw:layer="layout" svg:width="0.489cm" svg:height="0.352cm" svg:x="9.081cm" svg:y="20.147cm">
          <draw:text-box>
            <text:p text:style-name="P4"><text:span text:style-name="T2">8.3</text:span></text:p>
          </draw:text-box>
        </draw:frame>
        <draw:polygon draw:style-name="gr8" draw:text-style-name="P9" draw:layer="layout" svg:width="1.036cm" svg:height="0.759cm" svg:x="7.77cm" svg:y="20.703cm" svg:viewBox="0 0 1037 760" draw:points="0,0 1037,0 1037,760 0,760">
          <text:p/>
        </draw:polygon>
        <draw:frame draw:style-name="gr5" draw:text-style-name="P6" draw:layer="layout" svg:width="0.489cm" svg:height="0.352cm" svg:x="5.874cm" svg:y="20.905cm">
          <draw:text-box>
            <text:p text:style-name="P4"><text:span text:style-name="T3">9.8</text:span></text:p>
          </draw:text-box>
        </draw:frame>
        <draw:polygon draw:style-name="gr9" draw:text-style-name="P10" draw:layer="layout" svg:width="1.038cm" svg:height="0.759cm" svg:x="8.805cm" svg:y="20.703cm" svg:viewBox="0 0 1039 760" draw:points="0,0 1039,0 1039,760 0,760">
          <text:p/>
        </draw:polygon>
        <draw:frame draw:style-name="gr5" draw:text-style-name="P6" draw:layer="layout" svg:width="0.489cm" svg:height="0.352cm" svg:x="7.01cm" svg:y="20.905cm">
          <draw:text-box>
            <text:p text:style-name="P4"><text:span text:style-name="T2">6.3</text:span></text:p>
          </draw:text-box>
        </draw:frame>
        <draw:polygon draw:style-name="gr6" draw:text-style-name="P7" draw:layer="layout" svg:width="1.236cm" svg:height="0.76cm" svg:x="5.5cm" svg:y="21.461cm" svg:viewBox="0 0 1237 761" draw:points="0,0 1237,0 1237,761 0,761">
          <text:p/>
        </draw:polygon>
        <draw:frame draw:style-name="gr5" draw:text-style-name="P6" draw:layer="layout" svg:width="0.489cm" svg:height="0.352cm" svg:x="8.043cm" svg:y="20.905cm">
          <draw:text-box>
            <text:p text:style-name="P4"><text:span text:style-name="T2">7.3</text:span></text:p>
          </draw:text-box>
        </draw:frame>
        <draw:polygon draw:style-name="gr7" draw:text-style-name="P8" draw:layer="layout" svg:width="1.036cm" svg:height="0.76cm" svg:x="6.734cm" svg:y="21.461cm" svg:viewBox="0 0 1037 761" draw:points="0,0 1037,0 1037,761 0,761">
          <text:p/>
        </draw:polygon>
        <draw:frame draw:style-name="gr5" draw:text-style-name="P6" draw:layer="layout" svg:width="0.489cm" svg:height="0.352cm" svg:x="9.081cm" svg:y="20.905cm">
          <draw:text-box>
            <text:p text:style-name="P4"><text:span text:style-name="T2">8.4</text:span></text:p>
          </draw:text-box>
        </draw:frame>
        <draw:polygon draw:style-name="gr8" draw:text-style-name="P9" draw:layer="layout" svg:width="1.036cm" svg:height="0.76cm" svg:x="7.77cm" svg:y="21.461cm" svg:viewBox="0 0 1037 761" draw:points="0,0 1037,0 1037,761 0,761">
          <text:p/>
        </draw:polygon>
        <draw:frame draw:style-name="gr5" draw:text-style-name="P6" draw:layer="layout" svg:width="0.489cm" svg:height="0.352cm" svg:x="5.874cm" svg:y="21.664cm">
          <draw:text-box>
            <text:p text:style-name="P4"><text:span text:style-name="T3">9.9</text:span></text:p>
          </draw:text-box>
        </draw:frame>
        <draw:polygon draw:style-name="gr9" draw:text-style-name="P10" draw:layer="layout" svg:width="1.038cm" svg:height="0.76cm" svg:x="8.805cm" svg:y="21.461cm" svg:viewBox="0 0 1039 761" draw:points="0,0 1039,0 1039,761 0,761">
          <text:p/>
        </draw:polygon>
        <draw:frame draw:style-name="gr5" draw:text-style-name="P6" draw:layer="layout" svg:width="0.489cm" svg:height="0.352cm" svg:x="7.01cm" svg:y="21.664cm">
          <draw:text-box>
            <text:p text:style-name="P4"><text:span text:style-name="T2">6.4</text:span></text:p>
          </draw:text-box>
        </draw:frame>
        <draw:polygon draw:style-name="gr1" draw:text-style-name="P1" draw:layer="layout" svg:width="1.236cm" svg:height="0.759cm" svg:x="5.5cm" svg:y="22.22cm" svg:viewBox="0 0 1237 760" draw:points="0,0 1237,0 1237,760 0,760">
          <text:p/>
        </draw:polygon>
        <draw:frame draw:style-name="gr5" draw:text-style-name="P6" draw:layer="layout" svg:width="0.489cm" svg:height="0.352cm" svg:x="8.043cm" svg:y="21.664cm">
          <draw:text-box>
            <text:p text:style-name="P4"><text:span text:style-name="T2">7.4</text:span></text:p>
          </draw:text-box>
        </draw:frame>
        <draw:polygon draw:style-name="gr7" draw:text-style-name="P8" draw:layer="layout" svg:width="1.036cm" svg:height="0.759cm" svg:x="6.734cm" svg:y="22.22cm" svg:viewBox="0 0 1037 760" draw:points="0,0 1037,0 1037,760 0,760">
          <text:p/>
        </draw:polygon>
        <draw:frame draw:style-name="gr5" draw:text-style-name="P6" draw:layer="layout" svg:width="0.489cm" svg:height="0.352cm" svg:x="9.081cm" svg:y="21.664cm">
          <draw:text-box>
            <text:p text:style-name="P4"><text:span text:style-name="T2">8.5</text:span></text:p>
          </draw:text-box>
        </draw:frame>
        <draw:polygon draw:style-name="gr8" draw:text-style-name="P9" draw:layer="layout" svg:width="1.036cm" svg:height="0.759cm" svg:x="7.77cm" svg:y="22.22cm" svg:viewBox="0 0 1037 760" draw:points="0,0 1037,0 1037,760 0,760">
          <text:p/>
        </draw:polygon>
        <draw:frame draw:style-name="gr5" draw:text-style-name="P6" draw:layer="layout" svg:width="0.684cm" svg:height="0.352cm" svg:x="5.779cm" svg:y="22.426cm">
          <draw:text-box>
            <text:p text:style-name="P4"><text:span text:style-name="T3">10.0</text:span></text:p>
          </draw:text-box>
        </draw:frame>
        <draw:polygon draw:style-name="gr9" draw:text-style-name="P10" draw:layer="layout" svg:width="1.038cm" svg:height="0.759cm" svg:x="8.805cm" svg:y="22.22cm" svg:viewBox="0 0 1039 760" draw:points="0,0 1039,0 1039,760 0,760">
          <text:p/>
        </draw:polygon>
        <draw:frame draw:style-name="gr5" draw:text-style-name="P6" draw:layer="layout" svg:width="0.489cm" svg:height="0.352cm" svg:x="7.01cm" svg:y="22.426cm">
          <draw:text-box>
            <text:p text:style-name="P4"><text:span text:style-name="T2">6.4</text:span></text:p>
          </draw:text-box>
        </draw:frame>
        <draw:polygon draw:style-name="gr6" draw:text-style-name="P7" draw:layer="layout" svg:width="1.236cm" svg:height="0.76cm" svg:x="5.5cm" svg:y="22.978cm" svg:viewBox="0 0 1237 761" draw:points="0,0 1237,0 1237,761 0,761">
          <text:p/>
        </draw:polygon>
        <draw:frame draw:style-name="gr5" draw:text-style-name="P6" draw:layer="layout" svg:width="0.489cm" svg:height="0.352cm" svg:x="8.043cm" svg:y="22.426cm">
          <draw:text-box>
            <text:p text:style-name="P4"><text:span text:style-name="T2">7.5</text:span></text:p>
          </draw:text-box>
        </draw:frame>
        <draw:polygon draw:style-name="gr7" draw:text-style-name="P8" draw:layer="layout" svg:width="1.036cm" svg:height="0.76cm" svg:x="6.734cm" svg:y="22.978cm" svg:viewBox="0 0 1037 761" draw:points="0,0 1037,0 1037,761 0,761">
          <text:p/>
        </draw:polygon>
        <draw:frame draw:style-name="gr5" draw:text-style-name="P6" draw:layer="layout" svg:width="0.489cm" svg:height="0.352cm" svg:x="9.081cm" svg:y="22.426cm">
          <draw:text-box>
            <text:p text:style-name="P4"><text:span text:style-name="T2">8.5</text:span></text:p>
          </draw:text-box>
        </draw:frame>
        <draw:polygon draw:style-name="gr8" draw:text-style-name="P9" draw:layer="layout" svg:width="1.036cm" svg:height="0.76cm" svg:x="7.77cm" svg:y="22.978cm" svg:viewBox="0 0 1037 761" draw:points="0,0 1037,0 1037,761 0,761">
          <text:p/>
        </draw:polygon>
        <draw:frame draw:style-name="gr5" draw:text-style-name="P6" draw:layer="layout" svg:width="0.684cm" svg:height="0.352cm" svg:x="5.779cm" svg:y="23.181cm">
          <draw:text-box>
            <text:p text:style-name="P4"><text:span text:style-name="T3">10.1</text:span></text:p>
          </draw:text-box>
        </draw:frame>
        <draw:polygon draw:style-name="gr9" draw:text-style-name="P10" draw:layer="layout" svg:width="1.038cm" svg:height="0.76cm" svg:x="8.805cm" svg:y="22.978cm" svg:viewBox="0 0 1039 761" draw:points="0,0 1039,0 1039,761 0,761">
          <text:p/>
        </draw:polygon>
        <draw:frame draw:style-name="gr5" draw:text-style-name="P6" draw:layer="layout" svg:width="0.489cm" svg:height="0.352cm" svg:x="7.01cm" svg:y="23.181cm">
          <draw:text-box>
            <text:p text:style-name="P4"><text:span text:style-name="T2">6.5</text:span></text:p>
          </draw:text-box>
        </draw:frame>
        <draw:polygon draw:style-name="gr1" draw:text-style-name="P1" draw:layer="layout" svg:width="1.236cm" svg:height="0.759cm" svg:x="5.5cm" svg:y="23.737cm" svg:viewBox="0 0 1237 760" draw:points="0,0 1237,0 1237,760 0,760">
          <text:p/>
        </draw:polygon>
        <draw:frame draw:style-name="gr5" draw:text-style-name="P6" draw:layer="layout" svg:width="0.489cm" svg:height="0.352cm" svg:x="8.043cm" svg:y="23.181cm">
          <draw:text-box>
            <text:p text:style-name="P4"><text:span text:style-name="T2">7.6</text:span></text:p>
          </draw:text-box>
        </draw:frame>
        <draw:polygon draw:style-name="gr7" draw:text-style-name="P8" draw:layer="layout" svg:width="1.036cm" svg:height="0.759cm" svg:x="6.734cm" svg:y="23.737cm" svg:viewBox="0 0 1037 760" draw:points="0,0 1037,0 1037,760 0,760">
          <text:p/>
        </draw:polygon>
        <draw:frame draw:style-name="gr5" draw:text-style-name="P6" draw:layer="layout" svg:width="0.489cm" svg:height="0.352cm" svg:x="9.081cm" svg:y="23.181cm">
          <draw:text-box>
            <text:p text:style-name="P4"><text:span text:style-name="T2">8.6</text:span></text:p>
          </draw:text-box>
        </draw:frame>
        <draw:polygon draw:style-name="gr8" draw:text-style-name="P9" draw:layer="layout" svg:width="1.036cm" svg:height="0.759cm" svg:x="7.77cm" svg:y="23.737cm" svg:viewBox="0 0 1037 760" draw:points="0,0 1037,0 1037,760 0,760">
          <text:p/>
        </draw:polygon>
        <draw:frame draw:style-name="gr5" draw:text-style-name="P6" draw:layer="layout" svg:width="0.684cm" svg:height="0.352cm" svg:x="5.779cm" svg:y="23.943cm">
          <draw:text-box>
            <text:p text:style-name="P4"><text:span text:style-name="T3">10.2</text:span></text:p>
          </draw:text-box>
        </draw:frame>
        <draw:polygon draw:style-name="gr9" draw:text-style-name="P10" draw:layer="layout" svg:width="1.038cm" svg:height="0.759cm" svg:x="8.805cm" svg:y="23.737cm" svg:viewBox="0 0 1039 760" draw:points="0,0 1039,0 1039,760 0,760">
          <text:p/>
        </draw:polygon>
        <draw:frame draw:style-name="gr5" draw:text-style-name="P6" draw:layer="layout" svg:width="0.489cm" svg:height="0.352cm" svg:x="7.01cm" svg:y="23.943cm">
          <draw:text-box>
            <text:p text:style-name="P4"><text:span text:style-name="T2">6.6</text:span></text:p>
          </draw:text-box>
        </draw:frame>
        <draw:polygon draw:style-name="gr6" draw:text-style-name="P7" draw:layer="layout" svg:width="1.236cm" svg:height="0.76cm" svg:x="5.5cm" svg:y="24.495cm" svg:viewBox="0 0 1237 761" draw:points="0,0 1237,0 1237,761 0,761">
          <text:p/>
        </draw:polygon>
        <draw:frame draw:style-name="gr5" draw:text-style-name="P6" draw:layer="layout" svg:width="0.489cm" svg:height="0.352cm" svg:x="8.043cm" svg:y="23.943cm">
          <draw:text-box>
            <text:p text:style-name="P4"><text:span text:style-name="T2">7.6</text:span></text:p>
          </draw:text-box>
        </draw:frame>
        <draw:polygon draw:style-name="gr7" draw:text-style-name="P8" draw:layer="layout" svg:width="1.036cm" svg:height="0.76cm" svg:x="6.734cm" svg:y="24.495cm" svg:viewBox="0 0 1037 761" draw:points="0,0 1037,0 1037,761 0,761">
          <text:p/>
        </draw:polygon>
        <draw:frame draw:style-name="gr5" draw:text-style-name="P6" draw:layer="layout" svg:width="0.489cm" svg:height="0.352cm" svg:x="9.081cm" svg:y="23.943cm">
          <draw:text-box>
            <text:p text:style-name="P4"><text:span text:style-name="T2">8.7</text:span></text:p>
          </draw:text-box>
        </draw:frame>
        <draw:polygon draw:style-name="gr8" draw:text-style-name="P9" draw:layer="layout" svg:width="1.036cm" svg:height="0.76cm" svg:x="7.77cm" svg:y="24.495cm" svg:viewBox="0 0 1037 761" draw:points="0,0 1037,0 1037,761 0,761">
          <text:p/>
        </draw:polygon>
        <draw:frame draw:style-name="gr5" draw:text-style-name="P6" draw:layer="layout" svg:width="0.684cm" svg:height="0.352cm" svg:x="5.779cm" svg:y="24.698cm">
          <draw:text-box>
            <text:p text:style-name="P4"><text:span text:style-name="T3">10.3</text:span></text:p>
          </draw:text-box>
        </draw:frame>
        <draw:polygon draw:style-name="gr9" draw:text-style-name="P10" draw:layer="layout" svg:width="1.038cm" svg:height="0.76cm" svg:x="8.805cm" svg:y="24.495cm" svg:viewBox="0 0 1039 761" draw:points="0,0 1039,0 1039,761 0,761">
          <text:p/>
        </draw:polygon>
        <draw:frame draw:style-name="gr5" draw:text-style-name="P6" draw:layer="layout" svg:width="0.489cm" svg:height="0.352cm" svg:x="7.01cm" svg:y="24.698cm">
          <draw:text-box>
            <text:p text:style-name="P4"><text:span text:style-name="T2">6.6</text:span></text:p>
          </draw:text-box>
        </draw:frame>
        <draw:polygon draw:style-name="gr1" draw:text-style-name="P1" draw:layer="layout" svg:width="1.236cm" svg:height="0.759cm" svg:x="5.5cm" svg:y="25.254cm" svg:viewBox="0 0 1237 760" draw:points="0,0 1237,0 1237,760 0,760">
          <text:p/>
        </draw:polygon>
        <draw:frame draw:style-name="gr5" draw:text-style-name="P6" draw:layer="layout" svg:width="0.489cm" svg:height="0.352cm" svg:x="8.043cm" svg:y="24.698cm">
          <draw:text-box>
            <text:p text:style-name="P4"><text:span text:style-name="T2">7.7</text:span></text:p>
          </draw:text-box>
        </draw:frame>
        <draw:polygon draw:style-name="gr7" draw:text-style-name="P8" draw:layer="layout" svg:width="1.036cm" svg:height="0.759cm" svg:x="6.734cm" svg:y="25.254cm" svg:viewBox="0 0 1037 760" draw:points="0,0 1037,0 1037,760 0,760">
          <text:p/>
        </draw:polygon>
        <draw:frame draw:style-name="gr5" draw:text-style-name="P6" draw:layer="layout" svg:width="0.489cm" svg:height="0.352cm" svg:x="9.081cm" svg:y="24.698cm">
          <draw:text-box>
            <text:p text:style-name="P4"><text:span text:style-name="T2">8.8</text:span></text:p>
          </draw:text-box>
        </draw:frame>
        <draw:polygon draw:style-name="gr8" draw:text-style-name="P9" draw:layer="layout" svg:width="1.036cm" svg:height="0.759cm" svg:x="7.77cm" svg:y="25.254cm" svg:viewBox="0 0 1037 760" draw:points="0,0 1037,0 1037,760 0,760">
          <text:p/>
        </draw:polygon>
        <draw:frame draw:style-name="gr5" draw:text-style-name="P6" draw:layer="layout" svg:width="0.684cm" svg:height="0.352cm" svg:x="5.779cm" svg:y="25.46cm">
          <draw:text-box>
            <text:p text:style-name="P4"><text:span text:style-name="T3">10.4</text:span></text:p>
          </draw:text-box>
        </draw:frame>
        <draw:polygon draw:style-name="gr9" draw:text-style-name="P10" draw:layer="layout" svg:width="1.038cm" svg:height="0.759cm" svg:x="8.805cm" svg:y="25.254cm" svg:viewBox="0 0 1039 760" draw:points="0,0 1039,0 1039,760 0,760">
          <text:p/>
        </draw:polygon>
        <draw:frame draw:style-name="gr5" draw:text-style-name="P6" draw:layer="layout" svg:width="0.489cm" svg:height="0.352cm" svg:x="7.01cm" svg:y="25.46cm">
          <draw:text-box>
            <text:p text:style-name="P4"><text:span text:style-name="T2">6.7</text:span></text:p>
          </draw:text-box>
        </draw:frame>
        <draw:polygon draw:style-name="gr3" draw:text-style-name="P3" draw:layer="layout" svg:width="1.237cm" svg:height="0.759cm" svg:x="10.498cm" svg:y="2.5cm" svg:viewBox="0 0 1238 760" draw:points="0,0 1238,0 1238,760 0,760">
          <text:p/>
        </draw:polygon>
        <draw:frame draw:style-name="gr5" draw:text-style-name="P6" draw:layer="layout" svg:width="0.489cm" svg:height="0.352cm" svg:x="8.043cm" svg:y="25.46cm">
          <draw:text-box>
            <text:p text:style-name="P4"><text:span text:style-name="T2">7.8</text:span></text:p>
          </draw:text-box>
        </draw:frame>
        <draw:polygon draw:style-name="gr3" draw:text-style-name="P3" draw:layer="layout" svg:width="1.036cm" svg:height="0.759cm" svg:x="11.735cm" svg:y="2.5cm" svg:viewBox="0 0 1037 760" draw:points="0,0 1037,0 1037,760 0,760">
          <text:p/>
        </draw:polygon>
        <draw:frame draw:style-name="gr5" draw:text-style-name="P6" draw:layer="layout" svg:width="0.489cm" svg:height="0.352cm" svg:x="9.081cm" svg:y="25.46cm">
          <draw:text-box>
            <text:p text:style-name="P4"><text:span text:style-name="T2">8.9</text:span></text:p>
          </draw:text-box>
        </draw:frame>
        <draw:polygon draw:style-name="gr3" draw:text-style-name="P3" draw:layer="layout" svg:width="1.036cm" svg:height="0.759cm" svg:x="12.769cm" svg:y="2.5cm" svg:viewBox="0 0 1037 760" draw:points="0,0 1037,0 1037,760 0,760">
          <text:p/>
        </draw:polygon>
        <draw:frame draw:style-name="gr5" draw:text-style-name="P6" draw:layer="layout" svg:width="0.861cm" svg:height="0.352cm" svg:x="10.686cm" svg:y="2.705cm">
          <draw:text-box>
            <text:p text:style-name="P4"><text:span text:style-name="T2">Wind</text:span></text:p>
          </draw:text-box>
        </draw:frame>
        <draw:polygon draw:style-name="gr3" draw:text-style-name="P3" draw:layer="layout" svg:width="1.036cm" svg:height="0.759cm" svg:x="13.805cm" svg:y="2.5cm" svg:viewBox="0 0 1037 760" draw:points="0,0 1037,0 1037,760 0,760">
          <text:p/>
        </draw:polygon>
        <draw:frame draw:style-name="gr5" draw:text-style-name="P6" draw:layer="layout" svg:width="0.607cm" svg:height="0.352cm" svg:x="11.949cm" svg:y="2.705cm">
          <draw:text-box>
            <text:p text:style-name="P4"><text:span text:style-name="T2">Min</text:span></text:p>
          </draw:text-box>
        </draw:frame>
        <draw:polygon draw:style-name="gr6" draw:text-style-name="P7" draw:layer="layout" svg:width="1.237cm" svg:height="0.759cm" svg:x="10.498cm" svg:y="3.258cm" svg:viewBox="0 0 1238 760" draw:points="0,0 1238,0 1238,760 0,760">
          <text:p/>
        </draw:polygon>
        <draw:frame draw:style-name="gr5" draw:text-style-name="P6" draw:layer="layout" svg:width="0.607cm" svg:height="0.352cm" svg:x="12.986cm" svg:y="2.705cm">
          <draw:text-box>
            <text:p text:style-name="P4"><text:span text:style-name="T2">Mid</text:span></text:p>
          </draw:text-box>
        </draw:frame>
        <draw:polygon draw:style-name="gr7" draw:text-style-name="P8" draw:layer="layout" svg:width="1.036cm" svg:height="0.759cm" svg:x="11.735cm" svg:y="3.258cm" svg:viewBox="0 0 1037 760" draw:points="0,0 1037,0 1037,760 0,760">
          <text:p/>
        </draw:polygon>
        <draw:frame draw:style-name="gr5" draw:text-style-name="P6" draw:layer="layout" svg:width="0.684cm" svg:height="0.352cm" svg:x="13.984cm" svg:y="2.705cm">
          <draw:text-box>
            <text:p text:style-name="P4"><text:span text:style-name="T2">Max</text:span></text:p>
          </draw:text-box>
        </draw:frame>
        <draw:polygon draw:style-name="gr8" draw:text-style-name="P9" draw:layer="layout" svg:width="1.036cm" svg:height="0.759cm" svg:x="12.769cm" svg:y="3.258cm" svg:viewBox="0 0 1037 760" draw:points="0,0 1037,0 1037,760 0,760">
          <text:p/>
        </draw:polygon>
        <draw:frame draw:style-name="gr5" draw:text-style-name="P6" draw:layer="layout" svg:width="0.684cm" svg:height="0.352cm" svg:x="10.777cm" svg:y="3.46cm">
          <draw:text-box>
            <text:p text:style-name="P4"><text:span text:style-name="T3">10.5</text:span></text:p>
          </draw:text-box>
        </draw:frame>
        <draw:polygon draw:style-name="gr9" draw:text-style-name="P10" draw:layer="layout" svg:width="1.036cm" svg:height="0.759cm" svg:x="13.805cm" svg:y="3.258cm" svg:viewBox="0 0 1037 760" draw:points="0,0 1037,0 1037,760 0,760">
          <text:p/>
        </draw:polygon>
        <draw:frame draw:style-name="gr5" draw:text-style-name="P6" draw:layer="layout" svg:width="0.489cm" svg:height="0.352cm" svg:x="12.009cm" svg:y="3.46cm">
          <draw:text-box>
            <text:p text:style-name="P4"><text:span text:style-name="T2">6.8</text:span></text:p>
          </draw:text-box>
        </draw:frame>
        <draw:polygon draw:style-name="gr1" draw:text-style-name="P1" draw:layer="layout" svg:width="1.237cm" svg:height="0.76cm" svg:x="10.498cm" svg:y="4.016cm" svg:viewBox="0 0 1238 761" draw:points="0,0 1238,0 1238,761 0,761">
          <text:p/>
        </draw:polygon>
        <draw:frame draw:style-name="gr5" draw:text-style-name="P6" draw:layer="layout" svg:width="0.489cm" svg:height="0.352cm" svg:x="13.046cm" svg:y="3.46cm">
          <draw:text-box>
            <text:p text:style-name="P4"><text:span text:style-name="T2">7.9</text:span></text:p>
          </draw:text-box>
        </draw:frame>
        <draw:polygon draw:style-name="gr7" draw:text-style-name="P8" draw:layer="layout" svg:width="1.036cm" svg:height="0.76cm" svg:x="11.735cm" svg:y="4.016cm" svg:viewBox="0 0 1037 761" draw:points="0,0 1037,0 1037,761 0,761">
          <text:p/>
        </draw:polygon>
        <draw:frame draw:style-name="gr5" draw:text-style-name="P6" draw:layer="layout" svg:width="0.489cm" svg:height="0.352cm" svg:x="14.079cm" svg:y="3.46cm">
          <draw:text-box>
            <text:p text:style-name="P4"><text:span text:style-name="T2">9.0</text:span></text:p>
          </draw:text-box>
        </draw:frame>
        <draw:polygon draw:style-name="gr8" draw:text-style-name="P9" draw:layer="layout" svg:width="1.036cm" svg:height="0.76cm" svg:x="12.769cm" svg:y="4.016cm" svg:viewBox="0 0 1037 761" draw:points="0,0 1037,0 1037,761 0,761">
          <text:p/>
        </draw:polygon>
        <draw:frame draw:style-name="gr5" draw:text-style-name="P6" draw:layer="layout" svg:width="0.684cm" svg:height="0.352cm" svg:x="10.777cm" svg:y="4.222cm">
          <draw:text-box>
            <text:p text:style-name="P4"><text:span text:style-name="T3">10.6</text:span></text:p>
          </draw:text-box>
        </draw:frame>
        <draw:polygon draw:style-name="gr9" draw:text-style-name="P10" draw:layer="layout" svg:width="1.036cm" svg:height="0.76cm" svg:x="13.805cm" svg:y="4.016cm" svg:viewBox="0 0 1037 761" draw:points="0,0 1037,0 1037,761 0,761">
          <text:p/>
        </draw:polygon>
        <draw:frame draw:style-name="gr5" draw:text-style-name="P6" draw:layer="layout" svg:width="0.489cm" svg:height="0.352cm" svg:x="12.009cm" svg:y="4.222cm">
          <draw:text-box>
            <text:p text:style-name="P4"><text:span text:style-name="T2">6.8</text:span></text:p>
          </draw:text-box>
        </draw:frame>
        <draw:polygon draw:style-name="gr6" draw:text-style-name="P7" draw:layer="layout" svg:width="1.237cm" svg:height="0.759cm" svg:x="10.498cm" svg:y="4.775cm" svg:viewBox="0 0 1238 760" draw:points="0,0 1238,0 1238,760 0,760">
          <text:p/>
        </draw:polygon>
        <draw:frame draw:style-name="gr5" draw:text-style-name="P6" draw:layer="layout" svg:width="0.489cm" svg:height="0.352cm" svg:x="13.046cm" svg:y="4.222cm">
          <draw:text-box>
            <text:p text:style-name="P4"><text:span text:style-name="T2">7.9</text:span></text:p>
          </draw:text-box>
        </draw:frame>
        <draw:polygon draw:style-name="gr7" draw:text-style-name="P8" draw:layer="layout" svg:width="1.036cm" svg:height="0.759cm" svg:x="11.735cm" svg:y="4.775cm" svg:viewBox="0 0 1037 760" draw:points="0,0 1037,0 1037,760 0,760">
          <text:p/>
        </draw:polygon>
        <draw:frame draw:style-name="gr5" draw:text-style-name="P6" draw:layer="layout" svg:width="0.489cm" svg:height="0.352cm" svg:x="14.079cm" svg:y="4.222cm">
          <draw:text-box>
            <text:p text:style-name="P4"><text:span text:style-name="T2">9.1</text:span></text:p>
          </draw:text-box>
        </draw:frame>
        <draw:polygon draw:style-name="gr8" draw:text-style-name="P9" draw:layer="layout" svg:width="1.036cm" svg:height="0.759cm" svg:x="12.769cm" svg:y="4.775cm" svg:viewBox="0 0 1037 760" draw:points="0,0 1037,0 1037,760 0,760">
          <text:p/>
        </draw:polygon>
        <draw:frame draw:style-name="gr5" draw:text-style-name="P6" draw:layer="layout" svg:width="0.684cm" svg:height="0.352cm" svg:x="10.777cm" svg:y="4.977cm">
          <draw:text-box>
            <text:p text:style-name="P4"><text:span text:style-name="T3">10.7</text:span></text:p>
          </draw:text-box>
        </draw:frame>
        <draw:polygon draw:style-name="gr9" draw:text-style-name="P10" draw:layer="layout" svg:width="1.036cm" svg:height="0.759cm" svg:x="13.805cm" svg:y="4.775cm" svg:viewBox="0 0 1037 760" draw:points="0,0 1037,0 1037,760 0,760">
          <text:p/>
        </draw:polygon>
        <draw:frame draw:style-name="gr5" draw:text-style-name="P6" draw:layer="layout" svg:width="0.489cm" svg:height="0.352cm" svg:x="12.009cm" svg:y="4.977cm">
          <draw:text-box>
            <text:p text:style-name="P4"><text:span text:style-name="T2">6.9</text:span></text:p>
          </draw:text-box>
        </draw:frame>
        <draw:polygon draw:style-name="gr1" draw:text-style-name="P1" draw:layer="layout" svg:width="1.237cm" svg:height="0.76cm" svg:x="10.498cm" svg:y="5.533cm" svg:viewBox="0 0 1238 761" draw:points="0,0 1238,0 1238,761 0,761">
          <text:p/>
        </draw:polygon>
        <draw:frame draw:style-name="gr5" draw:text-style-name="P6" draw:layer="layout" svg:width="0.489cm" svg:height="0.352cm" svg:x="13.046cm" svg:y="4.977cm">
          <draw:text-box>
            <text:p text:style-name="P4"><text:span text:style-name="T2">8.0</text:span></text:p>
          </draw:text-box>
        </draw:frame>
        <draw:polygon draw:style-name="gr7" draw:text-style-name="P8" draw:layer="layout" svg:width="1.036cm" svg:height="0.76cm" svg:x="11.735cm" svg:y="5.533cm" svg:viewBox="0 0 1037 761" draw:points="0,0 1037,0 1037,761 0,761">
          <text:p/>
        </draw:polygon>
        <draw:frame draw:style-name="gr5" draw:text-style-name="P6" draw:layer="layout" svg:width="0.489cm" svg:height="0.352cm" svg:x="14.079cm" svg:y="4.977cm">
          <draw:text-box>
            <text:p text:style-name="P4"><text:span text:style-name="T2">9.1</text:span></text:p>
          </draw:text-box>
        </draw:frame>
        <draw:polygon draw:style-name="gr8" draw:text-style-name="P9" draw:layer="layout" svg:width="1.036cm" svg:height="0.76cm" svg:x="12.769cm" svg:y="5.533cm" svg:viewBox="0 0 1037 761" draw:points="0,0 1037,0 1037,761 0,761">
          <text:p/>
        </draw:polygon>
        <draw:frame draw:style-name="gr5" draw:text-style-name="P6" draw:layer="layout" svg:width="0.684cm" svg:height="0.352cm" svg:x="10.777cm" svg:y="5.739cm">
          <draw:text-box>
            <text:p text:style-name="P4"><text:span text:style-name="T3">10.8</text:span></text:p>
          </draw:text-box>
        </draw:frame>
        <draw:polygon draw:style-name="gr9" draw:text-style-name="P10" draw:layer="layout" svg:width="1.036cm" svg:height="0.76cm" svg:x="13.805cm" svg:y="5.533cm" svg:viewBox="0 0 1037 761" draw:points="0,0 1037,0 1037,761 0,761">
          <text:p/>
        </draw:polygon>
        <draw:frame draw:style-name="gr5" draw:text-style-name="P6" draw:layer="layout" svg:width="0.489cm" svg:height="0.352cm" svg:x="12.009cm" svg:y="5.739cm">
          <draw:text-box>
            <text:p text:style-name="P4"><text:span text:style-name="T2">7.0</text:span></text:p>
          </draw:text-box>
        </draw:frame>
        <draw:polygon draw:style-name="gr6" draw:text-style-name="P7" draw:layer="layout" svg:width="1.237cm" svg:height="0.759cm" svg:x="10.498cm" svg:y="6.292cm" svg:viewBox="0 0 1238 760" draw:points="0,0 1238,0 1238,760 0,760">
          <text:p/>
        </draw:polygon>
        <draw:frame draw:style-name="gr5" draw:text-style-name="P6" draw:layer="layout" svg:width="0.489cm" svg:height="0.352cm" svg:x="13.046cm" svg:y="5.739cm">
          <draw:text-box>
            <text:p text:style-name="P4"><text:span text:style-name="T2">8.1</text:span></text:p>
          </draw:text-box>
        </draw:frame>
        <draw:polygon draw:style-name="gr7" draw:text-style-name="P8" draw:layer="layout" svg:width="1.036cm" svg:height="0.759cm" svg:x="11.735cm" svg:y="6.292cm" svg:viewBox="0 0 1037 760" draw:points="0,0 1037,0 1037,760 0,760">
          <text:p/>
        </draw:polygon>
        <draw:frame draw:style-name="gr5" draw:text-style-name="P6" draw:layer="layout" svg:width="0.489cm" svg:height="0.352cm" svg:x="14.079cm" svg:y="5.739cm">
          <draw:text-box>
            <text:p text:style-name="P4"><text:span text:style-name="T2">9.2</text:span></text:p>
          </draw:text-box>
        </draw:frame>
        <draw:polygon draw:style-name="gr8" draw:text-style-name="P9" draw:layer="layout" svg:width="1.036cm" svg:height="0.759cm" svg:x="12.769cm" svg:y="6.292cm" svg:viewBox="0 0 1037 760" draw:points="0,0 1037,0 1037,760 0,760">
          <text:p/>
        </draw:polygon>
        <draw:frame draw:style-name="gr5" draw:text-style-name="P6" draw:layer="layout" svg:width="0.684cm" svg:height="0.352cm" svg:x="10.777cm" svg:y="6.494cm">
          <draw:text-box>
            <text:p text:style-name="P4"><text:span text:style-name="T3">10.9</text:span></text:p>
          </draw:text-box>
        </draw:frame>
        <draw:polygon draw:style-name="gr9" draw:text-style-name="P10" draw:layer="layout" svg:width="1.036cm" svg:height="0.759cm" svg:x="13.805cm" svg:y="6.292cm" svg:viewBox="0 0 1037 760" draw:points="0,0 1037,0 1037,760 0,760">
          <text:p/>
        </draw:polygon>
        <draw:frame draw:style-name="gr5" draw:text-style-name="P6" draw:layer="layout" svg:width="0.489cm" svg:height="0.352cm" svg:x="12.009cm" svg:y="6.494cm">
          <draw:text-box>
            <text:p text:style-name="P4"><text:span text:style-name="T2">7.0</text:span></text:p>
          </draw:text-box>
        </draw:frame>
        <draw:polygon draw:style-name="gr1" draw:text-style-name="P1" draw:layer="layout" svg:width="1.237cm" svg:height="0.76cm" svg:x="10.498cm" svg:y="7.05cm" svg:viewBox="0 0 1238 761" draw:points="0,0 1238,0 1238,761 0,761">
          <text:p/>
        </draw:polygon>
        <draw:frame draw:style-name="gr5" draw:text-style-name="P6" draw:layer="layout" svg:width="0.489cm" svg:height="0.352cm" svg:x="13.046cm" svg:y="6.494cm">
          <draw:text-box>
            <text:p text:style-name="P4"><text:span text:style-name="T2">8.2</text:span></text:p>
          </draw:text-box>
        </draw:frame>
        <draw:polygon draw:style-name="gr7" draw:text-style-name="P8" draw:layer="layout" svg:width="1.036cm" svg:height="0.76cm" svg:x="11.735cm" svg:y="7.05cm" svg:viewBox="0 0 1037 761" draw:points="0,0 1037,0 1037,761 0,761">
          <text:p/>
        </draw:polygon>
        <draw:frame draw:style-name="gr5" draw:text-style-name="P6" draw:layer="layout" svg:width="0.489cm" svg:height="0.352cm" svg:x="14.079cm" svg:y="6.494cm">
          <draw:text-box>
            <text:p text:style-name="P4"><text:span text:style-name="T2">9.3</text:span></text:p>
          </draw:text-box>
        </draw:frame>
        <draw:polygon draw:style-name="gr8" draw:text-style-name="P9" draw:layer="layout" svg:width="1.036cm" svg:height="0.76cm" svg:x="12.769cm" svg:y="7.05cm" svg:viewBox="0 0 1037 761" draw:points="0,0 1037,0 1037,761 0,761">
          <text:p/>
        </draw:polygon>
        <draw:frame draw:style-name="gr5" draw:text-style-name="P6" draw:layer="layout" svg:width="0.684cm" svg:height="0.352cm" svg:x="10.777cm" svg:y="7.253cm">
          <draw:text-box>
            <text:p text:style-name="P4"><text:span text:style-name="T3">11.0</text:span></text:p>
          </draw:text-box>
        </draw:frame>
        <draw:polygon draw:style-name="gr9" draw:text-style-name="P10" draw:layer="layout" svg:width="1.036cm" svg:height="0.76cm" svg:x="13.805cm" svg:y="7.05cm" svg:viewBox="0 0 1037 761" draw:points="0,0 1037,0 1037,761 0,761">
          <text:p/>
        </draw:polygon>
        <draw:frame draw:style-name="gr5" draw:text-style-name="P6" draw:layer="layout" svg:width="0.489cm" svg:height="0.352cm" svg:x="12.009cm" svg:y="7.253cm">
          <draw:text-box>
            <text:p text:style-name="P4"><text:span text:style-name="T2">7.1</text:span></text:p>
          </draw:text-box>
        </draw:frame>
        <draw:polygon draw:style-name="gr6" draw:text-style-name="P7" draw:layer="layout" svg:width="1.237cm" svg:height="0.759cm" svg:x="10.498cm" svg:y="7.809cm" svg:viewBox="0 0 1238 760" draw:points="0,0 1238,0 1238,760 0,760">
          <text:p/>
        </draw:polygon>
        <draw:frame draw:style-name="gr5" draw:text-style-name="P6" draw:layer="layout" svg:width="0.489cm" svg:height="0.352cm" svg:x="13.046cm" svg:y="7.253cm">
          <draw:text-box>
            <text:p text:style-name="P4"><text:span text:style-name="T2">8.2</text:span></text:p>
          </draw:text-box>
        </draw:frame>
        <draw:polygon draw:style-name="gr7" draw:text-style-name="P8" draw:layer="layout" svg:width="1.036cm" svg:height="0.759cm" svg:x="11.735cm" svg:y="7.809cm" svg:viewBox="0 0 1037 760" draw:points="0,0 1037,0 1037,760 0,760">
          <text:p/>
        </draw:polygon>
        <draw:frame draw:style-name="gr5" draw:text-style-name="P6" draw:layer="layout" svg:width="0.489cm" svg:height="0.352cm" svg:x="14.079cm" svg:y="7.253cm">
          <draw:text-box>
            <text:p text:style-name="P4"><text:span text:style-name="T2">9.4</text:span></text:p>
          </draw:text-box>
        </draw:frame>
        <draw:polygon draw:style-name="gr8" draw:text-style-name="P9" draw:layer="layout" svg:width="1.036cm" svg:height="0.759cm" svg:x="12.769cm" svg:y="7.809cm" svg:viewBox="0 0 1037 760" draw:points="0,0 1037,0 1037,760 0,760">
          <text:p/>
        </draw:polygon>
        <draw:frame draw:style-name="gr5" draw:text-style-name="P6" draw:layer="layout" svg:width="0.684cm" svg:height="0.352cm" svg:x="10.777cm" svg:y="8.015cm">
          <draw:text-box>
            <text:p text:style-name="P4"><text:span text:style-name="T3">11.1</text:span></text:p>
          </draw:text-box>
        </draw:frame>
        <draw:polygon draw:style-name="gr9" draw:text-style-name="P10" draw:layer="layout" svg:width="1.036cm" svg:height="0.759cm" svg:x="13.805cm" svg:y="7.809cm" svg:viewBox="0 0 1037 760" draw:points="0,0 1037,0 1037,760 0,760">
          <text:p/>
        </draw:polygon>
        <draw:frame draw:style-name="gr5" draw:text-style-name="P6" draw:layer="layout" svg:width="0.489cm" svg:height="0.352cm" svg:x="12.009cm" svg:y="8.015cm">
          <draw:text-box>
            <text:p text:style-name="P4"><text:span text:style-name="T2">7.2</text:span></text:p>
          </draw:text-box>
        </draw:frame>
        <draw:polygon draw:style-name="gr1" draw:text-style-name="P1" draw:layer="layout" svg:width="1.237cm" svg:height="0.76cm" svg:x="10.498cm" svg:y="8.567cm" svg:viewBox="0 0 1238 761" draw:points="0,0 1238,0 1238,761 0,761">
          <text:p/>
        </draw:polygon>
        <draw:frame draw:style-name="gr5" draw:text-style-name="P6" draw:layer="layout" svg:width="0.489cm" svg:height="0.352cm" svg:x="13.046cm" svg:y="8.015cm">
          <draw:text-box>
            <text:p text:style-name="P4"><text:span text:style-name="T2">8.3</text:span></text:p>
          </draw:text-box>
        </draw:frame>
        <draw:polygon draw:style-name="gr7" draw:text-style-name="P8" draw:layer="layout" svg:width="1.036cm" svg:height="0.76cm" svg:x="11.735cm" svg:y="8.567cm" svg:viewBox="0 0 1037 761" draw:points="0,0 1037,0 1037,761 0,761">
          <text:p/>
        </draw:polygon>
        <draw:frame draw:style-name="gr5" draw:text-style-name="P6" draw:layer="layout" svg:width="0.489cm" svg:height="0.352cm" svg:x="14.079cm" svg:y="8.015cm">
          <draw:text-box>
            <text:p text:style-name="P4"><text:span text:style-name="T2">9.5</text:span></text:p>
          </draw:text-box>
        </draw:frame>
        <draw:polygon draw:style-name="gr8" draw:text-style-name="P9" draw:layer="layout" svg:width="1.036cm" svg:height="0.76cm" svg:x="12.769cm" svg:y="8.567cm" svg:viewBox="0 0 1037 761" draw:points="0,0 1037,0 1037,761 0,761">
          <text:p/>
        </draw:polygon>
        <draw:frame draw:style-name="gr5" draw:text-style-name="P6" draw:layer="layout" svg:width="0.684cm" svg:height="0.352cm" svg:x="10.777cm" svg:y="8.77cm">
          <draw:text-box>
            <text:p text:style-name="P4"><text:span text:style-name="T3">11.2</text:span></text:p>
          </draw:text-box>
        </draw:frame>
        <draw:polygon draw:style-name="gr9" draw:text-style-name="P10" draw:layer="layout" svg:width="1.036cm" svg:height="0.76cm" svg:x="13.805cm" svg:y="8.567cm" svg:viewBox="0 0 1037 761" draw:points="0,0 1037,0 1037,761 0,761">
          <text:p/>
        </draw:polygon>
        <draw:frame draw:style-name="gr5" draw:text-style-name="P6" draw:layer="layout" svg:width="0.489cm" svg:height="0.352cm" svg:x="12.009cm" svg:y="8.77cm">
          <draw:text-box>
            <text:p text:style-name="P4"><text:span text:style-name="T2">7.2</text:span></text:p>
          </draw:text-box>
        </draw:frame>
        <draw:polygon draw:style-name="gr6" draw:text-style-name="P7" draw:layer="layout" svg:width="1.237cm" svg:height="0.759cm" svg:x="10.498cm" svg:y="9.326cm" svg:viewBox="0 0 1238 760" draw:points="0,0 1238,0 1238,760 0,760">
          <text:p/>
        </draw:polygon>
        <draw:frame draw:style-name="gr5" draw:text-style-name="P6" draw:layer="layout" svg:width="0.489cm" svg:height="0.352cm" svg:x="13.046cm" svg:y="8.77cm">
          <draw:text-box>
            <text:p text:style-name="P4"><text:span text:style-name="T2">8.4</text:span></text:p>
          </draw:text-box>
        </draw:frame>
        <draw:polygon draw:style-name="gr7" draw:text-style-name="P8" draw:layer="layout" svg:width="1.036cm" svg:height="0.759cm" svg:x="11.735cm" svg:y="9.326cm" svg:viewBox="0 0 1037 760" draw:points="0,0 1037,0 1037,760 0,760">
          <text:p/>
        </draw:polygon>
        <draw:frame draw:style-name="gr5" draw:text-style-name="P6" draw:layer="layout" svg:width="0.489cm" svg:height="0.352cm" svg:x="14.079cm" svg:y="8.77cm">
          <draw:text-box>
            <text:p text:style-name="P4"><text:span text:style-name="T2">9.6</text:span></text:p>
          </draw:text-box>
        </draw:frame>
        <draw:polygon draw:style-name="gr8" draw:text-style-name="P9" draw:layer="layout" svg:width="1.036cm" svg:height="0.759cm" svg:x="12.769cm" svg:y="9.326cm" svg:viewBox="0 0 1037 760" draw:points="0,0 1037,0 1037,760 0,760">
          <text:p/>
        </draw:polygon>
        <draw:frame draw:style-name="gr5" draw:text-style-name="P6" draw:layer="layout" svg:width="0.684cm" svg:height="0.352cm" svg:x="10.777cm" svg:y="9.532cm">
          <draw:text-box>
            <text:p text:style-name="P4"><text:span text:style-name="T3">11.3</text:span></text:p>
          </draw:text-box>
        </draw:frame>
        <draw:polygon draw:style-name="gr9" draw:text-style-name="P10" draw:layer="layout" svg:width="1.036cm" svg:height="0.759cm" svg:x="13.805cm" svg:y="9.326cm" svg:viewBox="0 0 1037 760" draw:points="0,0 1037,0 1037,760 0,760">
          <text:p/>
        </draw:polygon>
        <draw:frame draw:style-name="gr5" draw:text-style-name="P6" draw:layer="layout" svg:width="0.489cm" svg:height="0.352cm" svg:x="12.009cm" svg:y="9.532cm">
          <draw:text-box>
            <text:p text:style-name="P4"><text:span text:style-name="T2">7.3</text:span></text:p>
          </draw:text-box>
        </draw:frame>
        <draw:polygon draw:style-name="gr1" draw:text-style-name="P1" draw:layer="layout" svg:width="1.237cm" svg:height="0.76cm" svg:x="10.498cm" svg:y="10.084cm" svg:viewBox="0 0 1238 761" draw:points="0,0 1238,0 1238,761 0,761">
          <text:p/>
        </draw:polygon>
        <draw:frame draw:style-name="gr5" draw:text-style-name="P6" draw:layer="layout" svg:width="0.489cm" svg:height="0.352cm" svg:x="13.046cm" svg:y="9.532cm">
          <draw:text-box>
            <text:p text:style-name="P4"><text:span text:style-name="T2">8.5</text:span></text:p>
          </draw:text-box>
        </draw:frame>
        <draw:polygon draw:style-name="gr7" draw:text-style-name="P8" draw:layer="layout" svg:width="1.036cm" svg:height="0.76cm" svg:x="11.735cm" svg:y="10.084cm" svg:viewBox="0 0 1037 761" draw:points="0,0 1037,0 1037,761 0,761">
          <text:p/>
        </draw:polygon>
        <draw:frame draw:style-name="gr5" draw:text-style-name="P6" draw:layer="layout" svg:width="0.489cm" svg:height="0.352cm" svg:x="14.079cm" svg:y="9.532cm">
          <draw:text-box>
            <text:p text:style-name="P4"><text:span text:style-name="T2">9.7</text:span></text:p>
          </draw:text-box>
        </draw:frame>
        <draw:polygon draw:style-name="gr8" draw:text-style-name="P9" draw:layer="layout" svg:width="1.036cm" svg:height="0.76cm" svg:x="12.769cm" svg:y="10.084cm" svg:viewBox="0 0 1037 761" draw:points="0,0 1037,0 1037,761 0,761">
          <text:p/>
        </draw:polygon>
        <draw:frame draw:style-name="gr5" draw:text-style-name="P6" draw:layer="layout" svg:width="0.684cm" svg:height="0.352cm" svg:x="10.777cm" svg:y="10.287cm">
          <draw:text-box>
            <text:p text:style-name="P4"><text:span text:style-name="T3">11.4</text:span></text:p>
          </draw:text-box>
        </draw:frame>
        <draw:polygon draw:style-name="gr9" draw:text-style-name="P10" draw:layer="layout" svg:width="1.036cm" svg:height="0.76cm" svg:x="13.805cm" svg:y="10.084cm" svg:viewBox="0 0 1037 761" draw:points="0,0 1037,0 1037,761 0,761">
          <text:p/>
        </draw:polygon>
        <draw:frame draw:style-name="gr5" draw:text-style-name="P6" draw:layer="layout" svg:width="0.489cm" svg:height="0.352cm" svg:x="12.009cm" svg:y="10.287cm">
          <draw:text-box>
            <text:p text:style-name="P4"><text:span text:style-name="T2">7.3</text:span></text:p>
          </draw:text-box>
        </draw:frame>
        <draw:polygon draw:style-name="gr6" draw:text-style-name="P7" draw:layer="layout" svg:width="1.237cm" svg:height="0.759cm" svg:x="10.498cm" svg:y="10.843cm" svg:viewBox="0 0 1238 760" draw:points="0,0 1238,0 1238,760 0,760">
          <text:p/>
        </draw:polygon>
        <draw:frame draw:style-name="gr5" draw:text-style-name="P6" draw:layer="layout" svg:width="0.489cm" svg:height="0.352cm" svg:x="13.046cm" svg:y="10.287cm">
          <draw:text-box>
            <text:p text:style-name="P4"><text:span text:style-name="T2">8.5</text:span></text:p>
          </draw:text-box>
        </draw:frame>
        <draw:polygon draw:style-name="gr7" draw:text-style-name="P8" draw:layer="layout" svg:width="1.036cm" svg:height="0.759cm" svg:x="11.735cm" svg:y="10.843cm" svg:viewBox="0 0 1037 760" draw:points="0,0 1037,0 1037,760 0,760">
          <text:p/>
        </draw:polygon>
        <draw:frame draw:style-name="gr5" draw:text-style-name="P6" draw:layer="layout" svg:width="0.489cm" svg:height="0.352cm" svg:x="14.079cm" svg:y="10.287cm">
          <draw:text-box>
            <text:p text:style-name="P4"><text:span text:style-name="T2">9.7</text:span></text:p>
          </draw:text-box>
        </draw:frame>
        <draw:polygon draw:style-name="gr8" draw:text-style-name="P9" draw:layer="layout" svg:width="1.036cm" svg:height="0.759cm" svg:x="12.769cm" svg:y="10.843cm" svg:viewBox="0 0 1037 760" draw:points="0,0 1037,0 1037,760 0,760">
          <text:p/>
        </draw:polygon>
        <draw:frame draw:style-name="gr5" draw:text-style-name="P6" draw:layer="layout" svg:width="0.684cm" svg:height="0.352cm" svg:x="10.777cm" svg:y="11.049cm">
          <draw:text-box>
            <text:p text:style-name="P4"><text:span text:style-name="T3">11.5</text:span></text:p>
          </draw:text-box>
        </draw:frame>
        <draw:polygon draw:style-name="gr9" draw:text-style-name="P10" draw:layer="layout" svg:width="1.036cm" svg:height="0.759cm" svg:x="13.805cm" svg:y="10.843cm" svg:viewBox="0 0 1037 760" draw:points="0,0 1037,0 1037,760 0,760">
          <text:p/>
        </draw:polygon>
        <draw:frame draw:style-name="gr5" draw:text-style-name="P6" draw:layer="layout" svg:width="0.489cm" svg:height="0.352cm" svg:x="12.009cm" svg:y="11.049cm">
          <draw:text-box>
            <text:p text:style-name="P4"><text:span text:style-name="T2">7.4</text:span></text:p>
          </draw:text-box>
        </draw:frame>
        <draw:polygon draw:style-name="gr1" draw:text-style-name="P1" draw:layer="layout" svg:width="1.237cm" svg:height="0.76cm" svg:x="10.498cm" svg:y="11.601cm" svg:viewBox="0 0 1238 761" draw:points="0,0 1238,0 1238,761 0,761">
          <text:p/>
        </draw:polygon>
        <draw:frame draw:style-name="gr5" draw:text-style-name="P6" draw:layer="layout" svg:width="0.489cm" svg:height="0.352cm" svg:x="13.046cm" svg:y="11.049cm">
          <draw:text-box>
            <text:p text:style-name="P4"><text:span text:style-name="T2">8.6</text:span></text:p>
          </draw:text-box>
        </draw:frame>
        <draw:polygon draw:style-name="gr7" draw:text-style-name="P8" draw:layer="layout" svg:width="1.036cm" svg:height="0.76cm" svg:x="11.735cm" svg:y="11.601cm" svg:viewBox="0 0 1037 761" draw:points="0,0 1037,0 1037,761 0,761">
          <text:p/>
        </draw:polygon>
        <draw:frame draw:style-name="gr5" draw:text-style-name="P6" draw:layer="layout" svg:width="0.489cm" svg:height="0.352cm" svg:x="14.079cm" svg:y="11.049cm">
          <draw:text-box>
            <text:p text:style-name="P4"><text:span text:style-name="T2">9.8</text:span></text:p>
          </draw:text-box>
        </draw:frame>
        <draw:polygon draw:style-name="gr8" draw:text-style-name="P9" draw:layer="layout" svg:width="1.036cm" svg:height="0.76cm" svg:x="12.769cm" svg:y="11.601cm" svg:viewBox="0 0 1037 761" draw:points="0,0 1037,0 1037,761 0,761">
          <text:p/>
        </draw:polygon>
        <draw:frame draw:style-name="gr5" draw:text-style-name="P6" draw:layer="layout" svg:width="0.684cm" svg:height="0.352cm" svg:x="10.777cm" svg:y="11.804cm">
          <draw:text-box>
            <text:p text:style-name="P4"><text:span text:style-name="T3">11.6</text:span></text:p>
          </draw:text-box>
        </draw:frame>
        <draw:polygon draw:style-name="gr9" draw:text-style-name="P10" draw:layer="layout" svg:width="1.036cm" svg:height="0.76cm" svg:x="13.805cm" svg:y="11.601cm" svg:viewBox="0 0 1037 761" draw:points="0,0 1037,0 1037,761 0,761">
          <text:p/>
        </draw:polygon>
        <draw:frame draw:style-name="gr5" draw:text-style-name="P6" draw:layer="layout" svg:width="0.489cm" svg:height="0.352cm" svg:x="12.009cm" svg:y="11.804cm">
          <draw:text-box>
            <text:p text:style-name="P4"><text:span text:style-name="T2">7.5</text:span></text:p>
          </draw:text-box>
        </draw:frame>
        <draw:polygon draw:style-name="gr6" draw:text-style-name="P7" draw:layer="layout" svg:width="1.237cm" svg:height="0.759cm" svg:x="10.498cm" svg:y="12.36cm" svg:viewBox="0 0 1238 760" draw:points="0,0 1238,0 1238,760 0,760">
          <text:p/>
        </draw:polygon>
        <draw:frame draw:style-name="gr5" draw:text-style-name="P6" draw:layer="layout" svg:width="0.489cm" svg:height="0.352cm" svg:x="13.046cm" svg:y="11.804cm">
          <draw:text-box>
            <text:p text:style-name="P4"><text:span text:style-name="T2">8.7</text:span></text:p>
          </draw:text-box>
        </draw:frame>
        <draw:polygon draw:style-name="gr7" draw:text-style-name="P8" draw:layer="layout" svg:width="1.036cm" svg:height="0.759cm" svg:x="11.735cm" svg:y="12.36cm" svg:viewBox="0 0 1037 760" draw:points="0,0 1037,0 1037,760 0,760">
          <text:p/>
        </draw:polygon>
        <draw:frame draw:style-name="gr5" draw:text-style-name="P6" draw:layer="layout" svg:width="0.489cm" svg:height="0.352cm" svg:x="14.079cm" svg:y="11.804cm">
          <draw:text-box>
            <text:p text:style-name="P4"><text:span text:style-name="T2">9.9</text:span></text:p>
          </draw:text-box>
        </draw:frame>
        <draw:polygon draw:style-name="gr8" draw:text-style-name="P9" draw:layer="layout" svg:width="1.036cm" svg:height="0.759cm" svg:x="12.769cm" svg:y="12.36cm" svg:viewBox="0 0 1037 760" draw:points="0,0 1037,0 1037,760 0,760">
          <text:p/>
        </draw:polygon>
        <draw:frame draw:style-name="gr5" draw:text-style-name="P6" draw:layer="layout" svg:width="0.684cm" svg:height="0.352cm" svg:x="10.777cm" svg:y="12.566cm">
          <draw:text-box>
            <text:p text:style-name="P4"><text:span text:style-name="T3">11.7</text:span></text:p>
          </draw:text-box>
        </draw:frame>
        <draw:polygon draw:style-name="gr9" draw:text-style-name="P10" draw:layer="layout" svg:width="1.036cm" svg:height="0.759cm" svg:x="13.805cm" svg:y="12.36cm" svg:viewBox="0 0 1037 760" draw:points="0,0 1037,0 1037,760 0,760">
          <text:p/>
        </draw:polygon>
        <draw:frame draw:style-name="gr5" draw:text-style-name="P6" draw:layer="layout" svg:width="0.489cm" svg:height="0.352cm" svg:x="12.009cm" svg:y="12.566cm">
          <draw:text-box>
            <text:p text:style-name="P4"><text:span text:style-name="T2">7.5</text:span></text:p>
          </draw:text-box>
        </draw:frame>
        <draw:polygon draw:style-name="gr1" draw:text-style-name="P1" draw:layer="layout" svg:width="1.237cm" svg:height="0.76cm" svg:x="10.498cm" svg:y="13.118cm" svg:viewBox="0 0 1238 761" draw:points="0,0 1238,0 1238,761 0,761">
          <text:p/>
        </draw:polygon>
        <draw:frame draw:style-name="gr5" draw:text-style-name="P6" draw:layer="layout" svg:width="0.489cm" svg:height="0.352cm" svg:x="13.046cm" svg:y="12.566cm">
          <draw:text-box>
            <text:p text:style-name="P4"><text:span text:style-name="T2">8.8</text:span></text:p>
          </draw:text-box>
        </draw:frame>
        <draw:polygon draw:style-name="gr7" draw:text-style-name="P8" draw:layer="layout" svg:width="1.036cm" svg:height="0.76cm" svg:x="11.735cm" svg:y="13.118cm" svg:viewBox="0 0 1037 761" draw:points="0,0 1037,0 1037,761 0,761">
          <text:p/>
        </draw:polygon>
        <draw:frame draw:style-name="gr5" draw:text-style-name="P6" draw:layer="layout" svg:width="0.684cm" svg:height="0.352cm" svg:x="13.984cm" svg:y="12.566cm">
          <draw:text-box>
            <text:p text:style-name="P4"><text:span text:style-name="T2">10.0</text:span></text:p>
          </draw:text-box>
        </draw:frame>
        <draw:polygon draw:style-name="gr8" draw:text-style-name="P9" draw:layer="layout" svg:width="1.036cm" svg:height="0.76cm" svg:x="12.769cm" svg:y="13.118cm" svg:viewBox="0 0 1037 761" draw:points="0,0 1037,0 1037,761 0,761">
          <text:p/>
        </draw:polygon>
        <draw:frame draw:style-name="gr5" draw:text-style-name="P6" draw:layer="layout" svg:width="0.684cm" svg:height="0.352cm" svg:x="10.777cm" svg:y="13.321cm">
          <draw:text-box>
            <text:p text:style-name="P4"><text:span text:style-name="T3">11.8</text:span></text:p>
          </draw:text-box>
        </draw:frame>
        <draw:polygon draw:style-name="gr9" draw:text-style-name="P10" draw:layer="layout" svg:width="1.036cm" svg:height="0.76cm" svg:x="13.805cm" svg:y="13.118cm" svg:viewBox="0 0 1037 761" draw:points="0,0 1037,0 1037,761 0,761">
          <text:p/>
        </draw:polygon>
        <draw:frame draw:style-name="gr5" draw:text-style-name="P6" draw:layer="layout" svg:width="0.489cm" svg:height="0.352cm" svg:x="12.009cm" svg:y="13.321cm">
          <draw:text-box>
            <text:p text:style-name="P4"><text:span text:style-name="T2">7.6</text:span></text:p>
          </draw:text-box>
        </draw:frame>
        <draw:polygon draw:style-name="gr6" draw:text-style-name="P7" draw:layer="layout" svg:width="1.237cm" svg:height="0.759cm" svg:x="10.498cm" svg:y="13.877cm" svg:viewBox="0 0 1238 760" draw:points="0,0 1238,0 1238,760 0,760">
          <text:p/>
        </draw:polygon>
        <draw:frame draw:style-name="gr5" draw:text-style-name="P6" draw:layer="layout" svg:width="0.489cm" svg:height="0.352cm" svg:x="13.046cm" svg:y="13.321cm">
          <draw:text-box>
            <text:p text:style-name="P4"><text:span text:style-name="T2">8.8</text:span></text:p>
          </draw:text-box>
        </draw:frame>
        <draw:polygon draw:style-name="gr7" draw:text-style-name="P8" draw:layer="layout" svg:width="1.036cm" svg:height="0.759cm" svg:x="11.735cm" svg:y="13.877cm" svg:viewBox="0 0 1037 760" draw:points="0,0 1037,0 1037,760 0,760">
          <text:p/>
        </draw:polygon>
        <draw:frame draw:style-name="gr5" draw:text-style-name="P6" draw:layer="layout" svg:width="0.684cm" svg:height="0.352cm" svg:x="13.984cm" svg:y="13.321cm">
          <draw:text-box>
            <text:p text:style-name="P4"><text:span text:style-name="T2">10.1</text:span></text:p>
          </draw:text-box>
        </draw:frame>
        <draw:polygon draw:style-name="gr8" draw:text-style-name="P9" draw:layer="layout" svg:width="1.036cm" svg:height="0.759cm" svg:x="12.769cm" svg:y="13.877cm" svg:viewBox="0 0 1037 760" draw:points="0,0 1037,0 1037,760 0,760">
          <text:p/>
        </draw:polygon>
        <draw:frame draw:style-name="gr5" draw:text-style-name="P6" draw:layer="layout" svg:width="0.684cm" svg:height="0.352cm" svg:x="10.777cm" svg:y="14.083cm">
          <draw:text-box>
            <text:p text:style-name="P4"><text:span text:style-name="T3">11.9</text:span></text:p>
          </draw:text-box>
        </draw:frame>
        <draw:polygon draw:style-name="gr9" draw:text-style-name="P10" draw:layer="layout" svg:width="1.036cm" svg:height="0.759cm" svg:x="13.805cm" svg:y="13.877cm" svg:viewBox="0 0 1037 760" draw:points="0,0 1037,0 1037,760 0,760">
          <text:p/>
        </draw:polygon>
        <draw:frame draw:style-name="gr5" draw:text-style-name="P6" draw:layer="layout" svg:width="0.489cm" svg:height="0.352cm" svg:x="12.009cm" svg:y="14.083cm">
          <draw:text-box>
            <text:p text:style-name="P4"><text:span text:style-name="T2">7.7</text:span></text:p>
          </draw:text-box>
        </draw:frame>
        <draw:polygon draw:style-name="gr1" draw:text-style-name="P1" draw:layer="layout" svg:width="1.237cm" svg:height="0.76cm" svg:x="10.498cm" svg:y="14.635cm" svg:viewBox="0 0 1238 761" draw:points="0,0 1238,0 1238,761 0,761">
          <text:p/>
        </draw:polygon>
        <draw:frame draw:style-name="gr5" draw:text-style-name="P6" draw:layer="layout" svg:width="0.489cm" svg:height="0.352cm" svg:x="13.046cm" svg:y="14.083cm">
          <draw:text-box>
            <text:p text:style-name="P4"><text:span text:style-name="T2">8.9</text:span></text:p>
          </draw:text-box>
        </draw:frame>
        <draw:polygon draw:style-name="gr7" draw:text-style-name="P8" draw:layer="layout" svg:width="1.036cm" svg:height="0.76cm" svg:x="11.735cm" svg:y="14.635cm" svg:viewBox="0 0 1037 761" draw:points="0,0 1037,0 1037,761 0,761">
          <text:p/>
        </draw:polygon>
        <draw:frame draw:style-name="gr5" draw:text-style-name="P6" draw:layer="layout" svg:width="0.684cm" svg:height="0.352cm" svg:x="13.984cm" svg:y="14.083cm">
          <draw:text-box>
            <text:p text:style-name="P4"><text:span text:style-name="T2">10.2</text:span></text:p>
          </draw:text-box>
        </draw:frame>
        <draw:polygon draw:style-name="gr8" draw:text-style-name="P9" draw:layer="layout" svg:width="1.036cm" svg:height="0.76cm" svg:x="12.769cm" svg:y="14.635cm" svg:viewBox="0 0 1037 761" draw:points="0,0 1037,0 1037,761 0,761">
          <text:p/>
        </draw:polygon>
        <draw:frame draw:style-name="gr5" draw:text-style-name="P6" draw:layer="layout" svg:width="0.684cm" svg:height="0.352cm" svg:x="10.777cm" svg:y="14.837cm">
          <draw:text-box>
            <text:p text:style-name="P4"><text:span text:style-name="T3">12.0</text:span></text:p>
          </draw:text-box>
        </draw:frame>
        <draw:polygon draw:style-name="gr9" draw:text-style-name="P10" draw:layer="layout" svg:width="1.036cm" svg:height="0.76cm" svg:x="13.805cm" svg:y="14.635cm" svg:viewBox="0 0 1037 761" draw:points="0,0 1037,0 1037,761 0,761">
          <text:p/>
        </draw:polygon>
        <draw:frame draw:style-name="gr5" draw:text-style-name="P6" draw:layer="layout" svg:width="0.489cm" svg:height="0.352cm" svg:x="12.009cm" svg:y="14.837cm">
          <draw:text-box>
            <text:p text:style-name="P4"><text:span text:style-name="T2">7.7</text:span></text:p>
          </draw:text-box>
        </draw:frame>
        <draw:polygon draw:style-name="gr6" draw:text-style-name="P7" draw:layer="layout" svg:width="1.237cm" svg:height="0.759cm" svg:x="10.498cm" svg:y="15.394cm" svg:viewBox="0 0 1238 760" draw:points="0,0 1238,0 1238,760 0,760">
          <text:p/>
        </draw:polygon>
        <draw:frame draw:style-name="gr5" draw:text-style-name="P6" draw:layer="layout" svg:width="0.489cm" svg:height="0.352cm" svg:x="13.046cm" svg:y="14.837cm">
          <draw:text-box>
            <text:p text:style-name="P4"><text:span text:style-name="T2">9.0</text:span></text:p>
          </draw:text-box>
        </draw:frame>
        <draw:polygon draw:style-name="gr7" draw:text-style-name="P8" draw:layer="layout" svg:width="1.036cm" svg:height="0.759cm" svg:x="11.735cm" svg:y="15.394cm" svg:viewBox="0 0 1037 760" draw:points="0,0 1037,0 1037,760 0,760">
          <text:p/>
        </draw:polygon>
        <draw:frame draw:style-name="gr5" draw:text-style-name="P6" draw:layer="layout" svg:width="0.684cm" svg:height="0.352cm" svg:x="13.984cm" svg:y="14.837cm">
          <draw:text-box>
            <text:p text:style-name="P4"><text:span text:style-name="T2">10.3</text:span></text:p>
          </draw:text-box>
        </draw:frame>
        <draw:polygon draw:style-name="gr8" draw:text-style-name="P9" draw:layer="layout" svg:width="1.036cm" svg:height="0.759cm" svg:x="12.769cm" svg:y="15.394cm" svg:viewBox="0 0 1037 760" draw:points="0,0 1037,0 1037,760 0,760">
          <text:p/>
        </draw:polygon>
        <draw:frame draw:style-name="gr5" draw:text-style-name="P6" draw:layer="layout" svg:width="0.684cm" svg:height="0.352cm" svg:x="10.777cm" svg:y="15.599cm">
          <draw:text-box>
            <text:p text:style-name="P4"><text:span text:style-name="T3">12.1</text:span></text:p>
          </draw:text-box>
        </draw:frame>
        <draw:polygon draw:style-name="gr9" draw:text-style-name="P10" draw:layer="layout" svg:width="1.036cm" svg:height="0.759cm" svg:x="13.805cm" svg:y="15.394cm" svg:viewBox="0 0 1037 760" draw:points="0,0 1037,0 1037,760 0,760">
          <text:p/>
        </draw:polygon>
        <draw:frame draw:style-name="gr5" draw:text-style-name="P6" draw:layer="layout" svg:width="0.489cm" svg:height="0.352cm" svg:x="12.009cm" svg:y="15.599cm">
          <draw:text-box>
            <text:p text:style-name="P4"><text:span text:style-name="T2">7.8</text:span></text:p>
          </draw:text-box>
        </draw:frame>
        <draw:frame draw:style-name="gr5" draw:text-style-name="P6" draw:layer="layout" svg:width="0.489cm" svg:height="0.352cm" svg:x="13.046cm" svg:y="15.599cm">
          <draw:text-box>
            <text:p text:style-name="P4"><text:span text:style-name="T2">9.1</text:span></text:p>
          </draw:text-box>
        </draw:frame>
        <draw:frame draw:style-name="gr5" draw:text-style-name="P6" draw:layer="layout" svg:width="0.684cm" svg:height="0.352cm" svg:x="13.984cm" svg:y="15.599cm">
          <draw:text-box>
            <text:p text:style-name="P4"><text:span text:style-name="T2">10.3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2" draw:layer="layout" svg:width="1.998cm" svg:height="1.998cm" svg:x="6cm" svg:y="-0.001cm">
          <draw:image xlink:href="Pictures/100000010000003B0000003B0FC77CA39A34A47E.png" xlink:type="simple" xlink:show="embed" xlink:actuate="onLoad" draw:mime-type="image/png">
            <text:p/>
          </draw:image>
        </draw:frame>
        <draw:frame draw:style-name="gr2" draw:text-style-name="P2" draw:layer="layout" svg:width="0.698cm" svg:height="0.698cm" svg:x="8.5cm" svg:y="0.999cm">
          <draw:image xlink:href="Pictures/1000000100000015000000151536ADAEE7FE3E79.png" xlink:type="simple" xlink:show="embed" xlink:actuate="onLoad" draw:mime-type="image/png">
            <text:p/>
          </draw:image>
        </draw:frame>
        <draw:frame draw:style-name="gr2" draw:text-style-name="P2" draw:layer="layout" svg:width="0.698cm" svg:height="0.698cm" svg:x="10cm" svg:y="0.999cm">
          <draw:image xlink:href="Pictures/100000010000001500000015AF7127CBC8D06831.png" xlink:type="simple" xlink:show="embed" xlink:actuate="onLoad" draw:mime-type="image/png">
            <text:p/>
          </draw:image>
        </draw:frame>
        <draw:polygon draw:style-name="gr3" draw:text-style-name="P3" draw:layer="layout" svg:width="1.236cm" svg:height="0.759cm" svg:x="0.499cm" svg:y="2.5cm" svg:viewBox="0 0 1237 760" draw:points="0,0 1237,0 1237,760 0,760">
          <text:p/>
        </draw:polygon>
        <draw:polygon draw:style-name="gr3" draw:text-style-name="P3" draw:layer="layout" svg:width="1.036cm" svg:height="0.759cm" svg:x="1.734cm" svg:y="2.5cm" svg:viewBox="0 0 1037 760" draw:points="0,0 1037,0 1037,760 0,760">
          <text:p/>
        </draw:polygon>
        <draw:frame draw:style-name="gr4" draw:text-style-name="P5" draw:layer="layout" svg:width="2.758cm" svg:height="0.564cm" svg:x="0.998cm" svg:y="1.062cm">
          <draw:text-box>
            <text:p text:style-name="P4"><text:span text:style-name="T1">The Sniper</text:span></text:p>
          </draw:text-box>
        </draw:frame>
        <draw:polygon draw:style-name="gr3" draw:text-style-name="P3" draw:layer="layout" svg:width="1.036cm" svg:height="0.759cm" svg:x="2.77cm" svg:y="2.5cm" svg:viewBox="0 0 1037 760" draw:points="0,0 1037,0 1037,760 0,760">
          <text:p/>
        </draw:polygon>
        <draw:frame draw:style-name="gr5" draw:text-style-name="P6" draw:layer="layout" svg:width="0.861cm" svg:height="0.352cm" svg:x="0.688cm" svg:y="2.705cm">
          <draw:text-box>
            <text:p text:style-name="P4"><text:span text:style-name="T2">Wind</text:span></text:p>
          </draw:text-box>
        </draw:frame>
        <draw:polygon draw:style-name="gr3" draw:text-style-name="P3" draw:layer="layout" svg:width="1.038cm" svg:height="0.759cm" svg:x="3.804cm" svg:y="2.5cm" svg:viewBox="0 0 1039 760" draw:points="0,0 1039,0 1039,760 0,760">
          <text:p/>
        </draw:polygon>
        <draw:frame draw:style-name="gr5" draw:text-style-name="P6" draw:layer="layout" svg:width="0.607cm" svg:height="0.352cm" svg:x="1.951cm" svg:y="2.705cm">
          <draw:text-box>
            <text:p text:style-name="P4"><text:span text:style-name="T2">Min</text:span></text:p>
          </draw:text-box>
        </draw:frame>
        <draw:polygon draw:style-name="gr6" draw:text-style-name="P7" draw:layer="layout" svg:width="1.236cm" svg:height="0.759cm" svg:x="0.499cm" svg:y="3.258cm" svg:viewBox="0 0 1237 760" draw:points="0,0 1237,0 1237,760 0,760">
          <text:p/>
        </draw:polygon>
        <draw:frame draw:style-name="gr5" draw:text-style-name="P6" draw:layer="layout" svg:width="0.607cm" svg:height="0.352cm" svg:x="2.985cm" svg:y="2.705cm">
          <draw:text-box>
            <text:p text:style-name="P4"><text:span text:style-name="T2">Mid</text:span></text:p>
          </draw:text-box>
        </draw:frame>
        <draw:polygon draw:style-name="gr7" draw:text-style-name="P8" draw:layer="layout" svg:width="1.036cm" svg:height="0.759cm" svg:x="1.734cm" svg:y="3.258cm" svg:viewBox="0 0 1037 760" draw:points="0,0 1037,0 1037,760 0,760">
          <text:p/>
        </draw:polygon>
        <draw:frame draw:style-name="gr5" draw:text-style-name="P6" draw:layer="layout" svg:width="0.684cm" svg:height="0.352cm" svg:x="3.983cm" svg:y="2.705cm">
          <draw:text-box>
            <text:p text:style-name="P4"><text:span text:style-name="T2">Max</text:span></text:p>
          </draw:text-box>
        </draw:frame>
        <draw:polygon draw:style-name="gr8" draw:text-style-name="P9" draw:layer="layout" svg:width="1.036cm" svg:height="0.759cm" svg:x="2.77cm" svg:y="3.258cm" svg:viewBox="0 0 1037 760" draw:points="0,0 1037,0 1037,760 0,760">
          <text:p/>
        </draw:polygon>
        <draw:frame draw:style-name="gr5" draw:text-style-name="P6" draw:layer="layout" svg:width="0.489cm" svg:height="0.352cm" svg:x="0.875cm" svg:y="3.46cm">
          <draw:text-box>
            <text:p text:style-name="P4"><text:span text:style-name="T3">4.5</text:span></text:p>
          </draw:text-box>
        </draw:frame>
        <draw:polygon draw:style-name="gr9" draw:text-style-name="P10" draw:layer="layout" svg:width="1.038cm" svg:height="0.759cm" svg:x="3.804cm" svg:y="3.258cm" svg:viewBox="0 0 1039 760" draw:points="0,0 1039,0 1039,760 0,760">
          <text:p/>
        </draw:polygon>
        <draw:frame draw:style-name="gr5" draw:text-style-name="P6" draw:layer="layout" svg:width="0.489cm" svg:height="0.352cm" svg:x="2.011cm" svg:y="3.46cm">
          <draw:text-box>
            <text:p text:style-name="P4"><text:span text:style-name="T2">3.2</text:span></text:p>
          </draw:text-box>
        </draw:frame>
        <draw:polygon draw:style-name="gr1" draw:text-style-name="P1" draw:layer="layout" svg:width="1.236cm" svg:height="0.76cm" svg:x="0.499cm" svg:y="4.016cm" svg:viewBox="0 0 1237 761" draw:points="0,0 1237,0 1237,761 0,761">
          <text:p/>
        </draw:polygon>
        <draw:frame draw:style-name="gr5" draw:text-style-name="P6" draw:layer="layout" svg:width="0.489cm" svg:height="0.352cm" svg:x="3.044cm" svg:y="3.46cm">
          <draw:text-box>
            <text:p text:style-name="P4"><text:span text:style-name="T2">3.6</text:span></text:p>
          </draw:text-box>
        </draw:frame>
        <draw:polygon draw:style-name="gr7" draw:text-style-name="P8" draw:layer="layout" svg:width="1.036cm" svg:height="0.76cm" svg:x="1.734cm" svg:y="4.016cm" svg:viewBox="0 0 1037 761" draw:points="0,0 1037,0 1037,761 0,761">
          <text:p/>
        </draw:polygon>
        <draw:frame draw:style-name="gr5" draw:text-style-name="P6" draw:layer="layout" svg:width="0.489cm" svg:height="0.352cm" svg:x="4.082cm" svg:y="3.46cm">
          <draw:text-box>
            <text:p text:style-name="P4"><text:span text:style-name="T2">4.1</text:span></text:p>
          </draw:text-box>
        </draw:frame>
        <draw:polygon draw:style-name="gr8" draw:text-style-name="P9" draw:layer="layout" svg:width="1.036cm" svg:height="0.76cm" svg:x="2.77cm" svg:y="4.016cm" svg:viewBox="0 0 1037 761" draw:points="0,0 1037,0 1037,761 0,761">
          <text:p/>
        </draw:polygon>
        <draw:frame draw:style-name="gr5" draw:text-style-name="P6" draw:layer="layout" svg:width="0.489cm" svg:height="0.352cm" svg:x="0.875cm" svg:y="4.222cm">
          <draw:text-box>
            <text:p text:style-name="P4"><text:span text:style-name="T3">4.6</text:span></text:p>
          </draw:text-box>
        </draw:frame>
        <draw:polygon draw:style-name="gr9" draw:text-style-name="P10" draw:layer="layout" svg:width="1.038cm" svg:height="0.76cm" svg:x="3.804cm" svg:y="4.016cm" svg:viewBox="0 0 1039 761" draw:points="0,0 1039,0 1039,761 0,761">
          <text:p/>
        </draw:polygon>
        <draw:frame draw:style-name="gr5" draw:text-style-name="P6" draw:layer="layout" svg:width="0.489cm" svg:height="0.352cm" svg:x="2.011cm" svg:y="4.222cm">
          <draw:text-box>
            <text:p text:style-name="P4"><text:span text:style-name="T2">3.3</text:span></text:p>
          </draw:text-box>
        </draw:frame>
        <draw:polygon draw:style-name="gr6" draw:text-style-name="P7" draw:layer="layout" svg:width="1.236cm" svg:height="0.759cm" svg:x="0.499cm" svg:y="4.775cm" svg:viewBox="0 0 1237 760" draw:points="0,0 1237,0 1237,760 0,760">
          <text:p/>
        </draw:polygon>
        <draw:frame draw:style-name="gr5" draw:text-style-name="P6" draw:layer="layout" svg:width="0.489cm" svg:height="0.352cm" svg:x="3.044cm" svg:y="4.222cm">
          <draw:text-box>
            <text:p text:style-name="P4"><text:span text:style-name="T2">3.7</text:span></text:p>
          </draw:text-box>
        </draw:frame>
        <draw:polygon draw:style-name="gr7" draw:text-style-name="P8" draw:layer="layout" svg:width="1.036cm" svg:height="0.759cm" svg:x="1.734cm" svg:y="4.775cm" svg:viewBox="0 0 1037 760" draw:points="0,0 1037,0 1037,760 0,760">
          <text:p/>
        </draw:polygon>
        <draw:frame draw:style-name="gr5" draw:text-style-name="P6" draw:layer="layout" svg:width="0.489cm" svg:height="0.352cm" svg:x="4.082cm" svg:y="4.222cm">
          <draw:text-box>
            <text:p text:style-name="P4"><text:span text:style-name="T2">4.2</text:span></text:p>
          </draw:text-box>
        </draw:frame>
        <draw:polygon draw:style-name="gr8" draw:text-style-name="P9" draw:layer="layout" svg:width="1.036cm" svg:height="0.759cm" svg:x="2.77cm" svg:y="4.775cm" svg:viewBox="0 0 1037 760" draw:points="0,0 1037,0 1037,760 0,760">
          <text:p/>
        </draw:polygon>
        <draw:frame draw:style-name="gr5" draw:text-style-name="P6" draw:layer="layout" svg:width="0.489cm" svg:height="0.352cm" svg:x="0.875cm" svg:y="4.977cm">
          <draw:text-box>
            <text:p text:style-name="P4"><text:span text:style-name="T3">4.7</text:span></text:p>
          </draw:text-box>
        </draw:frame>
        <draw:polygon draw:style-name="gr9" draw:text-style-name="P10" draw:layer="layout" svg:width="1.038cm" svg:height="0.759cm" svg:x="3.804cm" svg:y="4.775cm" svg:viewBox="0 0 1039 760" draw:points="0,0 1039,0 1039,760 0,760">
          <text:p/>
        </draw:polygon>
        <draw:frame draw:style-name="gr5" draw:text-style-name="P6" draw:layer="layout" svg:width="0.489cm" svg:height="0.352cm" svg:x="2.011cm" svg:y="4.977cm">
          <draw:text-box>
            <text:p text:style-name="P4"><text:span text:style-name="T2">3.3</text:span></text:p>
          </draw:text-box>
        </draw:frame>
        <draw:polygon draw:style-name="gr1" draw:text-style-name="P1" draw:layer="layout" svg:width="1.236cm" svg:height="0.76cm" svg:x="0.499cm" svg:y="5.533cm" svg:viewBox="0 0 1237 761" draw:points="0,0 1237,0 1237,761 0,761">
          <text:p/>
        </draw:polygon>
        <draw:frame draw:style-name="gr5" draw:text-style-name="P6" draw:layer="layout" svg:width="0.489cm" svg:height="0.352cm" svg:x="3.044cm" svg:y="4.977cm">
          <draw:text-box>
            <text:p text:style-name="P4"><text:span text:style-name="T2">3.8</text:span></text:p>
          </draw:text-box>
        </draw:frame>
        <draw:polygon draw:style-name="gr7" draw:text-style-name="P8" draw:layer="layout" svg:width="1.036cm" svg:height="0.76cm" svg:x="1.734cm" svg:y="5.533cm" svg:viewBox="0 0 1037 761" draw:points="0,0 1037,0 1037,761 0,761">
          <text:p/>
        </draw:polygon>
        <draw:frame draw:style-name="gr5" draw:text-style-name="P6" draw:layer="layout" svg:width="0.489cm" svg:height="0.352cm" svg:x="4.082cm" svg:y="4.977cm">
          <draw:text-box>
            <text:p text:style-name="P4"><text:span text:style-name="T2">4.2</text:span></text:p>
          </draw:text-box>
        </draw:frame>
        <draw:polygon draw:style-name="gr8" draw:text-style-name="P9" draw:layer="layout" svg:width="1.036cm" svg:height="0.76cm" svg:x="2.77cm" svg:y="5.533cm" svg:viewBox="0 0 1037 761" draw:points="0,0 1037,0 1037,761 0,761">
          <text:p/>
        </draw:polygon>
        <draw:frame draw:style-name="gr5" draw:text-style-name="P6" draw:layer="layout" svg:width="0.489cm" svg:height="0.352cm" svg:x="0.875cm" svg:y="5.739cm">
          <draw:text-box>
            <text:p text:style-name="P4"><text:span text:style-name="T3">4.8</text:span></text:p>
          </draw:text-box>
        </draw:frame>
        <draw:polygon draw:style-name="gr9" draw:text-style-name="P10" draw:layer="layout" svg:width="1.038cm" svg:height="0.76cm" svg:x="3.804cm" svg:y="5.533cm" svg:viewBox="0 0 1039 761" draw:points="0,0 1039,0 1039,761 0,761">
          <text:p/>
        </draw:polygon>
        <draw:frame draw:style-name="gr5" draw:text-style-name="P6" draw:layer="layout" svg:width="0.489cm" svg:height="0.352cm" svg:x="2.011cm" svg:y="5.739cm">
          <draw:text-box>
            <text:p text:style-name="P4"><text:span text:style-name="T2">3.4</text:span></text:p>
          </draw:text-box>
        </draw:frame>
        <draw:polygon draw:style-name="gr6" draw:text-style-name="P7" draw:layer="layout" svg:width="1.236cm" svg:height="0.759cm" svg:x="0.499cm" svg:y="6.292cm" svg:viewBox="0 0 1237 760" draw:points="0,0 1237,0 1237,760 0,760">
          <text:p/>
        </draw:polygon>
        <draw:frame draw:style-name="gr5" draw:text-style-name="P6" draw:layer="layout" svg:width="0.489cm" svg:height="0.352cm" svg:x="3.044cm" svg:y="5.739cm">
          <draw:text-box>
            <text:p text:style-name="P4"><text:span text:style-name="T2">3.9</text:span></text:p>
          </draw:text-box>
        </draw:frame>
        <draw:polygon draw:style-name="gr7" draw:text-style-name="P8" draw:layer="layout" svg:width="1.036cm" svg:height="0.759cm" svg:x="1.734cm" svg:y="6.292cm" svg:viewBox="0 0 1037 760" draw:points="0,0 1037,0 1037,760 0,760">
          <text:p/>
        </draw:polygon>
        <draw:frame draw:style-name="gr5" draw:text-style-name="P6" draw:layer="layout" svg:width="0.489cm" svg:height="0.352cm" svg:x="4.082cm" svg:y="5.739cm">
          <draw:text-box>
            <text:p text:style-name="P4"><text:span text:style-name="T2">4.3</text:span></text:p>
          </draw:text-box>
        </draw:frame>
        <draw:polygon draw:style-name="gr8" draw:text-style-name="P9" draw:layer="layout" svg:width="1.036cm" svg:height="0.759cm" svg:x="2.77cm" svg:y="6.292cm" svg:viewBox="0 0 1037 760" draw:points="0,0 1037,0 1037,760 0,760">
          <text:p/>
        </draw:polygon>
        <draw:frame draw:style-name="gr5" draw:text-style-name="P6" draw:layer="layout" svg:width="0.489cm" svg:height="0.352cm" svg:x="0.875cm" svg:y="6.494cm">
          <draw:text-box>
            <text:p text:style-name="P4"><text:span text:style-name="T3">4.9</text:span></text:p>
          </draw:text-box>
        </draw:frame>
        <draw:polygon draw:style-name="gr9" draw:text-style-name="P10" draw:layer="layout" svg:width="1.038cm" svg:height="0.759cm" svg:x="3.804cm" svg:y="6.292cm" svg:viewBox="0 0 1039 760" draw:points="0,0 1039,0 1039,760 0,760">
          <text:p/>
        </draw:polygon>
        <draw:frame draw:style-name="gr5" draw:text-style-name="P6" draw:layer="layout" svg:width="0.489cm" svg:height="0.352cm" svg:x="2.011cm" svg:y="6.494cm">
          <draw:text-box>
            <text:p text:style-name="P4"><text:span text:style-name="T2">3.5</text:span></text:p>
          </draw:text-box>
        </draw:frame>
        <draw:polygon draw:style-name="gr1" draw:text-style-name="P1" draw:layer="layout" svg:width="1.236cm" svg:height="0.76cm" svg:x="0.499cm" svg:y="7.05cm" svg:viewBox="0 0 1237 761" draw:points="0,0 1237,0 1237,761 0,761">
          <text:p/>
        </draw:polygon>
        <draw:frame draw:style-name="gr5" draw:text-style-name="P6" draw:layer="layout" svg:width="0.489cm" svg:height="0.352cm" svg:x="3.044cm" svg:y="6.494cm">
          <draw:text-box>
            <text:p text:style-name="P4"><text:span text:style-name="T2">3.9</text:span></text:p>
          </draw:text-box>
        </draw:frame>
        <draw:polygon draw:style-name="gr7" draw:text-style-name="P8" draw:layer="layout" svg:width="1.036cm" svg:height="0.76cm" svg:x="1.734cm" svg:y="7.05cm" svg:viewBox="0 0 1037 761" draw:points="0,0 1037,0 1037,761 0,761">
          <text:p/>
        </draw:polygon>
        <draw:frame draw:style-name="gr5" draw:text-style-name="P6" draw:layer="layout" svg:width="0.489cm" svg:height="0.352cm" svg:x="4.082cm" svg:y="6.494cm">
          <draw:text-box>
            <text:p text:style-name="P4"><text:span text:style-name="T2">4.4</text:span></text:p>
          </draw:text-box>
        </draw:frame>
        <draw:polygon draw:style-name="gr8" draw:text-style-name="P9" draw:layer="layout" svg:width="1.036cm" svg:height="0.76cm" svg:x="2.77cm" svg:y="7.05cm" svg:viewBox="0 0 1037 761" draw:points="0,0 1037,0 1037,761 0,761">
          <text:p/>
        </draw:polygon>
        <draw:frame draw:style-name="gr5" draw:text-style-name="P6" draw:layer="layout" svg:width="0.489cm" svg:height="0.352cm" svg:x="0.875cm" svg:y="7.253cm">
          <draw:text-box>
            <text:p text:style-name="P4"><text:span text:style-name="T3">5.0</text:span></text:p>
          </draw:text-box>
        </draw:frame>
        <draw:polygon draw:style-name="gr9" draw:text-style-name="P10" draw:layer="layout" svg:width="1.038cm" svg:height="0.76cm" svg:x="3.804cm" svg:y="7.05cm" svg:viewBox="0 0 1039 761" draw:points="0,0 1039,0 1039,761 0,761">
          <text:p/>
        </draw:polygon>
        <draw:frame draw:style-name="gr5" draw:text-style-name="P6" draw:layer="layout" svg:width="0.489cm" svg:height="0.352cm" svg:x="2.011cm" svg:y="7.253cm">
          <draw:text-box>
            <text:p text:style-name="P4"><text:span text:style-name="T2">3.5</text:span></text:p>
          </draw:text-box>
        </draw:frame>
        <draw:polygon draw:style-name="gr6" draw:text-style-name="P7" draw:layer="layout" svg:width="1.236cm" svg:height="0.759cm" svg:x="0.499cm" svg:y="7.809cm" svg:viewBox="0 0 1237 760" draw:points="0,0 1237,0 1237,760 0,760">
          <text:p/>
        </draw:polygon>
        <draw:frame draw:style-name="gr5" draw:text-style-name="P6" draw:layer="layout" svg:width="0.489cm" svg:height="0.352cm" svg:x="3.044cm" svg:y="7.253cm">
          <draw:text-box>
            <text:p text:style-name="P4"><text:span text:style-name="T2">4.0</text:span></text:p>
          </draw:text-box>
        </draw:frame>
        <draw:polygon draw:style-name="gr7" draw:text-style-name="P8" draw:layer="layout" svg:width="1.036cm" svg:height="0.759cm" svg:x="1.734cm" svg:y="7.809cm" svg:viewBox="0 0 1037 760" draw:points="0,0 1037,0 1037,760 0,760">
          <text:p/>
        </draw:polygon>
        <draw:frame draw:style-name="gr5" draw:text-style-name="P6" draw:layer="layout" svg:width="0.489cm" svg:height="0.352cm" svg:x="4.082cm" svg:y="7.253cm">
          <draw:text-box>
            <text:p text:style-name="P4"><text:span text:style-name="T2">4.5</text:span></text:p>
          </draw:text-box>
        </draw:frame>
        <draw:polygon draw:style-name="gr8" draw:text-style-name="P9" draw:layer="layout" svg:width="1.036cm" svg:height="0.759cm" svg:x="2.77cm" svg:y="7.809cm" svg:viewBox="0 0 1037 760" draw:points="0,0 1037,0 1037,760 0,760">
          <text:p/>
        </draw:polygon>
        <draw:frame draw:style-name="gr5" draw:text-style-name="P6" draw:layer="layout" svg:width="0.489cm" svg:height="0.352cm" svg:x="0.875cm" svg:y="8.015cm">
          <draw:text-box>
            <text:p text:style-name="P4"><text:span text:style-name="T3">5.1</text:span></text:p>
          </draw:text-box>
        </draw:frame>
        <draw:polygon draw:style-name="gr9" draw:text-style-name="P10" draw:layer="layout" svg:width="1.038cm" svg:height="0.759cm" svg:x="3.804cm" svg:y="7.809cm" svg:viewBox="0 0 1039 760" draw:points="0,0 1039,0 1039,760 0,760">
          <text:p/>
        </draw:polygon>
        <draw:frame draw:style-name="gr5" draw:text-style-name="P6" draw:layer="layout" svg:width="0.489cm" svg:height="0.352cm" svg:x="2.011cm" svg:y="8.015cm">
          <draw:text-box>
            <text:p text:style-name="P4"><text:span text:style-name="T2">3.6</text:span></text:p>
          </draw:text-box>
        </draw:frame>
        <draw:polygon draw:style-name="gr1" draw:text-style-name="P1" draw:layer="layout" svg:width="1.236cm" svg:height="0.76cm" svg:x="0.499cm" svg:y="8.567cm" svg:viewBox="0 0 1237 761" draw:points="0,0 1237,0 1237,761 0,761">
          <text:p/>
        </draw:polygon>
        <draw:frame draw:style-name="gr5" draw:text-style-name="P6" draw:layer="layout" svg:width="0.489cm" svg:height="0.352cm" svg:x="3.044cm" svg:y="8.015cm">
          <draw:text-box>
            <text:p text:style-name="P4"><text:span text:style-name="T2">4.1</text:span></text:p>
          </draw:text-box>
        </draw:frame>
        <draw:polygon draw:style-name="gr7" draw:text-style-name="P8" draw:layer="layout" svg:width="1.036cm" svg:height="0.76cm" svg:x="1.734cm" svg:y="8.567cm" svg:viewBox="0 0 1037 761" draw:points="0,0 1037,0 1037,761 0,761">
          <text:p/>
        </draw:polygon>
        <draw:frame draw:style-name="gr5" draw:text-style-name="P6" draw:layer="layout" svg:width="0.489cm" svg:height="0.352cm" svg:x="4.082cm" svg:y="8.015cm">
          <draw:text-box>
            <text:p text:style-name="P4"><text:span text:style-name="T2">4.6</text:span></text:p>
          </draw:text-box>
        </draw:frame>
        <draw:polygon draw:style-name="gr8" draw:text-style-name="P9" draw:layer="layout" svg:width="1.036cm" svg:height="0.76cm" svg:x="2.77cm" svg:y="8.567cm" svg:viewBox="0 0 1037 761" draw:points="0,0 1037,0 1037,761 0,761">
          <text:p/>
        </draw:polygon>
        <draw:frame draw:style-name="gr5" draw:text-style-name="P6" draw:layer="layout" svg:width="0.489cm" svg:height="0.352cm" svg:x="0.875cm" svg:y="8.77cm">
          <draw:text-box>
            <text:p text:style-name="P4"><text:span text:style-name="T3">5.2</text:span></text:p>
          </draw:text-box>
        </draw:frame>
        <draw:polygon draw:style-name="gr9" draw:text-style-name="P10" draw:layer="layout" svg:width="1.038cm" svg:height="0.76cm" svg:x="3.804cm" svg:y="8.567cm" svg:viewBox="0 0 1039 761" draw:points="0,0 1039,0 1039,761 0,761">
          <text:p/>
        </draw:polygon>
        <draw:frame draw:style-name="gr5" draw:text-style-name="P6" draw:layer="layout" svg:width="0.489cm" svg:height="0.352cm" svg:x="2.011cm" svg:y="8.77cm">
          <draw:text-box>
            <text:p text:style-name="P4"><text:span text:style-name="T2">3.7</text:span></text:p>
          </draw:text-box>
        </draw:frame>
        <draw:polygon draw:style-name="gr6" draw:text-style-name="P7" draw:layer="layout" svg:width="1.236cm" svg:height="0.759cm" svg:x="0.499cm" svg:y="9.326cm" svg:viewBox="0 0 1237 760" draw:points="0,0 1237,0 1237,760 0,760">
          <text:p/>
        </draw:polygon>
        <draw:frame draw:style-name="gr5" draw:text-style-name="P6" draw:layer="layout" svg:width="0.489cm" svg:height="0.352cm" svg:x="3.044cm" svg:y="8.77cm">
          <draw:text-box>
            <text:p text:style-name="P4"><text:span text:style-name="T2">4.2</text:span></text:p>
          </draw:text-box>
        </draw:frame>
        <draw:polygon draw:style-name="gr7" draw:text-style-name="P8" draw:layer="layout" svg:width="1.036cm" svg:height="0.759cm" svg:x="1.734cm" svg:y="9.326cm" svg:viewBox="0 0 1037 760" draw:points="0,0 1037,0 1037,760 0,760">
          <text:p/>
        </draw:polygon>
        <draw:frame draw:style-name="gr5" draw:text-style-name="P6" draw:layer="layout" svg:width="0.489cm" svg:height="0.352cm" svg:x="4.082cm" svg:y="8.77cm">
          <draw:text-box>
            <text:p text:style-name="P4"><text:span text:style-name="T2">4.7</text:span></text:p>
          </draw:text-box>
        </draw:frame>
        <draw:polygon draw:style-name="gr8" draw:text-style-name="P9" draw:layer="layout" svg:width="1.036cm" svg:height="0.759cm" svg:x="2.77cm" svg:y="9.326cm" svg:viewBox="0 0 1037 760" draw:points="0,0 1037,0 1037,760 0,760">
          <text:p/>
        </draw:polygon>
        <draw:frame draw:style-name="gr5" draw:text-style-name="P6" draw:layer="layout" svg:width="0.489cm" svg:height="0.352cm" svg:x="0.875cm" svg:y="9.532cm">
          <draw:text-box>
            <text:p text:style-name="P4"><text:span text:style-name="T3">5.3</text:span></text:p>
          </draw:text-box>
        </draw:frame>
        <draw:polygon draw:style-name="gr9" draw:text-style-name="P10" draw:layer="layout" svg:width="1.038cm" svg:height="0.759cm" svg:x="3.804cm" svg:y="9.326cm" svg:viewBox="0 0 1039 760" draw:points="0,0 1039,0 1039,760 0,760">
          <text:p/>
        </draw:polygon>
        <draw:frame draw:style-name="gr5" draw:text-style-name="P6" draw:layer="layout" svg:width="0.489cm" svg:height="0.352cm" svg:x="2.011cm" svg:y="9.532cm">
          <draw:text-box>
            <text:p text:style-name="P4"><text:span text:style-name="T2">3.8</text:span></text:p>
          </draw:text-box>
        </draw:frame>
        <draw:polygon draw:style-name="gr1" draw:text-style-name="P1" draw:layer="layout" svg:width="1.236cm" svg:height="0.76cm" svg:x="0.499cm" svg:y="10.084cm" svg:viewBox="0 0 1237 761" draw:points="0,0 1237,0 1237,761 0,761">
          <text:p/>
        </draw:polygon>
        <draw:frame draw:style-name="gr5" draw:text-style-name="P6" draw:layer="layout" svg:width="0.489cm" svg:height="0.352cm" svg:x="3.044cm" svg:y="9.532cm">
          <draw:text-box>
            <text:p text:style-name="P4"><text:span text:style-name="T2">4.3</text:span></text:p>
          </draw:text-box>
        </draw:frame>
        <draw:polygon draw:style-name="gr7" draw:text-style-name="P8" draw:layer="layout" svg:width="1.036cm" svg:height="0.76cm" svg:x="1.734cm" svg:y="10.084cm" svg:viewBox="0 0 1037 761" draw:points="0,0 1037,0 1037,761 0,761">
          <text:p/>
        </draw:polygon>
        <draw:frame draw:style-name="gr5" draw:text-style-name="P6" draw:layer="layout" svg:width="0.489cm" svg:height="0.352cm" svg:x="4.082cm" svg:y="9.532cm">
          <draw:text-box>
            <text:p text:style-name="P4"><text:span text:style-name="T2">4.8</text:span></text:p>
          </draw:text-box>
        </draw:frame>
        <draw:polygon draw:style-name="gr8" draw:text-style-name="P9" draw:layer="layout" svg:width="1.036cm" svg:height="0.76cm" svg:x="2.77cm" svg:y="10.084cm" svg:viewBox="0 0 1037 761" draw:points="0,0 1037,0 1037,761 0,761">
          <text:p/>
        </draw:polygon>
        <draw:frame draw:style-name="gr5" draw:text-style-name="P6" draw:layer="layout" svg:width="0.489cm" svg:height="0.352cm" svg:x="0.875cm" svg:y="10.287cm">
          <draw:text-box>
            <text:p text:style-name="P4"><text:span text:style-name="T3">5.4</text:span></text:p>
          </draw:text-box>
        </draw:frame>
        <draw:polygon draw:style-name="gr9" draw:text-style-name="P10" draw:layer="layout" svg:width="1.038cm" svg:height="0.76cm" svg:x="3.804cm" svg:y="10.084cm" svg:viewBox="0 0 1039 761" draw:points="0,0 1039,0 1039,761 0,761">
          <text:p/>
        </draw:polygon>
        <draw:frame draw:style-name="gr5" draw:text-style-name="P6" draw:layer="layout" svg:width="0.489cm" svg:height="0.352cm" svg:x="2.011cm" svg:y="10.287cm">
          <draw:text-box>
            <text:p text:style-name="P4"><text:span text:style-name="T2">3.8</text:span></text:p>
          </draw:text-box>
        </draw:frame>
        <draw:polygon draw:style-name="gr6" draw:text-style-name="P7" draw:layer="layout" svg:width="1.236cm" svg:height="0.759cm" svg:x="0.499cm" svg:y="10.843cm" svg:viewBox="0 0 1237 760" draw:points="0,0 1237,0 1237,760 0,760">
          <text:p/>
        </draw:polygon>
        <draw:frame draw:style-name="gr5" draw:text-style-name="P6" draw:layer="layout" svg:width="0.489cm" svg:height="0.352cm" svg:x="3.044cm" svg:y="10.287cm">
          <draw:text-box>
            <text:p text:style-name="P4"><text:span text:style-name="T2">4.4</text:span></text:p>
          </draw:text-box>
        </draw:frame>
        <draw:polygon draw:style-name="gr7" draw:text-style-name="P8" draw:layer="layout" svg:width="1.036cm" svg:height="0.759cm" svg:x="1.734cm" svg:y="10.843cm" svg:viewBox="0 0 1037 760" draw:points="0,0 1037,0 1037,760 0,760">
          <text:p/>
        </draw:polygon>
        <draw:frame draw:style-name="gr5" draw:text-style-name="P6" draw:layer="layout" svg:width="0.489cm" svg:height="0.352cm" svg:x="4.082cm" svg:y="10.287cm">
          <draw:text-box>
            <text:p text:style-name="P4"><text:span text:style-name="T2">4.9</text:span></text:p>
          </draw:text-box>
        </draw:frame>
        <draw:polygon draw:style-name="gr8" draw:text-style-name="P9" draw:layer="layout" svg:width="1.036cm" svg:height="0.759cm" svg:x="2.77cm" svg:y="10.843cm" svg:viewBox="0 0 1037 760" draw:points="0,0 1037,0 1037,760 0,760">
          <text:p/>
        </draw:polygon>
        <draw:frame draw:style-name="gr5" draw:text-style-name="P6" draw:layer="layout" svg:width="0.489cm" svg:height="0.352cm" svg:x="0.875cm" svg:y="11.049cm">
          <draw:text-box>
            <text:p text:style-name="P4"><text:span text:style-name="T3">5.5</text:span></text:p>
          </draw:text-box>
        </draw:frame>
        <draw:polygon draw:style-name="gr9" draw:text-style-name="P10" draw:layer="layout" svg:width="1.038cm" svg:height="0.759cm" svg:x="3.804cm" svg:y="10.843cm" svg:viewBox="0 0 1039 760" draw:points="0,0 1039,0 1039,760 0,760">
          <text:p/>
        </draw:polygon>
        <draw:frame draw:style-name="gr5" draw:text-style-name="P6" draw:layer="layout" svg:width="0.489cm" svg:height="0.352cm" svg:x="2.011cm" svg:y="11.049cm">
          <draw:text-box>
            <text:p text:style-name="P4"><text:span text:style-name="T2">3.9</text:span></text:p>
          </draw:text-box>
        </draw:frame>
        <draw:polygon draw:style-name="gr1" draw:text-style-name="P1" draw:layer="layout" svg:width="1.236cm" svg:height="0.76cm" svg:x="0.499cm" svg:y="11.601cm" svg:viewBox="0 0 1237 761" draw:points="0,0 1237,0 1237,761 0,761">
          <text:p/>
        </draw:polygon>
        <draw:frame draw:style-name="gr5" draw:text-style-name="P6" draw:layer="layout" svg:width="0.489cm" svg:height="0.352cm" svg:x="3.044cm" svg:y="11.049cm">
          <draw:text-box>
            <text:p text:style-name="P4"><text:span text:style-name="T2">4.4</text:span></text:p>
          </draw:text-box>
        </draw:frame>
        <draw:polygon draw:style-name="gr7" draw:text-style-name="P8" draw:layer="layout" svg:width="1.036cm" svg:height="0.76cm" svg:x="1.734cm" svg:y="11.601cm" svg:viewBox="0 0 1037 761" draw:points="0,0 1037,0 1037,761 0,761">
          <text:p/>
        </draw:polygon>
        <draw:frame draw:style-name="gr5" draw:text-style-name="P6" draw:layer="layout" svg:width="0.489cm" svg:height="0.352cm" svg:x="4.082cm" svg:y="11.049cm">
          <draw:text-box>
            <text:p text:style-name="P4"><text:span text:style-name="T2">5.0</text:span></text:p>
          </draw:text-box>
        </draw:frame>
        <draw:polygon draw:style-name="gr8" draw:text-style-name="P9" draw:layer="layout" svg:width="1.036cm" svg:height="0.76cm" svg:x="2.77cm" svg:y="11.601cm" svg:viewBox="0 0 1037 761" draw:points="0,0 1037,0 1037,761 0,761">
          <text:p/>
        </draw:polygon>
        <draw:frame draw:style-name="gr5" draw:text-style-name="P6" draw:layer="layout" svg:width="0.489cm" svg:height="0.352cm" svg:x="0.875cm" svg:y="11.804cm">
          <draw:text-box>
            <text:p text:style-name="P4"><text:span text:style-name="T3">5.6</text:span></text:p>
          </draw:text-box>
        </draw:frame>
        <draw:polygon draw:style-name="gr9" draw:text-style-name="P10" draw:layer="layout" svg:width="1.038cm" svg:height="0.76cm" svg:x="3.804cm" svg:y="11.601cm" svg:viewBox="0 0 1039 761" draw:points="0,0 1039,0 1039,761 0,761">
          <text:p/>
        </draw:polygon>
        <draw:frame draw:style-name="gr5" draw:text-style-name="P6" draw:layer="layout" svg:width="0.489cm" svg:height="0.352cm" svg:x="2.011cm" svg:y="11.804cm">
          <draw:text-box>
            <text:p text:style-name="P4"><text:span text:style-name="T2">4.0</text:span></text:p>
          </draw:text-box>
        </draw:frame>
        <draw:polygon draw:style-name="gr6" draw:text-style-name="P7" draw:layer="layout" svg:width="1.236cm" svg:height="0.759cm" svg:x="0.499cm" svg:y="12.36cm" svg:viewBox="0 0 1237 760" draw:points="0,0 1237,0 1237,760 0,760">
          <text:p/>
        </draw:polygon>
        <draw:frame draw:style-name="gr5" draw:text-style-name="P6" draw:layer="layout" svg:width="0.489cm" svg:height="0.352cm" svg:x="3.044cm" svg:y="11.804cm">
          <draw:text-box>
            <text:p text:style-name="P4"><text:span text:style-name="T2">4.5</text:span></text:p>
          </draw:text-box>
        </draw:frame>
        <draw:polygon draw:style-name="gr7" draw:text-style-name="P8" draw:layer="layout" svg:width="1.036cm" svg:height="0.759cm" svg:x="1.734cm" svg:y="12.36cm" svg:viewBox="0 0 1037 760" draw:points="0,0 1037,0 1037,760 0,760">
          <text:p/>
        </draw:polygon>
        <draw:frame draw:style-name="gr5" draw:text-style-name="P6" draw:layer="layout" svg:width="0.489cm" svg:height="0.352cm" svg:x="4.082cm" svg:y="11.804cm">
          <draw:text-box>
            <text:p text:style-name="P4"><text:span text:style-name="T2">5.1</text:span></text:p>
          </draw:text-box>
        </draw:frame>
        <draw:polygon draw:style-name="gr8" draw:text-style-name="P9" draw:layer="layout" svg:width="1.036cm" svg:height="0.759cm" svg:x="2.77cm" svg:y="12.36cm" svg:viewBox="0 0 1037 760" draw:points="0,0 1037,0 1037,760 0,760">
          <text:p/>
        </draw:polygon>
        <draw:frame draw:style-name="gr5" draw:text-style-name="P6" draw:layer="layout" svg:width="0.489cm" svg:height="0.352cm" svg:x="0.875cm" svg:y="12.566cm">
          <draw:text-box>
            <text:p text:style-name="P4"><text:span text:style-name="T3">5.7</text:span></text:p>
          </draw:text-box>
        </draw:frame>
        <draw:polygon draw:style-name="gr9" draw:text-style-name="P10" draw:layer="layout" svg:width="1.038cm" svg:height="0.759cm" svg:x="3.804cm" svg:y="12.36cm" svg:viewBox="0 0 1039 760" draw:points="0,0 1039,0 1039,760 0,760">
          <text:p/>
        </draw:polygon>
        <draw:frame draw:style-name="gr5" draw:text-style-name="P6" draw:layer="layout" svg:width="0.489cm" svg:height="0.352cm" svg:x="2.011cm" svg:y="12.566cm">
          <draw:text-box>
            <text:p text:style-name="P4"><text:span text:style-name="T2">4.0</text:span></text:p>
          </draw:text-box>
        </draw:frame>
        <draw:polygon draw:style-name="gr1" draw:text-style-name="P1" draw:layer="layout" svg:width="1.236cm" svg:height="0.76cm" svg:x="0.499cm" svg:y="13.118cm" svg:viewBox="0 0 1237 761" draw:points="0,0 1237,0 1237,761 0,761">
          <text:p/>
        </draw:polygon>
        <draw:frame draw:style-name="gr5" draw:text-style-name="P6" draw:layer="layout" svg:width="0.489cm" svg:height="0.352cm" svg:x="3.044cm" svg:y="12.566cm">
          <draw:text-box>
            <text:p text:style-name="P4"><text:span text:style-name="T2">4.6</text:span></text:p>
          </draw:text-box>
        </draw:frame>
        <draw:polygon draw:style-name="gr7" draw:text-style-name="P8" draw:layer="layout" svg:width="1.036cm" svg:height="0.76cm" svg:x="1.734cm" svg:y="13.118cm" svg:viewBox="0 0 1037 761" draw:points="0,0 1037,0 1037,761 0,761">
          <text:p/>
        </draw:polygon>
        <draw:frame draw:style-name="gr5" draw:text-style-name="P6" draw:layer="layout" svg:width="0.489cm" svg:height="0.352cm" svg:x="4.082cm" svg:y="12.566cm">
          <draw:text-box>
            <text:p text:style-name="P4"><text:span text:style-name="T2">5.1</text:span></text:p>
          </draw:text-box>
        </draw:frame>
        <draw:polygon draw:style-name="gr8" draw:text-style-name="P9" draw:layer="layout" svg:width="1.036cm" svg:height="0.76cm" svg:x="2.77cm" svg:y="13.118cm" svg:viewBox="0 0 1037 761" draw:points="0,0 1037,0 1037,761 0,761">
          <text:p/>
        </draw:polygon>
        <draw:frame draw:style-name="gr5" draw:text-style-name="P6" draw:layer="layout" svg:width="0.489cm" svg:height="0.352cm" svg:x="0.875cm" svg:y="13.321cm">
          <draw:text-box>
            <text:p text:style-name="P4"><text:span text:style-name="T3">5.8</text:span></text:p>
          </draw:text-box>
        </draw:frame>
        <draw:polygon draw:style-name="gr9" draw:text-style-name="P10" draw:layer="layout" svg:width="1.038cm" svg:height="0.76cm" svg:x="3.804cm" svg:y="13.118cm" svg:viewBox="0 0 1039 761" draw:points="0,0 1039,0 1039,761 0,761">
          <text:p/>
        </draw:polygon>
        <draw:frame draw:style-name="gr5" draw:text-style-name="P6" draw:layer="layout" svg:width="0.489cm" svg:height="0.352cm" svg:x="2.011cm" svg:y="13.321cm">
          <draw:text-box>
            <text:p text:style-name="P4"><text:span text:style-name="T2">4.1</text:span></text:p>
          </draw:text-box>
        </draw:frame>
        <draw:polygon draw:style-name="gr6" draw:text-style-name="P7" draw:layer="layout" svg:width="1.236cm" svg:height="0.759cm" svg:x="0.499cm" svg:y="13.877cm" svg:viewBox="0 0 1237 760" draw:points="0,0 1237,0 1237,760 0,760">
          <text:p/>
        </draw:polygon>
        <draw:frame draw:style-name="gr5" draw:text-style-name="P6" draw:layer="layout" svg:width="0.489cm" svg:height="0.352cm" svg:x="3.044cm" svg:y="13.321cm">
          <draw:text-box>
            <text:p text:style-name="P4"><text:span text:style-name="T2">4.7</text:span></text:p>
          </draw:text-box>
        </draw:frame>
        <draw:polygon draw:style-name="gr7" draw:text-style-name="P8" draw:layer="layout" svg:width="1.036cm" svg:height="0.759cm" svg:x="1.734cm" svg:y="13.877cm" svg:viewBox="0 0 1037 760" draw:points="0,0 1037,0 1037,760 0,760">
          <text:p/>
        </draw:polygon>
        <draw:frame draw:style-name="gr5" draw:text-style-name="P6" draw:layer="layout" svg:width="0.489cm" svg:height="0.352cm" svg:x="4.082cm" svg:y="13.321cm">
          <draw:text-box>
            <text:p text:style-name="P4"><text:span text:style-name="T2">5.2</text:span></text:p>
          </draw:text-box>
        </draw:frame>
        <draw:polygon draw:style-name="gr8" draw:text-style-name="P9" draw:layer="layout" svg:width="1.036cm" svg:height="0.759cm" svg:x="2.77cm" svg:y="13.877cm" svg:viewBox="0 0 1037 760" draw:points="0,0 1037,0 1037,760 0,760">
          <text:p/>
        </draw:polygon>
        <draw:frame draw:style-name="gr5" draw:text-style-name="P6" draw:layer="layout" svg:width="0.489cm" svg:height="0.352cm" svg:x="0.875cm" svg:y="14.083cm">
          <draw:text-box>
            <text:p text:style-name="P4"><text:span text:style-name="T3">5.9</text:span></text:p>
          </draw:text-box>
        </draw:frame>
        <draw:polygon draw:style-name="gr9" draw:text-style-name="P10" draw:layer="layout" svg:width="1.038cm" svg:height="0.759cm" svg:x="3.804cm" svg:y="13.877cm" svg:viewBox="0 0 1039 760" draw:points="0,0 1039,0 1039,760 0,760">
          <text:p/>
        </draw:polygon>
        <draw:frame draw:style-name="gr5" draw:text-style-name="P6" draw:layer="layout" svg:width="0.489cm" svg:height="0.352cm" svg:x="2.011cm" svg:y="14.083cm">
          <draw:text-box>
            <text:p text:style-name="P4"><text:span text:style-name="T2">4.2</text:span></text:p>
          </draw:text-box>
        </draw:frame>
        <draw:polygon draw:style-name="gr1" draw:text-style-name="P1" draw:layer="layout" svg:width="1.236cm" svg:height="0.76cm" svg:x="0.499cm" svg:y="14.635cm" svg:viewBox="0 0 1237 761" draw:points="0,0 1237,0 1237,761 0,761">
          <text:p/>
        </draw:polygon>
        <draw:frame draw:style-name="gr5" draw:text-style-name="P6" draw:layer="layout" svg:width="0.489cm" svg:height="0.352cm" svg:x="3.044cm" svg:y="14.083cm">
          <draw:text-box>
            <text:p text:style-name="P4"><text:span text:style-name="T2">4.8</text:span></text:p>
          </draw:text-box>
        </draw:frame>
        <draw:polygon draw:style-name="gr7" draw:text-style-name="P8" draw:layer="layout" svg:width="1.036cm" svg:height="0.76cm" svg:x="1.734cm" svg:y="14.635cm" svg:viewBox="0 0 1037 761" draw:points="0,0 1037,0 1037,761 0,761">
          <text:p/>
        </draw:polygon>
        <draw:frame draw:style-name="gr5" draw:text-style-name="P6" draw:layer="layout" svg:width="0.489cm" svg:height="0.352cm" svg:x="4.082cm" svg:y="14.083cm">
          <draw:text-box>
            <text:p text:style-name="P4"><text:span text:style-name="T2">5.3</text:span></text:p>
          </draw:text-box>
        </draw:frame>
        <draw:polygon draw:style-name="gr8" draw:text-style-name="P9" draw:layer="layout" svg:width="1.036cm" svg:height="0.76cm" svg:x="2.77cm" svg:y="14.635cm" svg:viewBox="0 0 1037 761" draw:points="0,0 1037,0 1037,761 0,761">
          <text:p/>
        </draw:polygon>
        <draw:frame draw:style-name="gr5" draw:text-style-name="P6" draw:layer="layout" svg:width="0.489cm" svg:height="0.352cm" svg:x="0.875cm" svg:y="14.837cm">
          <draw:text-box>
            <text:p text:style-name="P4"><text:span text:style-name="T3">6.0</text:span></text:p>
          </draw:text-box>
        </draw:frame>
        <draw:polygon draw:style-name="gr9" draw:text-style-name="P10" draw:layer="layout" svg:width="1.038cm" svg:height="0.76cm" svg:x="3.804cm" svg:y="14.635cm" svg:viewBox="0 0 1039 761" draw:points="0,0 1039,0 1039,761 0,761">
          <text:p/>
        </draw:polygon>
        <draw:frame draw:style-name="gr5" draw:text-style-name="P6" draw:layer="layout" svg:width="0.489cm" svg:height="0.352cm" svg:x="2.011cm" svg:y="14.837cm">
          <draw:text-box>
            <text:p text:style-name="P4"><text:span text:style-name="T2">4.3</text:span></text:p>
          </draw:text-box>
        </draw:frame>
        <draw:polygon draw:style-name="gr6" draw:text-style-name="P7" draw:layer="layout" svg:width="1.236cm" svg:height="0.759cm" svg:x="0.499cm" svg:y="15.394cm" svg:viewBox="0 0 1237 760" draw:points="0,0 1237,0 1237,760 0,760">
          <text:p/>
        </draw:polygon>
        <draw:frame draw:style-name="gr5" draw:text-style-name="P6" draw:layer="layout" svg:width="0.489cm" svg:height="0.352cm" svg:x="3.044cm" svg:y="14.837cm">
          <draw:text-box>
            <text:p text:style-name="P4"><text:span text:style-name="T2">4.8</text:span></text:p>
          </draw:text-box>
        </draw:frame>
        <draw:polygon draw:style-name="gr7" draw:text-style-name="P8" draw:layer="layout" svg:width="1.036cm" svg:height="0.759cm" svg:x="1.734cm" svg:y="15.394cm" svg:viewBox="0 0 1037 760" draw:points="0,0 1037,0 1037,760 0,760">
          <text:p/>
        </draw:polygon>
        <draw:frame draw:style-name="gr5" draw:text-style-name="P6" draw:layer="layout" svg:width="0.489cm" svg:height="0.352cm" svg:x="4.082cm" svg:y="14.837cm">
          <draw:text-box>
            <text:p text:style-name="P4"><text:span text:style-name="T2">5.4</text:span></text:p>
          </draw:text-box>
        </draw:frame>
        <draw:polygon draw:style-name="gr8" draw:text-style-name="P9" draw:layer="layout" svg:width="1.036cm" svg:height="0.759cm" svg:x="2.77cm" svg:y="15.394cm" svg:viewBox="0 0 1037 760" draw:points="0,0 1037,0 1037,760 0,760">
          <text:p/>
        </draw:polygon>
        <draw:frame draw:style-name="gr5" draw:text-style-name="P6" draw:layer="layout" svg:width="0.489cm" svg:height="0.352cm" svg:x="0.875cm" svg:y="15.599cm">
          <draw:text-box>
            <text:p text:style-name="P4"><text:span text:style-name="T3">6.1</text:span></text:p>
          </draw:text-box>
        </draw:frame>
        <draw:polygon draw:style-name="gr9" draw:text-style-name="P10" draw:layer="layout" svg:width="1.038cm" svg:height="0.759cm" svg:x="3.804cm" svg:y="15.394cm" svg:viewBox="0 0 1039 760" draw:points="0,0 1039,0 1039,760 0,760">
          <text:p/>
        </draw:polygon>
        <draw:frame draw:style-name="gr5" draw:text-style-name="P6" draw:layer="layout" svg:width="0.489cm" svg:height="0.352cm" svg:x="2.011cm" svg:y="15.599cm">
          <draw:text-box>
            <text:p text:style-name="P4"><text:span text:style-name="T2">4.3</text:span></text:p>
          </draw:text-box>
        </draw:frame>
        <draw:polygon draw:style-name="gr1" draw:text-style-name="P1" draw:layer="layout" svg:width="1.236cm" svg:height="0.759cm" svg:x="0.499cm" svg:y="16.152cm" svg:viewBox="0 0 1237 760" draw:points="0,0 1237,0 1237,760 0,760">
          <text:p/>
        </draw:polygon>
        <draw:frame draw:style-name="gr5" draw:text-style-name="P6" draw:layer="layout" svg:width="0.489cm" svg:height="0.352cm" svg:x="3.044cm" svg:y="15.599cm">
          <draw:text-box>
            <text:p text:style-name="P4"><text:span text:style-name="T2">4.9</text:span></text:p>
          </draw:text-box>
        </draw:frame>
        <draw:polygon draw:style-name="gr7" draw:text-style-name="P8" draw:layer="layout" svg:width="1.036cm" svg:height="0.759cm" svg:x="1.734cm" svg:y="16.152cm" svg:viewBox="0 0 1037 760" draw:points="0,0 1037,0 1037,760 0,760">
          <text:p/>
        </draw:polygon>
        <draw:frame draw:style-name="gr5" draw:text-style-name="P6" draw:layer="layout" svg:width="0.489cm" svg:height="0.352cm" svg:x="4.082cm" svg:y="15.599cm">
          <draw:text-box>
            <text:p text:style-name="P4"><text:span text:style-name="T2">5.5</text:span></text:p>
          </draw:text-box>
        </draw:frame>
        <draw:polygon draw:style-name="gr8" draw:text-style-name="P9" draw:layer="layout" svg:width="1.036cm" svg:height="0.759cm" svg:x="2.77cm" svg:y="16.152cm" svg:viewBox="0 0 1037 760" draw:points="0,0 1037,0 1037,760 0,760">
          <text:p/>
        </draw:polygon>
        <draw:frame draw:style-name="gr5" draw:text-style-name="P6" draw:layer="layout" svg:width="0.489cm" svg:height="0.352cm" svg:x="0.875cm" svg:y="16.354cm">
          <draw:text-box>
            <text:p text:style-name="P4"><text:span text:style-name="T3">6.2</text:span></text:p>
          </draw:text-box>
        </draw:frame>
        <draw:polygon draw:style-name="gr9" draw:text-style-name="P10" draw:layer="layout" svg:width="1.038cm" svg:height="0.759cm" svg:x="3.804cm" svg:y="16.152cm" svg:viewBox="0 0 1039 760" draw:points="0,0 1039,0 1039,760 0,760">
          <text:p/>
        </draw:polygon>
        <draw:frame draw:style-name="gr5" draw:text-style-name="P6" draw:layer="layout" svg:width="0.489cm" svg:height="0.352cm" svg:x="2.011cm" svg:y="16.354cm">
          <draw:text-box>
            <text:p text:style-name="P4"><text:span text:style-name="T2">4.4</text:span></text:p>
          </draw:text-box>
        </draw:frame>
        <draw:polygon draw:style-name="gr6" draw:text-style-name="P7" draw:layer="layout" svg:width="1.236cm" svg:height="0.76cm" svg:x="0.499cm" svg:y="16.91cm" svg:viewBox="0 0 1237 761" draw:points="0,0 1237,0 1237,761 0,761">
          <text:p/>
        </draw:polygon>
        <draw:frame draw:style-name="gr5" draw:text-style-name="P6" draw:layer="layout" svg:width="0.489cm" svg:height="0.352cm" svg:x="3.044cm" svg:y="16.354cm">
          <draw:text-box>
            <text:p text:style-name="P4"><text:span text:style-name="T2">5.0</text:span></text:p>
          </draw:text-box>
        </draw:frame>
        <draw:polygon draw:style-name="gr7" draw:text-style-name="P8" draw:layer="layout" svg:width="1.036cm" svg:height="0.76cm" svg:x="1.734cm" svg:y="16.91cm" svg:viewBox="0 0 1037 761" draw:points="0,0 1037,0 1037,761 0,761">
          <text:p/>
        </draw:polygon>
        <draw:frame draw:style-name="gr5" draw:text-style-name="P6" draw:layer="layout" svg:width="0.489cm" svg:height="0.352cm" svg:x="4.082cm" svg:y="16.354cm">
          <draw:text-box>
            <text:p text:style-name="P4"><text:span text:style-name="T2">5.6</text:span></text:p>
          </draw:text-box>
        </draw:frame>
        <draw:polygon draw:style-name="gr8" draw:text-style-name="P9" draw:layer="layout" svg:width="1.036cm" svg:height="0.76cm" svg:x="2.77cm" svg:y="16.91cm" svg:viewBox="0 0 1037 761" draw:points="0,0 1037,0 1037,761 0,761">
          <text:p/>
        </draw:polygon>
        <draw:frame draw:style-name="gr5" draw:text-style-name="P6" draw:layer="layout" svg:width="0.489cm" svg:height="0.352cm" svg:x="0.875cm" svg:y="17.116cm">
          <draw:text-box>
            <text:p text:style-name="P4"><text:span text:style-name="T3">6.3</text:span></text:p>
          </draw:text-box>
        </draw:frame>
        <draw:polygon draw:style-name="gr9" draw:text-style-name="P10" draw:layer="layout" svg:width="1.038cm" svg:height="0.76cm" svg:x="3.804cm" svg:y="16.91cm" svg:viewBox="0 0 1039 761" draw:points="0,0 1039,0 1039,761 0,761">
          <text:p/>
        </draw:polygon>
        <draw:frame draw:style-name="gr5" draw:text-style-name="P6" draw:layer="layout" svg:width="0.489cm" svg:height="0.352cm" svg:x="2.011cm" svg:y="17.116cm">
          <draw:text-box>
            <text:p text:style-name="P4"><text:span text:style-name="T2">4.5</text:span></text:p>
          </draw:text-box>
        </draw:frame>
        <draw:polygon draw:style-name="gr1" draw:text-style-name="P1" draw:layer="layout" svg:width="1.236cm" svg:height="0.759cm" svg:x="0.499cm" svg:y="17.669cm" svg:viewBox="0 0 1237 760" draw:points="0,0 1237,0 1237,760 0,760">
          <text:p/>
        </draw:polygon>
        <draw:frame draw:style-name="gr5" draw:text-style-name="P6" draw:layer="layout" svg:width="0.489cm" svg:height="0.352cm" svg:x="3.044cm" svg:y="17.116cm">
          <draw:text-box>
            <text:p text:style-name="P4"><text:span text:style-name="T2">5.1</text:span></text:p>
          </draw:text-box>
        </draw:frame>
        <draw:polygon draw:style-name="gr7" draw:text-style-name="P8" draw:layer="layout" svg:width="1.036cm" svg:height="0.759cm" svg:x="1.734cm" svg:y="17.669cm" svg:viewBox="0 0 1037 760" draw:points="0,0 1037,0 1037,760 0,760">
          <text:p/>
        </draw:polygon>
        <draw:frame draw:style-name="gr5" draw:text-style-name="P6" draw:layer="layout" svg:width="0.489cm" svg:height="0.352cm" svg:x="4.082cm" svg:y="17.116cm">
          <draw:text-box>
            <text:p text:style-name="P4"><text:span text:style-name="T2">5.7</text:span></text:p>
          </draw:text-box>
        </draw:frame>
        <draw:polygon draw:style-name="gr8" draw:text-style-name="P9" draw:layer="layout" svg:width="1.036cm" svg:height="0.759cm" svg:x="2.77cm" svg:y="17.669cm" svg:viewBox="0 0 1037 760" draw:points="0,0 1037,0 1037,760 0,760">
          <text:p/>
        </draw:polygon>
        <draw:frame draw:style-name="gr5" draw:text-style-name="P6" draw:layer="layout" svg:width="0.489cm" svg:height="0.352cm" svg:x="0.875cm" svg:y="17.871cm">
          <draw:text-box>
            <text:p text:style-name="P4"><text:span text:style-name="T3">6.4</text:span></text:p>
          </draw:text-box>
        </draw:frame>
        <draw:polygon draw:style-name="gr9" draw:text-style-name="P10" draw:layer="layout" svg:width="1.038cm" svg:height="0.759cm" svg:x="3.804cm" svg:y="17.669cm" svg:viewBox="0 0 1039 760" draw:points="0,0 1039,0 1039,760 0,760">
          <text:p/>
        </draw:polygon>
        <draw:frame draw:style-name="gr5" draw:text-style-name="P6" draw:layer="layout" svg:width="0.489cm" svg:height="0.352cm" svg:x="2.011cm" svg:y="17.871cm">
          <draw:text-box>
            <text:p text:style-name="P4"><text:span text:style-name="T2">4.5</text:span></text:p>
          </draw:text-box>
        </draw:frame>
        <draw:polygon draw:style-name="gr6" draw:text-style-name="P7" draw:layer="layout" svg:width="1.236cm" svg:height="0.76cm" svg:x="0.499cm" svg:y="18.427cm" svg:viewBox="0 0 1237 761" draw:points="0,0 1237,0 1237,761 0,761">
          <text:p/>
        </draw:polygon>
        <draw:frame draw:style-name="gr5" draw:text-style-name="P6" draw:layer="layout" svg:width="0.489cm" svg:height="0.352cm" svg:x="3.044cm" svg:y="17.871cm">
          <draw:text-box>
            <text:p text:style-name="P4"><text:span text:style-name="T2">5.2</text:span></text:p>
          </draw:text-box>
        </draw:frame>
        <draw:polygon draw:style-name="gr7" draw:text-style-name="P8" draw:layer="layout" svg:width="1.036cm" svg:height="0.76cm" svg:x="1.734cm" svg:y="18.427cm" svg:viewBox="0 0 1037 761" draw:points="0,0 1037,0 1037,761 0,761">
          <text:p/>
        </draw:polygon>
        <draw:frame draw:style-name="gr5" draw:text-style-name="P6" draw:layer="layout" svg:width="0.489cm" svg:height="0.352cm" svg:x="4.082cm" svg:y="17.871cm">
          <draw:text-box>
            <text:p text:style-name="P4"><text:span text:style-name="T2">5.8</text:span></text:p>
          </draw:text-box>
        </draw:frame>
        <draw:polygon draw:style-name="gr8" draw:text-style-name="P9" draw:layer="layout" svg:width="1.036cm" svg:height="0.76cm" svg:x="2.77cm" svg:y="18.427cm" svg:viewBox="0 0 1037 761" draw:points="0,0 1037,0 1037,761 0,761">
          <text:p/>
        </draw:polygon>
        <draw:frame draw:style-name="gr5" draw:text-style-name="P6" draw:layer="layout" svg:width="0.489cm" svg:height="0.352cm" svg:x="0.875cm" svg:y="18.633cm">
          <draw:text-box>
            <text:p text:style-name="P4"><text:span text:style-name="T3">6.5</text:span></text:p>
          </draw:text-box>
        </draw:frame>
        <draw:polygon draw:style-name="gr9" draw:text-style-name="P10" draw:layer="layout" svg:width="1.038cm" svg:height="0.76cm" svg:x="3.804cm" svg:y="18.427cm" svg:viewBox="0 0 1039 761" draw:points="0,0 1039,0 1039,761 0,761">
          <text:p/>
        </draw:polygon>
        <draw:frame draw:style-name="gr5" draw:text-style-name="P6" draw:layer="layout" svg:width="0.489cm" svg:height="0.352cm" svg:x="2.011cm" svg:y="18.633cm">
          <draw:text-box>
            <text:p text:style-name="P4"><text:span text:style-name="T2">4.6</text:span></text:p>
          </draw:text-box>
        </draw:frame>
        <draw:polygon draw:style-name="gr1" draw:text-style-name="P1" draw:layer="layout" svg:width="1.236cm" svg:height="0.759cm" svg:x="0.499cm" svg:y="19.186cm" svg:viewBox="0 0 1237 760" draw:points="0,0 1237,0 1237,760 0,760">
          <text:p/>
        </draw:polygon>
        <draw:frame draw:style-name="gr5" draw:text-style-name="P6" draw:layer="layout" svg:width="0.489cm" svg:height="0.352cm" svg:x="3.044cm" svg:y="18.633cm">
          <draw:text-box>
            <text:p text:style-name="P4"><text:span text:style-name="T2">5.2</text:span></text:p>
          </draw:text-box>
        </draw:frame>
        <draw:polygon draw:style-name="gr7" draw:text-style-name="P8" draw:layer="layout" svg:width="1.036cm" svg:height="0.759cm" svg:x="1.734cm" svg:y="19.186cm" svg:viewBox="0 0 1037 760" draw:points="0,0 1037,0 1037,760 0,760">
          <text:p/>
        </draw:polygon>
        <draw:frame draw:style-name="gr5" draw:text-style-name="P6" draw:layer="layout" svg:width="0.489cm" svg:height="0.352cm" svg:x="4.082cm" svg:y="18.633cm">
          <draw:text-box>
            <text:p text:style-name="P4"><text:span text:style-name="T2">5.9</text:span></text:p>
          </draw:text-box>
        </draw:frame>
        <draw:polygon draw:style-name="gr8" draw:text-style-name="P9" draw:layer="layout" svg:width="1.036cm" svg:height="0.759cm" svg:x="2.77cm" svg:y="19.186cm" svg:viewBox="0 0 1037 760" draw:points="0,0 1037,0 1037,760 0,760">
          <text:p/>
        </draw:polygon>
        <draw:frame draw:style-name="gr5" draw:text-style-name="P6" draw:layer="layout" svg:width="0.489cm" svg:height="0.352cm" svg:x="0.875cm" svg:y="19.388cm">
          <draw:text-box>
            <text:p text:style-name="P4"><text:span text:style-name="T3">6.6</text:span></text:p>
          </draw:text-box>
        </draw:frame>
        <draw:polygon draw:style-name="gr9" draw:text-style-name="P10" draw:layer="layout" svg:width="1.038cm" svg:height="0.759cm" svg:x="3.804cm" svg:y="19.186cm" svg:viewBox="0 0 1039 760" draw:points="0,0 1039,0 1039,760 0,760">
          <text:p/>
        </draw:polygon>
        <draw:frame draw:style-name="gr5" draw:text-style-name="P6" draw:layer="layout" svg:width="0.489cm" svg:height="0.352cm" svg:x="2.011cm" svg:y="19.388cm">
          <draw:text-box>
            <text:p text:style-name="P4"><text:span text:style-name="T2">4.7</text:span></text:p>
          </draw:text-box>
        </draw:frame>
        <draw:polygon draw:style-name="gr6" draw:text-style-name="P7" draw:layer="layout" svg:width="1.236cm" svg:height="0.76cm" svg:x="0.499cm" svg:y="19.944cm" svg:viewBox="0 0 1237 761" draw:points="0,0 1237,0 1237,761 0,761">
          <text:p/>
        </draw:polygon>
        <draw:frame draw:style-name="gr5" draw:text-style-name="P6" draw:layer="layout" svg:width="0.489cm" svg:height="0.352cm" svg:x="3.044cm" svg:y="19.388cm">
          <draw:text-box>
            <text:p text:style-name="P4"><text:span text:style-name="T2">5.3</text:span></text:p>
          </draw:text-box>
        </draw:frame>
        <draw:polygon draw:style-name="gr7" draw:text-style-name="P8" draw:layer="layout" svg:width="1.036cm" svg:height="0.76cm" svg:x="1.734cm" svg:y="19.944cm" svg:viewBox="0 0 1037 761" draw:points="0,0 1037,0 1037,761 0,761">
          <text:p/>
        </draw:polygon>
        <draw:frame draw:style-name="gr5" draw:text-style-name="P6" draw:layer="layout" svg:width="0.489cm" svg:height="0.352cm" svg:x="4.082cm" svg:y="19.388cm">
          <draw:text-box>
            <text:p text:style-name="P4"><text:span text:style-name="T2">6.0</text:span></text:p>
          </draw:text-box>
        </draw:frame>
        <draw:polygon draw:style-name="gr8" draw:text-style-name="P9" draw:layer="layout" svg:width="1.036cm" svg:height="0.76cm" svg:x="2.77cm" svg:y="19.944cm" svg:viewBox="0 0 1037 761" draw:points="0,0 1037,0 1037,761 0,761">
          <text:p/>
        </draw:polygon>
        <draw:frame draw:style-name="gr5" draw:text-style-name="P6" draw:layer="layout" svg:width="0.489cm" svg:height="0.352cm" svg:x="0.875cm" svg:y="20.147cm">
          <draw:text-box>
            <text:p text:style-name="P4"><text:span text:style-name="T3">6.7</text:span></text:p>
          </draw:text-box>
        </draw:frame>
        <draw:polygon draw:style-name="gr9" draw:text-style-name="P10" draw:layer="layout" svg:width="1.038cm" svg:height="0.76cm" svg:x="3.804cm" svg:y="19.944cm" svg:viewBox="0 0 1039 761" draw:points="0,0 1039,0 1039,761 0,761">
          <text:p/>
        </draw:polygon>
        <draw:frame draw:style-name="gr5" draw:text-style-name="P6" draw:layer="layout" svg:width="0.489cm" svg:height="0.352cm" svg:x="2.011cm" svg:y="20.147cm">
          <draw:text-box>
            <text:p text:style-name="P4"><text:span text:style-name="T2">4.7</text:span></text:p>
          </draw:text-box>
        </draw:frame>
        <draw:polygon draw:style-name="gr1" draw:text-style-name="P1" draw:layer="layout" svg:width="1.236cm" svg:height="0.759cm" svg:x="0.499cm" svg:y="20.703cm" svg:viewBox="0 0 1237 760" draw:points="0,0 1237,0 1237,760 0,760">
          <text:p/>
        </draw:polygon>
        <draw:frame draw:style-name="gr5" draw:text-style-name="P6" draw:layer="layout" svg:width="0.489cm" svg:height="0.352cm" svg:x="3.044cm" svg:y="20.147cm">
          <draw:text-box>
            <text:p text:style-name="P4"><text:span text:style-name="T2">5.4</text:span></text:p>
          </draw:text-box>
        </draw:frame>
        <draw:polygon draw:style-name="gr7" draw:text-style-name="P8" draw:layer="layout" svg:width="1.036cm" svg:height="0.759cm" svg:x="1.734cm" svg:y="20.703cm" svg:viewBox="0 0 1037 760" draw:points="0,0 1037,0 1037,760 0,760">
          <text:p/>
        </draw:polygon>
        <draw:frame draw:style-name="gr5" draw:text-style-name="P6" draw:layer="layout" svg:width="0.489cm" svg:height="0.352cm" svg:x="4.082cm" svg:y="20.147cm">
          <draw:text-box>
            <text:p text:style-name="P4"><text:span text:style-name="T2">6.1</text:span></text:p>
          </draw:text-box>
        </draw:frame>
        <draw:polygon draw:style-name="gr8" draw:text-style-name="P9" draw:layer="layout" svg:width="1.036cm" svg:height="0.759cm" svg:x="2.77cm" svg:y="20.703cm" svg:viewBox="0 0 1037 760" draw:points="0,0 1037,0 1037,760 0,760">
          <text:p/>
        </draw:polygon>
        <draw:frame draw:style-name="gr5" draw:text-style-name="P6" draw:layer="layout" svg:width="0.489cm" svg:height="0.352cm" svg:x="0.875cm" svg:y="20.905cm">
          <draw:text-box>
            <text:p text:style-name="P4"><text:span text:style-name="T3">6.8</text:span></text:p>
          </draw:text-box>
        </draw:frame>
        <draw:polygon draw:style-name="gr9" draw:text-style-name="P10" draw:layer="layout" svg:width="1.038cm" svg:height="0.759cm" svg:x="3.804cm" svg:y="20.703cm" svg:viewBox="0 0 1039 760" draw:points="0,0 1039,0 1039,760 0,760">
          <text:p/>
        </draw:polygon>
        <draw:frame draw:style-name="gr5" draw:text-style-name="P6" draw:layer="layout" svg:width="0.489cm" svg:height="0.352cm" svg:x="2.011cm" svg:y="20.905cm">
          <draw:text-box>
            <text:p text:style-name="P4"><text:span text:style-name="T2">4.8</text:span></text:p>
          </draw:text-box>
        </draw:frame>
        <draw:polygon draw:style-name="gr6" draw:text-style-name="P7" draw:layer="layout" svg:width="1.236cm" svg:height="0.76cm" svg:x="0.499cm" svg:y="21.461cm" svg:viewBox="0 0 1237 761" draw:points="0,0 1237,0 1237,761 0,761">
          <text:p/>
        </draw:polygon>
        <draw:frame draw:style-name="gr5" draw:text-style-name="P6" draw:layer="layout" svg:width="0.489cm" svg:height="0.352cm" svg:x="3.044cm" svg:y="20.905cm">
          <draw:text-box>
            <text:p text:style-name="P4"><text:span text:style-name="T2">5.5</text:span></text:p>
          </draw:text-box>
        </draw:frame>
        <draw:polygon draw:style-name="gr7" draw:text-style-name="P8" draw:layer="layout" svg:width="1.036cm" svg:height="0.76cm" svg:x="1.734cm" svg:y="21.461cm" svg:viewBox="0 0 1037 761" draw:points="0,0 1037,0 1037,761 0,761">
          <text:p/>
        </draw:polygon>
        <draw:frame draw:style-name="gr5" draw:text-style-name="P6" draw:layer="layout" svg:width="0.489cm" svg:height="0.352cm" svg:x="4.082cm" svg:y="20.905cm">
          <draw:text-box>
            <text:p text:style-name="P4"><text:span text:style-name="T2">6.1</text:span></text:p>
          </draw:text-box>
        </draw:frame>
        <draw:polygon draw:style-name="gr8" draw:text-style-name="P9" draw:layer="layout" svg:width="1.036cm" svg:height="0.76cm" svg:x="2.77cm" svg:y="21.461cm" svg:viewBox="0 0 1037 761" draw:points="0,0 1037,0 1037,761 0,761">
          <text:p/>
        </draw:polygon>
        <draw:frame draw:style-name="gr5" draw:text-style-name="P6" draw:layer="layout" svg:width="0.489cm" svg:height="0.352cm" svg:x="0.875cm" svg:y="21.664cm">
          <draw:text-box>
            <text:p text:style-name="P4"><text:span text:style-name="T3">6.9</text:span></text:p>
          </draw:text-box>
        </draw:frame>
        <draw:polygon draw:style-name="gr9" draw:text-style-name="P10" draw:layer="layout" svg:width="1.038cm" svg:height="0.76cm" svg:x="3.804cm" svg:y="21.461cm" svg:viewBox="0 0 1039 761" draw:points="0,0 1039,0 1039,761 0,761">
          <text:p/>
        </draw:polygon>
        <draw:frame draw:style-name="gr5" draw:text-style-name="P6" draw:layer="layout" svg:width="0.489cm" svg:height="0.352cm" svg:x="2.011cm" svg:y="21.664cm">
          <draw:text-box>
            <text:p text:style-name="P4"><text:span text:style-name="T2">4.9</text:span></text:p>
          </draw:text-box>
        </draw:frame>
        <draw:polygon draw:style-name="gr1" draw:text-style-name="P1" draw:layer="layout" svg:width="1.236cm" svg:height="0.759cm" svg:x="0.499cm" svg:y="22.22cm" svg:viewBox="0 0 1237 760" draw:points="0,0 1237,0 1237,760 0,760">
          <text:p/>
        </draw:polygon>
        <draw:frame draw:style-name="gr5" draw:text-style-name="P6" draw:layer="layout" svg:width="0.489cm" svg:height="0.352cm" svg:x="3.044cm" svg:y="21.664cm">
          <draw:text-box>
            <text:p text:style-name="P4"><text:span text:style-name="T2">5.6</text:span></text:p>
          </draw:text-box>
        </draw:frame>
        <draw:polygon draw:style-name="gr7" draw:text-style-name="P8" draw:layer="layout" svg:width="1.036cm" svg:height="0.759cm" svg:x="1.734cm" svg:y="22.22cm" svg:viewBox="0 0 1037 760" draw:points="0,0 1037,0 1037,760 0,760">
          <text:p/>
        </draw:polygon>
        <draw:frame draw:style-name="gr5" draw:text-style-name="P6" draw:layer="layout" svg:width="0.489cm" svg:height="0.352cm" svg:x="4.082cm" svg:y="21.664cm">
          <draw:text-box>
            <text:p text:style-name="P4"><text:span text:style-name="T2">6.2</text:span></text:p>
          </draw:text-box>
        </draw:frame>
        <draw:polygon draw:style-name="gr8" draw:text-style-name="P9" draw:layer="layout" svg:width="1.036cm" svg:height="0.759cm" svg:x="2.77cm" svg:y="22.22cm" svg:viewBox="0 0 1037 760" draw:points="0,0 1037,0 1037,760 0,760">
          <text:p/>
        </draw:polygon>
        <draw:frame draw:style-name="gr5" draw:text-style-name="P6" draw:layer="layout" svg:width="0.489cm" svg:height="0.352cm" svg:x="0.875cm" svg:y="22.426cm">
          <draw:text-box>
            <text:p text:style-name="P4"><text:span text:style-name="T3">7.0</text:span></text:p>
          </draw:text-box>
        </draw:frame>
        <draw:polygon draw:style-name="gr9" draw:text-style-name="P10" draw:layer="layout" svg:width="1.038cm" svg:height="0.759cm" svg:x="3.804cm" svg:y="22.22cm" svg:viewBox="0 0 1039 760" draw:points="0,0 1039,0 1039,760 0,760">
          <text:p/>
        </draw:polygon>
        <draw:frame draw:style-name="gr5" draw:text-style-name="P6" draw:layer="layout" svg:width="0.489cm" svg:height="0.352cm" svg:x="2.011cm" svg:y="22.426cm">
          <draw:text-box>
            <text:p text:style-name="P4"><text:span text:style-name="T2">5.0</text:span></text:p>
          </draw:text-box>
        </draw:frame>
        <draw:polygon draw:style-name="gr6" draw:text-style-name="P7" draw:layer="layout" svg:width="1.236cm" svg:height="0.76cm" svg:x="0.499cm" svg:y="22.978cm" svg:viewBox="0 0 1237 761" draw:points="0,0 1237,0 1237,761 0,761">
          <text:p/>
        </draw:polygon>
        <draw:frame draw:style-name="gr5" draw:text-style-name="P6" draw:layer="layout" svg:width="0.489cm" svg:height="0.352cm" svg:x="3.044cm" svg:y="22.426cm">
          <draw:text-box>
            <text:p text:style-name="P4"><text:span text:style-name="T2">5.6</text:span></text:p>
          </draw:text-box>
        </draw:frame>
        <draw:polygon draw:style-name="gr7" draw:text-style-name="P8" draw:layer="layout" svg:width="1.036cm" svg:height="0.76cm" svg:x="1.734cm" svg:y="22.978cm" svg:viewBox="0 0 1037 761" draw:points="0,0 1037,0 1037,761 0,761">
          <text:p/>
        </draw:polygon>
        <draw:frame draw:style-name="gr5" draw:text-style-name="P6" draw:layer="layout" svg:width="0.489cm" svg:height="0.352cm" svg:x="4.082cm" svg:y="22.426cm">
          <draw:text-box>
            <text:p text:style-name="P4"><text:span text:style-name="T2">6.3</text:span></text:p>
          </draw:text-box>
        </draw:frame>
        <draw:polygon draw:style-name="gr8" draw:text-style-name="P9" draw:layer="layout" svg:width="1.036cm" svg:height="0.76cm" svg:x="2.77cm" svg:y="22.978cm" svg:viewBox="0 0 1037 761" draw:points="0,0 1037,0 1037,761 0,761">
          <text:p/>
        </draw:polygon>
        <draw:frame draw:style-name="gr5" draw:text-style-name="P6" draw:layer="layout" svg:width="0.489cm" svg:height="0.352cm" svg:x="0.875cm" svg:y="23.181cm">
          <draw:text-box>
            <text:p text:style-name="P4"><text:span text:style-name="T3">7.1</text:span></text:p>
          </draw:text-box>
        </draw:frame>
        <draw:polygon draw:style-name="gr9" draw:text-style-name="P10" draw:layer="layout" svg:width="1.038cm" svg:height="0.76cm" svg:x="3.804cm" svg:y="22.978cm" svg:viewBox="0 0 1039 761" draw:points="0,0 1039,0 1039,761 0,761">
          <text:p/>
        </draw:polygon>
        <draw:frame draw:style-name="gr5" draw:text-style-name="P6" draw:layer="layout" svg:width="0.489cm" svg:height="0.352cm" svg:x="2.011cm" svg:y="23.181cm">
          <draw:text-box>
            <text:p text:style-name="P4"><text:span text:style-name="T2">5.0</text:span></text:p>
          </draw:text-box>
        </draw:frame>
        <draw:polygon draw:style-name="gr1" draw:text-style-name="P1" draw:layer="layout" svg:width="1.236cm" svg:height="0.759cm" svg:x="0.499cm" svg:y="23.737cm" svg:viewBox="0 0 1237 760" draw:points="0,0 1237,0 1237,760 0,760">
          <text:p/>
        </draw:polygon>
        <draw:frame draw:style-name="gr5" draw:text-style-name="P6" draw:layer="layout" svg:width="0.489cm" svg:height="0.352cm" svg:x="3.044cm" svg:y="23.181cm">
          <draw:text-box>
            <text:p text:style-name="P4"><text:span text:style-name="T2">5.7</text:span></text:p>
          </draw:text-box>
        </draw:frame>
        <draw:polygon draw:style-name="gr7" draw:text-style-name="P8" draw:layer="layout" svg:width="1.036cm" svg:height="0.759cm" svg:x="1.734cm" svg:y="23.737cm" svg:viewBox="0 0 1037 760" draw:points="0,0 1037,0 1037,760 0,760">
          <text:p/>
        </draw:polygon>
        <draw:frame draw:style-name="gr5" draw:text-style-name="P6" draw:layer="layout" svg:width="0.489cm" svg:height="0.352cm" svg:x="4.082cm" svg:y="23.181cm">
          <draw:text-box>
            <text:p text:style-name="P4"><text:span text:style-name="T2">6.4</text:span></text:p>
          </draw:text-box>
        </draw:frame>
        <draw:polygon draw:style-name="gr8" draw:text-style-name="P9" draw:layer="layout" svg:width="1.036cm" svg:height="0.759cm" svg:x="2.77cm" svg:y="23.737cm" svg:viewBox="0 0 1037 760" draw:points="0,0 1037,0 1037,760 0,760">
          <text:p/>
        </draw:polygon>
        <draw:frame draw:style-name="gr5" draw:text-style-name="P6" draw:layer="layout" svg:width="0.489cm" svg:height="0.352cm" svg:x="0.875cm" svg:y="23.943cm">
          <draw:text-box>
            <text:p text:style-name="P4"><text:span text:style-name="T3">7.2</text:span></text:p>
          </draw:text-box>
        </draw:frame>
        <draw:polygon draw:style-name="gr9" draw:text-style-name="P10" draw:layer="layout" svg:width="1.038cm" svg:height="0.759cm" svg:x="3.804cm" svg:y="23.737cm" svg:viewBox="0 0 1039 760" draw:points="0,0 1039,0 1039,760 0,760">
          <text:p/>
        </draw:polygon>
        <draw:frame draw:style-name="gr5" draw:text-style-name="P6" draw:layer="layout" svg:width="0.489cm" svg:height="0.352cm" svg:x="2.011cm" svg:y="23.943cm">
          <draw:text-box>
            <text:p text:style-name="P4"><text:span text:style-name="T2">5.1</text:span></text:p>
          </draw:text-box>
        </draw:frame>
        <draw:polygon draw:style-name="gr6" draw:text-style-name="P7" draw:layer="layout" svg:width="1.236cm" svg:height="0.76cm" svg:x="0.499cm" svg:y="24.495cm" svg:viewBox="0 0 1237 761" draw:points="0,0 1237,0 1237,761 0,761">
          <text:p/>
        </draw:polygon>
        <draw:frame draw:style-name="gr5" draw:text-style-name="P6" draw:layer="layout" svg:width="0.489cm" svg:height="0.352cm" svg:x="3.044cm" svg:y="23.943cm">
          <draw:text-box>
            <text:p text:style-name="P4"><text:span text:style-name="T2">5.8</text:span></text:p>
          </draw:text-box>
        </draw:frame>
        <draw:polygon draw:style-name="gr7" draw:text-style-name="P8" draw:layer="layout" svg:width="1.036cm" svg:height="0.76cm" svg:x="1.734cm" svg:y="24.495cm" svg:viewBox="0 0 1037 761" draw:points="0,0 1037,0 1037,761 0,761">
          <text:p/>
        </draw:polygon>
        <draw:frame draw:style-name="gr5" draw:text-style-name="P6" draw:layer="layout" svg:width="0.489cm" svg:height="0.352cm" svg:x="4.082cm" svg:y="23.943cm">
          <draw:text-box>
            <text:p text:style-name="P4"><text:span text:style-name="T2">6.5</text:span></text:p>
          </draw:text-box>
        </draw:frame>
        <draw:polygon draw:style-name="gr8" draw:text-style-name="P9" draw:layer="layout" svg:width="1.036cm" svg:height="0.76cm" svg:x="2.77cm" svg:y="24.495cm" svg:viewBox="0 0 1037 761" draw:points="0,0 1037,0 1037,761 0,761">
          <text:p/>
        </draw:polygon>
        <draw:frame draw:style-name="gr5" draw:text-style-name="P6" draw:layer="layout" svg:width="0.489cm" svg:height="0.352cm" svg:x="0.875cm" svg:y="24.698cm">
          <draw:text-box>
            <text:p text:style-name="P4"><text:span text:style-name="T3">7.3</text:span></text:p>
          </draw:text-box>
        </draw:frame>
        <draw:polygon draw:style-name="gr9" draw:text-style-name="P10" draw:layer="layout" svg:width="1.038cm" svg:height="0.76cm" svg:x="3.804cm" svg:y="24.495cm" svg:viewBox="0 0 1039 761" draw:points="0,0 1039,0 1039,761 0,761">
          <text:p/>
        </draw:polygon>
        <draw:frame draw:style-name="gr5" draw:text-style-name="P6" draw:layer="layout" svg:width="0.489cm" svg:height="0.352cm" svg:x="2.011cm" svg:y="24.698cm">
          <draw:text-box>
            <text:p text:style-name="P4"><text:span text:style-name="T2">5.2</text:span></text:p>
          </draw:text-box>
        </draw:frame>
        <draw:polygon draw:style-name="gr1" draw:text-style-name="P1" draw:layer="layout" svg:width="1.236cm" svg:height="0.759cm" svg:x="0.499cm" svg:y="25.254cm" svg:viewBox="0 0 1237 760" draw:points="0,0 1237,0 1237,760 0,760">
          <text:p/>
        </draw:polygon>
        <draw:frame draw:style-name="gr5" draw:text-style-name="P6" draw:layer="layout" svg:width="0.489cm" svg:height="0.352cm" svg:x="3.044cm" svg:y="24.698cm">
          <draw:text-box>
            <text:p text:style-name="P4"><text:span text:style-name="T2">5.9</text:span></text:p>
          </draw:text-box>
        </draw:frame>
        <draw:polygon draw:style-name="gr7" draw:text-style-name="P8" draw:layer="layout" svg:width="1.036cm" svg:height="0.759cm" svg:x="1.734cm" svg:y="25.254cm" svg:viewBox="0 0 1037 760" draw:points="0,0 1037,0 1037,760 0,760">
          <text:p/>
        </draw:polygon>
        <draw:frame draw:style-name="gr5" draw:text-style-name="P6" draw:layer="layout" svg:width="0.489cm" svg:height="0.352cm" svg:x="4.082cm" svg:y="24.698cm">
          <draw:text-box>
            <text:p text:style-name="P4"><text:span text:style-name="T2">6.6</text:span></text:p>
          </draw:text-box>
        </draw:frame>
        <draw:polygon draw:style-name="gr8" draw:text-style-name="P9" draw:layer="layout" svg:width="1.036cm" svg:height="0.759cm" svg:x="2.77cm" svg:y="25.254cm" svg:viewBox="0 0 1037 760" draw:points="0,0 1037,0 1037,760 0,760">
          <text:p/>
        </draw:polygon>
        <draw:frame draw:style-name="gr5" draw:text-style-name="P6" draw:layer="layout" svg:width="0.489cm" svg:height="0.352cm" svg:x="0.875cm" svg:y="25.46cm">
          <draw:text-box>
            <text:p text:style-name="P4"><text:span text:style-name="T3">7.4</text:span></text:p>
          </draw:text-box>
        </draw:frame>
        <draw:polygon draw:style-name="gr9" draw:text-style-name="P10" draw:layer="layout" svg:width="1.038cm" svg:height="0.759cm" svg:x="3.804cm" svg:y="25.254cm" svg:viewBox="0 0 1039 760" draw:points="0,0 1039,0 1039,760 0,760">
          <text:p/>
        </draw:polygon>
        <draw:frame draw:style-name="gr5" draw:text-style-name="P6" draw:layer="layout" svg:width="0.489cm" svg:height="0.352cm" svg:x="2.011cm" svg:y="25.46cm">
          <draw:text-box>
            <text:p text:style-name="P4"><text:span text:style-name="T2">5.2</text:span></text:p>
          </draw:text-box>
        </draw:frame>
        <draw:frame draw:style-name="gr5" draw:text-style-name="P6" draw:layer="layout" svg:width="0.489cm" svg:height="0.352cm" svg:x="3.044cm" svg:y="25.46cm">
          <draw:text-box>
            <text:p text:style-name="P4"><text:span text:style-name="T2">6.0</text:span></text:p>
          </draw:text-box>
        </draw:frame>
        <draw:polygon draw:style-name="gr3" draw:text-style-name="P3" draw:layer="layout" svg:width="1.236cm" svg:height="0.759cm" svg:x="5.5cm" svg:y="2.5cm" svg:viewBox="0 0 1237 760" draw:points="0,0 1237,0 1237,760 0,760">
          <text:p/>
        </draw:polygon>
        <draw:frame draw:style-name="gr5" draw:text-style-name="P6" draw:layer="layout" svg:width="0.489cm" svg:height="0.352cm" svg:x="4.082cm" svg:y="25.46cm">
          <draw:text-box>
            <text:p text:style-name="P4"><text:span text:style-name="T2">6.7</text:span></text:p>
          </draw:text-box>
        </draw:frame>
        <draw:polygon draw:style-name="gr3" draw:text-style-name="P3" draw:layer="layout" svg:width="1.036cm" svg:height="0.759cm" svg:x="6.734cm" svg:y="2.5cm" svg:viewBox="0 0 1037 760" draw:points="0,0 1037,0 1037,760 0,760">
          <text:p/>
        </draw:polygon>
        <draw:frame draw:style-name="gr4" draw:text-style-name="P5" draw:layer="layout" svg:width="3.795cm" svg:height="0.564cm" svg:x="0.998cm" svg:y="28.575cm">
          <draw:text-box>
            <text:p text:style-name="P4"><text:span text:style-name="T1">Elevation -10%</text:span></text:p>
          </draw:text-box>
        </draw:frame>
        <draw:polygon draw:style-name="gr3" draw:text-style-name="P3" draw:layer="layout" svg:width="1.036cm" svg:height="0.759cm" svg:x="7.77cm" svg:y="2.5cm" svg:viewBox="0 0 1037 760" draw:points="0,0 1037,0 1037,760 0,760">
          <text:p/>
        </draw:polygon>
        <draw:frame draw:style-name="gr5" draw:text-style-name="P6" draw:layer="layout" svg:width="0.861cm" svg:height="0.352cm" svg:x="5.687cm" svg:y="2.705cm">
          <draw:text-box>
            <text:p text:style-name="P4"><text:span text:style-name="T2">Wind</text:span></text:p>
          </draw:text-box>
        </draw:frame>
        <draw:polygon draw:style-name="gr3" draw:text-style-name="P3" draw:layer="layout" svg:width="1.038cm" svg:height="0.759cm" svg:x="8.805cm" svg:y="2.5cm" svg:viewBox="0 0 1039 760" draw:points="0,0 1039,0 1039,760 0,760">
          <text:p/>
        </draw:polygon>
        <draw:frame draw:style-name="gr5" draw:text-style-name="P6" draw:layer="layout" svg:width="0.607cm" svg:height="0.352cm" svg:x="6.95cm" svg:y="2.705cm">
          <draw:text-box>
            <text:p text:style-name="P4"><text:span text:style-name="T2">Min</text:span></text:p>
          </draw:text-box>
        </draw:frame>
        <draw:polygon draw:style-name="gr6" draw:text-style-name="P7" draw:layer="layout" svg:width="1.236cm" svg:height="0.759cm" svg:x="5.5cm" svg:y="3.258cm" svg:viewBox="0 0 1237 760" draw:points="0,0 1237,0 1237,760 0,760">
          <text:p/>
        </draw:polygon>
        <draw:frame draw:style-name="gr5" draw:text-style-name="P6" draw:layer="layout" svg:width="0.607cm" svg:height="0.352cm" svg:x="7.983cm" svg:y="2.705cm">
          <draw:text-box>
            <text:p text:style-name="P4"><text:span text:style-name="T2">Mid</text:span></text:p>
          </draw:text-box>
        </draw:frame>
        <draw:polygon draw:style-name="gr7" draw:text-style-name="P8" draw:layer="layout" svg:width="1.036cm" svg:height="0.759cm" svg:x="6.734cm" svg:y="3.258cm" svg:viewBox="0 0 1037 760" draw:points="0,0 1037,0 1037,760 0,760">
          <text:p/>
        </draw:polygon>
        <draw:frame draw:style-name="gr5" draw:text-style-name="P6" draw:layer="layout" svg:width="0.684cm" svg:height="0.352cm" svg:x="8.982cm" svg:y="2.705cm">
          <draw:text-box>
            <text:p text:style-name="P4"><text:span text:style-name="T2">Max</text:span></text:p>
          </draw:text-box>
        </draw:frame>
        <draw:polygon draw:style-name="gr8" draw:text-style-name="P9" draw:layer="layout" svg:width="1.036cm" svg:height="0.759cm" svg:x="7.77cm" svg:y="3.258cm" svg:viewBox="0 0 1037 760" draw:points="0,0 1037,0 1037,760 0,760">
          <text:p/>
        </draw:polygon>
        <draw:frame draw:style-name="gr5" draw:text-style-name="P6" draw:layer="layout" svg:width="0.489cm" svg:height="0.352cm" svg:x="5.874cm" svg:y="3.46cm">
          <draw:text-box>
            <text:p text:style-name="P4"><text:span text:style-name="T3">7.5</text:span></text:p>
          </draw:text-box>
        </draw:frame>
        <draw:polygon draw:style-name="gr9" draw:text-style-name="P10" draw:layer="layout" svg:width="1.038cm" svg:height="0.759cm" svg:x="8.805cm" svg:y="3.258cm" svg:viewBox="0 0 1039 760" draw:points="0,0 1039,0 1039,760 0,760">
          <text:p/>
        </draw:polygon>
        <draw:frame draw:style-name="gr5" draw:text-style-name="P6" draw:layer="layout" svg:width="0.489cm" svg:height="0.352cm" svg:x="7.01cm" svg:y="3.46cm">
          <draw:text-box>
            <text:p text:style-name="P4"><text:span text:style-name="T2">5.3</text:span></text:p>
          </draw:text-box>
        </draw:frame>
        <draw:polygon draw:style-name="gr1" draw:text-style-name="P1" draw:layer="layout" svg:width="1.236cm" svg:height="0.76cm" svg:x="5.5cm" svg:y="4.016cm" svg:viewBox="0 0 1237 761" draw:points="0,0 1237,0 1237,761 0,761">
          <text:p/>
        </draw:polygon>
        <draw:frame draw:style-name="gr5" draw:text-style-name="P6" draw:layer="layout" svg:width="0.489cm" svg:height="0.352cm" svg:x="8.043cm" svg:y="3.46cm">
          <draw:text-box>
            <text:p text:style-name="P4"><text:span text:style-name="T2">6.0</text:span></text:p>
          </draw:text-box>
        </draw:frame>
        <draw:polygon draw:style-name="gr7" draw:text-style-name="P8" draw:layer="layout" svg:width="1.036cm" svg:height="0.76cm" svg:x="6.734cm" svg:y="4.016cm" svg:viewBox="0 0 1037 761" draw:points="0,0 1037,0 1037,761 0,761">
          <text:p/>
        </draw:polygon>
        <draw:frame draw:style-name="gr5" draw:text-style-name="P6" draw:layer="layout" svg:width="0.489cm" svg:height="0.352cm" svg:x="9.081cm" svg:y="3.46cm">
          <draw:text-box>
            <text:p text:style-name="P4"><text:span text:style-name="T2">6.8</text:span></text:p>
          </draw:text-box>
        </draw:frame>
        <draw:polygon draw:style-name="gr8" draw:text-style-name="P9" draw:layer="layout" svg:width="1.036cm" svg:height="0.76cm" svg:x="7.77cm" svg:y="4.016cm" svg:viewBox="0 0 1037 761" draw:points="0,0 1037,0 1037,761 0,761">
          <text:p/>
        </draw:polygon>
        <draw:frame draw:style-name="gr5" draw:text-style-name="P6" draw:layer="layout" svg:width="0.489cm" svg:height="0.352cm" svg:x="5.874cm" svg:y="4.222cm">
          <draw:text-box>
            <text:p text:style-name="P4"><text:span text:style-name="T3">7.6</text:span></text:p>
          </draw:text-box>
        </draw:frame>
        <draw:polygon draw:style-name="gr9" draw:text-style-name="P10" draw:layer="layout" svg:width="1.038cm" svg:height="0.76cm" svg:x="8.805cm" svg:y="4.016cm" svg:viewBox="0 0 1039 761" draw:points="0,0 1039,0 1039,761 0,761">
          <text:p/>
        </draw:polygon>
        <draw:frame draw:style-name="gr5" draw:text-style-name="P6" draw:layer="layout" svg:width="0.489cm" svg:height="0.352cm" svg:x="7.01cm" svg:y="4.222cm">
          <draw:text-box>
            <text:p text:style-name="P4"><text:span text:style-name="T2">5.4</text:span></text:p>
          </draw:text-box>
        </draw:frame>
        <draw:polygon draw:style-name="gr6" draw:text-style-name="P7" draw:layer="layout" svg:width="1.236cm" svg:height="0.759cm" svg:x="5.5cm" svg:y="4.775cm" svg:viewBox="0 0 1237 760" draw:points="0,0 1237,0 1237,760 0,760">
          <text:p/>
        </draw:polygon>
        <draw:frame draw:style-name="gr5" draw:text-style-name="P6" draw:layer="layout" svg:width="0.489cm" svg:height="0.352cm" svg:x="8.043cm" svg:y="4.222cm">
          <draw:text-box>
            <text:p text:style-name="P4"><text:span text:style-name="T2">6.1</text:span></text:p>
          </draw:text-box>
        </draw:frame>
        <draw:polygon draw:style-name="gr7" draw:text-style-name="P8" draw:layer="layout" svg:width="1.036cm" svg:height="0.759cm" svg:x="6.734cm" svg:y="4.775cm" svg:viewBox="0 0 1037 760" draw:points="0,0 1037,0 1037,760 0,760">
          <text:p/>
        </draw:polygon>
        <draw:frame draw:style-name="gr5" draw:text-style-name="P6" draw:layer="layout" svg:width="0.489cm" svg:height="0.352cm" svg:x="9.081cm" svg:y="4.222cm">
          <draw:text-box>
            <text:p text:style-name="P4"><text:span text:style-name="T2">6.9</text:span></text:p>
          </draw:text-box>
        </draw:frame>
        <draw:polygon draw:style-name="gr8" draw:text-style-name="P9" draw:layer="layout" svg:width="1.036cm" svg:height="0.759cm" svg:x="7.77cm" svg:y="4.775cm" svg:viewBox="0 0 1037 760" draw:points="0,0 1037,0 1037,760 0,760">
          <text:p/>
        </draw:polygon>
        <draw:frame draw:style-name="gr5" draw:text-style-name="P6" draw:layer="layout" svg:width="0.489cm" svg:height="0.352cm" svg:x="5.874cm" svg:y="4.977cm">
          <draw:text-box>
            <text:p text:style-name="P4"><text:span text:style-name="T3">7.7</text:span></text:p>
          </draw:text-box>
        </draw:frame>
        <draw:polygon draw:style-name="gr9" draw:text-style-name="P10" draw:layer="layout" svg:width="1.038cm" svg:height="0.759cm" svg:x="8.805cm" svg:y="4.775cm" svg:viewBox="0 0 1039 760" draw:points="0,0 1039,0 1039,760 0,760">
          <text:p/>
        </draw:polygon>
        <draw:frame draw:style-name="gr5" draw:text-style-name="P6" draw:layer="layout" svg:width="0.489cm" svg:height="0.352cm" svg:x="7.01cm" svg:y="4.977cm">
          <draw:text-box>
            <text:p text:style-name="P4"><text:span text:style-name="T2">5.5</text:span></text:p>
          </draw:text-box>
        </draw:frame>
        <draw:polygon draw:style-name="gr1" draw:text-style-name="P1" draw:layer="layout" svg:width="1.236cm" svg:height="0.76cm" svg:x="5.5cm" svg:y="5.533cm" svg:viewBox="0 0 1237 761" draw:points="0,0 1237,0 1237,761 0,761">
          <text:p/>
        </draw:polygon>
        <draw:frame draw:style-name="gr5" draw:text-style-name="P6" draw:layer="layout" svg:width="0.489cm" svg:height="0.352cm" svg:x="8.043cm" svg:y="4.977cm">
          <draw:text-box>
            <text:p text:style-name="P4"><text:span text:style-name="T2">6.2</text:span></text:p>
          </draw:text-box>
        </draw:frame>
        <draw:polygon draw:style-name="gr7" draw:text-style-name="P8" draw:layer="layout" svg:width="1.036cm" svg:height="0.76cm" svg:x="6.734cm" svg:y="5.533cm" svg:viewBox="0 0 1037 761" draw:points="0,0 1037,0 1037,761 0,761">
          <text:p/>
        </draw:polygon>
        <draw:frame draw:style-name="gr5" draw:text-style-name="P6" draw:layer="layout" svg:width="0.489cm" svg:height="0.352cm" svg:x="9.081cm" svg:y="4.977cm">
          <draw:text-box>
            <text:p text:style-name="P4"><text:span text:style-name="T2">7.0</text:span></text:p>
          </draw:text-box>
        </draw:frame>
        <draw:polygon draw:style-name="gr8" draw:text-style-name="P9" draw:layer="layout" svg:width="1.036cm" svg:height="0.76cm" svg:x="7.77cm" svg:y="5.533cm" svg:viewBox="0 0 1037 761" draw:points="0,0 1037,0 1037,761 0,761">
          <text:p/>
        </draw:polygon>
        <draw:frame draw:style-name="gr5" draw:text-style-name="P6" draw:layer="layout" svg:width="0.489cm" svg:height="0.352cm" svg:x="5.874cm" svg:y="5.739cm">
          <draw:text-box>
            <text:p text:style-name="P4"><text:span text:style-name="T3">7.8</text:span></text:p>
          </draw:text-box>
        </draw:frame>
        <draw:polygon draw:style-name="gr9" draw:text-style-name="P10" draw:layer="layout" svg:width="1.038cm" svg:height="0.76cm" svg:x="8.805cm" svg:y="5.533cm" svg:viewBox="0 0 1039 761" draw:points="0,0 1039,0 1039,761 0,761">
          <text:p/>
        </draw:polygon>
        <draw:frame draw:style-name="gr5" draw:text-style-name="P6" draw:layer="layout" svg:width="0.489cm" svg:height="0.352cm" svg:x="7.01cm" svg:y="5.739cm">
          <draw:text-box>
            <text:p text:style-name="P4"><text:span text:style-name="T2">5.5</text:span></text:p>
          </draw:text-box>
        </draw:frame>
        <draw:polygon draw:style-name="gr6" draw:text-style-name="P7" draw:layer="layout" svg:width="1.236cm" svg:height="0.759cm" svg:x="5.5cm" svg:y="6.292cm" svg:viewBox="0 0 1237 760" draw:points="0,0 1237,0 1237,760 0,760">
          <text:p/>
        </draw:polygon>
        <draw:frame draw:style-name="gr5" draw:text-style-name="P6" draw:layer="layout" svg:width="0.489cm" svg:height="0.352cm" svg:x="8.043cm" svg:y="5.739cm">
          <draw:text-box>
            <text:p text:style-name="P4"><text:span text:style-name="T2">6.3</text:span></text:p>
          </draw:text-box>
        </draw:frame>
        <draw:polygon draw:style-name="gr7" draw:text-style-name="P8" draw:layer="layout" svg:width="1.036cm" svg:height="0.759cm" svg:x="6.734cm" svg:y="6.292cm" svg:viewBox="0 0 1037 760" draw:points="0,0 1037,0 1037,760 0,760">
          <text:p/>
        </draw:polygon>
        <draw:frame draw:style-name="gr5" draw:text-style-name="P6" draw:layer="layout" svg:width="0.489cm" svg:height="0.352cm" svg:x="9.081cm" svg:y="5.739cm">
          <draw:text-box>
            <text:p text:style-name="P4"><text:span text:style-name="T2">7.0</text:span></text:p>
          </draw:text-box>
        </draw:frame>
        <draw:polygon draw:style-name="gr8" draw:text-style-name="P9" draw:layer="layout" svg:width="1.036cm" svg:height="0.759cm" svg:x="7.77cm" svg:y="6.292cm" svg:viewBox="0 0 1037 760" draw:points="0,0 1037,0 1037,760 0,760">
          <text:p/>
        </draw:polygon>
        <draw:frame draw:style-name="gr5" draw:text-style-name="P6" draw:layer="layout" svg:width="0.489cm" svg:height="0.352cm" svg:x="5.874cm" svg:y="6.494cm">
          <draw:text-box>
            <text:p text:style-name="P4"><text:span text:style-name="T3">7.9</text:span></text:p>
          </draw:text-box>
        </draw:frame>
        <draw:polygon draw:style-name="gr9" draw:text-style-name="P10" draw:layer="layout" svg:width="1.038cm" svg:height="0.759cm" svg:x="8.805cm" svg:y="6.292cm" svg:viewBox="0 0 1039 760" draw:points="0,0 1039,0 1039,760 0,760">
          <text:p/>
        </draw:polygon>
        <draw:frame draw:style-name="gr5" draw:text-style-name="P6" draw:layer="layout" svg:width="0.489cm" svg:height="0.352cm" svg:x="7.01cm" svg:y="6.494cm">
          <draw:text-box>
            <text:p text:style-name="P4"><text:span text:style-name="T2">5.6</text:span></text:p>
          </draw:text-box>
        </draw:frame>
        <draw:polygon draw:style-name="gr1" draw:text-style-name="P1" draw:layer="layout" svg:width="1.236cm" svg:height="0.76cm" svg:x="5.5cm" svg:y="7.05cm" svg:viewBox="0 0 1237 761" draw:points="0,0 1237,0 1237,761 0,761">
          <text:p/>
        </draw:polygon>
        <draw:frame draw:style-name="gr5" draw:text-style-name="P6" draw:layer="layout" svg:width="0.489cm" svg:height="0.352cm" svg:x="8.043cm" svg:y="6.494cm">
          <draw:text-box>
            <text:p text:style-name="P4"><text:span text:style-name="T2">6.4</text:span></text:p>
          </draw:text-box>
        </draw:frame>
        <draw:polygon draw:style-name="gr7" draw:text-style-name="P8" draw:layer="layout" svg:width="1.036cm" svg:height="0.76cm" svg:x="6.734cm" svg:y="7.05cm" svg:viewBox="0 0 1037 761" draw:points="0,0 1037,0 1037,761 0,761">
          <text:p/>
        </draw:polygon>
        <draw:frame draw:style-name="gr5" draw:text-style-name="P6" draw:layer="layout" svg:width="0.489cm" svg:height="0.352cm" svg:x="9.081cm" svg:y="6.494cm">
          <draw:text-box>
            <text:p text:style-name="P4"><text:span text:style-name="T2">7.1</text:span></text:p>
          </draw:text-box>
        </draw:frame>
        <draw:polygon draw:style-name="gr8" draw:text-style-name="P9" draw:layer="layout" svg:width="1.036cm" svg:height="0.76cm" svg:x="7.77cm" svg:y="7.05cm" svg:viewBox="0 0 1037 761" draw:points="0,0 1037,0 1037,761 0,761">
          <text:p/>
        </draw:polygon>
        <draw:frame draw:style-name="gr5" draw:text-style-name="P6" draw:layer="layout" svg:width="0.489cm" svg:height="0.352cm" svg:x="5.874cm" svg:y="7.253cm">
          <draw:text-box>
            <text:p text:style-name="P4"><text:span text:style-name="T3">8.0</text:span></text:p>
          </draw:text-box>
        </draw:frame>
        <draw:polygon draw:style-name="gr9" draw:text-style-name="P10" draw:layer="layout" svg:width="1.038cm" svg:height="0.76cm" svg:x="8.805cm" svg:y="7.05cm" svg:viewBox="0 0 1039 761" draw:points="0,0 1039,0 1039,761 0,761">
          <text:p/>
        </draw:polygon>
        <draw:frame draw:style-name="gr5" draw:text-style-name="P6" draw:layer="layout" svg:width="0.489cm" svg:height="0.352cm" svg:x="7.01cm" svg:y="7.253cm">
          <draw:text-box>
            <text:p text:style-name="P4"><text:span text:style-name="T2">5.7</text:span></text:p>
          </draw:text-box>
        </draw:frame>
        <draw:polygon draw:style-name="gr6" draw:text-style-name="P7" draw:layer="layout" svg:width="1.236cm" svg:height="0.759cm" svg:x="5.5cm" svg:y="7.809cm" svg:viewBox="0 0 1237 760" draw:points="0,0 1237,0 1237,760 0,760">
          <text:p/>
        </draw:polygon>
        <draw:frame draw:style-name="gr5" draw:text-style-name="P6" draw:layer="layout" svg:width="0.489cm" svg:height="0.352cm" svg:x="8.043cm" svg:y="7.253cm">
          <draw:text-box>
            <text:p text:style-name="P4"><text:span text:style-name="T2">6.4</text:span></text:p>
          </draw:text-box>
        </draw:frame>
        <draw:polygon draw:style-name="gr7" draw:text-style-name="P8" draw:layer="layout" svg:width="1.036cm" svg:height="0.759cm" svg:x="6.734cm" svg:y="7.809cm" svg:viewBox="0 0 1037 760" draw:points="0,0 1037,0 1037,760 0,760">
          <text:p/>
        </draw:polygon>
        <draw:frame draw:style-name="gr5" draw:text-style-name="P6" draw:layer="layout" svg:width="0.489cm" svg:height="0.352cm" svg:x="9.081cm" svg:y="7.253cm">
          <draw:text-box>
            <text:p text:style-name="P4"><text:span text:style-name="T2">7.2</text:span></text:p>
          </draw:text-box>
        </draw:frame>
        <draw:polygon draw:style-name="gr8" draw:text-style-name="P9" draw:layer="layout" svg:width="1.036cm" svg:height="0.759cm" svg:x="7.77cm" svg:y="7.809cm" svg:viewBox="0 0 1037 760" draw:points="0,0 1037,0 1037,760 0,760">
          <text:p/>
        </draw:polygon>
        <draw:frame draw:style-name="gr5" draw:text-style-name="P6" draw:layer="layout" svg:width="0.489cm" svg:height="0.352cm" svg:x="5.874cm" svg:y="8.015cm">
          <draw:text-box>
            <text:p text:style-name="P4"><text:span text:style-name="T3">8.1</text:span></text:p>
          </draw:text-box>
        </draw:frame>
        <draw:polygon draw:style-name="gr9" draw:text-style-name="P10" draw:layer="layout" svg:width="1.038cm" svg:height="0.759cm" svg:x="8.805cm" svg:y="7.809cm" svg:viewBox="0 0 1039 760" draw:points="0,0 1039,0 1039,760 0,760">
          <text:p/>
        </draw:polygon>
        <draw:frame draw:style-name="gr5" draw:text-style-name="P6" draw:layer="layout" svg:width="0.489cm" svg:height="0.352cm" svg:x="7.01cm" svg:y="8.015cm">
          <draw:text-box>
            <text:p text:style-name="P4"><text:span text:style-name="T2">5.7</text:span></text:p>
          </draw:text-box>
        </draw:frame>
        <draw:polygon draw:style-name="gr1" draw:text-style-name="P1" draw:layer="layout" svg:width="1.236cm" svg:height="0.76cm" svg:x="5.5cm" svg:y="8.567cm" svg:viewBox="0 0 1237 761" draw:points="0,0 1237,0 1237,761 0,761">
          <text:p/>
        </draw:polygon>
        <draw:frame draw:style-name="gr5" draw:text-style-name="P6" draw:layer="layout" svg:width="0.489cm" svg:height="0.352cm" svg:x="8.043cm" svg:y="8.015cm">
          <draw:text-box>
            <text:p text:style-name="P4"><text:span text:style-name="T2">6.5</text:span></text:p>
          </draw:text-box>
        </draw:frame>
        <draw:polygon draw:style-name="gr7" draw:text-style-name="P8" draw:layer="layout" svg:width="1.036cm" svg:height="0.76cm" svg:x="6.734cm" svg:y="8.567cm" svg:viewBox="0 0 1037 761" draw:points="0,0 1037,0 1037,761 0,761">
          <text:p/>
        </draw:polygon>
        <draw:frame draw:style-name="gr5" draw:text-style-name="P6" draw:layer="layout" svg:width="0.489cm" svg:height="0.352cm" svg:x="9.081cm" svg:y="8.015cm">
          <draw:text-box>
            <text:p text:style-name="P4"><text:span text:style-name="T2">7.3</text:span></text:p>
          </draw:text-box>
        </draw:frame>
        <draw:polygon draw:style-name="gr8" draw:text-style-name="P9" draw:layer="layout" svg:width="1.036cm" svg:height="0.76cm" svg:x="7.77cm" svg:y="8.567cm" svg:viewBox="0 0 1037 761" draw:points="0,0 1037,0 1037,761 0,761">
          <text:p/>
        </draw:polygon>
        <draw:frame draw:style-name="gr5" draw:text-style-name="P6" draw:layer="layout" svg:width="0.489cm" svg:height="0.352cm" svg:x="5.874cm" svg:y="8.77cm">
          <draw:text-box>
            <text:p text:style-name="P4"><text:span text:style-name="T3">8.2</text:span></text:p>
          </draw:text-box>
        </draw:frame>
        <draw:polygon draw:style-name="gr9" draw:text-style-name="P10" draw:layer="layout" svg:width="1.038cm" svg:height="0.76cm" svg:x="8.805cm" svg:y="8.567cm" svg:viewBox="0 0 1039 761" draw:points="0,0 1039,0 1039,761 0,761">
          <text:p/>
        </draw:polygon>
        <draw:frame draw:style-name="gr5" draw:text-style-name="P6" draw:layer="layout" svg:width="0.489cm" svg:height="0.352cm" svg:x="7.01cm" svg:y="8.77cm">
          <draw:text-box>
            <text:p text:style-name="P4"><text:span text:style-name="T2">5.8</text:span></text:p>
          </draw:text-box>
        </draw:frame>
        <draw:polygon draw:style-name="gr6" draw:text-style-name="P7" draw:layer="layout" svg:width="1.236cm" svg:height="0.759cm" svg:x="5.5cm" svg:y="9.326cm" svg:viewBox="0 0 1237 760" draw:points="0,0 1237,0 1237,760 0,760">
          <text:p/>
        </draw:polygon>
        <draw:frame draw:style-name="gr5" draw:text-style-name="P6" draw:layer="layout" svg:width="0.489cm" svg:height="0.352cm" svg:x="8.043cm" svg:y="8.77cm">
          <draw:text-box>
            <text:p text:style-name="P4"><text:span text:style-name="T2">6.6</text:span></text:p>
          </draw:text-box>
        </draw:frame>
        <draw:polygon draw:style-name="gr7" draw:text-style-name="P8" draw:layer="layout" svg:width="1.036cm" svg:height="0.759cm" svg:x="6.734cm" svg:y="9.326cm" svg:viewBox="0 0 1037 760" draw:points="0,0 1037,0 1037,760 0,760">
          <text:p/>
        </draw:polygon>
        <draw:frame draw:style-name="gr5" draw:text-style-name="P6" draw:layer="layout" svg:width="0.489cm" svg:height="0.352cm" svg:x="9.081cm" svg:y="8.77cm">
          <draw:text-box>
            <text:p text:style-name="P4"><text:span text:style-name="T2">7.4</text:span></text:p>
          </draw:text-box>
        </draw:frame>
        <draw:polygon draw:style-name="gr8" draw:text-style-name="P9" draw:layer="layout" svg:width="1.036cm" svg:height="0.759cm" svg:x="7.77cm" svg:y="9.326cm" svg:viewBox="0 0 1037 760" draw:points="0,0 1037,0 1037,760 0,760">
          <text:p/>
        </draw:polygon>
        <draw:frame draw:style-name="gr5" draw:text-style-name="P6" draw:layer="layout" svg:width="0.489cm" svg:height="0.352cm" svg:x="5.874cm" svg:y="9.532cm">
          <draw:text-box>
            <text:p text:style-name="P4"><text:span text:style-name="T3">8.3</text:span></text:p>
          </draw:text-box>
        </draw:frame>
        <draw:polygon draw:style-name="gr9" draw:text-style-name="P10" draw:layer="layout" svg:width="1.038cm" svg:height="0.759cm" svg:x="8.805cm" svg:y="9.326cm" svg:viewBox="0 0 1039 760" draw:points="0,0 1039,0 1039,760 0,760">
          <text:p/>
        </draw:polygon>
        <draw:frame draw:style-name="gr5" draw:text-style-name="P6" draw:layer="layout" svg:width="0.489cm" svg:height="0.352cm" svg:x="7.01cm" svg:y="9.532cm">
          <draw:text-box>
            <text:p text:style-name="P4"><text:span text:style-name="T2">5.9</text:span></text:p>
          </draw:text-box>
        </draw:frame>
        <draw:polygon draw:style-name="gr1" draw:text-style-name="P1" draw:layer="layout" svg:width="1.236cm" svg:height="0.76cm" svg:x="5.5cm" svg:y="10.084cm" svg:viewBox="0 0 1237 761" draw:points="0,0 1237,0 1237,761 0,761">
          <text:p/>
        </draw:polygon>
        <draw:frame draw:style-name="gr5" draw:text-style-name="P6" draw:layer="layout" svg:width="0.489cm" svg:height="0.352cm" svg:x="8.043cm" svg:y="9.532cm">
          <draw:text-box>
            <text:p text:style-name="P4"><text:span text:style-name="T2">6.7</text:span></text:p>
          </draw:text-box>
        </draw:frame>
        <draw:polygon draw:style-name="gr7" draw:text-style-name="P8" draw:layer="layout" svg:width="1.036cm" svg:height="0.76cm" svg:x="6.734cm" svg:y="10.084cm" svg:viewBox="0 0 1037 761" draw:points="0,0 1037,0 1037,761 0,761">
          <text:p/>
        </draw:polygon>
        <draw:frame draw:style-name="gr5" draw:text-style-name="P6" draw:layer="layout" svg:width="0.489cm" svg:height="0.352cm" svg:x="9.081cm" svg:y="9.532cm">
          <draw:text-box>
            <text:p text:style-name="P4"><text:span text:style-name="T2">7.5</text:span></text:p>
          </draw:text-box>
        </draw:frame>
        <draw:polygon draw:style-name="gr8" draw:text-style-name="P9" draw:layer="layout" svg:width="1.036cm" svg:height="0.76cm" svg:x="7.77cm" svg:y="10.084cm" svg:viewBox="0 0 1037 761" draw:points="0,0 1037,0 1037,761 0,761">
          <text:p/>
        </draw:polygon>
        <draw:frame draw:style-name="gr5" draw:text-style-name="P6" draw:layer="layout" svg:width="0.489cm" svg:height="0.352cm" svg:x="5.874cm" svg:y="10.287cm">
          <draw:text-box>
            <text:p text:style-name="P4"><text:span text:style-name="T3">8.4</text:span></text:p>
          </draw:text-box>
        </draw:frame>
        <draw:polygon draw:style-name="gr9" draw:text-style-name="P10" draw:layer="layout" svg:width="1.038cm" svg:height="0.76cm" svg:x="8.805cm" svg:y="10.084cm" svg:viewBox="0 0 1039 761" draw:points="0,0 1039,0 1039,761 0,761">
          <text:p/>
        </draw:polygon>
        <draw:frame draw:style-name="gr5" draw:text-style-name="P6" draw:layer="layout" svg:width="0.489cm" svg:height="0.352cm" svg:x="7.01cm" svg:y="10.287cm">
          <draw:text-box>
            <text:p text:style-name="P4"><text:span text:style-name="T2">6.0</text:span></text:p>
          </draw:text-box>
        </draw:frame>
        <draw:polygon draw:style-name="gr6" draw:text-style-name="P7" draw:layer="layout" svg:width="1.236cm" svg:height="0.759cm" svg:x="5.5cm" svg:y="10.843cm" svg:viewBox="0 0 1237 760" draw:points="0,0 1237,0 1237,760 0,760">
          <text:p/>
        </draw:polygon>
        <draw:frame draw:style-name="gr5" draw:text-style-name="P6" draw:layer="layout" svg:width="0.489cm" svg:height="0.352cm" svg:x="8.043cm" svg:y="10.287cm">
          <draw:text-box>
            <text:p text:style-name="P4"><text:span text:style-name="T2">6.8</text:span></text:p>
          </draw:text-box>
        </draw:frame>
        <draw:polygon draw:style-name="gr7" draw:text-style-name="P8" draw:layer="layout" svg:width="1.036cm" svg:height="0.759cm" svg:x="6.734cm" svg:y="10.843cm" svg:viewBox="0 0 1037 760" draw:points="0,0 1037,0 1037,760 0,760">
          <text:p/>
        </draw:polygon>
        <draw:frame draw:style-name="gr5" draw:text-style-name="P6" draw:layer="layout" svg:width="0.489cm" svg:height="0.352cm" svg:x="9.081cm" svg:y="10.287cm">
          <draw:text-box>
            <text:p text:style-name="P4"><text:span text:style-name="T2">7.6</text:span></text:p>
          </draw:text-box>
        </draw:frame>
        <draw:polygon draw:style-name="gr8" draw:text-style-name="P9" draw:layer="layout" svg:width="1.036cm" svg:height="0.759cm" svg:x="7.77cm" svg:y="10.843cm" svg:viewBox="0 0 1037 760" draw:points="0,0 1037,0 1037,760 0,760">
          <text:p/>
        </draw:polygon>
        <draw:frame draw:style-name="gr5" draw:text-style-name="P6" draw:layer="layout" svg:width="0.489cm" svg:height="0.352cm" svg:x="5.874cm" svg:y="11.049cm">
          <draw:text-box>
            <text:p text:style-name="P4"><text:span text:style-name="T3">8.5</text:span></text:p>
          </draw:text-box>
        </draw:frame>
        <draw:polygon draw:style-name="gr9" draw:text-style-name="P10" draw:layer="layout" svg:width="1.038cm" svg:height="0.759cm" svg:x="8.805cm" svg:y="10.843cm" svg:viewBox="0 0 1039 760" draw:points="0,0 1039,0 1039,760 0,760">
          <text:p/>
        </draw:polygon>
        <draw:frame draw:style-name="gr5" draw:text-style-name="P6" draw:layer="layout" svg:width="0.489cm" svg:height="0.352cm" svg:x="7.01cm" svg:y="11.049cm">
          <draw:text-box>
            <text:p text:style-name="P4"><text:span text:style-name="T2">6.0</text:span></text:p>
          </draw:text-box>
        </draw:frame>
        <draw:polygon draw:style-name="gr1" draw:text-style-name="P1" draw:layer="layout" svg:width="1.236cm" svg:height="0.76cm" svg:x="5.5cm" svg:y="11.601cm" svg:viewBox="0 0 1237 761" draw:points="0,0 1237,0 1237,761 0,761">
          <text:p/>
        </draw:polygon>
        <draw:frame draw:style-name="gr5" draw:text-style-name="P6" draw:layer="layout" svg:width="0.489cm" svg:height="0.352cm" svg:x="8.043cm" svg:y="11.049cm">
          <draw:text-box>
            <text:p text:style-name="P4"><text:span text:style-name="T2">6.8</text:span></text:p>
          </draw:text-box>
        </draw:frame>
        <draw:polygon draw:style-name="gr7" draw:text-style-name="P8" draw:layer="layout" svg:width="1.036cm" svg:height="0.76cm" svg:x="6.734cm" svg:y="11.601cm" svg:viewBox="0 0 1037 761" draw:points="0,0 1037,0 1037,761 0,761">
          <text:p/>
        </draw:polygon>
        <draw:frame draw:style-name="gr5" draw:text-style-name="P6" draw:layer="layout" svg:width="0.489cm" svg:height="0.352cm" svg:x="9.081cm" svg:y="11.049cm">
          <draw:text-box>
            <text:p text:style-name="P4"><text:span text:style-name="T2">7.7</text:span></text:p>
          </draw:text-box>
        </draw:frame>
        <draw:polygon draw:style-name="gr8" draw:text-style-name="P9" draw:layer="layout" svg:width="1.036cm" svg:height="0.76cm" svg:x="7.77cm" svg:y="11.601cm" svg:viewBox="0 0 1037 761" draw:points="0,0 1037,0 1037,761 0,761">
          <text:p/>
        </draw:polygon>
        <draw:frame draw:style-name="gr5" draw:text-style-name="P6" draw:layer="layout" svg:width="0.489cm" svg:height="0.352cm" svg:x="5.874cm" svg:y="11.804cm">
          <draw:text-box>
            <text:p text:style-name="P4"><text:span text:style-name="T3">8.6</text:span></text:p>
          </draw:text-box>
        </draw:frame>
        <draw:polygon draw:style-name="gr9" draw:text-style-name="P10" draw:layer="layout" svg:width="1.038cm" svg:height="0.76cm" svg:x="8.805cm" svg:y="11.601cm" svg:viewBox="0 0 1039 761" draw:points="0,0 1039,0 1039,761 0,761">
          <text:p/>
        </draw:polygon>
        <draw:frame draw:style-name="gr5" draw:text-style-name="P6" draw:layer="layout" svg:width="0.489cm" svg:height="0.352cm" svg:x="7.01cm" svg:y="11.804cm">
          <draw:text-box>
            <text:p text:style-name="P4"><text:span text:style-name="T2">6.1</text:span></text:p>
          </draw:text-box>
        </draw:frame>
        <draw:polygon draw:style-name="gr6" draw:text-style-name="P7" draw:layer="layout" svg:width="1.236cm" svg:height="0.759cm" svg:x="5.5cm" svg:y="12.36cm" svg:viewBox="0 0 1237 760" draw:points="0,0 1237,0 1237,760 0,760">
          <text:p/>
        </draw:polygon>
        <draw:frame draw:style-name="gr5" draw:text-style-name="P6" draw:layer="layout" svg:width="0.489cm" svg:height="0.352cm" svg:x="8.043cm" svg:y="11.804cm">
          <draw:text-box>
            <text:p text:style-name="P4"><text:span text:style-name="T2">6.9</text:span></text:p>
          </draw:text-box>
        </draw:frame>
        <draw:polygon draw:style-name="gr7" draw:text-style-name="P8" draw:layer="layout" svg:width="1.036cm" svg:height="0.759cm" svg:x="6.734cm" svg:y="12.36cm" svg:viewBox="0 0 1037 760" draw:points="0,0 1037,0 1037,760 0,760">
          <text:p/>
        </draw:polygon>
        <draw:frame draw:style-name="gr5" draw:text-style-name="P6" draw:layer="layout" svg:width="0.489cm" svg:height="0.352cm" svg:x="9.081cm" svg:y="11.804cm">
          <draw:text-box>
            <text:p text:style-name="P4"><text:span text:style-name="T2">7.8</text:span></text:p>
          </draw:text-box>
        </draw:frame>
        <draw:polygon draw:style-name="gr8" draw:text-style-name="P9" draw:layer="layout" svg:width="1.036cm" svg:height="0.759cm" svg:x="7.77cm" svg:y="12.36cm" svg:viewBox="0 0 1037 760" draw:points="0,0 1037,0 1037,760 0,760">
          <text:p/>
        </draw:polygon>
        <draw:frame draw:style-name="gr5" draw:text-style-name="P6" draw:layer="layout" svg:width="0.489cm" svg:height="0.352cm" svg:x="5.874cm" svg:y="12.566cm">
          <draw:text-box>
            <text:p text:style-name="P4"><text:span text:style-name="T3">8.7</text:span></text:p>
          </draw:text-box>
        </draw:frame>
        <draw:polygon draw:style-name="gr9" draw:text-style-name="P10" draw:layer="layout" svg:width="1.038cm" svg:height="0.759cm" svg:x="8.805cm" svg:y="12.36cm" svg:viewBox="0 0 1039 760" draw:points="0,0 1039,0 1039,760 0,760">
          <text:p/>
        </draw:polygon>
        <draw:frame draw:style-name="gr5" draw:text-style-name="P6" draw:layer="layout" svg:width="0.489cm" svg:height="0.352cm" svg:x="7.01cm" svg:y="12.566cm">
          <draw:text-box>
            <text:p text:style-name="P4"><text:span text:style-name="T2">6.2</text:span></text:p>
          </draw:text-box>
        </draw:frame>
        <draw:polygon draw:style-name="gr1" draw:text-style-name="P1" draw:layer="layout" svg:width="1.236cm" svg:height="0.76cm" svg:x="5.5cm" svg:y="13.118cm" svg:viewBox="0 0 1237 761" draw:points="0,0 1237,0 1237,761 0,761">
          <text:p/>
        </draw:polygon>
        <draw:frame draw:style-name="gr5" draw:text-style-name="P6" draw:layer="layout" svg:width="0.489cm" svg:height="0.352cm" svg:x="8.043cm" svg:y="12.566cm">
          <draw:text-box>
            <text:p text:style-name="P4"><text:span text:style-name="T2">7.0</text:span></text:p>
          </draw:text-box>
        </draw:frame>
        <draw:polygon draw:style-name="gr7" draw:text-style-name="P8" draw:layer="layout" svg:width="1.036cm" svg:height="0.76cm" svg:x="6.734cm" svg:y="13.118cm" svg:viewBox="0 0 1037 761" draw:points="0,0 1037,0 1037,761 0,761">
          <text:p/>
        </draw:polygon>
        <draw:frame draw:style-name="gr5" draw:text-style-name="P6" draw:layer="layout" svg:width="0.489cm" svg:height="0.352cm" svg:x="9.081cm" svg:y="12.566cm">
          <draw:text-box>
            <text:p text:style-name="P4"><text:span text:style-name="T2">7.9</text:span></text:p>
          </draw:text-box>
        </draw:frame>
        <draw:polygon draw:style-name="gr8" draw:text-style-name="P9" draw:layer="layout" svg:width="1.036cm" svg:height="0.76cm" svg:x="7.77cm" svg:y="13.118cm" svg:viewBox="0 0 1037 761" draw:points="0,0 1037,0 1037,761 0,761">
          <text:p/>
        </draw:polygon>
        <draw:frame draw:style-name="gr5" draw:text-style-name="P6" draw:layer="layout" svg:width="0.489cm" svg:height="0.352cm" svg:x="5.874cm" svg:y="13.321cm">
          <draw:text-box>
            <text:p text:style-name="P4"><text:span text:style-name="T3">8.8</text:span></text:p>
          </draw:text-box>
        </draw:frame>
        <draw:polygon draw:style-name="gr9" draw:text-style-name="P10" draw:layer="layout" svg:width="1.038cm" svg:height="0.76cm" svg:x="8.805cm" svg:y="13.118cm" svg:viewBox="0 0 1039 761" draw:points="0,0 1039,0 1039,761 0,761">
          <text:p/>
        </draw:polygon>
        <draw:frame draw:style-name="gr5" draw:text-style-name="P6" draw:layer="layout" svg:width="0.489cm" svg:height="0.352cm" svg:x="7.01cm" svg:y="13.321cm">
          <draw:text-box>
            <text:p text:style-name="P4"><text:span text:style-name="T2">6.2</text:span></text:p>
          </draw:text-box>
        </draw:frame>
        <draw:polygon draw:style-name="gr6" draw:text-style-name="P7" draw:layer="layout" svg:width="1.236cm" svg:height="0.759cm" svg:x="5.5cm" svg:y="13.877cm" svg:viewBox="0 0 1237 760" draw:points="0,0 1237,0 1237,760 0,760">
          <text:p/>
        </draw:polygon>
        <draw:frame draw:style-name="gr5" draw:text-style-name="P6" draw:layer="layout" svg:width="0.489cm" svg:height="0.352cm" svg:x="8.043cm" svg:y="13.321cm">
          <draw:text-box>
            <text:p text:style-name="P4"><text:span text:style-name="T2">7.1</text:span></text:p>
          </draw:text-box>
        </draw:frame>
        <draw:polygon draw:style-name="gr7" draw:text-style-name="P8" draw:layer="layout" svg:width="1.036cm" svg:height="0.759cm" svg:x="6.734cm" svg:y="13.877cm" svg:viewBox="0 0 1037 760" draw:points="0,0 1037,0 1037,760 0,760">
          <text:p/>
        </draw:polygon>
        <draw:frame draw:style-name="gr5" draw:text-style-name="P6" draw:layer="layout" svg:width="0.489cm" svg:height="0.352cm" svg:x="9.081cm" svg:y="13.321cm">
          <draw:text-box>
            <text:p text:style-name="P4"><text:span text:style-name="T2">7.9</text:span></text:p>
          </draw:text-box>
        </draw:frame>
        <draw:polygon draw:style-name="gr8" draw:text-style-name="P9" draw:layer="layout" svg:width="1.036cm" svg:height="0.759cm" svg:x="7.77cm" svg:y="13.877cm" svg:viewBox="0 0 1037 760" draw:points="0,0 1037,0 1037,760 0,760">
          <text:p/>
        </draw:polygon>
        <draw:frame draw:style-name="gr5" draw:text-style-name="P6" draw:layer="layout" svg:width="0.489cm" svg:height="0.352cm" svg:x="5.874cm" svg:y="14.083cm">
          <draw:text-box>
            <text:p text:style-name="P4"><text:span text:style-name="T3">8.9</text:span></text:p>
          </draw:text-box>
        </draw:frame>
        <draw:polygon draw:style-name="gr9" draw:text-style-name="P10" draw:layer="layout" svg:width="1.038cm" svg:height="0.759cm" svg:x="8.805cm" svg:y="13.877cm" svg:viewBox="0 0 1039 760" draw:points="0,0 1039,0 1039,760 0,760">
          <text:p/>
        </draw:polygon>
        <draw:frame draw:style-name="gr5" draw:text-style-name="P6" draw:layer="layout" svg:width="0.489cm" svg:height="0.352cm" svg:x="7.01cm" svg:y="14.083cm">
          <draw:text-box>
            <text:p text:style-name="P4"><text:span text:style-name="T2">6.3</text:span></text:p>
          </draw:text-box>
        </draw:frame>
        <draw:polygon draw:style-name="gr1" draw:text-style-name="P1" draw:layer="layout" svg:width="1.236cm" svg:height="0.76cm" svg:x="5.5cm" svg:y="14.635cm" svg:viewBox="0 0 1237 761" draw:points="0,0 1237,0 1237,761 0,761">
          <text:p/>
        </draw:polygon>
        <draw:frame draw:style-name="gr5" draw:text-style-name="P6" draw:layer="layout" svg:width="0.489cm" svg:height="0.352cm" svg:x="8.043cm" svg:y="14.083cm">
          <draw:text-box>
            <text:p text:style-name="P4"><text:span text:style-name="T2">7.2</text:span></text:p>
          </draw:text-box>
        </draw:frame>
        <draw:polygon draw:style-name="gr7" draw:text-style-name="P8" draw:layer="layout" svg:width="1.036cm" svg:height="0.76cm" svg:x="6.734cm" svg:y="14.635cm" svg:viewBox="0 0 1037 761" draw:points="0,0 1037,0 1037,761 0,761">
          <text:p/>
        </draw:polygon>
        <draw:frame draw:style-name="gr5" draw:text-style-name="P6" draw:layer="layout" svg:width="0.489cm" svg:height="0.352cm" svg:x="9.081cm" svg:y="14.083cm">
          <draw:text-box>
            <text:p text:style-name="P4"><text:span text:style-name="T2">8.0</text:span></text:p>
          </draw:text-box>
        </draw:frame>
        <draw:polygon draw:style-name="gr8" draw:text-style-name="P9" draw:layer="layout" svg:width="1.036cm" svg:height="0.76cm" svg:x="7.77cm" svg:y="14.635cm" svg:viewBox="0 0 1037 761" draw:points="0,0 1037,0 1037,761 0,761">
          <text:p/>
        </draw:polygon>
        <draw:frame draw:style-name="gr5" draw:text-style-name="P6" draw:layer="layout" svg:width="0.489cm" svg:height="0.352cm" svg:x="5.874cm" svg:y="14.837cm">
          <draw:text-box>
            <text:p text:style-name="P4"><text:span text:style-name="T3">9.0</text:span></text:p>
          </draw:text-box>
        </draw:frame>
        <draw:polygon draw:style-name="gr9" draw:text-style-name="P10" draw:layer="layout" svg:width="1.038cm" svg:height="0.76cm" svg:x="8.805cm" svg:y="14.635cm" svg:viewBox="0 0 1039 761" draw:points="0,0 1039,0 1039,761 0,761">
          <text:p/>
        </draw:polygon>
        <draw:frame draw:style-name="gr5" draw:text-style-name="P6" draw:layer="layout" svg:width="0.489cm" svg:height="0.352cm" svg:x="7.01cm" svg:y="14.837cm">
          <draw:text-box>
            <text:p text:style-name="P4"><text:span text:style-name="T2">6.4</text:span></text:p>
          </draw:text-box>
        </draw:frame>
        <draw:polygon draw:style-name="gr6" draw:text-style-name="P7" draw:layer="layout" svg:width="1.236cm" svg:height="0.759cm" svg:x="5.5cm" svg:y="15.394cm" svg:viewBox="0 0 1237 760" draw:points="0,0 1237,0 1237,760 0,760">
          <text:p/>
        </draw:polygon>
        <draw:frame draw:style-name="gr5" draw:text-style-name="P6" draw:layer="layout" svg:width="0.489cm" svg:height="0.352cm" svg:x="8.043cm" svg:y="14.837cm">
          <draw:text-box>
            <text:p text:style-name="P4"><text:span text:style-name="T2">7.3</text:span></text:p>
          </draw:text-box>
        </draw:frame>
        <draw:polygon draw:style-name="gr7" draw:text-style-name="P8" draw:layer="layout" svg:width="1.036cm" svg:height="0.759cm" svg:x="6.734cm" svg:y="15.394cm" svg:viewBox="0 0 1037 760" draw:points="0,0 1037,0 1037,760 0,760">
          <text:p/>
        </draw:polygon>
        <draw:frame draw:style-name="gr5" draw:text-style-name="P6" draw:layer="layout" svg:width="0.489cm" svg:height="0.352cm" svg:x="9.081cm" svg:y="14.837cm">
          <draw:text-box>
            <text:p text:style-name="P4"><text:span text:style-name="T2">8.1</text:span></text:p>
          </draw:text-box>
        </draw:frame>
        <draw:polygon draw:style-name="gr8" draw:text-style-name="P9" draw:layer="layout" svg:width="1.036cm" svg:height="0.759cm" svg:x="7.77cm" svg:y="15.394cm" svg:viewBox="0 0 1037 760" draw:points="0,0 1037,0 1037,760 0,760">
          <text:p/>
        </draw:polygon>
        <draw:frame draw:style-name="gr5" draw:text-style-name="P6" draw:layer="layout" svg:width="0.489cm" svg:height="0.352cm" svg:x="5.874cm" svg:y="15.599cm">
          <draw:text-box>
            <text:p text:style-name="P4"><text:span text:style-name="T3">9.1</text:span></text:p>
          </draw:text-box>
        </draw:frame>
        <draw:polygon draw:style-name="gr9" draw:text-style-name="P10" draw:layer="layout" svg:width="1.038cm" svg:height="0.759cm" svg:x="8.805cm" svg:y="15.394cm" svg:viewBox="0 0 1039 760" draw:points="0,0 1039,0 1039,760 0,760">
          <text:p/>
        </draw:polygon>
        <draw:frame draw:style-name="gr5" draw:text-style-name="P6" draw:layer="layout" svg:width="0.489cm" svg:height="0.352cm" svg:x="7.01cm" svg:y="15.599cm">
          <draw:text-box>
            <text:p text:style-name="P4"><text:span text:style-name="T2">6.4</text:span></text:p>
          </draw:text-box>
        </draw:frame>
        <draw:polygon draw:style-name="gr1" draw:text-style-name="P1" draw:layer="layout" svg:width="1.236cm" svg:height="0.759cm" svg:x="5.5cm" svg:y="16.152cm" svg:viewBox="0 0 1237 760" draw:points="0,0 1237,0 1237,760 0,760">
          <text:p/>
        </draw:polygon>
        <draw:frame draw:style-name="gr5" draw:text-style-name="P6" draw:layer="layout" svg:width="0.489cm" svg:height="0.352cm" svg:x="8.043cm" svg:y="15.599cm">
          <draw:text-box>
            <text:p text:style-name="P4"><text:span text:style-name="T2">7.3</text:span></text:p>
          </draw:text-box>
        </draw:frame>
        <draw:polygon draw:style-name="gr7" draw:text-style-name="P8" draw:layer="layout" svg:width="1.036cm" svg:height="0.759cm" svg:x="6.734cm" svg:y="16.152cm" svg:viewBox="0 0 1037 760" draw:points="0,0 1037,0 1037,760 0,760">
          <text:p/>
        </draw:polygon>
        <draw:frame draw:style-name="gr5" draw:text-style-name="P6" draw:layer="layout" svg:width="0.489cm" svg:height="0.352cm" svg:x="9.081cm" svg:y="15.599cm">
          <draw:text-box>
            <text:p text:style-name="P4"><text:span text:style-name="T2">8.2</text:span></text:p>
          </draw:text-box>
        </draw:frame>
        <draw:polygon draw:style-name="gr8" draw:text-style-name="P9" draw:layer="layout" svg:width="1.036cm" svg:height="0.759cm" svg:x="7.77cm" svg:y="16.152cm" svg:viewBox="0 0 1037 760" draw:points="0,0 1037,0 1037,760 0,760">
          <text:p/>
        </draw:polygon>
        <draw:frame draw:style-name="gr5" draw:text-style-name="P6" draw:layer="layout" svg:width="0.489cm" svg:height="0.352cm" svg:x="5.874cm" svg:y="16.354cm">
          <draw:text-box>
            <text:p text:style-name="P4"><text:span text:style-name="T3">9.2</text:span></text:p>
          </draw:text-box>
        </draw:frame>
        <draw:polygon draw:style-name="gr9" draw:text-style-name="P10" draw:layer="layout" svg:width="1.038cm" svg:height="0.759cm" svg:x="8.805cm" svg:y="16.152cm" svg:viewBox="0 0 1039 760" draw:points="0,0 1039,0 1039,760 0,760">
          <text:p/>
        </draw:polygon>
        <draw:frame draw:style-name="gr5" draw:text-style-name="P6" draw:layer="layout" svg:width="0.489cm" svg:height="0.352cm" svg:x="7.01cm" svg:y="16.354cm">
          <draw:text-box>
            <text:p text:style-name="P4"><text:span text:style-name="T2">6.5</text:span></text:p>
          </draw:text-box>
        </draw:frame>
        <draw:polygon draw:style-name="gr6" draw:text-style-name="P7" draw:layer="layout" svg:width="1.236cm" svg:height="0.76cm" svg:x="5.5cm" svg:y="16.91cm" svg:viewBox="0 0 1237 761" draw:points="0,0 1237,0 1237,761 0,761">
          <text:p/>
        </draw:polygon>
        <draw:frame draw:style-name="gr5" draw:text-style-name="P6" draw:layer="layout" svg:width="0.489cm" svg:height="0.352cm" svg:x="8.043cm" svg:y="16.354cm">
          <draw:text-box>
            <text:p text:style-name="P4"><text:span text:style-name="T2">7.4</text:span></text:p>
          </draw:text-box>
        </draw:frame>
        <draw:polygon draw:style-name="gr7" draw:text-style-name="P8" draw:layer="layout" svg:width="1.036cm" svg:height="0.76cm" svg:x="6.734cm" svg:y="16.91cm" svg:viewBox="0 0 1037 761" draw:points="0,0 1037,0 1037,761 0,761">
          <text:p/>
        </draw:polygon>
        <draw:frame draw:style-name="gr5" draw:text-style-name="P6" draw:layer="layout" svg:width="0.489cm" svg:height="0.352cm" svg:x="9.081cm" svg:y="16.354cm">
          <draw:text-box>
            <text:p text:style-name="P4"><text:span text:style-name="T2">8.3</text:span></text:p>
          </draw:text-box>
        </draw:frame>
        <draw:polygon draw:style-name="gr8" draw:text-style-name="P9" draw:layer="layout" svg:width="1.036cm" svg:height="0.76cm" svg:x="7.77cm" svg:y="16.91cm" svg:viewBox="0 0 1037 761" draw:points="0,0 1037,0 1037,761 0,761">
          <text:p/>
        </draw:polygon>
        <draw:frame draw:style-name="gr5" draw:text-style-name="P6" draw:layer="layout" svg:width="0.489cm" svg:height="0.352cm" svg:x="5.874cm" svg:y="17.116cm">
          <draw:text-box>
            <text:p text:style-name="P4"><text:span text:style-name="T3">9.3</text:span></text:p>
          </draw:text-box>
        </draw:frame>
        <draw:polygon draw:style-name="gr9" draw:text-style-name="P10" draw:layer="layout" svg:width="1.038cm" svg:height="0.76cm" svg:x="8.805cm" svg:y="16.91cm" svg:viewBox="0 0 1039 761" draw:points="0,0 1039,0 1039,761 0,761">
          <text:p/>
        </draw:polygon>
        <draw:frame draw:style-name="gr5" draw:text-style-name="P6" draw:layer="layout" svg:width="0.489cm" svg:height="0.352cm" svg:x="7.01cm" svg:y="17.116cm">
          <draw:text-box>
            <text:p text:style-name="P4"><text:span text:style-name="T2">6.6</text:span></text:p>
          </draw:text-box>
        </draw:frame>
        <draw:polygon draw:style-name="gr1" draw:text-style-name="P1" draw:layer="layout" svg:width="1.236cm" svg:height="0.759cm" svg:x="5.5cm" svg:y="17.669cm" svg:viewBox="0 0 1237 760" draw:points="0,0 1237,0 1237,760 0,760">
          <text:p/>
        </draw:polygon>
        <draw:frame draw:style-name="gr5" draw:text-style-name="P6" draw:layer="layout" svg:width="0.489cm" svg:height="0.352cm" svg:x="8.043cm" svg:y="17.116cm">
          <draw:text-box>
            <text:p text:style-name="P4"><text:span text:style-name="T2">7.5</text:span></text:p>
          </draw:text-box>
        </draw:frame>
        <draw:polygon draw:style-name="gr7" draw:text-style-name="P8" draw:layer="layout" svg:width="1.036cm" svg:height="0.759cm" svg:x="6.734cm" svg:y="17.669cm" svg:viewBox="0 0 1037 760" draw:points="0,0 1037,0 1037,760 0,760">
          <text:p/>
        </draw:polygon>
        <draw:frame draw:style-name="gr5" draw:text-style-name="P6" draw:layer="layout" svg:width="0.489cm" svg:height="0.352cm" svg:x="9.081cm" svg:y="17.116cm">
          <draw:text-box>
            <text:p text:style-name="P4"><text:span text:style-name="T2">8.4</text:span></text:p>
          </draw:text-box>
        </draw:frame>
        <draw:polygon draw:style-name="gr8" draw:text-style-name="P9" draw:layer="layout" svg:width="1.036cm" svg:height="0.759cm" svg:x="7.77cm" svg:y="17.669cm" svg:viewBox="0 0 1037 760" draw:points="0,0 1037,0 1037,760 0,760">
          <text:p/>
        </draw:polygon>
        <draw:frame draw:style-name="gr5" draw:text-style-name="P6" draw:layer="layout" svg:width="0.489cm" svg:height="0.352cm" svg:x="5.874cm" svg:y="17.871cm">
          <draw:text-box>
            <text:p text:style-name="P4"><text:span text:style-name="T3">9.4</text:span></text:p>
          </draw:text-box>
        </draw:frame>
        <draw:polygon draw:style-name="gr9" draw:text-style-name="P10" draw:layer="layout" svg:width="1.038cm" svg:height="0.759cm" svg:x="8.805cm" svg:y="17.669cm" svg:viewBox="0 0 1039 760" draw:points="0,0 1039,0 1039,760 0,760">
          <text:p/>
        </draw:polygon>
        <draw:frame draw:style-name="gr5" draw:text-style-name="P6" draw:layer="layout" svg:width="0.489cm" svg:height="0.352cm" svg:x="7.01cm" svg:y="17.871cm">
          <draw:text-box>
            <text:p text:style-name="P4"><text:span text:style-name="T2">6.7</text:span></text:p>
          </draw:text-box>
        </draw:frame>
        <draw:polygon draw:style-name="gr6" draw:text-style-name="P7" draw:layer="layout" svg:width="1.236cm" svg:height="0.76cm" svg:x="5.5cm" svg:y="18.427cm" svg:viewBox="0 0 1237 761" draw:points="0,0 1237,0 1237,761 0,761">
          <text:p/>
        </draw:polygon>
        <draw:frame draw:style-name="gr5" draw:text-style-name="P6" draw:layer="layout" svg:width="0.489cm" svg:height="0.352cm" svg:x="8.043cm" svg:y="17.871cm">
          <draw:text-box>
            <text:p text:style-name="P4"><text:span text:style-name="T2">7.6</text:span></text:p>
          </draw:text-box>
        </draw:frame>
        <draw:polygon draw:style-name="gr7" draw:text-style-name="P8" draw:layer="layout" svg:width="1.036cm" svg:height="0.76cm" svg:x="6.734cm" svg:y="18.427cm" svg:viewBox="0 0 1037 761" draw:points="0,0 1037,0 1037,761 0,761">
          <text:p/>
        </draw:polygon>
        <draw:frame draw:style-name="gr5" draw:text-style-name="P6" draw:layer="layout" svg:width="0.489cm" svg:height="0.352cm" svg:x="9.081cm" svg:y="17.871cm">
          <draw:text-box>
            <text:p text:style-name="P4"><text:span text:style-name="T2">8.5</text:span></text:p>
          </draw:text-box>
        </draw:frame>
        <draw:polygon draw:style-name="gr8" draw:text-style-name="P9" draw:layer="layout" svg:width="1.036cm" svg:height="0.76cm" svg:x="7.77cm" svg:y="18.427cm" svg:viewBox="0 0 1037 761" draw:points="0,0 1037,0 1037,761 0,761">
          <text:p/>
        </draw:polygon>
        <draw:frame draw:style-name="gr5" draw:text-style-name="P6" draw:layer="layout" svg:width="0.489cm" svg:height="0.352cm" svg:x="5.874cm" svg:y="18.633cm">
          <draw:text-box>
            <text:p text:style-name="P4"><text:span text:style-name="T3">9.5</text:span></text:p>
          </draw:text-box>
        </draw:frame>
        <draw:polygon draw:style-name="gr9" draw:text-style-name="P10" draw:layer="layout" svg:width="1.038cm" svg:height="0.76cm" svg:x="8.805cm" svg:y="18.427cm" svg:viewBox="0 0 1039 761" draw:points="0,0 1039,0 1039,761 0,761">
          <text:p/>
        </draw:polygon>
        <draw:frame draw:style-name="gr5" draw:text-style-name="P6" draw:layer="layout" svg:width="0.489cm" svg:height="0.352cm" svg:x="7.01cm" svg:y="18.633cm">
          <draw:text-box>
            <text:p text:style-name="P4"><text:span text:style-name="T2">6.7</text:span></text:p>
          </draw:text-box>
        </draw:frame>
        <draw:polygon draw:style-name="gr1" draw:text-style-name="P1" draw:layer="layout" svg:width="1.236cm" svg:height="0.759cm" svg:x="5.5cm" svg:y="19.186cm" svg:viewBox="0 0 1237 760" draw:points="0,0 1237,0 1237,760 0,760">
          <text:p/>
        </draw:polygon>
        <draw:frame draw:style-name="gr5" draw:text-style-name="P6" draw:layer="layout" svg:width="0.489cm" svg:height="0.352cm" svg:x="8.043cm" svg:y="18.633cm">
          <draw:text-box>
            <text:p text:style-name="P4"><text:span text:style-name="T2">7.7</text:span></text:p>
          </draw:text-box>
        </draw:frame>
        <draw:polygon draw:style-name="gr7" draw:text-style-name="P8" draw:layer="layout" svg:width="1.036cm" svg:height="0.759cm" svg:x="6.734cm" svg:y="19.186cm" svg:viewBox="0 0 1037 760" draw:points="0,0 1037,0 1037,760 0,760">
          <text:p/>
        </draw:polygon>
        <draw:frame draw:style-name="gr5" draw:text-style-name="P6" draw:layer="layout" svg:width="0.489cm" svg:height="0.352cm" svg:x="9.081cm" svg:y="18.633cm">
          <draw:text-box>
            <text:p text:style-name="P4"><text:span text:style-name="T2">8.6</text:span></text:p>
          </draw:text-box>
        </draw:frame>
        <draw:polygon draw:style-name="gr8" draw:text-style-name="P9" draw:layer="layout" svg:width="1.036cm" svg:height="0.759cm" svg:x="7.77cm" svg:y="19.186cm" svg:viewBox="0 0 1037 760" draw:points="0,0 1037,0 1037,760 0,760">
          <text:p/>
        </draw:polygon>
        <draw:frame draw:style-name="gr5" draw:text-style-name="P6" draw:layer="layout" svg:width="0.489cm" svg:height="0.352cm" svg:x="5.874cm" svg:y="19.388cm">
          <draw:text-box>
            <text:p text:style-name="P4"><text:span text:style-name="T3">9.6</text:span></text:p>
          </draw:text-box>
        </draw:frame>
        <draw:polygon draw:style-name="gr9" draw:text-style-name="P10" draw:layer="layout" svg:width="1.038cm" svg:height="0.759cm" svg:x="8.805cm" svg:y="19.186cm" svg:viewBox="0 0 1039 760" draw:points="0,0 1039,0 1039,760 0,760">
          <text:p/>
        </draw:polygon>
        <draw:frame draw:style-name="gr5" draw:text-style-name="P6" draw:layer="layout" svg:width="0.489cm" svg:height="0.352cm" svg:x="7.01cm" svg:y="19.388cm">
          <draw:text-box>
            <text:p text:style-name="P4"><text:span text:style-name="T2">6.8</text:span></text:p>
          </draw:text-box>
        </draw:frame>
        <draw:polygon draw:style-name="gr6" draw:text-style-name="P7" draw:layer="layout" svg:width="1.236cm" svg:height="0.76cm" svg:x="5.5cm" svg:y="19.944cm" svg:viewBox="0 0 1237 761" draw:points="0,0 1237,0 1237,761 0,761">
          <text:p/>
        </draw:polygon>
        <draw:frame draw:style-name="gr5" draw:text-style-name="P6" draw:layer="layout" svg:width="0.489cm" svg:height="0.352cm" svg:x="8.043cm" svg:y="19.388cm">
          <draw:text-box>
            <text:p text:style-name="P4"><text:span text:style-name="T2">7.7</text:span></text:p>
          </draw:text-box>
        </draw:frame>
        <draw:polygon draw:style-name="gr7" draw:text-style-name="P8" draw:layer="layout" svg:width="1.036cm" svg:height="0.76cm" svg:x="6.734cm" svg:y="19.944cm" svg:viewBox="0 0 1037 761" draw:points="0,0 1037,0 1037,761 0,761">
          <text:p/>
        </draw:polygon>
        <draw:frame draw:style-name="gr5" draw:text-style-name="P6" draw:layer="layout" svg:width="0.489cm" svg:height="0.352cm" svg:x="9.081cm" svg:y="19.388cm">
          <draw:text-box>
            <text:p text:style-name="P4"><text:span text:style-name="T2">8.7</text:span></text:p>
          </draw:text-box>
        </draw:frame>
        <draw:polygon draw:style-name="gr8" draw:text-style-name="P9" draw:layer="layout" svg:width="1.036cm" svg:height="0.76cm" svg:x="7.77cm" svg:y="19.944cm" svg:viewBox="0 0 1037 761" draw:points="0,0 1037,0 1037,761 0,761">
          <text:p/>
        </draw:polygon>
        <draw:frame draw:style-name="gr5" draw:text-style-name="P6" draw:layer="layout" svg:width="0.489cm" svg:height="0.352cm" svg:x="5.874cm" svg:y="20.147cm">
          <draw:text-box>
            <text:p text:style-name="P4"><text:span text:style-name="T3">9.7</text:span></text:p>
          </draw:text-box>
        </draw:frame>
        <draw:polygon draw:style-name="gr9" draw:text-style-name="P10" draw:layer="layout" svg:width="1.038cm" svg:height="0.76cm" svg:x="8.805cm" svg:y="19.944cm" svg:viewBox="0 0 1039 761" draw:points="0,0 1039,0 1039,761 0,761">
          <text:p/>
        </draw:polygon>
        <draw:frame draw:style-name="gr5" draw:text-style-name="P6" draw:layer="layout" svg:width="0.489cm" svg:height="0.352cm" svg:x="7.01cm" svg:y="20.147cm">
          <draw:text-box>
            <text:p text:style-name="P4"><text:span text:style-name="T2">6.9</text:span></text:p>
          </draw:text-box>
        </draw:frame>
        <draw:polygon draw:style-name="gr1" draw:text-style-name="P1" draw:layer="layout" svg:width="1.236cm" svg:height="0.759cm" svg:x="5.5cm" svg:y="20.703cm" svg:viewBox="0 0 1237 760" draw:points="0,0 1237,0 1237,760 0,760">
          <text:p/>
        </draw:polygon>
        <draw:frame draw:style-name="gr5" draw:text-style-name="P6" draw:layer="layout" svg:width="0.489cm" svg:height="0.352cm" svg:x="8.043cm" svg:y="20.147cm">
          <draw:text-box>
            <text:p text:style-name="P4"><text:span text:style-name="T2">7.8</text:span></text:p>
          </draw:text-box>
        </draw:frame>
        <draw:polygon draw:style-name="gr7" draw:text-style-name="P8" draw:layer="layout" svg:width="1.036cm" svg:height="0.759cm" svg:x="6.734cm" svg:y="20.703cm" svg:viewBox="0 0 1037 760" draw:points="0,0 1037,0 1037,760 0,760">
          <text:p/>
        </draw:polygon>
        <draw:frame draw:style-name="gr5" draw:text-style-name="P6" draw:layer="layout" svg:width="0.489cm" svg:height="0.352cm" svg:x="9.081cm" svg:y="20.147cm">
          <draw:text-box>
            <text:p text:style-name="P4"><text:span text:style-name="T2">8.8</text:span></text:p>
          </draw:text-box>
        </draw:frame>
        <draw:polygon draw:style-name="gr8" draw:text-style-name="P9" draw:layer="layout" svg:width="1.036cm" svg:height="0.759cm" svg:x="7.77cm" svg:y="20.703cm" svg:viewBox="0 0 1037 760" draw:points="0,0 1037,0 1037,760 0,760">
          <text:p/>
        </draw:polygon>
        <draw:frame draw:style-name="gr5" draw:text-style-name="P6" draw:layer="layout" svg:width="0.489cm" svg:height="0.352cm" svg:x="5.874cm" svg:y="20.905cm">
          <draw:text-box>
            <text:p text:style-name="P4"><text:span text:style-name="T3">9.8</text:span></text:p>
          </draw:text-box>
        </draw:frame>
        <draw:polygon draw:style-name="gr9" draw:text-style-name="P10" draw:layer="layout" svg:width="1.038cm" svg:height="0.759cm" svg:x="8.805cm" svg:y="20.703cm" svg:viewBox="0 0 1039 760" draw:points="0,0 1039,0 1039,760 0,760">
          <text:p/>
        </draw:polygon>
        <draw:frame draw:style-name="gr5" draw:text-style-name="P6" draw:layer="layout" svg:width="0.489cm" svg:height="0.352cm" svg:x="7.01cm" svg:y="20.905cm">
          <draw:text-box>
            <text:p text:style-name="P4"><text:span text:style-name="T2">6.9</text:span></text:p>
          </draw:text-box>
        </draw:frame>
        <draw:polygon draw:style-name="gr6" draw:text-style-name="P7" draw:layer="layout" svg:width="1.236cm" svg:height="0.76cm" svg:x="5.5cm" svg:y="21.461cm" svg:viewBox="0 0 1237 761" draw:points="0,0 1237,0 1237,761 0,761">
          <text:p/>
        </draw:polygon>
        <draw:frame draw:style-name="gr5" draw:text-style-name="P6" draw:layer="layout" svg:width="0.489cm" svg:height="0.352cm" svg:x="8.043cm" svg:y="20.905cm">
          <draw:text-box>
            <text:p text:style-name="P4"><text:span text:style-name="T2">7.9</text:span></text:p>
          </draw:text-box>
        </draw:frame>
        <draw:polygon draw:style-name="gr7" draw:text-style-name="P8" draw:layer="layout" svg:width="1.036cm" svg:height="0.76cm" svg:x="6.734cm" svg:y="21.461cm" svg:viewBox="0 0 1037 761" draw:points="0,0 1037,0 1037,761 0,761">
          <text:p/>
        </draw:polygon>
        <draw:frame draw:style-name="gr5" draw:text-style-name="P6" draw:layer="layout" svg:width="0.489cm" svg:height="0.352cm" svg:x="9.081cm" svg:y="20.905cm">
          <draw:text-box>
            <text:p text:style-name="P4"><text:span text:style-name="T2">8.8</text:span></text:p>
          </draw:text-box>
        </draw:frame>
        <draw:polygon draw:style-name="gr8" draw:text-style-name="P9" draw:layer="layout" svg:width="1.036cm" svg:height="0.76cm" svg:x="7.77cm" svg:y="21.461cm" svg:viewBox="0 0 1037 761" draw:points="0,0 1037,0 1037,761 0,761">
          <text:p/>
        </draw:polygon>
        <draw:frame draw:style-name="gr5" draw:text-style-name="P6" draw:layer="layout" svg:width="0.489cm" svg:height="0.352cm" svg:x="5.874cm" svg:y="21.664cm">
          <draw:text-box>
            <text:p text:style-name="P4"><text:span text:style-name="T3">9.9</text:span></text:p>
          </draw:text-box>
        </draw:frame>
        <draw:polygon draw:style-name="gr9" draw:text-style-name="P10" draw:layer="layout" svg:width="1.038cm" svg:height="0.76cm" svg:x="8.805cm" svg:y="21.461cm" svg:viewBox="0 0 1039 761" draw:points="0,0 1039,0 1039,761 0,761">
          <text:p/>
        </draw:polygon>
        <draw:frame draw:style-name="gr5" draw:text-style-name="P6" draw:layer="layout" svg:width="0.489cm" svg:height="0.352cm" svg:x="7.01cm" svg:y="21.664cm">
          <draw:text-box>
            <text:p text:style-name="P4"><text:span text:style-name="T2">7.0</text:span></text:p>
          </draw:text-box>
        </draw:frame>
        <draw:polygon draw:style-name="gr1" draw:text-style-name="P1" draw:layer="layout" svg:width="1.236cm" svg:height="0.759cm" svg:x="5.5cm" svg:y="22.22cm" svg:viewBox="0 0 1237 760" draw:points="0,0 1237,0 1237,760 0,760">
          <text:p/>
        </draw:polygon>
        <draw:frame draw:style-name="gr5" draw:text-style-name="P6" draw:layer="layout" svg:width="0.489cm" svg:height="0.352cm" svg:x="8.043cm" svg:y="21.664cm">
          <draw:text-box>
            <text:p text:style-name="P4"><text:span text:style-name="T2">8.0</text:span></text:p>
          </draw:text-box>
        </draw:frame>
        <draw:polygon draw:style-name="gr7" draw:text-style-name="P8" draw:layer="layout" svg:width="1.036cm" svg:height="0.759cm" svg:x="6.734cm" svg:y="22.22cm" svg:viewBox="0 0 1037 760" draw:points="0,0 1037,0 1037,760 0,760">
          <text:p/>
        </draw:polygon>
        <draw:frame draw:style-name="gr5" draw:text-style-name="P6" draw:layer="layout" svg:width="0.489cm" svg:height="0.352cm" svg:x="9.081cm" svg:y="21.664cm">
          <draw:text-box>
            <text:p text:style-name="P4"><text:span text:style-name="T2">8.9</text:span></text:p>
          </draw:text-box>
        </draw:frame>
        <draw:polygon draw:style-name="gr8" draw:text-style-name="P9" draw:layer="layout" svg:width="1.036cm" svg:height="0.759cm" svg:x="7.77cm" svg:y="22.22cm" svg:viewBox="0 0 1037 760" draw:points="0,0 1037,0 1037,760 0,760">
          <text:p/>
        </draw:polygon>
        <draw:frame draw:style-name="gr5" draw:text-style-name="P6" draw:layer="layout" svg:width="0.684cm" svg:height="0.352cm" svg:x="5.779cm" svg:y="22.426cm">
          <draw:text-box>
            <text:p text:style-name="P4"><text:span text:style-name="T3">10.0</text:span></text:p>
          </draw:text-box>
        </draw:frame>
        <draw:polygon draw:style-name="gr9" draw:text-style-name="P10" draw:layer="layout" svg:width="1.038cm" svg:height="0.759cm" svg:x="8.805cm" svg:y="22.22cm" svg:viewBox="0 0 1039 760" draw:points="0,0 1039,0 1039,760 0,760">
          <text:p/>
        </draw:polygon>
        <draw:frame draw:style-name="gr5" draw:text-style-name="P6" draw:layer="layout" svg:width="0.489cm" svg:height="0.352cm" svg:x="7.01cm" svg:y="22.426cm">
          <draw:text-box>
            <text:p text:style-name="P4"><text:span text:style-name="T2">7.1</text:span></text:p>
          </draw:text-box>
        </draw:frame>
        <draw:polygon draw:style-name="gr6" draw:text-style-name="P7" draw:layer="layout" svg:width="1.236cm" svg:height="0.76cm" svg:x="5.5cm" svg:y="22.978cm" svg:viewBox="0 0 1237 761" draw:points="0,0 1237,0 1237,761 0,761">
          <text:p/>
        </draw:polygon>
        <draw:frame draw:style-name="gr5" draw:text-style-name="P6" draw:layer="layout" svg:width="0.489cm" svg:height="0.352cm" svg:x="8.043cm" svg:y="22.426cm">
          <draw:text-box>
            <text:p text:style-name="P4"><text:span text:style-name="T2">8.1</text:span></text:p>
          </draw:text-box>
        </draw:frame>
        <draw:polygon draw:style-name="gr7" draw:text-style-name="P8" draw:layer="layout" svg:width="1.036cm" svg:height="0.76cm" svg:x="6.734cm" svg:y="22.978cm" svg:viewBox="0 0 1037 761" draw:points="0,0 1037,0 1037,761 0,761">
          <text:p/>
        </draw:polygon>
        <draw:frame draw:style-name="gr5" draw:text-style-name="P6" draw:layer="layout" svg:width="0.489cm" svg:height="0.352cm" svg:x="9.081cm" svg:y="22.426cm">
          <draw:text-box>
            <text:p text:style-name="P4"><text:span text:style-name="T2">9.0</text:span></text:p>
          </draw:text-box>
        </draw:frame>
        <draw:polygon draw:style-name="gr8" draw:text-style-name="P9" draw:layer="layout" svg:width="1.036cm" svg:height="0.76cm" svg:x="7.77cm" svg:y="22.978cm" svg:viewBox="0 0 1037 761" draw:points="0,0 1037,0 1037,761 0,761">
          <text:p/>
        </draw:polygon>
        <draw:frame draw:style-name="gr5" draw:text-style-name="P6" draw:layer="layout" svg:width="0.684cm" svg:height="0.352cm" svg:x="5.779cm" svg:y="23.181cm">
          <draw:text-box>
            <text:p text:style-name="P4"><text:span text:style-name="T3">10.1</text:span></text:p>
          </draw:text-box>
        </draw:frame>
        <draw:polygon draw:style-name="gr9" draw:text-style-name="P10" draw:layer="layout" svg:width="1.038cm" svg:height="0.76cm" svg:x="8.805cm" svg:y="22.978cm" svg:viewBox="0 0 1039 761" draw:points="0,0 1039,0 1039,761 0,761">
          <text:p/>
        </draw:polygon>
        <draw:frame draw:style-name="gr5" draw:text-style-name="P6" draw:layer="layout" svg:width="0.489cm" svg:height="0.352cm" svg:x="7.01cm" svg:y="23.181cm">
          <draw:text-box>
            <text:p text:style-name="P4"><text:span text:style-name="T2">7.2</text:span></text:p>
          </draw:text-box>
        </draw:frame>
        <draw:polygon draw:style-name="gr1" draw:text-style-name="P1" draw:layer="layout" svg:width="1.236cm" svg:height="0.759cm" svg:x="5.5cm" svg:y="23.737cm" svg:viewBox="0 0 1237 760" draw:points="0,0 1237,0 1237,760 0,760">
          <text:p/>
        </draw:polygon>
        <draw:frame draw:style-name="gr5" draw:text-style-name="P6" draw:layer="layout" svg:width="0.489cm" svg:height="0.352cm" svg:x="8.043cm" svg:y="23.181cm">
          <draw:text-box>
            <text:p text:style-name="P4"><text:span text:style-name="T2">8.1</text:span></text:p>
          </draw:text-box>
        </draw:frame>
        <draw:polygon draw:style-name="gr7" draw:text-style-name="P8" draw:layer="layout" svg:width="1.036cm" svg:height="0.759cm" svg:x="6.734cm" svg:y="23.737cm" svg:viewBox="0 0 1037 760" draw:points="0,0 1037,0 1037,760 0,760">
          <text:p/>
        </draw:polygon>
        <draw:frame draw:style-name="gr5" draw:text-style-name="P6" draw:layer="layout" svg:width="0.489cm" svg:height="0.352cm" svg:x="9.081cm" svg:y="23.181cm">
          <draw:text-box>
            <text:p text:style-name="P4"><text:span text:style-name="T2">9.1</text:span></text:p>
          </draw:text-box>
        </draw:frame>
        <draw:polygon draw:style-name="gr8" draw:text-style-name="P9" draw:layer="layout" svg:width="1.036cm" svg:height="0.759cm" svg:x="7.77cm" svg:y="23.737cm" svg:viewBox="0 0 1037 760" draw:points="0,0 1037,0 1037,760 0,760">
          <text:p/>
        </draw:polygon>
        <draw:frame draw:style-name="gr5" draw:text-style-name="P6" draw:layer="layout" svg:width="0.684cm" svg:height="0.352cm" svg:x="5.779cm" svg:y="23.943cm">
          <draw:text-box>
            <text:p text:style-name="P4"><text:span text:style-name="T3">10.2</text:span></text:p>
          </draw:text-box>
        </draw:frame>
        <draw:polygon draw:style-name="gr9" draw:text-style-name="P10" draw:layer="layout" svg:width="1.038cm" svg:height="0.759cm" svg:x="8.805cm" svg:y="23.737cm" svg:viewBox="0 0 1039 760" draw:points="0,0 1039,0 1039,760 0,760">
          <text:p/>
        </draw:polygon>
        <draw:frame draw:style-name="gr5" draw:text-style-name="P6" draw:layer="layout" svg:width="0.489cm" svg:height="0.352cm" svg:x="7.01cm" svg:y="23.943cm">
          <draw:text-box>
            <text:p text:style-name="P4"><text:span text:style-name="T2">7.2</text:span></text:p>
          </draw:text-box>
        </draw:frame>
        <draw:polygon draw:style-name="gr6" draw:text-style-name="P7" draw:layer="layout" svg:width="1.236cm" svg:height="0.76cm" svg:x="5.5cm" svg:y="24.495cm" svg:viewBox="0 0 1237 761" draw:points="0,0 1237,0 1237,761 0,761">
          <text:p/>
        </draw:polygon>
        <draw:frame draw:style-name="gr5" draw:text-style-name="P6" draw:layer="layout" svg:width="0.489cm" svg:height="0.352cm" svg:x="8.043cm" svg:y="23.943cm">
          <draw:text-box>
            <text:p text:style-name="P4"><text:span text:style-name="T2">8.2</text:span></text:p>
          </draw:text-box>
        </draw:frame>
        <draw:polygon draw:style-name="gr7" draw:text-style-name="P8" draw:layer="layout" svg:width="1.036cm" svg:height="0.76cm" svg:x="6.734cm" svg:y="24.495cm" svg:viewBox="0 0 1037 761" draw:points="0,0 1037,0 1037,761 0,761">
          <text:p/>
        </draw:polygon>
        <draw:frame draw:style-name="gr5" draw:text-style-name="P6" draw:layer="layout" svg:width="0.489cm" svg:height="0.352cm" svg:x="9.081cm" svg:y="23.943cm">
          <draw:text-box>
            <text:p text:style-name="P4"><text:span text:style-name="T2">9.2</text:span></text:p>
          </draw:text-box>
        </draw:frame>
        <draw:polygon draw:style-name="gr8" draw:text-style-name="P9" draw:layer="layout" svg:width="1.036cm" svg:height="0.76cm" svg:x="7.77cm" svg:y="24.495cm" svg:viewBox="0 0 1037 761" draw:points="0,0 1037,0 1037,761 0,761">
          <text:p/>
        </draw:polygon>
        <draw:frame draw:style-name="gr5" draw:text-style-name="P6" draw:layer="layout" svg:width="0.684cm" svg:height="0.352cm" svg:x="5.779cm" svg:y="24.698cm">
          <draw:text-box>
            <text:p text:style-name="P4"><text:span text:style-name="T3">10.3</text:span></text:p>
          </draw:text-box>
        </draw:frame>
        <draw:polygon draw:style-name="gr9" draw:text-style-name="P10" draw:layer="layout" svg:width="1.038cm" svg:height="0.76cm" svg:x="8.805cm" svg:y="24.495cm" svg:viewBox="0 0 1039 761" draw:points="0,0 1039,0 1039,761 0,761">
          <text:p/>
        </draw:polygon>
        <draw:frame draw:style-name="gr5" draw:text-style-name="P6" draw:layer="layout" svg:width="0.489cm" svg:height="0.352cm" svg:x="7.01cm" svg:y="24.698cm">
          <draw:text-box>
            <text:p text:style-name="P4"><text:span text:style-name="T2">7.3</text:span></text:p>
          </draw:text-box>
        </draw:frame>
        <draw:polygon draw:style-name="gr1" draw:text-style-name="P1" draw:layer="layout" svg:width="1.236cm" svg:height="0.759cm" svg:x="5.5cm" svg:y="25.254cm" svg:viewBox="0 0 1237 760" draw:points="0,0 1237,0 1237,760 0,760">
          <text:p/>
        </draw:polygon>
        <draw:frame draw:style-name="gr5" draw:text-style-name="P6" draw:layer="layout" svg:width="0.489cm" svg:height="0.352cm" svg:x="8.043cm" svg:y="24.698cm">
          <draw:text-box>
            <text:p text:style-name="P4"><text:span text:style-name="T2">8.3</text:span></text:p>
          </draw:text-box>
        </draw:frame>
        <draw:polygon draw:style-name="gr7" draw:text-style-name="P8" draw:layer="layout" svg:width="1.036cm" svg:height="0.759cm" svg:x="6.734cm" svg:y="25.254cm" svg:viewBox="0 0 1037 760" draw:points="0,0 1037,0 1037,760 0,760">
          <text:p/>
        </draw:polygon>
        <draw:frame draw:style-name="gr5" draw:text-style-name="P6" draw:layer="layout" svg:width="0.489cm" svg:height="0.352cm" svg:x="9.081cm" svg:y="24.698cm">
          <draw:text-box>
            <text:p text:style-name="P4"><text:span text:style-name="T2">9.3</text:span></text:p>
          </draw:text-box>
        </draw:frame>
        <draw:polygon draw:style-name="gr8" draw:text-style-name="P9" draw:layer="layout" svg:width="1.036cm" svg:height="0.759cm" svg:x="7.77cm" svg:y="25.254cm" svg:viewBox="0 0 1037 760" draw:points="0,0 1037,0 1037,760 0,760">
          <text:p/>
        </draw:polygon>
        <draw:frame draw:style-name="gr5" draw:text-style-name="P6" draw:layer="layout" svg:width="0.684cm" svg:height="0.352cm" svg:x="5.779cm" svg:y="25.46cm">
          <draw:text-box>
            <text:p text:style-name="P4"><text:span text:style-name="T3">10.4</text:span></text:p>
          </draw:text-box>
        </draw:frame>
        <draw:polygon draw:style-name="gr9" draw:text-style-name="P10" draw:layer="layout" svg:width="1.038cm" svg:height="0.759cm" svg:x="8.805cm" svg:y="25.254cm" svg:viewBox="0 0 1039 760" draw:points="0,0 1039,0 1039,760 0,760">
          <text:p/>
        </draw:polygon>
        <draw:frame draw:style-name="gr5" draw:text-style-name="P6" draw:layer="layout" svg:width="0.489cm" svg:height="0.352cm" svg:x="7.01cm" svg:y="25.46cm">
          <draw:text-box>
            <text:p text:style-name="P4"><text:span text:style-name="T2">7.4</text:span></text:p>
          </draw:text-box>
        </draw:frame>
        <draw:polygon draw:style-name="gr3" draw:text-style-name="P3" draw:layer="layout" svg:width="1.237cm" svg:height="0.759cm" svg:x="10.498cm" svg:y="2.5cm" svg:viewBox="0 0 1238 760" draw:points="0,0 1238,0 1238,760 0,760">
          <text:p/>
        </draw:polygon>
        <draw:frame draw:style-name="gr5" draw:text-style-name="P6" draw:layer="layout" svg:width="0.489cm" svg:height="0.352cm" svg:x="8.043cm" svg:y="25.46cm">
          <draw:text-box>
            <text:p text:style-name="P4"><text:span text:style-name="T2">8.4</text:span></text:p>
          </draw:text-box>
        </draw:frame>
        <draw:polygon draw:style-name="gr3" draw:text-style-name="P3" draw:layer="layout" svg:width="1.036cm" svg:height="0.759cm" svg:x="11.735cm" svg:y="2.5cm" svg:viewBox="0 0 1037 760" draw:points="0,0 1037,0 1037,760 0,760">
          <text:p/>
        </draw:polygon>
        <draw:frame draw:style-name="gr5" draw:text-style-name="P6" draw:layer="layout" svg:width="0.489cm" svg:height="0.352cm" svg:x="9.081cm" svg:y="25.46cm">
          <draw:text-box>
            <text:p text:style-name="P4"><text:span text:style-name="T2">9.4</text:span></text:p>
          </draw:text-box>
        </draw:frame>
        <draw:polygon draw:style-name="gr3" draw:text-style-name="P3" draw:layer="layout" svg:width="1.036cm" svg:height="0.759cm" svg:x="12.769cm" svg:y="2.5cm" svg:viewBox="0 0 1037 760" draw:points="0,0 1037,0 1037,760 0,760">
          <text:p/>
        </draw:polygon>
        <draw:frame draw:style-name="gr5" draw:text-style-name="P6" draw:layer="layout" svg:width="0.861cm" svg:height="0.352cm" svg:x="10.686cm" svg:y="2.705cm">
          <draw:text-box>
            <text:p text:style-name="P4"><text:span text:style-name="T2">Wind</text:span></text:p>
          </draw:text-box>
        </draw:frame>
        <draw:polygon draw:style-name="gr3" draw:text-style-name="P3" draw:layer="layout" svg:width="1.036cm" svg:height="0.759cm" svg:x="13.805cm" svg:y="2.5cm" svg:viewBox="0 0 1037 760" draw:points="0,0 1037,0 1037,760 0,760">
          <text:p/>
        </draw:polygon>
        <draw:frame draw:style-name="gr5" draw:text-style-name="P6" draw:layer="layout" svg:width="0.607cm" svg:height="0.352cm" svg:x="11.949cm" svg:y="2.705cm">
          <draw:text-box>
            <text:p text:style-name="P4"><text:span text:style-name="T2">Min</text:span></text:p>
          </draw:text-box>
        </draw:frame>
        <draw:polygon draw:style-name="gr6" draw:text-style-name="P7" draw:layer="layout" svg:width="1.237cm" svg:height="0.759cm" svg:x="10.498cm" svg:y="3.258cm" svg:viewBox="0 0 1238 760" draw:points="0,0 1238,0 1238,760 0,760">
          <text:p/>
        </draw:polygon>
        <draw:frame draw:style-name="gr5" draw:text-style-name="P6" draw:layer="layout" svg:width="0.607cm" svg:height="0.352cm" svg:x="12.986cm" svg:y="2.705cm">
          <draw:text-box>
            <text:p text:style-name="P4"><text:span text:style-name="T2">Mid</text:span></text:p>
          </draw:text-box>
        </draw:frame>
        <draw:polygon draw:style-name="gr7" draw:text-style-name="P8" draw:layer="layout" svg:width="1.036cm" svg:height="0.759cm" svg:x="11.735cm" svg:y="3.258cm" svg:viewBox="0 0 1037 760" draw:points="0,0 1037,0 1037,760 0,760">
          <text:p/>
        </draw:polygon>
        <draw:frame draw:style-name="gr5" draw:text-style-name="P6" draw:layer="layout" svg:width="0.684cm" svg:height="0.352cm" svg:x="13.984cm" svg:y="2.705cm">
          <draw:text-box>
            <text:p text:style-name="P4"><text:span text:style-name="T2">Max</text:span></text:p>
          </draw:text-box>
        </draw:frame>
        <draw:polygon draw:style-name="gr8" draw:text-style-name="P9" draw:layer="layout" svg:width="1.036cm" svg:height="0.759cm" svg:x="12.769cm" svg:y="3.258cm" svg:viewBox="0 0 1037 760" draw:points="0,0 1037,0 1037,760 0,760">
          <text:p/>
        </draw:polygon>
        <draw:frame draw:style-name="gr5" draw:text-style-name="P6" draw:layer="layout" svg:width="0.684cm" svg:height="0.352cm" svg:x="10.777cm" svg:y="3.46cm">
          <draw:text-box>
            <text:p text:style-name="P4"><text:span text:style-name="T3">10.5</text:span></text:p>
          </draw:text-box>
        </draw:frame>
        <draw:polygon draw:style-name="gr9" draw:text-style-name="P10" draw:layer="layout" svg:width="1.036cm" svg:height="0.759cm" svg:x="13.805cm" svg:y="3.258cm" svg:viewBox="0 0 1037 760" draw:points="0,0 1037,0 1037,760 0,760">
          <text:p/>
        </draw:polygon>
        <draw:frame draw:style-name="gr5" draw:text-style-name="P6" draw:layer="layout" svg:width="0.489cm" svg:height="0.352cm" svg:x="12.009cm" svg:y="3.46cm">
          <draw:text-box>
            <text:p text:style-name="P4"><text:span text:style-name="T2">7.4</text:span></text:p>
          </draw:text-box>
        </draw:frame>
        <draw:polygon draw:style-name="gr1" draw:text-style-name="P1" draw:layer="layout" svg:width="1.237cm" svg:height="0.76cm" svg:x="10.498cm" svg:y="4.016cm" svg:viewBox="0 0 1238 761" draw:points="0,0 1238,0 1238,761 0,761">
          <text:p/>
        </draw:polygon>
        <draw:frame draw:style-name="gr5" draw:text-style-name="P6" draw:layer="layout" svg:width="0.489cm" svg:height="0.352cm" svg:x="13.046cm" svg:y="3.46cm">
          <draw:text-box>
            <text:p text:style-name="P4"><text:span text:style-name="T2">8.5</text:span></text:p>
          </draw:text-box>
        </draw:frame>
        <draw:polygon draw:style-name="gr7" draw:text-style-name="P8" draw:layer="layout" svg:width="1.036cm" svg:height="0.76cm" svg:x="11.735cm" svg:y="4.016cm" svg:viewBox="0 0 1037 761" draw:points="0,0 1037,0 1037,761 0,761">
          <text:p/>
        </draw:polygon>
        <draw:frame draw:style-name="gr5" draw:text-style-name="P6" draw:layer="layout" svg:width="0.489cm" svg:height="0.352cm" svg:x="14.079cm" svg:y="3.46cm">
          <draw:text-box>
            <text:p text:style-name="P4"><text:span text:style-name="T2">9.5</text:span></text:p>
          </draw:text-box>
        </draw:frame>
        <draw:polygon draw:style-name="gr8" draw:text-style-name="P9" draw:layer="layout" svg:width="1.036cm" svg:height="0.76cm" svg:x="12.769cm" svg:y="4.016cm" svg:viewBox="0 0 1037 761" draw:points="0,0 1037,0 1037,761 0,761">
          <text:p/>
        </draw:polygon>
        <draw:frame draw:style-name="gr5" draw:text-style-name="P6" draw:layer="layout" svg:width="0.684cm" svg:height="0.352cm" svg:x="10.777cm" svg:y="4.222cm">
          <draw:text-box>
            <text:p text:style-name="P4"><text:span text:style-name="T3">10.6</text:span></text:p>
          </draw:text-box>
        </draw:frame>
        <draw:polygon draw:style-name="gr9" draw:text-style-name="P10" draw:layer="layout" svg:width="1.036cm" svg:height="0.76cm" svg:x="13.805cm" svg:y="4.016cm" svg:viewBox="0 0 1037 761" draw:points="0,0 1037,0 1037,761 0,761">
          <text:p/>
        </draw:polygon>
        <draw:frame draw:style-name="gr5" draw:text-style-name="P6" draw:layer="layout" svg:width="0.489cm" svg:height="0.352cm" svg:x="12.009cm" svg:y="4.222cm">
          <draw:text-box>
            <text:p text:style-name="P4"><text:span text:style-name="T2">7.5</text:span></text:p>
          </draw:text-box>
        </draw:frame>
        <draw:polygon draw:style-name="gr6" draw:text-style-name="P7" draw:layer="layout" svg:width="1.237cm" svg:height="0.759cm" svg:x="10.498cm" svg:y="4.775cm" svg:viewBox="0 0 1238 760" draw:points="0,0 1238,0 1238,760 0,760">
          <text:p/>
        </draw:polygon>
        <draw:frame draw:style-name="gr5" draw:text-style-name="P6" draw:layer="layout" svg:width="0.489cm" svg:height="0.352cm" svg:x="13.046cm" svg:y="4.222cm">
          <draw:text-box>
            <text:p text:style-name="P4"><text:span text:style-name="T2">8.5</text:span></text:p>
          </draw:text-box>
        </draw:frame>
        <draw:polygon draw:style-name="gr7" draw:text-style-name="P8" draw:layer="layout" svg:width="1.036cm" svg:height="0.759cm" svg:x="11.735cm" svg:y="4.775cm" svg:viewBox="0 0 1037 760" draw:points="0,0 1037,0 1037,760 0,760">
          <text:p/>
        </draw:polygon>
        <draw:frame draw:style-name="gr5" draw:text-style-name="P6" draw:layer="layout" svg:width="0.489cm" svg:height="0.352cm" svg:x="14.079cm" svg:y="4.222cm">
          <draw:text-box>
            <text:p text:style-name="P4"><text:span text:style-name="T2">9.6</text:span></text:p>
          </draw:text-box>
        </draw:frame>
        <draw:polygon draw:style-name="gr8" draw:text-style-name="P9" draw:layer="layout" svg:width="1.036cm" svg:height="0.759cm" svg:x="12.769cm" svg:y="4.775cm" svg:viewBox="0 0 1037 760" draw:points="0,0 1037,0 1037,760 0,760">
          <text:p/>
        </draw:polygon>
        <draw:frame draw:style-name="gr5" draw:text-style-name="P6" draw:layer="layout" svg:width="0.684cm" svg:height="0.352cm" svg:x="10.777cm" svg:y="4.977cm">
          <draw:text-box>
            <text:p text:style-name="P4"><text:span text:style-name="T3">10.7</text:span></text:p>
          </draw:text-box>
        </draw:frame>
        <draw:polygon draw:style-name="gr9" draw:text-style-name="P10" draw:layer="layout" svg:width="1.036cm" svg:height="0.759cm" svg:x="13.805cm" svg:y="4.775cm" svg:viewBox="0 0 1037 760" draw:points="0,0 1037,0 1037,760 0,760">
          <text:p/>
        </draw:polygon>
        <draw:frame draw:style-name="gr5" draw:text-style-name="P6" draw:layer="layout" svg:width="0.489cm" svg:height="0.352cm" svg:x="12.009cm" svg:y="4.977cm">
          <draw:text-box>
            <text:p text:style-name="P4"><text:span text:style-name="T2">7.6</text:span></text:p>
          </draw:text-box>
        </draw:frame>
        <draw:polygon draw:style-name="gr1" draw:text-style-name="P1" draw:layer="layout" svg:width="1.237cm" svg:height="0.76cm" svg:x="10.498cm" svg:y="5.533cm" svg:viewBox="0 0 1238 761" draw:points="0,0 1238,0 1238,761 0,761">
          <text:p/>
        </draw:polygon>
        <draw:frame draw:style-name="gr5" draw:text-style-name="P6" draw:layer="layout" svg:width="0.489cm" svg:height="0.352cm" svg:x="13.046cm" svg:y="4.977cm">
          <draw:text-box>
            <text:p text:style-name="P4"><text:span text:style-name="T2">8.6</text:span></text:p>
          </draw:text-box>
        </draw:frame>
        <draw:polygon draw:style-name="gr7" draw:text-style-name="P8" draw:layer="layout" svg:width="1.036cm" svg:height="0.76cm" svg:x="11.735cm" svg:y="5.533cm" svg:viewBox="0 0 1037 761" draw:points="0,0 1037,0 1037,761 0,761">
          <text:p/>
        </draw:polygon>
        <draw:frame draw:style-name="gr5" draw:text-style-name="P6" draw:layer="layout" svg:width="0.489cm" svg:height="0.352cm" svg:x="14.079cm" svg:y="4.977cm">
          <draw:text-box>
            <text:p text:style-name="P4"><text:span text:style-name="T2">9.7</text:span></text:p>
          </draw:text-box>
        </draw:frame>
        <draw:polygon draw:style-name="gr8" draw:text-style-name="P9" draw:layer="layout" svg:width="1.036cm" svg:height="0.76cm" svg:x="12.769cm" svg:y="5.533cm" svg:viewBox="0 0 1037 761" draw:points="0,0 1037,0 1037,761 0,761">
          <text:p/>
        </draw:polygon>
        <draw:frame draw:style-name="gr5" draw:text-style-name="P6" draw:layer="layout" svg:width="0.684cm" svg:height="0.352cm" svg:x="10.777cm" svg:y="5.739cm">
          <draw:text-box>
            <text:p text:style-name="P4"><text:span text:style-name="T3">10.8</text:span></text:p>
          </draw:text-box>
        </draw:frame>
        <draw:polygon draw:style-name="gr9" draw:text-style-name="P10" draw:layer="layout" svg:width="1.036cm" svg:height="0.76cm" svg:x="13.805cm" svg:y="5.533cm" svg:viewBox="0 0 1037 761" draw:points="0,0 1037,0 1037,761 0,761">
          <text:p/>
        </draw:polygon>
        <draw:frame draw:style-name="gr5" draw:text-style-name="P6" draw:layer="layout" svg:width="0.489cm" svg:height="0.352cm" svg:x="12.009cm" svg:y="5.739cm">
          <draw:text-box>
            <text:p text:style-name="P4"><text:span text:style-name="T2">7.7</text:span></text:p>
          </draw:text-box>
        </draw:frame>
        <draw:polygon draw:style-name="gr6" draw:text-style-name="P7" draw:layer="layout" svg:width="1.237cm" svg:height="0.759cm" svg:x="10.498cm" svg:y="6.292cm" svg:viewBox="0 0 1238 760" draw:points="0,0 1238,0 1238,760 0,760">
          <text:p/>
        </draw:polygon>
        <draw:frame draw:style-name="gr5" draw:text-style-name="P6" draw:layer="layout" svg:width="0.489cm" svg:height="0.352cm" svg:x="13.046cm" svg:y="5.739cm">
          <draw:text-box>
            <text:p text:style-name="P4"><text:span text:style-name="T2">8.7</text:span></text:p>
          </draw:text-box>
        </draw:frame>
        <draw:polygon draw:style-name="gr7" draw:text-style-name="P8" draw:layer="layout" svg:width="1.036cm" svg:height="0.759cm" svg:x="11.735cm" svg:y="6.292cm" svg:viewBox="0 0 1037 760" draw:points="0,0 1037,0 1037,760 0,760">
          <text:p/>
        </draw:polygon>
        <draw:frame draw:style-name="gr5" draw:text-style-name="P6" draw:layer="layout" svg:width="0.489cm" svg:height="0.352cm" svg:x="14.079cm" svg:y="5.739cm">
          <draw:text-box>
            <text:p text:style-name="P4"><text:span text:style-name="T2">9.8</text:span></text:p>
          </draw:text-box>
        </draw:frame>
        <draw:polygon draw:style-name="gr8" draw:text-style-name="P9" draw:layer="layout" svg:width="1.036cm" svg:height="0.759cm" svg:x="12.769cm" svg:y="6.292cm" svg:viewBox="0 0 1037 760" draw:points="0,0 1037,0 1037,760 0,760">
          <text:p/>
        </draw:polygon>
        <draw:frame draw:style-name="gr5" draw:text-style-name="P6" draw:layer="layout" svg:width="0.684cm" svg:height="0.352cm" svg:x="10.777cm" svg:y="6.494cm">
          <draw:text-box>
            <text:p text:style-name="P4"><text:span text:style-name="T3">10.9</text:span></text:p>
          </draw:text-box>
        </draw:frame>
        <draw:polygon draw:style-name="gr9" draw:text-style-name="P10" draw:layer="layout" svg:width="1.036cm" svg:height="0.759cm" svg:x="13.805cm" svg:y="6.292cm" svg:viewBox="0 0 1037 760" draw:points="0,0 1037,0 1037,760 0,760">
          <text:p/>
        </draw:polygon>
        <draw:frame draw:style-name="gr5" draw:text-style-name="P6" draw:layer="layout" svg:width="0.489cm" svg:height="0.352cm" svg:x="12.009cm" svg:y="6.494cm">
          <draw:text-box>
            <text:p text:style-name="P4"><text:span text:style-name="T2">7.7</text:span></text:p>
          </draw:text-box>
        </draw:frame>
        <draw:polygon draw:style-name="gr1" draw:text-style-name="P1" draw:layer="layout" svg:width="1.237cm" svg:height="0.76cm" svg:x="10.498cm" svg:y="7.05cm" svg:viewBox="0 0 1238 761" draw:points="0,0 1238,0 1238,761 0,761">
          <text:p/>
        </draw:polygon>
        <draw:frame draw:style-name="gr5" draw:text-style-name="P6" draw:layer="layout" svg:width="0.489cm" svg:height="0.352cm" svg:x="13.046cm" svg:y="6.494cm">
          <draw:text-box>
            <text:p text:style-name="P4"><text:span text:style-name="T2">8.8</text:span></text:p>
          </draw:text-box>
        </draw:frame>
        <draw:polygon draw:style-name="gr7" draw:text-style-name="P8" draw:layer="layout" svg:width="1.036cm" svg:height="0.76cm" svg:x="11.735cm" svg:y="7.05cm" svg:viewBox="0 0 1037 761" draw:points="0,0 1037,0 1037,761 0,761">
          <text:p/>
        </draw:polygon>
        <draw:frame draw:style-name="gr5" draw:text-style-name="P6" draw:layer="layout" svg:width="0.489cm" svg:height="0.352cm" svg:x="14.079cm" svg:y="6.494cm">
          <draw:text-box>
            <text:p text:style-name="P4"><text:span text:style-name="T2">9.8</text:span></text:p>
          </draw:text-box>
        </draw:frame>
        <draw:polygon draw:style-name="gr8" draw:text-style-name="P9" draw:layer="layout" svg:width="1.036cm" svg:height="0.76cm" svg:x="12.769cm" svg:y="7.05cm" svg:viewBox="0 0 1037 761" draw:points="0,0 1037,0 1037,761 0,761">
          <text:p/>
        </draw:polygon>
        <draw:frame draw:style-name="gr5" draw:text-style-name="P6" draw:layer="layout" svg:width="0.684cm" svg:height="0.352cm" svg:x="10.777cm" svg:y="7.253cm">
          <draw:text-box>
            <text:p text:style-name="P4"><text:span text:style-name="T3">11.0</text:span></text:p>
          </draw:text-box>
        </draw:frame>
        <draw:polygon draw:style-name="gr9" draw:text-style-name="P10" draw:layer="layout" svg:width="1.036cm" svg:height="0.76cm" svg:x="13.805cm" svg:y="7.05cm" svg:viewBox="0 0 1037 761" draw:points="0,0 1037,0 1037,761 0,761">
          <text:p/>
        </draw:polygon>
        <draw:frame draw:style-name="gr5" draw:text-style-name="P6" draw:layer="layout" svg:width="0.489cm" svg:height="0.352cm" svg:x="12.009cm" svg:y="7.253cm">
          <draw:text-box>
            <text:p text:style-name="P4"><text:span text:style-name="T2">7.8</text:span></text:p>
          </draw:text-box>
        </draw:frame>
        <draw:polygon draw:style-name="gr6" draw:text-style-name="P7" draw:layer="layout" svg:width="1.237cm" svg:height="0.759cm" svg:x="10.498cm" svg:y="7.809cm" svg:viewBox="0 0 1238 760" draw:points="0,0 1238,0 1238,760 0,760">
          <text:p/>
        </draw:polygon>
        <draw:frame draw:style-name="gr5" draw:text-style-name="P6" draw:layer="layout" svg:width="0.489cm" svg:height="0.352cm" svg:x="13.046cm" svg:y="7.253cm">
          <draw:text-box>
            <text:p text:style-name="P4"><text:span text:style-name="T2">8.9</text:span></text:p>
          </draw:text-box>
        </draw:frame>
        <draw:polygon draw:style-name="gr7" draw:text-style-name="P8" draw:layer="layout" svg:width="1.036cm" svg:height="0.759cm" svg:x="11.735cm" svg:y="7.809cm" svg:viewBox="0 0 1037 760" draw:points="0,0 1037,0 1037,760 0,760">
          <text:p/>
        </draw:polygon>
        <draw:frame draw:style-name="gr5" draw:text-style-name="P6" draw:layer="layout" svg:width="0.489cm" svg:height="0.352cm" svg:x="14.079cm" svg:y="7.253cm">
          <draw:text-box>
            <text:p text:style-name="P4"><text:span text:style-name="T2">9.9</text:span></text:p>
          </draw:text-box>
        </draw:frame>
        <draw:polygon draw:style-name="gr8" draw:text-style-name="P9" draw:layer="layout" svg:width="1.036cm" svg:height="0.759cm" svg:x="12.769cm" svg:y="7.809cm" svg:viewBox="0 0 1037 760" draw:points="0,0 1037,0 1037,760 0,760">
          <text:p/>
        </draw:polygon>
        <draw:frame draw:style-name="gr5" draw:text-style-name="P6" draw:layer="layout" svg:width="0.684cm" svg:height="0.352cm" svg:x="10.777cm" svg:y="8.015cm">
          <draw:text-box>
            <text:p text:style-name="P4"><text:span text:style-name="T3">11.1</text:span></text:p>
          </draw:text-box>
        </draw:frame>
        <draw:polygon draw:style-name="gr9" draw:text-style-name="P10" draw:layer="layout" svg:width="1.036cm" svg:height="0.759cm" svg:x="13.805cm" svg:y="7.809cm" svg:viewBox="0 0 1037 760" draw:points="0,0 1037,0 1037,760 0,760">
          <text:p/>
        </draw:polygon>
        <draw:frame draw:style-name="gr5" draw:text-style-name="P6" draw:layer="layout" svg:width="0.489cm" svg:height="0.352cm" svg:x="12.009cm" svg:y="8.015cm">
          <draw:text-box>
            <text:p text:style-name="P4"><text:span text:style-name="T2">7.9</text:span></text:p>
          </draw:text-box>
        </draw:frame>
        <draw:polygon draw:style-name="gr1" draw:text-style-name="P1" draw:layer="layout" svg:width="1.237cm" svg:height="0.76cm" svg:x="10.498cm" svg:y="8.567cm" svg:viewBox="0 0 1238 761" draw:points="0,0 1238,0 1238,761 0,761">
          <text:p/>
        </draw:polygon>
        <draw:frame draw:style-name="gr5" draw:text-style-name="P6" draw:layer="layout" svg:width="0.489cm" svg:height="0.352cm" svg:x="13.046cm" svg:y="8.015cm">
          <draw:text-box>
            <text:p text:style-name="P4"><text:span text:style-name="T2">8.9</text:span></text:p>
          </draw:text-box>
        </draw:frame>
        <draw:polygon draw:style-name="gr7" draw:text-style-name="P8" draw:layer="layout" svg:width="1.036cm" svg:height="0.76cm" svg:x="11.735cm" svg:y="8.567cm" svg:viewBox="0 0 1037 761" draw:points="0,0 1037,0 1037,761 0,761">
          <text:p/>
        </draw:polygon>
        <draw:frame draw:style-name="gr5" draw:text-style-name="P6" draw:layer="layout" svg:width="0.684cm" svg:height="0.352cm" svg:x="13.984cm" svg:y="8.015cm">
          <draw:text-box>
            <text:p text:style-name="P4"><text:span text:style-name="T2">10.0</text:span></text:p>
          </draw:text-box>
        </draw:frame>
        <draw:polygon draw:style-name="gr8" draw:text-style-name="P9" draw:layer="layout" svg:width="1.036cm" svg:height="0.76cm" svg:x="12.769cm" svg:y="8.567cm" svg:viewBox="0 0 1037 761" draw:points="0,0 1037,0 1037,761 0,761">
          <text:p/>
        </draw:polygon>
        <draw:frame draw:style-name="gr5" draw:text-style-name="P6" draw:layer="layout" svg:width="0.684cm" svg:height="0.352cm" svg:x="10.777cm" svg:y="8.77cm">
          <draw:text-box>
            <text:p text:style-name="P4"><text:span text:style-name="T3">11.2</text:span></text:p>
          </draw:text-box>
        </draw:frame>
        <draw:polygon draw:style-name="gr9" draw:text-style-name="P10" draw:layer="layout" svg:width="1.036cm" svg:height="0.76cm" svg:x="13.805cm" svg:y="8.567cm" svg:viewBox="0 0 1037 761" draw:points="0,0 1037,0 1037,761 0,761">
          <text:p/>
        </draw:polygon>
        <draw:frame draw:style-name="gr5" draw:text-style-name="P6" draw:layer="layout" svg:width="0.489cm" svg:height="0.352cm" svg:x="12.009cm" svg:y="8.77cm">
          <draw:text-box>
            <text:p text:style-name="P4"><text:span text:style-name="T2">7.9</text:span></text:p>
          </draw:text-box>
        </draw:frame>
        <draw:polygon draw:style-name="gr6" draw:text-style-name="P7" draw:layer="layout" svg:width="1.237cm" svg:height="0.759cm" svg:x="10.498cm" svg:y="9.326cm" svg:viewBox="0 0 1238 760" draw:points="0,0 1238,0 1238,760 0,760">
          <text:p/>
        </draw:polygon>
        <draw:frame draw:style-name="gr5" draw:text-style-name="P6" draw:layer="layout" svg:width="0.489cm" svg:height="0.352cm" svg:x="13.046cm" svg:y="8.77cm">
          <draw:text-box>
            <text:p text:style-name="P4"><text:span text:style-name="T2">9.0</text:span></text:p>
          </draw:text-box>
        </draw:frame>
        <draw:polygon draw:style-name="gr7" draw:text-style-name="P8" draw:layer="layout" svg:width="1.036cm" svg:height="0.759cm" svg:x="11.735cm" svg:y="9.326cm" svg:viewBox="0 0 1037 760" draw:points="0,0 1037,0 1037,760 0,760">
          <text:p/>
        </draw:polygon>
        <draw:frame draw:style-name="gr5" draw:text-style-name="P6" draw:layer="layout" svg:width="0.684cm" svg:height="0.352cm" svg:x="13.984cm" svg:y="8.77cm">
          <draw:text-box>
            <text:p text:style-name="P4"><text:span text:style-name="T2">10.1</text:span></text:p>
          </draw:text-box>
        </draw:frame>
        <draw:polygon draw:style-name="gr8" draw:text-style-name="P9" draw:layer="layout" svg:width="1.036cm" svg:height="0.759cm" svg:x="12.769cm" svg:y="9.326cm" svg:viewBox="0 0 1037 760" draw:points="0,0 1037,0 1037,760 0,760">
          <text:p/>
        </draw:polygon>
        <draw:frame draw:style-name="gr5" draw:text-style-name="P6" draw:layer="layout" svg:width="0.684cm" svg:height="0.352cm" svg:x="10.777cm" svg:y="9.532cm">
          <draw:text-box>
            <text:p text:style-name="P4"><text:span text:style-name="T3">11.3</text:span></text:p>
          </draw:text-box>
        </draw:frame>
        <draw:polygon draw:style-name="gr9" draw:text-style-name="P10" draw:layer="layout" svg:width="1.036cm" svg:height="0.759cm" svg:x="13.805cm" svg:y="9.326cm" svg:viewBox="0 0 1037 760" draw:points="0,0 1037,0 1037,760 0,760">
          <text:p/>
        </draw:polygon>
        <draw:frame draw:style-name="gr5" draw:text-style-name="P6" draw:layer="layout" svg:width="0.489cm" svg:height="0.352cm" svg:x="12.009cm" svg:y="9.532cm">
          <draw:text-box>
            <text:p text:style-name="P4"><text:span text:style-name="T2">8.0</text:span></text:p>
          </draw:text-box>
        </draw:frame>
        <draw:polygon draw:style-name="gr1" draw:text-style-name="P1" draw:layer="layout" svg:width="1.237cm" svg:height="0.76cm" svg:x="10.498cm" svg:y="10.084cm" svg:viewBox="0 0 1238 761" draw:points="0,0 1238,0 1238,761 0,761">
          <text:p/>
        </draw:polygon>
        <draw:frame draw:style-name="gr5" draw:text-style-name="P6" draw:layer="layout" svg:width="0.489cm" svg:height="0.352cm" svg:x="13.046cm" svg:y="9.532cm">
          <draw:text-box>
            <text:p text:style-name="P4"><text:span text:style-name="T2">9.1</text:span></text:p>
          </draw:text-box>
        </draw:frame>
        <draw:polygon draw:style-name="gr7" draw:text-style-name="P8" draw:layer="layout" svg:width="1.036cm" svg:height="0.76cm" svg:x="11.735cm" svg:y="10.084cm" svg:viewBox="0 0 1037 761" draw:points="0,0 1037,0 1037,761 0,761">
          <text:p/>
        </draw:polygon>
        <draw:frame draw:style-name="gr5" draw:text-style-name="P6" draw:layer="layout" svg:width="0.684cm" svg:height="0.352cm" svg:x="13.984cm" svg:y="9.532cm">
          <draw:text-box>
            <text:p text:style-name="P4"><text:span text:style-name="T2">10.2</text:span></text:p>
          </draw:text-box>
        </draw:frame>
        <draw:polygon draw:style-name="gr8" draw:text-style-name="P9" draw:layer="layout" svg:width="1.036cm" svg:height="0.76cm" svg:x="12.769cm" svg:y="10.084cm" svg:viewBox="0 0 1037 761" draw:points="0,0 1037,0 1037,761 0,761">
          <text:p/>
        </draw:polygon>
        <draw:frame draw:style-name="gr5" draw:text-style-name="P6" draw:layer="layout" svg:width="0.684cm" svg:height="0.352cm" svg:x="10.777cm" svg:y="10.287cm">
          <draw:text-box>
            <text:p text:style-name="P4"><text:span text:style-name="T3">11.4</text:span></text:p>
          </draw:text-box>
        </draw:frame>
        <draw:polygon draw:style-name="gr9" draw:text-style-name="P10" draw:layer="layout" svg:width="1.036cm" svg:height="0.76cm" svg:x="13.805cm" svg:y="10.084cm" svg:viewBox="0 0 1037 761" draw:points="0,0 1037,0 1037,761 0,761">
          <text:p/>
        </draw:polygon>
        <draw:frame draw:style-name="gr5" draw:text-style-name="P6" draw:layer="layout" svg:width="0.489cm" svg:height="0.352cm" svg:x="12.009cm" svg:y="10.287cm">
          <draw:text-box>
            <text:p text:style-name="P4"><text:span text:style-name="T2">8.1</text:span></text:p>
          </draw:text-box>
        </draw:frame>
        <draw:polygon draw:style-name="gr6" draw:text-style-name="P7" draw:layer="layout" svg:width="1.237cm" svg:height="0.759cm" svg:x="10.498cm" svg:y="10.843cm" svg:viewBox="0 0 1238 760" draw:points="0,0 1238,0 1238,760 0,760">
          <text:p/>
        </draw:polygon>
        <draw:frame draw:style-name="gr5" draw:text-style-name="P6" draw:layer="layout" svg:width="0.489cm" svg:height="0.352cm" svg:x="13.046cm" svg:y="10.287cm">
          <draw:text-box>
            <text:p text:style-name="P4"><text:span text:style-name="T2">9.2</text:span></text:p>
          </draw:text-box>
        </draw:frame>
        <draw:polygon draw:style-name="gr7" draw:text-style-name="P8" draw:layer="layout" svg:width="1.036cm" svg:height="0.759cm" svg:x="11.735cm" svg:y="10.843cm" svg:viewBox="0 0 1037 760" draw:points="0,0 1037,0 1037,760 0,760">
          <text:p/>
        </draw:polygon>
        <draw:frame draw:style-name="gr5" draw:text-style-name="P6" draw:layer="layout" svg:width="0.684cm" svg:height="0.352cm" svg:x="13.984cm" svg:y="10.287cm">
          <draw:text-box>
            <text:p text:style-name="P4"><text:span text:style-name="T2">10.3</text:span></text:p>
          </draw:text-box>
        </draw:frame>
        <draw:polygon draw:style-name="gr8" draw:text-style-name="P9" draw:layer="layout" svg:width="1.036cm" svg:height="0.759cm" svg:x="12.769cm" svg:y="10.843cm" svg:viewBox="0 0 1037 760" draw:points="0,0 1037,0 1037,760 0,760">
          <text:p/>
        </draw:polygon>
        <draw:frame draw:style-name="gr5" draw:text-style-name="P6" draw:layer="layout" svg:width="0.684cm" svg:height="0.352cm" svg:x="10.777cm" svg:y="11.049cm">
          <draw:text-box>
            <text:p text:style-name="P4"><text:span text:style-name="T3">11.5</text:span></text:p>
          </draw:text-box>
        </draw:frame>
        <draw:polygon draw:style-name="gr9" draw:text-style-name="P10" draw:layer="layout" svg:width="1.036cm" svg:height="0.759cm" svg:x="13.805cm" svg:y="10.843cm" svg:viewBox="0 0 1037 760" draw:points="0,0 1037,0 1037,760 0,760">
          <text:p/>
        </draw:polygon>
        <draw:frame draw:style-name="gr5" draw:text-style-name="P6" draw:layer="layout" svg:width="0.489cm" svg:height="0.352cm" svg:x="12.009cm" svg:y="11.049cm">
          <draw:text-box>
            <text:p text:style-name="P4"><text:span text:style-name="T2">8.2</text:span></text:p>
          </draw:text-box>
        </draw:frame>
        <draw:polygon draw:style-name="gr1" draw:text-style-name="P1" draw:layer="layout" svg:width="1.237cm" svg:height="0.76cm" svg:x="10.498cm" svg:y="11.601cm" svg:viewBox="0 0 1238 761" draw:points="0,0 1238,0 1238,761 0,761">
          <text:p/>
        </draw:polygon>
        <draw:frame draw:style-name="gr5" draw:text-style-name="P6" draw:layer="layout" svg:width="0.489cm" svg:height="0.352cm" svg:x="13.046cm" svg:y="11.049cm">
          <draw:text-box>
            <text:p text:style-name="P4"><text:span text:style-name="T2">9.3</text:span></text:p>
          </draw:text-box>
        </draw:frame>
        <draw:polygon draw:style-name="gr7" draw:text-style-name="P8" draw:layer="layout" svg:width="1.036cm" svg:height="0.76cm" svg:x="11.735cm" svg:y="11.601cm" svg:viewBox="0 0 1037 761" draw:points="0,0 1037,0 1037,761 0,761">
          <text:p/>
        </draw:polygon>
        <draw:frame draw:style-name="gr5" draw:text-style-name="P6" draw:layer="layout" svg:width="0.684cm" svg:height="0.352cm" svg:x="13.984cm" svg:y="11.049cm">
          <draw:text-box>
            <text:p text:style-name="P4"><text:span text:style-name="T2">10.4</text:span></text:p>
          </draw:text-box>
        </draw:frame>
        <draw:polygon draw:style-name="gr8" draw:text-style-name="P9" draw:layer="layout" svg:width="1.036cm" svg:height="0.76cm" svg:x="12.769cm" svg:y="11.601cm" svg:viewBox="0 0 1037 761" draw:points="0,0 1037,0 1037,761 0,761">
          <text:p/>
        </draw:polygon>
        <draw:frame draw:style-name="gr5" draw:text-style-name="P6" draw:layer="layout" svg:width="0.684cm" svg:height="0.352cm" svg:x="10.777cm" svg:y="11.804cm">
          <draw:text-box>
            <text:p text:style-name="P4"><text:span text:style-name="T3">11.6</text:span></text:p>
          </draw:text-box>
        </draw:frame>
        <draw:polygon draw:style-name="gr9" draw:text-style-name="P10" draw:layer="layout" svg:width="1.036cm" svg:height="0.76cm" svg:x="13.805cm" svg:y="11.601cm" svg:viewBox="0 0 1037 761" draw:points="0,0 1037,0 1037,761 0,761">
          <text:p/>
        </draw:polygon>
        <draw:frame draw:style-name="gr5" draw:text-style-name="P6" draw:layer="layout" svg:width="0.489cm" svg:height="0.352cm" svg:x="12.009cm" svg:y="11.804cm">
          <draw:text-box>
            <text:p text:style-name="P4"><text:span text:style-name="T2">8.2</text:span></text:p>
          </draw:text-box>
        </draw:frame>
        <draw:polygon draw:style-name="gr6" draw:text-style-name="P7" draw:layer="layout" svg:width="1.237cm" svg:height="0.759cm" svg:x="10.498cm" svg:y="12.36cm" svg:viewBox="0 0 1238 760" draw:points="0,0 1238,0 1238,760 0,760">
          <text:p/>
        </draw:polygon>
        <draw:frame draw:style-name="gr5" draw:text-style-name="P6" draw:layer="layout" svg:width="0.489cm" svg:height="0.352cm" svg:x="13.046cm" svg:y="11.804cm">
          <draw:text-box>
            <text:p text:style-name="P4"><text:span text:style-name="T2">9.3</text:span></text:p>
          </draw:text-box>
        </draw:frame>
        <draw:polygon draw:style-name="gr7" draw:text-style-name="P8" draw:layer="layout" svg:width="1.036cm" svg:height="0.759cm" svg:x="11.735cm" svg:y="12.36cm" svg:viewBox="0 0 1037 760" draw:points="0,0 1037,0 1037,760 0,760">
          <text:p/>
        </draw:polygon>
        <draw:frame draw:style-name="gr5" draw:text-style-name="P6" draw:layer="layout" svg:width="0.684cm" svg:height="0.352cm" svg:x="13.984cm" svg:y="11.804cm">
          <draw:text-box>
            <text:p text:style-name="P4"><text:span text:style-name="T2">10.5</text:span></text:p>
          </draw:text-box>
        </draw:frame>
        <draw:polygon draw:style-name="gr8" draw:text-style-name="P9" draw:layer="layout" svg:width="1.036cm" svg:height="0.759cm" svg:x="12.769cm" svg:y="12.36cm" svg:viewBox="0 0 1037 760" draw:points="0,0 1037,0 1037,760 0,760">
          <text:p/>
        </draw:polygon>
        <draw:frame draw:style-name="gr5" draw:text-style-name="P6" draw:layer="layout" svg:width="0.684cm" svg:height="0.352cm" svg:x="10.777cm" svg:y="12.566cm">
          <draw:text-box>
            <text:p text:style-name="P4"><text:span text:style-name="T3">11.7</text:span></text:p>
          </draw:text-box>
        </draw:frame>
        <draw:polygon draw:style-name="gr9" draw:text-style-name="P10" draw:layer="layout" svg:width="1.036cm" svg:height="0.759cm" svg:x="13.805cm" svg:y="12.36cm" svg:viewBox="0 0 1037 760" draw:points="0,0 1037,0 1037,760 0,760">
          <text:p/>
        </draw:polygon>
        <draw:frame draw:style-name="gr5" draw:text-style-name="P6" draw:layer="layout" svg:width="0.489cm" svg:height="0.352cm" svg:x="12.009cm" svg:y="12.566cm">
          <draw:text-box>
            <text:p text:style-name="P4"><text:span text:style-name="T2">8.3</text:span></text:p>
          </draw:text-box>
        </draw:frame>
        <draw:polygon draw:style-name="gr1" draw:text-style-name="P1" draw:layer="layout" svg:width="1.237cm" svg:height="0.76cm" svg:x="10.498cm" svg:y="13.118cm" svg:viewBox="0 0 1238 761" draw:points="0,0 1238,0 1238,761 0,761">
          <text:p/>
        </draw:polygon>
        <draw:frame draw:style-name="gr5" draw:text-style-name="P6" draw:layer="layout" svg:width="0.489cm" svg:height="0.352cm" svg:x="13.046cm" svg:y="12.566cm">
          <draw:text-box>
            <text:p text:style-name="P4"><text:span text:style-name="T2">9.4</text:span></text:p>
          </draw:text-box>
        </draw:frame>
        <draw:polygon draw:style-name="gr7" draw:text-style-name="P8" draw:layer="layout" svg:width="1.036cm" svg:height="0.76cm" svg:x="11.735cm" svg:y="13.118cm" svg:viewBox="0 0 1037 761" draw:points="0,0 1037,0 1037,761 0,761">
          <text:p/>
        </draw:polygon>
        <draw:frame draw:style-name="gr5" draw:text-style-name="P6" draw:layer="layout" svg:width="0.684cm" svg:height="0.352cm" svg:x="13.984cm" svg:y="12.566cm">
          <draw:text-box>
            <text:p text:style-name="P4"><text:span text:style-name="T2">10.6</text:span></text:p>
          </draw:text-box>
        </draw:frame>
        <draw:polygon draw:style-name="gr8" draw:text-style-name="P9" draw:layer="layout" svg:width="1.036cm" svg:height="0.76cm" svg:x="12.769cm" svg:y="13.118cm" svg:viewBox="0 0 1037 761" draw:points="0,0 1037,0 1037,761 0,761">
          <text:p/>
        </draw:polygon>
        <draw:frame draw:style-name="gr5" draw:text-style-name="P6" draw:layer="layout" svg:width="0.684cm" svg:height="0.352cm" svg:x="10.777cm" svg:y="13.321cm">
          <draw:text-box>
            <text:p text:style-name="P4"><text:span text:style-name="T3">11.8</text:span></text:p>
          </draw:text-box>
        </draw:frame>
        <draw:polygon draw:style-name="gr9" draw:text-style-name="P10" draw:layer="layout" svg:width="1.036cm" svg:height="0.76cm" svg:x="13.805cm" svg:y="13.118cm" svg:viewBox="0 0 1037 761" draw:points="0,0 1037,0 1037,761 0,761">
          <text:p/>
        </draw:polygon>
        <draw:frame draw:style-name="gr5" draw:text-style-name="P6" draw:layer="layout" svg:width="0.489cm" svg:height="0.352cm" svg:x="12.009cm" svg:y="13.321cm">
          <draw:text-box>
            <text:p text:style-name="P4"><text:span text:style-name="T2">8.4</text:span></text:p>
          </draw:text-box>
        </draw:frame>
        <draw:polygon draw:style-name="gr6" draw:text-style-name="P7" draw:layer="layout" svg:width="1.237cm" svg:height="0.759cm" svg:x="10.498cm" svg:y="13.877cm" svg:viewBox="0 0 1238 760" draw:points="0,0 1238,0 1238,760 0,760">
          <text:p/>
        </draw:polygon>
        <draw:frame draw:style-name="gr5" draw:text-style-name="P6" draw:layer="layout" svg:width="0.489cm" svg:height="0.352cm" svg:x="13.046cm" svg:y="13.321cm">
          <draw:text-box>
            <text:p text:style-name="P4"><text:span text:style-name="T2">9.5</text:span></text:p>
          </draw:text-box>
        </draw:frame>
        <draw:polygon draw:style-name="gr7" draw:text-style-name="P8" draw:layer="layout" svg:width="1.036cm" svg:height="0.759cm" svg:x="11.735cm" svg:y="13.877cm" svg:viewBox="0 0 1037 760" draw:points="0,0 1037,0 1037,760 0,760">
          <text:p/>
        </draw:polygon>
        <draw:frame draw:style-name="gr5" draw:text-style-name="P6" draw:layer="layout" svg:width="0.684cm" svg:height="0.352cm" svg:x="13.984cm" svg:y="13.321cm">
          <draw:text-box>
            <text:p text:style-name="P4"><text:span text:style-name="T2">10.7</text:span></text:p>
          </draw:text-box>
        </draw:frame>
        <draw:polygon draw:style-name="gr8" draw:text-style-name="P9" draw:layer="layout" svg:width="1.036cm" svg:height="0.759cm" svg:x="12.769cm" svg:y="13.877cm" svg:viewBox="0 0 1037 760" draw:points="0,0 1037,0 1037,760 0,760">
          <text:p/>
        </draw:polygon>
        <draw:frame draw:style-name="gr5" draw:text-style-name="P6" draw:layer="layout" svg:width="0.684cm" svg:height="0.352cm" svg:x="10.777cm" svg:y="14.083cm">
          <draw:text-box>
            <text:p text:style-name="P4"><text:span text:style-name="T3">11.9</text:span></text:p>
          </draw:text-box>
        </draw:frame>
        <draw:polygon draw:style-name="gr9" draw:text-style-name="P10" draw:layer="layout" svg:width="1.036cm" svg:height="0.759cm" svg:x="13.805cm" svg:y="13.877cm" svg:viewBox="0 0 1037 760" draw:points="0,0 1037,0 1037,760 0,760">
          <text:p/>
        </draw:polygon>
        <draw:frame draw:style-name="gr5" draw:text-style-name="P6" draw:layer="layout" svg:width="0.489cm" svg:height="0.352cm" svg:x="12.009cm" svg:y="14.083cm">
          <draw:text-box>
            <text:p text:style-name="P4"><text:span text:style-name="T2">8.4</text:span></text:p>
          </draw:text-box>
        </draw:frame>
        <draw:polygon draw:style-name="gr1" draw:text-style-name="P1" draw:layer="layout" svg:width="1.237cm" svg:height="0.76cm" svg:x="10.498cm" svg:y="14.635cm" svg:viewBox="0 0 1238 761" draw:points="0,0 1238,0 1238,761 0,761">
          <text:p/>
        </draw:polygon>
        <draw:frame draw:style-name="gr5" draw:text-style-name="P6" draw:layer="layout" svg:width="0.489cm" svg:height="0.352cm" svg:x="13.046cm" svg:y="14.083cm">
          <draw:text-box>
            <text:p text:style-name="P4"><text:span text:style-name="T2">9.6</text:span></text:p>
          </draw:text-box>
        </draw:frame>
        <draw:polygon draw:style-name="gr7" draw:text-style-name="P8" draw:layer="layout" svg:width="1.036cm" svg:height="0.76cm" svg:x="11.735cm" svg:y="14.635cm" svg:viewBox="0 0 1037 761" draw:points="0,0 1037,0 1037,761 0,761">
          <text:p/>
        </draw:polygon>
        <draw:frame draw:style-name="gr5" draw:text-style-name="P6" draw:layer="layout" svg:width="0.684cm" svg:height="0.352cm" svg:x="13.984cm" svg:y="14.083cm">
          <draw:text-box>
            <text:p text:style-name="P4"><text:span text:style-name="T2">10.7</text:span></text:p>
          </draw:text-box>
        </draw:frame>
        <draw:polygon draw:style-name="gr8" draw:text-style-name="P9" draw:layer="layout" svg:width="1.036cm" svg:height="0.76cm" svg:x="12.769cm" svg:y="14.635cm" svg:viewBox="0 0 1037 761" draw:points="0,0 1037,0 1037,761 0,761">
          <text:p/>
        </draw:polygon>
        <draw:frame draw:style-name="gr5" draw:text-style-name="P6" draw:layer="layout" svg:width="0.684cm" svg:height="0.352cm" svg:x="10.777cm" svg:y="14.837cm">
          <draw:text-box>
            <text:p text:style-name="P4"><text:span text:style-name="T3">12.0</text:span></text:p>
          </draw:text-box>
        </draw:frame>
        <draw:polygon draw:style-name="gr9" draw:text-style-name="P10" draw:layer="layout" svg:width="1.036cm" svg:height="0.76cm" svg:x="13.805cm" svg:y="14.635cm" svg:viewBox="0 0 1037 761" draw:points="0,0 1037,0 1037,761 0,761">
          <text:p/>
        </draw:polygon>
        <draw:frame draw:style-name="gr5" draw:text-style-name="P6" draw:layer="layout" svg:width="0.489cm" svg:height="0.352cm" svg:x="12.009cm" svg:y="14.837cm">
          <draw:text-box>
            <text:p text:style-name="P4"><text:span text:style-name="T2">8.5</text:span></text:p>
          </draw:text-box>
        </draw:frame>
        <draw:polygon draw:style-name="gr6" draw:text-style-name="P7" draw:layer="layout" svg:width="1.237cm" svg:height="0.759cm" svg:x="10.498cm" svg:y="15.394cm" svg:viewBox="0 0 1238 760" draw:points="0,0 1238,0 1238,760 0,760">
          <text:p/>
        </draw:polygon>
        <draw:frame draw:style-name="gr5" draw:text-style-name="P6" draw:layer="layout" svg:width="0.489cm" svg:height="0.352cm" svg:x="13.046cm" svg:y="14.837cm">
          <draw:text-box>
            <text:p text:style-name="P4"><text:span text:style-name="T2">9.7</text:span></text:p>
          </draw:text-box>
        </draw:frame>
        <draw:polygon draw:style-name="gr7" draw:text-style-name="P8" draw:layer="layout" svg:width="1.036cm" svg:height="0.759cm" svg:x="11.735cm" svg:y="15.394cm" svg:viewBox="0 0 1037 760" draw:points="0,0 1037,0 1037,760 0,760">
          <text:p/>
        </draw:polygon>
        <draw:frame draw:style-name="gr5" draw:text-style-name="P6" draw:layer="layout" svg:width="0.684cm" svg:height="0.352cm" svg:x="13.984cm" svg:y="14.837cm">
          <draw:text-box>
            <text:p text:style-name="P4"><text:span text:style-name="T2">10.8</text:span></text:p>
          </draw:text-box>
        </draw:frame>
        <draw:polygon draw:style-name="gr8" draw:text-style-name="P9" draw:layer="layout" svg:width="1.036cm" svg:height="0.759cm" svg:x="12.769cm" svg:y="15.394cm" svg:viewBox="0 0 1037 760" draw:points="0,0 1037,0 1037,760 0,760">
          <text:p/>
        </draw:polygon>
        <draw:frame draw:style-name="gr5" draw:text-style-name="P6" draw:layer="layout" svg:width="0.684cm" svg:height="0.352cm" svg:x="10.777cm" svg:y="15.599cm">
          <draw:text-box>
            <text:p text:style-name="P4"><text:span text:style-name="T3">12.1</text:span></text:p>
          </draw:text-box>
        </draw:frame>
        <draw:polygon draw:style-name="gr9" draw:text-style-name="P10" draw:layer="layout" svg:width="1.036cm" svg:height="0.759cm" svg:x="13.805cm" svg:y="15.394cm" svg:viewBox="0 0 1037 760" draw:points="0,0 1037,0 1037,760 0,760">
          <text:p/>
        </draw:polygon>
        <draw:frame draw:style-name="gr5" draw:text-style-name="P6" draw:layer="layout" svg:width="0.489cm" svg:height="0.352cm" svg:x="12.009cm" svg:y="15.599cm">
          <draw:text-box>
            <text:p text:style-name="P4"><text:span text:style-name="T2">8.6</text:span></text:p>
          </draw:text-box>
        </draw:frame>
        <draw:frame draw:style-name="gr5" draw:text-style-name="P6" draw:layer="layout" svg:width="0.489cm" svg:height="0.352cm" svg:x="13.046cm" svg:y="15.599cm">
          <draw:text-box>
            <text:p text:style-name="P4"><text:span text:style-name="T2">9.8</text:span></text:p>
          </draw:text-box>
        </draw:frame>
        <draw:frame draw:style-name="gr5" draw:text-style-name="P6" draw:layer="layout" svg:width="0.684cm" svg:height="0.352cm" svg:x="13.984cm" svg:y="15.599cm">
          <draw:text-box>
            <text:p text:style-name="P4"><text:span text:style-name="T2">10.9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2" draw:layer="layout" svg:width="1.998cm" svg:height="1.998cm" svg:x="6cm" svg:y="-0.001cm">
          <draw:image xlink:href="Pictures/100000010000003B0000003B775F03FCE21FF5ED.png" xlink:type="simple" xlink:show="embed" xlink:actuate="onLoad" draw:mime-type="image/png">
            <text:p/>
          </draw:image>
        </draw:frame>
        <draw:frame draw:style-name="gr2" draw:text-style-name="P2" draw:layer="layout" svg:width="0.698cm" svg:height="0.698cm" svg:x="8.5cm" svg:y="0.999cm">
          <draw:image xlink:href="Pictures/1000000100000015000000151536ADAEE7FE3E79.png" xlink:type="simple" xlink:show="embed" xlink:actuate="onLoad" draw:mime-type="image/png">
            <text:p/>
          </draw:image>
        </draw:frame>
        <draw:frame draw:style-name="gr2" draw:text-style-name="P2" draw:layer="layout" svg:width="0.698cm" svg:height="0.698cm" svg:x="10cm" svg:y="0.999cm">
          <draw:image xlink:href="Pictures/100000010000001500000015AF7127CBC8D06831.png" xlink:type="simple" xlink:show="embed" xlink:actuate="onLoad" draw:mime-type="image/png">
            <text:p/>
          </draw:image>
        </draw:frame>
        <draw:polygon draw:style-name="gr3" draw:text-style-name="P3" draw:layer="layout" svg:width="1.236cm" svg:height="0.759cm" svg:x="0.499cm" svg:y="2.5cm" svg:viewBox="0 0 1237 760" draw:points="0,0 1237,0 1237,760 0,760">
          <text:p/>
        </draw:polygon>
        <draw:polygon draw:style-name="gr3" draw:text-style-name="P3" draw:layer="layout" svg:width="1.036cm" svg:height="0.759cm" svg:x="1.734cm" svg:y="2.5cm" svg:viewBox="0 0 1037 760" draw:points="0,0 1037,0 1037,760 0,760">
          <text:p/>
        </draw:polygon>
        <draw:frame draw:style-name="gr4" draw:text-style-name="P5" draw:layer="layout" svg:width="3.765cm" svg:height="0.564cm" svg:x="0.998cm" svg:y="1.062cm">
          <draw:text-box>
            <text:p text:style-name="P4"><text:span text:style-name="T1">The Cataclysm</text:span></text:p>
          </draw:text-box>
        </draw:frame>
        <draw:polygon draw:style-name="gr3" draw:text-style-name="P3" draw:layer="layout" svg:width="1.036cm" svg:height="0.759cm" svg:x="2.77cm" svg:y="2.5cm" svg:viewBox="0 0 1037 760" draw:points="0,0 1037,0 1037,760 0,760">
          <text:p/>
        </draw:polygon>
        <draw:frame draw:style-name="gr5" draw:text-style-name="P6" draw:layer="layout" svg:width="0.861cm" svg:height="0.352cm" svg:x="0.688cm" svg:y="2.705cm">
          <draw:text-box>
            <text:p text:style-name="P4"><text:span text:style-name="T2">Wind</text:span></text:p>
          </draw:text-box>
        </draw:frame>
        <draw:polygon draw:style-name="gr3" draw:text-style-name="P3" draw:layer="layout" svg:width="1.038cm" svg:height="0.759cm" svg:x="3.804cm" svg:y="2.5cm" svg:viewBox="0 0 1039 760" draw:points="0,0 1039,0 1039,760 0,760">
          <text:p/>
        </draw:polygon>
        <draw:frame draw:style-name="gr5" draw:text-style-name="P6" draw:layer="layout" svg:width="0.607cm" svg:height="0.352cm" svg:x="1.951cm" svg:y="2.705cm">
          <draw:text-box>
            <text:p text:style-name="P4"><text:span text:style-name="T2">Min</text:span></text:p>
          </draw:text-box>
        </draw:frame>
        <draw:polygon draw:style-name="gr6" draw:text-style-name="P7" draw:layer="layout" svg:width="1.236cm" svg:height="0.759cm" svg:x="0.499cm" svg:y="3.258cm" svg:viewBox="0 0 1237 760" draw:points="0,0 1237,0 1237,760 0,760">
          <text:p/>
        </draw:polygon>
        <draw:frame draw:style-name="gr5" draw:text-style-name="P6" draw:layer="layout" svg:width="0.607cm" svg:height="0.352cm" svg:x="2.985cm" svg:y="2.705cm">
          <draw:text-box>
            <text:p text:style-name="P4"><text:span text:style-name="T2">Mid</text:span></text:p>
          </draw:text-box>
        </draw:frame>
        <draw:polygon draw:style-name="gr7" draw:text-style-name="P8" draw:layer="layout" svg:width="1.036cm" svg:height="0.759cm" svg:x="1.734cm" svg:y="3.258cm" svg:viewBox="0 0 1037 760" draw:points="0,0 1037,0 1037,760 0,760">
          <text:p/>
        </draw:polygon>
        <draw:frame draw:style-name="gr5" draw:text-style-name="P6" draw:layer="layout" svg:width="0.684cm" svg:height="0.352cm" svg:x="3.983cm" svg:y="2.705cm">
          <draw:text-box>
            <text:p text:style-name="P4"><text:span text:style-name="T2">Max</text:span></text:p>
          </draw:text-box>
        </draw:frame>
        <draw:polygon draw:style-name="gr8" draw:text-style-name="P9" draw:layer="layout" svg:width="1.036cm" svg:height="0.759cm" svg:x="2.77cm" svg:y="3.258cm" svg:viewBox="0 0 1037 760" draw:points="0,0 1037,0 1037,760 0,760">
          <text:p/>
        </draw:polygon>
        <draw:frame draw:style-name="gr5" draw:text-style-name="P6" draw:layer="layout" svg:width="0.489cm" svg:height="0.352cm" svg:x="0.875cm" svg:y="3.46cm">
          <draw:text-box>
            <text:p text:style-name="P4"><text:span text:style-name="T3">4.5</text:span></text:p>
          </draw:text-box>
        </draw:frame>
        <draw:polygon draw:style-name="gr9" draw:text-style-name="P10" draw:layer="layout" svg:width="1.038cm" svg:height="0.759cm" svg:x="3.804cm" svg:y="3.258cm" svg:viewBox="0 0 1039 760" draw:points="0,0 1039,0 1039,760 0,760">
          <text:p/>
        </draw:polygon>
        <draw:frame draw:style-name="gr5" draw:text-style-name="P6" draw:layer="layout" svg:width="0.489cm" svg:height="0.352cm" svg:x="2.011cm" svg:y="3.46cm">
          <draw:text-box>
            <text:p text:style-name="P4"><text:span text:style-name="T2">1.8</text:span></text:p>
          </draw:text-box>
        </draw:frame>
        <draw:polygon draw:style-name="gr1" draw:text-style-name="P1" draw:layer="layout" svg:width="1.236cm" svg:height="0.76cm" svg:x="0.499cm" svg:y="4.016cm" svg:viewBox="0 0 1237 761" draw:points="0,0 1237,0 1237,761 0,761">
          <text:p/>
        </draw:polygon>
        <draw:frame draw:style-name="gr5" draw:text-style-name="P6" draw:layer="layout" svg:width="0.489cm" svg:height="0.352cm" svg:x="3.044cm" svg:y="3.46cm">
          <draw:text-box>
            <text:p text:style-name="P4"><text:span text:style-name="T2">2.1</text:span></text:p>
          </draw:text-box>
        </draw:frame>
        <draw:polygon draw:style-name="gr7" draw:text-style-name="P8" draw:layer="layout" svg:width="1.036cm" svg:height="0.76cm" svg:x="1.734cm" svg:y="4.016cm" svg:viewBox="0 0 1037 761" draw:points="0,0 1037,0 1037,761 0,761">
          <text:p/>
        </draw:polygon>
        <draw:frame draw:style-name="gr5" draw:text-style-name="P6" draw:layer="layout" svg:width="0.489cm" svg:height="0.352cm" svg:x="4.082cm" svg:y="3.46cm">
          <draw:text-box>
            <text:p text:style-name="P4"><text:span text:style-name="T2">2.4</text:span></text:p>
          </draw:text-box>
        </draw:frame>
        <draw:polygon draw:style-name="gr8" draw:text-style-name="P9" draw:layer="layout" svg:width="1.036cm" svg:height="0.76cm" svg:x="2.77cm" svg:y="4.016cm" svg:viewBox="0 0 1037 761" draw:points="0,0 1037,0 1037,761 0,761">
          <text:p/>
        </draw:polygon>
        <draw:frame draw:style-name="gr5" draw:text-style-name="P6" draw:layer="layout" svg:width="0.489cm" svg:height="0.352cm" svg:x="0.875cm" svg:y="4.222cm">
          <draw:text-box>
            <text:p text:style-name="P4"><text:span text:style-name="T3">4.6</text:span></text:p>
          </draw:text-box>
        </draw:frame>
        <draw:polygon draw:style-name="gr9" draw:text-style-name="P10" draw:layer="layout" svg:width="1.038cm" svg:height="0.76cm" svg:x="3.804cm" svg:y="4.016cm" svg:viewBox="0 0 1039 761" draw:points="0,0 1039,0 1039,761 0,761">
          <text:p/>
        </draw:polygon>
        <draw:frame draw:style-name="gr5" draw:text-style-name="P6" draw:layer="layout" svg:width="0.489cm" svg:height="0.352cm" svg:x="2.011cm" svg:y="4.222cm">
          <draw:text-box>
            <text:p text:style-name="P4"><text:span text:style-name="T2">1.8</text:span></text:p>
          </draw:text-box>
        </draw:frame>
        <draw:polygon draw:style-name="gr6" draw:text-style-name="P7" draw:layer="layout" svg:width="1.236cm" svg:height="0.759cm" svg:x="0.499cm" svg:y="4.775cm" svg:viewBox="0 0 1237 760" draw:points="0,0 1237,0 1237,760 0,760">
          <text:p/>
        </draw:polygon>
        <draw:frame draw:style-name="gr5" draw:text-style-name="P6" draw:layer="layout" svg:width="0.489cm" svg:height="0.352cm" svg:x="3.044cm" svg:y="4.222cm">
          <draw:text-box>
            <text:p text:style-name="P4"><text:span text:style-name="T2">2.1</text:span></text:p>
          </draw:text-box>
        </draw:frame>
        <draw:polygon draw:style-name="gr7" draw:text-style-name="P8" draw:layer="layout" svg:width="1.036cm" svg:height="0.759cm" svg:x="1.734cm" svg:y="4.775cm" svg:viewBox="0 0 1037 760" draw:points="0,0 1037,0 1037,760 0,760">
          <text:p/>
        </draw:polygon>
        <draw:frame draw:style-name="gr5" draw:text-style-name="P6" draw:layer="layout" svg:width="0.489cm" svg:height="0.352cm" svg:x="4.082cm" svg:y="4.222cm">
          <draw:text-box>
            <text:p text:style-name="P4"><text:span text:style-name="T2">2.4</text:span></text:p>
          </draw:text-box>
        </draw:frame>
        <draw:polygon draw:style-name="gr8" draw:text-style-name="P9" draw:layer="layout" svg:width="1.036cm" svg:height="0.759cm" svg:x="2.77cm" svg:y="4.775cm" svg:viewBox="0 0 1037 760" draw:points="0,0 1037,0 1037,760 0,760">
          <text:p/>
        </draw:polygon>
        <draw:frame draw:style-name="gr5" draw:text-style-name="P6" draw:layer="layout" svg:width="0.489cm" svg:height="0.352cm" svg:x="0.875cm" svg:y="4.977cm">
          <draw:text-box>
            <text:p text:style-name="P4"><text:span text:style-name="T3">4.7</text:span></text:p>
          </draw:text-box>
        </draw:frame>
        <draw:polygon draw:style-name="gr9" draw:text-style-name="P10" draw:layer="layout" svg:width="1.038cm" svg:height="0.759cm" svg:x="3.804cm" svg:y="4.775cm" svg:viewBox="0 0 1039 760" draw:points="0,0 1039,0 1039,760 0,760">
          <text:p/>
        </draw:polygon>
        <draw:frame draw:style-name="gr5" draw:text-style-name="P6" draw:layer="layout" svg:width="0.489cm" svg:height="0.352cm" svg:x="2.011cm" svg:y="4.977cm">
          <draw:text-box>
            <text:p text:style-name="P4"><text:span text:style-name="T2">1.9</text:span></text:p>
          </draw:text-box>
        </draw:frame>
        <draw:polygon draw:style-name="gr1" draw:text-style-name="P1" draw:layer="layout" svg:width="1.236cm" svg:height="0.76cm" svg:x="0.499cm" svg:y="5.533cm" svg:viewBox="0 0 1237 761" draw:points="0,0 1237,0 1237,761 0,761">
          <text:p/>
        </draw:polygon>
        <draw:frame draw:style-name="gr5" draw:text-style-name="P6" draw:layer="layout" svg:width="0.489cm" svg:height="0.352cm" svg:x="3.044cm" svg:y="4.977cm">
          <draw:text-box>
            <text:p text:style-name="P4"><text:span text:style-name="T2">2.2</text:span></text:p>
          </draw:text-box>
        </draw:frame>
        <draw:polygon draw:style-name="gr7" draw:text-style-name="P8" draw:layer="layout" svg:width="1.036cm" svg:height="0.76cm" svg:x="1.734cm" svg:y="5.533cm" svg:viewBox="0 0 1037 761" draw:points="0,0 1037,0 1037,761 0,761">
          <text:p/>
        </draw:polygon>
        <draw:frame draw:style-name="gr5" draw:text-style-name="P6" draw:layer="layout" svg:width="0.489cm" svg:height="0.352cm" svg:x="4.082cm" svg:y="4.977cm">
          <draw:text-box>
            <text:p text:style-name="P4"><text:span text:style-name="T2">2.5</text:span></text:p>
          </draw:text-box>
        </draw:frame>
        <draw:polygon draw:style-name="gr8" draw:text-style-name="P9" draw:layer="layout" svg:width="1.036cm" svg:height="0.76cm" svg:x="2.77cm" svg:y="5.533cm" svg:viewBox="0 0 1037 761" draw:points="0,0 1037,0 1037,761 0,761">
          <text:p/>
        </draw:polygon>
        <draw:frame draw:style-name="gr5" draw:text-style-name="P6" draw:layer="layout" svg:width="0.489cm" svg:height="0.352cm" svg:x="0.875cm" svg:y="5.739cm">
          <draw:text-box>
            <text:p text:style-name="P4"><text:span text:style-name="T3">4.8</text:span></text:p>
          </draw:text-box>
        </draw:frame>
        <draw:polygon draw:style-name="gr9" draw:text-style-name="P10" draw:layer="layout" svg:width="1.038cm" svg:height="0.76cm" svg:x="3.804cm" svg:y="5.533cm" svg:viewBox="0 0 1039 761" draw:points="0,0 1039,0 1039,761 0,761">
          <text:p/>
        </draw:polygon>
        <draw:frame draw:style-name="gr5" draw:text-style-name="P6" draw:layer="layout" svg:width="0.489cm" svg:height="0.352cm" svg:x="2.011cm" svg:y="5.739cm">
          <draw:text-box>
            <text:p text:style-name="P4"><text:span text:style-name="T2">1.9</text:span></text:p>
          </draw:text-box>
        </draw:frame>
        <draw:polygon draw:style-name="gr6" draw:text-style-name="P7" draw:layer="layout" svg:width="1.236cm" svg:height="0.759cm" svg:x="0.499cm" svg:y="6.292cm" svg:viewBox="0 0 1237 760" draw:points="0,0 1237,0 1237,760 0,760">
          <text:p/>
        </draw:polygon>
        <draw:frame draw:style-name="gr5" draw:text-style-name="P6" draw:layer="layout" svg:width="0.489cm" svg:height="0.352cm" svg:x="3.044cm" svg:y="5.739cm">
          <draw:text-box>
            <text:p text:style-name="P4"><text:span text:style-name="T2">2.2</text:span></text:p>
          </draw:text-box>
        </draw:frame>
        <draw:polygon draw:style-name="gr7" draw:text-style-name="P8" draw:layer="layout" svg:width="1.036cm" svg:height="0.759cm" svg:x="1.734cm" svg:y="6.292cm" svg:viewBox="0 0 1037 760" draw:points="0,0 1037,0 1037,760 0,760">
          <text:p/>
        </draw:polygon>
        <draw:frame draw:style-name="gr5" draw:text-style-name="P6" draw:layer="layout" svg:width="0.489cm" svg:height="0.352cm" svg:x="4.082cm" svg:y="5.739cm">
          <draw:text-box>
            <text:p text:style-name="P4"><text:span text:style-name="T2">2.5</text:span></text:p>
          </draw:text-box>
        </draw:frame>
        <draw:polygon draw:style-name="gr8" draw:text-style-name="P9" draw:layer="layout" svg:width="1.036cm" svg:height="0.759cm" svg:x="2.77cm" svg:y="6.292cm" svg:viewBox="0 0 1037 760" draw:points="0,0 1037,0 1037,760 0,760">
          <text:p/>
        </draw:polygon>
        <draw:frame draw:style-name="gr5" draw:text-style-name="P6" draw:layer="layout" svg:width="0.489cm" svg:height="0.352cm" svg:x="0.875cm" svg:y="6.494cm">
          <draw:text-box>
            <text:p text:style-name="P4"><text:span text:style-name="T3">4.9</text:span></text:p>
          </draw:text-box>
        </draw:frame>
        <draw:polygon draw:style-name="gr9" draw:text-style-name="P10" draw:layer="layout" svg:width="1.038cm" svg:height="0.759cm" svg:x="3.804cm" svg:y="6.292cm" svg:viewBox="0 0 1039 760" draw:points="0,0 1039,0 1039,760 0,760">
          <text:p/>
        </draw:polygon>
        <draw:frame draw:style-name="gr5" draw:text-style-name="P6" draw:layer="layout" svg:width="0.489cm" svg:height="0.352cm" svg:x="2.011cm" svg:y="6.494cm">
          <draw:text-box>
            <text:p text:style-name="P4"><text:span text:style-name="T2">1.9</text:span></text:p>
          </draw:text-box>
        </draw:frame>
        <draw:polygon draw:style-name="gr1" draw:text-style-name="P1" draw:layer="layout" svg:width="1.236cm" svg:height="0.76cm" svg:x="0.499cm" svg:y="7.05cm" svg:viewBox="0 0 1237 761" draw:points="0,0 1237,0 1237,761 0,761">
          <text:p/>
        </draw:polygon>
        <draw:frame draw:style-name="gr5" draw:text-style-name="P6" draw:layer="layout" svg:width="0.489cm" svg:height="0.352cm" svg:x="3.044cm" svg:y="6.494cm">
          <draw:text-box>
            <text:p text:style-name="P4"><text:span text:style-name="T2">2.3</text:span></text:p>
          </draw:text-box>
        </draw:frame>
        <draw:polygon draw:style-name="gr7" draw:text-style-name="P8" draw:layer="layout" svg:width="1.036cm" svg:height="0.76cm" svg:x="1.734cm" svg:y="7.05cm" svg:viewBox="0 0 1037 761" draw:points="0,0 1037,0 1037,761 0,761">
          <text:p/>
        </draw:polygon>
        <draw:frame draw:style-name="gr5" draw:text-style-name="P6" draw:layer="layout" svg:width="0.489cm" svg:height="0.352cm" svg:x="4.082cm" svg:y="6.494cm">
          <draw:text-box>
            <text:p text:style-name="P4"><text:span text:style-name="T2">2.6</text:span></text:p>
          </draw:text-box>
        </draw:frame>
        <draw:polygon draw:style-name="gr8" draw:text-style-name="P9" draw:layer="layout" svg:width="1.036cm" svg:height="0.76cm" svg:x="2.77cm" svg:y="7.05cm" svg:viewBox="0 0 1037 761" draw:points="0,0 1037,0 1037,761 0,761">
          <text:p/>
        </draw:polygon>
        <draw:frame draw:style-name="gr5" draw:text-style-name="P6" draw:layer="layout" svg:width="0.489cm" svg:height="0.352cm" svg:x="0.875cm" svg:y="7.253cm">
          <draw:text-box>
            <text:p text:style-name="P4"><text:span text:style-name="T3">5.0</text:span></text:p>
          </draw:text-box>
        </draw:frame>
        <draw:polygon draw:style-name="gr9" draw:text-style-name="P10" draw:layer="layout" svg:width="1.038cm" svg:height="0.76cm" svg:x="3.804cm" svg:y="7.05cm" svg:viewBox="0 0 1039 761" draw:points="0,0 1039,0 1039,761 0,761">
          <text:p/>
        </draw:polygon>
        <draw:frame draw:style-name="gr5" draw:text-style-name="P6" draw:layer="layout" svg:width="0.489cm" svg:height="0.352cm" svg:x="2.011cm" svg:y="7.253cm">
          <draw:text-box>
            <text:p text:style-name="P4"><text:span text:style-name="T2">2.0</text:span></text:p>
          </draw:text-box>
        </draw:frame>
        <draw:polygon draw:style-name="gr6" draw:text-style-name="P7" draw:layer="layout" svg:width="1.236cm" svg:height="0.759cm" svg:x="0.499cm" svg:y="7.809cm" svg:viewBox="0 0 1237 760" draw:points="0,0 1237,0 1237,760 0,760">
          <text:p/>
        </draw:polygon>
        <draw:frame draw:style-name="gr5" draw:text-style-name="P6" draw:layer="layout" svg:width="0.489cm" svg:height="0.352cm" svg:x="3.044cm" svg:y="7.253cm">
          <draw:text-box>
            <text:p text:style-name="P4"><text:span text:style-name="T2">2.3</text:span></text:p>
          </draw:text-box>
        </draw:frame>
        <draw:polygon draw:style-name="gr7" draw:text-style-name="P8" draw:layer="layout" svg:width="1.036cm" svg:height="0.759cm" svg:x="1.734cm" svg:y="7.809cm" svg:viewBox="0 0 1037 760" draw:points="0,0 1037,0 1037,760 0,760">
          <text:p/>
        </draw:polygon>
        <draw:frame draw:style-name="gr5" draw:text-style-name="P6" draw:layer="layout" svg:width="0.489cm" svg:height="0.352cm" svg:x="4.082cm" svg:y="7.253cm">
          <draw:text-box>
            <text:p text:style-name="P4"><text:span text:style-name="T2">2.6</text:span></text:p>
          </draw:text-box>
        </draw:frame>
        <draw:polygon draw:style-name="gr8" draw:text-style-name="P9" draw:layer="layout" svg:width="1.036cm" svg:height="0.759cm" svg:x="2.77cm" svg:y="7.809cm" svg:viewBox="0 0 1037 760" draw:points="0,0 1037,0 1037,760 0,760">
          <text:p/>
        </draw:polygon>
        <draw:frame draw:style-name="gr5" draw:text-style-name="P6" draw:layer="layout" svg:width="0.489cm" svg:height="0.352cm" svg:x="0.875cm" svg:y="8.015cm">
          <draw:text-box>
            <text:p text:style-name="P4"><text:span text:style-name="T3">5.1</text:span></text:p>
          </draw:text-box>
        </draw:frame>
        <draw:polygon draw:style-name="gr9" draw:text-style-name="P10" draw:layer="layout" svg:width="1.038cm" svg:height="0.759cm" svg:x="3.804cm" svg:y="7.809cm" svg:viewBox="0 0 1039 760" draw:points="0,0 1039,0 1039,760 0,760">
          <text:p/>
        </draw:polygon>
        <draw:frame draw:style-name="gr5" draw:text-style-name="P6" draw:layer="layout" svg:width="0.489cm" svg:height="0.352cm" svg:x="2.011cm" svg:y="8.015cm">
          <draw:text-box>
            <text:p text:style-name="P4"><text:span text:style-name="T2">2.0</text:span></text:p>
          </draw:text-box>
        </draw:frame>
        <draw:polygon draw:style-name="gr1" draw:text-style-name="P1" draw:layer="layout" svg:width="1.236cm" svg:height="0.76cm" svg:x="0.499cm" svg:y="8.567cm" svg:viewBox="0 0 1237 761" draw:points="0,0 1237,0 1237,761 0,761">
          <text:p/>
        </draw:polygon>
        <draw:frame draw:style-name="gr5" draw:text-style-name="P6" draw:layer="layout" svg:width="0.489cm" svg:height="0.352cm" svg:x="3.044cm" svg:y="8.015cm">
          <draw:text-box>
            <text:p text:style-name="P4"><text:span text:style-name="T2">2.3</text:span></text:p>
          </draw:text-box>
        </draw:frame>
        <draw:polygon draw:style-name="gr7" draw:text-style-name="P8" draw:layer="layout" svg:width="1.036cm" svg:height="0.76cm" svg:x="1.734cm" svg:y="8.567cm" svg:viewBox="0 0 1037 761" draw:points="0,0 1037,0 1037,761 0,761">
          <text:p/>
        </draw:polygon>
        <draw:frame draw:style-name="gr5" draw:text-style-name="P6" draw:layer="layout" svg:width="0.489cm" svg:height="0.352cm" svg:x="4.082cm" svg:y="8.015cm">
          <draw:text-box>
            <text:p text:style-name="P4"><text:span text:style-name="T2">2.7</text:span></text:p>
          </draw:text-box>
        </draw:frame>
        <draw:polygon draw:style-name="gr8" draw:text-style-name="P9" draw:layer="layout" svg:width="1.036cm" svg:height="0.76cm" svg:x="2.77cm" svg:y="8.567cm" svg:viewBox="0 0 1037 761" draw:points="0,0 1037,0 1037,761 0,761">
          <text:p/>
        </draw:polygon>
        <draw:frame draw:style-name="gr5" draw:text-style-name="P6" draw:layer="layout" svg:width="0.489cm" svg:height="0.352cm" svg:x="0.875cm" svg:y="8.77cm">
          <draw:text-box>
            <text:p text:style-name="P4"><text:span text:style-name="T3">5.2</text:span></text:p>
          </draw:text-box>
        </draw:frame>
        <draw:polygon draw:style-name="gr9" draw:text-style-name="P10" draw:layer="layout" svg:width="1.038cm" svg:height="0.76cm" svg:x="3.804cm" svg:y="8.567cm" svg:viewBox="0 0 1039 761" draw:points="0,0 1039,0 1039,761 0,761">
          <text:p/>
        </draw:polygon>
        <draw:frame draw:style-name="gr5" draw:text-style-name="P6" draw:layer="layout" svg:width="0.489cm" svg:height="0.352cm" svg:x="2.011cm" svg:y="8.77cm">
          <draw:text-box>
            <text:p text:style-name="P4"><text:span text:style-name="T2">2.0</text:span></text:p>
          </draw:text-box>
        </draw:frame>
        <draw:polygon draw:style-name="gr6" draw:text-style-name="P7" draw:layer="layout" svg:width="1.236cm" svg:height="0.759cm" svg:x="0.499cm" svg:y="9.326cm" svg:viewBox="0 0 1237 760" draw:points="0,0 1237,0 1237,760 0,760">
          <text:p/>
        </draw:polygon>
        <draw:frame draw:style-name="gr5" draw:text-style-name="P6" draw:layer="layout" svg:width="0.489cm" svg:height="0.352cm" svg:x="3.044cm" svg:y="8.77cm">
          <draw:text-box>
            <text:p text:style-name="P4"><text:span text:style-name="T2">2.4</text:span></text:p>
          </draw:text-box>
        </draw:frame>
        <draw:polygon draw:style-name="gr7" draw:text-style-name="P8" draw:layer="layout" svg:width="1.036cm" svg:height="0.759cm" svg:x="1.734cm" svg:y="9.326cm" svg:viewBox="0 0 1037 760" draw:points="0,0 1037,0 1037,760 0,760">
          <text:p/>
        </draw:polygon>
        <draw:frame draw:style-name="gr5" draw:text-style-name="P6" draw:layer="layout" svg:width="0.489cm" svg:height="0.352cm" svg:x="4.082cm" svg:y="8.77cm">
          <draw:text-box>
            <text:p text:style-name="P4"><text:span text:style-name="T2">2.7</text:span></text:p>
          </draw:text-box>
        </draw:frame>
        <draw:polygon draw:style-name="gr8" draw:text-style-name="P9" draw:layer="layout" svg:width="1.036cm" svg:height="0.759cm" svg:x="2.77cm" svg:y="9.326cm" svg:viewBox="0 0 1037 760" draw:points="0,0 1037,0 1037,760 0,760">
          <text:p/>
        </draw:polygon>
        <draw:frame draw:style-name="gr5" draw:text-style-name="P6" draw:layer="layout" svg:width="0.489cm" svg:height="0.352cm" svg:x="0.875cm" svg:y="9.532cm">
          <draw:text-box>
            <text:p text:style-name="P4"><text:span text:style-name="T3">5.3</text:span></text:p>
          </draw:text-box>
        </draw:frame>
        <draw:polygon draw:style-name="gr9" draw:text-style-name="P10" draw:layer="layout" svg:width="1.038cm" svg:height="0.759cm" svg:x="3.804cm" svg:y="9.326cm" svg:viewBox="0 0 1039 760" draw:points="0,0 1039,0 1039,760 0,760">
          <text:p/>
        </draw:polygon>
        <draw:frame draw:style-name="gr5" draw:text-style-name="P6" draw:layer="layout" svg:width="0.489cm" svg:height="0.352cm" svg:x="2.011cm" svg:y="9.532cm">
          <draw:text-box>
            <text:p text:style-name="P4"><text:span text:style-name="T2">2.1</text:span></text:p>
          </draw:text-box>
        </draw:frame>
        <draw:polygon draw:style-name="gr1" draw:text-style-name="P1" draw:layer="layout" svg:width="1.236cm" svg:height="0.76cm" svg:x="0.499cm" svg:y="10.084cm" svg:viewBox="0 0 1237 761" draw:points="0,0 1237,0 1237,761 0,761">
          <text:p/>
        </draw:polygon>
        <draw:frame draw:style-name="gr5" draw:text-style-name="P6" draw:layer="layout" svg:width="0.489cm" svg:height="0.352cm" svg:x="3.044cm" svg:y="9.532cm">
          <draw:text-box>
            <text:p text:style-name="P4"><text:span text:style-name="T2">2.4</text:span></text:p>
          </draw:text-box>
        </draw:frame>
        <draw:polygon draw:style-name="gr7" draw:text-style-name="P8" draw:layer="layout" svg:width="1.036cm" svg:height="0.76cm" svg:x="1.734cm" svg:y="10.084cm" svg:viewBox="0 0 1037 761" draw:points="0,0 1037,0 1037,761 0,761">
          <text:p/>
        </draw:polygon>
        <draw:frame draw:style-name="gr5" draw:text-style-name="P6" draw:layer="layout" svg:width="0.489cm" svg:height="0.352cm" svg:x="4.082cm" svg:y="9.532cm">
          <draw:text-box>
            <text:p text:style-name="P4"><text:span text:style-name="T2">2.8</text:span></text:p>
          </draw:text-box>
        </draw:frame>
        <draw:polygon draw:style-name="gr8" draw:text-style-name="P9" draw:layer="layout" svg:width="1.036cm" svg:height="0.76cm" svg:x="2.77cm" svg:y="10.084cm" svg:viewBox="0 0 1037 761" draw:points="0,0 1037,0 1037,761 0,761">
          <text:p/>
        </draw:polygon>
        <draw:frame draw:style-name="gr5" draw:text-style-name="P6" draw:layer="layout" svg:width="0.489cm" svg:height="0.352cm" svg:x="0.875cm" svg:y="10.287cm">
          <draw:text-box>
            <text:p text:style-name="P4"><text:span text:style-name="T3">5.4</text:span></text:p>
          </draw:text-box>
        </draw:frame>
        <draw:polygon draw:style-name="gr9" draw:text-style-name="P10" draw:layer="layout" svg:width="1.038cm" svg:height="0.76cm" svg:x="3.804cm" svg:y="10.084cm" svg:viewBox="0 0 1039 761" draw:points="0,0 1039,0 1039,761 0,761">
          <text:p/>
        </draw:polygon>
        <draw:frame draw:style-name="gr5" draw:text-style-name="P6" draw:layer="layout" svg:width="0.489cm" svg:height="0.352cm" svg:x="2.011cm" svg:y="10.287cm">
          <draw:text-box>
            <text:p text:style-name="P4"><text:span text:style-name="T2">2.1</text:span></text:p>
          </draw:text-box>
        </draw:frame>
        <draw:polygon draw:style-name="gr6" draw:text-style-name="P7" draw:layer="layout" svg:width="1.236cm" svg:height="0.759cm" svg:x="0.499cm" svg:y="10.843cm" svg:viewBox="0 0 1237 760" draw:points="0,0 1237,0 1237,760 0,760">
          <text:p/>
        </draw:polygon>
        <draw:frame draw:style-name="gr5" draw:text-style-name="P6" draw:layer="layout" svg:width="0.489cm" svg:height="0.352cm" svg:x="3.044cm" svg:y="10.287cm">
          <draw:text-box>
            <text:p text:style-name="P4"><text:span text:style-name="T2">2.5</text:span></text:p>
          </draw:text-box>
        </draw:frame>
        <draw:polygon draw:style-name="gr7" draw:text-style-name="P8" draw:layer="layout" svg:width="1.036cm" svg:height="0.759cm" svg:x="1.734cm" svg:y="10.843cm" svg:viewBox="0 0 1037 760" draw:points="0,0 1037,0 1037,760 0,760">
          <text:p/>
        </draw:polygon>
        <draw:frame draw:style-name="gr5" draw:text-style-name="P6" draw:layer="layout" svg:width="0.489cm" svg:height="0.352cm" svg:x="4.082cm" svg:y="10.287cm">
          <draw:text-box>
            <text:p text:style-name="P4"><text:span text:style-name="T2">2.8</text:span></text:p>
          </draw:text-box>
        </draw:frame>
        <draw:polygon draw:style-name="gr8" draw:text-style-name="P9" draw:layer="layout" svg:width="1.036cm" svg:height="0.759cm" svg:x="2.77cm" svg:y="10.843cm" svg:viewBox="0 0 1037 760" draw:points="0,0 1037,0 1037,760 0,760">
          <text:p/>
        </draw:polygon>
        <draw:frame draw:style-name="gr5" draw:text-style-name="P6" draw:layer="layout" svg:width="0.489cm" svg:height="0.352cm" svg:x="0.875cm" svg:y="11.049cm">
          <draw:text-box>
            <text:p text:style-name="P4"><text:span text:style-name="T3">5.5</text:span></text:p>
          </draw:text-box>
        </draw:frame>
        <draw:polygon draw:style-name="gr9" draw:text-style-name="P10" draw:layer="layout" svg:width="1.038cm" svg:height="0.759cm" svg:x="3.804cm" svg:y="10.843cm" svg:viewBox="0 0 1039 760" draw:points="0,0 1039,0 1039,760 0,760">
          <text:p/>
        </draw:polygon>
        <draw:frame draw:style-name="gr5" draw:text-style-name="P6" draw:layer="layout" svg:width="0.489cm" svg:height="0.352cm" svg:x="2.011cm" svg:y="11.049cm">
          <draw:text-box>
            <text:p text:style-name="P4"><text:span text:style-name="T2">2.2</text:span></text:p>
          </draw:text-box>
        </draw:frame>
        <draw:polygon draw:style-name="gr1" draw:text-style-name="P1" draw:layer="layout" svg:width="1.236cm" svg:height="0.76cm" svg:x="0.499cm" svg:y="11.601cm" svg:viewBox="0 0 1237 761" draw:points="0,0 1237,0 1237,761 0,761">
          <text:p/>
        </draw:polygon>
        <draw:frame draw:style-name="gr5" draw:text-style-name="P6" draw:layer="layout" svg:width="0.489cm" svg:height="0.352cm" svg:x="3.044cm" svg:y="11.049cm">
          <draw:text-box>
            <text:p text:style-name="P4"><text:span text:style-name="T2">2.5</text:span></text:p>
          </draw:text-box>
        </draw:frame>
        <draw:polygon draw:style-name="gr7" draw:text-style-name="P8" draw:layer="layout" svg:width="1.036cm" svg:height="0.76cm" svg:x="1.734cm" svg:y="11.601cm" svg:viewBox="0 0 1037 761" draw:points="0,0 1037,0 1037,761 0,761">
          <text:p/>
        </draw:polygon>
        <draw:frame draw:style-name="gr5" draw:text-style-name="P6" draw:layer="layout" svg:width="0.489cm" svg:height="0.352cm" svg:x="4.082cm" svg:y="11.049cm">
          <draw:text-box>
            <text:p text:style-name="P4"><text:span text:style-name="T2">2.9</text:span></text:p>
          </draw:text-box>
        </draw:frame>
        <draw:polygon draw:style-name="gr8" draw:text-style-name="P9" draw:layer="layout" svg:width="1.036cm" svg:height="0.76cm" svg:x="2.77cm" svg:y="11.601cm" svg:viewBox="0 0 1037 761" draw:points="0,0 1037,0 1037,761 0,761">
          <text:p/>
        </draw:polygon>
        <draw:frame draw:style-name="gr5" draw:text-style-name="P6" draw:layer="layout" svg:width="0.489cm" svg:height="0.352cm" svg:x="0.875cm" svg:y="11.804cm">
          <draw:text-box>
            <text:p text:style-name="P4"><text:span text:style-name="T3">5.6</text:span></text:p>
          </draw:text-box>
        </draw:frame>
        <draw:polygon draw:style-name="gr9" draw:text-style-name="P10" draw:layer="layout" svg:width="1.038cm" svg:height="0.76cm" svg:x="3.804cm" svg:y="11.601cm" svg:viewBox="0 0 1039 761" draw:points="0,0 1039,0 1039,761 0,761">
          <text:p/>
        </draw:polygon>
        <draw:frame draw:style-name="gr5" draw:text-style-name="P6" draw:layer="layout" svg:width="0.489cm" svg:height="0.352cm" svg:x="2.011cm" svg:y="11.804cm">
          <draw:text-box>
            <text:p text:style-name="P4"><text:span text:style-name="T2">2.2</text:span></text:p>
          </draw:text-box>
        </draw:frame>
        <draw:polygon draw:style-name="gr6" draw:text-style-name="P7" draw:layer="layout" svg:width="1.236cm" svg:height="0.759cm" svg:x="0.499cm" svg:y="12.36cm" svg:viewBox="0 0 1237 760" draw:points="0,0 1237,0 1237,760 0,760">
          <text:p/>
        </draw:polygon>
        <draw:frame draw:style-name="gr5" draw:text-style-name="P6" draw:layer="layout" svg:width="0.489cm" svg:height="0.352cm" svg:x="3.044cm" svg:y="11.804cm">
          <draw:text-box>
            <text:p text:style-name="P4"><text:span text:style-name="T2">2.6</text:span></text:p>
          </draw:text-box>
        </draw:frame>
        <draw:polygon draw:style-name="gr7" draw:text-style-name="P8" draw:layer="layout" svg:width="1.036cm" svg:height="0.759cm" svg:x="1.734cm" svg:y="12.36cm" svg:viewBox="0 0 1037 760" draw:points="0,0 1037,0 1037,760 0,760">
          <text:p/>
        </draw:polygon>
        <draw:frame draw:style-name="gr5" draw:text-style-name="P6" draw:layer="layout" svg:width="0.489cm" svg:height="0.352cm" svg:x="4.082cm" svg:y="11.804cm">
          <draw:text-box>
            <text:p text:style-name="P4"><text:span text:style-name="T2">2.9</text:span></text:p>
          </draw:text-box>
        </draw:frame>
        <draw:polygon draw:style-name="gr8" draw:text-style-name="P9" draw:layer="layout" svg:width="1.036cm" svg:height="0.759cm" svg:x="2.77cm" svg:y="12.36cm" svg:viewBox="0 0 1037 760" draw:points="0,0 1037,0 1037,760 0,760">
          <text:p/>
        </draw:polygon>
        <draw:frame draw:style-name="gr5" draw:text-style-name="P6" draw:layer="layout" svg:width="0.489cm" svg:height="0.352cm" svg:x="0.875cm" svg:y="12.566cm">
          <draw:text-box>
            <text:p text:style-name="P4"><text:span text:style-name="T3">5.7</text:span></text:p>
          </draw:text-box>
        </draw:frame>
        <draw:polygon draw:style-name="gr9" draw:text-style-name="P10" draw:layer="layout" svg:width="1.038cm" svg:height="0.759cm" svg:x="3.804cm" svg:y="12.36cm" svg:viewBox="0 0 1039 760" draw:points="0,0 1039,0 1039,760 0,760">
          <text:p/>
        </draw:polygon>
        <draw:frame draw:style-name="gr5" draw:text-style-name="P6" draw:layer="layout" svg:width="0.489cm" svg:height="0.352cm" svg:x="2.011cm" svg:y="12.566cm">
          <draw:text-box>
            <text:p text:style-name="P4"><text:span text:style-name="T2">2.2</text:span></text:p>
          </draw:text-box>
        </draw:frame>
        <draw:polygon draw:style-name="gr1" draw:text-style-name="P1" draw:layer="layout" svg:width="1.236cm" svg:height="0.76cm" svg:x="0.499cm" svg:y="13.118cm" svg:viewBox="0 0 1237 761" draw:points="0,0 1237,0 1237,761 0,761">
          <text:p/>
        </draw:polygon>
        <draw:frame draw:style-name="gr5" draw:text-style-name="P6" draw:layer="layout" svg:width="0.489cm" svg:height="0.352cm" svg:x="3.044cm" svg:y="12.566cm">
          <draw:text-box>
            <text:p text:style-name="P4"><text:span text:style-name="T2">2.6</text:span></text:p>
          </draw:text-box>
        </draw:frame>
        <draw:polygon draw:style-name="gr7" draw:text-style-name="P8" draw:layer="layout" svg:width="1.036cm" svg:height="0.76cm" svg:x="1.734cm" svg:y="13.118cm" svg:viewBox="0 0 1037 761" draw:points="0,0 1037,0 1037,761 0,761">
          <text:p/>
        </draw:polygon>
        <draw:frame draw:style-name="gr5" draw:text-style-name="P6" draw:layer="layout" svg:width="0.489cm" svg:height="0.352cm" svg:x="4.082cm" svg:y="12.566cm">
          <draw:text-box>
            <text:p text:style-name="P4"><text:span text:style-name="T2">3.0</text:span></text:p>
          </draw:text-box>
        </draw:frame>
        <draw:polygon draw:style-name="gr8" draw:text-style-name="P9" draw:layer="layout" svg:width="1.036cm" svg:height="0.76cm" svg:x="2.77cm" svg:y="13.118cm" svg:viewBox="0 0 1037 761" draw:points="0,0 1037,0 1037,761 0,761">
          <text:p/>
        </draw:polygon>
        <draw:frame draw:style-name="gr5" draw:text-style-name="P6" draw:layer="layout" svg:width="0.489cm" svg:height="0.352cm" svg:x="0.875cm" svg:y="13.321cm">
          <draw:text-box>
            <text:p text:style-name="P4"><text:span text:style-name="T3">5.8</text:span></text:p>
          </draw:text-box>
        </draw:frame>
        <draw:polygon draw:style-name="gr9" draw:text-style-name="P10" draw:layer="layout" svg:width="1.038cm" svg:height="0.76cm" svg:x="3.804cm" svg:y="13.118cm" svg:viewBox="0 0 1039 761" draw:points="0,0 1039,0 1039,761 0,761">
          <text:p/>
        </draw:polygon>
        <draw:frame draw:style-name="gr5" draw:text-style-name="P6" draw:layer="layout" svg:width="0.489cm" svg:height="0.352cm" svg:x="2.011cm" svg:y="13.321cm">
          <draw:text-box>
            <text:p text:style-name="P4"><text:span text:style-name="T2">2.3</text:span></text:p>
          </draw:text-box>
        </draw:frame>
        <draw:polygon draw:style-name="gr6" draw:text-style-name="P7" draw:layer="layout" svg:width="1.236cm" svg:height="0.759cm" svg:x="0.499cm" svg:y="13.877cm" svg:viewBox="0 0 1237 760" draw:points="0,0 1237,0 1237,760 0,760">
          <text:p/>
        </draw:polygon>
        <draw:frame draw:style-name="gr5" draw:text-style-name="P6" draw:layer="layout" svg:width="0.489cm" svg:height="0.352cm" svg:x="3.044cm" svg:y="13.321cm">
          <draw:text-box>
            <text:p text:style-name="P4"><text:span text:style-name="T2">2.7</text:span></text:p>
          </draw:text-box>
        </draw:frame>
        <draw:polygon draw:style-name="gr7" draw:text-style-name="P8" draw:layer="layout" svg:width="1.036cm" svg:height="0.759cm" svg:x="1.734cm" svg:y="13.877cm" svg:viewBox="0 0 1037 760" draw:points="0,0 1037,0 1037,760 0,760">
          <text:p/>
        </draw:polygon>
        <draw:frame draw:style-name="gr5" draw:text-style-name="P6" draw:layer="layout" svg:width="0.489cm" svg:height="0.352cm" svg:x="4.082cm" svg:y="13.321cm">
          <draw:text-box>
            <text:p text:style-name="P4"><text:span text:style-name="T2">3.0</text:span></text:p>
          </draw:text-box>
        </draw:frame>
        <draw:polygon draw:style-name="gr8" draw:text-style-name="P9" draw:layer="layout" svg:width="1.036cm" svg:height="0.759cm" svg:x="2.77cm" svg:y="13.877cm" svg:viewBox="0 0 1037 760" draw:points="0,0 1037,0 1037,760 0,760">
          <text:p/>
        </draw:polygon>
        <draw:frame draw:style-name="gr5" draw:text-style-name="P6" draw:layer="layout" svg:width="0.489cm" svg:height="0.352cm" svg:x="0.875cm" svg:y="14.083cm">
          <draw:text-box>
            <text:p text:style-name="P4"><text:span text:style-name="T3">5.9</text:span></text:p>
          </draw:text-box>
        </draw:frame>
        <draw:polygon draw:style-name="gr9" draw:text-style-name="P10" draw:layer="layout" svg:width="1.038cm" svg:height="0.759cm" svg:x="3.804cm" svg:y="13.877cm" svg:viewBox="0 0 1039 760" draw:points="0,0 1039,0 1039,760 0,760">
          <text:p/>
        </draw:polygon>
        <draw:frame draw:style-name="gr5" draw:text-style-name="P6" draw:layer="layout" svg:width="0.489cm" svg:height="0.352cm" svg:x="2.011cm" svg:y="14.083cm">
          <draw:text-box>
            <text:p text:style-name="P4"><text:span text:style-name="T2">2.3</text:span></text:p>
          </draw:text-box>
        </draw:frame>
        <draw:polygon draw:style-name="gr1" draw:text-style-name="P1" draw:layer="layout" svg:width="1.236cm" svg:height="0.76cm" svg:x="0.499cm" svg:y="14.635cm" svg:viewBox="0 0 1237 761" draw:points="0,0 1237,0 1237,761 0,761">
          <text:p/>
        </draw:polygon>
        <draw:frame draw:style-name="gr5" draw:text-style-name="P6" draw:layer="layout" svg:width="0.489cm" svg:height="0.352cm" svg:x="3.044cm" svg:y="14.083cm">
          <draw:text-box>
            <text:p text:style-name="P4"><text:span text:style-name="T2">2.7</text:span></text:p>
          </draw:text-box>
        </draw:frame>
        <draw:polygon draw:style-name="gr7" draw:text-style-name="P8" draw:layer="layout" svg:width="1.036cm" svg:height="0.76cm" svg:x="1.734cm" svg:y="14.635cm" svg:viewBox="0 0 1037 761" draw:points="0,0 1037,0 1037,761 0,761">
          <text:p/>
        </draw:polygon>
        <draw:frame draw:style-name="gr5" draw:text-style-name="P6" draw:layer="layout" svg:width="0.489cm" svg:height="0.352cm" svg:x="4.082cm" svg:y="14.083cm">
          <draw:text-box>
            <text:p text:style-name="P4"><text:span text:style-name="T2">3.1</text:span></text:p>
          </draw:text-box>
        </draw:frame>
        <draw:polygon draw:style-name="gr8" draw:text-style-name="P9" draw:layer="layout" svg:width="1.036cm" svg:height="0.76cm" svg:x="2.77cm" svg:y="14.635cm" svg:viewBox="0 0 1037 761" draw:points="0,0 1037,0 1037,761 0,761">
          <text:p/>
        </draw:polygon>
        <draw:frame draw:style-name="gr5" draw:text-style-name="P6" draw:layer="layout" svg:width="0.489cm" svg:height="0.352cm" svg:x="0.875cm" svg:y="14.837cm">
          <draw:text-box>
            <text:p text:style-name="P4"><text:span text:style-name="T3">6.0</text:span></text:p>
          </draw:text-box>
        </draw:frame>
        <draw:polygon draw:style-name="gr9" draw:text-style-name="P10" draw:layer="layout" svg:width="1.038cm" svg:height="0.76cm" svg:x="3.804cm" svg:y="14.635cm" svg:viewBox="0 0 1039 761" draw:points="0,0 1039,0 1039,761 0,761">
          <text:p/>
        </draw:polygon>
        <draw:frame draw:style-name="gr5" draw:text-style-name="P6" draw:layer="layout" svg:width="0.489cm" svg:height="0.352cm" svg:x="2.011cm" svg:y="14.837cm">
          <draw:text-box>
            <text:p text:style-name="P4"><text:span text:style-name="T2">2.4</text:span></text:p>
          </draw:text-box>
        </draw:frame>
        <draw:polygon draw:style-name="gr6" draw:text-style-name="P7" draw:layer="layout" svg:width="1.236cm" svg:height="0.759cm" svg:x="0.499cm" svg:y="15.394cm" svg:viewBox="0 0 1237 760" draw:points="0,0 1237,0 1237,760 0,760">
          <text:p/>
        </draw:polygon>
        <draw:frame draw:style-name="gr5" draw:text-style-name="P6" draw:layer="layout" svg:width="0.489cm" svg:height="0.352cm" svg:x="3.044cm" svg:y="14.837cm">
          <draw:text-box>
            <text:p text:style-name="P4"><text:span text:style-name="T2">2.8</text:span></text:p>
          </draw:text-box>
        </draw:frame>
        <draw:polygon draw:style-name="gr7" draw:text-style-name="P8" draw:layer="layout" svg:width="1.036cm" svg:height="0.759cm" svg:x="1.734cm" svg:y="15.394cm" svg:viewBox="0 0 1037 760" draw:points="0,0 1037,0 1037,760 0,760">
          <text:p/>
        </draw:polygon>
        <draw:frame draw:style-name="gr5" draw:text-style-name="P6" draw:layer="layout" svg:width="0.489cm" svg:height="0.352cm" svg:x="4.082cm" svg:y="14.837cm">
          <draw:text-box>
            <text:p text:style-name="P4"><text:span text:style-name="T2">3.2</text:span></text:p>
          </draw:text-box>
        </draw:frame>
        <draw:polygon draw:style-name="gr8" draw:text-style-name="P9" draw:layer="layout" svg:width="1.036cm" svg:height="0.759cm" svg:x="2.77cm" svg:y="15.394cm" svg:viewBox="0 0 1037 760" draw:points="0,0 1037,0 1037,760 0,760">
          <text:p/>
        </draw:polygon>
        <draw:frame draw:style-name="gr5" draw:text-style-name="P6" draw:layer="layout" svg:width="0.489cm" svg:height="0.352cm" svg:x="0.875cm" svg:y="15.599cm">
          <draw:text-box>
            <text:p text:style-name="P4"><text:span text:style-name="T3">6.1</text:span></text:p>
          </draw:text-box>
        </draw:frame>
        <draw:polygon draw:style-name="gr9" draw:text-style-name="P10" draw:layer="layout" svg:width="1.038cm" svg:height="0.759cm" svg:x="3.804cm" svg:y="15.394cm" svg:viewBox="0 0 1039 760" draw:points="0,0 1039,0 1039,760 0,760">
          <text:p/>
        </draw:polygon>
        <draw:frame draw:style-name="gr5" draw:text-style-name="P6" draw:layer="layout" svg:width="0.489cm" svg:height="0.352cm" svg:x="2.011cm" svg:y="15.599cm">
          <draw:text-box>
            <text:p text:style-name="P4"><text:span text:style-name="T2">2.4</text:span></text:p>
          </draw:text-box>
        </draw:frame>
        <draw:polygon draw:style-name="gr1" draw:text-style-name="P1" draw:layer="layout" svg:width="1.236cm" svg:height="0.759cm" svg:x="0.499cm" svg:y="16.152cm" svg:viewBox="0 0 1237 760" draw:points="0,0 1237,0 1237,760 0,760">
          <text:p/>
        </draw:polygon>
        <draw:frame draw:style-name="gr5" draw:text-style-name="P6" draw:layer="layout" svg:width="0.489cm" svg:height="0.352cm" svg:x="3.044cm" svg:y="15.599cm">
          <draw:text-box>
            <text:p text:style-name="P4"><text:span text:style-name="T2">2.8</text:span></text:p>
          </draw:text-box>
        </draw:frame>
        <draw:polygon draw:style-name="gr7" draw:text-style-name="P8" draw:layer="layout" svg:width="1.036cm" svg:height="0.759cm" svg:x="1.734cm" svg:y="16.152cm" svg:viewBox="0 0 1037 760" draw:points="0,0 1037,0 1037,760 0,760">
          <text:p/>
        </draw:polygon>
        <draw:frame draw:style-name="gr5" draw:text-style-name="P6" draw:layer="layout" svg:width="0.489cm" svg:height="0.352cm" svg:x="4.082cm" svg:y="15.599cm">
          <draw:text-box>
            <text:p text:style-name="P4"><text:span text:style-name="T2">3.2</text:span></text:p>
          </draw:text-box>
        </draw:frame>
        <draw:polygon draw:style-name="gr8" draw:text-style-name="P9" draw:layer="layout" svg:width="1.036cm" svg:height="0.759cm" svg:x="2.77cm" svg:y="16.152cm" svg:viewBox="0 0 1037 760" draw:points="0,0 1037,0 1037,760 0,760">
          <text:p/>
        </draw:polygon>
        <draw:frame draw:style-name="gr5" draw:text-style-name="P6" draw:layer="layout" svg:width="0.489cm" svg:height="0.352cm" svg:x="0.875cm" svg:y="16.354cm">
          <draw:text-box>
            <text:p text:style-name="P4"><text:span text:style-name="T3">6.2</text:span></text:p>
          </draw:text-box>
        </draw:frame>
        <draw:polygon draw:style-name="gr9" draw:text-style-name="P10" draw:layer="layout" svg:width="1.038cm" svg:height="0.759cm" svg:x="3.804cm" svg:y="16.152cm" svg:viewBox="0 0 1039 760" draw:points="0,0 1039,0 1039,760 0,760">
          <text:p/>
        </draw:polygon>
        <draw:frame draw:style-name="gr5" draw:text-style-name="P6" draw:layer="layout" svg:width="0.489cm" svg:height="0.352cm" svg:x="2.011cm" svg:y="16.354cm">
          <draw:text-box>
            <text:p text:style-name="P4"><text:span text:style-name="T2">2.4</text:span></text:p>
          </draw:text-box>
        </draw:frame>
        <draw:polygon draw:style-name="gr6" draw:text-style-name="P7" draw:layer="layout" svg:width="1.236cm" svg:height="0.76cm" svg:x="0.499cm" svg:y="16.91cm" svg:viewBox="0 0 1237 761" draw:points="0,0 1237,0 1237,761 0,761">
          <text:p/>
        </draw:polygon>
        <draw:frame draw:style-name="gr5" draw:text-style-name="P6" draw:layer="layout" svg:width="0.489cm" svg:height="0.352cm" svg:x="3.044cm" svg:y="16.354cm">
          <draw:text-box>
            <text:p text:style-name="P4"><text:span text:style-name="T2">2.8</text:span></text:p>
          </draw:text-box>
        </draw:frame>
        <draw:polygon draw:style-name="gr7" draw:text-style-name="P8" draw:layer="layout" svg:width="1.036cm" svg:height="0.76cm" svg:x="1.734cm" svg:y="16.91cm" svg:viewBox="0 0 1037 761" draw:points="0,0 1037,0 1037,761 0,761">
          <text:p/>
        </draw:polygon>
        <draw:frame draw:style-name="gr5" draw:text-style-name="P6" draw:layer="layout" svg:width="0.489cm" svg:height="0.352cm" svg:x="4.082cm" svg:y="16.354cm">
          <draw:text-box>
            <text:p text:style-name="P4"><text:span text:style-name="T2">3.3</text:span></text:p>
          </draw:text-box>
        </draw:frame>
        <draw:polygon draw:style-name="gr8" draw:text-style-name="P9" draw:layer="layout" svg:width="1.036cm" svg:height="0.76cm" svg:x="2.77cm" svg:y="16.91cm" svg:viewBox="0 0 1037 761" draw:points="0,0 1037,0 1037,761 0,761">
          <text:p/>
        </draw:polygon>
        <draw:frame draw:style-name="gr5" draw:text-style-name="P6" draw:layer="layout" svg:width="0.489cm" svg:height="0.352cm" svg:x="0.875cm" svg:y="17.116cm">
          <draw:text-box>
            <text:p text:style-name="P4"><text:span text:style-name="T3">6.3</text:span></text:p>
          </draw:text-box>
        </draw:frame>
        <draw:polygon draw:style-name="gr9" draw:text-style-name="P10" draw:layer="layout" svg:width="1.038cm" svg:height="0.76cm" svg:x="3.804cm" svg:y="16.91cm" svg:viewBox="0 0 1039 761" draw:points="0,0 1039,0 1039,761 0,761">
          <text:p/>
        </draw:polygon>
        <draw:frame draw:style-name="gr5" draw:text-style-name="P6" draw:layer="layout" svg:width="0.489cm" svg:height="0.352cm" svg:x="2.011cm" svg:y="17.116cm">
          <draw:text-box>
            <text:p text:style-name="P4"><text:span text:style-name="T2">2.5</text:span></text:p>
          </draw:text-box>
        </draw:frame>
        <draw:polygon draw:style-name="gr1" draw:text-style-name="P1" draw:layer="layout" svg:width="1.236cm" svg:height="0.759cm" svg:x="0.499cm" svg:y="17.669cm" svg:viewBox="0 0 1237 760" draw:points="0,0 1237,0 1237,760 0,760">
          <text:p/>
        </draw:polygon>
        <draw:frame draw:style-name="gr5" draw:text-style-name="P6" draw:layer="layout" svg:width="0.489cm" svg:height="0.352cm" svg:x="3.044cm" svg:y="17.116cm">
          <draw:text-box>
            <text:p text:style-name="P4"><text:span text:style-name="T2">2.9</text:span></text:p>
          </draw:text-box>
        </draw:frame>
        <draw:polygon draw:style-name="gr7" draw:text-style-name="P8" draw:layer="layout" svg:width="1.036cm" svg:height="0.759cm" svg:x="1.734cm" svg:y="17.669cm" svg:viewBox="0 0 1037 760" draw:points="0,0 1037,0 1037,760 0,760">
          <text:p/>
        </draw:polygon>
        <draw:frame draw:style-name="gr5" draw:text-style-name="P6" draw:layer="layout" svg:width="0.489cm" svg:height="0.352cm" svg:x="4.082cm" svg:y="17.116cm">
          <draw:text-box>
            <text:p text:style-name="P4"><text:span text:style-name="T2">3.3</text:span></text:p>
          </draw:text-box>
        </draw:frame>
        <draw:polygon draw:style-name="gr8" draw:text-style-name="P9" draw:layer="layout" svg:width="1.036cm" svg:height="0.759cm" svg:x="2.77cm" svg:y="17.669cm" svg:viewBox="0 0 1037 760" draw:points="0,0 1037,0 1037,760 0,760">
          <text:p/>
        </draw:polygon>
        <draw:frame draw:style-name="gr5" draw:text-style-name="P6" draw:layer="layout" svg:width="0.489cm" svg:height="0.352cm" svg:x="0.875cm" svg:y="17.871cm">
          <draw:text-box>
            <text:p text:style-name="P4"><text:span text:style-name="T3">6.4</text:span></text:p>
          </draw:text-box>
        </draw:frame>
        <draw:polygon draw:style-name="gr9" draw:text-style-name="P10" draw:layer="layout" svg:width="1.038cm" svg:height="0.759cm" svg:x="3.804cm" svg:y="17.669cm" svg:viewBox="0 0 1039 760" draw:points="0,0 1039,0 1039,760 0,760">
          <text:p/>
        </draw:polygon>
        <draw:frame draw:style-name="gr5" draw:text-style-name="P6" draw:layer="layout" svg:width="0.489cm" svg:height="0.352cm" svg:x="2.011cm" svg:y="17.871cm">
          <draw:text-box>
            <text:p text:style-name="P4"><text:span text:style-name="T2">2.5</text:span></text:p>
          </draw:text-box>
        </draw:frame>
        <draw:polygon draw:style-name="gr6" draw:text-style-name="P7" draw:layer="layout" svg:width="1.236cm" svg:height="0.76cm" svg:x="0.499cm" svg:y="18.427cm" svg:viewBox="0 0 1237 761" draw:points="0,0 1237,0 1237,761 0,761">
          <text:p/>
        </draw:polygon>
        <draw:frame draw:style-name="gr5" draw:text-style-name="P6" draw:layer="layout" svg:width="0.489cm" svg:height="0.352cm" svg:x="3.044cm" svg:y="17.871cm">
          <draw:text-box>
            <text:p text:style-name="P4"><text:span text:style-name="T2">2.9</text:span></text:p>
          </draw:text-box>
        </draw:frame>
        <draw:polygon draw:style-name="gr7" draw:text-style-name="P8" draw:layer="layout" svg:width="1.036cm" svg:height="0.76cm" svg:x="1.734cm" svg:y="18.427cm" svg:viewBox="0 0 1037 761" draw:points="0,0 1037,0 1037,761 0,761">
          <text:p/>
        </draw:polygon>
        <draw:frame draw:style-name="gr5" draw:text-style-name="P6" draw:layer="layout" svg:width="0.489cm" svg:height="0.352cm" svg:x="4.082cm" svg:y="17.871cm">
          <draw:text-box>
            <text:p text:style-name="P4"><text:span text:style-name="T2">3.4</text:span></text:p>
          </draw:text-box>
        </draw:frame>
        <draw:polygon draw:style-name="gr8" draw:text-style-name="P9" draw:layer="layout" svg:width="1.036cm" svg:height="0.76cm" svg:x="2.77cm" svg:y="18.427cm" svg:viewBox="0 0 1037 761" draw:points="0,0 1037,0 1037,761 0,761">
          <text:p/>
        </draw:polygon>
        <draw:frame draw:style-name="gr5" draw:text-style-name="P6" draw:layer="layout" svg:width="0.489cm" svg:height="0.352cm" svg:x="0.875cm" svg:y="18.633cm">
          <draw:text-box>
            <text:p text:style-name="P4"><text:span text:style-name="T3">6.5</text:span></text:p>
          </draw:text-box>
        </draw:frame>
        <draw:polygon draw:style-name="gr9" draw:text-style-name="P10" draw:layer="layout" svg:width="1.038cm" svg:height="0.76cm" svg:x="3.804cm" svg:y="18.427cm" svg:viewBox="0 0 1039 761" draw:points="0,0 1039,0 1039,761 0,761">
          <text:p/>
        </draw:polygon>
        <draw:frame draw:style-name="gr5" draw:text-style-name="P6" draw:layer="layout" svg:width="0.489cm" svg:height="0.352cm" svg:x="2.011cm" svg:y="18.633cm">
          <draw:text-box>
            <text:p text:style-name="P4"><text:span text:style-name="T2">2.6</text:span></text:p>
          </draw:text-box>
        </draw:frame>
        <draw:polygon draw:style-name="gr1" draw:text-style-name="P1" draw:layer="layout" svg:width="1.236cm" svg:height="0.759cm" svg:x="0.499cm" svg:y="19.186cm" svg:viewBox="0 0 1237 760" draw:points="0,0 1237,0 1237,760 0,760">
          <text:p/>
        </draw:polygon>
        <draw:frame draw:style-name="gr5" draw:text-style-name="P6" draw:layer="layout" svg:width="0.489cm" svg:height="0.352cm" svg:x="3.044cm" svg:y="18.633cm">
          <draw:text-box>
            <text:p text:style-name="P4"><text:span text:style-name="T2">3.0</text:span></text:p>
          </draw:text-box>
        </draw:frame>
        <draw:polygon draw:style-name="gr7" draw:text-style-name="P8" draw:layer="layout" svg:width="1.036cm" svg:height="0.759cm" svg:x="1.734cm" svg:y="19.186cm" svg:viewBox="0 0 1037 760" draw:points="0,0 1037,0 1037,760 0,760">
          <text:p/>
        </draw:polygon>
        <draw:frame draw:style-name="gr5" draw:text-style-name="P6" draw:layer="layout" svg:width="0.489cm" svg:height="0.352cm" svg:x="4.082cm" svg:y="18.633cm">
          <draw:text-box>
            <text:p text:style-name="P4"><text:span text:style-name="T2">3.4</text:span></text:p>
          </draw:text-box>
        </draw:frame>
        <draw:polygon draw:style-name="gr8" draw:text-style-name="P9" draw:layer="layout" svg:width="1.036cm" svg:height="0.759cm" svg:x="2.77cm" svg:y="19.186cm" svg:viewBox="0 0 1037 760" draw:points="0,0 1037,0 1037,760 0,760">
          <text:p/>
        </draw:polygon>
        <draw:frame draw:style-name="gr5" draw:text-style-name="P6" draw:layer="layout" svg:width="0.489cm" svg:height="0.352cm" svg:x="0.875cm" svg:y="19.388cm">
          <draw:text-box>
            <text:p text:style-name="P4"><text:span text:style-name="T3">6.6</text:span></text:p>
          </draw:text-box>
        </draw:frame>
        <draw:polygon draw:style-name="gr9" draw:text-style-name="P10" draw:layer="layout" svg:width="1.038cm" svg:height="0.759cm" svg:x="3.804cm" svg:y="19.186cm" svg:viewBox="0 0 1039 760" draw:points="0,0 1039,0 1039,760 0,760">
          <text:p/>
        </draw:polygon>
        <draw:frame draw:style-name="gr5" draw:text-style-name="P6" draw:layer="layout" svg:width="0.489cm" svg:height="0.352cm" svg:x="2.011cm" svg:y="19.388cm">
          <draw:text-box>
            <text:p text:style-name="P4"><text:span text:style-name="T2">2.6</text:span></text:p>
          </draw:text-box>
        </draw:frame>
        <draw:polygon draw:style-name="gr6" draw:text-style-name="P7" draw:layer="layout" svg:width="1.236cm" svg:height="0.76cm" svg:x="0.499cm" svg:y="19.944cm" svg:viewBox="0 0 1237 761" draw:points="0,0 1237,0 1237,761 0,761">
          <text:p/>
        </draw:polygon>
        <draw:frame draw:style-name="gr5" draw:text-style-name="P6" draw:layer="layout" svg:width="0.489cm" svg:height="0.352cm" svg:x="3.044cm" svg:y="19.388cm">
          <draw:text-box>
            <text:p text:style-name="P4"><text:span text:style-name="T2">3.0</text:span></text:p>
          </draw:text-box>
        </draw:frame>
        <draw:polygon draw:style-name="gr7" draw:text-style-name="P8" draw:layer="layout" svg:width="1.036cm" svg:height="0.76cm" svg:x="1.734cm" svg:y="19.944cm" svg:viewBox="0 0 1037 761" draw:points="0,0 1037,0 1037,761 0,761">
          <text:p/>
        </draw:polygon>
        <draw:frame draw:style-name="gr5" draw:text-style-name="P6" draw:layer="layout" svg:width="0.489cm" svg:height="0.352cm" svg:x="4.082cm" svg:y="19.388cm">
          <draw:text-box>
            <text:p text:style-name="P4"><text:span text:style-name="T2">3.5</text:span></text:p>
          </draw:text-box>
        </draw:frame>
        <draw:polygon draw:style-name="gr8" draw:text-style-name="P9" draw:layer="layout" svg:width="1.036cm" svg:height="0.76cm" svg:x="2.77cm" svg:y="19.944cm" svg:viewBox="0 0 1037 761" draw:points="0,0 1037,0 1037,761 0,761">
          <text:p/>
        </draw:polygon>
        <draw:frame draw:style-name="gr5" draw:text-style-name="P6" draw:layer="layout" svg:width="0.489cm" svg:height="0.352cm" svg:x="0.875cm" svg:y="20.147cm">
          <draw:text-box>
            <text:p text:style-name="P4"><text:span text:style-name="T3">6.7</text:span></text:p>
          </draw:text-box>
        </draw:frame>
        <draw:polygon draw:style-name="gr9" draw:text-style-name="P10" draw:layer="layout" svg:width="1.038cm" svg:height="0.76cm" svg:x="3.804cm" svg:y="19.944cm" svg:viewBox="0 0 1039 761" draw:points="0,0 1039,0 1039,761 0,761">
          <text:p/>
        </draw:polygon>
        <draw:frame draw:style-name="gr5" draw:text-style-name="P6" draw:layer="layout" svg:width="0.489cm" svg:height="0.352cm" svg:x="2.011cm" svg:y="20.147cm">
          <draw:text-box>
            <text:p text:style-name="P4"><text:span text:style-name="T2">2.6</text:span></text:p>
          </draw:text-box>
        </draw:frame>
        <draw:polygon draw:style-name="gr1" draw:text-style-name="P1" draw:layer="layout" svg:width="1.236cm" svg:height="0.759cm" svg:x="0.499cm" svg:y="20.703cm" svg:viewBox="0 0 1237 760" draw:points="0,0 1237,0 1237,760 0,760">
          <text:p/>
        </draw:polygon>
        <draw:frame draw:style-name="gr5" draw:text-style-name="P6" draw:layer="layout" svg:width="0.489cm" svg:height="0.352cm" svg:x="3.044cm" svg:y="20.147cm">
          <draw:text-box>
            <text:p text:style-name="P4"><text:span text:style-name="T2">3.1</text:span></text:p>
          </draw:text-box>
        </draw:frame>
        <draw:polygon draw:style-name="gr7" draw:text-style-name="P8" draw:layer="layout" svg:width="1.036cm" svg:height="0.759cm" svg:x="1.734cm" svg:y="20.703cm" svg:viewBox="0 0 1037 760" draw:points="0,0 1037,0 1037,760 0,760">
          <text:p/>
        </draw:polygon>
        <draw:frame draw:style-name="gr5" draw:text-style-name="P6" draw:layer="layout" svg:width="0.489cm" svg:height="0.352cm" svg:x="4.082cm" svg:y="20.147cm">
          <draw:text-box>
            <text:p text:style-name="P4"><text:span text:style-name="T2">3.5</text:span></text:p>
          </draw:text-box>
        </draw:frame>
        <draw:polygon draw:style-name="gr8" draw:text-style-name="P9" draw:layer="layout" svg:width="1.036cm" svg:height="0.759cm" svg:x="2.77cm" svg:y="20.703cm" svg:viewBox="0 0 1037 760" draw:points="0,0 1037,0 1037,760 0,760">
          <text:p/>
        </draw:polygon>
        <draw:frame draw:style-name="gr5" draw:text-style-name="P6" draw:layer="layout" svg:width="0.489cm" svg:height="0.352cm" svg:x="0.875cm" svg:y="20.905cm">
          <draw:text-box>
            <text:p text:style-name="P4"><text:span text:style-name="T3">6.8</text:span></text:p>
          </draw:text-box>
        </draw:frame>
        <draw:polygon draw:style-name="gr9" draw:text-style-name="P10" draw:layer="layout" svg:width="1.038cm" svg:height="0.759cm" svg:x="3.804cm" svg:y="20.703cm" svg:viewBox="0 0 1039 760" draw:points="0,0 1039,0 1039,760 0,760">
          <text:p/>
        </draw:polygon>
        <draw:frame draw:style-name="gr5" draw:text-style-name="P6" draw:layer="layout" svg:width="0.489cm" svg:height="0.352cm" svg:x="2.011cm" svg:y="20.905cm">
          <draw:text-box>
            <text:p text:style-name="P4"><text:span text:style-name="T2">2.7</text:span></text:p>
          </draw:text-box>
        </draw:frame>
        <draw:polygon draw:style-name="gr6" draw:text-style-name="P7" draw:layer="layout" svg:width="1.236cm" svg:height="0.76cm" svg:x="0.499cm" svg:y="21.461cm" svg:viewBox="0 0 1237 761" draw:points="0,0 1237,0 1237,761 0,761">
          <text:p/>
        </draw:polygon>
        <draw:frame draw:style-name="gr5" draw:text-style-name="P6" draw:layer="layout" svg:width="0.489cm" svg:height="0.352cm" svg:x="3.044cm" svg:y="20.905cm">
          <draw:text-box>
            <text:p text:style-name="P4"><text:span text:style-name="T2">3.1</text:span></text:p>
          </draw:text-box>
        </draw:frame>
        <draw:polygon draw:style-name="gr7" draw:text-style-name="P8" draw:layer="layout" svg:width="1.036cm" svg:height="0.76cm" svg:x="1.734cm" svg:y="21.461cm" svg:viewBox="0 0 1037 761" draw:points="0,0 1037,0 1037,761 0,761">
          <text:p/>
        </draw:polygon>
        <draw:frame draw:style-name="gr5" draw:text-style-name="P6" draw:layer="layout" svg:width="0.489cm" svg:height="0.352cm" svg:x="4.082cm" svg:y="20.905cm">
          <draw:text-box>
            <text:p text:style-name="P4"><text:span text:style-name="T2">3.6</text:span></text:p>
          </draw:text-box>
        </draw:frame>
        <draw:polygon draw:style-name="gr8" draw:text-style-name="P9" draw:layer="layout" svg:width="1.036cm" svg:height="0.76cm" svg:x="2.77cm" svg:y="21.461cm" svg:viewBox="0 0 1037 761" draw:points="0,0 1037,0 1037,761 0,761">
          <text:p/>
        </draw:polygon>
        <draw:frame draw:style-name="gr5" draw:text-style-name="P6" draw:layer="layout" svg:width="0.489cm" svg:height="0.352cm" svg:x="0.875cm" svg:y="21.664cm">
          <draw:text-box>
            <text:p text:style-name="P4"><text:span text:style-name="T3">6.9</text:span></text:p>
          </draw:text-box>
        </draw:frame>
        <draw:polygon draw:style-name="gr9" draw:text-style-name="P10" draw:layer="layout" svg:width="1.038cm" svg:height="0.76cm" svg:x="3.804cm" svg:y="21.461cm" svg:viewBox="0 0 1039 761" draw:points="0,0 1039,0 1039,761 0,761">
          <text:p/>
        </draw:polygon>
        <draw:frame draw:style-name="gr5" draw:text-style-name="P6" draw:layer="layout" svg:width="0.489cm" svg:height="0.352cm" svg:x="2.011cm" svg:y="21.664cm">
          <draw:text-box>
            <text:p text:style-name="P4"><text:span text:style-name="T2">2.7</text:span></text:p>
          </draw:text-box>
        </draw:frame>
        <draw:polygon draw:style-name="gr1" draw:text-style-name="P1" draw:layer="layout" svg:width="1.236cm" svg:height="0.759cm" svg:x="0.499cm" svg:y="22.22cm" svg:viewBox="0 0 1237 760" draw:points="0,0 1237,0 1237,760 0,760">
          <text:p/>
        </draw:polygon>
        <draw:frame draw:style-name="gr5" draw:text-style-name="P6" draw:layer="layout" svg:width="0.489cm" svg:height="0.352cm" svg:x="3.044cm" svg:y="21.664cm">
          <draw:text-box>
            <text:p text:style-name="P4"><text:span text:style-name="T2">3.2</text:span></text:p>
          </draw:text-box>
        </draw:frame>
        <draw:polygon draw:style-name="gr7" draw:text-style-name="P8" draw:layer="layout" svg:width="1.036cm" svg:height="0.759cm" svg:x="1.734cm" svg:y="22.22cm" svg:viewBox="0 0 1037 760" draw:points="0,0 1037,0 1037,760 0,760">
          <text:p/>
        </draw:polygon>
        <draw:frame draw:style-name="gr5" draw:text-style-name="P6" draw:layer="layout" svg:width="0.489cm" svg:height="0.352cm" svg:x="4.082cm" svg:y="21.664cm">
          <draw:text-box>
            <text:p text:style-name="P4"><text:span text:style-name="T2">3.6</text:span></text:p>
          </draw:text-box>
        </draw:frame>
        <draw:polygon draw:style-name="gr8" draw:text-style-name="P9" draw:layer="layout" svg:width="1.036cm" svg:height="0.759cm" svg:x="2.77cm" svg:y="22.22cm" svg:viewBox="0 0 1037 760" draw:points="0,0 1037,0 1037,760 0,760">
          <text:p/>
        </draw:polygon>
        <draw:frame draw:style-name="gr5" draw:text-style-name="P6" draw:layer="layout" svg:width="0.489cm" svg:height="0.352cm" svg:x="0.875cm" svg:y="22.426cm">
          <draw:text-box>
            <text:p text:style-name="P4"><text:span text:style-name="T3">7.0</text:span></text:p>
          </draw:text-box>
        </draw:frame>
        <draw:polygon draw:style-name="gr9" draw:text-style-name="P10" draw:layer="layout" svg:width="1.038cm" svg:height="0.759cm" svg:x="3.804cm" svg:y="22.22cm" svg:viewBox="0 0 1039 760" draw:points="0,0 1039,0 1039,760 0,760">
          <text:p/>
        </draw:polygon>
        <draw:frame draw:style-name="gr5" draw:text-style-name="P6" draw:layer="layout" svg:width="0.489cm" svg:height="0.352cm" svg:x="2.011cm" svg:y="22.426cm">
          <draw:text-box>
            <text:p text:style-name="P4"><text:span text:style-name="T2">2.8</text:span></text:p>
          </draw:text-box>
        </draw:frame>
        <draw:polygon draw:style-name="gr6" draw:text-style-name="P7" draw:layer="layout" svg:width="1.236cm" svg:height="0.76cm" svg:x="0.499cm" svg:y="22.978cm" svg:viewBox="0 0 1237 761" draw:points="0,0 1237,0 1237,761 0,761">
          <text:p/>
        </draw:polygon>
        <draw:frame draw:style-name="gr5" draw:text-style-name="P6" draw:layer="layout" svg:width="0.489cm" svg:height="0.352cm" svg:x="3.044cm" svg:y="22.426cm">
          <draw:text-box>
            <text:p text:style-name="P4"><text:span text:style-name="T2">3.2</text:span></text:p>
          </draw:text-box>
        </draw:frame>
        <draw:polygon draw:style-name="gr7" draw:text-style-name="P8" draw:layer="layout" svg:width="1.036cm" svg:height="0.76cm" svg:x="1.734cm" svg:y="22.978cm" svg:viewBox="0 0 1037 761" draw:points="0,0 1037,0 1037,761 0,761">
          <text:p/>
        </draw:polygon>
        <draw:frame draw:style-name="gr5" draw:text-style-name="P6" draw:layer="layout" svg:width="0.489cm" svg:height="0.352cm" svg:x="4.082cm" svg:y="22.426cm">
          <draw:text-box>
            <text:p text:style-name="P4"><text:span text:style-name="T2">3.7</text:span></text:p>
          </draw:text-box>
        </draw:frame>
        <draw:polygon draw:style-name="gr8" draw:text-style-name="P9" draw:layer="layout" svg:width="1.036cm" svg:height="0.76cm" svg:x="2.77cm" svg:y="22.978cm" svg:viewBox="0 0 1037 761" draw:points="0,0 1037,0 1037,761 0,761">
          <text:p/>
        </draw:polygon>
        <draw:frame draw:style-name="gr5" draw:text-style-name="P6" draw:layer="layout" svg:width="0.489cm" svg:height="0.352cm" svg:x="0.875cm" svg:y="23.181cm">
          <draw:text-box>
            <text:p text:style-name="P4"><text:span text:style-name="T3">7.1</text:span></text:p>
          </draw:text-box>
        </draw:frame>
        <draw:polygon draw:style-name="gr9" draw:text-style-name="P10" draw:layer="layout" svg:width="1.038cm" svg:height="0.76cm" svg:x="3.804cm" svg:y="22.978cm" svg:viewBox="0 0 1039 761" draw:points="0,0 1039,0 1039,761 0,761">
          <text:p/>
        </draw:polygon>
        <draw:frame draw:style-name="gr5" draw:text-style-name="P6" draw:layer="layout" svg:width="0.489cm" svg:height="0.352cm" svg:x="2.011cm" svg:y="23.181cm">
          <draw:text-box>
            <text:p text:style-name="P4"><text:span text:style-name="T2">2.8</text:span></text:p>
          </draw:text-box>
        </draw:frame>
        <draw:polygon draw:style-name="gr1" draw:text-style-name="P1" draw:layer="layout" svg:width="1.236cm" svg:height="0.759cm" svg:x="0.499cm" svg:y="23.737cm" svg:viewBox="0 0 1237 760" draw:points="0,0 1237,0 1237,760 0,760">
          <text:p/>
        </draw:polygon>
        <draw:frame draw:style-name="gr5" draw:text-style-name="P6" draw:layer="layout" svg:width="0.489cm" svg:height="0.352cm" svg:x="3.044cm" svg:y="23.181cm">
          <draw:text-box>
            <text:p text:style-name="P4"><text:span text:style-name="T2">3.3</text:span></text:p>
          </draw:text-box>
        </draw:frame>
        <draw:polygon draw:style-name="gr7" draw:text-style-name="P8" draw:layer="layout" svg:width="1.036cm" svg:height="0.759cm" svg:x="1.734cm" svg:y="23.737cm" svg:viewBox="0 0 1037 760" draw:points="0,0 1037,0 1037,760 0,760">
          <text:p/>
        </draw:polygon>
        <draw:frame draw:style-name="gr5" draw:text-style-name="P6" draw:layer="layout" svg:width="0.489cm" svg:height="0.352cm" svg:x="4.082cm" svg:y="23.181cm">
          <draw:text-box>
            <text:p text:style-name="P4"><text:span text:style-name="T2">3.7</text:span></text:p>
          </draw:text-box>
        </draw:frame>
        <draw:polygon draw:style-name="gr8" draw:text-style-name="P9" draw:layer="layout" svg:width="1.036cm" svg:height="0.759cm" svg:x="2.77cm" svg:y="23.737cm" svg:viewBox="0 0 1037 760" draw:points="0,0 1037,0 1037,760 0,760">
          <text:p/>
        </draw:polygon>
        <draw:frame draw:style-name="gr5" draw:text-style-name="P6" draw:layer="layout" svg:width="0.489cm" svg:height="0.352cm" svg:x="0.875cm" svg:y="23.943cm">
          <draw:text-box>
            <text:p text:style-name="P4"><text:span text:style-name="T3">7.2</text:span></text:p>
          </draw:text-box>
        </draw:frame>
        <draw:polygon draw:style-name="gr9" draw:text-style-name="P10" draw:layer="layout" svg:width="1.038cm" svg:height="0.759cm" svg:x="3.804cm" svg:y="23.737cm" svg:viewBox="0 0 1039 760" draw:points="0,0 1039,0 1039,760 0,760">
          <text:p/>
        </draw:polygon>
        <draw:frame draw:style-name="gr5" draw:text-style-name="P6" draw:layer="layout" svg:width="0.489cm" svg:height="0.352cm" svg:x="2.011cm" svg:y="23.943cm">
          <draw:text-box>
            <text:p text:style-name="P4"><text:span text:style-name="T2">2.8</text:span></text:p>
          </draw:text-box>
        </draw:frame>
        <draw:polygon draw:style-name="gr6" draw:text-style-name="P7" draw:layer="layout" svg:width="1.236cm" svg:height="0.76cm" svg:x="0.499cm" svg:y="24.495cm" svg:viewBox="0 0 1237 761" draw:points="0,0 1237,0 1237,761 0,761">
          <text:p/>
        </draw:polygon>
        <draw:frame draw:style-name="gr5" draw:text-style-name="P6" draw:layer="layout" svg:width="0.489cm" svg:height="0.352cm" svg:x="3.044cm" svg:y="23.943cm">
          <draw:text-box>
            <text:p text:style-name="P4"><text:span text:style-name="T2">3.3</text:span></text:p>
          </draw:text-box>
        </draw:frame>
        <draw:polygon draw:style-name="gr7" draw:text-style-name="P8" draw:layer="layout" svg:width="1.036cm" svg:height="0.76cm" svg:x="1.734cm" svg:y="24.495cm" svg:viewBox="0 0 1037 761" draw:points="0,0 1037,0 1037,761 0,761">
          <text:p/>
        </draw:polygon>
        <draw:frame draw:style-name="gr5" draw:text-style-name="P6" draw:layer="layout" svg:width="0.489cm" svg:height="0.352cm" svg:x="4.082cm" svg:y="23.943cm">
          <draw:text-box>
            <text:p text:style-name="P4"><text:span text:style-name="T2">3.8</text:span></text:p>
          </draw:text-box>
        </draw:frame>
        <draw:polygon draw:style-name="gr8" draw:text-style-name="P9" draw:layer="layout" svg:width="1.036cm" svg:height="0.76cm" svg:x="2.77cm" svg:y="24.495cm" svg:viewBox="0 0 1037 761" draw:points="0,0 1037,0 1037,761 0,761">
          <text:p/>
        </draw:polygon>
        <draw:frame draw:style-name="gr5" draw:text-style-name="P6" draw:layer="layout" svg:width="0.489cm" svg:height="0.352cm" svg:x="0.875cm" svg:y="24.698cm">
          <draw:text-box>
            <text:p text:style-name="P4"><text:span text:style-name="T3">7.3</text:span></text:p>
          </draw:text-box>
        </draw:frame>
        <draw:polygon draw:style-name="gr9" draw:text-style-name="P10" draw:layer="layout" svg:width="1.038cm" svg:height="0.76cm" svg:x="3.804cm" svg:y="24.495cm" svg:viewBox="0 0 1039 761" draw:points="0,0 1039,0 1039,761 0,761">
          <text:p/>
        </draw:polygon>
        <draw:frame draw:style-name="gr5" draw:text-style-name="P6" draw:layer="layout" svg:width="0.489cm" svg:height="0.352cm" svg:x="2.011cm" svg:y="24.698cm">
          <draw:text-box>
            <text:p text:style-name="P4"><text:span text:style-name="T2">2.9</text:span></text:p>
          </draw:text-box>
        </draw:frame>
        <draw:polygon draw:style-name="gr1" draw:text-style-name="P1" draw:layer="layout" svg:width="1.236cm" svg:height="0.759cm" svg:x="0.499cm" svg:y="25.254cm" svg:viewBox="0 0 1237 760" draw:points="0,0 1237,0 1237,760 0,760">
          <text:p/>
        </draw:polygon>
        <draw:frame draw:style-name="gr5" draw:text-style-name="P6" draw:layer="layout" svg:width="0.489cm" svg:height="0.352cm" svg:x="3.044cm" svg:y="24.698cm">
          <draw:text-box>
            <text:p text:style-name="P4"><text:span text:style-name="T2">3.4</text:span></text:p>
          </draw:text-box>
        </draw:frame>
        <draw:polygon draw:style-name="gr7" draw:text-style-name="P8" draw:layer="layout" svg:width="1.036cm" svg:height="0.759cm" svg:x="1.734cm" svg:y="25.254cm" svg:viewBox="0 0 1037 760" draw:points="0,0 1037,0 1037,760 0,760">
          <text:p/>
        </draw:polygon>
        <draw:frame draw:style-name="gr5" draw:text-style-name="P6" draw:layer="layout" svg:width="0.489cm" svg:height="0.352cm" svg:x="4.082cm" svg:y="24.698cm">
          <draw:text-box>
            <text:p text:style-name="P4"><text:span text:style-name="T2">3.8</text:span></text:p>
          </draw:text-box>
        </draw:frame>
        <draw:polygon draw:style-name="gr8" draw:text-style-name="P9" draw:layer="layout" svg:width="1.036cm" svg:height="0.759cm" svg:x="2.77cm" svg:y="25.254cm" svg:viewBox="0 0 1037 760" draw:points="0,0 1037,0 1037,760 0,760">
          <text:p/>
        </draw:polygon>
        <draw:frame draw:style-name="gr5" draw:text-style-name="P6" draw:layer="layout" svg:width="0.489cm" svg:height="0.352cm" svg:x="0.875cm" svg:y="25.46cm">
          <draw:text-box>
            <text:p text:style-name="P4"><text:span text:style-name="T3">7.4</text:span></text:p>
          </draw:text-box>
        </draw:frame>
        <draw:polygon draw:style-name="gr9" draw:text-style-name="P10" draw:layer="layout" svg:width="1.038cm" svg:height="0.759cm" svg:x="3.804cm" svg:y="25.254cm" svg:viewBox="0 0 1039 760" draw:points="0,0 1039,0 1039,760 0,760">
          <text:p/>
        </draw:polygon>
        <draw:frame draw:style-name="gr5" draw:text-style-name="P6" draw:layer="layout" svg:width="0.489cm" svg:height="0.352cm" svg:x="2.011cm" svg:y="25.46cm">
          <draw:text-box>
            <text:p text:style-name="P4"><text:span text:style-name="T2">2.9</text:span></text:p>
          </draw:text-box>
        </draw:frame>
        <draw:frame draw:style-name="gr5" draw:text-style-name="P6" draw:layer="layout" svg:width="0.489cm" svg:height="0.352cm" svg:x="3.044cm" svg:y="25.46cm">
          <draw:text-box>
            <text:p text:style-name="P4"><text:span text:style-name="T2">3.4</text:span></text:p>
          </draw:text-box>
        </draw:frame>
        <draw:polygon draw:style-name="gr3" draw:text-style-name="P3" draw:layer="layout" svg:width="1.236cm" svg:height="0.759cm" svg:x="5.5cm" svg:y="2.5cm" svg:viewBox="0 0 1237 760" draw:points="0,0 1237,0 1237,760 0,760">
          <text:p/>
        </draw:polygon>
        <draw:frame draw:style-name="gr5" draw:text-style-name="P6" draw:layer="layout" svg:width="0.489cm" svg:height="0.352cm" svg:x="4.082cm" svg:y="25.46cm">
          <draw:text-box>
            <text:p text:style-name="P4"><text:span text:style-name="T2">3.9</text:span></text:p>
          </draw:text-box>
        </draw:frame>
        <draw:polygon draw:style-name="gr3" draw:text-style-name="P3" draw:layer="layout" svg:width="1.036cm" svg:height="0.759cm" svg:x="6.734cm" svg:y="2.5cm" svg:viewBox="0 0 1037 760" draw:points="0,0 1037,0 1037,760 0,760">
          <text:p/>
        </draw:polygon>
        <draw:frame draw:style-name="gr4" draw:text-style-name="P5" draw:layer="layout" svg:width="3.795cm" svg:height="0.564cm" svg:x="0.998cm" svg:y="28.575cm">
          <draw:text-box>
            <text:p text:style-name="P4"><text:span text:style-name="T1">Elevation -10%</text:span></text:p>
          </draw:text-box>
        </draw:frame>
        <draw:polygon draw:style-name="gr3" draw:text-style-name="P3" draw:layer="layout" svg:width="1.036cm" svg:height="0.759cm" svg:x="7.77cm" svg:y="2.5cm" svg:viewBox="0 0 1037 760" draw:points="0,0 1037,0 1037,760 0,760">
          <text:p/>
        </draw:polygon>
        <draw:frame draw:style-name="gr5" draw:text-style-name="P6" draw:layer="layout" svg:width="0.861cm" svg:height="0.352cm" svg:x="5.687cm" svg:y="2.705cm">
          <draw:text-box>
            <text:p text:style-name="P4"><text:span text:style-name="T2">Wind</text:span></text:p>
          </draw:text-box>
        </draw:frame>
        <draw:polygon draw:style-name="gr3" draw:text-style-name="P3" draw:layer="layout" svg:width="1.038cm" svg:height="0.759cm" svg:x="8.805cm" svg:y="2.5cm" svg:viewBox="0 0 1039 760" draw:points="0,0 1039,0 1039,760 0,760">
          <text:p/>
        </draw:polygon>
        <draw:frame draw:style-name="gr5" draw:text-style-name="P6" draw:layer="layout" svg:width="0.607cm" svg:height="0.352cm" svg:x="6.95cm" svg:y="2.705cm">
          <draw:text-box>
            <text:p text:style-name="P4"><text:span text:style-name="T2">Min</text:span></text:p>
          </draw:text-box>
        </draw:frame>
        <draw:polygon draw:style-name="gr6" draw:text-style-name="P7" draw:layer="layout" svg:width="1.236cm" svg:height="0.759cm" svg:x="5.5cm" svg:y="3.258cm" svg:viewBox="0 0 1237 760" draw:points="0,0 1237,0 1237,760 0,760">
          <text:p/>
        </draw:polygon>
        <draw:frame draw:style-name="gr5" draw:text-style-name="P6" draw:layer="layout" svg:width="0.607cm" svg:height="0.352cm" svg:x="7.983cm" svg:y="2.705cm">
          <draw:text-box>
            <text:p text:style-name="P4"><text:span text:style-name="T2">Mid</text:span></text:p>
          </draw:text-box>
        </draw:frame>
        <draw:polygon draw:style-name="gr7" draw:text-style-name="P8" draw:layer="layout" svg:width="1.036cm" svg:height="0.759cm" svg:x="6.734cm" svg:y="3.258cm" svg:viewBox="0 0 1037 760" draw:points="0,0 1037,0 1037,760 0,760">
          <text:p/>
        </draw:polygon>
        <draw:frame draw:style-name="gr5" draw:text-style-name="P6" draw:layer="layout" svg:width="0.684cm" svg:height="0.352cm" svg:x="8.982cm" svg:y="2.705cm">
          <draw:text-box>
            <text:p text:style-name="P4"><text:span text:style-name="T2">Max</text:span></text:p>
          </draw:text-box>
        </draw:frame>
        <draw:polygon draw:style-name="gr8" draw:text-style-name="P9" draw:layer="layout" svg:width="1.036cm" svg:height="0.759cm" svg:x="7.77cm" svg:y="3.258cm" svg:viewBox="0 0 1037 760" draw:points="0,0 1037,0 1037,760 0,760">
          <text:p/>
        </draw:polygon>
        <draw:frame draw:style-name="gr5" draw:text-style-name="P6" draw:layer="layout" svg:width="0.489cm" svg:height="0.352cm" svg:x="5.874cm" svg:y="3.46cm">
          <draw:text-box>
            <text:p text:style-name="P4"><text:span text:style-name="T3">7.5</text:span></text:p>
          </draw:text-box>
        </draw:frame>
        <draw:polygon draw:style-name="gr9" draw:text-style-name="P10" draw:layer="layout" svg:width="1.038cm" svg:height="0.759cm" svg:x="8.805cm" svg:y="3.258cm" svg:viewBox="0 0 1039 760" draw:points="0,0 1039,0 1039,760 0,760">
          <text:p/>
        </draw:polygon>
        <draw:frame draw:style-name="gr5" draw:text-style-name="P6" draw:layer="layout" svg:width="0.489cm" svg:height="0.352cm" svg:x="7.01cm" svg:y="3.46cm">
          <draw:text-box>
            <text:p text:style-name="P4"><text:span text:style-name="T2">3.0</text:span></text:p>
          </draw:text-box>
        </draw:frame>
        <draw:polygon draw:style-name="gr1" draw:text-style-name="P1" draw:layer="layout" svg:width="1.236cm" svg:height="0.76cm" svg:x="5.5cm" svg:y="4.016cm" svg:viewBox="0 0 1237 761" draw:points="0,0 1237,0 1237,761 0,761">
          <text:p/>
        </draw:polygon>
        <draw:frame draw:style-name="gr5" draw:text-style-name="P6" draw:layer="layout" svg:width="0.489cm" svg:height="0.352cm" svg:x="8.043cm" svg:y="3.46cm">
          <draw:text-box>
            <text:p text:style-name="P4"><text:span text:style-name="T2">3.4</text:span></text:p>
          </draw:text-box>
        </draw:frame>
        <draw:polygon draw:style-name="gr7" draw:text-style-name="P8" draw:layer="layout" svg:width="1.036cm" svg:height="0.76cm" svg:x="6.734cm" svg:y="4.016cm" svg:viewBox="0 0 1037 761" draw:points="0,0 1037,0 1037,761 0,761">
          <text:p/>
        </draw:polygon>
        <draw:frame draw:style-name="gr5" draw:text-style-name="P6" draw:layer="layout" svg:width="0.489cm" svg:height="0.352cm" svg:x="9.081cm" svg:y="3.46cm">
          <draw:text-box>
            <text:p text:style-name="P4"><text:span text:style-name="T2">3.9</text:span></text:p>
          </draw:text-box>
        </draw:frame>
        <draw:polygon draw:style-name="gr8" draw:text-style-name="P9" draw:layer="layout" svg:width="1.036cm" svg:height="0.76cm" svg:x="7.77cm" svg:y="4.016cm" svg:viewBox="0 0 1037 761" draw:points="0,0 1037,0 1037,761 0,761">
          <text:p/>
        </draw:polygon>
        <draw:frame draw:style-name="gr5" draw:text-style-name="P6" draw:layer="layout" svg:width="0.489cm" svg:height="0.352cm" svg:x="5.874cm" svg:y="4.222cm">
          <draw:text-box>
            <text:p text:style-name="P4"><text:span text:style-name="T3">7.6</text:span></text:p>
          </draw:text-box>
        </draw:frame>
        <draw:polygon draw:style-name="gr9" draw:text-style-name="P10" draw:layer="layout" svg:width="1.038cm" svg:height="0.76cm" svg:x="8.805cm" svg:y="4.016cm" svg:viewBox="0 0 1039 761" draw:points="0,0 1039,0 1039,761 0,761">
          <text:p/>
        </draw:polygon>
        <draw:frame draw:style-name="gr5" draw:text-style-name="P6" draw:layer="layout" svg:width="0.489cm" svg:height="0.352cm" svg:x="7.01cm" svg:y="4.222cm">
          <draw:text-box>
            <text:p text:style-name="P4"><text:span text:style-name="T2">3.0</text:span></text:p>
          </draw:text-box>
        </draw:frame>
        <draw:polygon draw:style-name="gr6" draw:text-style-name="P7" draw:layer="layout" svg:width="1.236cm" svg:height="0.759cm" svg:x="5.5cm" svg:y="4.775cm" svg:viewBox="0 0 1237 760" draw:points="0,0 1237,0 1237,760 0,760">
          <text:p/>
        </draw:polygon>
        <draw:frame draw:style-name="gr5" draw:text-style-name="P6" draw:layer="layout" svg:width="0.489cm" svg:height="0.352cm" svg:x="8.043cm" svg:y="4.222cm">
          <draw:text-box>
            <text:p text:style-name="P4"><text:span text:style-name="T2">3.5</text:span></text:p>
          </draw:text-box>
        </draw:frame>
        <draw:polygon draw:style-name="gr7" draw:text-style-name="P8" draw:layer="layout" svg:width="1.036cm" svg:height="0.759cm" svg:x="6.734cm" svg:y="4.775cm" svg:viewBox="0 0 1037 760" draw:points="0,0 1037,0 1037,760 0,760">
          <text:p/>
        </draw:polygon>
        <draw:frame draw:style-name="gr5" draw:text-style-name="P6" draw:layer="layout" svg:width="0.489cm" svg:height="0.352cm" svg:x="9.081cm" svg:y="4.222cm">
          <draw:text-box>
            <text:p text:style-name="P4"><text:span text:style-name="T2">4.0</text:span></text:p>
          </draw:text-box>
        </draw:frame>
        <draw:polygon draw:style-name="gr8" draw:text-style-name="P9" draw:layer="layout" svg:width="1.036cm" svg:height="0.759cm" svg:x="7.77cm" svg:y="4.775cm" svg:viewBox="0 0 1037 760" draw:points="0,0 1037,0 1037,760 0,760">
          <text:p/>
        </draw:polygon>
        <draw:frame draw:style-name="gr5" draw:text-style-name="P6" draw:layer="layout" svg:width="0.489cm" svg:height="0.352cm" svg:x="5.874cm" svg:y="4.977cm">
          <draw:text-box>
            <text:p text:style-name="P4"><text:span text:style-name="T3">7.7</text:span></text:p>
          </draw:text-box>
        </draw:frame>
        <draw:polygon draw:style-name="gr9" draw:text-style-name="P10" draw:layer="layout" svg:width="1.038cm" svg:height="0.759cm" svg:x="8.805cm" svg:y="4.775cm" svg:viewBox="0 0 1039 760" draw:points="0,0 1039,0 1039,760 0,760">
          <text:p/>
        </draw:polygon>
        <draw:frame draw:style-name="gr5" draw:text-style-name="P6" draw:layer="layout" svg:width="0.489cm" svg:height="0.352cm" svg:x="7.01cm" svg:y="4.977cm">
          <draw:text-box>
            <text:p text:style-name="P4"><text:span text:style-name="T2">3.0</text:span></text:p>
          </draw:text-box>
        </draw:frame>
        <draw:polygon draw:style-name="gr1" draw:text-style-name="P1" draw:layer="layout" svg:width="1.236cm" svg:height="0.76cm" svg:x="5.5cm" svg:y="5.533cm" svg:viewBox="0 0 1237 761" draw:points="0,0 1237,0 1237,761 0,761">
          <text:p/>
        </draw:polygon>
        <draw:frame draw:style-name="gr5" draw:text-style-name="P6" draw:layer="layout" svg:width="0.489cm" svg:height="0.352cm" svg:x="8.043cm" svg:y="4.977cm">
          <draw:text-box>
            <text:p text:style-name="P4"><text:span text:style-name="T2">3.5</text:span></text:p>
          </draw:text-box>
        </draw:frame>
        <draw:polygon draw:style-name="gr7" draw:text-style-name="P8" draw:layer="layout" svg:width="1.036cm" svg:height="0.76cm" svg:x="6.734cm" svg:y="5.533cm" svg:viewBox="0 0 1037 761" draw:points="0,0 1037,0 1037,761 0,761">
          <text:p/>
        </draw:polygon>
        <draw:frame draw:style-name="gr5" draw:text-style-name="P6" draw:layer="layout" svg:width="0.489cm" svg:height="0.352cm" svg:x="9.081cm" svg:y="4.977cm">
          <draw:text-box>
            <text:p text:style-name="P4"><text:span text:style-name="T2">4.0</text:span></text:p>
          </draw:text-box>
        </draw:frame>
        <draw:polygon draw:style-name="gr8" draw:text-style-name="P9" draw:layer="layout" svg:width="1.036cm" svg:height="0.76cm" svg:x="7.77cm" svg:y="5.533cm" svg:viewBox="0 0 1037 761" draw:points="0,0 1037,0 1037,761 0,761">
          <text:p/>
        </draw:polygon>
        <draw:frame draw:style-name="gr5" draw:text-style-name="P6" draw:layer="layout" svg:width="0.489cm" svg:height="0.352cm" svg:x="5.874cm" svg:y="5.739cm">
          <draw:text-box>
            <text:p text:style-name="P4"><text:span text:style-name="T3">7.8</text:span></text:p>
          </draw:text-box>
        </draw:frame>
        <draw:polygon draw:style-name="gr9" draw:text-style-name="P10" draw:layer="layout" svg:width="1.038cm" svg:height="0.76cm" svg:x="8.805cm" svg:y="5.533cm" svg:viewBox="0 0 1039 761" draw:points="0,0 1039,0 1039,761 0,761">
          <text:p/>
        </draw:polygon>
        <draw:frame draw:style-name="gr5" draw:text-style-name="P6" draw:layer="layout" svg:width="0.489cm" svg:height="0.352cm" svg:x="7.01cm" svg:y="5.739cm">
          <draw:text-box>
            <text:p text:style-name="P4"><text:span text:style-name="T2">3.1</text:span></text:p>
          </draw:text-box>
        </draw:frame>
        <draw:polygon draw:style-name="gr6" draw:text-style-name="P7" draw:layer="layout" svg:width="1.236cm" svg:height="0.759cm" svg:x="5.5cm" svg:y="6.292cm" svg:viewBox="0 0 1237 760" draw:points="0,0 1237,0 1237,760 0,760">
          <text:p/>
        </draw:polygon>
        <draw:frame draw:style-name="gr5" draw:text-style-name="P6" draw:layer="layout" svg:width="0.489cm" svg:height="0.352cm" svg:x="8.043cm" svg:y="5.739cm">
          <draw:text-box>
            <text:p text:style-name="P4"><text:span text:style-name="T2">3.6</text:span></text:p>
          </draw:text-box>
        </draw:frame>
        <draw:polygon draw:style-name="gr7" draw:text-style-name="P8" draw:layer="layout" svg:width="1.036cm" svg:height="0.759cm" svg:x="6.734cm" svg:y="6.292cm" svg:viewBox="0 0 1037 760" draw:points="0,0 1037,0 1037,760 0,760">
          <text:p/>
        </draw:polygon>
        <draw:frame draw:style-name="gr5" draw:text-style-name="P6" draw:layer="layout" svg:width="0.489cm" svg:height="0.352cm" svg:x="9.081cm" svg:y="5.739cm">
          <draw:text-box>
            <text:p text:style-name="P4"><text:span text:style-name="T2">4.1</text:span></text:p>
          </draw:text-box>
        </draw:frame>
        <draw:polygon draw:style-name="gr8" draw:text-style-name="P9" draw:layer="layout" svg:width="1.036cm" svg:height="0.759cm" svg:x="7.77cm" svg:y="6.292cm" svg:viewBox="0 0 1037 760" draw:points="0,0 1037,0 1037,760 0,760">
          <text:p/>
        </draw:polygon>
        <draw:frame draw:style-name="gr5" draw:text-style-name="P6" draw:layer="layout" svg:width="0.489cm" svg:height="0.352cm" svg:x="5.874cm" svg:y="6.494cm">
          <draw:text-box>
            <text:p text:style-name="P4"><text:span text:style-name="T3">7.9</text:span></text:p>
          </draw:text-box>
        </draw:frame>
        <draw:polygon draw:style-name="gr9" draw:text-style-name="P10" draw:layer="layout" svg:width="1.038cm" svg:height="0.759cm" svg:x="8.805cm" svg:y="6.292cm" svg:viewBox="0 0 1039 760" draw:points="0,0 1039,0 1039,760 0,760">
          <text:p/>
        </draw:polygon>
        <draw:frame draw:style-name="gr5" draw:text-style-name="P6" draw:layer="layout" svg:width="0.489cm" svg:height="0.352cm" svg:x="7.01cm" svg:y="6.494cm">
          <draw:text-box>
            <text:p text:style-name="P4"><text:span text:style-name="T2">3.1</text:span></text:p>
          </draw:text-box>
        </draw:frame>
        <draw:polygon draw:style-name="gr1" draw:text-style-name="P1" draw:layer="layout" svg:width="1.236cm" svg:height="0.76cm" svg:x="5.5cm" svg:y="7.05cm" svg:viewBox="0 0 1237 761" draw:points="0,0 1237,0 1237,761 0,761">
          <text:p/>
        </draw:polygon>
        <draw:frame draw:style-name="gr5" draw:text-style-name="P6" draw:layer="layout" svg:width="0.489cm" svg:height="0.352cm" svg:x="8.043cm" svg:y="6.494cm">
          <draw:text-box>
            <text:p text:style-name="P4"><text:span text:style-name="T2">3.6</text:span></text:p>
          </draw:text-box>
        </draw:frame>
        <draw:polygon draw:style-name="gr7" draw:text-style-name="P8" draw:layer="layout" svg:width="1.036cm" svg:height="0.76cm" svg:x="6.734cm" svg:y="7.05cm" svg:viewBox="0 0 1037 761" draw:points="0,0 1037,0 1037,761 0,761">
          <text:p/>
        </draw:polygon>
        <draw:frame draw:style-name="gr5" draw:text-style-name="P6" draw:layer="layout" svg:width="0.489cm" svg:height="0.352cm" svg:x="9.081cm" svg:y="6.494cm">
          <draw:text-box>
            <text:p text:style-name="P4"><text:span text:style-name="T2">4.1</text:span></text:p>
          </draw:text-box>
        </draw:frame>
        <draw:polygon draw:style-name="gr8" draw:text-style-name="P9" draw:layer="layout" svg:width="1.036cm" svg:height="0.76cm" svg:x="7.77cm" svg:y="7.05cm" svg:viewBox="0 0 1037 761" draw:points="0,0 1037,0 1037,761 0,761">
          <text:p/>
        </draw:polygon>
        <draw:frame draw:style-name="gr5" draw:text-style-name="P6" draw:layer="layout" svg:width="0.489cm" svg:height="0.352cm" svg:x="5.874cm" svg:y="7.253cm">
          <draw:text-box>
            <text:p text:style-name="P4"><text:span text:style-name="T3">8.0</text:span></text:p>
          </draw:text-box>
        </draw:frame>
        <draw:polygon draw:style-name="gr9" draw:text-style-name="P10" draw:layer="layout" svg:width="1.038cm" svg:height="0.76cm" svg:x="8.805cm" svg:y="7.05cm" svg:viewBox="0 0 1039 761" draw:points="0,0 1039,0 1039,761 0,761">
          <text:p/>
        </draw:polygon>
        <draw:frame draw:style-name="gr5" draw:text-style-name="P6" draw:layer="layout" svg:width="0.489cm" svg:height="0.352cm" svg:x="7.01cm" svg:y="7.253cm">
          <draw:text-box>
            <text:p text:style-name="P4"><text:span text:style-name="T2">3.2</text:span></text:p>
          </draw:text-box>
        </draw:frame>
        <draw:polygon draw:style-name="gr6" draw:text-style-name="P7" draw:layer="layout" svg:width="1.236cm" svg:height="0.759cm" svg:x="5.5cm" svg:y="7.809cm" svg:viewBox="0 0 1237 760" draw:points="0,0 1237,0 1237,760 0,760">
          <text:p/>
        </draw:polygon>
        <draw:frame draw:style-name="gr5" draw:text-style-name="P6" draw:layer="layout" svg:width="0.489cm" svg:height="0.352cm" svg:x="8.043cm" svg:y="7.253cm">
          <draw:text-box>
            <text:p text:style-name="P4"><text:span text:style-name="T2">3.7</text:span></text:p>
          </draw:text-box>
        </draw:frame>
        <draw:polygon draw:style-name="gr7" draw:text-style-name="P8" draw:layer="layout" svg:width="1.036cm" svg:height="0.759cm" svg:x="6.734cm" svg:y="7.809cm" svg:viewBox="0 0 1037 760" draw:points="0,0 1037,0 1037,760 0,760">
          <text:p/>
        </draw:polygon>
        <draw:frame draw:style-name="gr5" draw:text-style-name="P6" draw:layer="layout" svg:width="0.489cm" svg:height="0.352cm" svg:x="9.081cm" svg:y="7.253cm">
          <draw:text-box>
            <text:p text:style-name="P4"><text:span text:style-name="T2">4.2</text:span></text:p>
          </draw:text-box>
        </draw:frame>
        <draw:polygon draw:style-name="gr8" draw:text-style-name="P9" draw:layer="layout" svg:width="1.036cm" svg:height="0.759cm" svg:x="7.77cm" svg:y="7.809cm" svg:viewBox="0 0 1037 760" draw:points="0,0 1037,0 1037,760 0,760">
          <text:p/>
        </draw:polygon>
        <draw:frame draw:style-name="gr5" draw:text-style-name="P6" draw:layer="layout" svg:width="0.489cm" svg:height="0.352cm" svg:x="5.874cm" svg:y="8.015cm">
          <draw:text-box>
            <text:p text:style-name="P4"><text:span text:style-name="T3">8.1</text:span></text:p>
          </draw:text-box>
        </draw:frame>
        <draw:polygon draw:style-name="gr9" draw:text-style-name="P10" draw:layer="layout" svg:width="1.038cm" svg:height="0.759cm" svg:x="8.805cm" svg:y="7.809cm" svg:viewBox="0 0 1039 760" draw:points="0,0 1039,0 1039,760 0,760">
          <text:p/>
        </draw:polygon>
        <draw:frame draw:style-name="gr5" draw:text-style-name="P6" draw:layer="layout" svg:width="0.489cm" svg:height="0.352cm" svg:x="7.01cm" svg:y="8.015cm">
          <draw:text-box>
            <text:p text:style-name="P4"><text:span text:style-name="T2">3.2</text:span></text:p>
          </draw:text-box>
        </draw:frame>
        <draw:polygon draw:style-name="gr1" draw:text-style-name="P1" draw:layer="layout" svg:width="1.236cm" svg:height="0.76cm" svg:x="5.5cm" svg:y="8.567cm" svg:viewBox="0 0 1237 761" draw:points="0,0 1237,0 1237,761 0,761">
          <text:p/>
        </draw:polygon>
        <draw:frame draw:style-name="gr5" draw:text-style-name="P6" draw:layer="layout" svg:width="0.489cm" svg:height="0.352cm" svg:x="8.043cm" svg:y="8.015cm">
          <draw:text-box>
            <text:p text:style-name="P4"><text:span text:style-name="T2">3.7</text:span></text:p>
          </draw:text-box>
        </draw:frame>
        <draw:polygon draw:style-name="gr7" draw:text-style-name="P8" draw:layer="layout" svg:width="1.036cm" svg:height="0.76cm" svg:x="6.734cm" svg:y="8.567cm" svg:viewBox="0 0 1037 761" draw:points="0,0 1037,0 1037,761 0,761">
          <text:p/>
        </draw:polygon>
        <draw:frame draw:style-name="gr5" draw:text-style-name="P6" draw:layer="layout" svg:width="0.489cm" svg:height="0.352cm" svg:x="9.081cm" svg:y="8.015cm">
          <draw:text-box>
            <text:p text:style-name="P4"><text:span text:style-name="T2">4.3</text:span></text:p>
          </draw:text-box>
        </draw:frame>
        <draw:polygon draw:style-name="gr8" draw:text-style-name="P9" draw:layer="layout" svg:width="1.036cm" svg:height="0.76cm" svg:x="7.77cm" svg:y="8.567cm" svg:viewBox="0 0 1037 761" draw:points="0,0 1037,0 1037,761 0,761">
          <text:p/>
        </draw:polygon>
        <draw:frame draw:style-name="gr5" draw:text-style-name="P6" draw:layer="layout" svg:width="0.489cm" svg:height="0.352cm" svg:x="5.874cm" svg:y="8.77cm">
          <draw:text-box>
            <text:p text:style-name="P4"><text:span text:style-name="T3">8.2</text:span></text:p>
          </draw:text-box>
        </draw:frame>
        <draw:polygon draw:style-name="gr9" draw:text-style-name="P10" draw:layer="layout" svg:width="1.038cm" svg:height="0.76cm" svg:x="8.805cm" svg:y="8.567cm" svg:viewBox="0 0 1039 761" draw:points="0,0 1039,0 1039,761 0,761">
          <text:p/>
        </draw:polygon>
        <draw:frame draw:style-name="gr5" draw:text-style-name="P6" draw:layer="layout" svg:width="0.489cm" svg:height="0.352cm" svg:x="7.01cm" svg:y="8.77cm">
          <draw:text-box>
            <text:p text:style-name="P4"><text:span text:style-name="T2">3.2</text:span></text:p>
          </draw:text-box>
        </draw:frame>
        <draw:polygon draw:style-name="gr6" draw:text-style-name="P7" draw:layer="layout" svg:width="1.236cm" svg:height="0.759cm" svg:x="5.5cm" svg:y="9.326cm" svg:viewBox="0 0 1237 760" draw:points="0,0 1237,0 1237,760 0,760">
          <text:p/>
        </draw:polygon>
        <draw:frame draw:style-name="gr5" draw:text-style-name="P6" draw:layer="layout" svg:width="0.489cm" svg:height="0.352cm" svg:x="8.043cm" svg:y="8.77cm">
          <draw:text-box>
            <text:p text:style-name="P4"><text:span text:style-name="T2">3.8</text:span></text:p>
          </draw:text-box>
        </draw:frame>
        <draw:polygon draw:style-name="gr7" draw:text-style-name="P8" draw:layer="layout" svg:width="1.036cm" svg:height="0.759cm" svg:x="6.734cm" svg:y="9.326cm" svg:viewBox="0 0 1037 760" draw:points="0,0 1037,0 1037,760 0,760">
          <text:p/>
        </draw:polygon>
        <draw:frame draw:style-name="gr5" draw:text-style-name="P6" draw:layer="layout" svg:width="0.489cm" svg:height="0.352cm" svg:x="9.081cm" svg:y="8.77cm">
          <draw:text-box>
            <text:p text:style-name="P4"><text:span text:style-name="T2">4.3</text:span></text:p>
          </draw:text-box>
        </draw:frame>
        <draw:polygon draw:style-name="gr8" draw:text-style-name="P9" draw:layer="layout" svg:width="1.036cm" svg:height="0.759cm" svg:x="7.77cm" svg:y="9.326cm" svg:viewBox="0 0 1037 760" draw:points="0,0 1037,0 1037,760 0,760">
          <text:p/>
        </draw:polygon>
        <draw:frame draw:style-name="gr5" draw:text-style-name="P6" draw:layer="layout" svg:width="0.489cm" svg:height="0.352cm" svg:x="5.874cm" svg:y="9.532cm">
          <draw:text-box>
            <text:p text:style-name="P4"><text:span text:style-name="T3">8.3</text:span></text:p>
          </draw:text-box>
        </draw:frame>
        <draw:polygon draw:style-name="gr9" draw:text-style-name="P10" draw:layer="layout" svg:width="1.038cm" svg:height="0.759cm" svg:x="8.805cm" svg:y="9.326cm" svg:viewBox="0 0 1039 760" draw:points="0,0 1039,0 1039,760 0,760">
          <text:p/>
        </draw:polygon>
        <draw:frame draw:style-name="gr5" draw:text-style-name="P6" draw:layer="layout" svg:width="0.489cm" svg:height="0.352cm" svg:x="7.01cm" svg:y="9.532cm">
          <draw:text-box>
            <text:p text:style-name="P4"><text:span text:style-name="T2">3.3</text:span></text:p>
          </draw:text-box>
        </draw:frame>
        <draw:polygon draw:style-name="gr1" draw:text-style-name="P1" draw:layer="layout" svg:width="1.236cm" svg:height="0.76cm" svg:x="5.5cm" svg:y="10.084cm" svg:viewBox="0 0 1237 761" draw:points="0,0 1237,0 1237,761 0,761">
          <text:p/>
        </draw:polygon>
        <draw:frame draw:style-name="gr5" draw:text-style-name="P6" draw:layer="layout" svg:width="0.489cm" svg:height="0.352cm" svg:x="8.043cm" svg:y="9.532cm">
          <draw:text-box>
            <text:p text:style-name="P4"><text:span text:style-name="T2">3.8</text:span></text:p>
          </draw:text-box>
        </draw:frame>
        <draw:polygon draw:style-name="gr7" draw:text-style-name="P8" draw:layer="layout" svg:width="1.036cm" svg:height="0.76cm" svg:x="6.734cm" svg:y="10.084cm" svg:viewBox="0 0 1037 761" draw:points="0,0 1037,0 1037,761 0,761">
          <text:p/>
        </draw:polygon>
        <draw:frame draw:style-name="gr5" draw:text-style-name="P6" draw:layer="layout" svg:width="0.489cm" svg:height="0.352cm" svg:x="9.081cm" svg:y="9.532cm">
          <draw:text-box>
            <text:p text:style-name="P4"><text:span text:style-name="T2">4.4</text:span></text:p>
          </draw:text-box>
        </draw:frame>
        <draw:polygon draw:style-name="gr8" draw:text-style-name="P9" draw:layer="layout" svg:width="1.036cm" svg:height="0.76cm" svg:x="7.77cm" svg:y="10.084cm" svg:viewBox="0 0 1037 761" draw:points="0,0 1037,0 1037,761 0,761">
          <text:p/>
        </draw:polygon>
        <draw:frame draw:style-name="gr5" draw:text-style-name="P6" draw:layer="layout" svg:width="0.489cm" svg:height="0.352cm" svg:x="5.874cm" svg:y="10.287cm">
          <draw:text-box>
            <text:p text:style-name="P4"><text:span text:style-name="T3">8.4</text:span></text:p>
          </draw:text-box>
        </draw:frame>
        <draw:polygon draw:style-name="gr9" draw:text-style-name="P10" draw:layer="layout" svg:width="1.038cm" svg:height="0.76cm" svg:x="8.805cm" svg:y="10.084cm" svg:viewBox="0 0 1039 761" draw:points="0,0 1039,0 1039,761 0,761">
          <text:p/>
        </draw:polygon>
        <draw:frame draw:style-name="gr5" draw:text-style-name="P6" draw:layer="layout" svg:width="0.489cm" svg:height="0.352cm" svg:x="7.01cm" svg:y="10.287cm">
          <draw:text-box>
            <text:p text:style-name="P4"><text:span text:style-name="T2">3.3</text:span></text:p>
          </draw:text-box>
        </draw:frame>
        <draw:polygon draw:style-name="gr6" draw:text-style-name="P7" draw:layer="layout" svg:width="1.236cm" svg:height="0.759cm" svg:x="5.5cm" svg:y="10.843cm" svg:viewBox="0 0 1237 760" draw:points="0,0 1237,0 1237,760 0,760">
          <text:p/>
        </draw:polygon>
        <draw:frame draw:style-name="gr5" draw:text-style-name="P6" draw:layer="layout" svg:width="0.489cm" svg:height="0.352cm" svg:x="8.043cm" svg:y="10.287cm">
          <draw:text-box>
            <text:p text:style-name="P4"><text:span text:style-name="T2">3.9</text:span></text:p>
          </draw:text-box>
        </draw:frame>
        <draw:polygon draw:style-name="gr7" draw:text-style-name="P8" draw:layer="layout" svg:width="1.036cm" svg:height="0.759cm" svg:x="6.734cm" svg:y="10.843cm" svg:viewBox="0 0 1037 760" draw:points="0,0 1037,0 1037,760 0,760">
          <text:p/>
        </draw:polygon>
        <draw:frame draw:style-name="gr5" draw:text-style-name="P6" draw:layer="layout" svg:width="0.489cm" svg:height="0.352cm" svg:x="9.081cm" svg:y="10.287cm">
          <draw:text-box>
            <text:p text:style-name="P4"><text:span text:style-name="T2">4.4</text:span></text:p>
          </draw:text-box>
        </draw:frame>
        <draw:polygon draw:style-name="gr8" draw:text-style-name="P9" draw:layer="layout" svg:width="1.036cm" svg:height="0.759cm" svg:x="7.77cm" svg:y="10.843cm" svg:viewBox="0 0 1037 760" draw:points="0,0 1037,0 1037,760 0,760">
          <text:p/>
        </draw:polygon>
        <draw:frame draw:style-name="gr5" draw:text-style-name="P6" draw:layer="layout" svg:width="0.489cm" svg:height="0.352cm" svg:x="5.874cm" svg:y="11.049cm">
          <draw:text-box>
            <text:p text:style-name="P4"><text:span text:style-name="T3">8.5</text:span></text:p>
          </draw:text-box>
        </draw:frame>
        <draw:polygon draw:style-name="gr9" draw:text-style-name="P10" draw:layer="layout" svg:width="1.038cm" svg:height="0.759cm" svg:x="8.805cm" svg:y="10.843cm" svg:viewBox="0 0 1039 760" draw:points="0,0 1039,0 1039,760 0,760">
          <text:p/>
        </draw:polygon>
        <draw:frame draw:style-name="gr5" draw:text-style-name="P6" draw:layer="layout" svg:width="0.489cm" svg:height="0.352cm" svg:x="7.01cm" svg:y="11.049cm">
          <draw:text-box>
            <text:p text:style-name="P4"><text:span text:style-name="T2">3.3</text:span></text:p>
          </draw:text-box>
        </draw:frame>
        <draw:polygon draw:style-name="gr1" draw:text-style-name="P1" draw:layer="layout" svg:width="1.236cm" svg:height="0.76cm" svg:x="5.5cm" svg:y="11.601cm" svg:viewBox="0 0 1237 761" draw:points="0,0 1237,0 1237,761 0,761">
          <text:p/>
        </draw:polygon>
        <draw:frame draw:style-name="gr5" draw:text-style-name="P6" draw:layer="layout" svg:width="0.489cm" svg:height="0.352cm" svg:x="8.043cm" svg:y="11.049cm">
          <draw:text-box>
            <text:p text:style-name="P4"><text:span text:style-name="T2">3.9</text:span></text:p>
          </draw:text-box>
        </draw:frame>
        <draw:polygon draw:style-name="gr7" draw:text-style-name="P8" draw:layer="layout" svg:width="1.036cm" svg:height="0.76cm" svg:x="6.734cm" svg:y="11.601cm" svg:viewBox="0 0 1037 761" draw:points="0,0 1037,0 1037,761 0,761">
          <text:p/>
        </draw:polygon>
        <draw:frame draw:style-name="gr5" draw:text-style-name="P6" draw:layer="layout" svg:width="0.489cm" svg:height="0.352cm" svg:x="9.081cm" svg:y="11.049cm">
          <draw:text-box>
            <text:p text:style-name="P4"><text:span text:style-name="T2">4.5</text:span></text:p>
          </draw:text-box>
        </draw:frame>
        <draw:polygon draw:style-name="gr8" draw:text-style-name="P9" draw:layer="layout" svg:width="1.036cm" svg:height="0.76cm" svg:x="7.77cm" svg:y="11.601cm" svg:viewBox="0 0 1037 761" draw:points="0,0 1037,0 1037,761 0,761">
          <text:p/>
        </draw:polygon>
        <draw:frame draw:style-name="gr5" draw:text-style-name="P6" draw:layer="layout" svg:width="0.489cm" svg:height="0.352cm" svg:x="5.874cm" svg:y="11.804cm">
          <draw:text-box>
            <text:p text:style-name="P4"><text:span text:style-name="T3">8.6</text:span></text:p>
          </draw:text-box>
        </draw:frame>
        <draw:polygon draw:style-name="gr9" draw:text-style-name="P10" draw:layer="layout" svg:width="1.038cm" svg:height="0.76cm" svg:x="8.805cm" svg:y="11.601cm" svg:viewBox="0 0 1039 761" draw:points="0,0 1039,0 1039,761 0,761">
          <text:p/>
        </draw:polygon>
        <draw:frame draw:style-name="gr5" draw:text-style-name="P6" draw:layer="layout" svg:width="0.489cm" svg:height="0.352cm" svg:x="7.01cm" svg:y="11.804cm">
          <draw:text-box>
            <text:p text:style-name="P4"><text:span text:style-name="T2">3.4</text:span></text:p>
          </draw:text-box>
        </draw:frame>
        <draw:polygon draw:style-name="gr6" draw:text-style-name="P7" draw:layer="layout" svg:width="1.236cm" svg:height="0.759cm" svg:x="5.5cm" svg:y="12.36cm" svg:viewBox="0 0 1237 760" draw:points="0,0 1237,0 1237,760 0,760">
          <text:p/>
        </draw:polygon>
        <draw:frame draw:style-name="gr5" draw:text-style-name="P6" draw:layer="layout" svg:width="0.489cm" svg:height="0.352cm" svg:x="8.043cm" svg:y="11.804cm">
          <draw:text-box>
            <text:p text:style-name="P4"><text:span text:style-name="T2">4.0</text:span></text:p>
          </draw:text-box>
        </draw:frame>
        <draw:polygon draw:style-name="gr7" draw:text-style-name="P8" draw:layer="layout" svg:width="1.036cm" svg:height="0.759cm" svg:x="6.734cm" svg:y="12.36cm" svg:viewBox="0 0 1037 760" draw:points="0,0 1037,0 1037,760 0,760">
          <text:p/>
        </draw:polygon>
        <draw:frame draw:style-name="gr5" draw:text-style-name="P6" draw:layer="layout" svg:width="0.489cm" svg:height="0.352cm" svg:x="9.081cm" svg:y="11.804cm">
          <draw:text-box>
            <text:p text:style-name="P4"><text:span text:style-name="T2">4.5</text:span></text:p>
          </draw:text-box>
        </draw:frame>
        <draw:polygon draw:style-name="gr8" draw:text-style-name="P9" draw:layer="layout" svg:width="1.036cm" svg:height="0.759cm" svg:x="7.77cm" svg:y="12.36cm" svg:viewBox="0 0 1037 760" draw:points="0,0 1037,0 1037,760 0,760">
          <text:p/>
        </draw:polygon>
        <draw:frame draw:style-name="gr5" draw:text-style-name="P6" draw:layer="layout" svg:width="0.489cm" svg:height="0.352cm" svg:x="5.874cm" svg:y="12.566cm">
          <draw:text-box>
            <text:p text:style-name="P4"><text:span text:style-name="T3">8.7</text:span></text:p>
          </draw:text-box>
        </draw:frame>
        <draw:polygon draw:style-name="gr9" draw:text-style-name="P10" draw:layer="layout" svg:width="1.038cm" svg:height="0.759cm" svg:x="8.805cm" svg:y="12.36cm" svg:viewBox="0 0 1039 760" draw:points="0,0 1039,0 1039,760 0,760">
          <text:p/>
        </draw:polygon>
        <draw:frame draw:style-name="gr5" draw:text-style-name="P6" draw:layer="layout" svg:width="0.489cm" svg:height="0.352cm" svg:x="7.01cm" svg:y="12.566cm">
          <draw:text-box>
            <text:p text:style-name="P4"><text:span text:style-name="T2">3.4</text:span></text:p>
          </draw:text-box>
        </draw:frame>
        <draw:polygon draw:style-name="gr1" draw:text-style-name="P1" draw:layer="layout" svg:width="1.236cm" svg:height="0.76cm" svg:x="5.5cm" svg:y="13.118cm" svg:viewBox="0 0 1237 761" draw:points="0,0 1237,0 1237,761 0,761">
          <text:p/>
        </draw:polygon>
        <draw:frame draw:style-name="gr5" draw:text-style-name="P6" draw:layer="layout" svg:width="0.489cm" svg:height="0.352cm" svg:x="8.043cm" svg:y="12.566cm">
          <draw:text-box>
            <text:p text:style-name="P4"><text:span text:style-name="T2">4.0</text:span></text:p>
          </draw:text-box>
        </draw:frame>
        <draw:polygon draw:style-name="gr7" draw:text-style-name="P8" draw:layer="layout" svg:width="1.036cm" svg:height="0.76cm" svg:x="6.734cm" svg:y="13.118cm" svg:viewBox="0 0 1037 761" draw:points="0,0 1037,0 1037,761 0,761">
          <text:p/>
        </draw:polygon>
        <draw:frame draw:style-name="gr5" draw:text-style-name="P6" draw:layer="layout" svg:width="0.489cm" svg:height="0.352cm" svg:x="9.081cm" svg:y="12.566cm">
          <draw:text-box>
            <text:p text:style-name="P4"><text:span text:style-name="T2">4.6</text:span></text:p>
          </draw:text-box>
        </draw:frame>
        <draw:polygon draw:style-name="gr8" draw:text-style-name="P9" draw:layer="layout" svg:width="1.036cm" svg:height="0.76cm" svg:x="7.77cm" svg:y="13.118cm" svg:viewBox="0 0 1037 761" draw:points="0,0 1037,0 1037,761 0,761">
          <text:p/>
        </draw:polygon>
        <draw:frame draw:style-name="gr5" draw:text-style-name="P6" draw:layer="layout" svg:width="0.489cm" svg:height="0.352cm" svg:x="5.874cm" svg:y="13.321cm">
          <draw:text-box>
            <text:p text:style-name="P4"><text:span text:style-name="T3">8.8</text:span></text:p>
          </draw:text-box>
        </draw:frame>
        <draw:polygon draw:style-name="gr9" draw:text-style-name="P10" draw:layer="layout" svg:width="1.038cm" svg:height="0.76cm" svg:x="8.805cm" svg:y="13.118cm" svg:viewBox="0 0 1039 761" draw:points="0,0 1039,0 1039,761 0,761">
          <text:p/>
        </draw:polygon>
        <draw:frame draw:style-name="gr5" draw:text-style-name="P6" draw:layer="layout" svg:width="0.489cm" svg:height="0.352cm" svg:x="7.01cm" svg:y="13.321cm">
          <draw:text-box>
            <text:p text:style-name="P4"><text:span text:style-name="T2">3.5</text:span></text:p>
          </draw:text-box>
        </draw:frame>
        <draw:polygon draw:style-name="gr6" draw:text-style-name="P7" draw:layer="layout" svg:width="1.236cm" svg:height="0.759cm" svg:x="5.5cm" svg:y="13.877cm" svg:viewBox="0 0 1237 760" draw:points="0,0 1237,0 1237,760 0,760">
          <text:p/>
        </draw:polygon>
        <draw:frame draw:style-name="gr5" draw:text-style-name="P6" draw:layer="layout" svg:width="0.489cm" svg:height="0.352cm" svg:x="8.043cm" svg:y="13.321cm">
          <draw:text-box>
            <text:p text:style-name="P4"><text:span text:style-name="T2">4.0</text:span></text:p>
          </draw:text-box>
        </draw:frame>
        <draw:polygon draw:style-name="gr7" draw:text-style-name="P8" draw:layer="layout" svg:width="1.036cm" svg:height="0.759cm" svg:x="6.734cm" svg:y="13.877cm" svg:viewBox="0 0 1037 760" draw:points="0,0 1037,0 1037,760 0,760">
          <text:p/>
        </draw:polygon>
        <draw:frame draw:style-name="gr5" draw:text-style-name="P6" draw:layer="layout" svg:width="0.489cm" svg:height="0.352cm" svg:x="9.081cm" svg:y="13.321cm">
          <draw:text-box>
            <text:p text:style-name="P4"><text:span text:style-name="T2">4.6</text:span></text:p>
          </draw:text-box>
        </draw:frame>
        <draw:polygon draw:style-name="gr8" draw:text-style-name="P9" draw:layer="layout" svg:width="1.036cm" svg:height="0.759cm" svg:x="7.77cm" svg:y="13.877cm" svg:viewBox="0 0 1037 760" draw:points="0,0 1037,0 1037,760 0,760">
          <text:p/>
        </draw:polygon>
        <draw:frame draw:style-name="gr5" draw:text-style-name="P6" draw:layer="layout" svg:width="0.489cm" svg:height="0.352cm" svg:x="5.874cm" svg:y="14.083cm">
          <draw:text-box>
            <text:p text:style-name="P4"><text:span text:style-name="T3">8.9</text:span></text:p>
          </draw:text-box>
        </draw:frame>
        <draw:polygon draw:style-name="gr9" draw:text-style-name="P10" draw:layer="layout" svg:width="1.038cm" svg:height="0.759cm" svg:x="8.805cm" svg:y="13.877cm" svg:viewBox="0 0 1039 760" draw:points="0,0 1039,0 1039,760 0,760">
          <text:p/>
        </draw:polygon>
        <draw:frame draw:style-name="gr5" draw:text-style-name="P6" draw:layer="layout" svg:width="0.489cm" svg:height="0.352cm" svg:x="7.01cm" svg:y="14.083cm">
          <draw:text-box>
            <text:p text:style-name="P4"><text:span text:style-name="T2">3.5</text:span></text:p>
          </draw:text-box>
        </draw:frame>
        <draw:polygon draw:style-name="gr1" draw:text-style-name="P1" draw:layer="layout" svg:width="1.236cm" svg:height="0.76cm" svg:x="5.5cm" svg:y="14.635cm" svg:viewBox="0 0 1237 761" draw:points="0,0 1237,0 1237,761 0,761">
          <text:p/>
        </draw:polygon>
        <draw:frame draw:style-name="gr5" draw:text-style-name="P6" draw:layer="layout" svg:width="0.489cm" svg:height="0.352cm" svg:x="8.043cm" svg:y="14.083cm">
          <draw:text-box>
            <text:p text:style-name="P4"><text:span text:style-name="T2">4.1</text:span></text:p>
          </draw:text-box>
        </draw:frame>
        <draw:polygon draw:style-name="gr7" draw:text-style-name="P8" draw:layer="layout" svg:width="1.036cm" svg:height="0.76cm" svg:x="6.734cm" svg:y="14.635cm" svg:viewBox="0 0 1037 761" draw:points="0,0 1037,0 1037,761 0,761">
          <text:p/>
        </draw:polygon>
        <draw:frame draw:style-name="gr5" draw:text-style-name="P6" draw:layer="layout" svg:width="0.489cm" svg:height="0.352cm" svg:x="9.081cm" svg:y="14.083cm">
          <draw:text-box>
            <text:p text:style-name="P4"><text:span text:style-name="T2">4.7</text:span></text:p>
          </draw:text-box>
        </draw:frame>
        <draw:polygon draw:style-name="gr8" draw:text-style-name="P9" draw:layer="layout" svg:width="1.036cm" svg:height="0.76cm" svg:x="7.77cm" svg:y="14.635cm" svg:viewBox="0 0 1037 761" draw:points="0,0 1037,0 1037,761 0,761">
          <text:p/>
        </draw:polygon>
        <draw:frame draw:style-name="gr5" draw:text-style-name="P6" draw:layer="layout" svg:width="0.489cm" svg:height="0.352cm" svg:x="5.874cm" svg:y="14.837cm">
          <draw:text-box>
            <text:p text:style-name="P4"><text:span text:style-name="T3">9.0</text:span></text:p>
          </draw:text-box>
        </draw:frame>
        <draw:polygon draw:style-name="gr9" draw:text-style-name="P10" draw:layer="layout" svg:width="1.038cm" svg:height="0.76cm" svg:x="8.805cm" svg:y="14.635cm" svg:viewBox="0 0 1039 761" draw:points="0,0 1039,0 1039,761 0,761">
          <text:p/>
        </draw:polygon>
        <draw:frame draw:style-name="gr5" draw:text-style-name="P6" draw:layer="layout" svg:width="0.489cm" svg:height="0.352cm" svg:x="7.01cm" svg:y="14.837cm">
          <draw:text-box>
            <text:p text:style-name="P4"><text:span text:style-name="T2">3.5</text:span></text:p>
          </draw:text-box>
        </draw:frame>
        <draw:polygon draw:style-name="gr6" draw:text-style-name="P7" draw:layer="layout" svg:width="1.236cm" svg:height="0.759cm" svg:x="5.5cm" svg:y="15.394cm" svg:viewBox="0 0 1237 760" draw:points="0,0 1237,0 1237,760 0,760">
          <text:p/>
        </draw:polygon>
        <draw:frame draw:style-name="gr5" draw:text-style-name="P6" draw:layer="layout" svg:width="0.489cm" svg:height="0.352cm" svg:x="8.043cm" svg:y="14.837cm">
          <draw:text-box>
            <text:p text:style-name="P4"><text:span text:style-name="T2">4.1</text:span></text:p>
          </draw:text-box>
        </draw:frame>
        <draw:polygon draw:style-name="gr7" draw:text-style-name="P8" draw:layer="layout" svg:width="1.036cm" svg:height="0.759cm" svg:x="6.734cm" svg:y="15.394cm" svg:viewBox="0 0 1037 760" draw:points="0,0 1037,0 1037,760 0,760">
          <text:p/>
        </draw:polygon>
        <draw:frame draw:style-name="gr5" draw:text-style-name="P6" draw:layer="layout" svg:width="0.489cm" svg:height="0.352cm" svg:x="9.081cm" svg:y="14.837cm">
          <draw:text-box>
            <text:p text:style-name="P4"><text:span text:style-name="T2">4.7</text:span></text:p>
          </draw:text-box>
        </draw:frame>
        <draw:polygon draw:style-name="gr8" draw:text-style-name="P9" draw:layer="layout" svg:width="1.036cm" svg:height="0.759cm" svg:x="7.77cm" svg:y="15.394cm" svg:viewBox="0 0 1037 760" draw:points="0,0 1037,0 1037,760 0,760">
          <text:p/>
        </draw:polygon>
        <draw:frame draw:style-name="gr5" draw:text-style-name="P6" draw:layer="layout" svg:width="0.489cm" svg:height="0.352cm" svg:x="5.874cm" svg:y="15.599cm">
          <draw:text-box>
            <text:p text:style-name="P4"><text:span text:style-name="T3">9.1</text:span></text:p>
          </draw:text-box>
        </draw:frame>
        <draw:polygon draw:style-name="gr9" draw:text-style-name="P10" draw:layer="layout" svg:width="1.038cm" svg:height="0.759cm" svg:x="8.805cm" svg:y="15.394cm" svg:viewBox="0 0 1039 760" draw:points="0,0 1039,0 1039,760 0,760">
          <text:p/>
        </draw:polygon>
        <draw:frame draw:style-name="gr5" draw:text-style-name="P6" draw:layer="layout" svg:width="0.489cm" svg:height="0.352cm" svg:x="7.01cm" svg:y="15.599cm">
          <draw:text-box>
            <text:p text:style-name="P4"><text:span text:style-name="T2">3.6</text:span></text:p>
          </draw:text-box>
        </draw:frame>
        <draw:polygon draw:style-name="gr1" draw:text-style-name="P1" draw:layer="layout" svg:width="1.236cm" svg:height="0.759cm" svg:x="5.5cm" svg:y="16.152cm" svg:viewBox="0 0 1237 760" draw:points="0,0 1237,0 1237,760 0,760">
          <text:p/>
        </draw:polygon>
        <draw:frame draw:style-name="gr5" draw:text-style-name="P6" draw:layer="layout" svg:width="0.489cm" svg:height="0.352cm" svg:x="8.043cm" svg:y="15.599cm">
          <draw:text-box>
            <text:p text:style-name="P4"><text:span text:style-name="T2">4.2</text:span></text:p>
          </draw:text-box>
        </draw:frame>
        <draw:polygon draw:style-name="gr7" draw:text-style-name="P8" draw:layer="layout" svg:width="1.036cm" svg:height="0.759cm" svg:x="6.734cm" svg:y="16.152cm" svg:viewBox="0 0 1037 760" draw:points="0,0 1037,0 1037,760 0,760">
          <text:p/>
        </draw:polygon>
        <draw:frame draw:style-name="gr5" draw:text-style-name="P6" draw:layer="layout" svg:width="0.489cm" svg:height="0.352cm" svg:x="9.081cm" svg:y="15.599cm">
          <draw:text-box>
            <text:p text:style-name="P4"><text:span text:style-name="T2">4.8</text:span></text:p>
          </draw:text-box>
        </draw:frame>
        <draw:polygon draw:style-name="gr8" draw:text-style-name="P9" draw:layer="layout" svg:width="1.036cm" svg:height="0.759cm" svg:x="7.77cm" svg:y="16.152cm" svg:viewBox="0 0 1037 760" draw:points="0,0 1037,0 1037,760 0,760">
          <text:p/>
        </draw:polygon>
        <draw:frame draw:style-name="gr5" draw:text-style-name="P6" draw:layer="layout" svg:width="0.489cm" svg:height="0.352cm" svg:x="5.874cm" svg:y="16.354cm">
          <draw:text-box>
            <text:p text:style-name="P4"><text:span text:style-name="T3">9.2</text:span></text:p>
          </draw:text-box>
        </draw:frame>
        <draw:polygon draw:style-name="gr9" draw:text-style-name="P10" draw:layer="layout" svg:width="1.038cm" svg:height="0.759cm" svg:x="8.805cm" svg:y="16.152cm" svg:viewBox="0 0 1039 760" draw:points="0,0 1039,0 1039,760 0,760">
          <text:p/>
        </draw:polygon>
        <draw:frame draw:style-name="gr5" draw:text-style-name="P6" draw:layer="layout" svg:width="0.489cm" svg:height="0.352cm" svg:x="7.01cm" svg:y="16.354cm">
          <draw:text-box>
            <text:p text:style-name="P4"><text:span text:style-name="T2">3.6</text:span></text:p>
          </draw:text-box>
        </draw:frame>
        <draw:polygon draw:style-name="gr6" draw:text-style-name="P7" draw:layer="layout" svg:width="1.236cm" svg:height="0.76cm" svg:x="5.5cm" svg:y="16.91cm" svg:viewBox="0 0 1237 761" draw:points="0,0 1237,0 1237,761 0,761">
          <text:p/>
        </draw:polygon>
        <draw:frame draw:style-name="gr5" draw:text-style-name="P6" draw:layer="layout" svg:width="0.489cm" svg:height="0.352cm" svg:x="8.043cm" svg:y="16.354cm">
          <draw:text-box>
            <text:p text:style-name="P4"><text:span text:style-name="T2">4.2</text:span></text:p>
          </draw:text-box>
        </draw:frame>
        <draw:polygon draw:style-name="gr7" draw:text-style-name="P8" draw:layer="layout" svg:width="1.036cm" svg:height="0.76cm" svg:x="6.734cm" svg:y="16.91cm" svg:viewBox="0 0 1037 761" draw:points="0,0 1037,0 1037,761 0,761">
          <text:p/>
        </draw:polygon>
        <draw:frame draw:style-name="gr5" draw:text-style-name="P6" draw:layer="layout" svg:width="0.489cm" svg:height="0.352cm" svg:x="9.081cm" svg:y="16.354cm">
          <draw:text-box>
            <text:p text:style-name="P4"><text:span text:style-name="T2">4.8</text:span></text:p>
          </draw:text-box>
        </draw:frame>
        <draw:polygon draw:style-name="gr8" draw:text-style-name="P9" draw:layer="layout" svg:width="1.036cm" svg:height="0.76cm" svg:x="7.77cm" svg:y="16.91cm" svg:viewBox="0 0 1037 761" draw:points="0,0 1037,0 1037,761 0,761">
          <text:p/>
        </draw:polygon>
        <draw:frame draw:style-name="gr5" draw:text-style-name="P6" draw:layer="layout" svg:width="0.489cm" svg:height="0.352cm" svg:x="5.874cm" svg:y="17.116cm">
          <draw:text-box>
            <text:p text:style-name="P4"><text:span text:style-name="T3">9.3</text:span></text:p>
          </draw:text-box>
        </draw:frame>
        <draw:polygon draw:style-name="gr9" draw:text-style-name="P10" draw:layer="layout" svg:width="1.038cm" svg:height="0.76cm" svg:x="8.805cm" svg:y="16.91cm" svg:viewBox="0 0 1039 761" draw:points="0,0 1039,0 1039,761 0,761">
          <text:p/>
        </draw:polygon>
        <draw:frame draw:style-name="gr5" draw:text-style-name="P6" draw:layer="layout" svg:width="0.489cm" svg:height="0.352cm" svg:x="7.01cm" svg:y="17.116cm">
          <draw:text-box>
            <text:p text:style-name="P4"><text:span text:style-name="T2">3.7</text:span></text:p>
          </draw:text-box>
        </draw:frame>
        <draw:polygon draw:style-name="gr1" draw:text-style-name="P1" draw:layer="layout" svg:width="1.236cm" svg:height="0.759cm" svg:x="5.5cm" svg:y="17.669cm" svg:viewBox="0 0 1237 760" draw:points="0,0 1237,0 1237,760 0,760">
          <text:p/>
        </draw:polygon>
        <draw:frame draw:style-name="gr5" draw:text-style-name="P6" draw:layer="layout" svg:width="0.489cm" svg:height="0.352cm" svg:x="8.043cm" svg:y="17.116cm">
          <draw:text-box>
            <text:p text:style-name="P4"><text:span text:style-name="T2">4.3</text:span></text:p>
          </draw:text-box>
        </draw:frame>
        <draw:polygon draw:style-name="gr7" draw:text-style-name="P8" draw:layer="layout" svg:width="1.036cm" svg:height="0.759cm" svg:x="6.734cm" svg:y="17.669cm" svg:viewBox="0 0 1037 760" draw:points="0,0 1037,0 1037,760 0,760">
          <text:p/>
        </draw:polygon>
        <draw:frame draw:style-name="gr5" draw:text-style-name="P6" draw:layer="layout" svg:width="0.489cm" svg:height="0.352cm" svg:x="9.081cm" svg:y="17.116cm">
          <draw:text-box>
            <text:p text:style-name="P4"><text:span text:style-name="T2">4.9</text:span></text:p>
          </draw:text-box>
        </draw:frame>
        <draw:polygon draw:style-name="gr8" draw:text-style-name="P9" draw:layer="layout" svg:width="1.036cm" svg:height="0.759cm" svg:x="7.77cm" svg:y="17.669cm" svg:viewBox="0 0 1037 760" draw:points="0,0 1037,0 1037,760 0,760">
          <text:p/>
        </draw:polygon>
        <draw:frame draw:style-name="gr5" draw:text-style-name="P6" draw:layer="layout" svg:width="0.489cm" svg:height="0.352cm" svg:x="5.874cm" svg:y="17.871cm">
          <draw:text-box>
            <text:p text:style-name="P4"><text:span text:style-name="T3">9.4</text:span></text:p>
          </draw:text-box>
        </draw:frame>
        <draw:polygon draw:style-name="gr9" draw:text-style-name="P10" draw:layer="layout" svg:width="1.038cm" svg:height="0.759cm" svg:x="8.805cm" svg:y="17.669cm" svg:viewBox="0 0 1039 760" draw:points="0,0 1039,0 1039,760 0,760">
          <text:p/>
        </draw:polygon>
        <draw:frame draw:style-name="gr5" draw:text-style-name="P6" draw:layer="layout" svg:width="0.489cm" svg:height="0.352cm" svg:x="7.01cm" svg:y="17.871cm">
          <draw:text-box>
            <text:p text:style-name="P4"><text:span text:style-name="T2">3.7</text:span></text:p>
          </draw:text-box>
        </draw:frame>
        <draw:polygon draw:style-name="gr6" draw:text-style-name="P7" draw:layer="layout" svg:width="1.236cm" svg:height="0.76cm" svg:x="5.5cm" svg:y="18.427cm" svg:viewBox="0 0 1237 761" draw:points="0,0 1237,0 1237,761 0,761">
          <text:p/>
        </draw:polygon>
        <draw:frame draw:style-name="gr5" draw:text-style-name="P6" draw:layer="layout" svg:width="0.489cm" svg:height="0.352cm" svg:x="8.043cm" svg:y="17.871cm">
          <draw:text-box>
            <text:p text:style-name="P4"><text:span text:style-name="T2">4.3</text:span></text:p>
          </draw:text-box>
        </draw:frame>
        <draw:polygon draw:style-name="gr7" draw:text-style-name="P8" draw:layer="layout" svg:width="1.036cm" svg:height="0.76cm" svg:x="6.734cm" svg:y="18.427cm" svg:viewBox="0 0 1037 761" draw:points="0,0 1037,0 1037,761 0,761">
          <text:p/>
        </draw:polygon>
        <draw:frame draw:style-name="gr5" draw:text-style-name="P6" draw:layer="layout" svg:width="0.489cm" svg:height="0.352cm" svg:x="9.081cm" svg:y="17.871cm">
          <draw:text-box>
            <text:p text:style-name="P4"><text:span text:style-name="T2">4.9</text:span></text:p>
          </draw:text-box>
        </draw:frame>
        <draw:polygon draw:style-name="gr8" draw:text-style-name="P9" draw:layer="layout" svg:width="1.036cm" svg:height="0.76cm" svg:x="7.77cm" svg:y="18.427cm" svg:viewBox="0 0 1037 761" draw:points="0,0 1037,0 1037,761 0,761">
          <text:p/>
        </draw:polygon>
        <draw:frame draw:style-name="gr5" draw:text-style-name="P6" draw:layer="layout" svg:width="0.489cm" svg:height="0.352cm" svg:x="5.874cm" svg:y="18.633cm">
          <draw:text-box>
            <text:p text:style-name="P4"><text:span text:style-name="T3">9.5</text:span></text:p>
          </draw:text-box>
        </draw:frame>
        <draw:polygon draw:style-name="gr9" draw:text-style-name="P10" draw:layer="layout" svg:width="1.038cm" svg:height="0.76cm" svg:x="8.805cm" svg:y="18.427cm" svg:viewBox="0 0 1039 761" draw:points="0,0 1039,0 1039,761 0,761">
          <text:p/>
        </draw:polygon>
        <draw:frame draw:style-name="gr5" draw:text-style-name="P6" draw:layer="layout" svg:width="0.489cm" svg:height="0.352cm" svg:x="7.01cm" svg:y="18.633cm">
          <draw:text-box>
            <text:p text:style-name="P4"><text:span text:style-name="T2">3.7</text:span></text:p>
          </draw:text-box>
        </draw:frame>
        <draw:polygon draw:style-name="gr1" draw:text-style-name="P1" draw:layer="layout" svg:width="1.236cm" svg:height="0.759cm" svg:x="5.5cm" svg:y="19.186cm" svg:viewBox="0 0 1237 760" draw:points="0,0 1237,0 1237,760 0,760">
          <text:p/>
        </draw:polygon>
        <draw:frame draw:style-name="gr5" draw:text-style-name="P6" draw:layer="layout" svg:width="0.489cm" svg:height="0.352cm" svg:x="8.043cm" svg:y="18.633cm">
          <draw:text-box>
            <text:p text:style-name="P4"><text:span text:style-name="T2">4.4</text:span></text:p>
          </draw:text-box>
        </draw:frame>
        <draw:polygon draw:style-name="gr7" draw:text-style-name="P8" draw:layer="layout" svg:width="1.036cm" svg:height="0.759cm" svg:x="6.734cm" svg:y="19.186cm" svg:viewBox="0 0 1037 760" draw:points="0,0 1037,0 1037,760 0,760">
          <text:p/>
        </draw:polygon>
        <draw:frame draw:style-name="gr5" draw:text-style-name="P6" draw:layer="layout" svg:width="0.489cm" svg:height="0.352cm" svg:x="9.081cm" svg:y="18.633cm">
          <draw:text-box>
            <text:p text:style-name="P4"><text:span text:style-name="T2">5.0</text:span></text:p>
          </draw:text-box>
        </draw:frame>
        <draw:polygon draw:style-name="gr8" draw:text-style-name="P9" draw:layer="layout" svg:width="1.036cm" svg:height="0.759cm" svg:x="7.77cm" svg:y="19.186cm" svg:viewBox="0 0 1037 760" draw:points="0,0 1037,0 1037,760 0,760">
          <text:p/>
        </draw:polygon>
        <draw:frame draw:style-name="gr5" draw:text-style-name="P6" draw:layer="layout" svg:width="0.489cm" svg:height="0.352cm" svg:x="5.874cm" svg:y="19.388cm">
          <draw:text-box>
            <text:p text:style-name="P4"><text:span text:style-name="T3">9.6</text:span></text:p>
          </draw:text-box>
        </draw:frame>
        <draw:polygon draw:style-name="gr9" draw:text-style-name="P10" draw:layer="layout" svg:width="1.038cm" svg:height="0.759cm" svg:x="8.805cm" svg:y="19.186cm" svg:viewBox="0 0 1039 760" draw:points="0,0 1039,0 1039,760 0,760">
          <text:p/>
        </draw:polygon>
        <draw:frame draw:style-name="gr5" draw:text-style-name="P6" draw:layer="layout" svg:width="0.489cm" svg:height="0.352cm" svg:x="7.01cm" svg:y="19.388cm">
          <draw:text-box>
            <text:p text:style-name="P4"><text:span text:style-name="T2">3.8</text:span></text:p>
          </draw:text-box>
        </draw:frame>
        <draw:polygon draw:style-name="gr6" draw:text-style-name="P7" draw:layer="layout" svg:width="1.236cm" svg:height="0.76cm" svg:x="5.5cm" svg:y="19.944cm" svg:viewBox="0 0 1237 761" draw:points="0,0 1237,0 1237,761 0,761">
          <text:p/>
        </draw:polygon>
        <draw:frame draw:style-name="gr5" draw:text-style-name="P6" draw:layer="layout" svg:width="0.489cm" svg:height="0.352cm" svg:x="8.043cm" svg:y="19.388cm">
          <draw:text-box>
            <text:p text:style-name="P4"><text:span text:style-name="T2">4.4</text:span></text:p>
          </draw:text-box>
        </draw:frame>
        <draw:polygon draw:style-name="gr7" draw:text-style-name="P8" draw:layer="layout" svg:width="1.036cm" svg:height="0.76cm" svg:x="6.734cm" svg:y="19.944cm" svg:viewBox="0 0 1037 761" draw:points="0,0 1037,0 1037,761 0,761">
          <text:p/>
        </draw:polygon>
        <draw:frame draw:style-name="gr5" draw:text-style-name="P6" draw:layer="layout" svg:width="0.489cm" svg:height="0.352cm" svg:x="9.081cm" svg:y="19.388cm">
          <draw:text-box>
            <text:p text:style-name="P4"><text:span text:style-name="T2">5.0</text:span></text:p>
          </draw:text-box>
        </draw:frame>
        <draw:polygon draw:style-name="gr8" draw:text-style-name="P9" draw:layer="layout" svg:width="1.036cm" svg:height="0.76cm" svg:x="7.77cm" svg:y="19.944cm" svg:viewBox="0 0 1037 761" draw:points="0,0 1037,0 1037,761 0,761">
          <text:p/>
        </draw:polygon>
        <draw:frame draw:style-name="gr5" draw:text-style-name="P6" draw:layer="layout" svg:width="0.489cm" svg:height="0.352cm" svg:x="5.874cm" svg:y="20.147cm">
          <draw:text-box>
            <text:p text:style-name="P4"><text:span text:style-name="T3">9.7</text:span></text:p>
          </draw:text-box>
        </draw:frame>
        <draw:polygon draw:style-name="gr9" draw:text-style-name="P10" draw:layer="layout" svg:width="1.038cm" svg:height="0.76cm" svg:x="8.805cm" svg:y="19.944cm" svg:viewBox="0 0 1039 761" draw:points="0,0 1039,0 1039,761 0,761">
          <text:p/>
        </draw:polygon>
        <draw:frame draw:style-name="gr5" draw:text-style-name="P6" draw:layer="layout" svg:width="0.489cm" svg:height="0.352cm" svg:x="7.01cm" svg:y="20.147cm">
          <draw:text-box>
            <text:p text:style-name="P4"><text:span text:style-name="T2">3.8</text:span></text:p>
          </draw:text-box>
        </draw:frame>
        <draw:polygon draw:style-name="gr1" draw:text-style-name="P1" draw:layer="layout" svg:width="1.236cm" svg:height="0.759cm" svg:x="5.5cm" svg:y="20.703cm" svg:viewBox="0 0 1237 760" draw:points="0,0 1237,0 1237,760 0,760">
          <text:p/>
        </draw:polygon>
        <draw:frame draw:style-name="gr5" draw:text-style-name="P6" draw:layer="layout" svg:width="0.489cm" svg:height="0.352cm" svg:x="8.043cm" svg:y="20.147cm">
          <draw:text-box>
            <text:p text:style-name="P4"><text:span text:style-name="T2">4.5</text:span></text:p>
          </draw:text-box>
        </draw:frame>
        <draw:polygon draw:style-name="gr7" draw:text-style-name="P8" draw:layer="layout" svg:width="1.036cm" svg:height="0.759cm" svg:x="6.734cm" svg:y="20.703cm" svg:viewBox="0 0 1037 760" draw:points="0,0 1037,0 1037,760 0,760">
          <text:p/>
        </draw:polygon>
        <draw:frame draw:style-name="gr5" draw:text-style-name="P6" draw:layer="layout" svg:width="0.489cm" svg:height="0.352cm" svg:x="9.081cm" svg:y="20.147cm">
          <draw:text-box>
            <text:p text:style-name="P4"><text:span text:style-name="T2">5.1</text:span></text:p>
          </draw:text-box>
        </draw:frame>
        <draw:polygon draw:style-name="gr8" draw:text-style-name="P9" draw:layer="layout" svg:width="1.036cm" svg:height="0.759cm" svg:x="7.77cm" svg:y="20.703cm" svg:viewBox="0 0 1037 760" draw:points="0,0 1037,0 1037,760 0,760">
          <text:p/>
        </draw:polygon>
        <draw:frame draw:style-name="gr5" draw:text-style-name="P6" draw:layer="layout" svg:width="0.489cm" svg:height="0.352cm" svg:x="5.874cm" svg:y="20.905cm">
          <draw:text-box>
            <text:p text:style-name="P4"><text:span text:style-name="T3">9.8</text:span></text:p>
          </draw:text-box>
        </draw:frame>
        <draw:polygon draw:style-name="gr9" draw:text-style-name="P10" draw:layer="layout" svg:width="1.038cm" svg:height="0.759cm" svg:x="8.805cm" svg:y="20.703cm" svg:viewBox="0 0 1039 760" draw:points="0,0 1039,0 1039,760 0,760">
          <text:p/>
        </draw:polygon>
        <draw:frame draw:style-name="gr5" draw:text-style-name="P6" draw:layer="layout" svg:width="0.489cm" svg:height="0.352cm" svg:x="7.01cm" svg:y="20.905cm">
          <draw:text-box>
            <text:p text:style-name="P4"><text:span text:style-name="T2">3.9</text:span></text:p>
          </draw:text-box>
        </draw:frame>
        <draw:polygon draw:style-name="gr6" draw:text-style-name="P7" draw:layer="layout" svg:width="1.236cm" svg:height="0.76cm" svg:x="5.5cm" svg:y="21.461cm" svg:viewBox="0 0 1237 761" draw:points="0,0 1237,0 1237,761 0,761">
          <text:p/>
        </draw:polygon>
        <draw:frame draw:style-name="gr5" draw:text-style-name="P6" draw:layer="layout" svg:width="0.489cm" svg:height="0.352cm" svg:x="8.043cm" svg:y="20.905cm">
          <draw:text-box>
            <text:p text:style-name="P4"><text:span text:style-name="T2">4.5</text:span></text:p>
          </draw:text-box>
        </draw:frame>
        <draw:polygon draw:style-name="gr7" draw:text-style-name="P8" draw:layer="layout" svg:width="1.036cm" svg:height="0.76cm" svg:x="6.734cm" svg:y="21.461cm" svg:viewBox="0 0 1037 761" draw:points="0,0 1037,0 1037,761 0,761">
          <text:p/>
        </draw:polygon>
        <draw:frame draw:style-name="gr5" draw:text-style-name="P6" draw:layer="layout" svg:width="0.489cm" svg:height="0.352cm" svg:x="9.081cm" svg:y="20.905cm">
          <draw:text-box>
            <text:p text:style-name="P4"><text:span text:style-name="T2">5.1</text:span></text:p>
          </draw:text-box>
        </draw:frame>
        <draw:polygon draw:style-name="gr8" draw:text-style-name="P9" draw:layer="layout" svg:width="1.036cm" svg:height="0.76cm" svg:x="7.77cm" svg:y="21.461cm" svg:viewBox="0 0 1037 761" draw:points="0,0 1037,0 1037,761 0,761">
          <text:p/>
        </draw:polygon>
        <draw:frame draw:style-name="gr5" draw:text-style-name="P6" draw:layer="layout" svg:width="0.489cm" svg:height="0.352cm" svg:x="5.874cm" svg:y="21.664cm">
          <draw:text-box>
            <text:p text:style-name="P4"><text:span text:style-name="T3">9.9</text:span></text:p>
          </draw:text-box>
        </draw:frame>
        <draw:polygon draw:style-name="gr9" draw:text-style-name="P10" draw:layer="layout" svg:width="1.038cm" svg:height="0.76cm" svg:x="8.805cm" svg:y="21.461cm" svg:viewBox="0 0 1039 761" draw:points="0,0 1039,0 1039,761 0,761">
          <text:p/>
        </draw:polygon>
        <draw:frame draw:style-name="gr5" draw:text-style-name="P6" draw:layer="layout" svg:width="0.489cm" svg:height="0.352cm" svg:x="7.01cm" svg:y="21.664cm">
          <draw:text-box>
            <text:p text:style-name="P4"><text:span text:style-name="T2">3.9</text:span></text:p>
          </draw:text-box>
        </draw:frame>
        <draw:polygon draw:style-name="gr1" draw:text-style-name="P1" draw:layer="layout" svg:width="1.236cm" svg:height="0.759cm" svg:x="5.5cm" svg:y="22.22cm" svg:viewBox="0 0 1237 760" draw:points="0,0 1237,0 1237,760 0,760">
          <text:p/>
        </draw:polygon>
        <draw:frame draw:style-name="gr5" draw:text-style-name="P6" draw:layer="layout" svg:width="0.489cm" svg:height="0.352cm" svg:x="8.043cm" svg:y="21.664cm">
          <draw:text-box>
            <text:p text:style-name="P4"><text:span text:style-name="T2">4.5</text:span></text:p>
          </draw:text-box>
        </draw:frame>
        <draw:polygon draw:style-name="gr7" draw:text-style-name="P8" draw:layer="layout" svg:width="1.036cm" svg:height="0.759cm" svg:x="6.734cm" svg:y="22.22cm" svg:viewBox="0 0 1037 760" draw:points="0,0 1037,0 1037,760 0,760">
          <text:p/>
        </draw:polygon>
        <draw:frame draw:style-name="gr5" draw:text-style-name="P6" draw:layer="layout" svg:width="0.489cm" svg:height="0.352cm" svg:x="9.081cm" svg:y="21.664cm">
          <draw:text-box>
            <text:p text:style-name="P4"><text:span text:style-name="T2">5.2</text:span></text:p>
          </draw:text-box>
        </draw:frame>
        <draw:polygon draw:style-name="gr8" draw:text-style-name="P9" draw:layer="layout" svg:width="1.036cm" svg:height="0.759cm" svg:x="7.77cm" svg:y="22.22cm" svg:viewBox="0 0 1037 760" draw:points="0,0 1037,0 1037,760 0,760">
          <text:p/>
        </draw:polygon>
        <draw:frame draw:style-name="gr5" draw:text-style-name="P6" draw:layer="layout" svg:width="0.684cm" svg:height="0.352cm" svg:x="5.779cm" svg:y="22.426cm">
          <draw:text-box>
            <text:p text:style-name="P4"><text:span text:style-name="T3">10.0</text:span></text:p>
          </draw:text-box>
        </draw:frame>
        <draw:polygon draw:style-name="gr9" draw:text-style-name="P10" draw:layer="layout" svg:width="1.038cm" svg:height="0.759cm" svg:x="8.805cm" svg:y="22.22cm" svg:viewBox="0 0 1039 760" draw:points="0,0 1039,0 1039,760 0,760">
          <text:p/>
        </draw:polygon>
        <draw:frame draw:style-name="gr5" draw:text-style-name="P6" draw:layer="layout" svg:width="0.489cm" svg:height="0.352cm" svg:x="7.01cm" svg:y="22.426cm">
          <draw:text-box>
            <text:p text:style-name="P4"><text:span text:style-name="T2">3.9</text:span></text:p>
          </draw:text-box>
        </draw:frame>
        <draw:polygon draw:style-name="gr6" draw:text-style-name="P7" draw:layer="layout" svg:width="1.236cm" svg:height="0.76cm" svg:x="5.5cm" svg:y="22.978cm" svg:viewBox="0 0 1237 761" draw:points="0,0 1237,0 1237,761 0,761">
          <text:p/>
        </draw:polygon>
        <draw:frame draw:style-name="gr5" draw:text-style-name="P6" draw:layer="layout" svg:width="0.489cm" svg:height="0.352cm" svg:x="8.043cm" svg:y="22.426cm">
          <draw:text-box>
            <text:p text:style-name="P4"><text:span text:style-name="T2">4.6</text:span></text:p>
          </draw:text-box>
        </draw:frame>
        <draw:polygon draw:style-name="gr7" draw:text-style-name="P8" draw:layer="layout" svg:width="1.036cm" svg:height="0.76cm" svg:x="6.734cm" svg:y="22.978cm" svg:viewBox="0 0 1037 761" draw:points="0,0 1037,0 1037,761 0,761">
          <text:p/>
        </draw:polygon>
        <draw:frame draw:style-name="gr5" draw:text-style-name="P6" draw:layer="layout" svg:width="0.489cm" svg:height="0.352cm" svg:x="9.081cm" svg:y="22.426cm">
          <draw:text-box>
            <text:p text:style-name="P4"><text:span text:style-name="T2">5.3</text:span></text:p>
          </draw:text-box>
        </draw:frame>
        <draw:polygon draw:style-name="gr8" draw:text-style-name="P9" draw:layer="layout" svg:width="1.036cm" svg:height="0.76cm" svg:x="7.77cm" svg:y="22.978cm" svg:viewBox="0 0 1037 761" draw:points="0,0 1037,0 1037,761 0,761">
          <text:p/>
        </draw:polygon>
        <draw:frame draw:style-name="gr5" draw:text-style-name="P6" draw:layer="layout" svg:width="0.684cm" svg:height="0.352cm" svg:x="5.779cm" svg:y="23.181cm">
          <draw:text-box>
            <text:p text:style-name="P4"><text:span text:style-name="T3">10.1</text:span></text:p>
          </draw:text-box>
        </draw:frame>
        <draw:polygon draw:style-name="gr9" draw:text-style-name="P10" draw:layer="layout" svg:width="1.038cm" svg:height="0.76cm" svg:x="8.805cm" svg:y="22.978cm" svg:viewBox="0 0 1039 761" draw:points="0,0 1039,0 1039,761 0,761">
          <text:p/>
        </draw:polygon>
        <draw:frame draw:style-name="gr5" draw:text-style-name="P6" draw:layer="layout" svg:width="0.489cm" svg:height="0.352cm" svg:x="7.01cm" svg:y="23.181cm">
          <draw:text-box>
            <text:p text:style-name="P4"><text:span text:style-name="T2">4.0</text:span></text:p>
          </draw:text-box>
        </draw:frame>
        <draw:polygon draw:style-name="gr1" draw:text-style-name="P1" draw:layer="layout" svg:width="1.236cm" svg:height="0.759cm" svg:x="5.5cm" svg:y="23.737cm" svg:viewBox="0 0 1237 760" draw:points="0,0 1237,0 1237,760 0,760">
          <text:p/>
        </draw:polygon>
        <draw:frame draw:style-name="gr5" draw:text-style-name="P6" draw:layer="layout" svg:width="0.489cm" svg:height="0.352cm" svg:x="8.043cm" svg:y="23.181cm">
          <draw:text-box>
            <text:p text:style-name="P4"><text:span text:style-name="T2">4.6</text:span></text:p>
          </draw:text-box>
        </draw:frame>
        <draw:polygon draw:style-name="gr7" draw:text-style-name="P8" draw:layer="layout" svg:width="1.036cm" svg:height="0.759cm" svg:x="6.734cm" svg:y="23.737cm" svg:viewBox="0 0 1037 760" draw:points="0,0 1037,0 1037,760 0,760">
          <text:p/>
        </draw:polygon>
        <draw:frame draw:style-name="gr5" draw:text-style-name="P6" draw:layer="layout" svg:width="0.489cm" svg:height="0.352cm" svg:x="9.081cm" svg:y="23.181cm">
          <draw:text-box>
            <text:p text:style-name="P4"><text:span text:style-name="T2">5.3</text:span></text:p>
          </draw:text-box>
        </draw:frame>
        <draw:polygon draw:style-name="gr8" draw:text-style-name="P9" draw:layer="layout" svg:width="1.036cm" svg:height="0.759cm" svg:x="7.77cm" svg:y="23.737cm" svg:viewBox="0 0 1037 760" draw:points="0,0 1037,0 1037,760 0,760">
          <text:p/>
        </draw:polygon>
        <draw:frame draw:style-name="gr5" draw:text-style-name="P6" draw:layer="layout" svg:width="0.684cm" svg:height="0.352cm" svg:x="5.779cm" svg:y="23.943cm">
          <draw:text-box>
            <text:p text:style-name="P4"><text:span text:style-name="T3">10.2</text:span></text:p>
          </draw:text-box>
        </draw:frame>
        <draw:polygon draw:style-name="gr9" draw:text-style-name="P10" draw:layer="layout" svg:width="1.038cm" svg:height="0.759cm" svg:x="8.805cm" svg:y="23.737cm" svg:viewBox="0 0 1039 760" draw:points="0,0 1039,0 1039,760 0,760">
          <text:p/>
        </draw:polygon>
        <draw:frame draw:style-name="gr5" draw:text-style-name="P6" draw:layer="layout" svg:width="0.489cm" svg:height="0.352cm" svg:x="7.01cm" svg:y="23.943cm">
          <draw:text-box>
            <text:p text:style-name="P4"><text:span text:style-name="T2">4.0</text:span></text:p>
          </draw:text-box>
        </draw:frame>
        <draw:polygon draw:style-name="gr6" draw:text-style-name="P7" draw:layer="layout" svg:width="1.236cm" svg:height="0.76cm" svg:x="5.5cm" svg:y="24.495cm" svg:viewBox="0 0 1237 761" draw:points="0,0 1237,0 1237,761 0,761">
          <text:p/>
        </draw:polygon>
        <draw:frame draw:style-name="gr5" draw:text-style-name="P6" draw:layer="layout" svg:width="0.489cm" svg:height="0.352cm" svg:x="8.043cm" svg:y="23.943cm">
          <draw:text-box>
            <text:p text:style-name="P4"><text:span text:style-name="T2">4.7</text:span></text:p>
          </draw:text-box>
        </draw:frame>
        <draw:polygon draw:style-name="gr7" draw:text-style-name="P8" draw:layer="layout" svg:width="1.036cm" svg:height="0.76cm" svg:x="6.734cm" svg:y="24.495cm" svg:viewBox="0 0 1037 761" draw:points="0,0 1037,0 1037,761 0,761">
          <text:p/>
        </draw:polygon>
        <draw:frame draw:style-name="gr5" draw:text-style-name="P6" draw:layer="layout" svg:width="0.489cm" svg:height="0.352cm" svg:x="9.081cm" svg:y="23.943cm">
          <draw:text-box>
            <text:p text:style-name="P4"><text:span text:style-name="T2">5.4</text:span></text:p>
          </draw:text-box>
        </draw:frame>
        <draw:polygon draw:style-name="gr8" draw:text-style-name="P9" draw:layer="layout" svg:width="1.036cm" svg:height="0.76cm" svg:x="7.77cm" svg:y="24.495cm" svg:viewBox="0 0 1037 761" draw:points="0,0 1037,0 1037,761 0,761">
          <text:p/>
        </draw:polygon>
        <draw:frame draw:style-name="gr5" draw:text-style-name="P6" draw:layer="layout" svg:width="0.684cm" svg:height="0.352cm" svg:x="5.779cm" svg:y="24.698cm">
          <draw:text-box>
            <text:p text:style-name="P4"><text:span text:style-name="T3">10.3</text:span></text:p>
          </draw:text-box>
        </draw:frame>
        <draw:polygon draw:style-name="gr9" draw:text-style-name="P10" draw:layer="layout" svg:width="1.038cm" svg:height="0.76cm" svg:x="8.805cm" svg:y="24.495cm" svg:viewBox="0 0 1039 761" draw:points="0,0 1039,0 1039,761 0,761">
          <text:p/>
        </draw:polygon>
        <draw:frame draw:style-name="gr5" draw:text-style-name="P6" draw:layer="layout" svg:width="0.489cm" svg:height="0.352cm" svg:x="7.01cm" svg:y="24.698cm">
          <draw:text-box>
            <text:p text:style-name="P4"><text:span text:style-name="T2">4.1</text:span></text:p>
          </draw:text-box>
        </draw:frame>
        <draw:polygon draw:style-name="gr1" draw:text-style-name="P1" draw:layer="layout" svg:width="1.236cm" svg:height="0.759cm" svg:x="5.5cm" svg:y="25.254cm" svg:viewBox="0 0 1237 760" draw:points="0,0 1237,0 1237,760 0,760">
          <text:p/>
        </draw:polygon>
        <draw:frame draw:style-name="gr5" draw:text-style-name="P6" draw:layer="layout" svg:width="0.489cm" svg:height="0.352cm" svg:x="8.043cm" svg:y="24.698cm">
          <draw:text-box>
            <text:p text:style-name="P4"><text:span text:style-name="T2">4.7</text:span></text:p>
          </draw:text-box>
        </draw:frame>
        <draw:polygon draw:style-name="gr7" draw:text-style-name="P8" draw:layer="layout" svg:width="1.036cm" svg:height="0.759cm" svg:x="6.734cm" svg:y="25.254cm" svg:viewBox="0 0 1037 760" draw:points="0,0 1037,0 1037,760 0,760">
          <text:p/>
        </draw:polygon>
        <draw:frame draw:style-name="gr5" draw:text-style-name="P6" draw:layer="layout" svg:width="0.489cm" svg:height="0.352cm" svg:x="9.081cm" svg:y="24.698cm">
          <draw:text-box>
            <text:p text:style-name="P4"><text:span text:style-name="T2">5.4</text:span></text:p>
          </draw:text-box>
        </draw:frame>
        <draw:polygon draw:style-name="gr8" draw:text-style-name="P9" draw:layer="layout" svg:width="1.036cm" svg:height="0.759cm" svg:x="7.77cm" svg:y="25.254cm" svg:viewBox="0 0 1037 760" draw:points="0,0 1037,0 1037,760 0,760">
          <text:p/>
        </draw:polygon>
        <draw:frame draw:style-name="gr5" draw:text-style-name="P6" draw:layer="layout" svg:width="0.684cm" svg:height="0.352cm" svg:x="5.779cm" svg:y="25.46cm">
          <draw:text-box>
            <text:p text:style-name="P4"><text:span text:style-name="T3">10.4</text:span></text:p>
          </draw:text-box>
        </draw:frame>
        <draw:polygon draw:style-name="gr9" draw:text-style-name="P10" draw:layer="layout" svg:width="1.038cm" svg:height="0.759cm" svg:x="8.805cm" svg:y="25.254cm" svg:viewBox="0 0 1039 760" draw:points="0,0 1039,0 1039,760 0,760">
          <text:p/>
        </draw:polygon>
        <draw:frame draw:style-name="gr5" draw:text-style-name="P6" draw:layer="layout" svg:width="0.489cm" svg:height="0.352cm" svg:x="7.01cm" svg:y="25.46cm">
          <draw:text-box>
            <text:p text:style-name="P4"><text:span text:style-name="T2">4.1</text:span></text:p>
          </draw:text-box>
        </draw:frame>
        <draw:polygon draw:style-name="gr3" draw:text-style-name="P3" draw:layer="layout" svg:width="1.237cm" svg:height="0.759cm" svg:x="10.498cm" svg:y="2.5cm" svg:viewBox="0 0 1238 760" draw:points="0,0 1238,0 1238,760 0,760">
          <text:p/>
        </draw:polygon>
        <draw:frame draw:style-name="gr5" draw:text-style-name="P6" draw:layer="layout" svg:width="0.489cm" svg:height="0.352cm" svg:x="8.043cm" svg:y="25.46cm">
          <draw:text-box>
            <text:p text:style-name="P4"><text:span text:style-name="T2">4.8</text:span></text:p>
          </draw:text-box>
        </draw:frame>
        <draw:polygon draw:style-name="gr3" draw:text-style-name="P3" draw:layer="layout" svg:width="1.036cm" svg:height="0.759cm" svg:x="11.735cm" svg:y="2.5cm" svg:viewBox="0 0 1037 760" draw:points="0,0 1037,0 1037,760 0,760">
          <text:p/>
        </draw:polygon>
        <draw:frame draw:style-name="gr5" draw:text-style-name="P6" draw:layer="layout" svg:width="0.489cm" svg:height="0.352cm" svg:x="9.081cm" svg:y="25.46cm">
          <draw:text-box>
            <text:p text:style-name="P4"><text:span text:style-name="T2">5.5</text:span></text:p>
          </draw:text-box>
        </draw:frame>
        <draw:polygon draw:style-name="gr3" draw:text-style-name="P3" draw:layer="layout" svg:width="1.036cm" svg:height="0.759cm" svg:x="12.769cm" svg:y="2.5cm" svg:viewBox="0 0 1037 760" draw:points="0,0 1037,0 1037,760 0,760">
          <text:p/>
        </draw:polygon>
        <draw:frame draw:style-name="gr5" draw:text-style-name="P6" draw:layer="layout" svg:width="0.861cm" svg:height="0.352cm" svg:x="10.686cm" svg:y="2.705cm">
          <draw:text-box>
            <text:p text:style-name="P4"><text:span text:style-name="T2">Wind</text:span></text:p>
          </draw:text-box>
        </draw:frame>
        <draw:polygon draw:style-name="gr3" draw:text-style-name="P3" draw:layer="layout" svg:width="1.036cm" svg:height="0.759cm" svg:x="13.805cm" svg:y="2.5cm" svg:viewBox="0 0 1037 760" draw:points="0,0 1037,0 1037,760 0,760">
          <text:p/>
        </draw:polygon>
        <draw:frame draw:style-name="gr5" draw:text-style-name="P6" draw:layer="layout" svg:width="0.607cm" svg:height="0.352cm" svg:x="11.949cm" svg:y="2.705cm">
          <draw:text-box>
            <text:p text:style-name="P4"><text:span text:style-name="T2">Min</text:span></text:p>
          </draw:text-box>
        </draw:frame>
        <draw:polygon draw:style-name="gr6" draw:text-style-name="P7" draw:layer="layout" svg:width="1.237cm" svg:height="0.759cm" svg:x="10.498cm" svg:y="3.258cm" svg:viewBox="0 0 1238 760" draw:points="0,0 1238,0 1238,760 0,760">
          <text:p/>
        </draw:polygon>
        <draw:frame draw:style-name="gr5" draw:text-style-name="P6" draw:layer="layout" svg:width="0.607cm" svg:height="0.352cm" svg:x="12.986cm" svg:y="2.705cm">
          <draw:text-box>
            <text:p text:style-name="P4"><text:span text:style-name="T2">Mid</text:span></text:p>
          </draw:text-box>
        </draw:frame>
        <draw:polygon draw:style-name="gr7" draw:text-style-name="P8" draw:layer="layout" svg:width="1.036cm" svg:height="0.759cm" svg:x="11.735cm" svg:y="3.258cm" svg:viewBox="0 0 1037 760" draw:points="0,0 1037,0 1037,760 0,760">
          <text:p/>
        </draw:polygon>
        <draw:frame draw:style-name="gr5" draw:text-style-name="P6" draw:layer="layout" svg:width="0.684cm" svg:height="0.352cm" svg:x="13.984cm" svg:y="2.705cm">
          <draw:text-box>
            <text:p text:style-name="P4"><text:span text:style-name="T2">Max</text:span></text:p>
          </draw:text-box>
        </draw:frame>
        <draw:polygon draw:style-name="gr8" draw:text-style-name="P9" draw:layer="layout" svg:width="1.036cm" svg:height="0.759cm" svg:x="12.769cm" svg:y="3.258cm" svg:viewBox="0 0 1037 760" draw:points="0,0 1037,0 1037,760 0,760">
          <text:p/>
        </draw:polygon>
        <draw:frame draw:style-name="gr5" draw:text-style-name="P6" draw:layer="layout" svg:width="0.684cm" svg:height="0.352cm" svg:x="10.777cm" svg:y="3.46cm">
          <draw:text-box>
            <text:p text:style-name="P4"><text:span text:style-name="T3">10.5</text:span></text:p>
          </draw:text-box>
        </draw:frame>
        <draw:polygon draw:style-name="gr9" draw:text-style-name="P10" draw:layer="layout" svg:width="1.036cm" svg:height="0.759cm" svg:x="13.805cm" svg:y="3.258cm" svg:viewBox="0 0 1037 760" draw:points="0,0 1037,0 1037,760 0,760">
          <text:p/>
        </draw:polygon>
        <draw:frame draw:style-name="gr5" draw:text-style-name="P6" draw:layer="layout" svg:width="0.489cm" svg:height="0.352cm" svg:x="12.009cm" svg:y="3.46cm">
          <draw:text-box>
            <text:p text:style-name="P4"><text:span text:style-name="T2">4.1</text:span></text:p>
          </draw:text-box>
        </draw:frame>
        <draw:polygon draw:style-name="gr1" draw:text-style-name="P1" draw:layer="layout" svg:width="1.237cm" svg:height="0.76cm" svg:x="10.498cm" svg:y="4.016cm" svg:viewBox="0 0 1238 761" draw:points="0,0 1238,0 1238,761 0,761">
          <text:p/>
        </draw:polygon>
        <draw:frame draw:style-name="gr5" draw:text-style-name="P6" draw:layer="layout" svg:width="0.489cm" svg:height="0.352cm" svg:x="13.046cm" svg:y="3.46cm">
          <draw:text-box>
            <text:p text:style-name="P4"><text:span text:style-name="T2">4.8</text:span></text:p>
          </draw:text-box>
        </draw:frame>
        <draw:polygon draw:style-name="gr7" draw:text-style-name="P8" draw:layer="layout" svg:width="1.036cm" svg:height="0.76cm" svg:x="11.735cm" svg:y="4.016cm" svg:viewBox="0 0 1037 761" draw:points="0,0 1037,0 1037,761 0,761">
          <text:p/>
        </draw:polygon>
        <draw:frame draw:style-name="gr5" draw:text-style-name="P6" draw:layer="layout" svg:width="0.489cm" svg:height="0.352cm" svg:x="14.079cm" svg:y="3.46cm">
          <draw:text-box>
            <text:p text:style-name="P4"><text:span text:style-name="T2">5.5</text:span></text:p>
          </draw:text-box>
        </draw:frame>
        <draw:polygon draw:style-name="gr8" draw:text-style-name="P9" draw:layer="layout" svg:width="1.036cm" svg:height="0.76cm" svg:x="12.769cm" svg:y="4.016cm" svg:viewBox="0 0 1037 761" draw:points="0,0 1037,0 1037,761 0,761">
          <text:p/>
        </draw:polygon>
        <draw:frame draw:style-name="gr5" draw:text-style-name="P6" draw:layer="layout" svg:width="0.684cm" svg:height="0.352cm" svg:x="10.777cm" svg:y="4.222cm">
          <draw:text-box>
            <text:p text:style-name="P4"><text:span text:style-name="T3">10.6</text:span></text:p>
          </draw:text-box>
        </draw:frame>
        <draw:polygon draw:style-name="gr9" draw:text-style-name="P10" draw:layer="layout" svg:width="1.036cm" svg:height="0.76cm" svg:x="13.805cm" svg:y="4.016cm" svg:viewBox="0 0 1037 761" draw:points="0,0 1037,0 1037,761 0,761">
          <text:p/>
        </draw:polygon>
        <draw:frame draw:style-name="gr5" draw:text-style-name="P6" draw:layer="layout" svg:width="0.489cm" svg:height="0.352cm" svg:x="12.009cm" svg:y="4.222cm">
          <draw:text-box>
            <text:p text:style-name="P4"><text:span text:style-name="T2">4.2</text:span></text:p>
          </draw:text-box>
        </draw:frame>
        <draw:polygon draw:style-name="gr6" draw:text-style-name="P7" draw:layer="layout" svg:width="1.237cm" svg:height="0.759cm" svg:x="10.498cm" svg:y="4.775cm" svg:viewBox="0 0 1238 760" draw:points="0,0 1238,0 1238,760 0,760">
          <text:p/>
        </draw:polygon>
        <draw:frame draw:style-name="gr5" draw:text-style-name="P6" draw:layer="layout" svg:width="0.489cm" svg:height="0.352cm" svg:x="13.046cm" svg:y="4.222cm">
          <draw:text-box>
            <text:p text:style-name="P4"><text:span text:style-name="T2">4.9</text:span></text:p>
          </draw:text-box>
        </draw:frame>
        <draw:polygon draw:style-name="gr7" draw:text-style-name="P8" draw:layer="layout" svg:width="1.036cm" svg:height="0.759cm" svg:x="11.735cm" svg:y="4.775cm" svg:viewBox="0 0 1037 760" draw:points="0,0 1037,0 1037,760 0,760">
          <text:p/>
        </draw:polygon>
        <draw:frame draw:style-name="gr5" draw:text-style-name="P6" draw:layer="layout" svg:width="0.489cm" svg:height="0.352cm" svg:x="14.079cm" svg:y="4.222cm">
          <draw:text-box>
            <text:p text:style-name="P4"><text:span text:style-name="T2">5.6</text:span></text:p>
          </draw:text-box>
        </draw:frame>
        <draw:polygon draw:style-name="gr8" draw:text-style-name="P9" draw:layer="layout" svg:width="1.036cm" svg:height="0.759cm" svg:x="12.769cm" svg:y="4.775cm" svg:viewBox="0 0 1037 760" draw:points="0,0 1037,0 1037,760 0,760">
          <text:p/>
        </draw:polygon>
        <draw:frame draw:style-name="gr5" draw:text-style-name="P6" draw:layer="layout" svg:width="0.684cm" svg:height="0.352cm" svg:x="10.777cm" svg:y="4.977cm">
          <draw:text-box>
            <text:p text:style-name="P4"><text:span text:style-name="T3">10.7</text:span></text:p>
          </draw:text-box>
        </draw:frame>
        <draw:polygon draw:style-name="gr9" draw:text-style-name="P10" draw:layer="layout" svg:width="1.036cm" svg:height="0.759cm" svg:x="13.805cm" svg:y="4.775cm" svg:viewBox="0 0 1037 760" draw:points="0,0 1037,0 1037,760 0,760">
          <text:p/>
        </draw:polygon>
        <draw:frame draw:style-name="gr5" draw:text-style-name="P6" draw:layer="layout" svg:width="0.489cm" svg:height="0.352cm" svg:x="12.009cm" svg:y="4.977cm">
          <draw:text-box>
            <text:p text:style-name="P4"><text:span text:style-name="T2">4.2</text:span></text:p>
          </draw:text-box>
        </draw:frame>
        <draw:polygon draw:style-name="gr1" draw:text-style-name="P1" draw:layer="layout" svg:width="1.237cm" svg:height="0.76cm" svg:x="10.498cm" svg:y="5.533cm" svg:viewBox="0 0 1238 761" draw:points="0,0 1238,0 1238,761 0,761">
          <text:p/>
        </draw:polygon>
        <draw:frame draw:style-name="gr5" draw:text-style-name="P6" draw:layer="layout" svg:width="0.489cm" svg:height="0.352cm" svg:x="13.046cm" svg:y="4.977cm">
          <draw:text-box>
            <text:p text:style-name="P4"><text:span text:style-name="T2">4.9</text:span></text:p>
          </draw:text-box>
        </draw:frame>
        <draw:polygon draw:style-name="gr7" draw:text-style-name="P8" draw:layer="layout" svg:width="1.036cm" svg:height="0.76cm" svg:x="11.735cm" svg:y="5.533cm" svg:viewBox="0 0 1037 761" draw:points="0,0 1037,0 1037,761 0,761">
          <text:p/>
        </draw:polygon>
        <draw:frame draw:style-name="gr5" draw:text-style-name="P6" draw:layer="layout" svg:width="0.489cm" svg:height="0.352cm" svg:x="14.079cm" svg:y="4.977cm">
          <draw:text-box>
            <text:p text:style-name="P4"><text:span text:style-name="T2">5.6</text:span></text:p>
          </draw:text-box>
        </draw:frame>
        <draw:polygon draw:style-name="gr8" draw:text-style-name="P9" draw:layer="layout" svg:width="1.036cm" svg:height="0.76cm" svg:x="12.769cm" svg:y="5.533cm" svg:viewBox="0 0 1037 761" draw:points="0,0 1037,0 1037,761 0,761">
          <text:p/>
        </draw:polygon>
        <draw:frame draw:style-name="gr5" draw:text-style-name="P6" draw:layer="layout" svg:width="0.684cm" svg:height="0.352cm" svg:x="10.777cm" svg:y="5.739cm">
          <draw:text-box>
            <text:p text:style-name="P4"><text:span text:style-name="T3">10.8</text:span></text:p>
          </draw:text-box>
        </draw:frame>
        <draw:polygon draw:style-name="gr9" draw:text-style-name="P10" draw:layer="layout" svg:width="1.036cm" svg:height="0.76cm" svg:x="13.805cm" svg:y="5.533cm" svg:viewBox="0 0 1037 761" draw:points="0,0 1037,0 1037,761 0,761">
          <text:p/>
        </draw:polygon>
        <draw:frame draw:style-name="gr5" draw:text-style-name="P6" draw:layer="layout" svg:width="0.489cm" svg:height="0.352cm" svg:x="12.009cm" svg:y="5.739cm">
          <draw:text-box>
            <text:p text:style-name="P4"><text:span text:style-name="T2">4.3</text:span></text:p>
          </draw:text-box>
        </draw:frame>
        <draw:polygon draw:style-name="gr6" draw:text-style-name="P7" draw:layer="layout" svg:width="1.237cm" svg:height="0.759cm" svg:x="10.498cm" svg:y="6.292cm" svg:viewBox="0 0 1238 760" draw:points="0,0 1238,0 1238,760 0,760">
          <text:p/>
        </draw:polygon>
        <draw:frame draw:style-name="gr5" draw:text-style-name="P6" draw:layer="layout" svg:width="0.489cm" svg:height="0.352cm" svg:x="13.046cm" svg:y="5.739cm">
          <draw:text-box>
            <text:p text:style-name="P4"><text:span text:style-name="T2">5.0</text:span></text:p>
          </draw:text-box>
        </draw:frame>
        <draw:polygon draw:style-name="gr7" draw:text-style-name="P8" draw:layer="layout" svg:width="1.036cm" svg:height="0.759cm" svg:x="11.735cm" svg:y="6.292cm" svg:viewBox="0 0 1037 760" draw:points="0,0 1037,0 1037,760 0,760">
          <text:p/>
        </draw:polygon>
        <draw:frame draw:style-name="gr5" draw:text-style-name="P6" draw:layer="layout" svg:width="0.489cm" svg:height="0.352cm" svg:x="14.079cm" svg:y="5.739cm">
          <draw:text-box>
            <text:p text:style-name="P4"><text:span text:style-name="T2">5.7</text:span></text:p>
          </draw:text-box>
        </draw:frame>
        <draw:polygon draw:style-name="gr8" draw:text-style-name="P9" draw:layer="layout" svg:width="1.036cm" svg:height="0.759cm" svg:x="12.769cm" svg:y="6.292cm" svg:viewBox="0 0 1037 760" draw:points="0,0 1037,0 1037,760 0,760">
          <text:p/>
        </draw:polygon>
        <draw:frame draw:style-name="gr5" draw:text-style-name="P6" draw:layer="layout" svg:width="0.684cm" svg:height="0.352cm" svg:x="10.777cm" svg:y="6.494cm">
          <draw:text-box>
            <text:p text:style-name="P4"><text:span text:style-name="T3">10.9</text:span></text:p>
          </draw:text-box>
        </draw:frame>
        <draw:polygon draw:style-name="gr9" draw:text-style-name="P10" draw:layer="layout" svg:width="1.036cm" svg:height="0.759cm" svg:x="13.805cm" svg:y="6.292cm" svg:viewBox="0 0 1037 760" draw:points="0,0 1037,0 1037,760 0,760">
          <text:p/>
        </draw:polygon>
        <draw:frame draw:style-name="gr5" draw:text-style-name="P6" draw:layer="layout" svg:width="0.489cm" svg:height="0.352cm" svg:x="12.009cm" svg:y="6.494cm">
          <draw:text-box>
            <text:p text:style-name="P4"><text:span text:style-name="T2">4.3</text:span></text:p>
          </draw:text-box>
        </draw:frame>
        <draw:polygon draw:style-name="gr1" draw:text-style-name="P1" draw:layer="layout" svg:width="1.237cm" svg:height="0.76cm" svg:x="10.498cm" svg:y="7.05cm" svg:viewBox="0 0 1238 761" draw:points="0,0 1238,0 1238,761 0,761">
          <text:p/>
        </draw:polygon>
        <draw:frame draw:style-name="gr5" draw:text-style-name="P6" draw:layer="layout" svg:width="0.489cm" svg:height="0.352cm" svg:x="13.046cm" svg:y="6.494cm">
          <draw:text-box>
            <text:p text:style-name="P4"><text:span text:style-name="T2">5.0</text:span></text:p>
          </draw:text-box>
        </draw:frame>
        <draw:polygon draw:style-name="gr7" draw:text-style-name="P8" draw:layer="layout" svg:width="1.036cm" svg:height="0.76cm" svg:x="11.735cm" svg:y="7.05cm" svg:viewBox="0 0 1037 761" draw:points="0,0 1037,0 1037,761 0,761">
          <text:p/>
        </draw:polygon>
        <draw:frame draw:style-name="gr5" draw:text-style-name="P6" draw:layer="layout" svg:width="0.489cm" svg:height="0.352cm" svg:x="14.079cm" svg:y="6.494cm">
          <draw:text-box>
            <text:p text:style-name="P4"><text:span text:style-name="T2">5.7</text:span></text:p>
          </draw:text-box>
        </draw:frame>
        <draw:polygon draw:style-name="gr8" draw:text-style-name="P9" draw:layer="layout" svg:width="1.036cm" svg:height="0.76cm" svg:x="12.769cm" svg:y="7.05cm" svg:viewBox="0 0 1037 761" draw:points="0,0 1037,0 1037,761 0,761">
          <text:p/>
        </draw:polygon>
        <draw:frame draw:style-name="gr5" draw:text-style-name="P6" draw:layer="layout" svg:width="0.684cm" svg:height="0.352cm" svg:x="10.777cm" svg:y="7.253cm">
          <draw:text-box>
            <text:p text:style-name="P4"><text:span text:style-name="T3">11.0</text:span></text:p>
          </draw:text-box>
        </draw:frame>
        <draw:polygon draw:style-name="gr9" draw:text-style-name="P10" draw:layer="layout" svg:width="1.036cm" svg:height="0.76cm" svg:x="13.805cm" svg:y="7.05cm" svg:viewBox="0 0 1037 761" draw:points="0,0 1037,0 1037,761 0,761">
          <text:p/>
        </draw:polygon>
        <draw:frame draw:style-name="gr5" draw:text-style-name="P6" draw:layer="layout" svg:width="0.489cm" svg:height="0.352cm" svg:x="12.009cm" svg:y="7.253cm">
          <draw:text-box>
            <text:p text:style-name="P4"><text:span text:style-name="T2">4.3</text:span></text:p>
          </draw:text-box>
        </draw:frame>
        <draw:polygon draw:style-name="gr6" draw:text-style-name="P7" draw:layer="layout" svg:width="1.237cm" svg:height="0.759cm" svg:x="10.498cm" svg:y="7.809cm" svg:viewBox="0 0 1238 760" draw:points="0,0 1238,0 1238,760 0,760">
          <text:p/>
        </draw:polygon>
        <draw:frame draw:style-name="gr5" draw:text-style-name="P6" draw:layer="layout" svg:width="0.489cm" svg:height="0.352cm" svg:x="13.046cm" svg:y="7.253cm">
          <draw:text-box>
            <text:p text:style-name="P4"><text:span text:style-name="T2">5.1</text:span></text:p>
          </draw:text-box>
        </draw:frame>
        <draw:polygon draw:style-name="gr7" draw:text-style-name="P8" draw:layer="layout" svg:width="1.036cm" svg:height="0.759cm" svg:x="11.735cm" svg:y="7.809cm" svg:viewBox="0 0 1037 760" draw:points="0,0 1037,0 1037,760 0,760">
          <text:p/>
        </draw:polygon>
        <draw:frame draw:style-name="gr5" draw:text-style-name="P6" draw:layer="layout" svg:width="0.489cm" svg:height="0.352cm" svg:x="14.079cm" svg:y="7.253cm">
          <draw:text-box>
            <text:p text:style-name="P4"><text:span text:style-name="T2">5.8</text:span></text:p>
          </draw:text-box>
        </draw:frame>
        <draw:polygon draw:style-name="gr8" draw:text-style-name="P9" draw:layer="layout" svg:width="1.036cm" svg:height="0.759cm" svg:x="12.769cm" svg:y="7.809cm" svg:viewBox="0 0 1037 760" draw:points="0,0 1037,0 1037,760 0,760">
          <text:p/>
        </draw:polygon>
        <draw:frame draw:style-name="gr5" draw:text-style-name="P6" draw:layer="layout" svg:width="0.684cm" svg:height="0.352cm" svg:x="10.777cm" svg:y="8.015cm">
          <draw:text-box>
            <text:p text:style-name="P4"><text:span text:style-name="T3">11.1</text:span></text:p>
          </draw:text-box>
        </draw:frame>
        <draw:polygon draw:style-name="gr9" draw:text-style-name="P10" draw:layer="layout" svg:width="1.036cm" svg:height="0.759cm" svg:x="13.805cm" svg:y="7.809cm" svg:viewBox="0 0 1037 760" draw:points="0,0 1037,0 1037,760 0,760">
          <text:p/>
        </draw:polygon>
        <draw:frame draw:style-name="gr5" draw:text-style-name="P6" draw:layer="layout" svg:width="0.489cm" svg:height="0.352cm" svg:x="12.009cm" svg:y="8.015cm">
          <draw:text-box>
            <text:p text:style-name="P4"><text:span text:style-name="T2">4.4</text:span></text:p>
          </draw:text-box>
        </draw:frame>
        <draw:polygon draw:style-name="gr1" draw:text-style-name="P1" draw:layer="layout" svg:width="1.237cm" svg:height="0.76cm" svg:x="10.498cm" svg:y="8.567cm" svg:viewBox="0 0 1238 761" draw:points="0,0 1238,0 1238,761 0,761">
          <text:p/>
        </draw:polygon>
        <draw:frame draw:style-name="gr5" draw:text-style-name="P6" draw:layer="layout" svg:width="0.489cm" svg:height="0.352cm" svg:x="13.046cm" svg:y="8.015cm">
          <draw:text-box>
            <text:p text:style-name="P4"><text:span text:style-name="T2">5.1</text:span></text:p>
          </draw:text-box>
        </draw:frame>
        <draw:polygon draw:style-name="gr7" draw:text-style-name="P8" draw:layer="layout" svg:width="1.036cm" svg:height="0.76cm" svg:x="11.735cm" svg:y="8.567cm" svg:viewBox="0 0 1037 761" draw:points="0,0 1037,0 1037,761 0,761">
          <text:p/>
        </draw:polygon>
        <draw:frame draw:style-name="gr5" draw:text-style-name="P6" draw:layer="layout" svg:width="0.489cm" svg:height="0.352cm" svg:x="14.079cm" svg:y="8.015cm">
          <draw:text-box>
            <text:p text:style-name="P4"><text:span text:style-name="T2">5.8</text:span></text:p>
          </draw:text-box>
        </draw:frame>
        <draw:polygon draw:style-name="gr8" draw:text-style-name="P9" draw:layer="layout" svg:width="1.036cm" svg:height="0.76cm" svg:x="12.769cm" svg:y="8.567cm" svg:viewBox="0 0 1037 761" draw:points="0,0 1037,0 1037,761 0,761">
          <text:p/>
        </draw:polygon>
        <draw:frame draw:style-name="gr5" draw:text-style-name="P6" draw:layer="layout" svg:width="0.684cm" svg:height="0.352cm" svg:x="10.777cm" svg:y="8.77cm">
          <draw:text-box>
            <text:p text:style-name="P4"><text:span text:style-name="T3">11.2</text:span></text:p>
          </draw:text-box>
        </draw:frame>
        <draw:polygon draw:style-name="gr9" draw:text-style-name="P10" draw:layer="layout" svg:width="1.036cm" svg:height="0.76cm" svg:x="13.805cm" svg:y="8.567cm" svg:viewBox="0 0 1037 761" draw:points="0,0 1037,0 1037,761 0,761">
          <text:p/>
        </draw:polygon>
        <draw:frame draw:style-name="gr5" draw:text-style-name="P6" draw:layer="layout" svg:width="0.489cm" svg:height="0.352cm" svg:x="12.009cm" svg:y="8.77cm">
          <draw:text-box>
            <text:p text:style-name="P4"><text:span text:style-name="T2">4.4</text:span></text:p>
          </draw:text-box>
        </draw:frame>
        <draw:polygon draw:style-name="gr6" draw:text-style-name="P7" draw:layer="layout" svg:width="1.237cm" svg:height="0.759cm" svg:x="10.498cm" svg:y="9.326cm" svg:viewBox="0 0 1238 760" draw:points="0,0 1238,0 1238,760 0,760">
          <text:p/>
        </draw:polygon>
        <draw:frame draw:style-name="gr5" draw:text-style-name="P6" draw:layer="layout" svg:width="0.489cm" svg:height="0.352cm" svg:x="13.046cm" svg:y="8.77cm">
          <draw:text-box>
            <text:p text:style-name="P4"><text:span text:style-name="T2">5.1</text:span></text:p>
          </draw:text-box>
        </draw:frame>
        <draw:polygon draw:style-name="gr7" draw:text-style-name="P8" draw:layer="layout" svg:width="1.036cm" svg:height="0.759cm" svg:x="11.735cm" svg:y="9.326cm" svg:viewBox="0 0 1037 760" draw:points="0,0 1037,0 1037,760 0,760">
          <text:p/>
        </draw:polygon>
        <draw:frame draw:style-name="gr5" draw:text-style-name="P6" draw:layer="layout" svg:width="0.489cm" svg:height="0.352cm" svg:x="14.079cm" svg:y="8.77cm">
          <draw:text-box>
            <text:p text:style-name="P4"><text:span text:style-name="T2">5.9</text:span></text:p>
          </draw:text-box>
        </draw:frame>
        <draw:polygon draw:style-name="gr8" draw:text-style-name="P9" draw:layer="layout" svg:width="1.036cm" svg:height="0.759cm" svg:x="12.769cm" svg:y="9.326cm" svg:viewBox="0 0 1037 760" draw:points="0,0 1037,0 1037,760 0,760">
          <text:p/>
        </draw:polygon>
        <draw:frame draw:style-name="gr5" draw:text-style-name="P6" draw:layer="layout" svg:width="0.684cm" svg:height="0.352cm" svg:x="10.777cm" svg:y="9.532cm">
          <draw:text-box>
            <text:p text:style-name="P4"><text:span text:style-name="T3">11.3</text:span></text:p>
          </draw:text-box>
        </draw:frame>
        <draw:polygon draw:style-name="gr9" draw:text-style-name="P10" draw:layer="layout" svg:width="1.036cm" svg:height="0.759cm" svg:x="13.805cm" svg:y="9.326cm" svg:viewBox="0 0 1037 760" draw:points="0,0 1037,0 1037,760 0,760">
          <text:p/>
        </draw:polygon>
        <draw:frame draw:style-name="gr5" draw:text-style-name="P6" draw:layer="layout" svg:width="0.489cm" svg:height="0.352cm" svg:x="12.009cm" svg:y="9.532cm">
          <draw:text-box>
            <text:p text:style-name="P4"><text:span text:style-name="T2">4.4</text:span></text:p>
          </draw:text-box>
        </draw:frame>
        <draw:polygon draw:style-name="gr1" draw:text-style-name="P1" draw:layer="layout" svg:width="1.237cm" svg:height="0.76cm" svg:x="10.498cm" svg:y="10.084cm" svg:viewBox="0 0 1238 761" draw:points="0,0 1238,0 1238,761 0,761">
          <text:p/>
        </draw:polygon>
        <draw:frame draw:style-name="gr5" draw:text-style-name="P6" draw:layer="layout" svg:width="0.489cm" svg:height="0.352cm" svg:x="13.046cm" svg:y="9.532cm">
          <draw:text-box>
            <text:p text:style-name="P4"><text:span text:style-name="T2">5.2</text:span></text:p>
          </draw:text-box>
        </draw:frame>
        <draw:polygon draw:style-name="gr7" draw:text-style-name="P8" draw:layer="layout" svg:width="1.036cm" svg:height="0.76cm" svg:x="11.735cm" svg:y="10.084cm" svg:viewBox="0 0 1037 761" draw:points="0,0 1037,0 1037,761 0,761">
          <text:p/>
        </draw:polygon>
        <draw:frame draw:style-name="gr5" draw:text-style-name="P6" draw:layer="layout" svg:width="0.489cm" svg:height="0.352cm" svg:x="14.079cm" svg:y="9.532cm">
          <draw:text-box>
            <text:p text:style-name="P4"><text:span text:style-name="T2">5.9</text:span></text:p>
          </draw:text-box>
        </draw:frame>
        <draw:polygon draw:style-name="gr8" draw:text-style-name="P9" draw:layer="layout" svg:width="1.036cm" svg:height="0.76cm" svg:x="12.769cm" svg:y="10.084cm" svg:viewBox="0 0 1037 761" draw:points="0,0 1037,0 1037,761 0,761">
          <text:p/>
        </draw:polygon>
        <draw:frame draw:style-name="gr5" draw:text-style-name="P6" draw:layer="layout" svg:width="0.684cm" svg:height="0.352cm" svg:x="10.777cm" svg:y="10.287cm">
          <draw:text-box>
            <text:p text:style-name="P4"><text:span text:style-name="T3">11.4</text:span></text:p>
          </draw:text-box>
        </draw:frame>
        <draw:polygon draw:style-name="gr9" draw:text-style-name="P10" draw:layer="layout" svg:width="1.036cm" svg:height="0.76cm" svg:x="13.805cm" svg:y="10.084cm" svg:viewBox="0 0 1037 761" draw:points="0,0 1037,0 1037,761 0,761">
          <text:p/>
        </draw:polygon>
        <draw:frame draw:style-name="gr5" draw:text-style-name="P6" draw:layer="layout" svg:width="0.489cm" svg:height="0.352cm" svg:x="12.009cm" svg:y="10.287cm">
          <draw:text-box>
            <text:p text:style-name="P4"><text:span text:style-name="T2">4.5</text:span></text:p>
          </draw:text-box>
        </draw:frame>
        <draw:polygon draw:style-name="gr6" draw:text-style-name="P7" draw:layer="layout" svg:width="1.237cm" svg:height="0.759cm" svg:x="10.498cm" svg:y="10.843cm" svg:viewBox="0 0 1238 760" draw:points="0,0 1238,0 1238,760 0,760">
          <text:p/>
        </draw:polygon>
        <draw:frame draw:style-name="gr5" draw:text-style-name="P6" draw:layer="layout" svg:width="0.489cm" svg:height="0.352cm" svg:x="13.046cm" svg:y="10.287cm">
          <draw:text-box>
            <text:p text:style-name="P4"><text:span text:style-name="T2">5.2</text:span></text:p>
          </draw:text-box>
        </draw:frame>
        <draw:polygon draw:style-name="gr7" draw:text-style-name="P8" draw:layer="layout" svg:width="1.036cm" svg:height="0.759cm" svg:x="11.735cm" svg:y="10.843cm" svg:viewBox="0 0 1037 760" draw:points="0,0 1037,0 1037,760 0,760">
          <text:p/>
        </draw:polygon>
        <draw:frame draw:style-name="gr5" draw:text-style-name="P6" draw:layer="layout" svg:width="0.489cm" svg:height="0.352cm" svg:x="14.079cm" svg:y="10.287cm">
          <draw:text-box>
            <text:p text:style-name="P4"><text:span text:style-name="T2">6.0</text:span></text:p>
          </draw:text-box>
        </draw:frame>
        <draw:polygon draw:style-name="gr8" draw:text-style-name="P9" draw:layer="layout" svg:width="1.036cm" svg:height="0.759cm" svg:x="12.769cm" svg:y="10.843cm" svg:viewBox="0 0 1037 760" draw:points="0,0 1037,0 1037,760 0,760">
          <text:p/>
        </draw:polygon>
        <draw:frame draw:style-name="gr5" draw:text-style-name="P6" draw:layer="layout" svg:width="0.684cm" svg:height="0.352cm" svg:x="10.777cm" svg:y="11.049cm">
          <draw:text-box>
            <text:p text:style-name="P4"><text:span text:style-name="T3">11.5</text:span></text:p>
          </draw:text-box>
        </draw:frame>
        <draw:polygon draw:style-name="gr9" draw:text-style-name="P10" draw:layer="layout" svg:width="1.036cm" svg:height="0.759cm" svg:x="13.805cm" svg:y="10.843cm" svg:viewBox="0 0 1037 760" draw:points="0,0 1037,0 1037,760 0,760">
          <text:p/>
        </draw:polygon>
        <draw:frame draw:style-name="gr5" draw:text-style-name="P6" draw:layer="layout" svg:width="0.489cm" svg:height="0.352cm" svg:x="12.009cm" svg:y="11.049cm">
          <draw:text-box>
            <text:p text:style-name="P4"><text:span text:style-name="T2">4.5</text:span></text:p>
          </draw:text-box>
        </draw:frame>
        <draw:polygon draw:style-name="gr1" draw:text-style-name="P1" draw:layer="layout" svg:width="1.237cm" svg:height="0.76cm" svg:x="10.498cm" svg:y="11.601cm" svg:viewBox="0 0 1238 761" draw:points="0,0 1238,0 1238,761 0,761">
          <text:p/>
        </draw:polygon>
        <draw:frame draw:style-name="gr5" draw:text-style-name="P6" draw:layer="layout" svg:width="0.489cm" svg:height="0.352cm" svg:x="13.046cm" svg:y="11.049cm">
          <draw:text-box>
            <text:p text:style-name="P4"><text:span text:style-name="T2">5.3</text:span></text:p>
          </draw:text-box>
        </draw:frame>
        <draw:polygon draw:style-name="gr7" draw:text-style-name="P8" draw:layer="layout" svg:width="1.036cm" svg:height="0.76cm" svg:x="11.735cm" svg:y="11.601cm" svg:viewBox="0 0 1037 761" draw:points="0,0 1037,0 1037,761 0,761">
          <text:p/>
        </draw:polygon>
        <draw:frame draw:style-name="gr5" draw:text-style-name="P6" draw:layer="layout" svg:width="0.489cm" svg:height="0.352cm" svg:x="14.079cm" svg:y="11.049cm">
          <draw:text-box>
            <text:p text:style-name="P4"><text:span text:style-name="T2">6.0</text:span></text:p>
          </draw:text-box>
        </draw:frame>
        <draw:polygon draw:style-name="gr8" draw:text-style-name="P9" draw:layer="layout" svg:width="1.036cm" svg:height="0.76cm" svg:x="12.769cm" svg:y="11.601cm" svg:viewBox="0 0 1037 761" draw:points="0,0 1037,0 1037,761 0,761">
          <text:p/>
        </draw:polygon>
        <draw:frame draw:style-name="gr5" draw:text-style-name="P6" draw:layer="layout" svg:width="0.684cm" svg:height="0.352cm" svg:x="10.777cm" svg:y="11.804cm">
          <draw:text-box>
            <text:p text:style-name="P4"><text:span text:style-name="T3">11.6</text:span></text:p>
          </draw:text-box>
        </draw:frame>
        <draw:polygon draw:style-name="gr9" draw:text-style-name="P10" draw:layer="layout" svg:width="1.036cm" svg:height="0.76cm" svg:x="13.805cm" svg:y="11.601cm" svg:viewBox="0 0 1037 761" draw:points="0,0 1037,0 1037,761 0,761">
          <text:p/>
        </draw:polygon>
        <draw:frame draw:style-name="gr5" draw:text-style-name="P6" draw:layer="layout" svg:width="0.489cm" svg:height="0.352cm" svg:x="12.009cm" svg:y="11.804cm">
          <draw:text-box>
            <text:p text:style-name="P4"><text:span text:style-name="T2">4.6</text:span></text:p>
          </draw:text-box>
        </draw:frame>
        <draw:polygon draw:style-name="gr6" draw:text-style-name="P7" draw:layer="layout" svg:width="1.237cm" svg:height="0.759cm" svg:x="10.498cm" svg:y="12.36cm" svg:viewBox="0 0 1238 760" draw:points="0,0 1238,0 1238,760 0,760">
          <text:p/>
        </draw:polygon>
        <draw:frame draw:style-name="gr5" draw:text-style-name="P6" draw:layer="layout" svg:width="0.489cm" svg:height="0.352cm" svg:x="13.046cm" svg:y="11.804cm">
          <draw:text-box>
            <text:p text:style-name="P4"><text:span text:style-name="T2">5.3</text:span></text:p>
          </draw:text-box>
        </draw:frame>
        <draw:polygon draw:style-name="gr7" draw:text-style-name="P8" draw:layer="layout" svg:width="1.036cm" svg:height="0.759cm" svg:x="11.735cm" svg:y="12.36cm" svg:viewBox="0 0 1037 760" draw:points="0,0 1037,0 1037,760 0,760">
          <text:p/>
        </draw:polygon>
        <draw:frame draw:style-name="gr5" draw:text-style-name="P6" draw:layer="layout" svg:width="0.489cm" svg:height="0.352cm" svg:x="14.079cm" svg:y="11.804cm">
          <draw:text-box>
            <text:p text:style-name="P4"><text:span text:style-name="T2">6.1</text:span></text:p>
          </draw:text-box>
        </draw:frame>
        <draw:polygon draw:style-name="gr8" draw:text-style-name="P9" draw:layer="layout" svg:width="1.036cm" svg:height="0.759cm" svg:x="12.769cm" svg:y="12.36cm" svg:viewBox="0 0 1037 760" draw:points="0,0 1037,0 1037,760 0,760">
          <text:p/>
        </draw:polygon>
        <draw:frame draw:style-name="gr5" draw:text-style-name="P6" draw:layer="layout" svg:width="0.684cm" svg:height="0.352cm" svg:x="10.777cm" svg:y="12.566cm">
          <draw:text-box>
            <text:p text:style-name="P4"><text:span text:style-name="T3">11.7</text:span></text:p>
          </draw:text-box>
        </draw:frame>
        <draw:polygon draw:style-name="gr9" draw:text-style-name="P10" draw:layer="layout" svg:width="1.036cm" svg:height="0.759cm" svg:x="13.805cm" svg:y="12.36cm" svg:viewBox="0 0 1037 760" draw:points="0,0 1037,0 1037,760 0,760">
          <text:p/>
        </draw:polygon>
        <draw:frame draw:style-name="gr5" draw:text-style-name="P6" draw:layer="layout" svg:width="0.489cm" svg:height="0.352cm" svg:x="12.009cm" svg:y="12.566cm">
          <draw:text-box>
            <text:p text:style-name="P4"><text:span text:style-name="T2">4.6</text:span></text:p>
          </draw:text-box>
        </draw:frame>
        <draw:polygon draw:style-name="gr1" draw:text-style-name="P1" draw:layer="layout" svg:width="1.237cm" svg:height="0.76cm" svg:x="10.498cm" svg:y="13.118cm" svg:viewBox="0 0 1238 761" draw:points="0,0 1238,0 1238,761 0,761">
          <text:p/>
        </draw:polygon>
        <draw:frame draw:style-name="gr5" draw:text-style-name="P6" draw:layer="layout" svg:width="0.489cm" svg:height="0.352cm" svg:x="13.046cm" svg:y="12.566cm">
          <draw:text-box>
            <text:p text:style-name="P4"><text:span text:style-name="T2">5.4</text:span></text:p>
          </draw:text-box>
        </draw:frame>
        <draw:polygon draw:style-name="gr7" draw:text-style-name="P8" draw:layer="layout" svg:width="1.036cm" svg:height="0.76cm" svg:x="11.735cm" svg:y="13.118cm" svg:viewBox="0 0 1037 761" draw:points="0,0 1037,0 1037,761 0,761">
          <text:p/>
        </draw:polygon>
        <draw:frame draw:style-name="gr5" draw:text-style-name="P6" draw:layer="layout" svg:width="0.489cm" svg:height="0.352cm" svg:x="14.079cm" svg:y="12.566cm">
          <draw:text-box>
            <text:p text:style-name="P4"><text:span text:style-name="T2">6.1</text:span></text:p>
          </draw:text-box>
        </draw:frame>
        <draw:polygon draw:style-name="gr8" draw:text-style-name="P9" draw:layer="layout" svg:width="1.036cm" svg:height="0.76cm" svg:x="12.769cm" svg:y="13.118cm" svg:viewBox="0 0 1037 761" draw:points="0,0 1037,0 1037,761 0,761">
          <text:p/>
        </draw:polygon>
        <draw:frame draw:style-name="gr5" draw:text-style-name="P6" draw:layer="layout" svg:width="0.684cm" svg:height="0.352cm" svg:x="10.777cm" svg:y="13.321cm">
          <draw:text-box>
            <text:p text:style-name="P4"><text:span text:style-name="T3">11.8</text:span></text:p>
          </draw:text-box>
        </draw:frame>
        <draw:polygon draw:style-name="gr9" draw:text-style-name="P10" draw:layer="layout" svg:width="1.036cm" svg:height="0.76cm" svg:x="13.805cm" svg:y="13.118cm" svg:viewBox="0 0 1037 761" draw:points="0,0 1037,0 1037,761 0,761">
          <text:p/>
        </draw:polygon>
        <draw:frame draw:style-name="gr5" draw:text-style-name="P6" draw:layer="layout" svg:width="0.489cm" svg:height="0.352cm" svg:x="12.009cm" svg:y="13.321cm">
          <draw:text-box>
            <text:p text:style-name="P4"><text:span text:style-name="T2">4.6</text:span></text:p>
          </draw:text-box>
        </draw:frame>
        <draw:polygon draw:style-name="gr6" draw:text-style-name="P7" draw:layer="layout" svg:width="1.237cm" svg:height="0.759cm" svg:x="10.498cm" svg:y="13.877cm" svg:viewBox="0 0 1238 760" draw:points="0,0 1238,0 1238,760 0,760">
          <text:p/>
        </draw:polygon>
        <draw:frame draw:style-name="gr5" draw:text-style-name="P6" draw:layer="layout" svg:width="0.489cm" svg:height="0.352cm" svg:x="13.046cm" svg:y="13.321cm">
          <draw:text-box>
            <text:p text:style-name="P4"><text:span text:style-name="T2">5.4</text:span></text:p>
          </draw:text-box>
        </draw:frame>
        <draw:polygon draw:style-name="gr7" draw:text-style-name="P8" draw:layer="layout" svg:width="1.036cm" svg:height="0.759cm" svg:x="11.735cm" svg:y="13.877cm" svg:viewBox="0 0 1037 760" draw:points="0,0 1037,0 1037,760 0,760">
          <text:p/>
        </draw:polygon>
        <draw:frame draw:style-name="gr5" draw:text-style-name="P6" draw:layer="layout" svg:width="0.489cm" svg:height="0.352cm" svg:x="14.079cm" svg:y="13.321cm">
          <draw:text-box>
            <text:p text:style-name="P4"><text:span text:style-name="T2">6.2</text:span></text:p>
          </draw:text-box>
        </draw:frame>
        <draw:polygon draw:style-name="gr8" draw:text-style-name="P9" draw:layer="layout" svg:width="1.036cm" svg:height="0.759cm" svg:x="12.769cm" svg:y="13.877cm" svg:viewBox="0 0 1037 760" draw:points="0,0 1037,0 1037,760 0,760">
          <text:p/>
        </draw:polygon>
        <draw:frame draw:style-name="gr5" draw:text-style-name="P6" draw:layer="layout" svg:width="0.684cm" svg:height="0.352cm" svg:x="10.777cm" svg:y="14.083cm">
          <draw:text-box>
            <text:p text:style-name="P4"><text:span text:style-name="T3">11.9</text:span></text:p>
          </draw:text-box>
        </draw:frame>
        <draw:polygon draw:style-name="gr9" draw:text-style-name="P10" draw:layer="layout" svg:width="1.036cm" svg:height="0.759cm" svg:x="13.805cm" svg:y="13.877cm" svg:viewBox="0 0 1037 760" draw:points="0,0 1037,0 1037,760 0,760">
          <text:p/>
        </draw:polygon>
        <draw:frame draw:style-name="gr5" draw:text-style-name="P6" draw:layer="layout" svg:width="0.489cm" svg:height="0.352cm" svg:x="12.009cm" svg:y="14.083cm">
          <draw:text-box>
            <text:p text:style-name="P4"><text:span text:style-name="T2">4.7</text:span></text:p>
          </draw:text-box>
        </draw:frame>
        <draw:polygon draw:style-name="gr1" draw:text-style-name="P1" draw:layer="layout" svg:width="1.237cm" svg:height="0.76cm" svg:x="10.498cm" svg:y="14.635cm" svg:viewBox="0 0 1238 761" draw:points="0,0 1238,0 1238,761 0,761">
          <text:p/>
        </draw:polygon>
        <draw:frame draw:style-name="gr5" draw:text-style-name="P6" draw:layer="layout" svg:width="0.489cm" svg:height="0.352cm" svg:x="13.046cm" svg:y="14.083cm">
          <draw:text-box>
            <text:p text:style-name="P4"><text:span text:style-name="T2">5.5</text:span></text:p>
          </draw:text-box>
        </draw:frame>
        <draw:polygon draw:style-name="gr7" draw:text-style-name="P8" draw:layer="layout" svg:width="1.036cm" svg:height="0.76cm" svg:x="11.735cm" svg:y="14.635cm" svg:viewBox="0 0 1037 761" draw:points="0,0 1037,0 1037,761 0,761">
          <text:p/>
        </draw:polygon>
        <draw:frame draw:style-name="gr5" draw:text-style-name="P6" draw:layer="layout" svg:width="0.489cm" svg:height="0.352cm" svg:x="14.079cm" svg:y="14.083cm">
          <draw:text-box>
            <text:p text:style-name="P4"><text:span text:style-name="T2">6.2</text:span></text:p>
          </draw:text-box>
        </draw:frame>
        <draw:polygon draw:style-name="gr8" draw:text-style-name="P9" draw:layer="layout" svg:width="1.036cm" svg:height="0.76cm" svg:x="12.769cm" svg:y="14.635cm" svg:viewBox="0 0 1037 761" draw:points="0,0 1037,0 1037,761 0,761">
          <text:p/>
        </draw:polygon>
        <draw:frame draw:style-name="gr5" draw:text-style-name="P6" draw:layer="layout" svg:width="0.684cm" svg:height="0.352cm" svg:x="10.777cm" svg:y="14.837cm">
          <draw:text-box>
            <text:p text:style-name="P4"><text:span text:style-name="T3">12.0</text:span></text:p>
          </draw:text-box>
        </draw:frame>
        <draw:polygon draw:style-name="gr9" draw:text-style-name="P10" draw:layer="layout" svg:width="1.036cm" svg:height="0.76cm" svg:x="13.805cm" svg:y="14.635cm" svg:viewBox="0 0 1037 761" draw:points="0,0 1037,0 1037,761 0,761">
          <text:p/>
        </draw:polygon>
        <draw:frame draw:style-name="gr5" draw:text-style-name="P6" draw:layer="layout" svg:width="0.489cm" svg:height="0.352cm" svg:x="12.009cm" svg:y="14.837cm">
          <draw:text-box>
            <text:p text:style-name="P4"><text:span text:style-name="T2">4.7</text:span></text:p>
          </draw:text-box>
        </draw:frame>
        <draw:polygon draw:style-name="gr6" draw:text-style-name="P7" draw:layer="layout" svg:width="1.237cm" svg:height="0.759cm" svg:x="10.498cm" svg:y="15.394cm" svg:viewBox="0 0 1238 760" draw:points="0,0 1238,0 1238,760 0,760">
          <text:p/>
        </draw:polygon>
        <draw:frame draw:style-name="gr5" draw:text-style-name="P6" draw:layer="layout" svg:width="0.489cm" svg:height="0.352cm" svg:x="13.046cm" svg:y="14.837cm">
          <draw:text-box>
            <text:p text:style-name="P4"><text:span text:style-name="T2">5.5</text:span></text:p>
          </draw:text-box>
        </draw:frame>
        <draw:polygon draw:style-name="gr7" draw:text-style-name="P8" draw:layer="layout" svg:width="1.036cm" svg:height="0.759cm" svg:x="11.735cm" svg:y="15.394cm" svg:viewBox="0 0 1037 760" draw:points="0,0 1037,0 1037,760 0,760">
          <text:p/>
        </draw:polygon>
        <draw:frame draw:style-name="gr5" draw:text-style-name="P6" draw:layer="layout" svg:width="0.489cm" svg:height="0.352cm" svg:x="14.079cm" svg:y="14.837cm">
          <draw:text-box>
            <text:p text:style-name="P4"><text:span text:style-name="T2">6.3</text:span></text:p>
          </draw:text-box>
        </draw:frame>
        <draw:polygon draw:style-name="gr8" draw:text-style-name="P9" draw:layer="layout" svg:width="1.036cm" svg:height="0.759cm" svg:x="12.769cm" svg:y="15.394cm" svg:viewBox="0 0 1037 760" draw:points="0,0 1037,0 1037,760 0,760">
          <text:p/>
        </draw:polygon>
        <draw:frame draw:style-name="gr5" draw:text-style-name="P6" draw:layer="layout" svg:width="0.684cm" svg:height="0.352cm" svg:x="10.777cm" svg:y="15.599cm">
          <draw:text-box>
            <text:p text:style-name="P4"><text:span text:style-name="T3">12.1</text:span></text:p>
          </draw:text-box>
        </draw:frame>
        <draw:polygon draw:style-name="gr9" draw:text-style-name="P10" draw:layer="layout" svg:width="1.036cm" svg:height="0.759cm" svg:x="13.805cm" svg:y="15.394cm" svg:viewBox="0 0 1037 760" draw:points="0,0 1037,0 1037,760 0,760">
          <text:p/>
        </draw:polygon>
        <draw:frame draw:style-name="gr5" draw:text-style-name="P6" draw:layer="layout" svg:width="0.489cm" svg:height="0.352cm" svg:x="12.009cm" svg:y="15.599cm">
          <draw:text-box>
            <text:p text:style-name="P4"><text:span text:style-name="T2">4.8</text:span></text:p>
          </draw:text-box>
        </draw:frame>
        <draw:frame draw:style-name="gr5" draw:text-style-name="P6" draw:layer="layout" svg:width="0.489cm" svg:height="0.352cm" svg:x="13.046cm" svg:y="15.599cm">
          <draw:text-box>
            <text:p text:style-name="P4"><text:span text:style-name="T2">5.6</text:span></text:p>
          </draw:text-box>
        </draw:frame>
        <draw:frame draw:style-name="gr5" draw:text-style-name="P6" draw:layer="layout" svg:width="0.489cm" svg:height="0.352cm" svg:x="14.079cm" svg:y="15.599cm">
          <draw:text-box>
            <text:p text:style-name="P4"><text:span text:style-name="T2">6.4</text:span></text:p>
          </draw:text-box>
        </draw:frame>
      </draw:page>
      <draw:page draw:name="page5" draw:style-name="dp1" draw:master-page-name="master-page3">
        <draw:frame draw:style-name="gr10" draw:text-style-name="P11" draw:layer="layout" svg:width="20.275cm" svg:height="28.699cm" svg:x="0.461cm" svg:y="0.557cm">
          <draw:image xlink:href="Pictures/10020D3900018C00000230801CC80CE7C1B8BA22.pdf" xlink:type="simple" xlink:show="embed" xlink:actuate="onLoad" draw:mime-type="application/pdf">
            <text:p/>
          </draw:image>
          <draw:image xlink:href="Pictures/10000001000003180000046155D6567E95240369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8-02T10:30:36.927374857</dc:date>
    <meta:editing-duration>PT1M</meta:editing-duration>
    <meta:editing-cycles>1</meta:editing-cycles>
    <meta:document-statistic meta:object-count="2585"/>
    <meta:generator>LibreOffice/7.2.5.2$MacOSX_X86_64 LibreOffice_project/499f9727c189e6ef3471021d6132d4c694f357e5</meta:generator>
  </office:meta>
</office:document-meta>
</file>